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/>
    </style:style>
    <style:style style:name="P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/>
    </style:style>
    <style:style style:name="P3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4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/>
    </style:style>
    <style:style style:name="P5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/>
    </style:style>
    <style:style style:name="P6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7" style:family="paragraph" style:parent-style-name="Standard">
      <style:paragraph-properties fo:orphans="0" fo:widows="0" fo:break-before="page">
        <style:tab-stops>
          <style:tab-stop style:position="4.9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" style:family="paragraph" style:parent-style-name="Standard">
      <style:paragraph-properties fo:orphans="0" fo:widows="0">
        <style:tab-stops>
          <style:tab-stop style:position="2.903cm"/>
          <style:tab-stop style:position="3.9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" style:family="paragraph" style:parent-style-name="Standard">
      <style:paragraph-properties fo:orphans="0" fo:widows="0">
        <style:tab-stops>
          <style:tab-stop style:position="2.6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6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2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18cm"/>
          <style:tab-stop style:position="4.509cm" style:leader-style="solid" style:leader-text="-"/>
          <style:tab-stop style:position="6.45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" style:family="paragraph" style:parent-style-name="Standard">
      <style:paragraph-properties fo:orphans="0" fo:widows="0" fo:break-before="page">
        <style:tab-stops>
          <style:tab-stop style:position="2.642cm"/>
          <style:tab-stop style:position="3.20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" style:family="paragraph" style:parent-style-name="Standard">
      <style:paragraph-properties fo:orphans="0" fo:widows="0" fo:break-before="page">
        <style:tab-stops>
          <style:tab-stop style:position="1.044cm"/>
          <style:tab-stop style:position="2.609cm"/>
          <style:tab-stop style:position="2.787cm"/>
          <style:tab-stop style:position="3.1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" style:family="paragraph" style:parent-style-name="Standard">
      <style:paragraph-properties fo:orphans="0" fo:widows="0" fo:break-before="page">
        <style:tab-stops>
          <style:tab-stop style:position="6.82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932cm" style:leader-style="solid" style:leader-text="-"/>
          <style:tab-stop style:position="4.157cm" style:leader-style="solid" style:leader-text="-"/>
          <style:tab-stop style:position="4.577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56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136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5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cm"/>
          <style:tab-stop style:position="7.35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" style:family="paragraph" style:parent-style-name="Standard">
      <style:paragraph-properties fo:orphans="0" fo:widows="0">
        <style:tab-stops>
          <style:tab-stop style:position="2.56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96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22cm"/>
          <style:tab-stop style:position="7.09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" style:family="paragraph" style:parent-style-name="Standard">
      <style:paragraph-properties fo:orphans="0" fo:widows="0" fo:break-before="page">
        <style:tab-stops>
          <style:tab-stop style:position="7.4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7" style:family="paragraph" style:parent-style-name="Standard">
      <style:paragraph-properties fo:orphans="0" fo:widows="0" fo:break-before="page">
        <style:tab-stops>
          <style:tab-stop style:position="3.069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8" style:family="paragraph" style:parent-style-name="Standard">
      <style:paragraph-properties fo:orphans="0" fo:widows="0" fo:break-before="page">
        <style:tab-stops>
          <style:tab-stop style:position="4.41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9" style:family="paragraph" style:parent-style-name="Standard">
      <style:paragraph-properties fo:orphans="0" fo:widows="0">
        <style:tab-stops>
          <style:tab-stop style:position="4.101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4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532cm"/>
          <style:tab-stop style:position="7.4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166cm"/>
          <style:tab-stop style:position="5.166cm"/>
          <style:tab-stop style:position="6.1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3" style:family="paragraph" style:parent-style-name="Standard">
      <style:paragraph-properties fo:orphans="0" fo:widows="0" fo:break-before="page">
        <style:tab-stops>
          <style:tab-stop style:position="5.10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4" style:family="paragraph" style:parent-style-name="Standard">
      <style:paragraph-properties fo:orphans="0" fo:widows="0" fo:break-before="page">
        <style:tab-stops>
          <style:tab-stop style:position="3.9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5" style:family="paragraph" style:parent-style-name="Standard">
      <style:paragraph-properties fo:orphans="0" fo:widows="0" fo:break-before="page">
        <style:tab-stops>
          <style:tab-stop style:position="2.004cm"/>
          <style:tab-stop style:position="3.336cm"/>
          <style:tab-stop style:position="3.454cm"/>
          <style:tab-stop style:position="4.80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6" style:family="paragraph" style:parent-style-name="Standard">
      <style:paragraph-properties fo:orphans="0" fo:widows="0" fo:break-before="page">
        <style:tab-stops>
          <style:tab-stop style:position="3.274cm"/>
          <style:tab-stop style:position="4.3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48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96cm"/>
          <style:tab-stop style:position="3.4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9" style:family="paragraph" style:parent-style-name="Standard">
      <style:paragraph-properties fo:orphans="0" fo:widows="0" fo:break-before="page">
        <style:tab-stops>
          <style:tab-stop style:position="6.821cm"/>
          <style:tab-stop style:position="7.59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0" style:family="paragraph" style:parent-style-name="Standard">
      <style:paragraph-properties fo:orphans="0" fo:widows="0" fo:break-before="page">
        <style:tab-stops>
          <style:tab-stop style:position="2.976cm"/>
          <style:tab-stop style:position="4.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1" style:family="paragraph" style:parent-style-name="Standard">
      <style:paragraph-properties fo:orphans="0" fo:widows="0">
        <style:tab-stops>
          <style:tab-stop style:position="3.23cm"/>
          <style:tab-stop style:position="4.38cm"/>
          <style:tab-stop style:position="6.53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2" style:family="paragraph" style:parent-style-name="Standard">
      <style:paragraph-properties fo:orphans="0" fo:widows="0" fo:break-before="page">
        <style:tab-stops>
          <style:tab-stop style:position="7.2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3" style:family="paragraph" style:parent-style-name="Standard">
      <style:paragraph-properties fo:orphans="0" fo:widows="0">
        <style:tab-stops>
          <style:tab-stop style:position="3.265cm"/>
          <style:tab-stop style:position="4.623cm"/>
          <style:tab-stop style:position="6.6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917cm"/>
          <style:tab-stop style:position="5.19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6" style:family="paragraph" style:parent-style-name="Standard">
      <style:paragraph-properties fo:orphans="0" fo:widows="0" fo:break-before="page">
        <style:tab-stops>
          <style:tab-stop style:position="7.2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7" style:family="paragraph" style:parent-style-name="Standard">
      <style:paragraph-properties fo:orphans="0" fo:widows="0" fo:break-before="page">
        <style:tab-stops>
          <style:tab-stop style:position="2.584cm"/>
          <style:tab-stop style:position="6.62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8" style:family="paragraph" style:parent-style-name="Standard">
      <style:paragraph-properties fo:orphans="0" fo:widows="0">
        <style:tab-stops>
          <style:tab-stop style:position="1.706cm"/>
          <style:tab-stop style:position="2.584cm"/>
          <style:tab-stop style:position="3.164cm"/>
          <style:tab-stop style:position="3.861cm"/>
          <style:tab-stop style:position="6.622cm"/>
          <style:tab-stop style:position="7.65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9" style:family="paragraph" style:parent-style-name="Standard">
      <style:paragraph-properties fo:orphans="0" fo:widows="0">
        <style:tab-stops>
          <style:tab-stop style:position="1.40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0" style:family="paragraph" style:parent-style-name="Standard">
      <style:paragraph-properties fo:margin-left="0.635cm" fo:margin-right="0cm" fo:orphans="0" fo:widows="0" fo:text-indent="-0.635cm" style:auto-text-indent="false" fo:break-before="page">
        <style:tab-stops>
          <style:tab-stop style:position="5.784cm"/>
          <style:tab-stop style:position="7.2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1" style:family="paragraph" style:parent-style-name="Standard">
      <style:paragraph-properties fo:orphans="0" fo:widows="0" fo:break-before="page">
        <style:tab-stops>
          <style:tab-stop style:position="4.39cm"/>
          <style:tab-stop style:position="5.37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2" style:family="paragraph" style:parent-style-name="Standard">
      <style:paragraph-properties fo:orphans="0" fo:widows="0">
        <style:tab-stops>
          <style:tab-stop style:position="2.642cm"/>
          <style:tab-stop style:position="4.3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3" style:family="paragraph" style:parent-style-name="Standard">
      <style:paragraph-properties fo:orphans="0" fo:widows="0" fo:break-before="page">
        <style:tab-stops>
          <style:tab-stop style:position="2.0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4" style:family="paragraph" style:parent-style-name="Standard">
      <style:paragraph-properties fo:orphans="0" fo:widows="0">
        <style:tab-stops>
          <style:tab-stop style:position="2.018cm"/>
          <style:tab-stop style:position="4.209cm"/>
          <style:tab-stop style:position="5.4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5" style:family="paragraph" style:parent-style-name="Standard">
      <style:paragraph-properties fo:orphans="0" fo:widows="0">
        <style:tab-stops>
          <style:tab-stop style:position="1.36cm"/>
          <style:tab-stop style:position="1.363cm"/>
          <style:tab-stop style:position="2.7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6" style:family="paragraph" style:parent-style-name="Standard">
      <style:paragraph-properties fo:orphans="0" fo:widows="0" fo:break-before="page">
        <style:tab-stops>
          <style:tab-stop style:position="4.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076cm" style:leader-style="dotted" style:leader-text="."/>
          <style:tab-stop style:position="5.42cm"/>
          <style:tab-stop style:position="6.9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90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9" style:family="paragraph" style:parent-style-name="Standard">
      <style:paragraph-properties fo:orphans="0" fo:widows="0" fo:break-before="page">
        <style:tab-stops>
          <style:tab-stop style:position="4.898cm"/>
          <style:tab-stop style:position="6.27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0" style:family="paragraph" style:parent-style-name="Standard">
      <style:paragraph-properties fo:orphans="0" fo:widows="0">
        <style:tab-stops>
          <style:tab-stop style:position="1.046cm"/>
          <style:tab-stop style:position="1.822cm"/>
          <style:tab-stop style:position="2.395cm"/>
          <style:tab-stop style:position="3.7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1" style:family="paragraph" style:parent-style-name="Standard">
      <style:paragraph-properties fo:orphans="0" fo:widows="0">
        <style:tab-stops>
          <style:tab-stop style:position="0.436cm"/>
          <style:tab-stop style:position="0.958cm"/>
          <style:tab-stop style:position="2.025cm"/>
          <style:tab-stop style:position="3.694cm"/>
          <style:tab-stop style:position="5.0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1.995cm"/>
          <style:tab-stop style:position="2.88cm"/>
          <style:tab-stop style:position="4.912cm"/>
          <style:tab-stop style:position="6.7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3" style:family="paragraph" style:parent-style-name="Standard">
      <style:paragraph-properties fo:orphans="0" fo:widows="0" fo:break-before="page">
        <style:tab-stops>
          <style:tab-stop style:position="1.8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4" style:family="paragraph" style:parent-style-name="Standard">
      <style:paragraph-properties fo:orphans="0" fo:widows="0" fo:break-before="page">
        <style:tab-stops>
          <style:tab-stop style:position="3.701cm"/>
          <style:tab-stop style:position="4.637cm"/>
          <style:tab-stop style:position="7.10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5" style:family="paragraph" style:parent-style-name="Standard">
      <style:paragraph-properties fo:orphans="0" fo:widows="0" fo:break-before="page">
        <style:tab-stops>
          <style:tab-stop style:position="6.07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6" style:family="paragraph" style:parent-style-name="Standard">
      <style:paragraph-properties fo:orphans="0" fo:widows="0">
        <style:tab-stops>
          <style:tab-stop style:position="2.976cm"/>
          <style:tab-stop style:position="4.4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7" style:family="paragraph" style:parent-style-name="Standard">
      <style:paragraph-properties fo:orphans="0" fo:widows="0" fo:break-before="page">
        <style:tab-stops>
          <style:tab-stop style:position="3.687cm"/>
          <style:tab-stop style:position="5.0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8" style:family="paragraph" style:parent-style-name="Standard">
      <style:paragraph-properties fo:orphans="0" fo:widows="0">
        <style:tab-stops>
          <style:tab-stop style:position="2.577cm"/>
          <style:tab-stop style:position="4.246cm"/>
          <style:tab-stop style:position="5.95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9" style:family="paragraph" style:parent-style-name="Standard">
      <style:paragraph-properties fo:orphans="0" fo:widows="0" fo:break-before="page">
        <style:tab-stops>
          <style:tab-stop style:position="6.2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0" style:family="paragraph" style:parent-style-name="Standard">
      <style:paragraph-properties fo:orphans="0" fo:widows="0" fo:break-before="page">
        <style:tab-stops>
          <style:tab-stop style:position="1.363cm"/>
          <style:tab-stop style:position="2.7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36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2" style:family="paragraph" style:parent-style-name="Standard">
      <style:paragraph-properties fo:orphans="0" fo:widows="0" fo:break-before="page">
        <style:tab-stops>
          <style:tab-stop style:position="3.858cm"/>
          <style:tab-stop style:position="4.9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3" style:family="paragraph" style:parent-style-name="Standard">
      <style:paragraph-properties fo:orphans="0" fo:widows="0" fo:break-before="page">
        <style:tab-stops>
          <style:tab-stop style:position="6.7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4" style:family="paragraph" style:parent-style-name="Standard">
      <style:paragraph-properties fo:orphans="0" fo:widows="0" fo:break-before="page">
        <style:tab-stops>
          <style:tab-stop style:position="5.262cm"/>
          <style:tab-stop style:position="6.9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6" style:family="paragraph" style:parent-style-name="Standard">
      <style:paragraph-properties fo:orphans="0" fo:widows="0" fo:break-before="page">
        <style:tab-stops>
          <style:tab-stop style:position="3.501cm"/>
          <style:tab-stop style:position="4.274cm"/>
          <style:tab-stop style:position="6.1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6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9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314cm"/>
          <style:tab-stop style:position="7.1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68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1" style:family="paragraph" style:parent-style-name="Standard">
      <style:paragraph-properties fo:orphans="0" fo:widows="0">
        <style:tab-stops>
          <style:tab-stop style:position="2.45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2" style:family="paragraph" style:parent-style-name="Standard">
      <style:paragraph-properties fo:orphans="0" fo:widows="0">
        <style:tab-stops>
          <style:tab-stop style:position="6.30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779cm" style:leader-style="dotted" style:leader-text="."/>
          <style:tab-stop style:position="7.077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6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5" style:family="paragraph" style:parent-style-name="Standard">
      <style:paragraph-properties fo:orphans="0" fo:widows="0" fo:break-before="page">
        <style:tab-stops>
          <style:tab-stop style:position="5.1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597cm"/>
          <style:tab-stop style:position="7.7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485cm"/>
          <style:tab-stop style:position="4.228cm"/>
          <style:tab-stop style:position="4.932cm"/>
          <style:tab-stop style:position="6.152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8" style:family="paragraph" style:parent-style-name="Standard">
      <style:paragraph-properties fo:orphans="0" fo:widows="0" fo:break-before="page">
        <style:tab-stops>
          <style:tab-stop style:position="6.39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9" style:family="paragraph" style:parent-style-name="Standard">
      <style:paragraph-properties fo:orphans="0" fo:widows="0">
        <style:tab-stops>
          <style:tab-stop style:position="1.372cm"/>
          <style:tab-stop style:position="4.385cm"/>
          <style:tab-stop style:position="6.29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0" style:family="paragraph" style:parent-style-name="Standard">
      <style:paragraph-properties fo:orphans="0" fo:widows="0">
        <style:tab-stops>
          <style:tab-stop style:position="4.385cm"/>
          <style:tab-stop style:position="6.29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1" style:family="paragraph" style:parent-style-name="Standard">
      <style:paragraph-properties fo:orphans="0" fo:widows="0" fo:break-before="page">
        <style:tab-stops>
          <style:tab-stop style:position="6.1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2" style:family="paragraph" style:parent-style-name="Standard">
      <style:paragraph-properties fo:orphans="0" fo:widows="0">
        <style:tab-stops>
          <style:tab-stop style:position="2.424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3" style:family="paragraph" style:parent-style-name="Standard">
      <style:paragraph-properties fo:orphans="0" fo:widows="0">
        <style:tab-stops>
          <style:tab-stop style:position="4.17cm" style:leader-style="solid" style:leader-text="-"/>
          <style:tab-stop style:position="6.1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4" style:family="paragraph" style:parent-style-name="Standard">
      <style:paragraph-properties fo:orphans="0" fo:widows="0" fo:break-before="page">
        <style:tab-stops>
          <style:tab-stop style:position="1.438cm"/>
          <style:tab-stop style:position="2.053cm"/>
          <style:tab-stop style:position="2.489cm"/>
          <style:tab-stop style:position="2.808cm"/>
          <style:tab-stop style:position="4.355cm"/>
          <style:tab-stop style:position="5.05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5" style:family="paragraph" style:parent-style-name="Standard">
      <style:paragraph-properties fo:orphans="0" fo:widows="0">
        <style:tab-stops>
          <style:tab-stop style:position="3.288cm"/>
          <style:tab-stop style:position="4.6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6" style:family="paragraph" style:parent-style-name="Standard">
      <style:paragraph-properties fo:orphans="0" fo:widows="0" fo:break-before="page">
        <style:tab-stops>
          <style:tab-stop style:position="4.463cm"/>
          <style:tab-stop style:position="5.82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5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8" style:family="paragraph" style:parent-style-name="Standard">
      <style:paragraph-properties fo:orphans="0" fo:widows="0">
        <style:tab-stops>
          <style:tab-stop style:position="2.258cm"/>
          <style:tab-stop style:position="3.237cm"/>
          <style:tab-stop style:position="3.999cm"/>
          <style:tab-stop style:position="5.46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701cm" style:leader-style="solid" style:leader-text="_"/>
          <style:tab-stop style:position="4.681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0" style:family="paragraph" style:parent-style-name="Standard">
      <style:paragraph-properties fo:orphans="0" fo:widows="0" fo:break-before="page">
        <style:tab-stops>
          <style:tab-stop style:position="7.46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1" style:family="paragraph" style:parent-style-name="Standard">
      <style:paragraph-properties fo:orphans="0" fo:widows="0" fo:break-before="page">
        <style:tab-stops>
          <style:tab-stop style:position="1.61cm"/>
          <style:tab-stop style:position="2.083cm"/>
          <style:tab-stop style:position="3.9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187cm"/>
          <style:tab-stop style:position="1.568cm"/>
          <style:tab-stop style:position="2.635cm"/>
          <style:tab-stop style:position="3.004cm"/>
          <style:tab-stop style:position="4.136cm"/>
          <style:tab-stop style:position="4.733cm"/>
          <style:tab-stop style:position="5.958cm"/>
          <style:tab-stop style:position="6.43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3" style:family="paragraph" style:parent-style-name="Standard">
      <style:paragraph-properties fo:orphans="0" fo:widows="0">
        <style:tab-stops>
          <style:tab-stop style:position="1.187cm"/>
          <style:tab-stop style:position="2.293cm"/>
          <style:tab-stop style:position="3.694cm"/>
          <style:tab-stop style:position="4.13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733cm"/>
          <style:tab-stop style:position="6.8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429cm"/>
          <style:tab-stop style:position="3.528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6" style:family="paragraph" style:parent-style-name="Standard">
      <style:paragraph-properties fo:orphans="0" fo:widows="0">
        <style:tab-stops>
          <style:tab-stop style:position="2.0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074cm"/>
          <style:tab-stop style:position="3.95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8" style:family="paragraph" style:parent-style-name="Standard">
      <style:paragraph-properties fo:orphans="0" fo:widows="0" fo:break-before="page">
        <style:tab-stops>
          <style:tab-stop style:position="4.013cm"/>
          <style:tab-stop style:position="4.863cm"/>
          <style:tab-stop style:position="5.66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124cm"/>
          <style:tab-stop style:position="6.872cm"/>
          <style:tab-stop style:position="7.5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0" style:family="paragraph" style:parent-style-name="Standard">
      <style:paragraph-properties fo:orphans="0" fo:widows="0" fo:break-before="page">
        <style:tab-stops>
          <style:tab-stop style:position="6.7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1" style:family="paragraph" style:parent-style-name="Standard">
      <style:paragraph-properties fo:orphans="0" fo:widows="0">
        <style:tab-stops>
          <style:tab-stop style:position="3.985cm" style:leader-style="solid" style:leader-text="_"/>
          <style:tab-stop style:position="4.115cm" style:leader-style="solid" style:leader-text="_"/>
          <style:tab-stop style:position="4.42cm" style:leader-style="solid" style:leader-text="_"/>
          <style:tab-stop style:position="4.551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2" style:family="paragraph" style:parent-style-name="Standard">
      <style:paragraph-properties fo:orphans="0" fo:widows="0" fo:break-before="page">
        <style:tab-stops>
          <style:tab-stop style:position="4.42cm"/>
          <style:tab-stop style:position="7.1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3" style:family="paragraph" style:parent-style-name="Standard">
      <style:paragraph-properties fo:orphans="0" fo:widows="0" fo:break-before="page">
        <style:tab-stops>
          <style:tab-stop style:position="5.95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4" style:family="paragraph" style:parent-style-name="Standard">
      <style:paragraph-properties fo:orphans="0" fo:widows="0" fo:break-before="page">
        <style:tab-stops>
          <style:tab-stop style:position="3.011cm"/>
          <style:tab-stop style:position="3.404cm" style:leader-style="solid" style:leader-text="_"/>
          <style:tab-stop style:position="3.854cm" style:leader-style="solid" style:leader-text="-"/>
          <style:tab-stop style:position="4.528cm" style:leader-style="solid" style:leader-text="-"/>
          <style:tab-stop style:position="6.548cm"/>
          <style:tab-stop style:position="6.96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39cm"/>
          <style:tab-stop style:position="5.78cm"/>
          <style:tab-stop style:position="6.54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6" style:family="paragraph" style:parent-style-name="Standard">
      <style:paragraph-properties fo:orphans="0" fo:widows="0">
        <style:tab-stops>
          <style:tab-stop style:position="3.8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46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1.89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9" style:family="paragraph" style:parent-style-name="Standard">
      <style:paragraph-properties fo:orphans="0" fo:widows="0" fo:break-before="page">
        <style:tab-stops>
          <style:tab-stop style:position="7.66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49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3cm"/>
          <style:tab-stop style:position="3.134cm"/>
          <style:tab-stop style:position="4.216cm" style:leader-style="solid" style:leader-text="_"/>
          <style:tab-stop style:position="4.66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554cm"/>
          <style:tab-stop style:position="6.7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454cm"/>
          <style:tab-stop style:position="3.20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4" style:family="paragraph" style:parent-style-name="Standard">
      <style:paragraph-properties fo:orphans="0" fo:widows="0">
        <style:tab-stops>
          <style:tab-stop style:position="1.147cm"/>
          <style:tab-stop style:position="4.12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55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6" style:family="paragraph" style:parent-style-name="Standard">
      <style:paragraph-properties fo:orphans="0" fo:widows="0" fo:break-before="page">
        <style:tab-stops>
          <style:tab-stop style:position="6.092cm"/>
          <style:tab-stop style:position="6.78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7" style:family="paragraph" style:parent-style-name="Standard">
      <style:paragraph-properties fo:orphans="0" fo:widows="0">
        <style:tab-stops>
          <style:tab-stop style:position="5.426cm"/>
          <style:tab-stop style:position="6.7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8" style:family="paragraph" style:parent-style-name="Standard">
      <style:paragraph-properties fo:orphans="0" fo:widows="0" fo:break-before="page">
        <style:tab-stops>
          <style:tab-stop style:position="4.6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587cm" style:leader-style="solid" style:leader-text="_"/>
          <style:tab-stop style:position="1.52cm"/>
          <style:tab-stop style:position="1.736cm" style:leader-style="dotted" style:leader-text="."/>
          <style:tab-stop style:position="1.931cm" style:leader-style="dotted" style:leader-text="."/>
          <style:tab-stop style:position="3.147cm"/>
          <style:tab-stop style:position="5.087cm"/>
          <style:tab-stop style:position="5.71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0" style:family="paragraph" style:parent-style-name="Standard">
      <style:paragraph-properties fo:orphans="0" fo:widows="0">
        <style:tab-stops>
          <style:tab-stop style:position="6.03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1" style:family="paragraph" style:parent-style-name="Standard">
      <style:paragraph-properties fo:orphans="0" fo:widows="0">
        <style:tab-stops>
          <style:tab-stop style:position="3.147cm"/>
          <style:tab-stop style:position="4.6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267cm"/>
          <style:tab-stop style:position="5.8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3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4" style:family="paragraph" style:parent-style-name="Standard">
      <style:paragraph-properties fo:orphans="0" fo:widows="0">
        <style:tab-stops>
          <style:tab-stop style:position="2.561cm" style:leader-style="solid" style:leader-text="-"/>
          <style:tab-stop style:position="2.962cm" style:leader-style="solid" style:leader-text="-"/>
          <style:tab-stop style:position="4.8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5" style:family="paragraph" style:parent-style-name="Standard">
      <style:paragraph-properties fo:orphans="0" fo:widows="0" fo:break-before="page">
        <style:tab-stops>
          <style:tab-stop style:position="1.552cm"/>
          <style:tab-stop style:position="3.803cm"/>
          <style:tab-stop style:position="5.0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29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70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9" style:family="paragraph" style:parent-style-name="Standard">
      <style:paragraph-properties fo:orphans="0" fo:widows="0" fo:break-before="page">
        <style:tab-stops>
          <style:tab-stop style:position="4.9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0" style:family="paragraph" style:parent-style-name="Standard">
      <style:paragraph-properties fo:orphans="0" fo:widows="0" fo:break-before="page">
        <style:tab-stops>
          <style:tab-stop style:position="5.82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1" style:family="paragraph" style:parent-style-name="Standard">
      <style:paragraph-properties fo:orphans="0" fo:widows="0" fo:break-before="page">
        <style:tab-stops>
          <style:tab-stop style:position="6.1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2" style:family="paragraph" style:parent-style-name="Standard">
      <style:paragraph-properties fo:orphans="0" fo:widows="0">
        <style:tab-stops>
          <style:tab-stop style:position="4.216cm"/>
          <style:tab-stop style:position="6.79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665cm"/>
          <style:tab-stop style:position="5.334cm"/>
          <style:tab-stop style:position="5.886cm"/>
          <style:tab-stop style:position="6.996cm"/>
          <style:tab-stop style:position="7.50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4" style:family="paragraph" style:parent-style-name="Standard">
      <style:paragraph-properties fo:orphans="0" fo:widows="0" fo:break-before="page">
        <style:tab-stops>
          <style:tab-stop style:position="2.24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5" style:family="paragraph" style:parent-style-name="Standard">
      <style:paragraph-properties fo:orphans="0" fo:widows="0" fo:break-before="page">
        <style:tab-stops>
          <style:tab-stop style:position="5.0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6" style:family="paragraph" style:parent-style-name="Standard">
      <style:paragraph-properties fo:orphans="0" fo:widows="0">
        <style:tab-stops>
          <style:tab-stop style:position="4.919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7" style:family="paragraph" style:parent-style-name="Standard">
      <style:paragraph-properties fo:orphans="0" fo:widows="0" fo:break-before="page">
        <style:tab-stops>
          <style:tab-stop style:position="7.2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875cm" style:leader-style="solid" style:leader-text="-"/>
          <style:tab-stop style:position="4.232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8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1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161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575cm" style:leader-style="dotted" style:leader-text="."/>
          <style:tab-stop style:position="4.233cm" style:leader-style="dotted" style:leader-text="."/>
          <style:tab-stop style:position="4.447cm" style:leader-style="dotted" style:leader-text="."/>
          <style:tab-stop style:position="4.803cm" style:leader-style="dotted" style:leader-text="."/>
          <style:tab-stop style:position="6.959cm"/>
          <style:tab-stop style:position="7.6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0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4" style:family="paragraph" style:parent-style-name="Standard">
      <style:paragraph-properties fo:orphans="0" fo:widows="0">
        <style:tab-stops>
          <style:tab-stop style:position="0.951cm"/>
          <style:tab-stop style:position="2.2cm"/>
          <style:tab-stop style:position="3.47cm"/>
          <style:tab-stop style:position="4.55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5" style:family="paragraph" style:parent-style-name="Standard">
      <style:paragraph-properties fo:orphans="0" fo:widows="0" fo:break-before="page">
        <style:tab-stops>
          <style:tab-stop style:position="4.0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70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4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8" style:family="paragraph" style:parent-style-name="Standard">
      <style:paragraph-properties fo:orphans="0" fo:widows="0" fo:break-before="page">
        <style:tab-stops>
          <style:tab-stop style:position="7.3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1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1" style:family="paragraph" style:parent-style-name="Standard">
      <style:paragraph-properties fo:orphans="0" fo:widows="0">
        <style:tab-stops>
          <style:tab-stop style:position="3.447cm" style:leader-style="solid" style:leader-text="_"/>
          <style:tab-stop style:position="4.724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9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685cm"/>
          <style:tab-stop style:position="6.9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4" style:family="paragraph" style:parent-style-name="Standard">
      <style:paragraph-properties fo:orphans="0" fo:widows="0" fo:break-before="page">
        <style:tab-stops>
          <style:tab-stop style:position="5.509cm"/>
          <style:tab-stop style:position="7.6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6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6" style:family="paragraph" style:parent-style-name="Standard">
      <style:paragraph-properties fo:orphans="0" fo:widows="0" fo:break-before="page">
        <style:tab-stops>
          <style:tab-stop style:position="5.9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0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8" style:family="paragraph" style:parent-style-name="Standard">
      <style:paragraph-properties fo:orphans="0" fo:widows="0" fo:break-before="page">
        <style:tab-stops>
          <style:tab-stop style:position="5.879cm"/>
          <style:tab-stop style:position="6.5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565cm"/>
          <style:tab-stop style:position="5.043cm"/>
          <style:tab-stop style:position="7.06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8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1" style:family="paragraph" style:parent-style-name="Standard">
      <style:paragraph-properties fo:orphans="0" fo:widows="0">
        <style:tab-stops>
          <style:tab-stop style:position="7.47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5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433cm"/>
          <style:tab-stop style:position="4.496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8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5" style:family="paragraph" style:parent-style-name="Standard">
      <style:paragraph-properties fo:orphans="0" fo:widows="0" fo:break-before="page">
        <style:tab-stops>
          <style:tab-stop style:position="3.157cm"/>
          <style:tab-stop style:position="6.2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9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7" style:family="paragraph" style:parent-style-name="Standard">
      <style:paragraph-properties fo:orphans="0" fo:widows="0" fo:break-before="page">
        <style:tab-stops>
          <style:tab-stop style:position="5.36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2b013"/>
    </style:style>
    <style:style style:name="P179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04b19b"/>
    </style:style>
    <style:style style:name="P180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0a74c"/>
    </style:style>
    <style:style style:name="P181" style:family="paragraph" style:parent-style-name="Standard">
      <style:paragraph-properties fo:orphans="0" fo:widows="0">
        <style:tab-stops>
          <style:tab-stop style:position="3.752cm"/>
        </style:tab-stops>
      </style:paragraph-properties>
    </style:style>
    <style:style style:name="P18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121cm"/>
        </style:tab-stops>
      </style:paragraph-properties>
    </style:style>
    <style:style style:name="P18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891cm"/>
          <style:tab-stop style:position="5.951cm"/>
        </style:tab-stops>
      </style:paragraph-properties>
    </style:style>
    <style:style style:name="P184" style:family="paragraph" style:parent-style-name="Heading_20_1">
      <style:text-properties style:use-window-font-color="true" loext:opacity="0%"/>
    </style:style>
    <style:style style:name="P185" style:family="paragraph" style:parent-style-name="Heading_20_1">
      <style:paragraph-properties fo:break-before="page"/>
      <style:text-properties style:use-window-font-color="true" loext:opacity="0%"/>
    </style:style>
    <style:style style:name="P186" style:family="paragraph" style:parent-style-name="Heading_20_1">
      <style:paragraph-properties fo:break-before="page"/>
    </style:style>
    <style:style style:name="P187" style:family="paragraph" style:parent-style-name="Heading_20_2">
      <style:text-properties style:use-window-font-color="true" loext:opacity="0%"/>
    </style:style>
    <style:style style:name="P188" style:family="paragraph" style:parent-style-name="Heading_20_2">
      <style:paragraph-properties fo:break-before="page"/>
    </style:style>
    <style:style style:name="P189" style:family="paragraph" style:parent-style-name="Heading_20_2">
      <style:text-properties officeooo:paragraph-rsid="00065b23"/>
    </style:style>
    <style:style style:name="P190" style:family="paragraph" style:parent-style-name="Heading_20_2">
      <style:paragraph-properties fo:break-before="page"/>
      <style:text-properties fo:language="el" fo:country="GR" style:language-asian="el" style:country-asian="GR" style:language-complex="el" style:country-complex="GR"/>
    </style:style>
    <style:style style:name="P191" style:family="paragraph" style:parent-style-name="Heading_20_2">
      <style:text-properties fo:color="#000000" loext:opacity="100%" style:font-name="Liberation Sans" fo:font-size="16.1000003814697pt" fo:letter-spacing="normal" style:rfc-language-tag="la-001" fo:language="la" fo:font-weight="bold" officeooo:rsid="00094b5f" officeooo:paragraph-rsid="00094b5f" fo:background-color="transparent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P192" style:family="paragraph" style:parent-style-name="Heading_20_2">
      <style:text-properties fo:font-variant="normal" fo:text-transform="none" fo:color="#000000" loext:opacity="100%" style:font-name="Liberation Sans" fo:font-size="16.1000003814697pt" fo:letter-spacing="normal" style:rfc-language-tag="la-001" fo:language="la" fo:font-style="normal" style:text-underline-style="none" fo:font-weight="bold" officeooo:rsid="000d6f7c" officeooo:paragraph-rsid="000d6f7c" fo:background-color="transparent" style:font-name-asian="Noto Sans CJK SC" style:font-size-asian="16.1000003814697pt" style:rfc-language-tag-asian="la-001" style:language-asian="la" style:font-style-asian="normal" style:font-weight-asian="bold" style:font-name-complex="Lohit Devanagari" style:font-size-complex="16.1000003814697pt" style:rfc-language-tag-complex="la-001" style:language-complex="la" style:font-style-complex="normal" style:font-weight-complex="bold" style:text-scale="100%"/>
    </style:style>
    <style:style style:name="P193" style:family="paragraph" style:parent-style-name="Heading_20_2">
      <style:text-properties fo:font-variant="normal" fo:text-transform="none" fo:color="#000000" loext:opacity="100%" style:font-name="Liberation Sans" fo:font-size="16.1000003814697pt" fo:letter-spacing="normal" style:rfc-language-tag="la-001" fo:language="la" fo:font-style="normal" style:text-underline-style="none" fo:font-weight="bold" officeooo:rsid="00125938" officeooo:paragraph-rsid="00125938" fo:background-color="transparent" style:font-name-asian="Noto Sans CJK SC" style:font-size-asian="16.1000003814697pt" style:rfc-language-tag-asian="la-001" style:language-asian="la" style:font-style-asian="normal" style:font-weight-asian="bold" style:font-name-complex="Lohit Devanagari" style:font-size-complex="16.1000003814697pt" style:rfc-language-tag-complex="la-001" style:language-complex="la" style:font-style-complex="normal" style:font-weight-complex="bold" style:text-scale="100%"/>
    </style:style>
    <style:style style:name="P194" style:family="paragraph" style:parent-style-name="Heading_20_2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P195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196" style:family="paragraph" style:parent-style-name="Heading_20_2">
      <style:paragraph-properties fo:break-before="page"/>
      <style:text-properties officeooo:paragraph-rsid="000edd83"/>
    </style:style>
    <style:style style:name="P197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98" style:family="paragraph" style:parent-style-name="Standard">
      <style:paragraph-properties fo:orphans="0" fo:widows="0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9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00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01" style:family="paragraph" style:parent-style-name="Standard">
      <style:paragraph-properties fo:orphans="0" fo:widows="0">
        <style:tab-stops>
          <style:tab-stop style:position="7.149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02" style:family="paragraph" style:parent-style-name="Standard">
      <style:paragraph-properties fo:orphans="0" fo:widows="0">
        <style:tab-stops>
          <style:tab-stop style:position="3.912cm"/>
          <style:tab-stop style:position="6.713cm"/>
          <style:tab-stop style:position="7.01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03" style:family="paragraph" style:parent-style-name="Standard">
      <style:paragraph-properties fo:orphans="0" fo:widows="0" fo:break-before="page">
        <style:tab-stops>
          <style:tab-stop style:position="4.33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04" style:family="paragraph" style:parent-style-name="Standard">
      <style:paragraph-properties fo:orphans="0" fo:widows="0">
        <style:tab-stops>
          <style:tab-stop style:position="0.813cm" style:leader-style="solid" style:leader-text="-"/>
          <style:tab-stop style:position="1.923cm" style:leader-style="solid" style:leader-text="-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orphans="0" fo:widows="0">
        <style:tab-stops>
          <style:tab-stop style:position="2.21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0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413cm"/>
          <style:tab-stop style:position="2.828cm"/>
          <style:tab-stop style:position="4.251cm"/>
          <style:tab-stop style:position="7.61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07" style:family="paragraph" style:parent-style-name="Standard">
      <style:paragraph-properties fo:orphans="0" fo:widows="0" fo:break-before="page">
        <style:tab-stops>
          <style:tab-stop style:position="4.91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08" style:family="paragraph" style:parent-style-name="Standard">
      <style:paragraph-properties fo:orphans="0" fo:widows="0">
        <style:tab-stops>
          <style:tab-stop style:position="1.393cm"/>
          <style:tab-stop style:position="4.10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0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027cm"/>
          <style:tab-stop style:position="4.717cm"/>
          <style:tab-stop style:position="5.297cm"/>
          <style:tab-stop style:position="5.95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10" style:family="paragraph" style:parent-style-name="Standard">
      <style:paragraph-properties fo:orphans="0" fo:widows="0">
        <style:tab-stops>
          <style:tab-stop style:position="0.79cm"/>
          <style:tab-stop style:position="1.57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11" style:family="paragraph" style:parent-style-name="Standard">
      <style:paragraph-properties fo:orphans="0" fo:widows="0" fo:break-before="page">
        <style:tab-stops>
          <style:tab-stop style:position="6.14cm"/>
          <style:tab-stop style:position="7.40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12" style:family="paragraph" style:parent-style-name="Standard">
      <style:paragraph-properties fo:orphans="0" fo:widows="0">
        <style:tab-stops>
          <style:tab-stop style:position="4.90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13" style:family="paragraph" style:parent-style-name="Standard">
      <style:paragraph-properties fo:orphans="0" fo:widows="0" fo:break-before="page">
        <style:tab-stops>
          <style:tab-stop style:position="5.681cm"/>
          <style:tab-stop style:position="7.11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14" style:family="paragraph" style:parent-style-name="Standard">
      <style:paragraph-properties fo:orphans="0" fo:widows="0">
        <style:tab-stops>
          <style:tab-stop style:position="6.61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orphans="0" fo:widows="0">
        <style:tab-stops>
          <style:tab-stop style:position="1.342cm"/>
          <style:tab-stop style:position="2.692cm"/>
          <style:tab-stop style:position="4.06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16" style:family="paragraph" style:parent-style-name="Standard">
      <style:paragraph-properties fo:orphans="0" fo:widows="0">
        <style:tab-stops>
          <style:tab-stop style:position="2.489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17" style:family="paragraph" style:parent-style-name="Standard">
      <style:paragraph-properties fo:orphans="0" fo:widows="0" fo:break-before="page">
        <style:tab-stops>
          <style:tab-stop style:position="4.02cm"/>
          <style:tab-stop style:position="5.72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18" style:family="paragraph" style:parent-style-name="Standard">
      <style:paragraph-properties fo:orphans="0" fo:widows="0">
        <style:tab-stops>
          <style:tab-stop style:position="3.3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19" style:family="paragraph" style:parent-style-name="Standard">
      <style:paragraph-properties fo:orphans="0" fo:widows="0">
        <style:tab-stops>
          <style:tab-stop style:position="3.727cm"/>
          <style:tab-stop style:position="5.14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orphans="0" fo:widows="0">
        <style:tab-stops>
          <style:tab-stop style:position="7.20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21" style:family="paragraph" style:parent-style-name="Standard">
      <style:paragraph-properties fo:orphans="0" fo:widows="0">
        <style:tab-stops>
          <style:tab-stop style:position="2.018cm"/>
          <style:tab-stop style:position="3.727cm"/>
          <style:tab-stop style:position="5.49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78cm"/>
          <style:tab-stop style:position="3.31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orphans="0" fo:widows="0">
        <style:tab-stops>
          <style:tab-stop style:position="4.28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24" style:family="paragraph" style:parent-style-name="Standard">
      <style:paragraph-properties fo:orphans="0" fo:widows="0">
        <style:tab-stops>
          <style:tab-stop style:position="1.04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orphans="0" fo:widows="0" fo:break-before="page">
        <style:tab-stops>
          <style:tab-stop style:position="6.65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26" style:family="paragraph" style:parent-style-name="Standard">
      <style:paragraph-properties fo:orphans="0" fo:widows="0">
        <style:tab-stops>
          <style:tab-stop style:position="4.318cm"/>
          <style:tab-stop style:position="5.667cm"/>
          <style:tab-stop style:position="7.06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orphans="0" fo:widows="0">
        <style:tab-stops>
          <style:tab-stop style:position="2.766cm"/>
          <style:tab-stop style:position="6.13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orphans="0" fo:widows="0" fo:break-before="page">
        <style:tab-stops>
          <style:tab-stop style:position="6.55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942cm"/>
          <style:tab-stop style:position="6.33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orphans="0" fo:widows="0">
        <style:tab-stops>
          <style:tab-stop style:position="1.538cm"/>
          <style:tab-stop style:position="3.10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91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1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orphans="0" fo:widows="0">
        <style:tab-stops>
          <style:tab-stop style:position="1.363cm"/>
          <style:tab-stop style:position="2.67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orphans="0" fo:widows="0">
        <style:tab-stops>
          <style:tab-stop style:position="2.678cm"/>
          <style:tab-stop style:position="4.159cm"/>
          <style:tab-stop style:position="5.667cm"/>
          <style:tab-stop style:position="7.05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orphans="0" fo:widows="0">
        <style:tab-stops>
          <style:tab-stop style:position="2.678cm"/>
          <style:tab-stop style:position="4.159cm"/>
          <style:tab-stop style:position="5.66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orphans="0" fo:widows="0" fo:break-before="page">
        <style:tab-stops>
          <style:tab-stop style:position="3.40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orphans="0" fo:widows="0">
        <style:tab-stops>
          <style:tab-stop style:position="0.79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orphans="0" fo:widows="0">
        <style:tab-stops>
          <style:tab-stop style:position="1.356cm"/>
          <style:tab-stop style:position="2.489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orphans="0" fo:widows="0">
        <style:tab-stops>
          <style:tab-stop style:position="4.971cm"/>
          <style:tab-stop style:position="6.3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orphans="0" fo:widows="0">
        <style:tab-stops>
          <style:tab-stop style:position="5.918cm"/>
          <style:tab-stop style:position="7.765cm" style:type="right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orphans="0" fo:widows="0">
        <style:tab-stops>
          <style:tab-stop style:position="5.91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orphans="0" fo:widows="0">
        <style:tab-stops>
          <style:tab-stop style:position="1.70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orphans="0" fo:widows="0">
        <style:tab-stops>
          <style:tab-stop style:position="1.408cm"/>
          <style:tab-stop style:position="2.79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11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72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orphans="0" fo:widows="0" fo:break-before="page">
        <style:tab-stops>
          <style:tab-stop style:position="5.39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7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orphans="0" fo:widows="0" fo:break-before="page">
        <style:tab-stops>
          <style:tab-stop style:position="5.46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orphans="0" fo:widows="0" fo:break-before="page">
        <style:tab-stops>
          <style:tab-stop style:position="5.5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036cm" style:leader-style="solid" style:leader-text="_"/>
          <style:tab-stop style:position="5.70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orphans="0" fo:widows="0">
        <style:tab-stops>
          <style:tab-stop style:position="2.118cm"/>
          <style:tab-stop style:position="6.63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orphans="0" fo:widows="0" fo:break-before="page">
        <style:tab-stops>
          <style:tab-stop style:position="2.44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412cm"/>
          <style:tab-stop style:position="6.84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orphans="0" fo:widows="0">
        <style:tab-stops>
          <style:tab-stop style:position="0.697cm" style:leader-style="solid" style:leader-text="-"/>
          <style:tab-stop style:position="3.186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orphans="0" fo:widows="0" fo:break-before="page">
        <style:tab-stops>
          <style:tab-stop style:position="4.898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702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orphans="0" fo:widows="0">
        <style:tab-stops>
          <style:tab-stop style:position="3.28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normal" style:text-underline-style="none" fo:font-weight="normal" officeooo:paragraph-rsid="000408ef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orphans="0" fo:widows="0">
        <style:tab-stops>
          <style:tab-stop style:position="0.646cm" style:leader-style="solid" style:leader-text="-"/>
          <style:tab-stop style:position="1.517cm" style:leader-style="solid" style:leader-text="-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orphans="0" fo:widows="0" fo:break-before="page">
        <style:tab-stops>
          <style:tab-stop style:position="3.113cm"/>
          <style:tab-stop style:position="3.244cm" style:leader-style="solid" style:leader-text="_"/>
          <style:tab-stop style:position="4.496cm" style:leader-style="solid" style:leader-text="_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orphans="0" fo:widows="0" fo:break-before="page">
        <style:tab-stops>
          <style:tab-stop style:position="2.91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63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64" style:family="paragraph" style:parent-style-name="Standard">
      <style:paragraph-properties fo:orphans="0" fo:widows="0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65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66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67" style:family="paragraph" style:parent-style-name="Standard">
      <style:paragraph-properties fo:orphans="0" fo:widows="0">
        <style:tab-stops>
          <style:tab-stop style:position="5.14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6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0.914cm"/>
          <style:tab-stop style:position="2.99cm"/>
          <style:tab-stop style:position="5.32cm" style:type="right" style:leader-style="dotted" style:leader-text="."/>
          <style:tab-stop style:position="5.574cm"/>
          <style:tab-stop style:position="7.287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69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70" style:family="paragraph" style:parent-style-name="Standard">
      <style:paragraph-properties fo:orphans="0" fo:widows="0">
        <style:tab-stops>
          <style:tab-stop style:position="4.383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71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italic" style:text-underline-style="none" fo:font-weight="normal" officeooo:paragraph-rsid="000bd0e6" style:font-style-asian="italic" style:font-weight-asian="normal" style:font-style-complex="italic" style:font-weight-complex="normal"/>
    </style:style>
    <style:style style:name="P27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117cm"/>
          <style:tab-stop style:position="4.957cm"/>
          <style:tab-stop style:position="7.463cm" style:type="right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7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008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7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387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75" style:family="paragraph" style:parent-style-name="Standard">
      <style:paragraph-properties fo:orphans="0" fo:widows="0">
        <style:tab-stops>
          <style:tab-stop style:position="6.481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76" style:family="paragraph" style:parent-style-name="Standard">
      <style:paragraph-properties fo:orphans="0" fo:widows="0">
        <style:tab-stops>
          <style:tab-stop style:position="6.059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7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711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7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452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7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429cm"/>
          <style:tab-stop style:position="4.62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244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1" style:family="paragraph" style:parent-style-name="Standard">
      <style:paragraph-properties fo:orphans="0" fo:widows="0" fo:break-before="page">
        <style:tab-stops>
          <style:tab-stop style:position="7.071cm"/>
          <style:tab-stop style:position="7.557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2" style:family="paragraph" style:parent-style-name="Standard">
      <style:paragraph-properties fo:orphans="0" fo:widows="0">
        <style:tab-stops>
          <style:tab-stop style:position="1.236cm" style:leader-style="solid" style:leader-text="_"/>
          <style:tab-stop style:position="1.503cm" style:leader-style="solid" style:leader-text="_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3" style:family="paragraph" style:parent-style-name="Standard">
      <style:paragraph-properties fo:orphans="0" fo:widows="0">
        <style:tab-stops>
          <style:tab-stop style:position="4.812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849cm"/>
          <style:tab-stop style:position="6.442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5" style:family="paragraph" style:parent-style-name="Standard">
      <style:paragraph-properties fo:orphans="0" fo:widows="0" fo:break-before="page">
        <style:tab-stops>
          <style:tab-stop style:position="6.498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082cm"/>
          <style:tab-stop style:position="5.235cm"/>
          <style:tab-stop style:position="6.824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287" style:family="paragraph" style:parent-style-name="Standard">
      <style:paragraph-properties fo:orphans="0" fo:widows="0" fo:break-before="page">
        <style:tab-stops>
          <style:tab-stop style:position="0.885cm"/>
          <style:tab-stop style:position="3.665cm"/>
        </style:tab-stops>
      </style:paragraph-properties>
      <style:text-properties fo:font-variant="normal" fo:text-transform="none" style:use-window-font-color="true" loext:opacity="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P288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P289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P29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b19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9cb0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bd0e6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0a74c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28250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bd0e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0a74c" style:font-style-asian="italic" style:font-weight-asian="normal" style:font-style-complex="italic" style:font-weight-complex="normal"/>
    </style:style>
    <style:style style:name="T13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6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8" style:family="text">
      <style:text-properties fo:language="el" fo:country="GR" fo:font-style="normal" fo:font-weight="bold" style:language-asian="el" style:country-asian="GR" style:font-style-asian="normal" style:font-weight-asian="bold" style:language-complex="el" style:country-complex="GR" style:font-style-complex="normal" style:font-weight-complex="bold"/>
    </style:style>
    <style:style style:name="T19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20" style:family="text">
      <style:text-properties fo:language="el" fo:country="GR" style:language-asian="el" style:country-asian="GR" style:language-complex="el" style:country-complex="GR"/>
    </style:style>
    <style:style style:name="T21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22" style:family="text">
      <style:text-properties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2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text-position="sub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6" style:family="text">
      <style:text-properties style:font-name="Microsoft Sans Serif" fo:font-size="12pt" fo:letter-spacing="normal" style:rfc-language-tag="la-001" fo:language="la" fo:font-style="normal" fo:font-weight="normal" officeooo:rsid="00080c4d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27" style:family="text">
      <style:text-properties style:font-name="Microsoft Sans Serif" fo:font-size="12pt" fo:letter-spacing="normal" style:rfc-language-tag="la-001" fo:language="la" fo:font-style="normal" fo:font-weight="normal" officeooo:rsid="0009cb0e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28" style:family="text">
      <style:text-properties style:font-name="Microsoft Sans Serif" fo:font-size="12pt" fo:letter-spacing="normal" style:rfc-language-tag="la-001" fo:language="la" fo:font-style="normal" fo:font-weight="normal" officeooo:rsid="000bd0e6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29" style:family="text">
      <style:text-properties style:font-name="Microsoft Sans Serif" fo:font-size="12pt" fo:letter-spacing="normal" style:rfc-language-tag="la-001" fo:language="la" fo:font-style="normal" fo:font-weight="normal" officeooo:rsid="000d6f7c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30" style:family="text">
      <style:text-properties style:font-name="Microsoft Sans Serif" fo:font-size="12pt" fo:letter-spacing="normal" style:rfc-language-tag="la-001" fo:language="la" fo:font-style="normal" fo:font-weight="normal" officeooo:rsid="0010a74c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31" style:family="text">
      <style:text-properties style:font-name="Microsoft Sans Serif" fo:font-size="12pt" fo:letter-spacing="normal" style:rfc-language-tag="la-001" fo:language="la" fo:font-style="normal" fo:font-weight="normal" officeooo:rsid="0010d9f3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32" style:family="text">
      <style:text-properties style:font-name="Microsoft Sans Serif" fo:font-size="12pt" fo:letter-spacing="normal" style:rfc-language-tag="la-001" fo:language="la" fo:font-style="italic" fo:font-weight="normal" officeooo:rsid="0002b013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3" style:family="text">
      <style:text-properties style:font-name="Microsoft Sans Serif" fo:font-size="12pt" fo:letter-spacing="normal" style:rfc-language-tag="la-001" fo:language="la" fo:font-style="italic" fo:font-weight="normal" officeooo:rsid="00080c4d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4" style:family="text">
      <style:text-properties style:font-name="Microsoft Sans Serif" fo:font-size="12pt" fo:letter-spacing="normal" style:rfc-language-tag="la-001" fo:language="la" fo:font-style="italic" fo:font-weight="normal" officeooo:rsid="0009cb0e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5" style:family="text">
      <style:text-properties style:font-name="Microsoft Sans Serif" fo:font-size="12pt" fo:letter-spacing="normal" style:rfc-language-tag="la-001" fo:language="la" fo:font-style="italic" fo:font-weight="normal" officeooo:rsid="000ab050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6" style:family="text">
      <style:text-properties style:font-name="Microsoft Sans Serif" fo:font-size="12pt" fo:letter-spacing="normal" style:rfc-language-tag="la-001" fo:language="la" fo:font-style="italic" fo:font-weight="normal" officeooo:rsid="000bd0e6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7" style:family="text">
      <style:text-properties style:font-name="Microsoft Sans Serif" fo:font-size="12pt" fo:letter-spacing="normal" style:rfc-language-tag="la-001" fo:language="la" fo:font-style="italic" fo:font-weight="normal" officeooo:rsid="000d6f7c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8" style:family="text">
      <style:text-properties style:font-name="Microsoft Sans Serif" fo:font-size="12pt" fo:letter-spacing="normal" style:rfc-language-tag="la-001" fo:language="la" fo:font-style="italic" fo:font-weight="normal" officeooo:rsid="000d79dc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9" style:family="text">
      <style:text-properties style:font-name="Microsoft Sans Serif" fo:font-size="12pt" fo:letter-spacing="normal" style:rfc-language-tag="la-001" fo:language="la" fo:font-style="italic" fo:font-weight="normal" officeooo:rsid="000edd83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40" style:family="text">
      <style:text-properties style:font-name="Microsoft Sans Serif" fo:font-size="12pt" fo:letter-spacing="normal" style:rfc-language-tag="la-001" fo:language="la" fo:font-style="italic" fo:font-weight="normal" officeooo:rsid="0010a74c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41" style:family="text">
      <style:text-properties style:font-name="Microsoft Sans Serif" fo:font-size="12pt" fo:letter-spacing="normal" style:rfc-language-tag="la-001" fo:language="la" fo:font-style="italic" fo:font-weight="normal" officeooo:rsid="0010d9f3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42" style:family="text">
      <style:text-properties style:font-name="Microsoft Sans Serif" fo:font-size="12pt" fo:letter-spacing="normal" style:rfc-language-tag="la-001" fo:language="la" fo:font-style="italic" fo:font-weight="normal" officeooo:rsid="00125938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43" style:family="text">
      <style:text-properties style:font-name="Microsoft Sans Serif" fo:font-size="12pt" fo:letter-spacing="normal" fo:language="el" fo:country="GR" fo:font-style="normal" fo:font-weight="normal" officeooo:rsid="0002b013" fo:background-color="transparent" loext:char-shading-value="0" style:font-name-asian="Microsoft Sans Serif1" style:font-size-asian="12pt" style:language-asian="el" style:country-asian="GR" style:font-style-asian="normal" style:font-weight-asian="normal" style:font-name-complex="Microsoft Sans Serif1" style:font-size-complex="12pt" style:language-complex="el" style:country-complex="GR" style:font-style-complex="normal" style:font-weight-complex="normal" style:text-scale="100%"/>
    </style:style>
    <style:style style:name="T44" style:family="text">
      <style:text-properties style:font-name="Microsoft Sans Serif" fo:font-size="12pt" fo:letter-spacing="normal" fo:language="el" fo:country="GR" fo:font-style="normal" fo:font-weight="normal" officeooo:rsid="000bd0e6" fo:background-color="transparent" loext:char-shading-value="0" style:font-name-asian="Microsoft Sans Serif1" style:font-size-asian="12pt" style:language-asian="el" style:country-asian="GR" style:font-style-asian="normal" style:font-weight-asian="normal" style:font-name-complex="Microsoft Sans Serif1" style:font-size-complex="12pt" style:language-complex="el" style:country-complex="GR" style:font-style-complex="normal" style:font-weight-complex="normal" style:text-scale="100%"/>
    </style:style>
    <style:style style:name="T45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46" style:family="text">
      <style:text-properties officeooo:rsid="00065b23"/>
    </style:style>
    <style:style style:name="T47" style:family="text">
      <style:text-properties officeooo:rsid="00080c4d"/>
    </style:style>
    <style:style style:name="T48" style:family="text">
      <style:text-properties officeooo:rsid="00094b5f"/>
    </style:style>
    <style:style style:name="T49" style:family="text">
      <style:text-properties officeooo:rsid="000bd0e6"/>
    </style:style>
    <style:style style:name="T50" style:family="text">
      <style:text-properties officeooo:rsid="000d6f7c"/>
    </style:style>
    <style:style style:name="T51" style:family="text">
      <style:text-properties fo:color="#000000" loext:opacity="100%" style:font-name="Liberation Sans" fo:font-size="16.1000003814697pt" fo:letter-spacing="normal" style:rfc-language-tag="la-001" fo:language="la" fo:font-weight="bold" officeooo:rsid="000d6f7c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52" style:family="text">
      <style:text-properties fo:color="#000000" loext:opacity="100%" style:font-name="Liberation Sans" fo:font-size="16.1000003814697pt" fo:letter-spacing="normal" style:rfc-language-tag="la-001" fo:language="la" fo:font-weight="bold" officeooo:rsid="000edd83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53" style:family="text">
      <style:text-properties fo:color="#000000" loext:opacity="100%" style:font-name="Liberation Sans" fo:font-size="16.1000003814697pt" fo:letter-spacing="normal" style:rfc-language-tag="la-001" fo:language="la" fo:font-weight="bold" officeooo:rsid="0010a74c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54" style:family="text">
      <style:text-properties fo:color="#000000" loext:opacity="100%" style:font-name="Liberation Sans" fo:font-size="16.1000003814697pt" fo:letter-spacing="normal" style:rfc-language-tag="la-001" fo:language="la" fo:font-weight="bold" officeooo:rsid="0010d9f3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55" style:family="text">
      <style:text-properties fo:color="#000000" loext:opacity="100%" style:font-name="Liberation Sans" fo:font-size="16.1000003814697pt" fo:letter-spacing="normal" style:rfc-language-tag="la-001" fo:language="la" fo:font-style="normal" fo:font-weight="bold" officeooo:rsid="000edd83" fo:background-color="transparent" loext:char-shading-value="0" style:font-name-asian="Noto Sans CJK SC" style:font-size-asian="16.1000003814697pt" style:rfc-language-tag-asian="la-001" style:language-asian="la" style:font-style-asian="normal" style:font-weight-asian="bold" style:font-name-complex="Lohit Devanagari" style:font-size-complex="16.1000003814697pt" style:rfc-language-tag-complex="la-001" style:language-complex="la" style:font-style-complex="normal" style:font-weight-complex="bold" style:text-scale="100%"/>
    </style:style>
    <style:style style:name="T56" style:family="text">
      <style:text-properties fo:color="#000000" loext:opacity="100%" style:font-name="Liberation Sans" fo:font-size="16.1000003814697pt" fo:letter-spacing="normal" style:rfc-language-tag="la-001" fo:language="la" fo:font-style="normal" fo:font-weight="bold" officeooo:rsid="0010d9f3" fo:background-color="transparent" loext:char-shading-value="0" style:font-name-asian="Noto Sans CJK SC" style:font-size-asian="16.1000003814697pt" style:rfc-language-tag-asian="la-001" style:language-asian="la" style:font-style-asian="normal" style:font-weight-asian="bold" style:font-name-complex="Lohit Devanagari" style:font-size-complex="16.1000003814697pt" style:rfc-language-tag-complex="la-001" style:language-complex="la" style:font-style-complex="normal" style:font-weight-complex="bold" style:text-scale="100%"/>
    </style:style>
    <style:style style:name="T57" style:family="text">
      <style:text-properties officeooo:rsid="000d79dc"/>
    </style:style>
    <style:style style:name="T58" style:family="text">
      <style:text-properties officeooo:rsid="000edd83"/>
    </style:style>
    <style:style style:name="T59" style:family="text">
      <style:text-properties officeooo:rsid="0010a74c"/>
    </style:style>
    <style:style style:name="T60" style:family="text">
      <style:text-properties officeooo:rsid="0010d9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4" text:outline-level="1">HIPPOCRATIS DE NATURA HOMI-<text:line-break/>NIS LIBER PRIMUS ET GALENI<text:line-break/>IN EUM COMMENTARIUS.</text:h>
      <text:h text:style-name="P187" text:outline-level="2">Prooemium Galeni.</text:h>
      <text:p text:style-name="P178"><text:span text:style-name="T3">Quem olim de elementis<text:line-break/>ex Hippocratis </text:span><text:span text:style-name="T9">fententia</text:span><text:span text:style-name="T3"> commentarium conscripsi, amico-<text:line-break/>rum cuidam peregrinationem suscipienti pro ingenii illius,<text:line-break/>conjectura tradidi. Quae igitur ipsum accurate scire no-<text:line-break/>veram, ea neque operis initio demonstravi, neque com-<text:line-break/>memoravi; etsi ita facere consueveram, quum sermo omni-</text:span></text:p>
      <text:p text:style-name="P4"><text:span text:style-name="T3">bus ipsum lecturis est communis fututus. Quum autem<text:line-break/>ad multos liber haud novi qua ratione elabi praece-<text:line-break/>pisset, nondum alterum post ipsum construere mihi vifum<text:line-break/>est, explicationem etiam libri de natura hominis ea de<text:line-break/>re distuli, quod quae </text:span><text:span text:style-name="T9">ibi</text:span><text:span text:style-name="T3"> continentur omnia., in com-<text:line-break/>mentario prius edito (quod de. elementis ex Hippocratis<text:line-break/>sententia inscriptum est)'manifeste sint prodita. Nunc<text:line-break/>itaque (quandoquidem familiares mei hujus etiam Hippo-<text:line-break/>cratici operis non modo necessariarum ad dogma sen-<text:line-break/>tentiarum, ut in illo prius attigi, sed deinceps omnium<text:line-break/>explicationem a me accipere rogarunt) exordium ducens<text:line-break/>explicationis, illa prius docebo quae lu operis de ele-<text:line-break/>mentis ex Hippocratis sententia principio dicere omise-<text:line-break/>ram, quum ea familiarem nostrum scirem agnoscere.<text:line-break/>Fiet aulem nobis perspicuum id cujus gratia hoc dico,<text:line-break/>si lisiros de natura ah ipsis confcriptos perlegamus. Ii<text:line-break/>namque videntur primam substantiam qualisnam sit ex-</text:span></text:p>
      <text:p text:style-name="P197">plicare, quam et increatam ac perpetuam esse tradunt<text:line-break/>omnibus corporibus ortui et interitui obnoxiis subjectam;<text:line-break/>ac praeterea quae peculiari ratione insunt singulis quae<text:line-break/>generantur et intereunt, quibus cognitis sequitur et alio-<text:line-break/>rum cognitio, quae non propria ratione cuique parti-<text:line-break/>culari substantiae' accidunt. Persecta igitur naturae<text:line-break/>cuiusque rei existentia doctrina hunc in modum efficitur,<text:line-break/>etsi unum aliquis aut duo eorum quae rei cuipiam in-<text:line-break/>sunt recenseat. Atque sunt homines qui ita loqui con-<text:line-break/>sueverunt ubi nonnihil de rei natura pronunciant, quem-<text:line-break/>admodum et poeta; nam quum praedixisset.</text:p>
      <text:p text:style-name="P2"><text:span text:style-name="T9">Sic jam praesutus medicamen porrigit Hermes<text:line-break/></text:span><text:span text:style-name="T3">mox concinit</text:span></text:p>
      <text:p text:style-name="P262">E terra evulsum, naturamque edocet ejus, •<text:line-break/>Nigra ipst radix, spd lacti concolor est stas.</text:p>
      <text:p text:style-name="P198">Sic etiam qui de herbis aut in univerium de plantis</text:p>
      <text:p text:style-name="P4"><text:span text:style-name="T3">scripserunt, sensilem ipfarum naturam edocent, qualis<text:line-break/>quaeque fit tangenti et gustanti et odoranti et conspi-<text:line-break/>cienti, quamque habeat facultatem dederant, quum vel<text:line-break/>intra corpus assumuntur, vel foris admoventur. In bis<text:line-break/>enim sensilis cujusque natura existrt. At haec superior ac<text:line-break/>prima est </text:span><text:span text:style-name="T9">naturae exceptio,</text:span><text:span text:style-name="T3"> 'de qua tum ego prius lo-<text:line-break/>quutus sum, tum quam Plato eum scire consulit qui<text:line-break/>quamcumque rem methodo tractare desiderati Ascribam<text:line-break/>autem tibi et ipsius verba. </text:span><text:span text:style-name="T9">SO. Naturam/ie animae abs- '<text:line-break/>que universi natura, prout rationi consentaneum est, in~<text:line-break/>teUigere poffe arbitraris? PHAE. Si sune Hippocrati<text:line-break/>et Af clepiadi stdes quaedam adhibenda stt, neque, etiam<text:line-break/>corporis naturam citra hanc methodum poteris. SO,<text:line-break/>Recte quidem ille, o amice, edocet. Attamen qui supra<text:line-break/>Hippocratem rationem perpendunt, ipsis an consentanea<text:line-break/>stt, speculandum est. PHAE. Astentior. SO. De natura<text:line-break/>igitur quidnam et Hippocrates et vera ratio dicat, velim<text:line-break/>animadvertas. Nam stc de cujusque rei. natura statuen-</text:span></text:p>
      <text:p text:style-name="P4"><text:span text:style-name="T9">dum est. Primum quidem utrum illud simplex stt an<text:line-break/>multiplex,. cujus artis periti ipst ejsu voluerimus, et alios<text:line-break/>efstcere voluerimus? postea vero st simplex suerit, explo-<text:line-break/>randa est ipsius facultas, quam certam ad quid- agen-<text:line-break/>dum aut ab aliis patiendum</text:span><text:span text:style-name="T3"> a natura fartiatur. . </text:span><text:span text:style-name="T9">At st<text:line-break/>plures specie habeat, his dinumeratis, quae in uno, ea<text:line-break/>in singulis aliquid agendi, aut ab alio aliquid patiendi na-<text:line-break/>tura sucultas inspicienda est.</text:span><text:span text:style-name="T3"> Haec tibi et Platonis verba </text:span><text:span text:style-name="T13">1<text:line-break/></text:span><text:span text:style-name="T3">sunt ex Phaedro, quae tum quod naturae nomen fignifi-<text:line-break/>cet, tum quomodo ipsius substantiam inspicere oporteat,<text:line-break/>edocent. Tales vero omnes verbum philosophorum libros<text:line-break/>de natura conscriptos comperias, Empedoclis, Parmeni-<text:line-break/>dis, Melissi, Alcmeonis et Heracliti. Quidam autem ex<text:line-break/>his non unum, scd plures hujus speculationis libros com-<text:line-break/>posuerunt; nonnulli vero etiam permultos, quemadmo-<text:line-break/>dum Epicurus. Is etenim exorditur quemadmodum et<text:line-break/>alii omnes a quaestione utrum unum sit ac simplex cujus<text:line-break/>naturam invenire conemur, an compositum ex simplicibus<text:line-break/>quibusdam sie prioribus, quae veterum ipsorum successores</text:span></text:p>
      <text:p text:style-name="P4"><text:span text:style-name="T3">elementa </text:span><text:span text:style-name="T17">- </text:span><text:span text:style-name="T3">nominare consueverunt, 'quemadmodum gram-<text:line-break/>matici in voce quatuor et viginti esse, elementa pronun-<text:line-break/>cianj, hoc est simplices primasque particulas, quae non<text:line-break/>amplius in .alias dividi possunt,- sicnti syllabae. Nam si<text:line-break/>de hac syllaba </text:span><text:span text:style-name="T9">stra</text:span><text:span text:style-name="T3"> primum adimas elementum si, licet<text:line-break/>reliquam adhuc integram haheie syllabam </text:span><text:span text:style-name="T9">tru.</text:span><text:span text:style-name="T3"> Ita si<text:line-break/>rursus ah ipsa </text:span><text:span text:style-name="T9">tra</text:span><text:span text:style-name="T3"> primam demas litteram, t.,.. id quod<text:line-break/>ex hac reliquum est habebis ra; quod dividi potest; non<text:line-break/>tamen a adhuc dividere licet,- neque illam ex duobus<text:line-break/>tribusve sunis, sicut alias multas conflere ostendes, verum<text:line-break/>individuus nnus iipsius sonus est, non secundum quanti-<text:line-break/>tatein: simpliciter, .ut alibi et nos et alii plerique philo—<text:line-break/>sophi ostendimus, verum secundum .sciam specient. Eo-<text:line-break/>dem quoque modo qui corporum generationi et cor-<text:line-break/>ruptioni obnoxiorum elementa quatuor esse asserunt, aerem,<text:line-break/>ignem, terram et aquam., quod amplius singula ipsa in<text:line-break/>plures fpecies -sccari nequeant, eo . physiologiae principia<text:line-break/>spfit statuunt. Prima siquidem . - minimorum corporum</text:span></text:p>
      <text:p text:style-name="P4"><text:span text:style-name="T3">notio est. penes quantitatem; - altera vero quae sequitur<text:line-break/>penes qualitatem, ut in vocis elementis: monstratum' esu<text:line-break/>Atque hinc physici philosophi inter se discreparunt. Qui-<text:line-break/>dam enim corporum quae generantur ac intereunt mini-.- '<text:line-break/>mas quantitate particulas elementa supposuerunt, quidam<text:line-break/>vero qualitate. Alorum de significatione vocis: elementi<text:line-break/>primo libro de medicis vocabulis;- ut et : de naturae </text:span><text:span text:style-name="T17">υο—<text:line-break/></text:span><text:span text:style-name="T9">cabuli significatione</text:span><text:span text:style-name="T3"> quinto a me amplissime concertatum<text:line-break/>est. Jam . vero non de appellationibus aut signiltcationi-<text:line-break/>hus, sed de rebus ipsis,sermo est instituendus', ex quibus<text:line-break/>minimis sine fecundum .magnitudinem, sine secundum<text:line-break/>speciem prima compositio fitrcgerjeraliuur corporum; quae<text:line-break/>Aristoteles et nos similaria appellamus. Secunda’namque<text:line-break/>ex his alia .compositio fit ^corporum, quae organica voca-<text:line-break/>mus, manus, pedis; oculi etiam et pulmonis et cordis, he-<text:line-break/>patis et lienis et renum et -ventriculi et uteri et'id genus<text:line-break/>aliorum.. Horum enim organorum natura ex primis illis</text:span></text:p>
      <text:p text:style-name="P3"><text:span text:style-name="T3">similaribus, quae • utique Plato primigenia vacare con-<text:line-break/>suevit. De horum vero differentia dictum jam" est uno<text:line-break/>quodam volumine, nunc autem et per capita,' clarioris<text:line-break/>doctrinae gratia, dicetur. Similare quidem est os, car-<text:line-break/>tilago et ligamentum; similare quoque membranaadeps<text:line-break/>et caro, sive quae musculorum fibris, quae ipsae etiam<text:line-break/>fuut similares, obducitur; sive quae in visceribus habetur,<text:line-break/>quam Erasistratus etiam parenchyma vocitare solitus est.<text:line-break/>Proditum est statim ab initio operis, (quo medendi me-<text:line-break/>thodurn, qnalisnarn ea sit demonstravimus) fieri non posse,<text:line-break/>ut quis per indicationes similaribus corporibus medeatur,<text:line-break/>‘nisi prius agnoscat,-utrum eorum quodque simplex sit, an<text:line-break/>ex pluribus compositum , et utrum illa per tota tempe-<text:line-break/>rata sint, an sulum </text:span><text:span text:style-name="T9">sc mutuo</text:span><text:span text:style-name="T3"> tangant. Praeterea demon-<text:line-break/>stratum est nonnullos medicos, ex quibus est Erasistra-<text:line-break/>i tus, ex dimidia parte dogmaticos esse, qui partium' orga-<text:line-break/>nicarum morbos ratione curavit,, similarium autem aut</text:span></text:p>
      <text:p text:style-name="P4"><text:span text:style-name="T3">nequaquam, aut empirico more. Imo eorum plurimi quo-<text:line-break/>modo • organicarum partium 'morbi ab iis differant qui<text:line-break/>similaribus oboriuntur; minime norunt; quemadmodum<text:line-break/>neque ntrorumque ipsorum numerum. Sed vos, o amici,<text:line-break/>etiam de morborum differentiis unum e nostris commen-<text:line-break/>tariis aliquem habetis et remediorum non exiguum opus,<text:line-break/>quod inscripsi methodum medendi. Verum tum haec, tum<text:line-break/>alia de natura corporis nostri orationem expostulant, quae<text:line-break/>proposito hoc in volumine docetur. Quare etiam, mirari<text:line-break/>aliquis possit illos qui librum, de natura hominis non esse<text:line-break/>germanum Hippocratis judicant; </text:span><text:span text:style-name="T9">fed,</text:span><text:span text:style-name="T3"> ut ipsi vocare con-<text:line-break/>sueverunt, fpurium, decepti' ab iis quae in eo digesta ac<text:line-break/>inserta sunt, de quibus bis in commentariis fusius tracta-<text:line-break/>bo; Nunc vero fatis </text:span><text:span text:style-name="T9">afl</text:span><text:span text:style-name="T3"> explicasse quae in germano vel<text:line-break/>etiam adulterino Hippocratis opere narrata sunt, ex<text:line-break/>lectione ita sese habentia. Hujus libelli prima in uno<text:line-break/>vplumine pars in ducentos et quadraginta versus excedit,<text:line-break/>quae ex calido; frigido, sicco et hninido animalium cor-</text:span></text:p>
      <text:p text:style-name="P4"><text:span text:style-name="T3">pora constituta esse demonstrat, simulque de humorum<text:line-break/>natura docet.. Altera post hanc pars varia‘esu 'Etenim<text:line-break/>prima ipsius, pars sporadicos, quos appellant, morbos et<text:line-break/>ab epidemiis et a pestilentibus discernit, et propriam<text:line-break/>utriusque generis curationem summatim praescribit. Quae<text:line-break/>pars libri subsequitur, venarum dissectionem persequitur.<text:line-break/></text:span><text:span text:style-name="T21">Deinde .de </text:span><text:span text:style-name="T3">morbis varia est doctrina, et postea falubris<text:line-break/>victus ratio ad privatos conscripta. Postremo;,qua ratione<text:line-break/>quis crassissimos homines attenuet, aut tenuissimos carne<text:line-break/>repleat; quibus conjuncta est de vomitu praedeptio, mox<text:line-break/>brevis quaedam puerorum victus rationis descriptio, dein-<text:line-break/>de mulierum-, post eorum qni exercentur, ad finem </text:span><text:span text:style-name="T9">ad-<text:line-break/>jecta</text:span><text:span text:style-name="T3">est versibus circiter decem cerebri morborum, doctrina<text:line-break/>temere et sine judicio'. Proinde clarum est universis hunc<text:line-break/>libellum en multis constructum conflatumque esse; ad<text:line-break/>sexcentos fere verius aut pauso minus extensum. Habet<text:line-break/>autem primum sane librum ubi de elementis et humori-</text:span></text:p>
      <text:p text:style-name="P4"><text:span text:style-name="T3">bns agit,; omnino .Hippocratis arti consentaneum, quem-<text:line-break/>admodum et fecundum, qui. morbos epidemios et spora-<text:line-break/>di cos ah invicem distinguit. At eam quae de venaruin<text:line-break/>dissectione est oratio evidenter ab aliis interposita totum<text:line-break/>continet vitiosum. Neque enim iis quae apparent conso-<text:line-break/>nat, et cum iis pugnat quae in secundo Epidemiornm<text:line-break/>sunt comprehensa. Subfequentium alia interjecta sunt, de<text:line-break/>quibus, quum tibi'librum interpretabimur, exacte agetur;<text:line-break/>alia vero sunt mentione digna-et paucis recle dicta, nec<text:line-break/>artem Hippocratis callentia, sicuti quae de salubri victus<text:line-break/>ratione prodita sunt Ex his totus quidem, liber constat,<text:line-break/>verum , prima ipsius, pars totius Hippocraticae artis veluti<text:line-break/>fundamentum, continet; quare demirari nonnullos me dixi,<text:line-break/>qui eam ab Hippocratis sensu alienam esse tuentur. Plu-<text:line-break/>rimi . siquidem qui Hippocratis artem habent cognitam,<text:line-break/>germanis ipsam ascribunt, judicantes magni Hippocratis<text:line-break/>esse commentarium, quidam vero Polybi ejus dsscipuli,</text:span></text:p>
      <text:p text:style-name="P4"><text:span text:style-name="T3">simul et in juvenibus docendis fuccessoris, qui nullum<text:line-break/>plane Hippocratis dogmatum videtur transmutasse in ullo<text:line-break/>suo libro , quemadmodum neque •' Thessalus ejus filius, mi--<text:line-break/>rabilis sane vir et hic existimatus., sed qui non in patria<text:line-break/>sicutl Pulyhus permanserit, nam Archelao regi Macedoniae<text:line-break/>familiariter.convixit. Itaque persuasum habent, ut dixi,<text:line-break/>et alii prope universi medici, praeter paucos quosdam,-<text:line-break/>Hippocratis esse librum de natura hominis, id quod nec<text:line-break/>Plato ipsc ignorati Scribit itaque in Phaedro sententiam<text:line-break/>paulo ante a me recitatam, cujus initium hoc est: </text:span><text:span text:style-name="T9">SOCr<text:line-break/>Animaa igitur naturam fine universi natura intelligeie<text:line-break/>te, ut convenit j pasce arbitraris? PHAEe Si fana Hip-<text:line-break/>pocrati Asclepiadae credendum est, ne corporis quidem<text:line-break/>naturam citra hanc methodum postis.</text:span><text:span text:style-name="T3"> Haec verba per--<text:line-break/>legentes'inconsultos illos nugatores considerare, oportebat,<text:line-break/>quo in libro Hippocratis methodus,- quam Plato com-<text:line-break/>mehdat, perscripta sit; quippe non in alio quam prae-'<text:line-break/>senti hoc commentario de natura' hominis tradita esse</text:span></text:p>
      <text:p text:style-name="P4"><text:span text:style-name="T3">videbitur. Deinde vero et alia singula quae Plato enu-<text:line-break/>meravit, quae etiam ego in opere de Elementis secun-<text:line-break/>dum Hippocratem edocui et nihilo minus in praefentia<text:line-break/>persequar, ad idque me nunc accingo, quandoquidem ita<text:line-break/>vobis visum est ; illud sane adhuc ubi sermoni adjecero,<text:line-break/>orationum quae in libro sunt expositionem aggrediar.<text:line-break/>Quum liber de Elementis secundum Hippocratis senten-<text:line-break/>tiam a me aliquando . conscriptus in multorum manus<text:line-break/>incidisset, probatusque ab omnibus esset eruditis, pauculi<text:line-break/>indocti (qui demonstrationum in eo (criptarum nullam<text:line-break/>potuerunt reprehendere, quamvis id aggressi) contabesce-<text:line-break/>bant, rumpebanturque invidia, hoc satis esse . ad calu-<text:line-break/>mniam putantes, si dicerent opus non esse ipsius Hippocra-<text:line-break/>tis. Esto igitur neque Hippocratis, nec ipsius Polybi, nec,<text:line-break/>si velint, omnino conscriptus liber sit de hominis natura,<text:line-break/>qui ostendat corpora noflra ex calido, frigido, sicco et<text:line-break/>humido esse conflata. Etsi enim lioc ipsis donabimus,<text:line-break/></text:span><text:span text:style-name="T9">tamen</text:span><text:span text:style-name="T3"> corpora, nostra ex his conisure Hippocratis est</text:span></text:p>
      <text:p text:style-name="P4"><text:span text:style-name="T3">dogma. Nam in libris, maxime germanis ipsius, non<text:line-break/>modo differentias morborum his principiis consentaneas<text:line-break/>facere ridetur, sed etiam curationum modos illinc inve-<text:line-break/>nire. Siquidem morbi, ipsorum principiorum ratione<text:line-break/>calidi, frigidi, humidi et sicci, luter se' disserunt. Cu-<text:line-break/>ratio autem fit calidorum refrigerantibus, humidorum sic-<text:line-break/>cantihus, ut et frigidorum calefacientibus, siccorum hu-<text:line-break/>mectantlbus. Praeterea ante haec ipsas naturas homi-<text:line-break/>num alias calidas, alias frigidas, has humidas, illas fic-<text:line-break/>cas arbitratur; aetatesque similiter et regiones etiam pari<text:line-break/>modo invicem differre autumat, quum nihil horum Erasi-<text:line-break/>stratus unquam, prodiderit, sicut nec alius quispiam eorum,<text:line-break/>qui calidum alcititiunr non innatum esse putanti Sic<text:line-break/>etiam </text:span><text:span text:style-name="T13">a</text:span><text:span text:style-name="T3">li</text:span><text:span text:style-name="T13">a</text:span><text:span text:style-name="T3"> omnia particularia Hippocrates sane ad haec<text:line-break/>principia refert, Erasistratus autem non observat, quae<text:line-break/>causa est ut nonnulla naturae - opera indifcussa reliquerit,<text:line-break/>quemadmodum in commentariis de facultatibus naturali- ‘<text:line-break/>bus docuimus. Quoniam vero qui omnibus honestis</text:span></text:p>
      <text:p text:style-name="P4"><text:span text:style-name="T3">obstrepnnt, sermonis prolixitatem crimluantur, dicentes<text:line-break/>nos quidvis potius quam commentarios scribere, decrevi<text:line-break/>et hanc ipsurum contumeliam recidere, proprio alio opere<text:line-break/>a me conscripto, in qno opinionem eandem cum Hippo-<text:line-break/>crate me tueri ostendam, quae in libro de natura homi-<text:line-break/>nis .scripta est et in aliis, omnibns commentariis. Noni<text:line-break/>autem rursus quemadmodum in omnibus iis quae a nobis<text:line-break/>demonstrantur, invidi ea calumniari veriti quae ab omni-<text:line-break/>bus collaudantur, criminantur aliqua theoremata eorum<text:line-break/>qui ipsis communicant, ita etiam nunc facturos ipfos<text:line-break/>[cogito]. Etenim </text:span><text:span text:style-name="T9">ia libris</text:span><text:span text:style-name="T3"> qui fcribentur, dicunt Hip-<text:line-break/>pocratem' uti quidem vere' scopis elementaribns, calido,<text:line-break/>frigido, sicco et humido, non tamen vere ipfirm fenttre.<text:line-break/>Quum autem demonstret rurfus ex iis corpora nostra<text:line-break/>conflari, non videri hoc Hippocrati dictitant, quippe<text:line-break/>librum de natura humana non esse Hippocratis. Sicut<text:line-break/>igitur illi malefacere non desinunt, ita et noe convenit .<text:line-break/>memores eorum, quae in singulis commentariis erant pro-</text:span></text:p>
      <text:p text:style-name="P197">posita, in memoriam illis revocare et neque, quum de-<text:line-break/>rnonstrarnus Hippocratem in omnibus commentariis artis<text:line-break/>Tuae fundamentum in scientia de Elementis repertis sta-<text:line-break/>tuere: hoc omisso, de veritate ipsorum inquirant. Ne-<text:line-break/>que quum de veritate inquirimus, aut etiam demonstra-<text:line-break/>mus, digrediantur ad sententiae ipsius considerationem:<text:line-break/>sed privatim quidem an- vera de elementis disputatio sit<text:line-break/>disquirant, privatim quoque an haec elementa Hippo-<text:line-break/>crates statuerit. Quum itaque duo haec disquirenda pro-<text:line-break/>ponantur, prius in opere de Elementis secundum Hippo-<text:line-break/>cratem et ' in disputatione modo proposita considerent.<text:line-break/>Hinc abunde ex consequentia colligitur, eadem semper<text:line-break/>elementa statuisse, librumque nunc nobis propositum con-<text:line-break/>scripsisse , viris non imprudentibus apparet.</text:p>
      <text:h text:style-name="Heading_20_2" text:outline-level="2">I.</text:h>
      <text:p text:style-name="P264">Quicunque de natura humana ulterius quam quod ejus</text:p>
      <text:p text:style-name="P3"><text:span text:style-name="T9">ad medicinam spectat dister entes audire consuevit, huic<text:line-break/>certe ut auscultet, minime, est accommodata kaec ora-<text:line-break/>tio.. Neque enim omnino aerem dico, hominem ejsu,<text:line-break/>neque ignem, neque aquam, neque terram, neque aliud<text:line-break/>quicquam:, quod minime appareat unum in homine<text:line-break/>esae. Verum iis. haec volentibus dicere concedo.</text:span></text:p>
      <text:p text:style-name="P2"><text:span text:style-name="T3">Quantum 'ad ,hanc dictionum seriem spectat, haud<text:line-break/>adeo fieri posse videbitur' ut manifesto auctoris sententiam<text:line-break/>intelligas; accusat enim eos qui disputationem de natura<text:line-break/>ulterius abducunt quam medicinae usui fit. Ulterius au-<text:line-break/>tem abducere aliquis poterit intelligere illos, qui ignem,<text:line-break/>aquam, aerem et terram hominis naturae elementa esse<text:line-break/>dicunt, si non misceant ipsa elementa: item: illos, qui<text:line-break/>elementum unum aliquod ponunt, quorum priorem sen-<text:line-break/>tentitim prompta imaginatione, secundam vero exacta magis<text:line-break/>consideratione percipimus. , Nam qui corpora- nostra ex<text:line-break/>igne, terra, aqua et aere invicem temperatis constare ar-</text:span></text:p>
      <text:p text:style-name="P4"><text:span text:style-name="T3">bitrantur, ab -iis inique postulabit aliquis, ut secernant<text:line-break/>demonstrantes in nobis aquam aut ignem aut terram aut.<text:line-break/>aerem; aut si non demonstrant, convinci dicat. Simile<text:line-break/>enim id est ac si voles in..medicamento tetrapharmaco<text:line-break/>vel ceram vel picem vel sevum vel resinam puram sin-<text:line-break/>ceramque ostendi: aut iis qui nequeant ostendere, non<text:line-break/>concedas ex his ipsum esse compositum. Nam dum qua-<text:line-break/>tuor contemperari dicuntur, nullum ex ipsis sincerum<text:line-break/>esse ostenditur. Possis igitur ambo in proposita oratione<text:line-break/>intelligere. Verum in iis quae mox dicentur, secundum<text:line-break/>ab auctore astrui videtur. At (si quis animum diligenter-<text:line-break/>advertat) etiam hac ipsa oratione, ubi inquit i neque enim<text:line-break/>hominem in totum aerem esse dixerim</text:span><text:span text:style-name="T17">, ηόη </text:span><text:span text:style-name="T3">hoc dicit,<text:line-break/>quod non sit omnino in' nobis aer ;' quemadmodum neque<text:line-break/>quod ignis vel aqua vel terra, sed quod non in totum<text:line-break/>sit, ou </text:span><text:span text:style-name="T17">τὸ πάμπαν: </text:span><text:span text:style-name="T3">ex qua dictione signisicatuf</text:span><text:span text:style-name="T17">-μἡ; παντέ—<text:line-break/>λῶς&gt; </text:span><text:span text:style-name="T9">non omnino.</text:span><text:span text:style-name="T3"> non </text:span><text:span text:style-name="T17">μηδ’ ὸλως,- </text:span><text:span text:style-name="T19">ηΰϊϊία </text:span><text:span text:style-name="T9">ex par der</text:span><text:span text:style-name="T3"> </text:span><text:span text:style-name="T13">;</text:span><text:span text:style-name="T3"> Neque<text:line-break/>enim res, de. qaa verba facimus', ' per dictionem </text:span><text:span text:style-name="T17">πάμπαν</text:span></text:p>
      <text:p text:style-name="P4"><text:span text:style-name="T3">tollitur omnino, sed quod in ea absolutum est et mixtu-<text:line-break/>rae expers comminuitur. Quin et poeta leo significatu<text:line-break/>voce </text:span><text:span text:style-name="T17">πάμπαν </text:span><text:span text:style-name="T3">uti videtur, in quibus vaticinatur,</text:span></text:p>
      <text:p text:style-name="P264">— quia prorsus Achivum</text:p>
      <text:p text:style-name="P262">Noluit is populum pro Troiae perdere muris.</text:p>
      <text:p text:style-name="P1"><text:span text:style-name="T3">Item Hippocrates ipse, quum ait: </text:span><text:span text:style-name="T9">M.orborum acutorum<text:line-break/>non, in totum fecurae sunt praedictiones, tum sanitatis<text:line-break/>tum mortis.</text:span><text:span text:style-name="T3"> Etenim poeta scribit Iovem in gratiam The-<text:line-break/>tidis magnam Graecorum cladem velle moliri, non tamen<text:line-break/>omnino ipsos extinguere. Hippocrates vero multas sane<text:line-break/>praedictiones firmas esse dicit, ut in commentariis in li-<text:line-break/>brum Prognosticon ostendimus, non tamen omnes, praestat<text:line-break/>intelligere. Quod etiam sirbsequentibus declarat-, Hippo-<text:line-break/>cratem non concedere iis, qui aerem solum' humani' cor-<text:line-break/>poris esse elementum dictitant, quemadmodum neque his<text:line-break/>qui terram solam aut, aquam aut ignem. Neque enim<text:line-break/>unum aliquod horum est, sed omnia elementa. Proinde</text:span></text:p>
      <text:p text:style-name="P4"><text:span text:style-name="T3">etiam dictionem ad finem orationis positam, quum ambi-<text:line-break/>gua sit, in eo ambiguitatis genere, quod ex divisione et<text:line-break/>compositione nascitur, satius est divisun legere, ubi in-<text:line-break/>qnit, neque aliud qnicquam, quod non unum esse in ho-<text:line-break/>mine appareat; in qua sententia </text:span><text:span text:style-name="T9">iviov</text:span><text:span text:style-name="T3"> non, nt priorem<text:line-break/>interpretationem celebrantes censent, una est orationis<text:line-break/>pars, quae ab aliis Graecis duabus syllabis effertur, </text:span><text:span text:style-name="T9">ivstv,<text:line-break/></text:span><text:span text:style-name="T3">ab Ionicis tribus, </text:span><text:span text:style-name="T17">εν έὸν, </text:span><text:span text:style-name="T3">verum duae sunt orationis par-<text:line-break/>tes; prior nomen monosyllabum, nt quum numerando di-,<text:line-break/>cimus, </text:span><text:span text:style-name="T9">iv</text:span><text:span text:style-name="T3"> u.num, duo, tria; altera, quam nos quidem ov,<text:line-break/>ens dicimus; Iones autem duabus syllabis </text:span><text:span text:style-name="T17">ἐόν. </text:span><text:span text:style-name="T3">Ostende-<text:line-break/>tur enim in.: subfequen tibus Hippoerates refragari non iis<text:line-break/>qui putant, singula quatuor elementorum in corpore con-<text:line-break/>tineri'; sed iis qui unum duntaxat ex ipsis naturam hp-<text:line-break/>minis,esse arbitrantur. Quomodo igitur, inquies, ulterius<text:line-break/>quam medicina postulat, disputatio haec procedit, in qua<text:line-break/>unum quodlibet elementum nonnulli naturam hominis esse<text:line-break/>statuunt? quoniam,, ut. ipse paulo post dicet, hanc opi-</text:span></text:p>
      <text:p text:style-name="P197">nionem sequitur, nunquam hominem dolore, et si quis<text:line-break/>hcc concesserit, . unum etiam remedium esse: sed dolere et<text:line-break/>curari videtur multifariam: . eoque falsa plane est opinio.<text:line-break/>Inspiciamus igitur singula iarn dicta, quomodo ipsa in sub-<text:line-break/>scriptis verbis comprobet</text:p>
      <text:p text:style-name="P5"><text:span text:style-name="T3">Neque enim, </text:span><text:span text:style-name="T17">τὸ πάμπαν </text:span><text:span text:style-name="T3">in totum </text:span><text:span text:style-name="T9">dico hominem ejsc ae-<text:line-break/>rem , neque ignem, neque aquam, neque terram, ne-<text:line-break/>que aliud quidquam: quia unum</text:span><text:span text:style-name="T3"> in </text:span><text:span text:style-name="T9">homine esae non<text:line-break/>apparati fed iis haec volentibus dicere concedor</text:span></text:p>
      <text:p text:style-name="P199">Artemidorus, cognomento Capito; Hippocratis libros<text:line-break/>edidit: quae editio non solum apud Adrianum imperato--<text:line-break/>rem in pretio est habita, verum etiam nunc admodum a<text:line-break/>multis studiose assectatur, probaturque ut et ea Dioscori-<text:line-break/>dis ipsi coaetanei. Multa igitur uterque transcribendo<text:line-break/>corrigens veteres scripturas immutavit, quas solas norunt,<text:line-break/>Hippocratis libros interpretati sunt. - Capito autem prae-</text:p>
      <text:p text:style-name="P4"><text:span text:style-name="T3">ter pleraque alia hanc modo propositam orationem im-<text:line-break/>mutavit, huncque in modum scripsit, </text:span><text:span text:style-name="T9">neque anim in to-<text:line-break/>tum aerem dixerim esae hominem, neque ignem, neque<text:line-break/>aquam.</text:span><text:span text:style-name="T3"> Quia enim neque librum viri veteris invenit,<text:line-break/>qui terram solum elementum esse diceret, neque apud eos<text:line-break/>viros Peripateticos qui maxime huiusrnodi historiam per-<text:line-break/>tractaverunt, huius opinionis auctorem quenquam prodi;<text:line-break/>lectionem audacter immutavit. Satius autem erat incre-<text:line-break/>pare eos, qui contentiose investigarunt, quis esset vir,<text:line-break/>qui terram lolam elementum opinatris sit. Perinde enim<text:line-break/>hoc est, ac si quaeras, quis erat qui manum luxatam su-<text:line-break/>pinam deligari voluerit? et quis ille qui calcanei deliga-<text:line-break/>tionem aliter quam Hippocrates fieri praecepit? quis rur-<text:line-break/>sus, qui claviculam; aut quis qui fracturas cum ulcere<text:line-break/>coniunctas in ipso quidem ulcere non deliget, in utraque<text:line-break/>autem ipsius parte deliget? aut quis in adurendo humeri<text:line-break/>articulum non in quibus convenit partibus escharas<text:line-break/>induxit? aut qui erant quos in oratione de spinis dorsi</text:span></text:p>
      <text:p text:style-name="P4"><text:span text:style-name="T3">accusat? Multa enim huius generis Hippocrates et in opere<text:line-break/>defracturis </text:span><text:span text:style-name="T21">et.de </text:span><text:span text:style-name="T3">articulis est perscquutus, nunc quasi<text:line-break/>uno, nunc quasi multis aberrantibus, quemadmodum in<text:line-break/>opere de victus ratione in morbis acutis' simul multos<text:line-break/>medicos accusans hunc in modum scripsit: </text:span><text:span text:style-name="T9">Novi medi-<text:line-break/>cos iis quae oportet maxime contraria moliri; vosunt enim<text:line-break/>omnes sub 'morborum initiii, ubi homines aut duos aut<text:line-break/>tres aut etiam plures dies sume cruciaverint, ita iam et<text:line-break/>sorbitiones et pa culent a offerre.</text:span><text:span text:style-name="T3"> Qui igitur fuerunt, qui<text:line-break/>ita victus rationem tradebant, ostendant nobis interpretes:<text:line-break/>qui rursus erant, qui pituitam solam esse hominem arbi-<text:line-break/>trarentur, qui flavam bilem, aut qui atram bilem liomr-<text:line-break/>nern esse indicabant: nam inferius in hoc ipso de natura<text:line-break/>hominis libello esse nonnullos ait, qui,sic, opinati fiunt.<text:line-break/>Quare praestiterat interpretibus dixisse quod scrinii omnes<text:line-break/>hi suas ipsorum opiniones ne scriptis quidem mandave-<text:line-break/>rint Rursus fieri potuit ut ipsi conscripserint ,’ sed libri<text:line-break/>interciderint; nam hoc pluribus de causis fieri videtur.</text:span></text:p>
      <text:p text:style-name="P4"><text:span text:style-name="T3">Nonnulli enim qui susciperent: ipsorum disciplinam, non<text:line-break/>habebant-; nonnulli vero-, libros duni viverent non edi-'<text:line-break/>derunti' deinde mortuis ipsis unum aut alterum exemplar<text:line-break/>quod supererat, periit. Iam potuerunt etiam, quia scripta<text:line-break/>ipsorum in pretio nullo erant, negligi et temporis spatio<text:line-break/>prorsus interfro. Quin etiam invidi quidam aut supprimunt<text:line-break/>aut omnino' abolent veterum libros. Sunt qui id faciant,<text:line-break/>ut quae in eis sint tradita, sua esse dictitent. Vel quid<text:line-break/>mirum est, eorum libros qui alienas opiniones literis pro-<text:line-break/>diderunt, perire, quum etiam apud Athenienses nonnulli<text:line-break/>inveniantur tum comici tum- tragici poetae, magna </text:span><text:span text:style-name="T9">ce-<text:line-break/>lebritate</text:span><text:span text:style-name="T3"> operum commendati, quorum fabulae non am-<text:line-break/>plius supersint? Ut enim alias universas causas omittam,<text:line-break/>duarum duntaxat quae Romae nuper 'acciderunt memi-<text:line-break/>nero. Saepe conflagrata incendio, templa, saepe terrae<text:line-break/>motibus collapfa, aut alia de causa, fecerunt ut non pauci<text:line-break/>libri interierint. Prave igitnr Capito ausus est antiquam<text:line-break/>lectionem abrogare, ita ut ne ho‘c quidem adjecerit, fieri</text:span></text:p>
      <text:p text:style-name="P4"><text:span text:style-name="T3">potuisse ut primus librorum scriptor erraverit, pro 'alio seri-<text:line-break/>iens aliud. Male etiamnum interpretes quidam de Xe-<text:line-break/>nophane mentiti sunt: quemadmodum'et Sabinus qui sic<text:line-break/>suis ipsis verbis scripsit: </text:span><text:span text:style-name="T9">Neque enim,</text:span><text:span text:style-name="T3"> in'totum </text:span><text:span text:style-name="T9">nerem<text:line-break/>dico hominem,"stcut AnaAmenes; neque aquam ut Tha-<text:line-break/>les; neque terram ficut alicubi Xenophanes^".</text:span><text:span text:style-name="T3"> Nullo .enim<text:line-break/>in loco sic pronuntiasse Xenophanes invenitur. Quin etiam<text:line-break/>Sabinus ipse ex suismet verbis mentiri perspicitur, non<text:line-break/>prae inscitia in errorem prolapsus; alloqui certe librum<text:line-break/>in quo haec pronuntiavit nominatim protulisset.-,I Nunc<text:line-break/>autem sic'scripsit. Neque terram, sicut quodam, in loco<text:line-break/>Xenophanes. Theophrastus autem, in naturalium opinio-<text:line-break/>nurn compendio Xenophanis opinionem., si ita-haberet,<text:line-break/>conscripsisset. Ac tibi licet, si historia de his prodita te<text:line-break/>oblectat, Theophrasti libros perlegere, in quibus natura-<text:line-break/>les opiniones in compendium redegit: quemadmodum-si<text:line-break/>veterum medicorum opiniones voles discere, integrum tibi<text:line-break/>est medica collectione libros evoIvere, qui sane Aristoteli</text:span></text:p>
      <text:p text:style-name="P4"><text:span text:style-name="T3">ascribuntur, .sed a Menone eius discipnio fcriptos esse<text:line-break/>pro confesso habetur:- quare etiam nonnulli hos libros<text:line-break/>Menonios appellant. Constat autem .quod..et Menon ille,<text:line-break/>investigatis diligenter veterum medicorum libris., qui ipsius<text:line-break/>tempore adhuc supererant, opiniones ipsorum inde colle-<text:line-break/>gerit. Eorum vero qui i jam prorsus interiissent aut su-<text:line-break/>perstites quidem essent, </text:span><text:span text:style-name="T9">fed</text:span><text:span text:style-name="T3"> non in lucem editi, sententias<text:line-break/>haud potuit scribere. In’ his itaque libris haud invenias<text:line-break/>vel ab urio proditum, flavam bilem aut nigram aut pi-<text:line-break/>tuitam hominis naturae esse elementurn. Sanguinem vero<text:line-break/>etiam qui Hippoerati successerunt permulti folum nobis<text:line-break/>inesse arbitrati sunt, quod prima generatio nostra ex ipso<text:line-break/>fiat: mox in utero incrementum: deinde in lucem editu-<text:line-break/>rum perfectio. Sed Hippocrates paulo post scripsit, tan-<text:line-break/>quam nonnulli sint, qui pituitam et bilem hominem este<text:line-break/>arbitrarentur-; non ita scripturus, nisi quidam suissent vel<text:line-break/>ipsius tempore vel ante ipsum, qui sic opinarentur.</text:span></text:p>
      <text:h text:style-name="P188" text:outline-level="2">II.</text:h>
      <text:p text:style-name="P1"><text:span text:style-name="T9">Qui vero talia proferunt, mon mihi recte id agnoscere<text:line-break/>videntur ; eadem enim sententia utuntur omnes ; verum<text:line-break/>non eadem dicunt, sud sententiae suae epilogum eun-<text:line-break/>dem efficiunt. Ajunt enim unum quid esae quodcunque<text:line-break/>est, et id ipsum unum este ac universum} nominibus<text:line-break/>autem non consentiunt. - Eorum autem aliquis aerem<text:line-break/>esae hoc unum et universum asterii; alius ignem, alius<text:line-break/>aqunm, alius terram; tum unusquisque suae orationi<text:line-break/>-testimonia et conjecturas addit, quae nihili sunt. Quod<text:line-break/>etenim in eadem versantur omnes sententia, nec eadem<text:line-break/>dicant, eos ipsu ignorare manifestum esu Atque id ex<text:line-break/></text:span><text:span text:style-name="T3">eo </text:span><text:span text:style-name="T9">maxime is cognoverit qui ipsa disceptantibus inter-<text:line-break/>fuerit, Nam nunquam ter</text:span><text:span text:style-name="T3"> continua </text:span><text:span text:style-name="T9">serie idem homo<text:line-break/>eodem in sermone superior evadit, sed modo hic vincit,<text:line-break/>modo ille, modo iste, cui potijstmum lingua stuens ad<text:line-break/>populum contigerit. Quanquam par est, qui recte su</text:span></text:p>
      <text:p text:style-name="P4"><text:span text:style-name="T9">de rebus aliquid cognoscere prosttetur, suam enim ra-<text:line-break/>tionem perpetuo superiorem adsurre</text:span><text:span text:style-name="T3"> , si quae. </text:span><text:span text:style-name="T9">sunt'</text:span><text:span text:style-name="T3"> vera<text:line-break/></text:span><text:span text:style-name="T9">agnoscit- reoteque pronunciat. suerwn mihi videntur<text:line-break/>ejusmodi, homines seipsas in suarum rationum vocabulis<text:line-break/>prae inscitia evertere, Melisit Vero sententiam erigere.<text:line-break/>Sed de kis mihl dicta suspiciunt.</text:span></text:p>
      <text:p text:style-name="P199">Qui elementum unum statuunt, iis tanquam quae pro-<text:line-break/>ferunt scientibus orationem struit. Nam qui ignem esse<text:line-break/>elementum affirmant ex hoc quum excrassefcit et cogitur<text:line-break/>et densatur, alia generari volunt, ita'ut ex modica qui-<text:line-break/>dem ipsius densatione aerem generet,., ex ampliore vero<text:line-break/>aquam, ex absolutissima et plurima terram. Qui aquam<text:line-break/>quique aerem ponunt elementum, pari modo ex densatio-<text:line-break/>ne et fusione illorum alia procreari tuentur.. Densatam<text:line-break/>siquidem aquam, terram gignere dicunt.; fusam aerem,<text:line-break/>sicut et aerem densatum aquam,, fusum’ ignem. Quare ex</text:p>
      <text:p text:style-name="P4"><text:span text:style-name="T3">mutua in fe quatuor </text:span><text:span text:style-name="T9">elementorum</text:span><text:span text:style-name="T3"> mutatione ratio orta<text:line-break/>est eorum, qui unum quodlibet elementum esse statuunt:,<text:line-break/>atque ideo sententia ipfos eadem uti, diversa autem di-<text:line-break/>cere scribit, Proinde manifesto hac oratione tota iis ad-<text:line-break/>versatur; qui hominem unum quid solum, ex quatuor. ele-<text:line-break/>mentis esse, autumant, aitque ipsos aberrare. Nam quia<text:line-break/>nihil demonstrant., summe improbabilis oratio ipsorum ex-<text:line-break/>titeratunum siquidem quatuor </text:span><text:span text:style-name="T9">elementorum</text:span><text:span text:style-name="T3"> esse homi-<text:line-break/>nem non tuentur, astruuntque. Melissi vero fententiam<text:line-break/>erigunt,, prohantque, qui fane etiam esse unum elemen-<text:line-break/>tum existimet, non tamen ex quatuor illis; aere, terra,<text:line-break/>aqua, igne. Videtur -autem vir hic considerasse substan-<text:line-break/>tiam .q.uandam comninnern, quatuor subjectam elementis,<text:line-break/>non generabilem, incorruptibilem, quam posteri ipsius ma-<text:line-break/>teriam appellarunt; non tamen perfecte id potuisse osten-<text:line-break/>dere. Hanc igitur ipsam sirbstantiam nominat unum et<text:line-break/>omne. Verus autem nequaquam'liic sermo esu Non enim<text:line-break/>illud unum est solum principium corporum, quae genera-</text:span></text:p>
      <text:p text:style-name="P197">tioni et corruptioni subjiciuntur, quemadmodum Melissus<text:line-break/>opinatus est; sed praeter id qualitates quatuor, frigus<text:line-break/>siimmum,. siccitas, calor et humor: non tamen haec ele-<text:line-break/>mentafunt vel aliorum vel hominis naturae, fed prin-<text:line-break/>cipia. Hoc autem apud veteres confusum erat; ut quibus<text:line-break/>ne in mentem quidem pervenerat principii et elementi<text:line-break/>differentia, eo .quod potuerint uti etiam in principiis ele-<text:line-break/>menti appellatione. Verum duae res sunt manifesto in-<text:line-break/>vicem differentes ; altera sane, est minima totius particula,<text:line-break/>astera vero, in quam quis dividet intellectu, ipsam hanc<text:line-break/>particulam minimam. Etenim ignem ipsum non licet in<text:line-break/>duo corpora dividere et. temperatum ex • illis ostendere;<text:line-break/>quemadmodum neque terram, aut aquam, aut aerem; con-<text:line-break/>siderare tamen possit, alteram esse ejus quod mutatur sub-<text:line-break/>stantiam, alteram ipsius mntatiunem. Non enim idem<text:line-break/>est coipus quod mutatur, et mutatio quae ei accidit. Si-<text:line-break/>quidem quod, mutatur, subjectum est; mutatio vero ipsius<text:line-break/>ex qualitatum vicissitudine contingit. Nam quum summus</text:p>
      <text:p text:style-name="P4"><text:span text:style-name="T3">in </text:span><text:span text:style-name="T9">eo</text:span><text:span text:style-name="T3"> fuerit calor, ignis efficitur; sicut et aer, ubi sum-<text:line-break/>rnum humorem acceperit. Simili modo terta fit, r ubi il-<text:line-break/>lud subjectum secundum suam ipsius naturam qualitatis<text:line-break/>expers, omnem in se receperit siccitatem sine calore; aqua<text:line-break/>vero quum humiditatem. Etenim de primo frigido quaestio<text:line-break/>non exigua oborta est, quae quum ad medicae artis opera<text:line-break/>nihil conserat, .non est usui. Utilitas enim est in disqui-<text:line-break/>rendo utrum unum corpus hominum simplex sit , an ex<text:line-break/>quatuor simplicibus compositum, ut et Plutonis verba de-<text:line-break/>clararunt, et nos </text:span><text:span text:style-name="T9">in</text:span><text:span text:style-name="T3"> medendi methodo statim inter initia<text:line-break/>docuimus. Verum de hoc etiam postea dicetur: nunc in<text:line-break/>memoriam revocabo, quomodo in proposita oratione ad-<text:line-break/>versatus sit iis, qui unum aliquod ex quatuor hominem<text:line-break/>esse, non iis qui quatuor asseverant. Melior itaque lectio<text:line-break/>merito diceretur in prima sententia, quae primam sylla-<text:line-break/>bam dictionum </text:span><text:span text:style-name="T9">tv lov, ipnum existens,</text:span><text:span text:style-name="T3"> in pronunciatione<text:line-break/>aIpicat. Quod enim non unum sit, sed plura hominis<text:line-break/>naturam constituentia, Hippocrates ostendit; non tamen</text:span></text:p>
      <text:p text:style-name="P4"><text:span text:style-name="T3">quod ullum stb ex quatuor elementis sincerum in corpore.<text:line-break/>Neutiquarn enim id dicunt principium opinionis hujus<text:line-break/>principes, unum vero aliquod praeter quatuor, quod ex<text:line-break/>ipsis compositum enuncient; 'sicut tetrapharmacum facul-’<text:line-break/>tate, neque ceram,i neque picem, neque resinam, neque<text:line-break/>adipem: sed unum quoddam aliud praeter haec, quod ex<text:line-break/>omnibus contemperatis provenerit.. Porro quum haec rur-<text:line-break/>sus opinio duplex sit, (nonnulli enim quatuor qualitates<text:line-break/>Iolas per totas invicem contemperari, nonnulli vero sub-<text:line-break/>stantias pronunciarunt) Peripatetici sane prioris opinionis<text:line-break/>autores, secundae vero Stoici habentur. Praeterea ante<text:line-break/>hos Empedocles' corporum compositorum naturam - ex'im-<text:line-break/>mutabilibus quatuor elementis generari arbitratur, ita<text:line-break/>primis illis inter se commixtis, ut fi</text:span><text:span text:style-name="T23">;</text:span><text:span text:style-name="T3"> quis laevigata exacte .<text:line-break/>et lu pulverem redacta aeruginem, cbalcitidem, cadmram, ,<text:line-break/>misy ita miscuerit, , ut nullum ipsorum sine, altero possit<text:line-break/>in manus assumi.</text:span></text:p>
      <text:h text:style-name="P188" text:outline-level="2">lll.</text:h>
      <text:p text:style-name="P5"><text:span text:style-name="T3">At e </text:span><text:span text:style-name="T9">medicis nonnulli hominem sanguinem salum esae di-<text:line-break/>cunt; ex ipsts bilem hominem ejsc astsurunt; quidum<text:line-break/>denique pituitam.</text:span></text:p>
      <text:p text:style-name="P199">Quum superiori oratione adversus philosophos egisset,<text:line-break/>qui aut ignem solum, aut aquam, aut aerem, aut natu-<text:line-break/>ram terram corporis nostri esse censent, etiam ad medi-i<text:line-break/>cos digressus est, ex’ proposita verborum serie ostendens<text:line-break/>similiter illis etiam hos aberrare, qui arbitrantur hominem<text:line-break/>aut solum esse sanguinem, aut bilem, aut pituitam. Ma-<text:line-break/>nifesto igitur jam distinctum est, quod in prima omnium<text:line-break/>oratione ambiguum esse rideatur, non iis, qui quatuor<text:line-break/>elementa ponunt, fed illis qui unum aliquod solum ex<text:line-break/>ipsis, contradicere semper apparet. Caeterum relinquitur<text:line-break/>hic opinio quaedam medicorum, absurditate. Melissi pla-<text:line-break/>cito respondens: eorum scilicet, qui dicunt hominem esse<text:line-break/>unum, quod dum mutatur, unumquodque eorum quae<text:line-break/>dicta sunt efficitur.</text:p>
      <text:h text:style-name="P188" text:outline-level="2">IV.</text:h>
      <text:p text:style-name="P5"><text:span text:style-name="T3">Atque </text:span><text:span text:style-name="T9">hi omnes, epilogum eundem faciunt. Unum enim<text:line-break/>este quid afstrmant, quodcungue eorum quisque appel-<text:line-break/>lare voluerit ; atque id unum existens transmutare sior-<text:line-break/>mam et fctcultdtem, quum a calido et frigido cogitur,<text:line-break/>sterique et dulce et amarum et album et nigrum et cu-<text:line-break/>juscumque genaris quid aliud. JVlihi vero neque haec<text:line-break/>stc se habere videntur. Plurimi igitur talia quaedam<text:line-break/>et amplius his proxima pronunciant.</text:span></text:p>
      <text:p text:style-name="P199">Medicos etiam ait, qui humorem unum solum secun-<text:line-break/>dum naturam esse affirmarunt, idem inter se quod philo-<text:line-break/>sophos concludere, indicantes unum hunc humorem, quem-<text:line-break/>cumque singuli illi statuunt, mutari in alios. Quae vero<text:line-break/>astruens suam quisque opinionem assumpsit, nullum ex<text:line-break/>quatuor humoribus secundum naturam esse declarant, sed<text:line-break/>loco ipsorum alium quendam priorem, ex cujus mutatione<text:line-break/>hi fiant: dogmatis ejusmodi sunt, quod in medica specu-</text:p>
      <text:p text:style-name="P4"><text:span text:style-name="T3">latione nequit consistere, quemadmodum neque Melissi sen-<text:line-break/>tentia in physica. In quibus igitur dicunt unum hoc mu-<text:line-break/>tari, si a calido et frigido cogatur, fierique dulce, ama-<text:line-break/>rum, nigrum et album, nullum ex his. quatuor dicere<text:line-break/>illi videntur: qulbus contradicens profert id non secun-<text:line-break/>dum naturam esse, sed .aliud quippiam quod in haec mu-<text:line-break/>tatur. Dulcem- enim 'sanguinem; amaram , vero flavam<text:line-break/>bilem j albam pituitam: nigram vero atram bilem, merito<text:line-break/>dicta esse, in quae unum illud transmutari inquit, si a<text:line-break/>calido et frigido cogatur. Quod autem ad finem oratio-<text:line-break/>nis adjectum est </text:span><text:span text:style-name="T17">καὶ παντοῖον, </text:span><text:span text:style-name="T3">cnjnscumque generis sanies<text:line-break/>in difficilibus morbis oborientes, .indicat.; Apparet enim et<text:line-break/>aeruginosa et fusca bilis, hanc et glasteam vocant- et quae-<text:line-break/>dam rubra et prasina.; aliaeque, nonnullae nominis indigae,<text:line-break/>praesertim ubi morbus fueritapntridus.</text:span></text:p>
      <text:h text:style-name="Heading_20_2" text:outline-level="2">V.</text:h>
      <text:p text:style-name="P264">Ego autem dico, st unum escet homo, neutiquam deleret.</text:p>
      <text:p text:style-name="P263">Neque enim effet, quum unum cxistat, a quo doleret.<text:line-break/>Quod st etiam doleat, necejsc est et remedium quod<text:line-break/>medetur unum ejsu.</text:p>
      <text:p text:style-name="P2"><text:span text:style-name="T3">Superius quidem rationes ipsas reprehendebat, quas<text:line-break/>qui hominem unum esse arbitrantur, adducunt; indicans<text:line-break/>non solum demonstrationis expertes, sed etiam improba-'<text:line-break/>biles esse. 'In praesentia vero opinionem illorum sub ver--<text:line-break/></text:span><text:span text:style-name="T9">iit,</text:span><text:span text:style-name="T3"> qui hominem unum esse autumant. At idem non est,<text:line-break/>aut, rationem productam coarguere, aut opinionem ut non<text:line-break/>veram criminari. Quippe fieri potest, ut vera sit opinio,<text:line-break/>non recte' autem a quibusdam sit defensa , eoque non<text:line-break/>opinio ;''sed hi qui ipsam tuentur coarguendi sunt. Nunc<text:line-break/>igitur relictis eorum rationibus, opinionem ipsam solam<text:line-break/>coarguit, oratione per fe non solum validissima, sed bre-<text:line-break/>viffima quoque usus. Si enim homo unum esset, non do-<text:line-break/>leret: quam sententiam coarguere dixi etiam eos qui ele-<text:line-break/>menta individua, lucompactilia et minima statuunt. Unum</text:span></text:p>
      <text:p text:style-name="P197">namque specie etiam his auctoribus est id, quod revera est.<text:line-break/>Si autem, nominatum est primum corpus generationis et<text:line-break/>corruptionis expers: quandoquidem alia omnia ex illius<text:line-break/>compositione generationem capiunt. Nascetur enim ex his<text:line-break/>opinio, generationem nostram in certe aeternorum illo-<text:line-break/>rum corporum compositione constituens:' quemadmodum<text:line-break/>Hippocratis placitum in quatuor elementorum tempera-<text:line-break/>tura, quod Aristoteles et Stoici admiferunt. Quod autem<text:line-break/>si unum simplex elementum esset, non doleret corpus ex<text:line-break/>hujusmodi elemento constructum, indicium esse (ait) nul-<text:line-break/>lum aliud existere secundum, quod in ipsum possit agere.<text:line-break/>Non enim jam fieri potest, ut unum illud corpus a seipso<text:line-break/>patiatur. At si etiam aliquis dolere ipsum concesserit, ex<text:line-break/>se patiens; remedium simplex erit. Quum enim multa in<text:line-break/>eo non sint, multos curandi modosesse non licet.</text:p>
      <text:h text:style-name="Heading_20_2" text:outline-level="2">VI.</text:h>
      <text:p text:style-name="P1"><text:span text:style-name="T9">Nunc vero multa. Nam multa sunt in</text:span><text:span text:style-name="T3"> corpore </text:span><text:span text:style-name="T9">existen-</text:span></text:p>
      <text:p text:style-name="P3"><text:span text:style-name="T9">tia, quae quum ab invicem praeter naturam et cale-<text:line-break/>stunt et refrigerantur et exiccantur et humectantdr,<text:line-break/>morbos par i uni'</text:span><text:span text:style-name="T3"> quare </text:span><text:span text:style-name="T9">multae sunt morborum species,<text:line-break/>et multiplex quoque eorum curatio existit.</text:span></text:p>
      <text:p text:style-name="P199">Superiore oratione eos qui hominem unum este dicunt<text:line-break/>(quod est idem, ae si dicas, compositorium ipsius elemen-<text:line-break/>tum unum esse) ex absurditatlbus quae opinionem confe-<text:line-break/>quuntur, coarguit. Non enim doleremus unquam, si nul-<text:line-break/>lum omnino alterum esset, quod unum illud posset affi-<text:line-break/>cere : deinde etiam si hoc donaverimus, curatio una esset<text:line-break/>specie, non multiplex; praesienli vero sententia nobis ex-<text:line-break/>posuit ea, quae ostensurus est primario esse, a quibus alia<text:line-break/>omnia procreantur. Haec aulem sunt calidum, frigidum,<text:line-break/>siccum et humidum: quae quum invicem moderate fue-<text:line-break/>rint contemperata, animal fanum esu Quum autem se<text:line-break/>mutuo calefaciunt, refrigerant, exiccant et humectant,<text:line-break/>dolores generare solent, non uno curationis modo conia-</text:p>
      <text:p text:style-name="P4"><text:span text:style-name="T3">nescentes. Nonnulli siquidem ipsorum ,si quae partes do-<text:line-break/>lent, incalescant, nonnulli si refrigerentur aut siccentur<text:line-break/>aut humectentur, desinunt. Traditum de his fusissime est<text:line-break/>in libris de simplicium medicamentorum facultatibus et<text:line-break/>methodi medendi: quanquam nihil mali sit, etiam nunc<text:line-break/>paululum aliquid dicere,' quum manifestam habeam indi-<text:line-break/>cationem; nos </text:span><text:span text:style-name="T9">a</text:span><text:span text:style-name="T3"> calido, humido, frigido et sicco dolore<text:line-break/>et curari.' Quis enim non novit dolorem oboriri,, quum<text:line-break/>in hieme vehementi quis foras progredi lentaverit? quis<text:line-break/>quum in aestu vehementi ? quis non dolet sitiens? aut<text:line-break/>quis potu repletus? quum sitis quidem fiat nobis fiecescen-<text:line-break/>tibus: repletio autem nimia contrarium affectum efficiat.<text:line-break/>Et inflammationes omnesque tumores praeter .naturam do-<text:line-break/>lorifici fiunt, interdum a superfluo humore in partem<text:line-break/>confluente, interdum quod humores aut calidi praeter na-<text:line-break/>turam aut frigidi existant. Quin etiam curationes cor-<text:line-break/>porurn quidem nimio humore, repletorum evacuatione<text:line-break/>peraguntur; eorum vero quae praeter naturam exiccantur.</text:span></text:p>
      <text:p text:style-name="P4"><text:span text:style-name="T3">humidorum adhibitione; ut etiam qni ex perfrictione do-<text:line-break/>let, si calefiat; qui ex immoderato calore, si refrigeretur.<text:line-break/>Ostensum vero a me est, etiam medicamenta omnia cale-<text:line-break/>faciendo aut refrigerando aut siccando aut hnrnectando<text:line-break/>agere. Nam primariae hae qualitates sunt et effectrices<text:line-break/>et alteratrices corporum , ut in primo de Elementis se-<text:line-break/>cundnm Hippocratem explicavimus. Has autem sequuntur<text:line-break/>qualitates quae ad gustum spectant, quarum nomina sunt,<text:line-break/>astrictio, austeritas, acerbitas, amaror, salsedo, acrimonia,<text:line-break/>acor, dulcedo </text:span><text:span text:style-name="T9">et</text:span><text:span text:style-name="T3"> pinguedo. Item coloris qualitates ver-<text:line-break/>santur in albedine, nigredine, rubore et consimilibus.<text:line-break/>Quae sunt tactus, in duritie, mollitiefriabilitate et len-<text:line-break/>tore. Gustatoriis autem pares numero sunt et olfactoriae,<text:line-break/>quae tactum afficiunt, sed non habent speciei nomina.<text:line-break/>Nam odorum in fragrantia et foetore differentia: hoc ipfum<text:line-break/>disserentia convenienter puteri queat, dicique multas spe-<text:line-break/>cies consequi. Haec sane orationis capita sunt; quaedam</text:span></text:p>
      <text:p text:style-name="P7"><text:span text:style-name="T3">ipsorum in libro de Elementis ex Hippocratis sententia<text:line-break/>comprehensa sunt; quaedam in opere de simplicium medi-<text:line-break/>camentorum facultatibus. Multi autem demonstrationes<text:line-break/>addsscere negligunt. Iis autem quae ignorant prompte<text:line-break/>adversantur; e contrario studiosi et veritatis amatores </text:span><text:span text:style-name="T9">fa-<text:line-break/>ciunt,</text:span><text:span text:style-name="T3"> qui demonstrationes diligenter ediscunt, turde au-<text:line-break/>tem ac inviti contradicunt.<text:tab/></text:span><text:span text:style-name="T13">r</text:span></text:p>
      <text:h text:style-name="Heading_20_2" text:outline-level="2">VII.</text:h>
      <text:p text:style-name="P5"><text:span text:style-name="T3">.Ego </text:span><text:span text:style-name="T9">vero censeo, qui hominem sunguinem salum nihilque<text:line-break/>aliud effe asterit, ei monstrandum ejsc, ipsum neque<text:line-break/>ideam transmutare, neque universae mutationi sieri ob-<text:line-break/>noxium, vel saltem tempestatem anni aliquam, vel ho-<text:line-break/>minis aetatem, in qua j.anguis salus in homine inejsc<text:line-break/>appareat. Consentaneum namque est unam quandam<text:line-break/>effe tempestatem, in qua ipsum per se unum existere<text:line-break/>appareat, eadernque astsuro tum de eo qui pituitam esae<text:line-break/>hominem loquitur, tum de eo qui bilem astsuverat.</text:span></text:p>
      <text:p text:style-name="P200">Nunc quoque adhuc contra illos agit, qui hominem<text:line-break/>unum esse tuentur, quod per initia ipsum proposuisse dixi:<text:line-break/>ac primum reprehendit eos, qui sanguinem ipsum esse.fe-<text:line-break/>runt. Maxime enim conveniebat, inquit, sanos homines<text:line-break/>sanguinem' citra utramque bilem et pituitam in corpore<text:line-break/>obtinere, si natura est sanguis solus in corpore. Deinde<text:line-break/>vero etiam si admittatur, bilem aliquando et pituitam col-<text:line-break/>ligi, aetatem sane unam aliquam aut anni tempus inve-<text:line-break/>niri, quo sanguis solus sine aliis humoribus in corpore<text:line-break/>esset. Pari modo coarguit eos quoque, qui hominem esse<text:line-break/>pronuntiant aut bilem aut pituitam, hoc est ex natura<text:line-break/>isi solum esse: putant in hoc et ex hoc -humore primam<text:line-break/>generationem provenisse.</text:p>
      <text:h text:style-name="Heading_20_2" text:outline-level="2">VIII.</text:h>
      <text:p text:style-name="P265">Enimvero quaecumque ego hominem esae dixero, ea et<text:line-break/>lege et natura, tum in juvene, tum in sene, ac tem-<text:line-break/>pore tam frigido quam calido semperstmilia ineffe de~</text:p>
      <text:p text:style-name="P3"><text:span text:style-name="T9">monstrabo, indicia etiam prosurens et causas necesca-<text:line-break/>rias ostendam, per quas unumquodque in corpore au-<text:line-break/>geatur</text:span><text:span text:style-name="T3"> minuaturque.</text:span></text:p>
      <text:p text:style-name="P2"><text:span text:style-name="T3">Ostensurum se pollicetur elementa quae ab ipso sta-<text:line-break/>tuuntur, perpetuo in corpore contineri et secundum </text:span><text:span text:style-name="T9">ae-<text:line-break/>tates</text:span><text:span text:style-name="T3"> annique tempestates habere tum incrementum, tum<text:line-break/>contabefcentiam, quod est imminutionem. Secundum le-<text:line-break/>- gem quidem est, quod homines existimant et opinantur,<text:line-break/>quum veteres ita nominare consueverint: secundum natu-<text:line-break/>ram autem, id quod secundum rerum veritatem est.</text:span></text:p>
      <text:h text:style-name="Heading_20_2" text:outline-level="2">IX.</text:h>
      <text:p text:style-name="P5"><text:span text:style-name="T3">Primum </text:span><text:span text:style-name="T9">itaque generationem non uno suri nec este est.<text:line-break/>Quomodo enim unum existens aliquid aliud generarit,<text:line-break/>nist alicui misceatur. ' -</text:span></text:p>
      <text:p text:style-name="P8"><text:span text:style-name="T9">’ f/<text:tab/>• •</text:span></text:p>
      <text:p text:style-name="P199">Hippocrates igitur-scnrper ea quae manifesse apparent</text:p>
      <text:p text:style-name="P197">sequitur: eoque nunc dicit, nihil ab uno generari, nisi<text:line-break/>aliud quidpiam extrinsecus admisceatur, idque commode-<text:line-break/>ratum ipsi temperamentum sortiatur. Nonnulli autem phi-<text:line-break/>losophi, naturales appellati, haud fcio quomodo opinionem<text:line-break/>absurdam pronuntiare sunt ausi, quae omnem naturalem<text:line-break/>speculationem evertat Nam qui universum dicit esse unum,<text:line-break/>tollit oratione universam generationem. Si enim 'unum<text:line-break/>existit id quod natum est; non erat prius, sicut neque<text:line-break/>erit paulo posti Neque enim Thales, neque Melissus, ne-<text:line-break/>que Heraclitus prius erant aut nunc sunt. Aut igitur<text:line-break/>vere aliquis dixerit hos viros non fuisse? an fuerunt -<text:line-break/>quidem et annis non paucis singuli vixerunt, non erant<text:line-break/>autem quo tempore vivebant? An quod essent ipsi illo<text:line-break/>tempore concedemus? eos autem qui erant non esse di-<text:line-break/>cemus, quum essent? Atqui si este quis ipsus fateatur,<text:line-break/>fuisse quoque fatebitur. Quomodo autem platanus, lapis<text:line-break/>et leo non erant oliiu, generationem habentia et interi-<text:line-break/>tum? Si autem est generatio ejus quod prius non erat,</text:p>
      <text:p text:style-name="P197">necessarium est ipfam ex substantia quadam subjecta pro-<text:line-break/>venisse. Hanc autem videmus non posse ipsam per se fo-<text:line-break/>larn quicquarn generare. Nam stirpium semina humore<text:line-break/>et calore commoderato externo ad aliquid generandum in-<text:line-break/>digent. Quod si semen solum fuapte natura generare pul-<text:line-break/>set, nullius alterius externi auxilium requirens haud<text:line-break/>differret vel brevissimo tempore generationem, sed statirn<text:line-break/>germinaret. Verum saepe non mensem solum, sed etiam<text:line-break/>annos haud pauca semina perdurare videas. Non enim"<text:line-break/>ex se tantum generandi facultatem habent, sed externum<text:line-break/>quoddam praesidium postulant, idque non ex simplici con-<text:line-break/>tactu emanans, sed ex aliqua rei contingentis facultate,<text:line-break/>quae intro in totum quod tangitur distribuatur. Si jam<text:line-break/>femen inter generandum alterationem per totum subire<text:line-break/>videtur, in arboribus, herbis et cunctis stirpibus, multo<text:line-break/>magis in animalibus evidenter apparet, neque ex masculo<text:line-break/>solo, neque ex femina sine mixtione aliquid posse pro-<text:line-break/>creari.</text:p>
      <text:h text:style-name="P188" text:outline-level="2">X.</text:h>
      <text:p text:style-name="P5"><text:span text:style-name="T9">Deinde quae miscentur nist ejusdem sunt generis, eandcm-<text:line-break/>que facultatem habeant, neque generant, neque un-<text:line-break/>quam</text:span><text:span text:style-name="T3"> ad generationem </text:span><text:span text:style-name="T9">conferunt.</text:span></text:p>
      <text:p text:style-name="P199">Non solum ex uno generari aliquid non posse di-<text:line-break/>cit, sed ne ex duobus quidem, nisi ejusdem gene-<text:line-break/>ris sint quae miscentur, hoc est familiaritatem substan-<text:line-break/>tiae habentia: at ea manifesto apparent fieri in diversi<text:line-break/>generis animalium generatione, quemadmodum in equis<text:line-break/>habet et asinis, vulpibus e't canibus: nam ex horum<text:line-break/>mixtione generatur animal veluti ex duobus mixtum. Quae<text:line-break/>autem naturam habent multum inter se differentem, neque<text:line-break/>si misceantur, unquam generar.e aliquid possunt. Porro<text:line-break/>quod ad orationis finem adjectum est [neque similia nobis<text:line-break/>efficiantur] libri interpretes ceu manifestum praetereunt.<text:line-break/>Obscurum autem est, aut. non probe a scriptore interpre-<text:line-break/>tatum aut a transcriptoribus vitiatum. Quod autem mihi</text:p>
      <text:p text:style-name="P197">ridetur velle innuere, id est, etsi non simile specie sit<text:line-break/>animal alterum, quod alteri miscetur, communionem certe<text:line-break/>quandam naturae esse dicit. Non enim similia nobis ef-,<text:line-break/>fici poterunt, hoc est non generatio ex congressu fieri<text:line-break/>potest animalis, iis quae procrearunt ipsum similis. For-<text:line-break/>san etiam oratio non sic habebat, neque similia nobis ef-<text:line-break/>ficientur.</text:p>
      <text:h text:style-name="Heading_20_2" text:outline-level="2">XI.</text:h>
      <text:p text:style-name="P5"><text:span text:style-name="T9">'Praeterea nist calidum curh frigido et siccum cum humi-<text:line-break/></text:span><text:span text:style-name="T22">domoderateedaequaHliterinter.su </text:span><text:span text:style-name="T9">habeant, sud alte-<text:line-break/>rum alteri, et robustius imbecilliori multum praepolleat,<text:line-break/>nulla generatio sutura est.</text:span></text:p>
      <text:p text:style-name="P2"><text:span text:style-name="T3">Antea quidem dixit -non. posse- 'prolificam abfolvi ge-<text:line-break/>nerationem ullius,: nisi quae coeunt ejusdem .suit generis;<text:line-break/>non 'tamen eorum quae' generis sunt ejusdem coitus ne-<text:line-break/>cessario generat. Porro - harier orationem lu aphorismis<text:line-break/>integre protulit, nbi inquit, </text:span><text:span text:style-name="T9">quaecunque frigidos densas-</text:span></text:p>
      <text:p text:style-name="P4"><text:span text:style-name="T9">que habent uteros, non concipiunt,' et</text:span><text:span text:style-name="T3"> quaecunque prae-<text:line-break/></text:span><text:span text:style-name="T9">humidos 'uteros obtinent, non concipiunt, nam in</text:span><text:span text:style-name="T3"> his ge-<text:line-break/>nitura </text:span><text:span text:style-name="T9">extinguitur. Ad haec quae stccos magis et arden-<text:line-break/>tes ; nam alimenti inopia femen corrumpitur. Quae vero<text:line-break/>moderatum ex utrisque temperamentum habent, suecundae<text:line-break/>stunt.</text:span><text:span text:style-name="T3"> His verbis 'docet quas ob causas mulieres infoe-<text:line-break/>cundae fiant. Indicat autem id etiam, quod hoc conse-<text:line-break/>quitur, de quo et nos alibi et alii plerique ante nos<text:line-break/>scripserunt.. Innuit et Plato, quum diceret non </text:span><text:span text:style-name="T9">exiguam<text:line-break/>este artem, qua quis novit et viros et mulieres consenta-<text:line-break/>neum habentes generationi . temperamentum conjungere.<text:line-break/></text:span><text:span text:style-name="T3">Quae enim de uteri temperamentis dixit, eadem etiam de<text:line-break/>seminis temperamento intelligere oportet: siquidem et id<text:line-break/>interdum humidius est quam conveniat,, aut frigidius;<text:line-break/>aliquando siccius aut ardentius. Familiare autem est sic-<text:line-break/>ciori utero humidius semen; humidiori siccius, quemad-,<text:line-break/>modum, et calidiori frigidius; frigidiori autem calidius.</text:span></text:p>
      <text:p text:style-name="P4"><text:span text:style-name="T3">De quibus uberius in libro de ratione procreandi liberos<text:line-break/>pertractamus. Nunc satis est scire,' quod neque aliquid<text:line-break/>potest ex uno gigni, neque ex duobus aut etiam pluri-<text:line-break/>bus coeuntibus, nisi familiaritas mutua sit et commode-<text:line-break/>ratio quaedam temperamenti, quae ex coeuntibus perfici-.<text:line-break/>tur, id generari potest.</text:span></text:p>
      <text:h text:style-name="P189" text:outline-level="2">Xl<text:span text:style-name="T46">I</text:span>.</text:h>
      <text:p text:style-name="P5"><text:span text:style-name="T9">Quocirca quomodo rationi consentaneum suerit, ab uno<text:line-break/>aliquid generari, quum ne a pluribus quidem generetur,<text:line-break/>nist probam inter se temperiem habere contigerit.</text:span></text:p>
      <text:p text:style-name="P2"><text:span text:style-name="T3">Reliqua hujus sententiae ex praedictis sunt conspicua.<text:line-break/>Meminisse autem oportet nominis in </text:span><text:span text:style-name="T9">ea</text:span><text:span text:style-name="T3"> dicti </text:span><text:span text:style-name="T17">κράσεως,<text:line-break/></text:span><text:span text:style-name="T3">temperamenti, quod Ionice </text:span><text:span text:style-name="T17">κρήσιος </text:span><text:span text:style-name="T3">protulit, quoniam pri-<text:line-break/>mus quorum memoria ad nos pervenit Hippocrates ele-<text:line-break/>menta </text:span><text:span text:style-name="T17">κερἀννυσθαι </text:span><text:span text:style-name="T3">id est contemperari docuit, quemad-<text:line-break/>modum et paulo ante ostensum esu Atque hac ratione</text:span></text:p>
      <text:p text:style-name="P197">differt ab Empedocle;- is .etenim ex eisdem elementis, qui-<text:line-break/>bus et Hippocrates nos aliaque omnia. corpora, quae circa<text:line-break/>terram sunt, constare dicit, non tamen invicem contern-<text:line-break/>peratis, sed per exiguas partes commissis et sc contingen-<text:line-break/>tibus. Quod vero et haec opinio simili modo coarguitur,<text:line-break/>quo illae opiniones quae sensile corpus ex insensilibus im-<text:line-break/>patibilibusque primis corporibus generant, in commenta-<text:line-break/>rio de elementis ex Hippocratis sententia ostensum est,<text:line-break/>ubi etiam omnium fere phjnicarum opinionum mentionem<text:line-break/>fecimus, quae de primis principiis aut elementis exti-<text:line-break/>terunt.</text:p>
      <text:h text:style-name="Heading_20_2" text:outline-level="2">Xll<text:span text:style-name="T46">I</text:span>.</text:h>
      <text:p text:style-name="P265">Quum itaque ejusmodi stt natura cum reliquorum omnium,<text:line-break/>tum hominis, non Unum esus hominem necejse est; sed<text:line-break/>unumquodque eorum quae ad generationem conserunt,<text:line-break/>talem in corpore facultatem qualem contulit obtinere.</text:p>
      <text:p text:style-name="P3"><text:span text:style-name="T17">, </text:span><text:span text:style-name="T3">Praefatus Hippocrates nisi calidum frigido et sic cum<text:line-break/>humido moderate contemperatum fit, corporum, videlicet<text:line-break/>generabilium generationis haud posse fieri , mune </text:span><text:span text:style-name="T9">fane</text:span><text:span text:style-name="T3"> ma-<text:line-break/>nifesto non hominis tantum, sed omnium etiam quae ge-<text:line-break/>nerationem corruptionemque corporis, subeunt, ex ipsis<text:line-break/>generationem esse pronuntiat. Nam ex calido, frigido,<text:line-break/>sicco et humido omnia creata sunt, eoque communia<text:line-break/>omnium, esse-haec elementa. Propria autem hominis na-<text:line-break/>turae sanguinem, pituitam, bilem flavam et nigram. Quam-<text:line-break/>quam ne haec quidem propria recte dixeris.; ut quae<text:line-break/>omnium (anguine praeditorum animantium sint communia.<text:line-break/>Constat autem et horum singula ex primis, creata esse<text:line-break/>quatuor </text:span><text:span text:style-name="T9">elementis,</text:span><text:span text:style-name="T3"> quae a qualitatibus nominantes humi-<text:line-break/>dum ,-siccum, frigidum et calidum dicimus. Propria vero<text:line-break/>substantiae ipsorum nomina sunt, ignis, aqua, aer, terra.<text:line-break/>Apertum, siquidem est elementa fecundum simplices, nec<text:line-break/>mixtas qualitates nuncupari: quum calor summus igni in-<text:line-break/>sit, quemadmodum et humor aeri, frigus aquae; siccitas</text:span></text:p>
      <text:p text:style-name="P4"><text:span text:style-name="T3">summa una cum densitate et frigore terrae. Quomodo<text:line-break/>igitur nonnulli arbitrantur, Hippocratem liumidum qui-<text:line-break/>dem, siccum, frigidum et calidum elementa statuere (haec<text:line-break/>enim in homine apparere) ignem vero, aquam, aerem' et<text:line-break/>terram non admittere? eo quod'neque horum aliquod in<text:line-break/>humano corpore conspiciatur? haud tamen assequentes rn-<text:line-break/>tellectu, ea quae in corpore apparent, ut calida, frigida,<text:line-break/>sicca, 'humida, esse apparentia</text:span><text:span text:style-name="T9">' et</text:span><text:span text:style-name="T3"> visibilia corporis ele-<text:line-break/>menta. Quae quis audebit elementa omnium corporum<text:line-break/>esse communia pronunciare? Nemo prosecto, etiam stu-<text:line-break/>pidissimus, quum Hippocrates dixit: </text:span><text:span text:style-name="T9">Ne ceste igitur est,<text:line-break/>quum talis et aliorum omnium et hominis natura stt,</text:span><text:span text:style-name="T3"> non<text:line-break/>arbitrandum est nunc ipfum dicere ea quae in corpore<text:line-break/>humano videntur, calida," frigida, sicca et hurnida; Ied<text:line-break/>quatuor elementa, quae, summas et expertes mixtionis qua-<text:line-break/>litates obtinent, ex quibus invicem contemperatis omnia<text:line-break/>quae in medio sunt corpora gignuntur, per exuperantfam<text:line-break/>non proprie appellata calida, frigida, sicca et humida.</text:span></text:p>
      <text:p text:style-name="P197">Nam si haec jam contemperata elementa statuamus, ea<text:line-break/>quae summas habent qualitates haud novi quid este di-<text:line-break/>cemus. Jam proxima oratione clarius adhuc suam ipsius<text:line-break/>sententiam explicat, ad quam modo digrediamur.</text:p>
      <text:h text:style-name="Heading_20_2" text:outline-level="2">XIV.</text:h>
      <text:p text:style-name="P265">Rursus etiam nec esae est, ini ereunte hominis corpore unum-<text:line-break/>quodque ad suam secedere naturam, humidumad hu-t<text:line-break/>midum, siccum ad siccum, calidum ad calidum et fri-<text:line-break/>gidum ad' frigidum.</text:p>
      <text:p text:style-name="P199">, Quum in hominis obitu unumquodque praedictorum<text:line-break/>elementorum dirimitur, ad suam naturam fecedere coin-<text:line-break/>mernorat, quae calidum, frigidum,- siccum et humidnm<text:line-break/>vocabat: non sanguinem dicens ad mundi sanguinem, plo<text:line-break/>tnitam ad pituitam, bilem ad bilem, arteriam ad arteriam,<text:line-break/>carnem ad carnem, venam ad venam, nervum ad ner-</text:p>
      <text:p text:style-name="P197">vum abire: sed singulorum horum calidum et frigidum,<text:line-break/>humidum et siccum ad communia omnium elementa disce-<text:line-break/>dere. Nervus enim nimirum ex calido, frigido, sicco et<text:line-break/>humido elementis scilicet compositus est: quippe non ex<text:line-break/>alio nervo, sicut nec vena ex alia vena, quoniam ne co-<text:line-break/>gitari quidem possunt per tota invicem contemperata esse<text:line-break/>haec; caro, vena, os, arteria et aliae partes. Vult autem<text:line-break/>ipse, si paulo ante dictorum meminimus, per tota invicem<text:line-break/>calidum, frigidum, siccum et humidum esse ccntemperata.<text:line-break/>Quare non hae quae palam in corpore humano videntur<text:line-break/>calidae, frigidae, siccae-et humidae particulae, hominis<text:line-break/>naturae elementa furitp fed illa quae has ipsas cornposue-<text:line-break/>runt generamntque. Haec autem sunt aqua, ignis, aer et<text:line-break/>terra; de quibus abunde in opere de elementis fecundum<text:line-break/>Hippocratis sententiam disseruimus.</text:p>
      <text:h text:style-name="P188" text:outline-level="2">XV.</text:h>
      <text:p text:style-name="P5"><text:span text:style-name="T9">Talis autem tum animantium, tum caeterorum omnium<text:line-break/>est</text:span><text:span text:style-name="T3"> natura.</text:span></text:p>
      <text:p text:style-name="P199">Hujusmodi, inquit, non modo hominis, sed etiam alio-<text:line-break/>rum omnium natura est, ex calido nimirum, frigido, sicco<text:line-break/>e't humido, simplicibus et summis contemperata. Nam<text:line-break/>quae in medio consistunt, omnia temperamentum ex his<text:line-break/>obtinuerunt. Igitur ab intellectu alienum est dicere, eo-<text:line-break/>rum quae in medio habentur temperamentum ex iis quae<text:line-break/>in medio sunt fieri. Hoc autem non percipiunt sc dicere,<text:line-break/>qui ex iis quae in corpore conspiciuntur, liumidis, ficcis,<text:line-break/>calidis et frigidis naturam nostram constare tuentur. Ad-<text:line-break/>huc absurdius est, si et aliorum omnium animantium stir-<text:line-break/>piumque naturam ex his conflari dicamus. Hippocrates<text:line-break/>enim clare dixit in oratione proposita et aliorum omnium<text:line-break/>talem esse naturam. Illi vero haud scio quid dicent,<text:line-break/>quum fici femine in terram dejecto, verbi gratia, maxima</text:p>
      <text:p text:style-name="P4"><text:span text:style-name="T3">arbor enascatur. Absurdum est dictu, non ex terra et aqua,<text:line-break/>sed aliunde talem ipsi inesse naturam. Atqui terra sui<text:line-break/>ratione summe est frigida, calorem vero ficus quo vivit<text:line-break/>multum obtinet, eoque etiam fi in valida hieme perfrige-<text:line-break/>retur, non emoritur. Liquet igitur corpus fici non solum<text:line-break/>ex aqua et terra constitutum esse, sed etiam igneae na-<text:line-break/>turae particeps evasisse. Perspicuum autem est et aeris<text:line-break/>partem recepisse, siquidem lignum ipsius palam est non<text:line-break/>terra solum, sed et aqua levius. Ex quatuor itaque et<text:line-break/>ficus constat et si haec inde constat, fructus etiam tum<text:line-break/>ipsius, tum alii omnes. Sunt autem triticum, hordeum,<text:line-break/>fabae aliaque cerealia femina fructuum particulae: atque<text:line-break/>nilae idcirco ex quatuor consistunt, tetra, igne et aqua et<text:line-break/>aere. Quoniam vero ex fructuum stirpiumque efu humo-<text:line-break/>res qui in nobis funt generantur, et hi nimirum primam<text:line-break/>generationis originem habebunt aquam, terram, aerem et<text:line-break/>ignem. Sed ut dixi, haec etiam in commentario de ele-</text:span></text:p>
      <text:p text:style-name="P197">mentis secundum Hippocratem demonstrata sunt. Quare<text:line-break/>jam ad alteram sententiam digredi tempestivum esu</text:p>
      <text:h text:style-name="Heading_20_2" text:outline-level="2">XVI.</text:h>
      <text:p text:style-name="P1"><text:span text:style-name="T9">Oriunturque</text:span><text:span text:style-name="T3"> similiter </text:span><text:span text:style-name="T9">omnia et similiter omnia occidunt.</text:span></text:p>
      <text:p text:style-name="P199">Nullus vaticinatus fuerit, quosdam fore homines, qui<text:line-break/>ipsum toties oscitanter audituri sint, quoties idem dogma<text:line-break/>pronunciaverit, ut nunc Hippocrates fecit, [omnia] dicens<text:line-break/>non tantum hominem similiter nasci et interire, quemad-<text:line-break/>modum dictum est, ex quatuor scilicet elementis, non<text:line-break/>corporis partibus, calidis aut frigidis aut siccis aut hu-<text:line-break/>midis. Verum sunt nonnulli adeo imperiti (graecanicae<text:line-break/>dictionis, ut putent id quod in corpore humano est cali-<text:line-break/>dum; frigidum, siccum et humidum, sensui dignota com-<text:line-break/>munia omnium generationis esse elementa.</text:p>
      <text:h text:style-name="P188" text:outline-level="2">XVII.</text:h>
      <text:p text:style-name="P5"><text:span text:style-name="T3">Eorum </text:span><text:span text:style-name="T9">enim natura ex praedictis omnibus constat; et ut<text:line-break/>praedicta sunt a nobis, in id ipsum ex quo constat unum-<text:line-break/>quodque definit, proindeque eo secedit.</text:span></text:p>
      <text:p text:style-name="P2"><text:span text:style-name="T3">Immoratur </text:span><text:span text:style-name="T9">Ino</text:span><text:span text:style-name="T3"> dogmati naturam omnium censens ex<text:line-break/>commemoratis quatuor constitui et- in eadem finire. </text:span><text:span text:style-name="T9">Unde<text:line-break/>enim singula, constituta sunt, inquit, illuc etiam recedunt,<text:line-break/></text:span><text:span text:style-name="T3">ad communia scilicet mundi elementa, terram,- aquam,<text:line-break/>aerem et ignem. Prorsus igitur Hippocratis sententiam<text:line-break/>ignorant et id quod initio dictum esu Neque enim </text:span><text:span text:style-name="T17">τὸ<text:line-break/>πάμπαν, </text:span><text:span text:style-name="T3">in </text:span><text:span text:style-name="T9">totum</text:span><text:span text:style-name="T3"> hominem dixerim aerem, neque aquam,<text:line-break/>neque ignem, neque terram pro </text:span><text:span text:style-name="T17">μηδ</text:span><text:span text:style-name="T15">1</text:span><text:span text:style-name="T17"> όλως</text:span><text:span text:style-name="T9">, nequaquam et<text:line-break/>nulla . in parte</text:span><text:span text:style-name="T3"> intelligentes. Liquet enim Hippocratem<text:line-break/>non velle communia omnium elementa nequaquam in<text:line-break/>corpore humano esse, verum eos qui unum solum ex ipsis<text:line-break/>dicunt insectari.</text:span></text:p>
      <text:h text:style-name="P190" text:outline-level="2">XVIll.</text:h>
      <text:p text:style-name="P265">Corpus autem hominis in se sanguinem et pituitam et bi-<text:line-break/>lem duplicem, stavam ac nigram continet. Et haec<text:line-break/>sua ipst natura est corporis et per haec dolet et fa-<text:line-break/>num esu</text:p>
      <text:p text:style-name="P2"><text:span text:style-name="T3">* -Finita de communibus elementis dissertatione ad ani-<text:line-break/>malium sanguine praeditorum (in-quorum numero est et<text:line-break/>homo) elementa in oratione proposita digressus est; de-'<text:line-break/>cernens tum nostram ab initio generationem ex sanguine,<text:line-break/>pituita et duplici bile, flava et nigra constare, tum to-<text:line-break/>tius vitae permansionem, eaque tota esse naturam hominis,<text:line-break/>quum humores quidem- in solidis partibus contineantur;<text:line-break/>ipsae vero solidae in prima animantis quod gestatur in<text:line-break/>utero conformatione generationem ex his sortiantur. Nam<text:line-break/>omqes partes ex menstruo sanguine factae sunt, qui non<text:line-break/>sincerus est sanguis, sed duplicem in se bilem pituitam-<text:line-break/>que habet; id quod paulo post auctor ostendet. Quin</text:span></text:p>
      <text:p text:style-name="P197">etiam quomodo fiat ut ex his sani simus, doleamus et •<text:line-break/>aegrotemus, proxima oratione persequitur.</text:p>
      <text:h text:style-name="Heading_20_2" text:outline-level="2">XIX.</text:h>
      <text:p text:style-name="P265">Sanum quidem est maxime, quum haec moderatum inter<text:line-break/>se tum facultate tum copia temperamentum habuerint,<text:line-break/>idque praesertim st permixta fuerint.</text:p>
      <text:p text:style-name="P201">Omnium et medicorum et philosophorum, qui abso-<text:line-break/>luti dogmatici sunt, consensu elementorum commoderatio<text:line-break/>.<text:tab/>A.</text:p>
      <text:p text:style-name="P1"><text:span text:style-name="T3">sanitatem efficit. Quum autem rationalis sectae prima<text:line-break/>elementorum’ institutio duplex genere' sit; altera apposi-<text:line-break/>tione et complexu primorum corporum generationes com-<text:line-break/>positorum fieri profitetur, altera temperamento. Prior </text:span><text:span text:style-name="T9">ita-<text:line-break/>que</text:span><text:span text:style-name="T3"> symmetriam in meatuum structura poropoeia ponit s<text:line-break/>secunda ex proba elementorum temperie sanitatem con- •<text:line-break/>stare affirmat; cujus nimirum opinionis Hippocratesprin-</text:span></text:p>
      <text:p text:style-name="P4"><text:span text:style-name="T3">ceps existit. Rursus quum duplex sit symmetria feu com-<text:line-break/>moderatio, haec in facultate, eorum quae contemperantur,<text:line-break/>illa. in substantiae quantitate,, utriusque meminit Hippo-<text:line-break/>crates inqniens, </text:span><text:span text:style-name="T9">facultate st copia.</text:span><text:span text:style-name="T3"> Quod ad sententiae<text:line-break/>finem dictum est [et </text:span><text:span text:style-name="T9">praesertim st commixta</text:span><text:span text:style-name="T3"> sint] accura-<text:line-break/>tam per tota ipsa contemperationem innuit. Nam in dis-<text:line-break/>positione corporis maxime inculpata non solum quatuor<text:line-break/>elementorum com moderatio, sed etiam per tota temperies<text:line-break/>mixtioque accurate ahsoIvitur. In deterioribus autem<text:line-break/>corporis temperamentis fieri aliquando potest, in una aIi-<text:line-break/>qda parte humores non aequaliter, neque similiter neque<text:line-break/>per tota invicem este temperatos; verum quum nondum<text:line-break/>functio manifeste laeditur, culpata quidem est sanitas, nec<text:line-break/>dum tamen morbus est. -</text:span></text:p>
      <text:h text:style-name="Heading_20_2" text:outline-level="2">XX.</text:h>
      <text:p text:style-name="P264">Dolet autem ubi horum quiequam vel parcius vel copio-<text:line-break/>- stus. suerit aut in corpore separatum, nec reliquis omni-<text:line-break/>bus contemperatum.</text:p>
      <text:p text:style-name="P200">Quemadmodum in sanitate exquisitam cornmoderatio-<text:line-break/>nem in quantitate et facultate et temperamento per tota<text:line-break/>statuit, eodem modo in morbo horum contraria ponit:<text:line-break/>minus quidem aut majus ad substantiae quantitatem et<text:line-break/>facultatem reducens; non autem contemperatum esse omni-<text:line-break/>bus ad intemperiem aut inaequalitatem temperaturae aut<text:line-break/>quomodocumque aliquis nominare' velit.</text:p>
      <text:h text:style-name="Heading_20_2" text:outline-level="2">XXI.</text:h>
      <text:p text:style-name="P265">Neceste namque est quum quid horum secretum suerit et<text:line-break/>per se constiterit, non salum eum unde secefstt locum<text:line-break/>morbo affici, sed et eum ubi constiterit et in quem ob<text:line-break/>exuperantiam diffusum fuerit, dolore ac labore vexari.</text:p>
      <text:p text:style-name="P199">Quum quatuor humorum aliquis per sc in aliqua parte<text:line-break/>constiterit ab aliis separatus et non sit tutus per tota ipsis<text:line-break/>contemperatus, animal dolet, dum 'utraque pars intempe-<text:line-break/>riem experiatur, tum unde discessit; tum lu quam transiit.</text:p>
      <text:p text:style-name="P197">potissimumque hoc accidit in humoribus, qui validas fa-<text:line-break/>cultates obtinent. Hi enim non solum quantitate partem<text:line-break/>in quam decubuerunt aggravantes, fedetiam qualitate<text:line-break/>dolorem excitant, dum vehementer calefaciunt aut refri-<text:line-break/>gerant.</text:p>
      <text:h text:style-name="Heading_20_2" text:outline-level="2">XXII.</text:h>
      <text:p text:style-name="P265">Etenim quum quid horum plui, quam redundet, extra cor-<text:line-break/>pus effluat, evacuatio ipsa dolorem concitat.</text:p>
      <text:p text:style-name="P2"><text:span text:style-name="T9">’</text:span><text:span text:style-name="T19">Έπιπολΰζοντος</text:span><text:span text:style-name="T9">,</text:span><text:span text:style-name="T3"> id est innatante, dictum nunc esse<text:line-break/>loco </text:span><text:span text:style-name="T17">πλεονάζοντος, </text:span><text:span text:style-name="T3">id est </text:span><text:span text:style-name="T9">abundante,</text:span><text:span text:style-name="T3"> intelligendum, aut si<text:line-break/>non hoe' quis velit intelligere, pro non temperatum omni-<text:line-break/>hus aliis per summa annatans, positum esse putabimus.<text:line-break/>Utrumque enim est probabile.</text:span></text:p>
      <text:h text:style-name="Heading_20_2" text:outline-level="2">XXllI.</text:h>
      <text:p text:style-name="P265">At st contra intro vacuaiionem et translationem .ac ab<text:line-break/>aliis secretionem fecerit, duplicem sunc dolorem (ut ex</text:p>
      <text:p text:style-name="P4"><text:span text:style-name="T9">dictis patete concitare necejse est, et unde suceststt et 'ubi<text:line-break/>exupernt. Diiej</text:span><text:span text:style-name="T3"> fane </text:span><text:span text:style-name="T9">quaecunque hominem esae csisirma-<text:line-break/>vero, ea me demonstraturum eadem semper esae et lege<text:line-break/>et natura.</text:span></text:p>
      <text:p text:style-name="P2"><text:span text:style-name="T3">Hoc superius esse comprehensum etiam ipse innuit,<text:line-break/>quum dicit, ut ex dictis patet, nam dictione, non potestate<text:line-break/>a nunc dicta oratione differt, quam paulo ante adduxit,<text:line-break/>ubi in hunc modum inquit: </text:span><text:span text:style-name="T9">Necejse enim est quum ali-<text:line-break/>quod horum fecefferit'et per se constiterit , non salum lo-<text:line-break/>cum ex quo fecefstt morbo affici, fed eum etiam ubi con-<text:line-break/>stiterit et in quem ob exuperantiarn 'dijsusurn suerit, dolare<text:line-break/></text:span><text:span text:style-name="T3">lab</text:span><text:span text:style-name="T9">oreque vexari.</text:span><text:span text:style-name="T3"> Quum autem ait; </text:span><text:span text:style-name="T9">Quae vero hominem<text:line-break/>este 'dixero, ea semper secundum legem et secundum natu-<text:line-break/>ram inegsu monstrabo.</text:span><text:span text:style-name="T3"> Secundum legem quidem dixit,<text:line-break/>volens innuere hominum opinionem, quam de ipsis ha-<text:line-break/>bent, secundum naturam vero ipsarum rerum veritatem.<text:line-break/>Attendamus igitur jam verbis ipsius fubsequentibus, ut</text:span></text:p>
      <text:p text:style-name="P197">cognoscamus, an quod initio operis pollicitus est nunc<text:line-break/>praestet.</text:p>
      <text:h text:style-name="Heading_20_2" text:outline-level="2">XXIV.</text:h>
      <text:p text:style-name="P265">Dteo etiamnum sanguinem este et 'pituitam et bilem tum<text:line-break/>stavam tum- nigram. Atque horum quidem nomina ex<text:line-break/>lege distincta esa astsero • nullique ipsarum idem este<text:line-break/>nomen inditum. Deinde jpaiies natura distinctus este<text:line-break/>nullamque pituitam similam este sanguini, neque bili<text:line-break/>sanguinem, neque bilem pituitae. Quo namque modo<text:line-break/>haec inter se strnilia suerint , quorum neque colores con-<text:line-break/>spicientibus similes apparent, neque qualitates manui<text:line-break/>tangenti similes este videntur? Aeque enim calida con-<text:line-break/>similiter sunt, neque frigida, neque stCca, neque hamida.</text:p>
      <text:p text:style-name="P199">Tota ipsius oratio manifesta est et quod instituerat-<text:line-break/>demonstrat. Nam proposita hac serie quatuor esse lur-<text:line-break/>mores in corpore invicem differentes docuit. In fuisse-</text:p>
      <text:p text:style-name="P4"><text:span text:style-name="T3">quenti vero, quod etiam fecundum naturam hi omnes<text:line-break/>existant, non unicus ex ipsis, fed in hac praesenti ora-<text:line-break/>tione humores ait et colore et consistentia et calore et<text:line-break/>frigore invicem differre, id quod etiam manifesto 'apparet.<text:line-break/>Perturbat autem fortasse quosdam, quod humor ab humore<text:line-break/>siccitate discrepet, quum omnes humores sint. liquidi et<text:line-break/>humidi. .Negent igitur hi, quod neque humiditale ipsi<text:line-break/>differant,,., siquidem alterum altero hurnidiorem esse con-<text:line-break/>cedunt, quod in omnibus pariter 'humoribus apparet.<text:line-break/>Etenim flava hilis vehementer humefcit saepe, quum co-<text:line-break/>lor ipsius non flavus, fed pallidus efficitur, saepe vero<text:line-break/>vitelli modo crassescit, eoque a nonnullis nominatur vi-<text:line-break/>tellina:. atra bilis perpetuo crassior est pallida et flava,<text:line-break/>non parva minoris rnajorisque ratione, quemadmodum et<text:line-break/>fanguis.. Nam hic. interdum humidus adeo, ur fluat, in-<text:line-break/>terdum crassus admodum apparet. Pituitam autem com-<text:line-break/>memoratis humoribus proportione respondere videas. Va-</text:span></text:p>
      <text:p text:style-name="P197">riat enim crassitie et tenuitate, dum nunc est aquea, nunc<text:line-break/>crassa, ut pus repraesentet. Accidit hoc humoribus, qui<text:line-break/>non vere sunt elementa, quemadmodum aqua, terra, aer<text:line-break/>et ignis sunt. Singuli enim ex quatuor his generati sunt,<text:line-break/>ita ut in alio aliud ipsorum praepolleat-, quemadmodum<text:line-break/>subinde didicistis.</text:p>
      <text:h text:style-name="Heading_20_2" text:outline-level="2">XXV.</text:h>
      <text:p text:style-name="P5"><text:span text:style-name="T9">Quum itaque tantopere inter se tum idea tum facultate<text:line-break/>dijsterant, ea non unum esae necejse est, nist ignis et<text:line-break/>aqua unum et idem stnt.</text:span></text:p>
      <text:p text:style-name="P199">Quamvis absurda eorum sit opinio, qui hominem unum<text:line-break/>esse arbitrantur, Hippocrates tamen studiose ei contradicere<text:line-break/>videtur, forte quod aliqui illius tempore fuerint insignes<text:line-break/>viri, qui hanc opinionem celebrarent. Quum enim plu-<text:line-break/>rima veterum virorum opera non amplius supersint; multo<text:line-break/>verisimilius est opiniones ipforum nullis mandatas literis</text:p>
      <text:p text:style-name="P4"><text:span text:style-name="T3">intercidisse, praesertim quoniam nonnulli ne ullum qui-<text:line-break/>dem opus confcripserunt, quemadmodum Socrates, Pytha-<text:line-break/>goras et ex claris nostra tempestate medicis Quintus. Prae-<text:line-break/>terea magis licet credere multos viros illustres, dum vive-<text:line-break/>rent, extitisse; ipsis autem sato defunctis de dogmatibus<text:line-break/>opiniones interjisse, quum et Plato tot conscripsit opera:<text:line-break/>discipuli tamen quaedam ipsius placita non memoriae pro-<text:line-break/>uita esse dicant praeter ea quae scripta ridemus. Quem-<text:line-break/>admodum vero discipulis dogmata non prodita este dicen-<text:line-break/>tibus fidem accommodamus-, ita etiam Hippocrati extitisse<text:line-break/>nonnullos credimus, qui terram solam commune omnium<text:line-break/>elementum esse dicerent, in homine autem bilem aut pi-<text:line-break/>tuitam. Etenim nunc etiam quosdam novi, qui alia scri-<text:line-break/>pserunt, quorum opera partim cum ipsis perierunt, par-<text:line-break/>tim peribunt, sicut ejus, qui terram omnium esse matrem,<text:line-break/>nutricem, principium et elementum affirmat; ipsam namque<text:line-break/>etiam coelum generasse et animantia quae in ea habentur,<text:line-break/>uti Hesiodus tuetur. .Jam vero ex Archigenis scctatoribus</text:span></text:p>
      <text:p text:style-name="P197">aliquis, vir non omnino pessimus, crediderat neque insipi-<text:line-break/>ratione aerem in corpus ingredi, neque in. exspiratione<text:line-break/>foras egredi. Item alius quidam primum, et elementarem<text:line-break/>humorem pituitam esse volebat. Ne igitur inquiramus<text:line-break/>nomina illorum, qui absurdas has opiniones primum edi-<text:line-break/>derint. Etsi enim quod Thales aquam solam esse elemen-<text:line-break/>tum pronunciayit ex ipsius libris. ostendere nequeamus,<text:line-break/>attamen hoc quoque omnibus, persuasum elt.</text:p>
      <text:h text:style-name="Heading_20_2" text:outline-level="2">XXVI.</text:h>
      <text:p text:style-name="P5"><text:span text:style-name="T9">At vero ex bis noveris quod non unum haec omnia stnt,<text:line-break/>sed suam quodque ipsarum et</text:span><text:span text:style-name="T3"> facultatem et </text:span><text:span text:style-name="T9">naturam<text:line-break/>obtineat. Si enim- cuidam homini medicamentum dede-<text:line-break/>ris, quod pituitam educat, pituitam tibi evomet; st me-<text:line-break/>dicamentum quoque dederis, quod bilem ducat, tibi bilis<text:line-break/>evometur. JEadem- quoque ratione atram bilem purgat<text:line-break/>medicamentum quod dederis atram bilem ducens. Quod<text:line-break/>st ipst aliquam corporis partem sauciaris ita, ut vulnus</text:span></text:p>
      <text:p text:style-name="P3"><text:span text:style-name="T9">stat, effluet ipst sanguis. Atque haec tibi totam diem<text:line-break/>noctemque tum hieme tum aestate observabuntur, quarn-<text:line-break/>diu spiritum hamo ad sc trahere vidststmque reddere<text:line-break/>valebit. Valebit autem, quoad aliquo eorum quae cognata<text:line-break/>sunt privatus suerit. Cognata vero sunt ea praedicta.<text:line-break/>Quomodo enim non estent cognata? Primum quidem<text:line-break/></text:span><text:span text:style-name="T3">haee omnia homo, </text:span><text:span text:style-name="T9">quoad vita spuitur, semper in se<text:line-break/>manifeste continet; deinde ex homine natus est haea<text:line-break/>omnia</text:span><text:span text:style-name="T24">a</text:span><text:span text:style-name="T9"> habente; postremo in homine nutritus est haec<text:line-break/>continente omnia, quae nunc ego ascsuvero ac demonstro.</text:span></text:p>
      <text:p text:style-name="P2"><text:span text:style-name="T3">Superiore oratione ipse demonstravit manifeste simul<text:line-break/>et vere hominem omnia iu se habere, bilem utramque,<text:line-break/>pituitam et sanguinem. In praesenti vero non boe solum<text:line-break/>ostendit, sed etiam quod secundum naturam sint, non (ut<text:line-break/>quidam aiunt) unum ex ipsis. Aliae igitur opiniones eo-<text:line-break/>rum, qui unicum humorem iu corpore secundum naturam<text:line-break/>esse reserunt, facile possunt convinci. At illorum, qui</text:span></text:p>
      <text:p text:style-name="P4"><text:span text:style-name="T3">sanguinem affirmant, non contemnenda est; sed magnum<text:line-break/>aliquod certamen, quo subvertatur, requirit. ' Hoc autem<text:line-break/>aggredi jam tempus est, exordlo ah eo, quod prius vir<text:line-break/>dixit, desumpto. Dicit autem hunc in modum. Ego </text:span><text:span text:style-name="T9">vero<text:line-break/>censeo , qui hominem sanguinem duntaxat et nihil aliud<text:line-break/>esae</text:span><text:span text:style-name="T3"> stiserit, </text:span><text:span text:style-name="T13">ut</text:span><text:span text:style-name="T3"> </text:span><text:span text:style-name="T9">tsnec ideam ipsum transmutare nec uni-<text:line-break/>versae mutationi fieri demonstret obnoxium, aut saltem<text:line-break/>tempestatem anni aliquam aut ullam hominis' aetatem<text:line-break/>ostendat, qua sanguis unum existens elementum salus in-<text:line-break/>ejse homini appareat. Verisimile namque est tempestatem<text:line-break/>unam qiiandam este, qua ii unum per su existens appa-<text:line-break/>reat.</text:span><text:span text:style-name="T3"> Si igitur huic sierrnoni adjeceris id, quod in sen-<text:line-break/>tentia modo nobis proposita demonstratur , integrum Hip-<text:line-break/>pocratis dogma efficies. Nam ostenditur inibi, neque anni<text:line-break/>tempestatem aliquam hujusmodi esse neque aetatem, iu<text:line-break/>qua hominem commonstret aliquis aliorum humorum non<text:line-break/>esse participem: imo etiam per purgationes </text:span><text:span text:style-name="T9">liquet.</text:span><text:span text:style-name="T3"> Si<text:line-break/>namque dederis alicui medicamentum vel bilem ducens<text:line-break/>vel pituitam, id vacuari videbis, quod ah eo trahi natum</text:span></text:p>
      <text:p text:style-name="P4"><text:span text:style-name="T3">est, ut quum omni tempore omnes in corpore continean-<text:line-break/>tur humores. Huic autem rationi quidam renituntur, qui<text:line-break/>non concedunt purgans medicamentum familiarem ex cor-<text:line-break/>pore humorem attrahere, sed in formam in quam natum<text:line-break/>est. transmutare. Verum quod falsa sit ipsorum fententia,<text:line-break/>commentario urio de facultatibus medicamentorum pur-<text:line-break/>gantium inscripto a nobis demonstratum esu. Dicetur au-<text:line-break/>tem etiam nunc unum quippiam eorum, quae illic enar-<text:line-break/>rata sunt, causa exempli. Vidistis enim in ipsis artis<text:line-break/>operibus non raro convinci eos, qui id, quod evacuatur,<text:line-break/>a medicamentis purgantibus trahi non admittunt: utpote<text:line-break/>hydero ascite dicto laborantes, medicamento aquam du-<text:line-break/>cente sumpto, non exiguam aquosi humoris copiam eva-<text:line-break/>cuant tumoremque ventris demittunt. Quod si flavae bilis<text:line-break/>aut nigrae eliciens medicamentum ipsis aliquis propinet,<text:line-break/>paucissimum evacuabit, humorem et tumor ventris non<text:line-break/>modo nihilo minor, fed etiam major evadet. Contrarium<text:line-break/>accidere ictero ex jecoris obstructione laborantibus con-</text:span></text:p>
      <text:p text:style-name="P4"><text:span text:style-name="T3">spexistis; nam deobstructo prius ipsis viscere medicamen-<text:line-break/>tis id efficiendi facultate donatis quum bilem ducens ex-<text:line-break/>hibiturn fuerit, et copiosa redundantis humoris vacuatio<text:line-break/>fit et affectus statim cessat. His simile novistis etiam in<text:line-break/>his fieri, qui pituita aut atra bile infestantur. Etenim<text:line-break/>multus qui vexat humor evacuatur et aegroti magnopere<text:line-break/>juvantur. Si igitur hisce purgantibus talia trahuntur et<text:line-break/>medicamenta omni aetate et anni tempore purgant, per-<text:line-break/>petuo quatuor in corpore humano existunt. Oportebat<text:line-break/>enim, sicut prius dictum est, faltem unum aliquod anni<text:line-break/>tempus aut hominis aetatem, quae solum fanguinem ha-<text:line-break/>beret, apparere, si opinio eorum, qui solum sanguinem<text:line-break/>naturam hominis esse prodiderunt, vera statuatur: quod<text:line-break/>idem est, ac si omnes ipsius partes ex solo sanguine con-<text:line-break/>formentur nutrianturque semper folo sanguine. Porro<text:line-break/>quum bifariam sanguis dicatur, alter, qni in venae sectio-<text:line-break/>nibus et vulneribus vacuari cernitur, utriusque bilis et<text:line-break/>pituitae, ut ostendi, particeps; alter autem purus, since-</text:span></text:p>
      <text:p text:style-name="P4"><text:span text:style-name="T3">rus necne cum aliis humoribus mixtus, ex eo sanguine<text:line-break/>secundum prius significatum conceptum essormari verum<text:line-break/>fortassis est, ex eo autem; qui secundo, falsum. Nunquam<text:line-break/>enim solus hic in iis, qtiae uterum gerunt, gignitur. Cur<text:line-break/>autem adjecerim sermoni </text:span><text:span text:style-name="T9">surtafsts,</text:span><text:span text:style-name="T3"> vos non latere arbitror.<text:line-break/>Nam iu commentariis de femine plurimas corporis partes<text:line-break/>ex semine generari docuimus; solas autem carnosas..ex<text:line-break/>fanguine conformari. Sed quia exigua seminis moles est,<text:line-break/>quae in uteros conjicitur., . nutrimentum vero ipsi et in-<text:line-break/>crementum ex sanguine obvenit, ideo quis partes prope-<text:line-break/>modum universas ex sanguine conformari dixerit? Qua-<text:line-break/>temrs autem semen generationem ex sanguine obtinet, ea-<text:line-break/>tenus concepti generationem ex sanguine esse si quis di-<text:line-break/>cat, vera fateri videbitur, sed non ex sincero sanguine<text:line-break/>aliis humoribus non commixto, sed ex eo, qui per' excel-<text:line-break/>lentiam nominatus est. Hujusmodi sane totus praepositae<text:line-break/>orationis' sensus esu Particularium vero in ea hic erit:</text:span></text:p>
      <text:p text:style-name="P4"><text:span text:style-name="T3">primum significare convenit communem non solum medi-<text:line-break/>corum consuetudinem, sed omnium quoque Graecorum, qui<text:line-break/>bilem sine adjeetione nominant, quum pallidam aut fla-<text:line-break/>vam indicare voluerint. Caeterum quod haec utraque no-<text:line-break/>mina de una humoris specie dicantur differentis humidi-<text:line-break/>tate et siccitate, paulo ante </text:span><text:span text:style-name="T9">a me expositum esu</text:span><text:span text:style-name="T3"> Reliquas<text:line-break/>omnes biles cum appendice nominant aeruginosam di-<text:line-break/>centes aut nigram aut rubram aut porraceam. Secund iirn<text:line-break/>ad hoc in serie proposita indicare oportet, ubi inquit:<text:line-break/></text:span><text:span text:style-name="T9">quousque spiritum in fe pofstt attrahere et rursus emittere.<text:line-break/></text:span><text:span text:style-name="T3">Constat enim inspirationem velle ipfum fieri instrumentis<text:line-break/>respiratoriis, externum aerem attrahentibus, expirationern<text:line-break/>vero emittentibus. Deinde tertium, ubi ait; </text:span><text:span text:style-name="T9">quoad aliquo<text:line-break/>cognatorum privatus suerit.</text:span><text:span text:style-name="T3"> Vult enim non solum quum<text:line-break/>sanguine animal privatum fuerit interire, sed etiam quum<text:line-break/>aut pituita aut flava aut nigra bile.</text:span></text:p>
      <text:h text:style-name="P188" text:outline-level="2">XXVII.</text:h>
      <text:p text:style-name="P5"><text:span text:style-name="T9">Qui vero unum este hominem asuerunt, hanc mihi senten-<text:line-break/>tiam tulijsc videntur, quod, quum , intuerentur eos epotis<text:line-break/>medicamentis in superpurgationibus interiisce, alios<text:line-break/>quidem bilem, nonnullos vero pituitam evomentes, ho-<text:line-break/>rum unumquodque hominem ejsc existimarunt, quo pur-<text:line-break/>gante ipsum intereuntem viderunt. Et' qui:sanguinem<text:line-break/>ejste hominem afferunt, eadem utuntur ratione. Quum<text:line-break/>enim homines jugulari et e corpore sanguinem stuere<text:line-break/>conspiciunt, eum in homine animam este existimant.<text:line-break/>Hisque argumentis omnes inter dijscrendum utuntur.</text:span></text:p>
      <text:p text:style-name="P2"><text:span text:style-name="T3">Qui dicunt, inquit, hominem unum esse, tanquam multi<text:line-break/>sint id dicentes, non unus. Ex quibus igitur persuasio-<text:line-break/>nem hanc sibi induerunt, qui ex quatuor humoribus unum<text:line-break/>aliquem homini generando' sufficere arbitrantur, Hippocra-<text:line-break/>tes </text:span><text:span text:style-name="T17">ίρΐβ </text:span><text:span text:style-name="T3">indicavit: quae nobis quidem absurda, ut dixi.</text:span></text:p>
      <text:p text:style-name="P197">illis autem probabilia nimitum apparent. Nam in purga-<text:line-break/>tionihus immoderatis' quum viderent alius alium ab 'alio<text:line-break/>atque alio humore extreme evacuato interire, illum solum<text:line-break/>humorem hominis naturam esse censuerunt.</text:p>
      <text:h text:style-name="Heading_20_2" text:outline-level="2">XXV<text:span text:style-name="T46">III</text:span>.</text:h>
      <text:p text:style-name="P1"><text:span text:style-name="T9">Quanquam primum quidem in immoderatis purgationibus<text:line-break/>. sula evacuata bile nullus unquam mortuus esa Verum<text:line-break/>epoto medicamento, quod bilem dqcat, primum sane<text:line-break/>aliquis bilem vomet,., deinde pituitam, postea quoque<text:line-break/>praeter bilem atrarnAilem, idque per vim, sub mortem<text:line-break/>vero sanguinem etiam purum evomit.</text:span></text:p>
      <text:p text:style-name="P199">Atque hic rursus clare Graecorum consuetudinem in-<text:line-break/>nuit, qui. bilem frequenter sine adjuncto flavam,, atram<text:line-break/>vero semper cum adjuncto vocant. Porro quod in, tota<text:line-break/>oratione significatur, manifestum esu Nullum enim mori</text:p>
      <text:p text:style-name="P3"><text:span text:style-name="T3">Quum humor medicamento purganti familiaris fuerit<text:line-break/>evacuatus; mox illum consequitur primus qui ad evacua-<text:line-break/>tionem ’ luter alios facillimus est: post illum qui fecun-<text:line-break/>dum in hoc </text:span><text:span text:style-name="T9">genere</text:span><text:span text:style-name="T3"> ordinem fortitur: deinde sanguis omnium<text:line-break/>postremus, ut qui humor sit naturae familiarissimus. Tu-<text:line-break/>tum namque est tantillum de eo dicere, quod, si non so-<text:line-break/>lus est natura hominis, certe omnium aliorum 'familia-<text:line-break/>rissimus est.</text:span></text:p>
      <text:h text:style-name="Heading_20_2" text:outline-level="2">XXIX.</text:h>
      <text:p text:style-name="P265">Eadem vero patiuntur et a medicamentis pituitam du-<text:line-break/>centibus. Primum etenim pituitam vomunt, deinde bi-<text:line-break/>lem stavam, tertio atram , intereuntes demum sangui-<text:line-break/>nem purum, in eoque moriuntur.</text:p>
      <text:p text:style-name="P198">inquit., cui unus folnm .humor,purgatus fuerit, quum alii<text:line-break/>quoque semper cum ipso evacuentur..</text:p>
      <text:h text:style-name="P188" text:outline-level="2">XXX.</text:h>
      <text:p text:style-name="P5"><text:span text:style-name="T9">Quum enim medicamentum corpus introierit, primum qui-<text:line-break/>dem quodcunque stbi ex-omnibus in corpore</text:span><text:span text:style-name="T3"> exisientibus<text:line-break/></text:span><text:span text:style-name="T9">fecundum naturam familiaristimum fuerit educit, dein-<text:line-break/>de vero reliqua tum trahit, . tum purgat, quemadmo-<text:line-break/>dum 'quae e terra nascuntur et in eam conseruntur,,<text:line-break/>ubi terram subierint, eorum quodque trahit, quod na- -<text:line-break/></text:span><text:span text:style-name="T3">tura sibi </text:span><text:span text:style-name="T9">familiare in terra inest. Lnest autem et aci-<text:line-break/>dum et amarum et dulce et sulsurn ct cujuscunque ge-<text:line-break/>neris aliud. Primum itaque ejus plurimum, quod na-<text:line-break/>tura stbi ipse'familiare suerit, ad fe allicit, atque<text:line-break/>deinceps reliqua attrahit. Tale quiddam etiam medi-<text:line-break/>camenta in corpore faciunt. Quaecunque enim bilem<text:line-break/>educunt, primum meracifstmam bilem purgant, deinde<text:line-break/>mixtam: et rursus medicamenta pituitam cientia primum<text:line-break/>purijstrnarn pituitam</text:span><text:span text:style-name="T3"> educunt, </text:span><text:span text:style-name="T9">postea etiam mixtam. Ju-<text:line-break/>gulatis quoque, primum quidem sanguis tum calidisti-<text:line-break/>mus tum maxime ruber eststuit, mox vero magis pitui-<text:line-break/>tosus magisque biliosus prostuit.</text:span></text:p>
      <text:p text:style-name="P3"><text:span text:style-name="T3">Perlpicua auctoris est sententia, qui rationis propositae<text:line-break/>testimonia scribit, qua dicit medicamentum, </text:span><text:span text:style-name="T9">ubi in corpits<text:line-break/>venerit, primum sane humorem stbi familiarem attrahere,<text:line-break/>deinde etiam 'Aias.</text:span><text:span text:style-name="T3"> At meminisse oportet etiam de stirpi-<text:line-break/>bus ipsum verba facere si nempe quod et harum unaquae-<text:line-break/>que sibi naturale et connatum ad se attrahunt: contineri<text:line-break/>enim in terra acidum, dulce, amarum, salsum et cujusvis<text:line-break/>generis, veluti etiam in homine, acidum-quidem atram<text:line-break/>bilem, amarum vero flavam, dulce sanguinem, salsum<text:line-break/>pituitam. Etenim talis quaedam est pituita, quemadmo-<text:line-break/>dum alia dulcis, 'alia acida, et quaedamalia nullam in-<text:line-break/>signem obtinens</text:span><text:span text:style-name="T13">;</text:span><text:span text:style-name="T3"> qualitatem.'*' Atque ideo mihi videtur ad<text:line-break/>orationis finem' adjecisse </text:span><text:span text:style-name="T9">cujuscumque generis aliud,'</text:span><text:span text:style-name="T3"> ut<text:line-break/>qui non tantum in pituita, fed in aliis etiam humoribus<text:line-break/>permultas viderit differentias. Sicut, enim arida, dulcis,<text:line-break/>amara et salsa, ita etiam acerba, ausiera/ acris et pinguis<text:line-break/>humorum species est tum im animalibus, tum in stirpi-<text:line-break/>bus, et nimirum quae in terra ipsis respondent.</text:span></text:p>
      <text:h text:style-name="P188" text:outline-level="2">XXXI.</text:h>
      <text:p text:style-name="P5"><text:span text:style-name="T9">Augetur vero in homine pituita quidem hieme; haec enim<text:line-break/>hiemis naturae eorum, quae corpori insunt, maxime<text:line-break/>analoga est, suigidifstma namque exisut. Hujus autem<text:line-break/>rei certa sunt indicia pituitam este frigidiJstrnarri. Quod<text:line-break/>st pituitam et bilem et sanguinem tangere volueris, pi-<text:line-break/>tuitam frigidistimam esae reperies; quae quamvis stt<text:line-break/>lentijstma, ac vi potijstmum fecundum atram bilem<text:line-break/>educatur,</text:span><text:span text:style-name="T3"> (quaecumque </text:span><text:span text:style-name="T9">vero vi educuntur, ea per vio-<text:line-break/>lentiam coacta calidiora redduntur) nihiloininus tamen<text:line-break/>supra haec omnia pituita suapte natura frigidijstmn<text:line-break/>ejsu conspicitur. Quod autem hieme corpus pituita re-<text:line-break/>pleatur, hisce noveris. Per hiemem homines maxime<text:line-break/>pituitosa tum expuunt, tum emungunt, oedemata ipsis<text:line-break/>albifstma per eam potifstmum tempestatem et caeteri<text:line-break/>morbi pituitose oboriuntur.</text:span></text:p>
      <text:p text:style-name="P199">Clara est oratio, quae lectorem diligentem requirat,</text:p>
      <text:p text:style-name="P4"><text:span text:style-name="T3">non interpretem, qui ipsam explicet. Quod autem in sine<text:line-break/>scriptum est, </text:span><text:span text:style-name="T9">eaetgrique morbi pituitosi,</text:span><text:span text:style-name="T3"> hoc modo ex ipsius<text:line-break/>scriptura intelligendum est. Oedemata alba hieme potis-<text:line-break/>simum- oriuntur: item alii pituitosi morbi hoc tempore in-<text:line-break/>festant:- denique et febres, sicut in aestate omnino bilio-<text:line-break/>siores, sic in hieme pituitosiores.</text:span></text:p>
      <text:h text:style-name="Heading_20_2" text:outline-level="2">XXXII.</text:h>
      <text:p text:style-name="P265">At vere adhuc quidem pituita in corpore valida manet,<text:line-break/>fed sanguis augescit. Nam efjrigara remittunt et im-<text:line-break/>bres succedunt; tuncque sanguis augetur tum ex im-<text:line-break/>bribus tum ex diebus calidis. Nam secundum naturam<text:line-break/>ipst haec ex anni tempestate potifsimum insunt; etenim<text:line-break/>humidum et calidum eso Ex his vero noveris, quod ho-<text:line-break/>mines vere et aestate potijstmum dysenteriis corripiantur<text:line-break/>et ex naribus, sanguis ipsts profluat et calidifstmi et rncu-<text:line-break/>xirne' rubicundi sint.</text:p>
      <text:p text:style-name="P3"><text:span text:style-name="T3">Est sane et hujus sententiae contextus perspicuus.<text:line-break/>Dictum namque a me est in primo de temperamentis libro<text:line-break/>satius esse ver temperatum vocari, non humidum et cali-<text:line-break/>dum. Suberat vero causa aliqua, ob quam medicorum<text:line-break/>philofophorumque nonnulli ipsum calidum hurnidumque<text:line-break/>dicerent. Sic enim in anni temporibus hoc humidum et<text:line-break/>calidum esse dicunt, ut in genere eorum quae corpora<text:line-break/>habent animalia,' haec sane cum plantis conferentes, ver<text:line-break/>autem autumno inter anni tempora optimum et ut ita<text:line-break/>dixerim' solum exacte secundum naturam habens cum eo,<text:line-break/>quod praeter maturam affectum esu At sanguinem vere<text:line-break/>redundare quum alia, tum illud indicio est, quod tunc<text:line-break/>dysentersae infestent, quae cruentae scilicet dicuntur, non<text:line-break/>quae ex bile intestina exulcerant. Verum de cruenta hac<text:line-break/>dyfenteria in quarto operis de articulis commentario tra-<text:line-break/>ctavi, affectum hunc ostendens frequenter copia sanguinis<text:line-break/>oboriri, qui in vernis continetur, deinde quem natura per<text:line-break/>intestina confertim excernit, sicut et mulieribus per ute-</text:span></text:p>
      <text:p text:style-name="P3"><text:span text:style-name="T3">rum , nonnullis per nares aut haemorrhoidas aut vomi-<text:line-break/>tum. . Porro aestatem adjunxit veri tum dysenteriae ra-<text:line-break/></text:span><text:span text:style-name="T13">f</text:span><text:span text:style-name="T3"> tione tum ob cutis ruborem. Nam beneficio sui ipsius<text:line-break/>caloris generatus vere sanguis et .rubicundam totius cor-<text:line-break/>poris cutem efficit et per anum quibusdam excernitur.<text:line-break/>Caeternm calidi ad tactum tunc apparent homines tum<text:line-break/>sanguinis tum etiam ambientis aeris beneficio.</text:span></text:p>
      <text:h text:style-name="Heading_20_2" text:outline-level="2">XXXIll.</text:h>
      <text:p text:style-name="P2"><text:span text:style-name="T9">Aestate vero sanguis adhuc viget et bilis in corpore at-<text:line-break/>' tollitur et in autumnum protenditur. At autumno mo-<text:line-break/>dicus quidem sanguis generatur (contrarius enim ipstus<text:line-break/>naturae autumnus</text:span><text:span text:style-name="T3"> est), bilis </text:span><text:span text:style-name="T9">autem aestate et autumno<text:line-break/>corpus occupat, quod hisce indiciis noveris, quod hac<text:line-break/>tempestate homines sua sponte bilem evomant et medi-<text:line-break/>camentorum potionibus biliosiora purgentur. Id quoque<text:line-break/>ex febribus et hominum coloribus patet. At pituita<text:line-break/>aestate se ipsa longe imbecillior esu Contraria namque</text:span></text:p>
      <text:p text:style-name="P263">ipsius naturae est haec tempestas, calida siquidem e{<text:line-break/>sicca est.</text:p>
      <text:p text:style-name="P2"><text:span text:style-name="T3">Aestate et praefertim per, ipsius initia plerisque san-<text:line-break/>guis abundat vere auctus, ut qui ab ambientis aeris ca-<text:line-break/>lore nondum sit discussus. Augescit autem bilis, quod hac<text:line-break/>anni tempestate coipus praeter naturam incalefcat. Cae-<text:line-break/>terurn nominavit hic rursus bilem citra adjectionem colo-<text:line-break/>ris vocabuli </text:span><text:span text:style-name="T9">stuvarn,</text:span><text:span text:style-name="T3"> nunquam atram simpliciter nominans,<text:line-break/>verum siemper cum adjectione coloris nominis. Particula-<text:line-break/>ria in oratione manifesta iis sunt, qui animum adhibent.</text:span></text:p>
      <text:h text:style-name="Heading_20_2" text:outline-level="2">XXXIV.</text:h>
      <text:p text:style-name="P5"><text:span text:style-name="T3">At </text:span><text:span text:style-name="T9">sanguis per autumnum, paucifstmus -in homine gigni-<text:line-break/>tur, stecus siquidem est autumnus et hominem jam re-<text:line-break/>frigerare incipit.- Atra autem bilis autumno tum plu-<text:line-break/>rima tum vehementijstma esu</text:span></text:p>
      <text:p text:style-name="P200">Superiore contextu dictum erat, sanguinem in autumno<text:line-break/>paucum generari, ut qui naturam autumno contrariam ha-<text:line-break/>beat. Nos autem quomodo contrariam habeat edocuimus.<text:line-break/>Si enim sanguis calidus et bumidus est veri similiter,<text:line-break/>autumnus autem, ut ipse dixit, siccus est et refrigerare<text:line-break/>jam hominem incipit, merito autumnus veri contrarius<text:line-break/>est et humorem redundantem sanguini contrarium obtinet,<text:line-break/>siccum et frigidum. Generatus autem est talis bona ratione,<text:line-break/>quod in aestate humores prius adurantur : reliquiae vero ad-<text:line-break/>ustorum humorum, restincto scilicet calore, statim frigidae sic-<text:line-break/>caeque redduntur; frigidae quidem propter calorem extinctmn,<text:line-break/>siccae,quod totus ipsius humor, quum assaretur, sit consumptus.</text:p>
      <text:h text:style-name="Heading_20_2" text:outline-level="2">XXXV.</text:h>
      <text:p text:style-name="P1"><text:span text:style-name="T9">Quum vero biems ingruit, bilis refrigescens pauca gigni-<text:line-break/>-tur et pituita rursus augetur tum ab imbrium copia,<text:line-break/>tum</text:span><text:span text:style-name="T3"> a </text:span><text:span text:style-name="T9">noctium longitudine.</text:span></text:p>
      <text:p text:style-name="P198">/'</text:p>
      <text:p text:style-name="P3"><text:span text:style-name="T17">• </text:span><text:span text:style-name="T3">Humorem in singulis quatuor anni</text:span><text:span text:style-name="T13">:</text:span><text:span text:style-name="T3"> tempestatibus<text:line-break/>exuperantem vult ipsi tempestati similem esse:: tempera-<text:line-break/>mento; ideoque pituita quidem frigida et humida nomina-<text:line-break/>tur hiemr similis , sanguis autem calidus et humidiis, ut<text:line-break/>ver; flavam bilem calidam 'et siccam esse dicit; uti aesta-<text:line-break/>tem, et nigram, sicut'autumnum, frigidam et siccam. Quod<text:line-break/>igitur, dixit, quibus anni tempestatibus singuli humores<text:line-break/>augentur, antra proba viti nunc, vero causam reddit, cur<text:line-break/>pituita hieme exuperet. Ex </text:span><text:span text:style-name="T9">crebris,</text:span><text:span text:style-name="T3"> inquit, pluviis </text:span><text:span text:style-name="T9">et no-<text:line-break/>ctum longitudine,</text:span><text:span text:style-name="T3"> eo quod haec anni tempestas humida<text:line-break/>sit et frigida. Humida quidem esse monstratur pluviarum<text:line-break/>copia', frigida vero uoctium longitudine. Nam caloris,<text:line-break/>quem aestate ambiens nos aer obtinet, sol auctor est, dum<text:line-break/>prope supra verticem nostrum emergit et diem longiorem<text:line-break/>efficit. Ita etiam hieme frigoris idem auctor est, quum<text:line-break/>obliquus demissirsque et brevi tempore supra terram sera-<text:line-break/>turi Hippocrates autem vult animantium corpora pro</text:span></text:p>
      <text:p text:style-name="P4"><text:span text:style-name="T3">ambientis nos aeris constitutione affici ita, ut siccentur<text:line-break/>quidem in siccis ipsius temperamentis, humectentur autem<text:line-break/>in humidis: ita vero ut incalescant in calidis, refrigeren-<text:line-break/>tur in frigidis, , Si igi tui hierns humida et frigida est,:<text:line-break/>bona ratione in ipsa pituita superat, quum sit frigida et<text:line-break/>humida: id quod </text:span><text:span text:style-name="T9">etiam</text:span><text:span text:style-name="T3"> prius ipse ostendit. Ratio autem<text:line-break/>ipsi et aliis anni temporibus consentire videtur. Nam </text:span><text:span text:style-name="T9">ae-<text:line-break/>flate</text:span><text:span text:style-name="T3"> flava bilis praecellit, quoniam sicca et calida facul-<text:line-break/>tate est, vere sanguis, humidus calidusque humor, siqui-<text:line-break/>dem et ver calidum esse et humidum praedicavit:; in<text:line-break/>autumno autem atra bilis, quae frigida et sicca est, tem-<text:line-break/>pori respondens.. Proinde non exigua quaestio de veris<text:line-break/>temperamento oritur, quomodo calidum et humidum di-<text:line-break/>catur: quam c.um tractarem, ostendi melius esse tempera—,<text:line-break/>tum ipsum dicere. Qua ratione constat et sanguinem non.<text:line-break/>calidum et humidum, sed temperatum appellari. Praeter-,<text:line-break/>ea major adhuc quaestio erit ab interpretibus libri omis-<text:line-break/>sa, nempe de . pituita, quae humida quidem et frigida</text:span></text:p>
      <text:p text:style-name="P4"><text:span text:style-name="T3">consistentia est, fed in hieme generatur. Cur autem dixe-<text:line-break/>rim non exiguam fore quaestionem, jam tibi aperiam.<text:line-break/>Hippocrates ipse in Aphorismis inquit: </text:span><text:span text:style-name="T9">ventres hieme et<text:line-break/>vere naturd cdlidijstmi sunt et • sumni longiststmi:</text:span><text:span text:style-name="T16">!</text:span><text:span text:style-name="T9"> itaque<text:line-break/>per ea tempora eibi liberalius dari debent. Caloris enim<text:line-break/>nativi copid tnagua inest, ut cibus' proinde plenior requi—<text:line-break/></text:span><text:span text:style-name="T3">ratur,' </text:span><text:span text:style-name="T9">Argumento aetates sunt et athletae. Et iterum<text:line-break/>aestate et autumno cibos disu-cillime serunt, suvsme facil-<text:line-break/>lime, mox vene.</text:span><text:span text:style-name="T3"> .Si igitur haec sunt vera et pituitam .fri-<text:line-break/>gidum humorem, non temperatum novimus, quemadmodum<text:line-break/>sanguinem; quomodo in hieme copiosior generabitur ?<text:line-break/>Conveniebat enim ex ali mento probe concoctu sanguinem<text:line-break/>potius generari quam pituitam. Quae igitur 'dubitationis<text:line-break/>solutio?; Meo&gt;quidem judicio’ ventres hieme calidissinii<text:line-break/>sunt naturali calore , diocLest temperatissimi: partes autem<text:line-break/>corporis refrigerantur magis in hieme: quibusdam et ven-<text:line-break/>ter ipse ex </text:span><text:span text:style-name="T9">-itinere</text:span><text:span text:style-name="T3"> aut vestium penuria aut ‘ studiorum</text:span></text:p>
      <text:p text:style-name="P197">genere aut hujusmodi aliquo. Penetrat .igitur .universum<text:line-break/>ambientis agris frigus . lu ' corpus quam penitissime-, qui-<text:line-break/>busdam etiam usque ad ventris regiones,' ut. expositum<text:line-break/>esu Quaye licet in ventriculo cibi assumpti probe con-<text:line-break/>cocti sint, certe in jecluoresilum, mutantur, nonabfolu-<text:line-break/>tum sanguinis facti ornamentum recipiunt., fed aliqua ipsius<text:line-break/>parte frustrantur. Praeterea multo minus totius corporis<text:line-break/>venae, ipsum' transmutant refrigeratae. Accedit huc etiam<text:line-break/>copia ciborum, qui hieme offeruntur, qualitatibus simul<text:line-break/>piluitosieres. Nam legumina hieme multa comednirt. pa-<text:line-break/>nisque rnuito amplius quam in aliis anni temporibus;fimi-<text:line-break/>lagluem,rplacentas seu liba, olera, rapas sativas carnesque<text:line-break/>multas, quasdam ex iis manifesto, pituitosas, sicut .ovillas,<text:line-break/>quasdam, nisi probe conficiantur, uti porcorum et praeser-<text:line-break/>tim aprorum. . Item bulbis,; ecchleis, caseo aliisque hoc<text:line-break/>getms multis per totam,hiemem vescuntur, quae?facile in<text:line-break/>pituitam transeunt. Quin etiam bibunt complures vinum</text:p>
      <text:p text:style-name="P4"><text:span text:style-name="T3">recens, quod et ipsum pituitae generandae idoneum esu<text:line-break/>Quare his de causis pituita hieme redundat.</text:span></text:p>
      <text:h text:style-name="Heading_20_2" text:outline-level="2">XXXVI.</text:h>
      <text:p text:style-name="P5"><text:span text:style-name="T9">Haec igitur omnia perpetua hominis habet corpus, verum<text:line-break/>prout constituitur obsidens anni tempestas, interdum<text:line-break/>quidem ipj'a tum ex parte tum ex natura se ipsis sin-<text:line-break/>gula ampliora,. interdum vero parciora redduntur.</text:span></text:p>
      <text:p text:style-name="P9"><text:span text:style-name="T3">.. i </text:span><text:span text:style-name="T23"># </text:span><text:span text:style-name="T25">φ</text:span><text:span text:style-name="T17"> </text:span><text:span text:style-name="T3">-<text:tab/>~<text:tab/>...</text:span></text:p>
      <text:p text:style-name="P2"><text:span text:style-name="T3">Omnia, inquit, commemorata, hoc est, quatuor hu-<text:line-break/>mores corpus humanum toto vitae curriculo continet: id<text:line-break/>enim significat ipsi </text:span><text:span text:style-name="T9">perpetua.</text:span><text:span text:style-name="T3"> Augescunt! autem irnminuun-<text:line-break/>turque haec, prout anni tempora mutantur, Nam </text:span><text:span text:style-name="T9">prout<text:line-break/>constituitur anni tempestas</text:span><text:span text:style-name="T3"> idem significat ac transmuta-<text:line-break/>tur, hoc est, transfertur et migrat in alterum quem ipsa<text:line-break/>induit statum. Porro quod augescere haec et imminui se-<text:line-break/>cundum partem et'secundum naturam dicit, nonnulli qui-<text:line-break/>dem </text:span><text:span text:style-name="T9">fecundum partem</text:span><text:span text:style-name="T3"> intelligunt de corporis partibus esse</text:span></text:p>
      <text:p text:style-name="P197">dictum; nonnulli vero ei quod secundum naturam dixit<text:line-break/>contrarium, ut oratio sit talis. Quatuor humores memo-<text:line-break/>ratos humanum corpus semper obtinet, copiosiores autem<text:line-break/>et pauciores pro anni partibus et pro natura. Qhod si<text:line-break/>mutata oratione quis dicat, sensum habebit tum utilem<text:line-break/>tum verum. 'Nam humorum copla secundum anni tem-<text:line-break/>pora variat, si anuus secundum naturam difpensetur, et se-<text:line-break/>cundum totius anni partes, etiamsi non fecundum natu-<text:line-break/>ram gubernetur, humores quantitate differunt. Possunt<text:line-break/>etiam de anni temporibus partes intelligi.</text:p>
      <text:h text:style-name="Heading_20_2" text:outline-level="2">XXXVII.</text:h>
      <text:p text:style-name="P1"><text:span text:style-name="T9">Ut enim universus annus omnium quidem et calidorum et<text:line-break/>sclgidorum et sucorum et humidorum est particeps: ne-<text:line-break/>que enim eorum quicquam na minimo quidem tempore stne<text:line-break/>omnibus, quae hoc in. mundo existunt, consisteret,' imo,<text:line-break/>st unum quispiam destt, omnia aboleantur. Nam eadem<text:line-break/>necefsttate omnia et constituta sunt et ab invicem aluntur.</text:span></text:p>
      <text:p text:style-name="P200">Calidum., frigidum, 'siccum et humidum non quod per<text:line-break/>exuperantiam nominatur confideraturque, sed elementa-<text:line-break/>riuin intelligens etiam in proposita oratione indicavit,<text:line-break/>ubi inquit, annum universum. omnium esse participem.<text:line-break/>Non enim eorum omnium, quae per excellentiam dicun-<text:line-break/>tur, universus annus compos est, sed elementarium: tota<text:line-break/>quidem hiems bumidi et frigidi, aestas contrariorum, sicci<text:line-break/>et calidi, autumnus frigidi et sicci. Praeterea manifestius<text:line-break/>hoc innuit, quum diceret interitura etiam alia, si unum<text:line-break/>ex ipsis interierit. Etenim quum unum ex elementis<text:line-break/>perit, id quod ex ipsis compositum est corruptum iri<text:line-break/>vera est oratio: quum ex his, quae per excellentiam no-<text:line-break/>minantur, falsa. Quippe contrarium ipsum verum est: quum<text:line-break/>aliquid ex illis perit; quae ex dominio appellationem<text:line-break/>sortiuntur, oppositum ipsi conservari. Quum enim aestas<text:line-break/>non est, hiems est; quum hiems non est aestas est; quum<text:line-break/>ver abest, autumnus est; quum autumnus non est, ver est.<text:line-break/>At si omnino calidum elementum perierit, humidum qui-</text:p>
      <text:p text:style-name="P4"><text:span text:style-name="T3">dem concrescet, quoniam non amplius calidum est. Sin<text:line-break/>autem sol omnino interit, nulla planta neque animal<text:line-break/>relinquetur. Eadem ratione, si frigidum elementum pereat,<text:line-break/>omnia ignis erunt, et si siccum, aqua erunt omnia, atque<text:line-break/>sic universa in mundo generata corpora corrumpentur.<text:line-break/>Idcirco dixit elementaria </text:span><text:span text:style-name="T9">in ipso corpora ex se</text:span><text:span text:style-name="T3"> invicem<text:line-break/>nutriri: nam exactum elementum intelligitur magis quam<text:line-break/>sit. Quod vero eum illo,' propemodurn idem est, unum<text:line-break/>aliquod est ex eorum numero, quae-subsistnnt. Si igitur<text:line-break/>absolute humidam frigidamque aquam fieri cogites, non<text:line-break/>aqua adhuc servabitur: • quippe statim concrescet, subsistet<text:line-break/>et fluere cessabit. ' Item si terram simili modo- ad' amussim<text:line-break/>siccam frigidamque consideraveris, durius adamante tale<text:line-break/>curpus- erit. Atque si ejusmodi evaserit, stirpium genera-<text:line-break/>tio desinet. Ubi autem, haec desierit, etiam animalium<text:line-break/>nutrimentum abolebitur,, et si hoc, nimirum ipsa etiarn</text:span><text:span text:style-name="T13">:</text:span><text:span text:style-name="T3">‘<text:line-break/>animantia. Quum igitur elementum per excellentiam in-<text:line-break/>telligitur siccum et frigidum </text:span><text:span text:style-name="T9">et -</text:span><text:span text:style-name="T3"> terra quae in mundo est,<text:line-break/>siccum esse et frigidum corpus dicitur et aqua humidum.</text:span></text:p>
      <text:h text:style-name="P188" text:outline-level="2">XXXVlll.</text:h>
      <text:p text:style-name="P5"><text:span text:style-name="T3">fta. </text:span><text:span text:style-name="T9">etiam, st quid esc his quae in homine sunt connata de-<text:line-break/>fecerit , is</text:span><text:span text:style-name="T3"> utique vivere </text:span><text:span text:style-name="T9">nequeat.</text:span></text:p>
      <text:p text:style-name="P2"><text:span text:style-name="T3">fe Cognata vocavit fanguinem, • nitui tam et utramque<text:line-break/>bilem', quandoquidem primam conformationem habuit con-<text:line-break/>ceptum ex- materno sangnijie omnium participe, item lu-<text:line-break/>ercmentiim alimentumque' similiter. Si igitur omnino ex<text:line-break/>corpore nostro vel humidum vel siccum vel calidum vel</text:span></text:p>
      <text:p text:style-name="P2"><text:span text:style-name="T17">.Συγγεγονοτα κεκληκε τὸ αίμα καὶ τὸ φλὲγμα καὶ τὰς<text:line-break/>χολας, ἐπειδὴ τὴν πρώτην διἀπλασιν ἔσχε τὸ κυούμενον ἐκ<text:line-break/>τον τῆς μητρος αί'ματος, ἁπαντων. μετὲχοντος, </text:span><text:span text:style-name="T19">αΰξησίν τί<text:line-break/></text:span><text:span text:style-name="T17">καὶ τροφὴν όμοίιος. ἐὰν μὲν οὺν ἀπόλλυται παντάπασιν ἐκ<text:line-break/>τοϋ σωματος. ἡμῶν ῆτοι το ύγρὸν, ἡ τὸ ξηρὸν, ἠ τὸ</text:span></text:p>
      <text:p text:style-name="P10"><text:span text:style-name="T3">Verum ignis ipse cujusdam aeriae etiam substantiae, sicut<text:line-break/>et 'fumosae particeps est, quin et humiditatis ad nutritio-<text:line-break/>nem manifesto indiget, sicuti in lucernis flammae osten-<text:line-break/>dunt. Quapropter mundi elementa alimentum ex fe mutuo<text:line-break/>obtinent, atque ideo Plato quoque dixit: idem enim ut<text:line-break/>sibi alimentum fuum et corruptionem exhibeat ae omnia<text:line-break/>in </text:span><text:span text:style-name="T9">fe</text:span><text:span text:style-name="T3"> et a fe tum. patiatur tum. agat artificiose fabri-<text:line-break/>catum est. •<text:tab/>’*</text:span></text:p>
      <text:p text:style-name="P197">frigidum interit, Ilatim humores corrumpentur, qui per<text:line-break/>exuperantlam, non sincere neque absolute sunt hnmidi,<text:line-break/>sicci, calidi' et frigidi. Nam pituitam humidam et frigi-<text:line-break/>dam esse dicimus, non ceu contrariorum expertem, sed<text:line-break/>velnti ab his superatam. Et si frigida absulute esset so-<text:line-break/>lum, glaciei modo concresceret:' sicut etiam; si humida ad<text:line-break/>amussim esset, non- haberet crassitiem neque lentorem.<text:line-break/>Eadem ratione dicitur et de utraque bile: nam flava sicca,<text:line-break/>nigra sicca et terrea esse dicitur, liumiditatis etiam nimi-<text:line-break/>rum particeps: alloqui non esset humor, sed solidum cdr-<text:line-break/>pus, ut adamas.' Sic autem et frigida dicitur, quod plus<text:line-break/>in ea frigoris sit quam caloris: nam si absolute esset fri-<text:line-break/>gida, glaciei instar concresceret. Sed quid opus est de iis<text:line-break/>verba facere? Ipse’ namque sanguis, qui videtur tempera-<text:line-break/>tissimus; talis dicitur, quod nihil in ipso contrariorum<text:line-break/>luter se admodum praepolleat, neque calidum frigido, ne-<text:line-break/>que frigidum calido, neque humidum sicco; neque siccum<text:line-break/>humido. .Quoniam igitur et sanguis ipse quatuor indiget</text:p>
      <text:p text:style-name="P4"><text:span text:style-name="T3">qualitatibus, humiditate, siccitate, calore et frigore , </text:span><text:span text:style-name="T9">con-<text:line-break/>flat</text:span><text:span text:style-name="T3"> aliorum quoque humorum mixtionem ipsum requirere;<text:line-break/>atque oh id' temperatissimus (anguis particeps erit et pi-<text:line-break/>tuitae et bilis flavae et atrae. Jam vero est alia quaedam<text:line-break/>ratio naturalis non parvam habens probabilitatem, qua<text:line-break/>humores quatuor ad morum idoneorum generationem uti-'<text:line-break/>les demonstrantur. Verum prius demonstrasse in ipsa rur-<text:line-break/>sum oportet animi mores corporis temperaturam sequi,<text:line-break/>de quo a nobis etiam alibi fcriptum est. Itaque hoc sta-<text:line-break/>tuto acumen animi et solertia ex bilioso humore profi-<text:line-break/>ciscetur; constantia vero et stabilitas ex melancholico,<text:line-break/>simplicitas,autem et stoliditas, ex sanguine: pituitae vero<text:line-break/>natura ad mores formandos inutilis. Necessariam vero in<text:line-break/>prima ciborum mutatione generationem habere videtur. •&gt;</text:span></text:p>
      <text:h text:style-name="Heading_20_2" text:outline-level="2">XXXIX.</text:h>
      <text:p text:style-name="P264">Ut autem in anno modo hiems maxime, interdum ver, in-</text:p>
      <text:p text:style-name="P263">terdum aestas, nonnunquarn autumnus viget, stc quoque<text:line-break/>in homine modo quidem pituita invalescit, modo san-<text:line-break/>guis, interdum etiam bilis, primum quidem stava, deinde<text:line-break/>quae atra vocatur.</text:p>
      <text:p text:style-name="P199">Clara est viri sententia, qui ostendere nititur, quem-<text:line-break/>admodum in anno' alias humidum et frigidum praepollet,<text:line-break/>vocaturque tale anni tempus hiems, alias humidum et ca-<text:line-break/>lidum, quando ver est, alias siccum et calidum, quae<text:line-break/>aestas nominatur; postremo ad haec siccum et frigidum<text:line-break/>in autumno; sic et in homine praevalet pituita quidem<text:line-break/>hieme, humor frigidus et humidus: sanguis in vere ca-<text:line-break/>lidus et humidus; flava bilis aestate, sicca et calida fa-<text:line-break/>cultate praedita; nigra in autumno, sicca et frigida, quem-<text:line-break/>admodum et ipse autumnus existit.</text:p>
      <text:h text:style-name="P188" text:outline-level="2">XL.</text:h>
      <text:p text:style-name="P265">Cujus rei evidentifstmum est testimonium, quod st eidem<text:line-break/>homini idem medicamentum quater in anno exhibere<text:line-break/>voles, hieme quidem maxime pituitosa tibi evomet, vere<text:line-break/>autem valde humida, aestate admodum biliosa'et au-<text:line-break/>tumno nigerrima.</text:p>
      <text:p text:style-name="P199">Testimonium praedicti sermonis manifestissimum esse<text:line-break/>dicit, in quo singulos humores singulis anni temporibus<text:line-break/>dominari docuerat, nempe quod vomitus, si medicamen-<text:line-break/>tum quater in anno quod illum citet propinetur, hieme<text:line-break/>fit pituitosior, vere humidior; aestate biliosior et autumno<text:line-break/>nigrior.</text:p>
      <text:h text:style-name="Heading_20_2" text:outline-level="2">XLI.</text:h>
      <text:p text:style-name="P5"><text:span text:style-name="T9">Quum igitur haec ita se habeant, quicunque morbi hieme<text:line-break/>augescunt, eos aestate desinere neceste est, et qui aestate<text:line-break/>increscunt, eos hieme cescsure, nist certo dierum circuitu'<text:line-break/>salvantur; </text:span><text:span text:style-name="T3">dierum autem circuitum quis sit </text:span><text:span text:style-name="T9">alias sum-</text:span></text:p>
      <text:p text:style-name="P3"><text:span text:style-name="T9">explicaturus. Quicunque autem morbi vere fsuni, eorum,<text:line-break/>sutuntrn discestsum autumno pxpectare oportet : qui vero<text:line-break/>autumnales morbi' sunt, eorum discejsum</text:span><text:span text:style-name="T3"> vere sieri ne-<text:line-break/></text:span><text:span text:style-name="T9">ceste</text:span><text:span text:style-name="T3"> esi. ' </text:span><text:span text:style-name="T9">At qui morbus eas anni tempestates:supera-<text:line-break/>rit, hunc annuum fore sciendum esa</text:span></text:p>
      <text:p text:style-name="P2"><text:span text:style-name="T3">Initium sententiae duplicem habet scripturam. Non-<text:line-break/>nulli legunt </text:span><text:span text:style-name="T17">ὸφείλει </text:span><text:span text:style-name="T3">(convenit); nonnulli </text:span><text:span text:style-name="T17">φιλεῖ, </text:span><text:span text:style-name="T3">quod idem<text:line-break/>valet ac par est, seu convenit. Utuntur enim nonnun-<text:line-break/>quam voce hac pro convenit. Reliqua perspicua • funt.<text:line-break/>Vult enim auctor morbos qui diuturni redduntur et non<text:line-break/>dierum, sed mensium circuitibus fiunt, hos contrario anni<text:line-break/>tempore ei quo generati sunt, hoc est septimo mense finiris<text:line-break/>in quo fi non soluti fuerint, annuum 'fieri morbum pro-<text:line-break/>nunclat. Porro annuum nomen potest significare etiam<text:line-break/>eum, qui post annum primae suae generationis solvitur.<text:line-break/>Potest efiam oum innuere, qui feptem annorum circuitu</text:span></text:p>
      <text:p text:style-name="P4"><text:span text:style-name="T3">ut septem mensium finitur. Etenim in aphoriimis ita<text:line-break/>quoque dixit: </text:span><text:span text:style-name="T9">plurimi affectus puerorum judicantur aut<text:line-break/>intra quadragesimum diem, aut intra septimum mensem,<text:line-break/>aut intra septimum annum, aut quum ad pubertatem ituri</text:span></text:p>
      <text:h text:style-name="Heading_20_2" text:outline-level="2">XLlI.</text:h>
      <text:p text:style-name="P5"><text:span text:style-name="T9">Atque ita medicum adversus morbos insurgere oportet, ut<text:line-break/></text:span><text:span text:style-name="T3">non ignorantem morbum in </text:span><text:span text:style-name="T9">corpore pro anni, tempestate<text:line-break/>illi maxime naturali et analoga invalescere.</text:span></text:p>
      <text:p text:style-name="P199">Ad quid tota superior de anni temporibus disputatio<text:line-break/>valeat, nunc in praesenti oratione edocuit indicans eun-<text:line-break/>dem quoque usum praebere de aetatibus, locis, vitae stu-<text:line-break/>diis et quotidiana victus ratione enarrationem. Namque<text:line-break/>medicum ad haec omnia refpicientem oportet conjicere,<text:line-break/>quis humor dominetur aut quantite, aut ipsius facultate lu<text:line-break/>aliqua potissimum corporis partu redundet? Sic enim cu-<text:line-break/>rationem optime obierit, sicut in medendi institutionibus</text:p>
      <text:p text:style-name="P197">docetur. Hippocrates quum corporis nostri naturam hoc<text:line-break/>in libro proposuisset invenire, hac methodo ad inventio-<text:line-break/>nem usus est. Primum sane disquisivit utrum simplex,<text:line-break/>an multiplex esset; deinde ubi invenisset esse multiplex,<text:line-break/>simplicium in eo substantiam qualis sit inspexit., hoc est<text:line-break/>quam facultatem habeat, ut ab aliquo patiatur aut agat.<text:line-break/>Et hujus rei gratia anni temporum . aetatumque meminit,<text:line-break/>considerans quomodo elementa a fe inventa ipsis respon-<text:line-break/>deant. Iteni invenit et morborum solutionis praedi-<text:line-break/>ctiones et curationes ad eosdem referendas esse sco-<text:line-break/>pos. At dum elementa corpus nostrum constituentia<text:line-break/>investigaret, etiam universi mundi elementorum commemi-<text:line-break/>nit, quae revera sunt elementa. Dicuntur enim nonnun-<text:line-break/>quarn per abusionem vocabuli, cujusque rei ad composi-<text:line-break/>tionem simplices at primae partes, illius rei elementa:<text:line-break/>quemadmodum . musica elementa, rhytbmica, geometrica,<text:line-break/>arithmetica,: orationis, vocis et demonstrationis dixerunt.</text:p>
      <text:p text:style-name="P197">Similiter etiam plaustri centum elementa ab Hesiodo esse<text:line-break/>dicta Plato commemorat in eo hemistichio</text:p>
      <text:p text:style-name="P262">Centum lignaque plastri.</text:p>
      <text:p text:style-name="P1"><text:span text:style-name="T3">Omnia fane quae sic dicuntur singularum rerum elemen-<text:line-break/>ta non ad amussim simplicia sunt et primaria, communia<text:line-break/>vero omnium rerum simplicia et prima vere existunt et<text:line-break/>proprie nominantur elementa. 'Hippocrates autem a qua-<text:line-break/>litatibus iiija denominat, calidum, frigidum, humidum et<text:line-break/>siccum, non quae media extremorum sunt, sed ipsa summa,<text:line-break/>ignem videlicet et terram et aquam et aerem. Hanc igi- •<text:line-break/>tur methodum Plato censuit sibi imitandam, quum de na-<text:line-break/>tura animae consideraret. Nullum enim-particulare nitra<text:line-break/>totius naturam exacte posse cognosci. Adfcrilutm autem<text:line-break/>tibi ipfam Platonis dictionem, quae hunc in nindum ha-<text:line-break/>bet. </text:span><text:span text:style-name="T9">SO. Animae igitur naturam sine totius natura i,v-<text:line-break/>telligere te, ui convenit, posce arbitrarii? PHAE. Si<text:line-break/>sune Hippocrati ex Afclepiadarum genera credendum est,</text:span></text:p>
      <text:p text:style-name="P3"><text:span text:style-name="T9">ne corporis quidem naturam citra hanc meibodum pofsts.<text:line-break/>80. Recte quidem,</text:span><text:span text:style-name="T3"> o </text:span><text:span text:style-name="T9">amice, dicitq attamen praeter Hip-<text:line-break/>pocratem ratio inspiciunda ercaminandaqiie est,, an ipst<text:line-break/>consentiat. PHAE. Asuentior.. SO.- Et quid tandem Hip-<text:line-break/>pocrates dicit veraque mitio? mn non stc? Constderan-<text:line-break/>dum esi de ciejuslibet rei</text:span><text:span text:style-name="T3"> natura; </text:span><text:span text:style-name="T9">primum sane stmplexne<text:line-break/>stt</text:span><text:span text:style-name="T24">?</text:span><text:span text:style-name="T9"> an multiformis, cujus nos periti esae valuerimus quam-<text:line-break/>que alios docere studeamus: postea vero st simplex suerit,,<text:line-break/>facultas ipsius inspiciunda est, quam videlicet ad quid<text:line-break/>agendum, item quam ad patiendum ab alio habeat. Quod<text:line-break/>st multas habeat specics, bis dinumeratis in singulis</text:span><text:span text:style-name="T3"> sima-<text:line-break/></text:span><text:span text:style-name="T9">literqut in una, naturalis et agendi et patiendi vis inqui-<text:line-break/>renda.</text:span><text:span text:style-name="T3"> Verum quum'haec Plato sic conscripserit, osten-<text:line-break/>dat aliquis nobis in quo Hippocratis libro alio quam qui<text:line-break/>de natura hominis inscribitur methodum hanc sit inve-<text:line-break/>nire: aut si non possit, nullum quaerat fide digniorem<text:line-break/>Platone testem ejus, quod hic liber sit germanus. Nam<text:line-break/>praeter alia Plato proxime Hippocratis discipulis tempore</text:span></text:p>
      <text:p text:style-name="P3"><text:span text:style-name="T3">successit, quorum si cujus liber esset, ipsum auctoris no-<text:line-break/>men suisset inscriptum. Nam prius quam in Alexandria<text:line-break/>et Pergamo reges .essent creati , qui veteribus libris com-<text:line-break/>parandis vincere se mutuo contendebant, nondum opus<text:line-break/>falso fuit inscriptum: veruni postquam praemium capere<text:line-break/>incoeperunt, qui vetusti cujusdam scriptoris monumenta<text:line-break/>ipsis offerrent, liac tandem ratione multa falso titulo in-<text:line-break/>scribentes attulerunt. Verum hi reges post Alexandri mor-"<text:line-break/>tem extiterunti Plato autem ante Alexandri principatum<text:line-break/>haec memoriae mandaverat, quum nullae adhuc inscriptio-<text:line-break/>nes essent dolo effictae, scdfuum quisque liber scriptorem<text:line-break/>titulo repraesentaret. Itaque Plato fatetur fe secundum<text:line-break/>Hippocratis methodum de animae natura considerare , ut<text:line-break/>ille de corpore; fierique hoc aliter posse negat, antequam<text:line-break/>totius naturam habeas cognitam. Nonnulli tantum aber-<text:line-break/>‘ rarunt, ut tam mirabilem methodum alterius cujusdam</text:span></text:p>
      <text:p text:style-name="P199">esse censerent, eo quod is qui primum rem adeo magnam<text:line-break/>et gravem invenit, demonstrationem ipsius scribere non sit<text:line-break/>gravatus. Quomodo enim non magnum et grave censeas,</text:p>
      <text:p text:style-name="P200">omnium generatorum corruptibiliumque corporum elementa<text:line-break/>invenire ? quomodo non multo magis demonstrationibus<text:line-break/>fidem facere? Atque haec in versibus ne totis quidem<text:line-break/>trecentis, fed multo paucioribus complecti potuerit. Non<text:line-break/>enim verisimile est, Hippocratem in omnibus medicandi<text:line-break/>praenoscendique inventis elementis tanquam demonstratis<text:line-break/>uti, nusquam vero demonstrationem ipsorum explicasse.<text:line-break/>Haec igitur ex superfluo mihi dicta sunt, ut ostenderem<text:line-break/>germanum Hippocratis esse librum. Non tamen in hoc<text:line-break/>ceu serio ponendum est studium, sed de veritate eorum<text:line-break/>quae in ipso conscripta sunt accurate considerandum esu<text:line-break/>Id autem nos in opere de elementis ex Hippocratis sen-<text:line-break/>tentia factitavimus: quod quum invidi apud omnes eru-<text:line-break/>ditos in pretio haberi viderent, frigidam defensionem at-<text:line-break/>tulerunt, cur librum Hippocratis'non esse dicerent. Porro<text:line-break/>quod haec statuerit ad illaque semper respiciens omnia<text:line-break/>particularia opera coiifcripserit pro consesso habetur.<text:line-break/>Quoniam vero aemuli, ut sunt impudentes, etiam iis quae</text:p>
      <text:p text:style-name="P200">apud omnes in confesso sunt et omnium consensu proban-<text:line-break/>tur, contradicunt; idcirco alterum opus edidi, tali inscri-<text:line-break/>ptum titulo, .Quod, etiam in aliis operibus Hippocrates<text:line-break/>eandem habere opinionem quam in libello de natura ho-<text:line-break/>minis videatur.</text:p>
      <text:h text:style-name="P185" text:outline-level="1"><text:bookmark-start text:name="bookmark0"/>HIPPOCRATIS DE NATURA HOMI-<text:line-break/>NIS LIBER ET GALENI IN EUM<text:line-break/>COMMENTARIUS II.<text:bookmark-end text:name="bookmark0"/></text:h>
      <text:p text:style-name="P199">Prooemium Galeni. Ipsum quidem de natura<text:line-break/>hominis librum in priori horum commentariorum opere'<text:line-break/>exposui; nunc vero quae illi prave adjecta sunt ia"me-<text:line-break/>dium prolero, eaque probo ordine composita. Unus etenim<text:line-break/>parvus est liber, in quo de victu sanorum a me scriptum<text:line-break/>est, qui Polybi Hippocratis discipuli opus esse videtur.</text:p>
      <text:p text:style-name="P4"><text:span text:style-name="T3">Quod autem inter hunc et illum de natura hominis est<text:line-break/>interpositum, ab eo qui primum hosce duos libros de'na-<text:line-break/>tura hominis Hippocratis et Polybi -de salubri victus ra-<text:line-break/>tione in unum et eundem collegit, conscriptum et collo-<text:line-break/>catum est. Quo enim tempore Attalus et Ptolemaeus </text:span><text:span text:style-name="T9">re-<text:line-break/>ges</text:span><text:span text:style-name="T3"> certatim inter se de comparandis sibi libris conten-<text:line-break/>dehant: ab his qui ex oblatis celebriorum virorum scriptis<text:line-break/>pecUniarn a regibus reportabant, coepere inscriptiones et<text:line-break/>digestiones librorum vitiarii Quum itaque uterque liber-<text:line-break/>tum de natura hominis tum de salubri victus ratione<text:line-break/>parvus extiterit, arbitratus aliquis ob parvitatem neu-<text:line-break/>trum ipsorum multi ducendum ambos in </text:span><text:span text:style-name="T9">unum</text:span><text:span text:style-name="T3"> et eun-<text:line-break/>dem simul contulit. Pari vero ratione alius quidam vel<text:line-break/>ille idem etiam qui hos primum in unum redegit, haec;<text:line-break/>ipsa j illis [interposuit, quae nunc exponenda suscepturi<text:line-break/>sumus.'</text:span></text:p>
      <text:h text:style-name="P188" text:outline-level="2">I.</text:h>
      <text:p text:style-name="P5"><text:span text:style-name="T3">Nosie vero </text:span><text:span text:style-name="T9">praeterea oportet, quod quoscunque repletio<text:line-break/>parit morbos, sanat evacuatio: qui vero ab evacuatione<text:line-break/>oboriuntur,</text:span><text:span text:style-name="T3"> eos </text:span><text:span text:style-name="T9">curat repletio. Atque qui ex labore<text:line-break/></text:span><text:span text:style-name="T3">siunt, eos </text:span><text:span text:style-name="T9">quies fanat: quique ex otio gignuntur, labore<text:line-break/>tolluntur. Omninoque nosce medicum oportet et morbis<text:line-break/>et speciebas et tempestatibus et aetatibus contrarium<text:line-break/>statuere contentaque salvere et saluta contendere. Sic<text:line-break/>enim maxime morbum sedaverit; atque curandi ratio<text:line-break/>hoc ipsum rnifti este videtur.</text:span></text:p>
      <text:p text:style-name="P2"><text:span text:style-name="T3">Singulis hujusce contextus versibus Dioscorides signum<text:line-break/>praefixit quod obeliscum vocant, quo signo et Aristarchus<text:line-break/>notabat versus quos apud poetam suspectos habebat. Haec<text:line-break/>quidem scripsit Dioscorides, quod suspicaretur hunc pro-<text:line-break/>positum contextum esse Hippocratis Thessali filii. , Nam<text:line-break/>duo hi magni Hippocratis filii extiterunt, Thessalus et</text:span></text:p>
      <text:p text:style-name="P4"><text:span text:style-name="T3">Draco, qui ambo deinceps </text:span><text:span text:style-name="T9">alios</text:span><text:span text:style-name="T3"> Hippocrates procrearunt.<text:line-break/>Haec sane hoc in textu divulgata sunt. At consentaneum<text:line-break/>est nobis et de ipsis observationem instituere et unamquam-<text:line-break/>que dictionem peculiariter examinare. </text:span><text:span text:style-name="T9">Quoscunque reple-<text:line-break/>tio parit morbos, fanat evacuatio.</text:span><text:span text:style-name="T3"> Idem non est ac dicere<text:line-break/>continentem morborum causam esse et repletionem et </text:span><text:span text:style-name="T9">eva-<text:line-break/>cuationem</text:span><text:span text:style-name="T3"> et unumquodque eorum deinceps • commemorata<text:line-break/>sunt, aut quod a repletione; aut ab aliorum quodam qnip-<text:line-break/>piam fiat. Etenim' quod quidam morbi per repletionem<text:line-break/>vel a repletione oboriantur (nihil enim differt hoc vel<text:line-break/>illo modo dicere) verum est; sed continentem morbi cau-<text:line-break/>sam esse repletionem, non verum esu Morbus siquidem<text:line-break/>ipse affectus quidam est in animalis corpore primum fun- -<text:line-break/>ctio.nem laedens, ut in libro de morborum differentiis de-<text:line-break/>monstratum esu Repletio vero ipsa, ut et id in libro de<text:line-break/>plenitudine ostendimus, primum minime laedit actionem,<text:line-break/>sed intermedio quodam alio affectu, quem affectum qui-<text:line-break/>dem aliter Erafistratus, aliter Afclepiades, etiam pijeuma-</text:span></text:p>
      <text:p text:style-name="P4"><text:span text:style-name="T3">tici medici appellati alio modo procreari constituerunt.<text:line-break/>Dictum autem est a nobis pluribus, quomodo-ab utraque<text:line-break/>plenitudine- morbi exoriantur. Duplex enim prodita est’<text:line-break/>plenitudo , altera' quidem quoad vires, allera vero quoad:<text:line-break/>vasorum cavitatem. Quae igitur quoad vires, ea quidem<text:line-break/>et humores </text:span><text:span text:style-name="T9">ad</text:span><text:span text:style-name="T3"> corruptionem ducit et fluxionem ad imbe-.<text:line-break/>cilliores corporis partes immittit. Quae vero quoad affu-<text:line-break/>sionem, ea et vaforum ora aperit et eorum rupturas mo-<text:line-break/>litur, interdum etiam repentinam mortem infert, quum<text:line-break/>corporis perfpirationes obstruat. Itaque, curatio dicitur<text:line-break/>non solum eorum qui jam procreati sunt morborum , </text:span><text:span text:style-name="T9">ve-<text:line-break/>ram</text:span><text:span text:style-name="T3"> etiam eorum quae morbos procreant. At si quis<text:line-break/>proprio causarum ipsarum nomine uti voluerit, anteceden-<text:line-break/>tes morborum causas ejusmodi appellabit, quemadmodum<text:line-break/>Athenaeus. Eas vero unde ruriurn hae ipsae antecedentes<text:line-break/>ordinem ducunt, primitivas sieu evidentes vocabis. Ci-<text:line-break/>borum enim copia, cruditates, balnea et exercitationes<text:line-break/>quae intempestive sicut et quaeque omnia in commentario</text:span></text:p>
      <text:p text:style-name="P4"><text:span text:style-name="T3">de procatarcticis causis recensuimus, antecedentium cansa-<text:line-break/>rum cujusque morbi fiunt effectrices. </text:span><text:span text:style-name="T9">Qui vero ab eva-<text:line-break/>cuatione oboriuntur, eos curat repletio.</text:span><text:span text:style-name="T3"> Non proprie usus<text:line-break/>esse videtur praesenti </text:span><text:span text:style-name="T9">repletionis</text:span><text:span text:style-name="T3"> vocabulo qui hanc sena<text:line-break/>tentiam scripsit, quum omnes non modo medici,- sed et<text:line-break/>caeteri Graeci id repletionis nomen utcunque magis adhi-<text:line-break/>bere excessibus commoderatae quantitatis consueverint, non<text:line-break/>autem evacuationem per contrariam immoderationem </text:span><text:span text:style-name="T9">cor-<text:line-break/>rigere. .</text:span><text:span text:style-name="T3"> Audi igitur subsequentem rationem quae immode-<text:line-break/>ratis excessibus favet. Sunt cibi quidam qui ut ad alicu-<text:line-break/>jus jam fani habitum moderati sunt'., horum collatione<text:line-break/>excessum et defectum intelliges. Qui vero vacuatus est,,<text:line-break/>si id quod de suae prioris mediocritatis quantitate detra-<text:line-break/>ctum est resarcire velit, cibum adaugebit, qui si tantun-<text:line-break/>dem nunc alimenti ingerat quantum antequam 'vacuaretur<text:line-break/>solitus erat, nunquam id quod exinanitum est replebit.<text:line-break/>Ad artificem sane pertinet moderate incrementum id </text:span><text:span text:style-name="T9">affer-<text:line-break/>re,-</text:span><text:span text:style-name="T3"> ut neque intempestive repleat quod demptum est, ne-</text:span></text:p>
      <text:p text:style-name="P4"><text:span text:style-name="T3">que confertim atque repente. Sunt nonnulli ex medicis'<text:line-break/>qui nolint in causis morborum ponendas esse vacuationes, -<text:line-break/>quas dicunt tum virium imbecillitatem tum habitus graci-<text:line-break/>litatem solummodo parere et quod nullus unquam morbus<text:line-break/>ex defectu oritur. Hi profecto non animadvertunt qui<text:line-break/>morbi eos arripiant, qui immoderate vacuantur. Nam fa-<text:line-break/>cillime ex quacunque occasione refrigerantur, itemqne<text:line-break/>parvo negotio uruntur, faciles etiam ut in lassitudines<text:line-break/>incurrant omnibusque externis causis obnoxii sint et lon-<text:line-break/>ge praeterea magis ii ex vigilia, tristitia, cruditate et ira,<text:line-break/>quam qui bono funt habitu, in morbos decidunt. Quos<text:line-break/>labores gignunt-, quies remedio esu Labores eos appellat<text:line-break/>qui in motionibus fiunt praeter modum. At vero qui in<text:line-break/>hunc modum affecti Iunt, quod quiete sint reficiendi:<text:line-break/>nemo mortalium est qui hoc nesciat, quique id etiam non<text:line-break/>agat ut neque in hac re medici consilium expectent: imo<text:line-break/>et bruta etiam-, ut jam ostendimus, nedum homines, noxam<text:line-break/>per ea quae contraria sunt laedentibus ausernut. Quos</text:span></text:p>
      <text:p text:style-name="P4"><text:span text:style-name="T3">nimium luduxit otium, labor tollit. Neque primum et<text:line-break/>per se otium morbos excitat, sed media plenitudine; otiosis<text:line-break/>enim minus corporis particulae digeruntur et praeterea<text:line-break/>imbecilliores redduntur, ut inde utraque gignatur plenitudo.<text:line-break/>Itaque immoderatior motus vires quidem nequaquam vali-<text:line-break/>diores reddit, humores tamen qui, redundant evacuat. Li-<text:line-break/>quet igitur quod si in his motus qui modum parumper<text:line-break/>excedat adhibeatur, sensim a,latitudine.capietur homo, ut<text:line-break/>tamen non illico febricitet. Sunimalim vero sciendum<text:line-break/>quod oportet medicum praesentibus morbis, </text:span><text:span text:style-name="T9">formis,</text:span><text:span text:style-name="T3"> anni<text:line-break/>tempestatibus aetatibusque contrarium opponere. Formas<text:line-break/>appellare videtur .corporum naturas, quarum substantiam<text:line-break/>ostendimus in temperatura quatuor elementorum silam, esse.<text:line-break/>Morbi itaque curantur ab his</text:span><text:span text:style-name="T23">:</text:span><text:span text:style-name="T3"> quae facultatibus contraria<text:line-break/>sunt, ut jam monstratum est,, non autem apparentibus<text:line-break/>imaginationibus. Porro natura corporis quae tempera-<text:line-break/>mento idem est, non omnis per contraria corrigitur:, quem-</text:span></text:p>
      <text:p text:style-name="P197">admodum neque anni 'tempora aut aetates; funt enim in<text:line-break/>ipsis temperatae quaedam , -sicuti multae etiam intempera-<text:line-break/>tae; unde temperatarum’similibus servatur temperies, con-<text:line-break/>trariis vero intemperies intemperatarum emendatur, Haec<text:line-break/>quippe in libris de tuendafanitate definita sunt. Atque<text:line-break/>contendentia laxare, laxata vero contendere.,/Nequaquam<text:line-break/>ut decebat morborum oppositionem constituit: contendenti<text:line-break/>enim laxans, laxato contentum proprie opponitur; con-<text:line-break/>tendentia vero et laxantia proprie de causis et non de<text:line-break/>laesis dicuntur: corporibus:’ contenta, autem et laxata ad<text:line-break/>ipsia laesa jam corpora reseruntur. Praeterea etiam con-<text:line-break/>tenta et laxata corporum nomina sunt, minime vero mor-<text:line-break/>borum contentorum aut laxatorum: quemadmodum durum<text:line-break/>et- molle, rarum et-densum: de quibus a nobis probe in<text:line-break/>sexto epidemiorum libro actum' est eo loco. Cutis durae<text:line-break/>mollitio, contentae remissio; quo etiam in libro subinde<text:line-break/>de condensando quod raresactioni contrarium est, sermo-</text:p>
      <text:p text:style-name="P197">nem, jhabuinmsid autem cum - incrassare idem est ,; sicut<text:line-break/>incrassatum et depsatum.<text:bookmark text:name="bookmark2"/></text:p>
      <text:h text:style-name="Heading_20_2" text:outline-level="2">II.</text:h>
      <text:p text:style-name="P265">Morbi vero oriuntur parttm quidem ex vivendi ratione,<text:line-break/>partirn vero ex spiritu quem, introducendo Invimus^-,*'</text:p>
      <text:p text:style-name="P12"><text:span text:style-name="T3">Victum nonnuuquam solum cibum potumque appel-<text:line-break/>lant, saepe etiam boc nomine omnia vitae instituta com-<text:line-break/>prehenduntur, qua significatione hiu usurpatum esse est- ar-<text:line-break/>bitrandum. i/Neque enim, ex, his sulunr quae comedendo<text:line-break/>vel bibendo ingerimus, verum ex balneis quoque et exerci-<text:line-break/>tationibus, alio,. vigiliis, moerore, ira refrigerationeque<text:line-break/>et aestu morbi ortum habent, quandoque etiam </text:span><text:span text:style-name="T9">es.</text:span><text:span text:style-name="T3"> scio<text:line-break/>spiritu quo respiramus, laedimur,-ut in locis qui charonii<text:line-break/>dicuntur-....<text:tab/>oiHr</text:span></text:p>
      <text:h text:style-name="P188" text:outline-level="2">III.</text:h>
      <text:p text:style-name="P5"><text:span text:style-name="T3">At- </text:span><text:span text:style-name="T9">utrorumque cognitionem ita facere oportet.• Quum<text:line-break/>multi homines uno morbo eodem tempore corripiuntur<text:line-break/>in id quod maxime commune est quoque omnes utimur<text:line-break/>potifstmurn rejicienda</text:span><text:span text:style-name="T3"> causia est. </text:span><text:span text:style-name="T9">Id nutem est . quod<text:line-break/>inspirando trahimus. Quod enim 'vivendi cujusque no-<text:line-break/>strum ratio in causu non stt sum liquido constat,<text:line-break/>quum morbus omnes continenter attingat et juvenes et.<text:line-break/>sanes et mulieres et viros, perindeqne temuleMos et ab-<text:line-break/>stemios, tam eoi qui maza quam qui pane victitant et<text:line-break/>cos qui multis, quam qui paucis exercitationibus utun-<text:line-break/>tur. Non igitur victus rationi afstgnanda causu est,<text:line-break/>quum cujusvis generis victu utentes ' eodem modo "cor-<text:line-break/>ripiuntur , sua proculdubio cuique vivendi ratio in<text:line-break/>causu est.</text:span></text:p>
      <text:p text:style-name="P199">Quod communem causam habeat si quid multis morbis<text:line-break/>, commane sit, probe proferto ab eo dictum est, perinde</text:p>
      <text:p text:style-name="P4"><text:span text:style-name="T3">ac caetera hujus orationis: ut tamen id non omnino recte<text:line-break/>dictum sit, </text:span><text:span text:style-name="T9">quod ortus communium morborum in aerem<text:line-break/>solummodo stt referendus, quando prae sume in Aeno le-<text:line-break/>guminibus vescentes crura imbecillia habuere, qui vero ervo,<text:line-break/>illis genua dolebant.</text:span><text:span text:style-name="T3"> Jam etiam novimus quod comesse .<text:line-break/>semiputridum triticum famis necessitate compulsi quidam,<text:line-break/>communi morbo ex communi causa arrepti sunt. Sed et<text:line-break/>exercitus quandoque dum pravis uterentur aquis, simili<text:line-break/>in omnibus militibus noxa vexatus esu u Caetera hujus<text:line-break/>capitis clara sunt.</text:span></text:p>
      <text:h text:style-name="Heading_20_2" text:outline-level="2">IV.</text:h>
      <text:p text:style-name="P265">Quum vero eodem tempore cujusque modi morbi oriuntur,<text:line-break/>sua proculdubio cuique vivendi ratio in causu est; ad-<text:line-break/>hibendaque curatio adversus morbi causam tristando,<text:line-break/>quemadmodum alias etiam a nobis dictum est, et victus<text:line-break/>rationem immutando. Quandoquidem constat. victus<text:line-break/>genus quo quis utitur, aut ex toto, aut magna ex parte.</text:p>
      <text:p text:style-name="P3"><text:span text:style-name="T9">aut in eorum aliquo minime ei esae</text:span><text:span text:style-name="T3"> - accommodatum.<text:line-break/></text:span><text:span text:style-name="T9">Quo cognito immutare et adhibita in considerationem .<text:line-break/>cujusque natura, aetate, surma, anni tempore et morbi<text:line-break/>genere ad curationem 'aggredi oportet, nunc quidem<text:line-break/>detrahendo, nunc vero addendo, ita ut Qquemadrnodum<text:line-break/>jamdudum a me dictum est) ad singulas aetates et anni<text:line-break/>tempora</text:span><text:span text:style-name="T24">J</text:span><text:span text:style-name="T9"> et naturas et morbos ..contrariam tum medi-<text:line-break/>camentorum tum victus rationem adhibeas. At vero<text:line-break/>ubi morbus aliquis populariter grasuatus fuerit non vi-<text:line-break/>ctus rationem in causu effe, fed quod spirando, duejmus,<text:line-break/>manifestum est, ipsumque morbosum quandarn excretio-<text:line-break/>nem plane obtinere. Eo igitur tempore his exhorta-<text:line-break/>tionibus homines sunt admonendi, ut' ne victus quidem<text:line-break/>rationem immutent, quum morbi causu minime existat.<text:line-break/>Provideant etiam ut corpus quam minime intumescat,<text:line-break/>fttque attenuatijstmum tum cibos tum putus quibus uti<text:line-break/>consueverint fenstrn demendo. Si quis enim subito victus<text:line-break/>rationem immutet, ne quid in corpore ex immutatione</text:span></text:p>
      <text:p text:style-name="P3"><text:span text:style-name="T9">innovetur periculum est. Sed folita victus ratio ser-<text:line-break/>vanda est, ubi nihil quidem laedere videtur., atque in-<text:line-break/>super ut neris quam minimum in corpus instuat, isque<text:line-break/>ut maxime peregrinus stt providendum, tum regionum<text:line-break/>loca, in quibus morbus consistit,, quoad ejus steri pote-<text:line-break/>rit permutando, tum corpora extenuando. Ita enim<text:line-break/>minime multum ac frequentem spiritum homines exne-<text:line-break/>cejsttate attrahent.</text:span></text:p>
      <text:p text:style-name="P199">Mancam communium morborum quorum causa sit cir-<text:line-break/>cumfluus aer, curationem protulit. Nonnunquam enim<text:line-break/>halitus stagnorum, paludum et coenosorum locorum vel hu-<text:line-break/>juscemodi alicujus terrae istiusmodi gignendis morbis oc-<text:line-break/>cafionem praestat: interdum vero sola anni temporum in-<text:line-break/>temperies. Recte igitur cum halitus sola potius substantiae<text:line-break/>proprietate quam simplici aliqua qualitate corporibus<text:line-break/>noxii sint, curandi rationem explicuit, rem hanc in duos</text:p>
      <text:p text:style-name="P4"><text:span text:style-name="T3">referens scopos, locorum mutationem ac usum modicae re-<text:line-break/>spirationis. At </text:span><text:span text:style-name="T9">vero</text:span><text:span text:style-name="T3"> in his qui ex qualitate laeduntur,<text:line-break/>non morborum modo-jam dnm factorum curatio, verum<text:line-break/>et custodia'ne illi fuboriantur , per contrarias perficitur<text:line-break/>qualitates, quia fi corpus, ab immoderato offendatur calore,<text:line-break/>per refrigerantia; si ex frigore, per calefacientia,' et peri<text:line-break/>etiam modo in aliis tam simplicibus quam compositis<text:line-break/>qualitatibus. Jam autem a nobis de 'his indicationibus,<text:line-break/>quae ab aetatibus, anni temporibus corporumque tempe-<text:line-break/>ramentis sumendae sunt, actum esu Illud vero </text:span><text:span text:style-name="T17">τῆ φαρ-<text:line-break/>μακειη </text:span><text:span text:style-name="T9">Ttqotqsutodat</text:span><text:span text:style-name="T3"> dictum arbitror pro </text:span><text:span text:style-name="T17">προσφερεσθαι, </text:span><text:span text:style-name="T3">id<text:line-break/>est occurrere morbis per contraria. Nam nunc etiam<text:line-break/>in Asia dicunt aliquem alicui </text:span><text:span text:style-name="T17">προσφέρεσθαι χρηστῶς, ὴ<text:line-break/>φιλικῶς, ὴ ἀπίστως, ἡ ἀπηνῶς, </text:span><text:span text:style-name="T3">bene cum eo agere, vel<text:line-break/>amice, vel perfide, vel crudeliter.</text:span></text:p>
      <text:p text:style-name="P1"><text:span text:style-name="T3">z . </text:span><text:span text:style-name="T13">V</text:span><text:span text:style-name="T3">' .</text:span></text:p>
      <text:p text:style-name="P264">Morbi autem a robustifstma corporis parte orti gravifst-</text:p>
      <text:p text:style-name="P3"><text:span text:style-name="T9">mi existunt. Etiamsi unde originem sumpserunt, isthic<text:line-break/>perstiterint, quum pars r.obusufstma laboret, corpus uni-<text:line-break/>versum laborare neceffe eji. Quod st ad imbecilliorem<text:line-break/>aliquam ex robustijstma devenerint, difstciles habent<text:line-break/>solutiones. Quicunque'vero ab imbecillioribus ad</text:span><text:span text:style-name="T3"> ro-<text:line-break/>bustiores </text:span><text:span text:style-name="T9">veniunt; facilius solvuntur, quod quae influunt<text:line-break/>facile per vim liberantur.</text:span></text:p>
      <text:p text:style-name="P13"><text:span text:style-name="T3">'7 ’<text:tab/>—</text:span><text:span text:style-name="T13">1</text:span><text:span text:style-name="T3"><text:tab/><text:tab/>" -</text:span></text:p>
      <text:p text:style-name="P2"><text:span text:style-name="T3">Sive membrum, sive corpus valentissimum quis dicat,<text:line-break/>id proprie dicet quod ad actiones validiores obeundas sit<text:line-break/>optime constructum: quo pactu Herculem fuisse.robustissi-<text:line-break/>mum dicimus. Altero etiam modo validum esse hoc cor-<text:line-break/>pus dicimus vel hoc membrum pro hac certa actione,<text:line-break/>quemadmodum aliud pro </text:span><text:span text:style-name="T9">alia</text:span><text:span text:style-name="T3"> et in omnibus alicui quidem<text:line-break/>singularum actionum robur adsit, ita tamen ut aliud in<text:line-break/>eorum alio robur habeat; una itaque actio eurum motio-<text:line-break/>num quae in animante voluntariae sunt, ut si aut currat</text:span></text:p>
      <text:p text:style-name="P4"><text:span text:style-name="T3">aut cum aliis animantibus congrediatur, aut corpus ali-<text:line-break/>quod animatum vel inanime divellat aut quicquam avel-<text:line-break/>lat. ’ Est -et una siia facultas: quae' ad actiones vitales per-<text:line-break/>tinet, unde. arleriae et cor. habent quod pulfent. </text:span><text:span text:style-name="T17">Ίη. </text:span><text:span text:style-name="T3">his<text:line-break/>praeterea 'quae- genere - luter se. differunt-, sunt- aliae, quae-<text:line-break/>dam dissimiles, quae non modor, in animalibus, fed etiam<text:line-break/>in plantis .feperiuntui, quapropter naturales eas nomina-<text:line-break/>mus, attractrix, contentrix, alteratrix et expultrix."Potest<text:line-break/>itaque alias quidem in alio .atque alio corporeventer<text:line-break/>verbi gratia facultatem, quantum ad unam quampiam actio-<text:line-break/>nem spectat, robustissimam habere, . ut ad contentricem<text:line-break/>aut alteratricem i nonnunquam etiam vel jecur veLdlen<text:line-break/>vel aliorum aliquod. Contra etiam :in animante eodem<text:line-break/>invalida erit ventris vel expultrix facultas, quasi tamen<text:line-break/>jeeur robustissimas obtinebit. Sed, is auctor qui haec lit-<text:line-break/>teris mandavit; ista praetergressus? esu </text:span><text:span text:style-name="T21">Mihi vero. ro--.<text:line-break/></text:span><text:span text:style-name="T3">bustum videtur intelligere id , quod . praeter hoc quod , a<text:line-break/>causis quae morbos pariunt haud facile afficitur, habet<text:line-break/>etiam ut. si in ipsu aliqua humorum excrescat redundantia,</text:span></text:p>
      <text:p text:style-name="P3"><text:span text:style-name="T3">in aliud quodpiam membrum ope expultricis facultatis<text:line-break/>propellat, sed est fane manifestum quod'oportet ut valen-<text:line-break/>tius sit id quod propellit eo quod recipit. Erit quippe<text:line-break/>iu omni corpore hoc quidem membrum infirmissimum, alia<text:line-break/>• vero validissima: in quo omnes tam medici quam vulgares</text:span></text:p>
      <text:p text:style-name="P199">consentiunt- ..Et proinde podagricis pedes ajunt esse in-,<text:line-break/>validissimos; universum autem articulorum genus his qui<text:line-break/>arthritidi obnoxii sunt; infirmum etiam caput esse quibus<text:line-break/>id. dolet et lien lienis vitio laboranti., odulos quoque il-<text:line-break/>lis qui in lippitudinem proclives funt, eodemque in cae-<text:line-break/>teris -partibus modo.- Praeterea vero ut duplices funt<text:line-break/>causae morborum effectrices, aliae externae, aliae vero<text:line-break/>quae a nobis ipsis prodeunt, sic ad externas interdum of-<text:line-break/>fensiones nonnullae in nobis partes imbecilliores funt, ad<text:line-break/>internas .aliae':. quando, et causarum ipfarum non eadem<text:line-break/>genere vis est. In nobis etenim morbi vel ex humorum<text:line-break/>multitudine,'vel ex eorumdem fuboriuntur pravitate. Ex-<text:line-break/>ternae item causae corporibus animantium nocuae funt.</text:p>
      <text:p text:style-name="P197">tum quod intemperiem quampiam gignant, tum quod con-<text:line-break/>tundant vel incidant. Luxatio enim et ab utrisque vi-<text:line-break/>detur habere occasionem: folus enim absque alterius con-<text:line-break/>gressu quispiam ambulans interdum genu aut mentum<text:line-break/>uscitans luxavit, sic et alium aliquem articulum aliud<text:line-break/>quidpiam agens aut se contorquens, sed et sine ulla ex-<text:line-break/>terna causa aliquibus infractum est membrum aliquod, dum<text:line-break/>subito contorquetur aut vi majore salit l unde totidem<text:line-break/>sunt membrorum facile aut aegre patientium, totidem etiam<text:line-break/>firmitatis vel infirmitatis genera, quot videlicet sunt cau-<text:line-break/>sarum : morbi siquidem qui ex humoribus habent originem, ipsi<text:line-break/>etiam arobore vel imbecillitate expultricis facul tatis ortum ha-<text:line-break/>bent. Nam cum omnes animalis particulae naturali quadam<text:line-break/>connexioneintersedevinctaesint, a robusiioribus repulsi noxii -<text:line-break/>humores ad alias confluunt et inde rursus ad alias, donec in<text:line-break/>imbecilliorem partem quampiam delati ibi figantur, quod<text:line-break/>nullam se praeterea invalidiorem habeat quo morbosum<text:line-break/>humorem propellat. Haec si perinde ac intestina, venter.</text:p>
      <text:p text:style-name="P3"><text:span text:style-name="T3">vesica uterusque effluxus habeat, inde excreta noxia causa<text:line-break/>vacuatur, quae tamen si consistentia tenuior sit, saepe ca-<text:line-break/>nalibus quae in ea parte sunt disruptis aut vasorum ostiis<text:line-break/>referatis, copiosior subsequitur evacuatio: iu quom modum<text:line-break/>fiunt sanguinis, quae absque vulnere funt, profluvia. Si<text:line-break/>vero ea neque disrumpantur neque aperiantur, scd crassus<text:line-break/>sit humor aut tenax, qui in aliquam incumbat particulam,<text:line-break/>tumorem aliquem in ea, parte praeter naturam excitat. Sic<text:line-break/>ergo haec est membrorum nostri corporis imbecillitas et<text:line-break/>eorumdem robur in affectibus illis qui ex nobis ipsis pro-<text:line-break/>deunt. Qui vero ex externa causa, ii dum calefiunt vel<text:line-break/>refrigerantur, exiccantur aut humectantur, plurimum affici<text:line-break/>yideutur. Alioqui enim quae aut contundunt aut luci-<text:line-break/>, dunt vel aliud quodpiam hujuscemodi agunt, raro ad-<text:line-break/>modum corporibus animalium morbos afferunt. Quo fit<text:line-break/>ut aliud membrum ad aliud in hujuscemodi morbis col-<text:line-break/>latum sit vel imbecille vel robustum; membra siquidem<text:line-break/>natura frigidiora, faciliora etiam sunt ut a refrigerantibus</text:span></text:p>
      <text:p text:style-name="P4"><text:span text:style-name="T3">causis afficiantur, calidiora, vero, a calefacientibus. Neo<text:line-break/>secus etiam ea sc habent quae prae siccitate aut hurnidi-<text:line-break/>tate funt intemperata. Sunt porro, in his. nonnulla quae<text:line-break/>etsi non aegre a calfacientlbus resrigerantibusve exiccan-<text:line-break/>tibusque aut humectantibus causis afficiantur, quia tainen<text:line-break/>vim expultricem obtinent valentiorern, . in aliam partem<text:line-break/>suum impellunt malum. Quum igitur non unus nec sim-. .<text:line-break/>plex modus sit quo membrum robustum aut debile aut sit<text:line-break/>aut intelligatur, fed multi potius ac-genere varii: nemo<text:line-break/>est qui possit pronuntiare praesens pars .verane sit necne.<text:line-break/>Verum enim vero ut de hac; ita de aliis omnibus, quae<text:line-break/>modis pluribus dici et accipi possunt, id sane dixerim,<text:line-break/>quod, cum ita indistincte proferantur, confusam ac mini-<text:line-break/>me articulatam habent interpretationem, ut inde nequeant<text:line-break/>auditores aliquem fructum referre. Praeterea nec levem<text:line-break/>objectionem id patitur, quod praescns insinuat oratio, ubi<text:line-break/>ait: </text:span><text:span text:style-name="T9">Quae vero ab infirmioribus ad sartiora deveniunt,<text:line-break/>solutu faciliora sunt;</text:span><text:span text:style-name="T3"> influxus enim </text:span><text:span text:style-name="T9">a</text:span><text:span text:style-name="T3"> robore facile </text:span><text:span text:style-name="T17">ἀπό-</text:span></text:p>
      <text:p text:style-name="P4"><text:span text:style-name="T17">κλείζεται </text:span><text:span text:style-name="T3">et proinde expositores varii su exponendo illud<text:line-break/></text:span><text:span text:style-name="T17">ἀποχλείζεται </text:span><text:span text:style-name="T3">fuere; nam quidam </text:span><text:span text:style-name="T17">ἀποκλείζεται </text:span><text:span text:style-name="T3">fcripfere, alii<text:line-break/></text:span><text:span text:style-name="T17">ἀποκλειεται, </text:span><text:span text:style-name="T3">fuere et qui </text:span><text:span text:style-name="T17">ἀποπαγιώσεται, </text:span><text:span text:style-name="T3">tertia scilicet<text:line-break/>istius verbi syllaba per </text:span><text:span text:style-name="T17">ω </text:span><text:span text:style-name="T3">scripta: sicut alii, .in quibus est<text:line-break/>Dioscorides, per </text:span><text:span text:style-name="T17">ἠ </text:span><text:span text:style-name="T3">et </text:span><text:span text:style-name="T19">σ αποπαγήσιται</text:span><text:span text:style-name="T17"> </text:span><text:span text:style-name="T3">dicunt,- ita ut pro<text:line-break/>repelli sit positum hoc verbum. At vero si ab infirmio-<text:line-break/>ribus particulis ad validiores -propulsus noxius humor, ab<text:line-break/>illis rursum repellatur., nihil inde aegrotus proficiet. Quare<text:line-break/>melius, sane erit ut hoc modo scribatur locus iste. A ro-<text:line-break/>bore enim quae influunt,expendentur, hoc est concocta<text:line-break/>ac digesta consumentur. Quidam autem validissimas par-<text:line-break/>tes eas appellari hic quae principes sunt, autumant et<text:line-break/>salsam reddunt hanc sententiam. Satius enim est ut hu-<text:line-break/>mores pravi, relictis principalioribus partibus, in igno-<text:line-break/>biliores serantur, quam quod ab ignobilioribus in princi-<text:line-break/>pes impellantur. Aspeximus etenim saepe in his qui ar-<text:line-break/>ticulari morbo aut podagrae obnoxii erant,,quod repulsis</text:span></text:p>
      <text:p text:style-name="P197">ab artubus humoribus eo delatis, illi in principem ali-<text:line-break/>quam partem contendentes homini interitum attulere:<text:line-break/>cui ea sola relinquebatur spes salutis, si iterum possent<text:line-break/>ad artus revelli.</text:p>
      <text:h text:style-name="Heading_20_2" text:outline-level="2">VI.</text:h>
      <text:p text:style-name="P5"><text:span text:style-name="T9">At</text:span><text:span text:style-name="T3"> venas </text:span><text:span text:style-name="T9">ctafstfstmas ste natura condidit. Quatuor istfa-<text:line-break/>rum paria sunt in corpore; ac unum quidem a capite<text:line-break/>retro per cervicem, parte exteriore ad utrtiqua spinae<text:line-break/>latera, in ischia et crura pervadit, deinde per tibias<text:line-break/>et exteriores malleolos ad pedes pervenit. In darst ita-<text:line-break/>que et ischiorum doloribus ex poplitibus et malleolis ex-<text:line-break/>terioribus venae sectiones sucere oportet. Alterum au-<text:line-break/>tem venae exordium ducentes u capite juxta aures per<text:line-break/>cervicem, qqae jugulares vocantur, intro secundum spi-.<text:line-break/>nam utraque ex parte ad psoas et in testas et femora •</text:span></text:p>
      <text:p text:style-name="P3"><text:span text:style-name="T9">et per poplites interiori ex . parte, indequeper tibias </text:span><text:span text:style-name="T24">a</text:span><text:span text:style-name="T9">d<text:line-break/>malleolos internos et A pedes deferuntur. Proinde i</text:span><text:span text:style-name="T24">n<text:line-break/></text:span><text:span text:style-name="T9">psuarum r:ct testium doloribus ex poplitibus et malleolis<text:line-break/>interioribus venae..secandae sunt. Tertium par venarum<text:line-break/>ex temporibus per cervicem sub scapulis et inde ad pul-<text:line-break/>monem dasertur: haec quidem ex dextris -ad sinistra,<text:line-break/>illd vero d sinistris ad dextra pervenit. &gt; Ac dextra qui-<text:line-break/>dem</text:span><text:span text:style-name="T3"> ex </text:span><text:span text:style-name="T9">pulmone mammam subiens ad lienem atrrenem<text:line-break/>tendit: quae vero a sinistris ad dextra procedit, ex puse<text:line-break/>mone mammam subiens et</text:span><text:span text:style-name="T3"> hepar et </text:span><text:span text:style-name="T9">renem petit. -. Qtra-.<text:line-break/>que -postremo . In nectam intestinum nc anum desinit.<text:line-break/>Qttariutui</text:span><text:span text:style-name="T16">1</text:span><text:span text:style-name="T9"> pitr ab. anteriore capitis parte et oculis sub<text:line-break/>cervicem et clanicitlai desinit, deinde vero per superiora<text:line-break/>in brachiorum stexus,. posteaque per cubitos et superio-<text:line-break/>res manuum partes in flexuras' et per inferiorem brn_</text:span></text:p>
      <text:p text:style-name="P3"><text:span text:style-name="T9">chiorum partem ad axillas perque summas costas, haec<text:line-break/>, quidem ad lienem, altera vero ad jecur devenit, postea<text:line-break/>supra ventrem in pudendum utraque desinit; - Atque hae<text:line-break/>quidem crasufstmae venae ita susu habent f sunt autem<text:line-break/>et ex ventriculo venae per corpus . multae ac varide et<text:line-break/>per quas 'corpori accedunt alimenta.</text:span><text:span text:style-name="T3"> t tal. .niv; •</text:span></text:p>
      <text:p text:style-name="P199">Ea quae in artibus in controversiam veniunt, partim<text:line-break/>fensu, partrm demonstratione dijudicantur. Quae ad ju-<text:line-break/>dicium sensus pertinent, vigentem a quo. judicentur sen-<text:line-break/>sum exposcunt: sed quae, ad demonstrationes, rationem<text:line-break/>exercitatione elaboratum. Jam igitur si de ciborum con-<text:line-break/>coctione, tum ea quae in ventriculo fit, tum vero quae<text:line-break/>hanc excipit, humorum generatione, distributione nutri-<text:line-break/>cationeque et id genus reliquis sermo habeatur:- ratione<text:line-break/>qua veterum opiniones judicentur, egemus. • At vero an<text:line-break/>quae ruminant animalia- quatuor ventres habeant, quae</text:p>
      <text:p text:style-name="P4"><text:span text:style-name="T3">autem ntrinque sunt dentata unum, </text:span><text:span text:style-name="T9">a</text:span><text:span text:style-name="T3"> sensu hoc, non ex </text:span><text:span text:style-name="T13">v<text:line-break/></text:span><text:span text:style-name="T3">demonstratione petendum.. Unde diversus modus est, quo<text:line-break/>convincendi salsitatis sint qui aberrant in his quorum fen-<text:line-break/>sus et in illis quorum'ratio judex esu • Eorum enim quae<text:line-break/>ad sensum attinent, quum inter se aliqui difputant: ad<text:line-break/>id quod in corporum dissectionibus conspicitur si se con-<text:line-break/>tulerint, facile erit judicium. Sed qui demonstrationem<text:line-break/>requirunt; possunt fine ulla etiam dissectione, fola afcri-<text:line-break/>pta demonstratione judicari. Igitur cum fcriptis cogimur<text:line-break/>cum his contendere, qui de aliquo dissecturis theoremate,<text:line-break/>quod sensum in primis judicem habet, impudentissime<text:line-break/>pariter ’ ac imperitissime pronuntiarunt, fieri nequit ut<text:line-break/>ignari eorum quae in dissectionibus videri solita sunt,<text:line-break/>possint mendaces a veridicis diicernere.. Ut enim si quis'<text:line-break/>Cretam esse insulam negaverit, statiin ab omnibus qui id<text:line-break/>audierint despicietur: quippe qui probe noverint eam esse<text:line-break/>insulam. Sic si quis canibus quatuor'esse ventres affirma-<text:line-break/>verit, unicum vero ruminantibus; hunc illi qui in rumi-</text:span></text:p>
      <text:p text:style-name="P4"><text:span text:style-name="T3">nantibus quatuor et unum in canibus inspexere, facile,<text:line-break/>deridebunt. Id ipsum quoque de venarum sectione dicas;<text:line-break/>nam a sensu, non a demonstratione, hujusce rei petendum<text:line-break/>est judicium. Porro quoadusque illi qui in hac re discor-<text:line-break/>des sunt, lu suis chartis quicquid illis visum sit descri-<text:line-break/>pserint : veritas eos qui sectionis imperiti sunt latebit.<text:line-break/>Sic itaque cum in hoc praesenti sermone in controversiam<text:line-break/>venerimus cum his'qui ausi sunt affirmare quatuor vena-<text:line-break/>rum paria a capite' in corpus descendere, dissectionis ru-<text:line-break/>dibus nullam possumus validam scriptis afferre demonstra-<text:line-break/>tionem, nempe , quod .non demonstratione, sed sensu judice<text:line-break/>egeat: nisi quis forte velit ea proponens quae de judicanda<text:line-break/>historia tum a multis tam philosophis quam medicis tum<text:line-break/>vel niaxime ab empiricis tradita funt, horum institutis<text:line-break/>usus judicium afferre. Et equidem antiquiorum judicia<text:line-break/>atque etiam consensum auctorum minime sugerim, dum<text:line-break/>illi qui scripsere, fuerint in re de qua scripfere consum-<text:line-break/>mati ,-</text:span><text:span text:style-name="T13">:</text:span><text:span text:style-name="T3"> quemadmodum in dissectatoria disciplina Eudeinus<text:line-break/>et Herophilus, Crateuas et Dioscorides in metallicis me-</text:span></text:p>
      <text:p text:style-name="P4"><text:span text:style-name="T3">dicamentis. Quod si quis hujuscemodi subterfugiat judi-<text:line-break/>cium, non 'modo non poterit octo venas a capite descen-<text:line-break/>dentes demonstrare, verum neque tres neque duas, quia<text:line-break/>una tantummodo vena est et ea maxima, quae cava appel-<text:line-break/>latur, </text:span><text:span text:style-name="T9">a</text:span><text:span text:style-name="T3"> gibbo jecinoris per totam animalis longitudinem:<text:line-break/>protracta. Nam quum septum transversum animantis par-<text:line-break/>tem superiorem ab inferna separet, vena cava pertranfiens<text:line-break/>transversum id septum sursum versus ad cor tendit, deor-<text:line-break/>sum vero a gibbo jecinoris per spinam concedit. At ab<text:line-break/>ea quae sursum contendit parte plane, perspiciuntur tan-<text:line-break/>quam a caudice omnes exoriri, quae septo transverso<text:line-break/>superiores sunt venae, sicut, ab ea quae ad spinam defle-<text:line-break/>ctit ; inferiores. Horum Hippocrates in fecundo epide-<text:line-break/>mion libro meminit nisi venam cavam jecorariam vocati<text:line-break/>Huic caeteri omnes quicunque &gt; in dissectionibus versati<text:line-break/>sunt consentiunt: nec quisqnam alius unquam medicus<text:line-break/>repertus' est sive dissectiones diligentius sivenegligentius<text:line-break/>pertractaverit, qui asseveraverit, octo 'este venas quae-a<text:line-break/>capite in corporis infernas discurrant partes, non Diocles,</text:span></text:p>
      <text:p text:style-name="P3"><text:span text:style-name="T3">non Praxagoras, non Erasistratus, non Plistonicus, non<text:line-break/>Philotimus,'non Mnefitheus, non Dieuches, non Chrysip-<text:line-break/>., pus, neque Antigenes vel Medius vel. Euryphon, nec alius</text:span></text:p>
      <text:p text:style-name="P2"><text:span text:style-name="T3">tandem quispiam e numero priscorum medicorum. Et quid<text:line-break/>* de recentioribus dicam a quibus anatomica disciplina plu-</text:span></text:p>
      <text:p text:style-name="P2"><text:span text:style-name="T3">rimum adaucta est, in quibus Eudemus et Herophiles<text:line-break/>fuere, quos nullus ad tempora usque Marini et Numefiani<text:line-break/>fubscquutus est qui illorum methodo aliquod inventum<text:line-break/>addiderit? ut . neque Heraclianus, cum quo Alexandriae<text:line-break/>magna attentione versatus sum- Horum virorum et alii<text:line-break/>etiam plures -extitere discipuli, sed omnium praestantissimi<text:line-break/>fuere Numefiani - quidem praeceptor noster Pelops, Ma-<text:line-break/>rini vero Quintus. Quintus 'vero ut de nulla praeterea<text:line-break/>re alia quicquam scripsit, sic neque de dissectionibus. Sed<text:line-break/>aliorum non paucos habemus anatomicos libros; imo et<text:line-break/>commentaria, reperiuntur anatomica a discipulis Quinti<text:line-break/>edita, qualia funt Satyri praeceptoris nostri et Lyci. Igi-.<text:line-break/>tur cum ah his omnibus et ab aliis praeterea multis de<text:line-break/>corporibus secandis scriptum sit/nullus tamen.novisse po-</text:span></text:p>
      <text:p text:style-name="P3"><text:span text:style-name="T3">tuit quatuor venarum paria a. capite delabi. Neque hoc<text:line-break/>secus esse videtur quam si quis vellet contendere Athenis<text:line-break/>octo esse arces, ubi unica tautum esti Romae etiam si<text:line-break/>aliquis diceret colles octo esse qui inhabitentur,' alius vero<text:line-break/>sex tantum, uno uterque mentiretur. . Si tamen quispiam<text:line-break/>unum pro septem habitari collem, contra vero Athenis<text:line-break/>pro una octo dicat esse arces, hic longe majori mendacio<text:line-break/>erit obnoxius- quam alter qui uno tantum a vero aberrat.<text:line-break/>Sic ergo cum una sit vena quae a'. jecinoris gibbo in su-<text:line-break/>pernas corporis partes surtur, quae etiam si quis a superio-<text:line-break/>ribus sectionem exordiatur, descendere potius quam ascen-<text:line-break/>deret dici poterit,, ut, tamen nihilo secius una videatur,<text:line-break/>ille profecto ab omnibus deridendus veniet,, qui octo di-<text:line-break/>xerit </text:span><text:span text:style-name="T9">a</text:span><text:span text:style-name="T3"> capite venas deferri i- quia sive ex superna parte<text:line-break/>deorsum, sive ex inferna sursum ferri’ dixeris venam je-<text:line-break/>corariam, quam cavam appellant, illa una penitus semper<text:line-break/>erit per gibbum jecinoris porrecta. ' Et proinde fi nilus<text:line-break/>cujuspiam reperiatur liber, qui anatomen hujuscemodi lit-</text:span></text:p>
      <text:p text:style-name="P4"><text:span text:style-name="T3">teris mandaverit, nullus sane unquam eam poterit illius<text:line-break/>habere rationem, ut pati possit parliculatim . omnia capita<text:line-break/>legere, imo hoc uno audito quatuor. esse venarum in<text:line-break/>corpore paria, sta tini quasi </text:span><text:span text:style-name="T9">a stolido</text:span><text:span text:style-name="T3"> quodam instituto aufu-<text:line-break/>giet. Verum posteaquam haec a nonnullis interjecta sunt<text:line-break/>Hippocratis operibus, coacti fuimus nos hoc temporis quod<text:line-break/>tum in his refellendis tum vero illis quae vel perperam<text:line-break/>scripta sunt legendis consumimus, dispendium subire. Est,<text:line-break/>ait ipse, par unum venarum quod ab occipite exoriens<text:line-break/>per cervicem descendens et ab exterioribus spinae partibus<text:line-break/>ad coxas delatum, mox inde per tibiam ad malleolos<text:line-break/>tandem exteriores pervenit. Alterum vero par a partibus<text:line-break/>juxta aures originem habere ait, quod per collum delatum<text:line-break/>constitutisque vernis jugularilurs vocatis, mox ut primum<text:line-break/>ab externis circa spinam partibus, ita hoc ab internis ad<text:line-break/>testes et scmora pertingit: deinde vero per poplites ad<text:line-break/>internos concedit malleolos. Quis unquam si vel diem<text:line-break/>unam secari, corpora viderit aliquando, haec audire queat?</text:span></text:p>
      <text:p text:style-name="P14"><text:span text:style-name="T3">Multa quidem in. sectionibus . exiflunt theoremata, obscura,<text:line-break/>nec facilem demonstrationem habentia, quae merito quem-<text:line-break/>piam ex his qui* in eape non admodum consummati sunt,<text:line-break/>latere possunt, et 'propterea de his aliqua suhorta est dis-<text:line-break/>sentio. At maximae illius venae negotium ita omnibus<text:line-break/>apertum est, ut illos qui ex anatorne quicquam addiscere<text:line-break/>potuerint, fallere nequeat. Imo adeo penes omnes in<text:line-break/>confesso est, ut etiam poetae id cognoscant, unde Home-<text:line-break/>rus ait:</text:span></text:p>
      <text:p text:style-name="P264">et venam praecidit inde</text:p>
      <text:p text:style-name="P264">Quae dorsa incumbens in collum surtur utrinque.</text:p>
      <text:p text:style-name="P198">Sic igitur unam, ut una etiam est, novit, non quatuor:<text:line-break/>duas extra spinam, duas item alias, quae eodem sicut illae .<text:line-break/>modo utrinque secundum spinam porrectae fint, ut tamen<text:line-break/>nullum fit- animal quod, in quem modum qui hanc de-<text:line-break/>scripsit anatomen fingit, quatuor habeat. A vena hac<text:line-break/>maxima per universos spinalis medullae fines, ut in se-</text:p>
      <text:p text:style-name="P4"><text:span text:style-name="T3">cundoEpidemion libro scripsit Hippocrates, germina oriun-<text:line-break/>-tur: superior ejus terminus ad claviculas est, inferior au-<text:line-break/>tem ad os sacrunr. Horum alter in venas jugulares/ scin—<text:line-break/>ditur, alter in illas quae in crura deseruntur. Jam ergo<text:line-break/>quo modo is qui hoc secundum par commentus est, pu-<text:line-break/>tavit jugulares venas duas permanentes juxta spinam ex<text:line-break/>internis partibus ad crura devehi? quo etiam interius ad<text:line-break/>malleolos pervenire? qunrn una in utramque et sola vena<text:line-break/>feratur et non una intra, allera vero extra malleolos, sed<text:line-break/>unius et ejusdein funt rami. His- autem praeterea ineptius<text:line-break/>est tertium id venarum par, quas </text:span><text:span text:style-name="T9">a</text:span><text:span text:style-name="T3"> temporibus deductas<text:line-break/>per cervicem fub scapulis transue ad pulmonem dixit,<text:line-break/>inde-vero, mutato incessu, a recto in obliquum, dextram<text:line-break/>ad. sinistrum latus pervenire, sicque </text:span><text:span text:style-name="T9">ad</text:span><text:span text:style-name="T3"> lienem et sinistrum<text:line-break/>renem concedere: sinistram </text:span><text:span text:style-name="T9">vero ad</text:span><text:span text:style-name="T3"> dextrum renem et<text:line-break/>ambas tandem in fede finiri.. Sed dicat quispiam auctori<text:line-break/>hujusce inventi, o bone vir, sudes habent-.sua venarum</text:span></text:p>
      <text:p text:style-name="P15"><text:span text:style-name="T3">i </text:span><text:span text:style-name="T17">. -<text:tab/>••<text:tab/>’<text:tab/>'<text:tab/>’ . </text:span><text:span text:style-name="T3">.--iJc</text:span></text:p>
      <text:p text:style-name="P1"><text:span text:style-name="T3">germina </text:span><text:span text:style-name="T9">a cava</text:span><text:span text:style-name="T3"> juxta lumbos exorientila, qua, sane parte<text:line-break/>duae illae quae in utramque partem deductae a cava or-<text:line-break/>tae quasi rami majores in crura deveniunt. Et quis<text:line-break/>praeterea est nedum medicus, sed, nec coquus qui nesciat<text:line-break/>sanguinem a corde; cujus ille qui hoc tertium confinxit<text:line-break/>par, usquam in suo sermone ne meminit quidem pulmoni<text:line-break/>per venam unam subministrari? Imo is istius sermo id si<text:line-break/>ullam habeat venam ignorasse .videtur, quod tamen a<text:line-break/>nonnullis sectoriae disciplinae peritis tanquam.fons et<text:line-break/>origo venarulu omnium per universum corpus distributa-<text:line-break/>rum habitum esu Quartum enim venerum par a sinci- •<text:line-break/>pile oculisque. suum initium habere ait, unde sub cervi-<text:line-break/>cem et claviculas delatum .brachium ingredi,. ad„utram-<text:line-break/>que manum unam, subinde vero, ex fuperioribus partibus<text:line-break/>in 'digitos i ferri' et mox referri per universam manum ad<text:line-break/>alam; ludeque per costas progredi, alteram quidem in je-<text:line-break/>cur, alteram'in lienem, ut tandem a ventre decurrentes</text:span></text:p>
      <text:p text:style-name="P3"><text:span text:style-name="T3">ambae ad genitalia desinant ? sicqne nec istae ullam cordi<text:line-break/>partem attribuunt. Qui ergo potuit is horum, veluti<text:line-break/>novus quidam Prometheus, confictor tantum viscus, </text:span><text:span text:style-name="T9">cor.<text:line-break/></text:span><text:span text:style-name="T3">inquam, omnino oblivioni mandasse? At nec cerebri usquam<text:line-break/>meminit, vel forsitan quod malleolis esset in minori ho-<text:line-break/>nore habendum;, Sed quod de renibus </text:span><text:span text:style-name="T9">tradit,</text:span><text:span text:style-name="T3"> omnem vi-<text:line-break/>detur caeci tatem fuperare, quippe qui a vena cava maxii.<text:line-break/>mas venas habeant, quas iste praetergrediens sibi quasdam<text:line-break/>alias eo a pulmone deferri confingit. Jam igitur satis ex<text:line-break/>his omnibus constat quod vir iste nequaquam, at alii qui--<text:line-break/>dam sectionibus operam dantes saepe faciunt, quaedam<text:line-break/>quasi caecutiens praeterierit, fed potius nihil prorsus vi-<text:line-break/>derit. Nam si quis vel maxima non videat, hunc’ nihil<text:line-break/>videre quam caecutire verius dicas. Atque is qui de ve-<text:line-break/>narum a capite in universum corpus partitione habitus<text:line-break/>est ferino, quod ebriorum somniis similis sit; eorum qui'<text:line-break/>sectionibus vel parum interfuerint nemo ignorat. Porro<text:line-break/>parvas aliquas venas viros anatomicos refellisse'magnum<text:line-break/>non est: nunquam tamen quisquam aliam alio modo de-</text:span></text:p>
      <text:p text:style-name="P200">scripsit, neque eas quae a caecis etiam,: modo digitos ad-<text:line-break/>movissent, comprehendi poterant, praetermisit. Itaque una<text:line-break/>est vena per quam sanguis ex jecinore in universum cor-<text:line-break/>pus influit; a qua multae aliae minores quasi rami a trunco<text:line-break/>prodeuntes illum omnibus corporis dispertiuntur partibus.<text:line-break/>Quod si sanguinem in vena cava fluvio compares , rivulis<text:line-break/>vero illum qui inde in corporis particulas defluit, minime</text:p>
      <text:p text:style-name="P5"><text:span text:style-name="T13">1</text:span><text:span text:style-name="T3"> a vera aberrabis similitudine. Sed sive fluvio, sive trunco<text:line-break/>similem esse venam magnam quis dicat, omnes penitus<text:line-break/>medici consentiunt unicam eam esse, praeterquam ille qui<text:line-break/>audacissime quatuor haec paria huic libro interseruit. Et •<text:line-break/>praeter alia multa tum cor tum venam ipsam cavam<text:line-break/>silentio praeteriit, cum tamen jugularium meminerit, in<text:line-break/>quas illa in supremo thorace scinditur. Qnicquid enim<text:line-break/>praeterea inter locum liunc et ultimam spinae partem<text:line-break/>clauditur, vena cava occupat, a qua venae utrinque ger-<text:line-break/>rninant. Ex utroque •vero,'ipsius termino et ex utrisque<text:line-break/>partibus bipertita est, nam a superiore ejus parte duae</text:span></text:p>
      <text:p text:style-name="P202">' a*<text:tab/>“.<text:tab/>.<text:tab/>.</text:p>
      <text:p text:style-name="P3"><text:span text:style-name="T3">prodeunt venae maximae, quae per collum invectae. jbgu-‘<text:line-break/>lares appellantur : ab inferioribus vero in utrumque erus<text:line-break/>una, et jam diximus, et ec quidem maxima descendit.<text:line-break/>Eorum sane quae per collum' seruntur et jugulares </text:span><text:span text:style-name="T9">vocan-<text:line-break/>tur</text:span><text:span text:style-name="T3"> uin Iuo illo secundo pari meminit novus hic noster<text:line-break/>Prometheus, ubi temeritatem ac ignorantiam maximam<text:line-break/>ostendit, nulla unquam cavae venae, a qua, illae ortum<text:line-break/>habent, facta mentione. Debuisset quippe, si unquam vel<text:line-break/>tantillum secandis corporibus interfuisset, dixisse venas has<text:line-break/>jugulares in unum coire et efficere jecorariam vel cavam<text:line-break/>venam vel quomodocnnque quis illam in praesentiarum<text:line-break/>velit appellare. Quod si de istis tanquam semper sic dua-<text:line-break/>bus permanentibus ab eo-sit ferino habitus, qui dicat illos<text:line-break/>per internas prope spinam partes , ad interiores malleolos<text:line-break/>devehi; quid deinde de aliis venis post quatuor illa pa-<text:line-break/>ria defcriptrs erit dicendum? quas ipsc putavit alimentum<text:line-break/>a- cava vena in corpus universum afferre, ac si quatitor<text:line-break/>illa commemorata paria alterius cujuspiam negotii gratia</text:span></text:p>
      <text:p text:style-name="P4"><text:span text:style-name="T3">fuerint </text:span><text:span text:style-name="T9">a natura fabrefacta, neque</text:span><text:span text:style-name="T3"> unum idemque et com-<text:line-break/>mune fit venarum omnium munus, nempe 'sanguinem ex<text:line-break/>hepate in caeteras animantis partes advehere. At vero<text:line-break/>quae a ventriculo et intestinis succum ciborum in jecur<text:line-break/>asportant,, earum nulla; ultra jecur progreditur, imo nec<text:line-break/>in multis fecundum (jecur locis apparent, quamvis nume- •<text:line-break/>rosae admodum ex ea parte-sint qua ventrem et caetera<text:line-break/>attingunt intestina, sed in unum locum, quem portas je-<text:line-break/>coris vocant, omnes conveniunt: quem locum qui primus<text:line-break/>portas nominavit, jecur urbi aut aedibus amplis compa-<text:line-break/>ravit, intestina ventremque agris, ex quibus instar viarum<text:line-break/>per multas venas cibi in urbis aedium ve portas vehuntur.<text:line-break/>Delirat itaque in hoc animali quod sibi novus isse Pro-<text:line-break/>metheus fuo sermone fingit. Nam nemo unquam animal<text:line-break/>aliquod effectu ipse sic formabit, ut in eo venae a ven-<text:line-break/>triculo et intestinis alimenta iu totum corpus deferant;<text:line-break/>omnes siquidem in unum concurrunt locum, . portas sicili-'<text:line-break/>cet jecinoris: unde quae per id viscus dispertitae sunt</text:span></text:p>
      <text:p text:style-name="P203">venae assumptum alimentum in cavam venam ferunt, a<text:line-break/>qua in totum corpus sanguis, ut paulo ante diximus,<text:line-break/>distribuitur.</text:p>
      <text:h text:style-name="Heading_20_2" text:outline-level="2">VII.</text:h>
      <text:p text:style-name="P5"><text:span text:style-name="T9">Quae etiam a craststs venii, tum ab externis tum ab in-<text:line-break/>ternis, in ventriculum et reliquum corpus deserunt</text:span><text:span text:style-name="T3"> sibi-<text:line-break/></text:span><text:span text:style-name="T9">que internae externis et externae internis mutuo distri-<text:line-break/>buunt.</text:span></text:p>
      <text:p text:style-name="P199">Poterant huic novo Prometheo quatuor ea venarum<text:line-break/>paria suffecisse, nec tamen satis isti fuere, imo .prae in-<text:line-break/>explebili quadam impudentia hae illis insuper addidit, quae<text:line-break/>corpori a vena cava alimentum ministrent, ut nunc coro-<text:line-break/>nidem sermoni impositurus, de venarum communione hoc<text:line-break/>tandem verum protulit. Ex his etenim venis quae a cava<text:line-break/>oriuntur, quas ille crassas vocat, nulla in alia partita paria</text:p>
      <text:p text:style-name="P197">intestinis aut .ventriculo inseritur. Porro ut ne verbum<text:line-break/>quidem is qui hanc venarum anatomen commentus est,<text:line-break/>verum attulit: sic Hippocrates epidemiorum libro secundo<text:line-break/>in nullo prorsus aberravit. Quare insaniunt prosecto qui<text:line-break/>ne per somnium quidem corporum sectiones attigere, at<text:line-break/>libros Hippocratis exponere aggrediuntur et illi quam ma-<text:line-break/>xime qui cum .velint Hippocratici appellari, in eundem<text:line-break/>tamen auctorem et has universas de venarum sectione nn-<text:line-break/>gas et exactam ejusdem - disquisitionem in fecundo epide-<text:line-break/>miorum .traditam referendam arbitrantur. Si enim in al-<text:line-break/>terutro eorum aliquod praeterea accessisset inventum, fieri<text:line-break/>sane potuisset ut idem vir tempore peritior factus, illis<text:line-break/>quae ab eo prius probe dicta -fuerant alia etiam addidisset.<text:line-break/>At cum videamus Hippocratem non modo omnia ad amus-<text:line-break/>sim in commentarios retulisse, quae cunctis plane perfpi-<text:line-break/>cua sunt, verum et ea quae ad videndum iunt difficiliora,<text:line-break/>is vero qui hanc anatomen composuit, ea etiam non vi-<text:line-break/>derit quae quisque vel palpando inveniat, quomodo potest</text:p>
      <text:p text:style-name="P4"><text:span text:style-name="T3">quispiam affirmare eundem utraque haec scripsisse? quo-<text:line-break/>modo etiam probabile est, ut absoluto universo qui de<text:line-break/>hominis elementis institutus erat sermo, de venis sub-<text:line-break/>nexuerit? aut enim tota anatomes ratio explenda erat,<text:line-break/>aut neque de venis erat tractandum. </text:span><text:span text:style-name="T23">v</text:span><text:span text:style-name="T3"> Hoc enim magis ad<text:line-break/>commentationes, quas nobis ipsis memoriae gratia descri-<text:line-break/>bimus, attinet ut ejuscemodi varia theoremata simul ex-<text:line-break/>plicentur. Justo autem et legitimo volumini nequaquam<text:line-break/>convenit ut priore doctrina consummata, subinde.iIli al-<text:line-break/>terius pars aliqua annectatur, atque iterum illa relicta,<text:line-break/>paulo post alia </text:span><text:span text:style-name="T9">et</text:span><text:span text:style-name="T3"> postnrodum etiam alia, quod in his<text:line-break/>evenisse videmus quae libro de natura, humana subjecta<text:line-break/>fuere. -</text:span></text:p>
      <text:p text:style-name="P204">. ,<text:tab/>-<text:tab/></text:p>
      <text:h text:style-name="Heading_20_2" text:outline-level="2">VIII.</text:h>
      <text:p text:style-name="P265">Eas igitur venae sectiones hisce, rationibus ductos sucere<text:line-break/>oportet.</text:p>
      <text:p text:style-name="P199">Quae ipse videlicet praemonstraverat quando ad finem</text:p>
      <text:p text:style-name="P4"><text:span text:style-name="T3">primi paris subjunxit haec verba: </text:span><text:span text:style-name="T9">Vanam itaque ad coxa-<text:line-break/>rum- et</text:span><text:span text:style-name="T3"> dorsi </text:span><text:span text:style-name="T9">dolores in poplitibus secabis et exterioribus<text:line-break/>malleolis.</text:span><text:span text:style-name="T3"> Secundo item pari haec adfcripsit: </text:span><text:span text:style-name="T9">Unde ad<text:line-break/></text:span><text:span text:style-name="T3">lumborum </text:span><text:span text:style-name="T9">dolores et testium venas in tibiis incidere</text:span><text:span text:style-name="T3"> opor-.<text:line-break/></text:span><text:span text:style-name="T9">tet et malleolis interioribus,</text:span><text:span text:style-name="T3"> ut tamen in tertio et quarto<text:line-break/>pari nihil de vena secanda meminerit. Quapropter hac<text:line-break/>etiam parte maneam tradidit hanc' institutionem qur' mul-<text:line-break/>tas, praeterierit corporis: partes; quarum venae quae tun-<text:line-break/>dendae essent, explicandae erant; ut ergo ab univeifa<text:line-break/>anatomes ratione particulam quandam avulsam litte- .<text:line-break/>ris commisit, sicf et quod-de sanguine mittendo reseren-<text:line-break/>dum erat.</text:span></text:p>
      <text:h text:style-name="Heading_20_2" text:outline-level="2">IX.</text:h>
      <text:p text:style-name="P5"><text:span text:style-name="T9">Studendum autem est</text:span><text:span text:style-name="T3"> venarum </text:span><text:span text:style-name="T9">spadones effici quam lon-<text:line-break/>giscant a focis in quibas doloiasisteri et Jariguis colligi<text:line-break/>consuevit, stc enim tum mutatio rninime magna der e-</text:span></text:p>
      <text:p text:style-name="P3"><text:span text:style-name="T9">pente continget,</text:span><text:span text:style-name="T3"> . tum </text:span><text:span text:style-name="T9">etiam consuetudinem tollendo ef-<text:line-break/>sucerts ut ne amplius in eundem locum colligaturi</text:span></text:p>
      <text:p text:style-name="P2"><text:span text:style-name="T3">Quod sectiones venarum,</text:span><text:span text:style-name="T23">f</text:span><text:span text:style-name="T3">hic intellexerit;, quas phle-<text:line-break/>botomias compositu appellamus nomine, recte ab exposi-<text:line-break/>toribus acceptum est, qui in hoc omnes consentiunt,. .Quod<text:line-break/>vero minime definierit.num dolentibus jam partibus cen-<text:line-break/>feat procul esse revellendos humores vel potius, sanitatis<text:line-break/>tempore: ea ratione forte veniet reprehendendus. Et mihi<text:line-break/>quidem ridetur quod id in his qui prospera utantur' va-<text:line-break/>letudine dictum sit, quippe quosi voluerit auctor assuefa-<text:line-break/>cere humores redundantes,iin alias ferri partes.</text:span></text:p>
      <text:h text:style-name="Heading_20_2" text:outline-level="2">X.</text:h>
      <text:p text:style-name="P5"><text:span text:style-name="T9">Quicunque pus copiosum citra febrem expuunt, et quibus-<text:line-break/>cunque absque dolore pus multum in .urina substdet et<text:line-break/>quibuscunque alvi dejectiones ut in dysenteriis cruentae<text:line-break/>ae diuturnae sunt, ut juvenibus quinque et triginta an-</text:span></text:p>
      <text:p text:style-name="P3"><text:span text:style-name="T9">norum atque etiam senioribus; his omnibus eadem ex<text:line-break/>causu morbi oboriuntur •, hos namque et labores'toLerajse<text:line-break/>et exercitationibus</text:span><text:span text:style-name="T3"> deditos </text:span><text:span text:style-name="T9">et operarios in juventute<text:line-break/>fuistsc neceffe est. Postea vero solutos laboribus molli<text:line-break/>carne et multum </text:span><text:span text:style-name="T19">α </text:span><text:span text:style-name="T9">priore differente carnosus esae red-<text:line-break/>ditos, multumque discidens corpus habere, ut quod prius<text:line-break/>extitit cum eo quod nunc accrevit minime consentiat.<text:line-break/>Quum igitur morbus aliquis stc astsccios corripuerit, ii<text:line-break/>quidem quamprimum evadunt, sud postea a fnafrbo tem-<text:line-break/>poris fucaefsu corpus liquatur et per venas, qua parte<text:line-break/>ampliststmae este sulent, fanies quaedam stuit. Si igitur<text:line-break/>sanies ad inferiorem alvum impetu feratur, quale quid<text:line-break/>fere inest in corpore, tales etiam dejectiones redduntur.<text:line-break/>Neque enim, cum via declivis stt, multo tempore in<text:line-break/>intestino subsistit. At quibus ih 'pectus instuit, ii puru-<text:line-break/>lenti stunt, cum nimirum purgatio acclivis stt et multo<text:line-break/>tempore immoratis in pectore putrescat et purulentum</text:span></text:p>
      <text:p text:style-name="P16"><text:span text:style-name="T9">reddatur. Quibus vero . in vesicam esuunditur, a loci.<text:line-break/>calore calida et alba stt et secernitur, quodque raristst-<text:line-break/>mum existit, supra innatat, crafstjstmum vero, . quod<text:line-break/>sune pus appellatur, subsidet.<text:tab/>.</text:span></text:p>
      <text:p text:style-name="P205">-<text:tab/>- &lt; -</text:p>
      <text:p text:style-name="P2"><text:span text:style-name="T3">Omnia quae hac traduntur serie clara sunt potlusque<text:line-break/>lectorem qui animum advertat' quam expositorem defide-<text:line-break/>rabt'qui declaret: quae tamen an vera sint partirn ex-<text:line-break/>perientia partirn ratione examinanda funt. Experientia<text:line-break/>quidem observandum est nurn aliqui a febre immunes visi<text:line-break/>unquam sint aut sputo pus rejecisse, aut urinis aliquid<text:line-break/>excrevisse. Praeterea si priorem vitam duxerint laborio-<text:line-break/></text:span><text:span text:style-name="T9">farn,</text:span><text:span text:style-name="T3"> moxque quieverint mullo tempore, </text:span><text:span text:style-name="T21">atque .fi </text:span><text:span text:style-name="T3">ii a<text:line-break/>morbo detenti incolumes evasere et subinde si purulentae<text:line-break/>excretiones supervenerint. Haec experimentis funt judi-<text:line-break/>canda. Ratione vero, si quam is retulit, causa vera sit<text:line-break/>vel iecus. Jani vero quod ista ab ipso auctore producta<text:line-break/>nullam fecum habeant necessitatem, facile omnibus con-</text:span></text:p>
      <text:p text:style-name="P197">spicuum erit'qui demonstrativis methodis operam navarunt.<text:line-break/>An autem probabile saltem habeat, fecum quisque per-<text:line-break/>pendat: .videtur enim probabile in his esse quae ad aliud<text:line-break/>referuntur. Et equidem quantum, ad ea fpectat quae in<text:line-break/>experimentis apparent, tantum hoc habeo.quod tibi affe-<text:line-break/>ram, me cruentas vidisse saepenumero dejectiones per<text:line-break/>alvum ab his qui consuetas validasque exercitationes di-<text:line-break/>miserint excretas: purulentas vero nequaquam. Vidi<text:line-break/>praeterea ex quibusdam periodis tum ordinatis tum .luor- •<text:line-break/>dinatis mucofa ab his in urinis reddi et per alvum dejici:<text:line-break/>sicut et sputa cocta quidem, purulenta vero minime.</text:p>
      <text:h text:style-name="Heading_20_2" text:outline-level="2">XI.</text:h>
      <text:p text:style-name="P1"><text:span text:style-name="T9">At vero calculi pueris ob loci hujus ac universi corporis<text:line-break/>- calorem procreantur, fed nisu </text:span><text:span text:style-name="T24">O</text:span><text:span text:style-name="T9">b corporis frigus casu,<text:line-break/>culi non generantur.</text:span></text:p>
      <text:p text:style-name="P199">Loci nimirum vesicae, de qua in fine prioris orationis</text:p>
      <text:p text:style-name="P4"><text:span text:style-name="T3">sic ipfe ait r </text:span><text:span text:style-name="T9">Quibus in vesicam ejicitur, a loci istius ca-<text:line-break/>lore aUrescit.</text:span><text:span text:style-name="T3"> Inquit ergo quod calculi pueris innascun-<text:line-break/>tur ob calorem tam vesicae quam corporis totius. Postea<text:line-break/>de puerorum calore sic subjungit.</text:span></text:p>
      <text:h text:style-name="Heading_20_2" text:outline-level="2">Xll.</text:h>
      <text:p text:style-name="P5"><text:span text:style-name="T3">Nam </text:span><text:span text:style-name="T9">probe nojse oportet hofninem primo dierum decursu<text:line-break/>ipsum sui</text:span><text:span text:style-name="T3"> comparatione </text:span><text:span text:style-name="T9">calidijstmurn ejsu, postremo vero<text:line-break/>suigidifstrnurn.</text:span></text:p>
      <text:p text:style-name="P2"><text:span text:style-name="T3">Qui simpliciter absque ea limitatione , scilicet primis<text:line-break/>illis diebus hominem ajunt calidissimum esse, eorum sermo<text:line-break/>non est verus: at cum limitatione' verus, calidissimus<text:line-break/>siquidem est si de innato calore loquamur, is enim in pue-<text:line-break/>ris plurimus esu ld autem, ut sequens indicabit oratio,,<text:line-break/>ille qui haec scripsit obaudivisse videtur, quod tamen in<text:line-break/>hoc sermone praecipuum erat. Neque enim ut Hippocra-</text:span></text:p>
      <text:p text:style-name="P17"><text:span text:style-name="T3">tes jdixit, qui </text:span><text:span text:style-name="T9">augentur plurimum habent innati caloris,<text:line-break/>ita</text:span><text:span text:style-name="T3"> hunc, sensisse' offendest imo nativo praetermisso simpli-<text:line-break/>citer'putasse calida esse quae crefcunt..<text:tab/>.</text:span></text:p>
      <text:h text:style-name="Heading_20_2" text:outline-level="2">Xlli.</text:h>
      <text:p text:style-name="P5"><text:span text:style-name="T3">Quod </text:span><text:span text:style-name="T9">enim augescit corpus et ad robur procedit, id ca-<text:line-break/>lidum este neceste est.</text:span></text:p>
      <text:p text:style-name="P18"><text:span text:style-name="T9">ej A. <text:tab/><text:tab/><text:tab/></text:span></text:p>
      <text:p text:style-name="P2"><text:span text:style-name="T3">Quum Hippocrates dixerit: </text:span><text:span text:style-name="T9">qui augentur plurimum<text:line-break/>habent innati caloris,</text:span><text:span text:style-name="T3"> videtur liic auctor existimasse cor-<text:line-break/>pora his qui augentur calida simpliciter esse: qui innati<text:line-break/>nihil in hoc meminerit sermone. Quod enim ad vim pro-<text:line-break/>greditur, calidum fore ait, ad vim autem progredi vult<text:line-break/>quid hujusmodi indicare; ridetur ipsi incrementum esse<text:line-break/>rem violentam et validam et ut opera alia vehernentiora<text:line-break/>operarios excalfaciunt, sic et incrementum. At contra<text:line-break/>debuerat dicere ex innato calore pueros augeri, </text:span><text:span text:style-name="T21">non.au-<text:line-break/></text:span><text:span text:style-name="T3">tern ob id eos incalescere quod augeantur. Nam calor</text:span></text:p>
      <text:p text:style-name="P197">ipse innatus- non solum moderate oalidus, fed praeterea<text:line-break/>etiam humidus esse Igitur jure merito ejuscemodi augen-<text:line-break/>tur corpora, quippe quae in tres distendantur dimensiones<text:line-break/>et quasi inflentur et propterea omnibus illis fit accessio.<text:line-break/>Itaque ea undique natura ' distendit ad hoc negotium or-<text:line-break/>gano usa calore innato; ex 'humore enim habet ut facile<text:line-break/>protendatur. Atque plerique pueri,, utpote qui plurimum<text:line-break/>voraces sint, humorem non modicum aggregant, quem<text:line-break/>crudum proprie vocamus, qui calculo gignendo in primis<text:line-break/>opportunus est accedente calore veluti effectrice causa.</text:p>
      <text:h text:style-name="Heading_20_2" text:outline-level="2">XIV.</text:h>
      <text:p text:style-name="P5"><text:span text:style-name="T3">At </text:span><text:span text:style-name="T9">ubi marcescere corpus coeperit et ad exitium delabitur,<text:line-break/>frigidius evadit.</text:span></text:p>
      <text:p text:style-name="P199">Et hic rursum quando non amplius augetur corpus<text:line-break/>his qui inclinata aetate funt, ipsum ab otio fieri ait fri-<text:line-break/>gidius, at satius erat ut contra ratio causae assignaretur:</text:p>
      <text:p text:style-name="P4"><text:span text:style-name="T3">ob id enim quia illis innatus calor imminuitur, et incre-<text:line-break/>rnentum etiam cessat; clarius tamen horum auctor suam in<text:line-break/>sequenti parte sententiam aperuit.</text:span></text:p>
      <text:h text:style-name="Heading_20_2" text:outline-level="2">XV.</text:h>
      <text:p text:style-name="P265">Atque hac ratione quo plurimum prioribus diebus increscit<text:line-break/>homo, ao calidior evadit, atque ultimis diebus quanto<text:line-break/>plurimum marcescit, tanto eum frigidiorem ejse necef-<text:line-break/>fe est.</text:p>
      <text:p text:style-name="P2"><text:span text:style-name="T3">Nos ergo recte partem fnperiorem ubi ait: </text:span><text:span text:style-name="T9">necejsu<text:line-break/>siquidem est ut augescens corpus et ad vim progrediens<text:line-break/>calidum stt,</text:span><text:span text:style-name="T3"> interpretati sumus. Erat enim e contrario<text:line-break/>dicendum ob calorem innatum augeri quae augentur, non<text:line-break/>autem quia augeantur ideo esse calida, ut eadem fit ratio<text:line-break/>in his quae decrescunt. Putat namque quando non am-<text:line-break/>plius crescit, frigidum fieri propter otium, dum pristinum<text:line-break/>incrementum, quod in corpore erat, nunc quiescit.</text:span></text:p>
      <text:h text:style-name="P188" text:outline-level="2">XVI.</text:h>
      <text:p text:style-name="P265">Sic autem aspecti sua sponte sanescunt; plurimi quidem-<text:line-break/>quo anni tempore liquescere coeperint, quinto et qua-<text:line-break/>dragesimo dia. Qui vero hoc anni tempus superave-<text:line-break/>rint, anno sponte convalescunt, nisi quid aliud homi-<text:line-break/>nem male Habuerit.</text:p>
      <text:p text:style-name="P199">^Quosnam eo fe habentes modo nominat? nimirum<text:line-break/>quos prips commemoraverat, qui ab exercitatione ad otium<text:line-break/>translati pus expuunt et mingunt dysenteriisque corri-<text:line-break/>piuntur; ubi equidem dixi me plures- vidisse cruentis ar-<text:line-break/>reptos dysenteriis qui laboriosa negotiosaque vita relicta<text:line-break/>ad desidem fe contulerint: qui vero pus expuerint aut<text:line-break/>minxerint, nullos unquam vidisse. At hic, ut arbitror,<text:line-break/>crudum qttem vocant humorem, ubi concoctus fit, pus<text:line-break/>esse putat. Qui autem hoc mirum sit? quando et Eresi-<text:line-break/>stratus quoque ea quae in urinis febricitantium subsident</text:p>
      <text:p text:style-name="P4"><text:span text:style-name="T3">pus esse, non hunc humorem censeat? neque noverit in<text:line-break/>bene valentibus etiam qui voraces sint id genus pluri—<text:line-break/>mum sublidere? Nos multos observavimus qui aliqnandlu<text:line-break/>in otio vitam egere urinis magnam copiam rei quae muco<text:line-break/>sic. appellato* similis erat excrevisse, et in eorum nohnul-<text:line-break/>lis. ubi haec tarde permeabant puri similia excernebantur,<text:line-break/>quemadmodum et in respiratoriis instrumentis, quando<text:line-break/>diutius contenta concoquuntur. Hujus autem et ipse paulo<text:line-break/>ante causam retulit;: in dysenteria quidem, quum dixit<text:line-break/>viam declivem in causa este celeris excrementorum trans-<text:line-break/>itus, quemadmodum tardi acclivem in iis quae tussi reji-<text:line-break/>ciuntur, in urinis vero loci calorem. Quod si quis con-<text:line-break/>cedere nolit in urinis aut sputis aut excrementis a pure<text:line-break/>crudum humorem differre, is alterutro errori obnoxius<text:line-break/>est, quia velultro, ne suum dogma prodere videatur, do-<text:line-break/>lose agit, Erasistratum imitatus qui voluit febres omnes<text:line-break/>habere ab inflammationibus ortum: veh sophistes est, qui<text:line-break/>in operibus artis nunquam versatus sit. Hos antiqui recte</text:span></text:p>
      <text:p text:style-name="P4"><text:span text:style-name="T19">λϋγίατρούς</text:span><text:span text:style-name="T17"> </text:span><text:span text:style-name="T3">appellant. Porro a crudo humore pus colore,<text:line-break/>substantia ac odore distat. Jam et per nares et per os<text:line-break/>certis quibusdam vel incertis circuitibus fit' hujusce crudi<text:line-break/>humoris excretio, unde expurgatur cerebrum, cujus nulla<text:line-break/>nunc ab illo qui haec scripsit mentio habita est; Merito<text:line-break/>tamen dixit praedictos sponte sua fuisse sanatos, id est<text:line-break/>nullo nostro negotior nam ipsa quantum salis sit natura,<text:line-break/>expurgat. At expurgationis duplicem ipse praercripsit,ter-<text:line-break/>minum: alterum eo anni tempore quo dicta jam excretio<text:line-break/>ipsis coepisse contigit, aIterum qui iu annum protendi-<text:line-break/>tur, ut tamen qui brevior est ad quinque et quadraginta<text:line-break/>dies producatur. Nonnulli vero non quadraginta quinque,<text:line-break/>sed quadraginta scribunt. Ego sane multos &gt;rn hunc mo-<text:line-break/>dum a natura fuisse expurgatos cum observaverim, non<text:line-break/>eos duos solummodo terminos evacuationis quos iste de-<text:line-break/>scripsit animadverti, sed qnam plures. Alius etenim alio<text:line-break/>praefixo termino plene purgatus est, . alii quidem diebus<text:line-break/>quadraginta, alii in menses et eos non numero pares;</text:span></text:p>
      <text:p text:style-name="P197">progressi sunt, nec desuere qui per annum integrum ab<text:line-break/>eo symptomate detenti sunt.</text:p>
      <text:h text:style-name="Heading_20_2" text:outline-level="2">XVII.</text:h>
      <text:p text:style-name="P5"><text:span text:style-name="T3">Qui </text:span><text:span text:style-name="T9">morbi levi momento oriuntur et quorum causue co-<text:line-break/>gnitu sunt faciles, ii fecuristimi esae 'praedicantur ; eo-<text:line-break/>rum autem curatio oppositis causue morbi remediis mo-<text:line-break/>lienda est, stc enim quod morbum in corpore concita-,<text:line-break/>vit sulvitur.</text:span></text:p>
      <text:p text:style-name="P2"><text:span text:style-name="T3">Cum his illud pugnare videtur quod in Aphorismis<text:line-break/>traditum esu </text:span><text:span text:style-name="T9">Acutorum morborum non omnino certae<text:line-break/>sunt pronuntiationes neque salutis neque mortis.</text:span><text:span text:style-name="T3"> Sabinus<text:line-break/>dum nodum folvere conatur, nugatur plurimum, nihil ta-<text:line-break/>men quod consentaneum esset attulit et aliorum plerique<text:line-break/>qui librum hunc exponendum suscepere. Mihi vero non<text:line-break/>ridentur assequi quid </text:span><text:span text:style-name="T17">ἐξ όλίγον </text:span><text:span text:style-name="T3">sibi velit, ipsi enim arbi-<text:line-break/>trantur de brevibus et acutis morbis scrmcnem haberi.</text:span></text:p>
      <text:p text:style-name="P4"><text:span text:style-name="T3">cum tamen ipse non videatur id voluisse, sed de his qui<text:line-break/>a manifestis causis recentem ortum habent, ex brevi tem-<text:line-break/>pore, non autem ex multo excitatum. In his siquidem<text:line-break/>facilis est ejus quod eventurum est praedictio, utpote quia<text:line-break/>jam et ipsa causa qualis et quanta sit cognoscatur. At<text:line-break/>qui paulatirn et longo temporis spatio fiunt,' nec sui ortus<text:line-break/>apertem aliquam causam habent, in liis non ita erit prae-<text:line-break/>sagitio tuta. Recentes vero morborum causae sunt aestus,<text:line-break/>refrigerationes, vigiliae, moerores, curae, cruditates, du-<text:line-break/>rum cubile, lassitudines, ebrietates et . id genus reliqua.<text:line-break/>Per ea ergo quae morborum occasionibus. contraria sunt,<text:line-break/>moliendam esse curationem ait; ut si exaestuaverit, re-,<text:line-break/>frigerantia adhibeantur, si frixerit, calefacientia’: si labo-<text:line-break/>raverit, ut quiescat, si in otio praeter morem degerit, ple-<text:line-break/>nius exercitetur, si fuerit repletus, evacuetur, si evacuatus,<text:line-break/>repleatur: lu quem modum superius etiam ea parte dixit,<text:line-break/>cujus principium est: </text:span><text:span text:style-name="T9">quos morbos repletio gignit, eva-<text:line-break/>cuatio</text:span><text:span text:style-name="T3"> fanat.</text:span></text:p>
      <text:h text:style-name="P188" text:outline-level="2">XVIll.</text:h>
      <text:p text:style-name="P265">Quibus autem in urinis arenulae vel lapilli substdent, iis<text:line-break/>per initia tubercula ad erasum venam enata sunt ac<text:line-break/>suppurata; postea vero quum ea tubercula haud ita cito<text:line-break/>erupta sunt, lapilli ex pare coalescunt qui per venam<text:line-break/>cum urina in vesicam foras extruduntur.</text:p>
      <text:p text:style-name="P199">Potest quidem esse ut ea de causa quam ipse attulit,<text:line-break/>ejuscernodi urinae fiant': potest et pariter esse ut fiant<text:line-break/>absque vena ex affectu scilicet renis frequenter; tamen<text:line-break/>hujusmodi, ex cretiones in urinis proveniunt etiam sine tu- ••<text:line-break/>berculisnempe quando crassus et fatis viscosus humor<text:line-break/>tarde egrediens ab illius loci calore exiccatus cogitur.</text:p>
      <text:h text:style-name="Heading_20_2" text:outline-level="2">XIX.</text:h>
      <text:p text:style-name="P265">At quibuscunque urinae quidem solum cruentae sunt, his<text:line-break/>venae laborarunt.</text:p>
      <text:p text:style-name="P3"><text:span text:style-name="T3">Obscurum est qua de re, laborarunt, dixerit. Nam<text:line-break/>significare potest eas imbecilles factas ut solutis viribus<text:line-break/>semicoctum sanguinem generent, qui vel earum imbecilli-<text:line-break/>tate facile profluat vel quasi res aliena ab illis excerna-<text:line-break/>tur. Potest praeterea communiter laborarunt significare<text:line-break/>affectae sunt, quod scilicet tota affectio citra renum in-<text:line-break/>commodum ad solas venas pertineat: quae tamen illa sit,<text:line-break/>haud ex hac expositione indicatur. At vero perquam<text:line-break/>manifestum est quod neque Hippocrates neque Polybus<text:line-break/>unquam </text:span><text:span text:style-name="T17">ούρἡματα </text:span><text:span text:style-name="T3">dixissent, cum ita dicere potuerint, qui-<text:line-break/>bus sanguinolenta sunt </text:span><text:span text:style-name="T17">τὰ ούρα. </text:span><text:span text:style-name="T3">Alioquin enim Hippo-<text:line-break/>crates frequentissime </text:span><text:span text:style-name="T17">ούρα </text:span><text:span text:style-name="T3">scripsit, </text:span><text:span text:style-name="T17">ούρημα </text:span><text:span text:style-name="T3">vero nullibi in<text:line-break/>ejus scriptis invenias. Sunt et alia multa adscripta in hoc<text:line-break/>libro, quae manifeste indicant, ea neque Polybi neque Hip-<text:line-break/>pocratis fuisse.</text:span></text:p>
      <text:h text:style-name="Heading_20_2" text:outline-level="2">XX.</text:h>
      <text:p text:style-name="P1"><text:span text:style-name="T3">Paibuscunque </text:span><text:span text:style-name="T9">autem in urina crajsu exsistente carunculae</text:span></text:p>
      <text:p text:style-name="P4"><text:span text:style-name="T9">parvae</text:span><text:span text:style-name="T3"> pihfarmes simul </text:span><text:span text:style-name="T9">prodeunt, ens n renibus et </text:span><text:span text:style-name="T24">a</text:span><text:span text:style-name="T9">b<text:line-break/>artliruicis prodire</text:span><text:span text:style-name="T3"> nosie oportet,-</text:span></text:p>
      <text:p text:style-name="P2"><text:span text:style-name="T3">Aphorismum illum in hoc loco interpretatus esu </text:span><text:span text:style-name="T9">Qui-<text:line-break/>bus cum urina crasca carunculae parvae aut capillis simi-<text:line-break/>las egrediuntur, his a renibus stt excretio.</text:span></text:p>
      <text:h text:style-name="Heading_20_2" text:outline-level="2">XXI.</text:h>
      <text:p text:style-name="P265">Quibus vero urina pura est et alias atque alias veluti<text:line-break/>fursures in urina innatant, iis vesica scabiosa existit.</text:p>
      <text:p text:style-name="P2"><text:span text:style-name="T3">Hoc item loco eum aphorismum defcripfit. </text:span><text:span text:style-name="T9">Quibus<text:line-break/>in urina crajsu sursuraceum quid excernitur, his vestca<text:line-break/>scabie laborat.</text:span></text:p>
      <text:h text:style-name="Heading_20_2" text:outline-level="2">XXII.</text:h>
      <text:p text:style-name="P1"><text:span text:style-name="T9">Plurimae subres </text:span><text:span text:style-name="T19">α </text:span><text:span text:style-name="T9">bile procreantur; earum autem species</text:span></text:p>
      <text:p text:style-name="P3"><text:span text:style-name="T9">sunt quatuor praeter eas quae doloribus separatis suc-<text:line-break/>cedunt. Earum autem nomina sunt continens, quoti-<text:line-break/>diana, tertiana et quartana,. Quae itaque continens<text:line-break/>vocatur, ex plurima et meracistima bile provenit, cri-<text:line-break/>sesque</text:span><text:span text:style-name="T3"> brevissimo </text:span><text:span text:style-name="T9">tempore efstcit: quum namque corpus<text:line-break/>nullo ternpore perfrigeratur et a multo calore incalescit,<text:line-break/>celeriter colliquescit. Quotidiana post continentem a<text:line-break/>plurima bile generatur et prae caeleris celerrime disce-<text:line-break/>dit, at continente diuturnior est,,</text:span><text:span text:style-name="T3"> tum </text:span><text:span text:style-name="T9">quod a pauciore<text:line-break/>bile procreetur, tum quod in ea </text:span><text:span text:style-name="T22">intermijst.on.is </text:span><text:span text:style-name="T9">quietem<text:line-break/>habeat corpus; at in continente nullo unquam tempora<text:line-break/>quiescit. Tertiana vero quotidiana longior' est et a<text:line-break/>pauciore bile sit p et quo longiori in ea tempore quarti<text:line-break/>in quotidiana corpus quiescit, eo diuturnior haec febris<text:line-break/>quam quotidiana. At quartanae iu reliquis eandem<text:line-break/>rationem obtinent, fed tertianis tanto longiores sunt,<text:line-break/>quanto pauciorem bilis, quu calor concitatur, partem</text:span></text:p>
      <text:p text:style-name="P3"><text:span text:style-name="T9">obtinent, </text:span><text:span text:style-name="T3">tum </text:span><text:span text:style-name="T9">quia in his corpus liberalius refrigeratur,<text:line-break/>iisque ab atra bile</text:span><text:span text:style-name="T3"> is </text:span><text:span text:style-name="T9">cumulus acceditrut non nisi aegre<text:line-break/>depelli postint. Atra namque bilis omnium qui corpori<text:line-break/>insunt humorum glutinoststima est ac diuturnistimas sta-<text:line-break/>tiones facit. . Quod autem quartanae febres humoris</text:span><text:span text:style-name="T16">1<text:line-break/></text:span><text:span text:style-name="T9">melancholici participes exeo quisque noverit: autumno<text:line-break/>enim maxime homines corripiuntur et en aetate quae'<text:line-break/>est ab anno vigesimo quinto ,ad quadragesimum quin-<text:line-break/>tum: tum etiam quod</text:span><text:span text:style-name="T3"> haec aetas </text:span><text:span text:style-name="T9">inter alias omnes<text:line-break/>atrae bili patistimum est obnoxia et autumnale tempus<text:line-break/>omnium anni temporum ad eandem aptijstmum est. Si<text:line-break/>qui vero extra hoc anni tempus et eam aetatem quar-<text:line-break/>tana correpti fuerint, pro comperto habens, hanc febrem,<text:line-break/>nist quid aliud hominem male habeat; minime diutur-<text:line-break/>nam fode.</text:span></text:p>
      <text:p text:style-name="P199">Plerique expositores, in quibus posuerim Sabinum,<text:line-break/>illum mihi imitari videntur, qui oum aqua inter cutem</text:p>
      <text:p text:style-name="P197">laboraret, medicum exposcebat nt suam diligenter redu-<text:line-break/>viam curaret: alterutrum sane erat, aut is se universo<text:line-break/>corpore laborare non animadvertebat, aut putabat cura-<text:line-break/>tionem non requirere. Pari modo et expositores aut ocu-<text:line-break/>lis animi caecutiunt, aut arbitrantur levioribus quidem er-<text:line-break/>roribus esse consulendum,, majoribus vero nullum esse re-<text:line-break/>medium adhibendum. Hi quasi ex profundo excitati fomno<text:line-break/>sentiunt tandem quam ea quae in hac parte tradita sunt,<text:line-break/>nempe quotidianam esse tertiana breviorem, cum Hippo-<text:line-break/>cratis sententia pugnent, qui in primo Epidemiorum libro<text:line-break/>necnon in Aphorisntis aperte protulerit tertianam celerri-<text:line-break/>me judicari, et proinde ajunt librum hunc non esse Hip-<text:line-break/>pocraticum, cum et falsa contineat et quae ab his quae-<text:line-break/>alibi scripta ab Hippocrate sunt discrepem. Quippe si in<text:line-break/>hac tantummodo re putant hunc qui ista quae libro huic<text:line-break/>inferta funt adscripsit, tum mentitum fuisse tum etiam<text:line-break/>Hippocrati refragari, similes illi.funt qui reduviae atten-<text:line-break/>dit, corpus vero universum esse pessime affectum non ad-</text:p>
      <text:p text:style-name="P4"><text:span text:style-name="T3">vertit. Quem enim latet quotidianam esse tertiana Ion-’<text:line-break/>giorern, is se in operibus medicinae parum esse exercita-<text:line-break/>tum prodit. Porro ille non tam ex- impudenti stupiditate<text:line-break/>mendacium id effinxit, quam probabili ratione motus, eo<text:line-break/>magis quod inter antiquos nonnulli fuere, in quibus est<text:line-break/>Plato, qui sensere continuas febres ex ignis excessu gigni, '<text:line-break/>quotidianas aeris, tertianas aquae, quartanas terrae. Pla-<text:line-break/>tonis vero haec sunt verba: </text:span><text:span text:style-name="T9">Itaque corpus quod ex ignis<text:line-break/>abundantia laboravit, continuos fervores et febres efstcit;<text:line-break/>quod vero ex aeris, quotidianas: at ex aquae, tertianas,<text:line-break/>ut quae igne et aere stt tardior f quartum</text:span><text:span text:style-name="T3">, autem </text:span><text:span text:style-name="T9">cum ex<text:line-break/>terra stt, omnium lentijsimum est et quadruplicibus tem-<text:line-break/>poris circuitibus purgatur, quartanam ejstciens</text:span><text:span text:style-name="T3"> aegre </text:span><text:span text:style-name="T9">re-<text:line-break/>movetur.</text:span><text:span text:style-name="T3"> Igitur cum Plato elementum pigerrimum, quod<text:line-break/>et firmissimum est et ad motum difficillimum, quadrupli-<text:line-break/>cibus purgari dicat circuitibus, verisimile ipsis visum est<text:line-break/>alia quoque eadem inter se proportione differre-, qua ge-</text:span></text:p>
      <text:p text:style-name="P4"><text:span text:style-name="T3">nita funt, ut quod subinde sequitur terrestre elementum,<text:line-break/>utpote aqua-, circuitum etiam quaterno proximum produ-<text:line-break/>cat. Item quod huic consequens est, qui aer est, quoti-<text:line-break/>dianam, quod vero citissime movetur, id autem plane ignis,<text:line-break/>est, febrem parit continuam. Probabilior tamen ea ratio<text:line-break/>est quae causam ortus ipfaruni in calidum natura refert<text:line-break/>elementum, id est ignem. Neque enim consentaneum est<text:line-break/>affectum calidissimum a frigido dominante elemento in cor-,<text:line-break/>pore gigni, congruum sane ,cst calidum affectum ex re-<text:line-break/>dundantia elementi calidioris excitari. Difcrepant autem<text:line-break/>mutuo febres suis ipsis differentiis, quas in quantitate<text:line-break/>causae ponas. Quod si concesserimus, febris qnae conti-<text:line-break/>nentissima juxtaque et calidissima est, a plurimo igne pro-<text:line-break/>ficiscetur. Quod huic continens est fecundum sibi vindi-<text:line-break/>cabit in quantitate locum, tertium tertiana, quartum quar-<text:line-break/>tana. Solutiones quoque earum erunt causis consequentes,<text:line-break/>calidissimae quidem febris citissimae, ab his vero tem-</text:span></text:p>
      <text:p text:style-name="P4"><text:span text:style-name="T3">poris spatio fecundum ordinem habent quotidianae, ter-<text:line-break/>tium tertianae, quartum quartanae:, ita ut si ad proba-<text:line-break/>bilitatem respicias, ha.ec sane erunt recte pronuntiata:<text:line-break/>hanc vero rationem rerum. ipsarum explanatio convicit.<text:line-break/>A.t in superiori - venarum analome .ejus ancior nulli innixus<text:line-break/>probabili argumento non semel, aut bis, aut ter, emen--<text:line-break/>titus est, sed saepissime: ut neque unum quidpiam in illis<text:line-break/>invenias, quod vel casu recte sit expositum; unde mirabile<text:line-break/>profecto est quod in nullo eorum auctorum qui omnia<text:line-break/>haec a libro de natura humana usque huc conscripsit, ac-<text:line-break/>cusaverit unquam, in praesentiarum accniet ita ut ob hoc<text:line-break/>non amplius illi videatur llber hic fuisse Hippocratis. Porro<text:line-break/>ej id mirandum 'est quod Sabinus et alii plerique exposi-<text:line-break/>tores superioribus omnibus semper applauserint, asseren-<text:line-break/>tes hoc quidem mirifice fuisse ab homine dictum, illud<text:line-break/>vero summa cum felicitate, aliud divine, nunc autem<text:line-break/>eorum omnium obliti ex una tantum contradicendi occa-<text:line-break/>sione stat imi coeperit illis videri hic liber non esse am-</text:span></text:p>
      <text:p text:style-name="P3"><text:span text:style-name="T3">plius Hippocratis ipsumque in Polybum transferunt, quest<text:line-break/>ipsi Aphorismos legerint atque etiam primum Epidernio-<text:line-break/>rum librum, non legerit autem Polybus, quem fieri ne-<text:line-break/>quit, cum Hippocratis discipulus'suerit, non saepissime ab<text:line-break/>eo' de. sebriurn differentiis audivisse et non raro etiam ejus<text:line-break/>~ libros relegisse. His accedit quod viderat et ipie in ae-<text:line-break/>gris tertianam cito judicari, quotidianam vero longiori<text:line-break/>tempore perdurare. Nam neque in eis ponendus est Po-<text:line-break/>lybus qui Alexandriae divinabant, ii nullo unquam vel<text:line-break/>visu aegrotante in scholis veriabantur, nibiP unquam quod<text:line-break/>sanum esset'dicentes, neque ea etiam quae in aegrotis<text:line-break/>clarissime apparere animadvertunt, qui in arte exercitati<text:line-break/>sunt. Unde is horum auctor- aut fopliistes suit, aut ve-<text:line-break/>terator, ut videtur: quippe qui ut notam aliquam seni<text:line-break/>inureret, falsa libro annexuit: nam juniorem illum suisse<text:line-break/>qui haec tradidit litteris, nomen </text:span><text:span text:style-name="T17">σύνοχρς </text:span><text:span text:style-name="T3">argumento esu<text:line-break/>Neque, enim unquam Hippocrates vel ex antiquis alius<text:line-break/>continuam febrem </text:span><text:span text:style-name="T17">σύνοχον </text:span><text:span text:style-name="T3">appellavit, sicuti neque urinas</text:span></text:p>
      <text:p text:style-name="P4"><text:span text:style-name="T17">ούρἡματα. </text:span><text:span text:style-name="T3">Sunt fane vocabula ista medicorum recentia-<text:line-break/>rnm, qui linguam antiquorum ignorarunt. Quare haec<text:line-break/>missa faciamus quae supposititia sunt et ad librum de vi-<text:line-break/>ctu salubri, quem Polybi fuisse ajunt, accedamus.</text:span></text:p>
      <text:h text:style-name="P186" text:outline-level="1">GALENI IN HIPPOCRATIS VEL<text:line-break/>POLYBI OPUS DE SALUBRI VI-<text:line-break/>CTUS RATIONE PRIVATORUM<text:line-break/>COMMENTARIUS.</text:h>
      <text:h text:style-name="Heading_20_2" text:outline-level="2">Praefatio Galeni.</text:h>
      <text:p text:style-name="P179"><text:span text:style-name="T3">Unus hic liber est peculiari"<text:line-break/>inscriptus titulo, quemadmodum prima totius superioris<text:line-break/>libri pars, qua de hominis natura disserit. Nam absolu-<text:line-break/>tum in illo est quod titulus enunciavit, nullam adhuc<text:line-break/>orationem desiderans. In hoc autem rursus </text:span><text:span text:style-name="T9">. quae propo-<text:line-break/>suerat</text:span><text:span text:style-name="T3"> toto commentario perdocet;' Quarnobrem iis quae</text:span></text:p>
      <text:p text:style-name="P4"><text:span text:style-name="T3">duobus his libris interlucent sublatis commodam inscri-<text:line-break/>ptionem 'peculiarem totum opiis sortitur; qnarn nonnulli<text:line-break/>de natura humana et victus ratione- indiderunt. At ut<text:line-break/>nullum plane vitium habet libellus de natura humana,<text:line-break/>vitiosa autem omnia quae duobus libris interposita sunt;<text:line-break/>ita </text:span><text:span text:style-name="T9">commentarius</text:span><text:span text:style-name="T3"> hic de victus ratione falubri in pluri-<text:line-break/>rnis culpa ac vitio caret; Hippocratis institutionem de<text:line-break/>elementis semper repraefentans. In quibusdam vero iisque<text:line-break/>paucissimis criminari aliquis possit librum. Porro statua-<text:line-break/>mus esse Polybi, sicut plerisque visum es</text:span><text:span text:style-name="T4">t.</text:span></text:p>
      <text:h text:style-name="Heading_20_2" text:outline-level="2">I.</text:h>
      <text:p text:style-name="P267">Idiotas hac vipendi ratione uti oportet.</text:p>
      <text:p text:style-name="P199">Quosnam idiotas nominet commentarii interpretes<text:line-break/>omiserunt iis quae mihi videre contigit exemplariis; imo<text:line-break/>neque ego quum opus'praeceptores mihi praelegerent, in-<text:line-break/>quirere unquam cogitavi.- Nunc vero quod liujus expli-</text:p>
      <text:p text:style-name="P197">cationem scribere mihi proposuerim, male praeceptores<text:line-break/>nostros et expositores existimavi praetermisisse conjicien-<text:line-break/>dum cousiderandumque quos idiotas vocitet. Liquet eniin'<text:line-break/>deinceps conscriptam victus rationem non universis homi-<text:line-break/>nibus, verum solis privatis Polybum consuluisse. Atqui<text:line-break/>si privatis dunlaxat praecepta conscripsit, minus recte in-'<text:line-break/>terpretes citra distinctionem inaudierunt, quasi omnibus<text:line-break/>communiter illa tradiderit. Nam invenimus apud Graecos<text:line-break/>non simpliciter, sed relatione ad aliquid, idiotas sive<text:line-break/>privatos appellari. Nam alium hujus artis idiotam, alium<text:line-break/>illius vitae studii nominant; interdum a populi aut civi-<text:line-break/>tatis gubernatoribus aut certe publico aliquo munere fun-<text:line-break/>gentibus, distinguentes illos qui velut propria curant,<text:line-break/>idiotas nuncuparunt. Consideranti jam mihi quos ex .his<text:line-break/>Polybus nunc idiotas vocet, athletas palam ah aliis homi-<text:line-break/>nibus sejungere videbatur; quoniam illi nullam nictus<text:line-break/>rationem in pane et carnium efu praefinitum habent;<text:line-break/>quemadmodum nec iis qui militiam sequuntur vel iter fa-<text:line-break/>ciunt vel etiam pugnant cibariorum delectus praescribi</text:p>
      <text:p text:style-name="P197">potest quae offerenda aut non offerenda sunt, quippe ne-<text:line-break/>cessitas cogit assumere quorum quisque copiam habuerit.<text:line-break/>Forsan etiam quomodocunque festinam profectionem sirb-<text:line-break/>euntibus, aut omnino in civilibus negotiis aut circum-<text:line-break/>foranea vita, aut calamitosa, peristaticam appellant, ver-<text:line-break/>santibus, certus vivendi modus., ut Polybus jubet, nullus<text:line-break/>potest institui. Solis igitur privata administrantibus, res<text:line-break/>suas agentibus dictis, ratio victus quam explicabo eon-<text:line-break/>venit.</text:p>
      <text:h text:style-name="Heading_20_2" text:outline-level="2">ll.</text:h>
      <text:p text:style-name="P5"><text:span text:style-name="T9">Hieme quidem edere</text:span><text:span text:style-name="T3"> qiiam plurimum.-, quam </text:span><text:span text:style-name="T9">minimum vero<text:line-break/>bibere, sed potum este decet vinum quam meraciststmum,<text:line-break/>cibos vero panem, obsonia, ajsu ornnia. Oleribus autem<text:line-break/>quam paucifstmis hac tempestate utendum. Sic enim<text:line-break/>patifstmurn corpus tum calidum tum siccum suerit.</text:span></text:p>
      <text:p text:style-name="P199">Totius victus summum praefatus reete nimirum fecit,</text:p>
      <text:p text:style-name="P4"><text:span text:style-name="T3">qui in sermonis fine afcripserit quarnobrem unumquodque<text:line-break/>dictorum instituat. Etenim calefaciendum corpus siccan- '<text:line-break/>dumque propter immoderatum tempestatis hujus tempera-<text:line-break/>mentum autumat. 'Quod si commoderatum sicut veris esset, •<text:line-break/>victus modum quoque commoderatum fieri jussisset. Com-<text:line-break/>moderate namque disposita conservare convenit; quae im-<text:line-break/>moderate, commutare. Sed mutatio haud aliter quam ex<text:line-break/>contrariis ametrirs fieri poteft. Nam quod corpus immo-<text:line-break/>deratius vel calefactum est vel incalescit, refrigerari desi-<text:line-break/>derat; quod vero refrigeratum est aut refrigeratur, cale-<text:line-break/>fieri. Eadem ratione in humidr ficcique ametria contrariis<text:line-break/>adhibitis mcrbosas exuperantias evertere oportet j contra-<text:line-break/>riam immoderationem offerendo, </text:span><text:span text:style-name="T9">a</text:span><text:span text:style-name="T3"> medio, temperatoque<text:line-break/>tantum recedentem, quantum morbosa inde recessit. Quo-<text:line-break/>circa per hiemem frigidam humidamque temperamento<text:line-break/>quamplurirnum quidem edere, quam paucissimum vero bi-<text:line-break/>bere conducit. Verum hoc (quamplurirnum non ceu ad<text:line-break/>facultatem, sed tanquam ad alias anni tempestates refe-</text:span></text:p>
      <text:p text:style-name="P200">rendum. Sic quam parcissime bibere relata ad alia tem-<text:line-break/>pora comparatione protulit. Similiter vero dictum est<text:line-break/>vinum meracissimum esse oportere, puta ipsius tempera-<text:line-break/>menti collatione ad alias anni partes facta. Attamen si<text:line-break/>huic modo ad facultatem praescnsque commodum relato<text:line-break/>animum adhibueris, vinum semper ac cibum commodera-<text:line-break/>tum dabis.; quemadmodum somnum, gymnasia, absolute<text:line-break/>omnia quae a medicis exercitia vocantur, moderata con-<text:line-break/>cedes. At quod vinum meracius ac carnes assae calefa-<text:line-break/>ciant .siccentque, si cum maza et oleribus conferas, nemo<text:line-break/>est qui ignoret. Peri modo panem, si mazae comparetur,<text:line-break/>calefacere dices et exiccare. Haec itaque omnia tanquam<text:line-break/>exempla ab auctore dicta putandum esu Tu vero legu-<text:line-break/>miua deliges quae calefaciunt et exiccant, ut lenticulam.<text:line-break/>Quin et olerum quaedam hac virtute praedita, uti brassi-<text:line-break/>cam. Ad haec carnes cujusmodi sunt animantium agre-<text:line-break/>stium et sale conuitae. Sed haec omnia ego etiam exempli<text:line-break/>gratia produxi. 'Caeterum universa alimentorum materia</text:p>
      <text:p text:style-name="P3"><text:span text:style-name="T3">tribus nostris commentariis sigillatim tractata est, hunc<text:line-break/>titulum continentibus: de alimentorum facultatibus. Quae<text:line-break/>ut pulchre de cibis deligendis ac vitandis secundum qua-<text:line-break/>litates prodita, sic de ciborum quantitate nihil hic prae-<text:line-break/>termissum est. Edere namque plurimum, ut ad alias anni<text:line-break/>partes, per hiemem concedendum; haud ignaris probe in<text:line-break/>aphorismis esse nictum: </text:span><text:span text:style-name="T9">aestate et autumno cibos difstcib-<text:line-break/></text:span><text:span text:style-name="T3">' lime </text:span><text:span text:style-name="T9">ferunt, per hiemem facillime, mox vere.</text:span><text:span text:style-name="T3"> Quod-si<text:line-break/>quis jam condiscere cupiat quare haec fiant,, docuit et<text:line-break/>hoc Hippocrates in aphorismis quum dicit: </text:span><text:span text:style-name="T9">ventres hieme<text:line-break/>et vere natura calidifstrni,</text:span><text:span text:style-name="T3"> quoniam aer nos ambiens fri-<text:line-break/>gidus constringendo cutem insitum calorem exire prohi-<text:line-break/>bet et iu alto corpore concludit; qui aestate perspiratu<text:line-break/>evaporat; respiratione vero circumstans calidus aer attra-<text:line-break/>hitur. Nominamus autem respirationem foras ac intro<text:line-break/>spiritus per' os tralationem; perspirationem vero, quae<text:line-break/>per totum ex aequo corpus accidit.</text:span></text:p>
      <text:h text:style-name="P188" text:outline-level="2">III.</text:h>
      <text:p text:style-name="P2"><text:span text:style-name="T9">At quum Ver accedit, tunc copiosius et dilutius paulatim-<text:line-break/>, que vinum bibendum est, cibisque mollioribus et paucio-<text:line-break/>ribus utendum, panis subtrahendus et maza offerenda;<text:line-break/>eademque ratione obsunia detrahenda et pro afsts elixa<text:line-break/>omnia paranda. Oleribus etiam paucis vere utendum,<text:line-break/>donec ad aestatem homo deveniat; tum molliores omnes<text:line-break/>elbos'tum objonia cocta sumendo et olera cocta et cru-<text:line-break/>da ;</text:span><text:span text:style-name="T3"> similiterque </text:span><text:span text:style-name="T9">potus plurimos et quam dilutifstmas,<text:line-break/>idque senstm, ut ne magna mutatio derepente utenti<text:line-break/>contingat.</text:span></text:p>
      <text:p text:style-name="P199">Vere, inquit, copiosius, et dilutius bibendum est; non<text:line-break/>plurimum, neque dilutissimum; Nam plurimum ac dilu-<text:line-break/>tissimum aestate bibere praecipit, ut quae contrarium<text:line-break/>hiemi temperamentum obtinet. Ver autem ut in sum-<text:line-break/>morum medio temperamentum habet, ita quoque mediam</text:p>
      <text:p text:style-name="P4"><text:span text:style-name="T3">victus rationem requirit; frigidiorem sane et humidiorern<text:line-break/>ut ad hiemem, calidiorem </text:span><text:span text:style-name="T9">et</text:span><text:span text:style-name="T3"> sicciorem tanquarn ad aesta-<text:line-break/>tem. Ex his igitur liquet quomodo aestatis et autumni<text:line-break/>victus ab eo praescriptus inaudiri debeat Quare id mihi \<text:line-break/>praeterire visum est. Illis qui saepius, commentarium re-<text:line-break/>legunt mentemque diligenter adhibent, omnia, manifesto<text:line-break/>dicta comperio, ut nullam hactenus deducta series inter-<text:line-break/>pretationem desideret.</text:span></text:p>
      <text:h text:style-name="Heading_20_2" text:outline-level="2">IV.</text:h>
      <text:p text:style-name="P5"><text:span text:style-name="T9">Aestate autem tum molli maza, tum potu copiosa et di-<text:line-break/>luto obfoniisque omnibus elixis nutriri oportet, Usque<text:line-break/>ita utendum dum aestas suerit, quo corpus molle stt et<text:line-break/>frigidum. Siquidem haec tempestas calida est et stcca,<text:line-break/>et corpora aestuosa et suualida redditi Hac igitur in-<text:line-break/>stituta victus ratione iis succurrendum est. Eadem vero<text:line-break/>ratione quemadmodum ex hieme ad ver, stc etiam ex<text:line-break/>vere ad aestatem deveniendum, cibos quidem demendo, .</text:span></text:p>
      <text:p text:style-name="P4"><text:span text:style-name="T9">potum vero augendo, ad eurnque modum contraria ad-<text:line-break/>hibendo , ex aestate ad hiemem perveniendum. In au-<text:line-break/>tumno contra cibi quidem majore copia et sicciores •<text:line-break/>exhibendi et obsonia ad eundem modum; potus etiam<text:line-break/>pauciores et meraciores, ut horno commodam degat hie-<text:line-break/>mem et potibus utmtur meracioribus et paucis cibisque<text:line-break/>quamplurunis et stccifstmis. Ita enim cum vel maxime<text:line-break/>valebit, tum minimi fejgus sentiet, quum haec anni<text:line-break/>tempestas admodum stt frigida et humidar /</text:span></text:p>
      <text:p text:style-name="P206">-<text:tab/>Ini:»-,; &lt;/.,<text:tab/>.<text:tab/>tlu ..... ...<text:tab/>.</text:p>
      <text:p text:style-name="P199">Praesens institutio clara est, nec interprete opus ha-<text:line-break/>bet, quum polybus manifesta omnibus reddiderit, neque<text:line-break/>obscurae cujusdam methodi investigatore. Verum ut verba<text:line-break/>jacent, ita quoque per se satiis innotescunt.</text:p>
      <text:p text:style-name="P198">alV.</text:p>
      <text:p text:style-name="P264">Corporibus vero , carnosa, mollioribus, rubris confert sane</text:p>
      <text:p text:style-name="P4"><text:span text:style-name="T9">majorem anni partem sicciore victus ratione uti, humida<text:line-break/>namque eorum corporum natura est.</text:span></text:p>
      <text:p text:style-name="P2"><text:span text:style-name="T3">Quemadmodum tempestatum differentiae diversam vi-<text:line-break/>ctus rationem ossendunt, sic etiam corporum habitus, ad<text:line-break/>quorum enarrationem descendit, sermone de anni tempo-<text:line-break/>ribus absoluto. Sad ut in anni tempestatibus convenien-<text:line-break/>tem vivendi modum; ita in corporum speciebus ostendit.<text:line-break/>Etenim carnosi, molles, 'rubicundi ex temperamenti humi-<text:line-break/>ditate tales evaserunt/ Oppositi vero his affecti; de qui-<text:line-break/>bus mox dicturus est, ob siccitatem. Ccnvenit igitur hu-<text:line-break/>midos ficcicre diaeta uti; siccos, humidiore. Atque si<text:line-break/>haec vera pronunciata funt, nimirum temperati, nictu<text:line-break/>temperato utentur. Voco autem temperatos neque obe-<text:line-break/>sos neque graciles, sed quadratos, bene caiuofos appellant.</text:span></text:p>
      <text:h text:style-name="Heading_20_2" text:outline-level="2">VI.</text:h>
      <text:p text:style-name="P1"><text:span text:style-name="T9">Duros vero, graciles , sulvas et nigros humidiore victu</text:span></text:p>
      <text:p text:style-name="P4"><text:span text:style-name="T9">diuturniori, tempore uti oportet. Nam hujusmodi cor-<text:line-break/>pora sicca sunt.</text:span></text:p>
      <text:p text:style-name="P2"><text:span text:style-name="T3">Temperamentorum notas perfecte in commentariis de<text:line-break/>temperaturis scripsimus, ubi rigidos, hoc est duros, con-<text:line-break/>tractos, id est graciles,, siccioris esse temperamenti, sicut<text:line-break/>nigros quoque docuimus. At rufos non temperamento sic-<text:line-break/>cos, fed his colore ricinos, quos flavos nominant, esse<text:line-break/>diximus; quoniam et flava bilis temperamento sicca est.<text:line-break/>Veram librorum scriptores nonnulli interdum vocabulis<text:line-break/>haud accurate utentes rerum disciplinam confundunt. Sic<text:line-break/>enim nonnulli Germanos vccant flavos, etsi tales non sint,<text:line-break/>si velit aliquis accurate nuncupare, sed rufis Reliqua in<text:line-break/>'sermone praecedenti vere simulque manifeste dicta sunt.</text:span></text:p>
      <text:h text:style-name="Heading_20_2" text:outline-level="2">VII.</text:h>
      <text:p text:style-name="P264">Junioribus' corporibus confert tum molliori tum hurnidiori</text:p>
      <text:p text:style-name="P4"><text:span text:style-name="T9">victu uti; haec enim aestas stcca est et eorum corpora<text:line-break/>induruerunt. Senes vero sicciore victus modo plurimam<text:line-break/>temporis partem degere oportet; nam' ea aetate humida,<text:line-break/>mollia et </text:span><text:span text:style-name="T33">frigida</text:span><text:span text:style-name="T19"> </text:span><text:span text:style-name="T9">sunt corpora.</text:span></text:p>
      <text:p text:style-name="P199">Ad aetates digressus imperfectam divisionem fecit, qui<text:line-break/>eas in quatuor, sed duas tantum differentias non secuerit.<text:line-break/>Nam si victus - modi indicationem ab aetatum • tempera-<text:line-break/>mentis accepturus erat, certe conveniebat, ut quatuor<text:line-break/>sunt temperamenta,;fic aetates quoque in quatuor partes<text:line-break/>secare, ac hnmidam et calidam statuere puerorum, siccam<text:line-break/>et calidam florentium, siccam et frigidam 'declinantium,<text:line-break/>tumidam et frigidam senum. At puerorum quidem tu-<text:line-break/>midam esse aetatem convenit, quod in alio temperamento<text:line-break/>corporum incrementum fieri nequeat. Florenti vero, quo-<text:line-break/>niam praeter modum calidior et siccior est, contrario con-<text:line-break/>fert uti nictu, quemadmodum et vigore decrescentibus.</text:p>
      <text:p text:style-name="P4"><text:span text:style-name="T3">At de senum aetate non mediocris quaestio est, ab omni-<text:line-break/>bus propemodum neglecta, de qua post paululum dicturi<text:line-break/>sumus, ubi sermonem de prioribus aetatibus absolverimus.<text:line-break/>Nam si in confesso est pueros plus humilitatis habere<text:line-break/>quam integre fanis conferat; plus item caloris,, haud<text:line-break/>enim simpliciter calidi sunt ut juvenes, fed innato calore;"<text:line-break/>qui temperatus est, in probo sanguine consistens, media<text:line-break/>inter pueros et juvenes, quae est puberum et adolefcen-<text:line-break/>tium </text:span><text:span text:style-name="T9">aetas,,</text:span><text:span text:style-name="T3"> in optimo nimirum temperamento consistet.<text:line-break/>Qunrn autem optimum medium est, etiam nictum tempe-<text:line-break/>ramento medium adhibere convenit, qui nec humidius, nec<text:line-break/>siccius, vel calidius, vel frigidius ipsorum corpus efficiat.<text:line-break/>Puerorum sane </text:span><text:span text:style-name="T9">corpus</text:span><text:span text:style-name="T3"> etsi humidius quam salubris babi-<text:line-break/>tus postulat,, non tamen exiccandum. Hoc enim modo<text:line-break/>ne ipsa crescerent prohiberemus. Verum de senibus, quo-<text:line-break/>niam nonnulli ipfos humidos, aliqui siccos, utrique indefi-<text:line-break/>nite djxernnt, distinguendum nobis venit quatenus sint<text:line-break/>sicci, quatenus humidi. Ostensum id est in opere de</text:span></text:p>
      <text:p text:style-name="P197">temperamentis. Ipsis enim solidis corporis partibus sic-<text:line-break/>cos esse declaravimus. Quia vero multis ob temperamenti<text:line-break/>frigiditatem excrementis abundant, humidi nominantur.<text:line-break/>Ratio igitur est contrariam ac duplicem ab hac aetate<text:line-break/>indicationem medicis fieri, tum propter temperamenti par-<text:line-break/>tium folidarum, quae humectari cupiunt, siccitatem; tum ob<text:line-break/>humidorum superfluitatem, quae exsiccari postulant. Pro-<text:line-break/>inde quae utraque quonam modo observes-, absolute tra-<text:line-break/>ditum est in opere de tuenda valetudine. In praesenti<text:line-break/>vero oratione satis' suerit fumrnam eorum quae isthic de-<text:line-break/>scripsimus, paucis indicare. Cibi quidem et potus aIiaque_<text:line-break/>universa fcopum habeant humectandi et calefaciendi, quan-<text:line-break/>tum scilicet hurnectare et calefacere senum corporis soli-<text:line-break/>das partes decet, quae sulae etiam proprie nominantibus<text:line-break/>partes existunt. Rursus autem de pituitosiorum excremen-<text:line-break/>tornrn evacuatione prius considerandum est. Proinde si ex<text:line-break/>opere de temperamentis repetas, difcnsque artificio ac fci-</text:p>
      <text:p text:style-name="P4"><text:span text:style-name="T3">entia peculiare' senum temperamentum frigidum esse et<text:line-break/>siccum/humilitatem vero alcititiam propter pituitae </text:span><text:span text:style-name="T9">re-<text:line-break/>crementorum</text:span><text:span text:style-name="T3"> generationem ipsos. habere : digressus etiam<text:line-break/>inde ad sanitatis tuendae libros una condiscas quis<text:line-break/>diaetae modus senibus sit praescribendus; luculenter intel-<text:line-break/>liges quodnihil in praefcripta serie definitum distinctum-<text:line-break/>que siti Neque enim bifariam hominum vita dividenda<text:line-break/>erat; neque senum corpora mollia et humida dicere opor-<text:line-break/>tehat; neque quod siccis 'ipsos temperamento alimentis uti<text:line-break/>conveniret. Quum enim, juvenes dixit compacta corpora<text:line-break/>habere et temperamento esse siccos, satis constat de flo-<text:line-break/>rentibus scium verba fecisse et hos nominasse juvenes.<text:line-break/>Omisit ergo et puerorum aetatem et declinantium, utque<text:line-break/>ego arbitror et temperatissimam, quae inter pueros et<text:line-break/>florentes media consistit. Atqui ohfcurum non est, vel<text:line-break/>ipsummet orationem suam suspectam habere. Non enim<text:line-break/>simpliciter ait seniores victu sicciore alendos, sed adjecit,<text:line-break/>magna ex partu, ldem namque id erat ac si dixisset, non</text:span></text:p>
      <text:p text:style-name="P207">perpetuo; quod certeneque habitui corporis, neque aetati<text:line-break/>alteri apposuit; quoniam suam cuique corpori diaetam<text:line-break/>semper oportet-instituere.</text:p>
      <text:h text:style-name="Heading_20_2" text:outline-level="2">VIII.</text:h>
      <text:p text:style-name="P19"><text:span text:style-name="T33">Q</text:span><text:span text:style-name="T9">uare pro aetate, tempestate, consuetudine, regione, loco,<text:line-break/>carporum habitu uictus ratio, instituenda est, reluctan-,<text:line-break/>dumque constitutionibus,- aestatibus et brumis; ita nam-<text:line-break/>que optima valetudo consequetur.</text:span></text:p>
      <text:p text:style-name="P199">Totus hic fermo et vere et clare ab eo dictus est,<text:line-break/>jam saepe rn pluribus commentariis nobis absolutus.</text:p>
      <text:h text:style-name="Heading_20_2" text:outline-level="2">IX.</text:h>
      <text:p text:style-name="P5"><text:span text:style-name="T3">Ac </text:span><text:span text:style-name="T9">hieme quidem celeriter incedendum aestate vero con-<text:line-break/>quiescendum est, nisi pen salis ardorem iter stt faci-<text:line-break/>endum.</text:span></text:p>
      <text:p text:style-name="P200">Quomodo, incedendum sit in quaque anni parte docet.<text:line-break/>Hieme quidem exiccans calefaciensque ambulatio deli-<text:line-break/>genda; aestate contrarius fcqpus convenit, nisi per sulem,<text:line-break/>ait, iter faciendum. Tunc enim iter maturandum, oci-<text:line-break/>usque eam quae per hunc, incessum' oboritur. Siccitatem<text:line-break/>et calorem vitare oportet.</text:p>
      <text:h text:style-name="Heading_20_2" text:outline-level="2">X.</text:h>
      <text:p text:style-name="P20"><text:span text:style-name="T9">Corpulentos autem celerius, graciles vero lenius iter facere<text:line-break/>convenit. Balneis etiam multis per aestatem, at per-<text:line-break/>hiement paucis utendum. Duris vero magis quam car-<text:line-break/>nosis. •<text:tab/>'</text:span></text:p>
      <text:p text:style-name="P199">Celer motus calorem plus fatis luaugens corpus col-<text:line-break/>liquat. Ex lento calor mediocris tum sanguinem felicius<text:line-break/>generat, tum nutrit plenius; eoque animantibus in pro-<text:line-break/>bam alimoniam simul vertitur.</text:p>
      <text:h text:style-name="P188" text:outline-level="2">XI.</text:h>
      <text:p text:style-name="P21"><text:span text:style-name="T3">Et </text:span><text:span text:style-name="T9">hieme quidem vestes puras inducere convenit, aestate<text:line-break/>vero oleo imbutas.<text:tab/>'</text:span></text:p>
      <text:p text:style-name="P208">r •<text:tab/>i.m<text:tab/>. • • &lt;ile~</text:p>
      <text:p text:style-name="P22"><text:span text:style-name="T3">Quid sane scriptor doctius consideravit eo quod ab<text:line-break/>omnibus dictum est interpretibus ipse noverit. Nam si<text:line-break/>puras vestes hieme censet gestandas, quod magis calefaci-,<text:line-break/>ant vel etiam peripiratum non impediant, oleo autem<text:line-break/>infectas per aestatem, aut quod refrigerent; aut quod per-<text:line-break/>spiratum obturent, sermonem non probo. Etenim ex puris<text:line-break/>vestimentis quae densam ac frequentem silorum texturam<text:line-break/>habent, maxime vero si fuerint detrita velamina, refri-<text:line-break/>gerant. His? igitur uti commodius est. Quippe oleo<text:line-break/>inferta sordida plane funt; nemo autem elegantiorum<text:line-break/>hominum sordidas vestes sustinet, praesertim aestate. Quin<text:line-break/>etiam infecta puris temporis' spatio magis calefaciunt,<text:line-break/>licet primo occursu fuerint frigidissima,<text:tab/>’<text:tab/>.</text:span></text:p>
      <text:p text:style-name="P3"><text:span text:style-name="T3">\ . .</text:span></text:p>
      <text:h text:style-name="Heading_20_2" text:outline-level="2">XII.</text:h>
      <text:p text:style-name="P1"><text:span text:style-name="T9">Grastsus autem oportet quique tenues suri volunt eos labo-<text:line-break/></text:span><text:span text:style-name="T3">• res omnes </text:span><text:span text:style-name="T9">jejunos subire, et adhuc ex labore anhelantes<text:line-break/>necdum refrigeratos cibum astsurnere, unurnque prius<text:line-break/>bibere dilutum ac non perfrigidum. Obsonia quoque<text:line-break/>ex susurnis aut condimentis aliisque id genus apparata<text:line-break/>astsumere. Atque stnt pinguia quae obsonia osceruntur:<text:line-break/>stc enim a paucijstmis bellariis impleantur.</text:span></text:p>
      <text:p text:style-name="P2"><text:span text:style-name="T3">Quod in textus fine dictum est, puta, sic </text:span><text:span text:style-name="T9">enim pau-<text:line-break/>cifstmis saturantur,</text:span><text:span text:style-name="T3"> nonnulli de omnibus commemoratis<text:line-break/>nictum esse confirmant; quidam de solis obsoniis, quae<text:line-break/>ex sesamis et similibus aliisque multis quibusdam prae-<text:line-break/>parari jubet. Praedicta sunt: </text:span><text:span text:style-name="T9">jejunum exerceri;</text:span><text:span text:style-name="T3"> hoc enim<text:line-break/>manifesto- vacuat, sicut a cibo </text:span><text:span text:style-name="T9">labor</text:span><text:span text:style-name="T3"> implet. Huc accedit<text:line-break/>illud, adhuc ab exercitiis anhelantes cibum assumere,<text:line-break/>*• calore nondum in eis discusso, neque corpore refrigerato;</text:span></text:p>
      <text:p text:style-name="P3"><text:span text:style-name="T3">quam causam esse, quo quis celeriter'impleatur manifeste<text:line-break/>apparet. Si vero alia quadam ratione hujus libri auctor<text:line-break/>‘ corpus attenuare conatur; id nobis obscurum esu Quod<text:line-break/>tamen plerisque hoc obstructiones in visceribus ac maxime<text:line-break/>in hepate produxit, accurate novimus: quemadmodum et<text:line-break/>celeres a cibo exercitationes. Adde etiam quod balnea<text:line-break/>arctos in jecinore transitus alimenti habentibus obstru-<text:line-break/>ctiones efficiunt. Dictum est mihi de his omnibus simul<text:line-break/>cum peculiaribus distinctionibus in 'opere de , sanitate<text:line-break/>tuenda. Restat ut de ipsa verborum serie difceptemus,-<text:line-break/>ubi ait: </text:span><text:span text:style-name="T9">et vinum non perfrigidum prius bibere.</text:span><text:span text:style-name="T3"> Ut enim<text:line-break/>frigidum esse jubet, non autem insigniter frigidum, ita<text:line-break/>sermonem deduxit. Atqui non prorsus copiosum vinum<text:line-break/>ab exercitiis statim bibendum censet, sed aquam priusj<text:line-break/>quemadmodum athletae faciunt, id experientia edocti.<text:line-break/>Caput enim alnum confcendit .et si post balneum statim<text:line-break/>ante alios omnes cibos et potus bibatur. Non tamen fri-<text:line-break/>gidae potio ab exercitiis, nisi calidum praebibas, tuta esu</text:span></text:p>
      <text:p text:style-name="P3"><text:span text:style-name="T3">Nam et ipsa ventrem, tum jecur manifesto laedit, quo-<text:line-break/>rumdam quoque nervos. Attamen habitus frigidum vinum<text:line-break/>' corroborat. Vult autem horum scriptor ipsos solvere.</text:span></text:p>
      <text:p text:style-name="P2"><text:span text:style-name="T3">Forsitan alio modo quid scriptum erat; verum peccavit<text:line-break/>qui idem postea appofuerit. . Multa siquidem ejusmodi<text:line-break/>etiamnum accidere videntur; cum pro eo quod est, neque<text:line-break/>ex toto calidum, non perfrigidum scribere ipsum conve-<text:line-break/>niat. Nam qui cibum adhuc anhelantibus offerendum<text:line-break/>judicat, corpori-videlicet multis vaporibus pleno, volet<text:line-break/>etiam vini calidi potione magis ipsos implere. Quum<text:line-break/>autem percalidum frigido similiter contrahat ventrem et<text:line-break/>corroboret, idem efficere obferva?ur.</text:span></text:p>
      <text:h text:style-name="Heading_20_2" text:outline-level="2">XIII.</text:h>
      <text:p text:style-name="P265">Sed et semel tantum die cibum affumere, supersedere bal-<text:line-break/>neis, duriter cubare nudumque obambulare, quoad ejus<text:line-break/>fieri qaeatr oportet.</text:p>
      <text:p text:style-name="P3"><text:span text:style-name="T3">Melius dixisset cibi modicum sumere quam semel<text:line-break/>tantum cibum sumere. Quidam enim femel die cibo<text:line-break/>utentium multo plura assumunt, quam qui bis eo utun-<text:line-break/>tur. Quemadmodum lavacrum corpus excalfaciens, prae-<text:line-break/>sertim extrinsecus, ad alimenti distributionem etdistribu-<text:line-break/>torum appositionem conducit; eadem ratione lotionis pe-<text:line-break/>nuria contraria perficit. Durum cubile corpus molestat,<text:line-break/>contrahit et adstringrt, ideoque in omnem partem incre-<text:line-break/>mentum ipsius impedit. Eadem ratione nudum obambu-<text:line-break/>lare omnes summas ad cutem partes refrigerat; calorem<text:line-break/>etiam in altum et viscera cogit, ut cibi probe quidem<text:line-break/>concoquantur; verum in omne corpus ferri prohibet.</text:span></text:p>
      <text:h text:style-name="Heading_20_2" text:outline-level="2">XIV.</text:h>
      <text:p text:style-name="P265">Qui vero tenues quum sint crasuores eststcl volunt, tum<text:line-break/>alia his contraria sucerc, tum jesunos nullam exercita-<text:line-break/>tionem ipsos subire oportet.</text:p>
      <text:p text:style-name="P200">Contraria superioribus crassis sunt; neque anhelantes<text:line-break/>ex' labore epulas assumere, sed ubi jam fecundum natu-<text:line-break/>ram respiraverint; neque semel tantum cibum sumere,<text:line-break/>verum aut bis aut etiam ter comedere. Sic abstinentiae<text:line-break/>balneorum contraria qui facit, bis lavabit, semper autem<text:line-break/>ali epulis alterqm lavacrum rngrediens, nonnunquanr et<text:line-break/>primum. Pari modo ad exercitia modica, lenta, &lt;=aque<text:line-break/>post cibum accedet; ’ Eadem vero ratione molliter cubare,<text:line-break/>non sine vestibus ambulare in aere his conducit. Pro-<text:line-break/>pterea gymnastae nonnulla exercitia, quae manuum confer-<text:line-break/>tione et corporum pugna, sic enim vocant ipsi, contin-<text:line-break/>gunt, adhibent in iis quos carne implere conantur, vitan-<text:line-break/>tes ne corpore nudo exercendi incedant, neque cum com-<text:line-break/>plexu. E contrario, quos extenuare volunt, celeri exer-<text:line-break/>-citio et citra primum complexum movent.</text:p>
      <text:h text:style-name="Heading_20_2" text:outline-level="2">XV.</text:h>
      <text:p text:style-name="P1"><text:span text:style-name="T9">Vomitionibus autem et insusts alvum eluentibus stc</text:span><text:span text:style-name="T3"> uten-</text:span></text:p>
      <text:p text:style-name="P3"><text:span text:style-name="T9">dum. Sex hibernis mensibus vomitus ciendus, id enim<text:line-break/>tempus aestivo pituitae plus accumulat et capite morbi<text:line-break/>et regionem quae supra septum transversum est, obsi-<text:line-break/>dent. At quum aestatis servor adsit, cataejysmatis uten-<text:line-break/>dum, Haec enim tempestas aestuosa est</text:span><text:span text:style-name="T3"> et </text:span><text:span text:style-name="T9">corpus bilio-<text:line-break/>sum magis redditur , gravitates etiam lumbos et genua<text:line-break/>inscstant, calores oboriuntur, ventris tormina concitan-<text:line-break/>tur. ‘ Corpus igitur refrigerandum et qua sursum attol-<text:line-break/></text:span><text:span text:style-name="T3">luntur, </text:span><text:span text:style-name="T9">deorsum ex tstis-. locis deducenda.</text:span></text:p>
      <text:p text:style-name="P23"><text:span text:style-name="T3">~<text:tab/>. "'&gt;o ia</text:span></text:p>
      <text:p text:style-name="P2"><text:span text:style-name="T3">Quae cataclysinata, id est </text:span><text:span text:style-name="T9">ablutiones,</text:span><text:span text:style-name="T3"> vocet, sequentibus<text:line-break/>ipse declaravit; nempe quae ex lacte conficiuntur et cice-<text:line-break/>rum decoctionis aquam; ad haee muriam et marinam.<text:line-break/>Diversa namque ab his medicamenta sunt purgantia, quae<text:line-break/>universum corpus evacuant. Quemadmodum igitur bal- ,<text:line-break/>neatores balnea .dicunt abluere, quum lapidum in eis<text:line-break/>lutum et sordes abstergent, ita ventris intestinorumque</text:span></text:p>
      <text:p text:style-name="P4"><text:span text:style-name="T3">infusa pituitam et bilem ipsorum detergent. Quoniam<text:line-break/>itaque pituita per hiemem in ventriculo generatur, </text:span><text:span text:style-name="T9">eva-<text:line-break/>cuari</text:span><text:span text:style-name="T3"> ipfam vomitu consulit. Aestate bilem furfurn con-<text:line-break/>scendentem deorsum revelli. ' Attamen ubi totum corpus<text:line-break/>purgare volueris, </text:span><text:span text:style-name="T9">aestate per superiorem, hieme per infe-<text:line-break/>riorem. ventrem purgandum est;</text:span><text:span text:style-name="T3"> sicut in aphorismis di-<text:line-break/>cturn invenimus. Etenim jam abundantibus purgatio per<text:line-break/>loca quo vergunt adhibita medetur. Quippe ducenda quo<text:line-break/>vergunt per loca idonea. Quae vero ab incremento pro-<text:line-break/>liibere velis, per opposita revellere conducit.</text:span></text:p>
      <text:h text:style-name="Heading_20_2" text:outline-level="2">XV<text:span text:style-name="T47">I</text:span>.</text:h>
      <text:p text:style-name="P265">Sint autem cataclysmata crastioribus quidem st humidio-<text:line-break/>ribus magis falsu et tenuiora, fipcioribus vero et graci-<text:line-break/>lioribus et imbecillis pinguiora et crasuora. At insusu<text:line-break/>sunt pinguia et crajsu quae ex stacte parantur, et aqut</text:p>
      <text:p text:style-name="P263">cicerum cocta caeteraque id genus. Tenuia vero et<text:line-break/>falsu muria, aqua marina et quae sunt ejusmodi.</text:p>
      <text:p text:style-name="P199">Quae magis incidunt cataclysmata corpulentioribus<text:line-break/>adhibenda existimat, hi namque sunt pituitosiores. Leni-<text:line-break/>ora vero' gracilibus, ut qui sunt biliosiores. Porro quales<text:line-break/>amborum sint materiae, ex verbis proximis constat, adeo'<text:line-break/>ut interpretationem non requirat. Quamobrem iis reli-<text:line-break/>ctis ad sequentia me convertam.</text:p>
      <text:h text:style-name="Heading_20_2" text:outline-level="2">XVII.</text:h>
      <text:p text:style-name="P265">Vomitus autem hoc modo provocandi sunt, Qui homines<text:line-break/>obesi sunt ac minime tenues, jejuni vomant a cursu<text:line-break/>aut celeri deambulatione circa meridiem.</text:p>
      <text:p text:style-name="P199">Excalesacturn esse corpus obesis, qui vomituri sunt,<text:line-break/>praecipit, ut humores pituitosi, quos crassi copiosos ha-</text:p>
      <text:p text:style-name="P197">bent, diffundantur. Quin et vastorum adapertio,.pmnicm-<text:line-break/>que angustorum meatuum raritas sic potissimum queat<text:line-break/>accidere. Caeterum haec omnia ad- vomitum facilem<text:line-break/>citraque molestiam excitandum conducunt.</text:p>
      <text:h text:style-name="Heading_20_2" text:outline-level="2">XVIII.</text:h>
      <text:p text:style-name="P5"><text:span text:style-name="T3">Bysiopi </text:span><text:span text:style-name="T9">hemina dimidia in aquae congio contriti potui<text:line-break/>exhibeatur, affusu aceto et addito sule, quo stat<text:line-break/>jucundistima.</text:span></text:p>
      <text:p text:style-name="P199">Quod potum incidentem esse cupiat et quam ob cau-<text:line-break/>sam haud obfcurum. Quoniam enim crassi homines<text:line-break/>crassos etiam humores et frigidos et quosdam eorum vi-<text:line-break/>scofos plerumque habent, ideo potionem ipsucum inciden-<text:line-break/>tem esse jubet. Quantam vero copiam illius, unde con-<text:line-break/>ficit potum, exhibeat, non exacte possum dicere; quod<text:line-break/>mensura quam interdum congium nominant, non eandem<text:line-break/>apud omnes habeat magnitudinem. Si vero Atticum</text:p>
      <text:p text:style-name="P197">bibere praecipiat, non admodum consuetudini consentit.<text:line-break/>Multum nanique esse mihi videtur; etsi apud veteres mo-<text:line-break/>ris erat, sive lactis sero sive hujusmodi quodam cata-<text:line-break/>clysmate volebant nti, permultum id exhibere.'</text:p>
      <text:h text:style-name="Heading_20_2" text:outline-level="2">XlX.</text:h>
      <text:p text:style-name="P24"><text:span text:style-name="T9">Ac primum quidem senstm, deinde vero celerius ebi-<text:line-break/>batur. </text:span><text:span text:style-name="T16">r</text:span><text:span text:style-name="T9"><text:tab/>'</text:span></text:p>
      <text:p text:style-name="P1"><text:span text:style-name="T3">'</text:span><text:span text:style-name="T13">x</text:span></text:p>
      <text:p text:style-name="P199">Si igitur initio bibat affatim, mox evomet ac prius<text:line-break/>quam totum ebiberit; projicietque' humores in ventriculo<text:line-break/>contentos; cum quibus et in primis venis recepti evacu-<text:line-break/>antur. Quod si primum lentius, dein copiosius, bibat, et<text:line-break/>tempore mediocri continere poterit et tempestive ad vo-<text:line-break/>mitum incitabitur; eo quod postea 'consertim magis<text:line-break/>biberit.</text:p>
      <text:h text:style-name="Heading_20_2" text:outline-level="2">XX.</text:h>
      <text:p text:style-name="P264">Graciliores autem et imbecilliores a cibis, hunc in modum</text:p>
      <text:p text:style-name="P263">concitent : loti calida meri heminam praebibant, mox<text:line-break/>cibos cujutvii generis comedant, neque 'inter itibos, ne-<text:line-break/>que a cibis bibant, sud su contineant qtidnto tempore<text:line-break/>quis quatuor stadia percurrat. Deinde triplex illis<text:line-break/>vinum in' potum permiscebis, austerum, dulce et aci-<text:line-break/>dum, primum quidem meracius, sensim at ex magno<text:line-break/>intervallo: deinde vero dilutius, celerius et ajsutun.</text:p>
      <text:p text:style-name="P199">Jubet hic calida lotum meracius praebibere; hac, ut<text:line-break/>conjicere possum, ratione usus, quod ex calida lotione<text:line-break/>totum corpus incalescat et humores diffundantur--vafaque<text:line-break/>laxiora fiant. Eadem vero haec et vinum meracus effi-<text:line-break/>cit; praeterquam quod facultatem corroborat; cujus ratio-<text:line-break/>nem in gracilibus habere oportet Postea'erbnm varium<text:line-break/>assumant, inquit, cujus • causam. omnes expositores non<text:line-break/>eandem tradiderunt.- Quibusdam enim illorum varia<text:line-break/>exhiberi videntur, quod invicem luctantia facilius vomi-</text:p>
      <text:p text:style-name="P4"><text:span text:style-name="T3">tum concitent, aliis quod plus ingeratur. Nam simplicia<text:line-break/>ejusdemque speciei celerius implent. Verum iis statim<text:line-break/>bibere non permittit., </text:span><text:span text:style-name="T9">ne</text:span><text:span text:style-name="T3"> cibi mox supernatent; quod<text:line-break/>fieri nequaquam velit. .Atque ideo tempus aliquod inter-<text:line-break/>ea, quod ad 'nutritionem sufficiat, consumendum praesti-<text:line-break/>tit; nempe quo, stadia quatuor perficias. His ita prae-<text:line-break/>missis, potum adjicit, .terna vina,, qualitate invicem diffe-<text:line-break/>rentia. Jubet enim aliquod ipsorum esse austerum,' aliud<text:line-break/>dulce, aliud acidum ; non relata ne hic quidem causa cur ita<text:line-break/>injunxerit. Qui vero divinant ipsius sententiam; ajunbauste-<text:line-break/>rum instrumentis corroborandis, per quae vomitus accidet,<text:line-break/>exhiberidulce, ut vomitum incitet et humores diffun-<text:line-break/>dat; acidum demum, ut quae ventriculo sunt infixa de-'<text:line-break/>ter.gat. Eorsan igitur cibos omnium qualitatum genere<text:line-break/>ipfos assumere jussit, ut ventriculum alii confirment, alii<text:line-break/>ad. vomitum proritent, alii succos infartos abstergant.<text:line-break/>Quod autem saepius dicere scleo in sociorum amicorum-<text:line-break/>que. consortio, id nunc quoque dicam.' Non purum mini</text:span></text:p>
      <text:p text:style-name="P197">videntur errare viri qui fectam dogmaticam profitentur,<text:line-break/>eo quod citra rationem prolatam, ea quae consulunt,<text:line-break/>haud aliter quam regia quaedam decreta pronunciant.<text:line-break/>Praestiterat enim cujusque rei vim operis auctorem expli-<text:line-break/>casse, sicut Hippocrates in libro de ratione victus in mor-<text:line-break/>bis acutis factitavit, ubi ptisanae meminit. Nam visco-<text:line-break/>sitas ejus lenis, continua, jucunda, lubrica et modice laxa est,<text:line-break/>sitim 'arcet et ubi ablutione opus est, facile descendit;<text:line-break/>non adstringit, non vellicat graviter, neque in ventre<text:line-break/>tumescit. Sic idem de aqua mulsa, de vino, de oxyme-<text:line-break/>lite, item de lavacris conscripsit. Itaque viae jam nos<text:line-break/>principium habemus, qua post auctorem nonnulla ab ipso<text:line-break/>praetermissa adjiciemus. Atqui dicta sunt omnia praeter<text:line-break/>causae rationem. Siquidem quod vinum bibere meracius<text:line-break/>primum, sed modice et paulatim retulerit, postea dilutius,<text:line-break/>celerius et copiose, explorare nos oportet qua id senten-<text:line-break/>tia ille scripserit. Verum alias exploratio tota res est</text:p>
      <text:p text:style-name="P197">ambigua, maxime vero quum hominis sententia adhuc sit<text:line-break/>incognita. Dilutius igitur vinom bibere et ocius, tum<text:line-break/>copiose, merito dictum .videbitur de his qui vomitum<text:line-break/>expetunt. Siquidem, contraria cohibere ipsum volentibus<text:line-break/>et alimentum concoquere funt idonea; puta, meracius,<text:line-break/>modice et paulatim blbere. Cur autem omnino ad coer-<text:line-break/>cendum accommoda primum in eo qui paulo post vomi-<text:line-break/>turus est, usurpavit, probabile nihil dicere possumus; for-<text:line-break/>san hinc auctori probabile videbatur, quod etiam interpre-<text:line-break/>tum nonnullis placet; quia virtutem tenuium hominum,<text:line-break/>de quibus haec scribit, dissolvi nolit, ideo primum illam<text:line-break/>corroborat; mox ita ad vomitum,.cientia proficiscitur.<text:line-break/>Sed ad vires firmandas tempus a cjbis oblatis suffecerat.<text:line-break/>Porro ad vires firmandas tempus a cibis oblatis suffecerat.<text:line-break/>Porro aliud alii probabile, ut dixi, est, non absectum,<text:line-break/>ceu unum quoddam,, sicut necessarium, quod scientificis<text:line-break/>demonstrationibus confirmaturi</text:p>
      <text:h text:style-name="P188" text:outline-level="2">XXI.</text:h>
      <text:p text:style-name="P265">At, vero qui-bis in mensu vomere consuevit, Jiunc praestat<text:line-break/>duobus ex' ordine discus ;vomitum ciere, quam decimo<text:line-break/>quinto die. Sed alii contrarium plane faciunt.</text:p>
      <text:p text:style-name="P25"><text:span text:style-name="T3">Et horum rationem ipsum scriptorem maxime adie-<text:line-break/>cisse .oportebat; quoniam de iis qui bis mense uno vo-<text:line-break/>munt, nulla distinctione fententiam protulit. Quosdam<text:line-break/>enim vacuandi gratia vomentes conspicio; sicut et uno<text:line-break/>mensis die a cibis abstinere. Nonnullos horum succum<text:line-break/>ventriculo impactum -vel viscidum vel crassum, expurgare.<text:line-break/>Nihil" autem prohibet utraque ex intervallo, non duobus<text:line-break/>continuis diebus </text:span><text:span text:style-name="T26">f</text:span><text:span text:style-name="T3">acere.</text:span></text:p>
      <text:h text:style-name="Heading_20_2" text:outline-level="2">XXII.</text:h>
      <text:p text:style-name="P264">Quibus cibos evomere incommodum est, vel quibuscunque<text:line-break/>alvi non sucile prodeunt , iis omnibus crebro die cibum<text:line-break/>fumor e et omnis generis cibariis uti confert ac obfo-</text:p>
      <text:p text:style-name="P26"><text:span text:style-name="T9">niis varie apparatis, vinumque duorum aut trium gene-<text:line-break/>rum bibere. Quibus vero cibos revomere non conducit,<text:line-break/>quique alvos habent humidas, his omnibus contrariam<text:line-break/>huic vitae rationem inire</text:span><text:span text:style-name="T3"> confert.<text:tab/>' ’•</text:span></text:p>
      <text:p text:style-name="P199">Convenit quidem iis cibos revomere, qui vel alvum<text:line-break/>dejicere vel mediocrem totius corporis evacuationem mo-<text:line-break/>liuntur. Consulit autem ipsis frequenter'et varia comesse<text:line-break/>et vina plura bibere. Contra illis qui neque vomitum<text:line-break/>expetunt et alvum tumidiorem jusio habent, ut cohiberi<text:line-break/>desideret, neque saepius comedere, neque' varii generis<text:line-break/>tum cibos tum vina assumere. Etenim semel idque sim-<text:line-break/>plex aliquod edulium unumque vinum usurpare ventri-<text:line-break/>cnlo ipsis continendis coquendisque opitulatur, contraria<text:line-break/>faciunt ut difficilius cibi coquantur maneantque iu ven-<text:line-break/>triculo. Caetermn praeter assumptorum qualitatem et</text:p>
      <text:p text:style-name="P27"><text:span text:style-name="T3">exhibitionis ordinem vel in summo natare, vel fubsidere<text:line-break/>ipsa contingit.</text:span></text:p>
      <text:h text:style-name="Heading_20_2" text:outline-level="2">XXIII.</text:h>
      <text:p text:style-name="P265">At pueros infantes per multum' tempus nqua calida lavare<text:line-break/>decet, pinumqua aquoststiindm bibendum iis exhiberi,<text:line-break/>neqad' pr-drsus frigidum,- idque dandum quod minime<text:line-break/>ventrem attollat et statum creet; Haec mitem sucienda<text:line-break/>suiitscqtio- minus convulsi cmibustententur, nittgisque ado-<text:line-break/>suscuntrat 'coloraiiores^edadtmtr</text:p>
      <text:p text:style-name="P199">Ipse superioris diaetae fcopos explicuit, nempe ut con-<text:line-break/>vulsionibus minus infestenturmajoresque fiant et coloratiores.<text:line-break/>Nam ii? calida loti pueri diutius molles permanent, quod ne<text:line-break/>convellantur prodest; quoniam Hippoerates ipse corpo-<text:line-break/>ribus intensis potius quam remistis et laxis convulsiones<text:line-break/>accidere proditi Porro augescunt facilius corpora mollia,<text:line-break/>quia in omnem quoque dimensionem promptius scquuntur.</text:p>
      <text:p text:style-name="P28"><text:span text:style-name="T3">s'.£9LfiGIir </text:span><text:span text:style-name="T17">ιον<text:tab/></text:span><text:span text:style-name="T3">st»V </text:span><text:span text:style-name="T17">πτιιηο </text:span><text:span text:style-name="T3">sjuoijIG' z x</text:span></text:p>
      <text:p text:style-name="P29"><text:span text:style-name="T3">Illa vero , quae nec convulsionibus corripiuntur proheqne<text:line-break/>increscunt, totum habitum salubrem obtinere quis igno-<text:line-break/>rat? Hoc igitur nota una liand mediocri, nempe boni<text:line-break/>coloris, auctor, indicavit. . Sed etiam vinum ipsos dilutum<text:line-break/>bibere praecipit, ne plus aequo calefiant, rnaxrme quia<text:line-break/>convnlstonilrus,.saepe mvj.rec|rtur.</text:span><text:span text:style-name="T23">i;1</text:span><text:span text:style-name="T3">’</text:span><text:span text:style-name="T23">i</text:span><text:span text:style-name="T3">Qucd urifas ,,ex;nervo-<text:line-break/>rum imbecillitate et voracrtafu .accidit. Atque</text:span><text:span text:style-name="T23">r</text:span><text:span text:style-name="T3">rdec</text:span><text:span text:style-name="T23">w</text:span><text:span text:style-name="T3">non<text:line-break/>frigidum pueros bibere jubet, verum tale vinurn, quod<text:line-break/>minime flatulentum est, omnibus ex aequo hominibus,<text:line-break/>non modo nuerulis conducit.<text:tab/>• -</text:span></text:p>
      <text:h text:style-name="Heading_20_2" text:outline-level="2">XXIV.</text:h>
      <text:p text:style-name="P1"><text:span text:style-name="T9">Mulieres autem stcciqre, pietas ratsape stc uti. oportet.<text:line-break/>Sicca namque cibaria ad muliebrium carsiunppsollitiem<text:line-break/>magis sursc idonea et meraciores potus,</text:span><text:span text:style-name="T3"> ad uteros </text:span><text:span text:style-name="T9">et<text:line-break/>foetpejnusmpi.onem meliores^ existunt.</text:span><text:span text:style-name="T3"> aljxir, ; .</text:span></text:p>
      <text:p text:style-name="P200">Mulieres sicciore vivendi modo uti jubens, qualisnam<text:line-break/>is sit, ipsis subscripsit. Habet autem viri opinio contro-<text:line-break/>versicm.. Si namque praeter naturam erat mulieribus<text:line-break/>humidis esse,' sicut in naturis intemperatis et morbosis,<text:line-break/>humidus morbus recte eas exiccaret sc verum quia hoc<text:line-break/>secundum naturam illis adest, conservare id convenit,<text:line-break/>nisi qnum salubrem symmetriam excesserit. At hoc quo-<text:line-break/>que in viris consideramus. Etenim et his siccioribus qui-<text:line-break/>dem esse mulieribus, secundum naturam est; quando vero<text:line-break/>convenientem siccitatem latius egresifi fuerint, tunc ipfo-<text:line-break/>rum intemperiem contrariis emendamus.</text:p>
      <text:h text:style-name="Heading_20_2" text:outline-level="2">XXV.</text:h>
      <text:p text:style-name="P265">Qui exercentur, per hiemem eos currere et lucturi conve-<text:line-break/>nit et aestate parum quidem ductari., currere vero mi-<text:line-break/>uime, fed multum in frigore deambulare.</text:p>
      <text:p text:style-name="P200">Exercitiorum differentias. anni temporibus peculiari-<text:line-break/>um docet, quae hieme calefacere et siccare polllut, per<text:line-break/>aestatem facere contraria.</text:p>
      <text:h text:style-name="Heading_20_2" text:outline-level="2">XXVI.</text:h>
      <text:p text:style-name="P5"><text:span text:style-name="T9">Qui cursibus defatigantur, eos luctari oportet, qui vero<text:line-break/>lucta defatigantur, iis currendum esi. Ita enim qui<text:line-break/></text:span><text:span text:style-name="T3">laborat, </text:span><text:span text:style-name="T9">corporis parte defatigationi obnoxia calescat,<text:line-break/>componatur et maxime quiescat.</text:span></text:p>
      <text:p text:style-name="P199">Si ita dogmatici medici omnia scripsissent, nulla esset<text:line-break/>loquacitatis occasio interpretibus relicta. Dico autem ita;<text:line-break/>si causam adjecissent cur sic nos agere juberent, quod nunc<text:line-break/>Polybus factitavit.</text:p>
      <text:h text:style-name="Heading_20_2" text:outline-level="2">XXVII.</text:h>
      <text:p text:style-name="P265">Quos quum exercentur diarrhoeae potisttmutn afficiunt et<text:line-break/>alvi excrementa cibos reserentia, ac incocta, iis tum</text:p>
      <text:p text:style-name="P263">exercitationum tertia pars non paucior, tum ciborum<text:line-break/>dimidia subtrahenda esa Constat enim fane ventricu-<text:line-break/>lurn ciborum copiam ut concoquat concalefacere non<text:line-break/>po/su Cibus iis esto panis quam maxime tostus in vino<text:line-break/>intritus et potus quam padcijsuui et rr.eracijscrni, neque<text:line-break/>deambulationibus a cibo utantur. Sub koa vero tempus<text:line-break/>sumel duntaxmt cibum sumere eos convenit. Sic enim<text:line-break/>uel maxime concdlestat ventriculus et ingestos cibos<text:line-break/>superaverit. Hoc autem alvi profluvii genus corporum<text:line-break/>habitus densiori carne praeditos potistimum exercet,<text:line-break/>quando ita natura comparatus est. homo, ut ad carnium<text:line-break/>esum compellatur. Venae siquidem condensatae cibos<text:line-break/>tngestos non recipiunt.</text:p>
      <text:p text:style-name="P199">Non de iis qui sanitatis gratia exercentur ‘hunc ser-<text:line-break/>monem instituere videtur, sed de illis qui studium ali-<text:line-break/>quod gymnasticum subeunt, nec inde prorsus abstinere<text:line-break/>possunt, neti' in arctum adeo contrahere. Ideo tertiam</text:p>
      <text:p text:style-name="P4"><text:span text:style-name="T3">exercitii partem eis adimit, ciborum vero dimidiam.. Tan-<text:line-break/>tillum enim sperat evinci posse.; ut nec cruditate,. Uec<text:line-break/>ventris profluxio laborent. Recte autem fecit et hic, qui<text:line-break/>rationem ipsiorum anseripserit, qua utens tum haec, ipsa,<text:line-break/>tum his explicata consuluit. </text:span><text:span text:style-name="T9">Siquidem hic profluvii mo-<text:line-break/>dus,</text:span><text:span text:style-name="T3"> inquit, </text:span><text:span text:style-name="T9">deusu carne praeditis accidit quum carnes<text:line-break/>edere coguntur.</text:span><text:span text:style-name="T3"> Innuit hic gymnasticos, quibus carnis<text:line-break/>esiim praecipiunt Deinde subnectit, venae densatae cibos<text:line-break/>ingredlentes non excipiunt. Oblcure hoc protulit; ideo-<text:line-break/>que suspicari interpretes coacti sunt, densus pro duras<text:line-break/>nrinusque experrectas, ut alimentum non recipiant, ipfum<text:line-break/>intelligere. Atque hoc significari ajunt inde, quia cibos<text:line-break/>non excipiunt, </text:span><text:span text:style-name="T23">k</text:span><text:span text:style-name="T3"> quod distributionem magis quam conco-<text:line-break/>ctionem laedere consuevit. Quare humida non tamen<text:line-break/>incocta ipsi dejiciunt, etsi auctor praedixerit cibos, refe-<text:line-break/>rentia crudaque tales per alvum reddere. Porro cum<text:line-break/>ratione addita, cui fidens ille, vifa sibi consuluit, dubitatio</text:span></text:p>
      <text:p text:style-name="P4"><text:span text:style-name="T3">adhuc aliqua relinquatur, quid putandum est in. illis .fieri<text:line-break/>sermonibus, abi rausam eorum, quae nobis facere injnn-<text:line-break/>git, omisit? Ego sane nisi densorum meminisset, faterer<text:line-break/>me plane haesitare, ut in multis aliis; in quibus quumo<text:line-break/>nihil' ejusmodi scriptor adjecerit, mndacissimi interpretes<text:line-break/>quicquid ipsis in mentem venit effutiunt At quia Poly-<text:line-break/>biis.ipse-densa carne praeditorum mentionem facit, occa-<text:line-break/>sionem et ipsis scribendi praebuit; quid hujusmodi naturis<text:line-break/>conveniat. Nam tales celerrime copiam colligunt, parum<text:line-break/>persecte perspirautes, eoque digestione retenta; liumidae<text:line-break/>omnino dejectiones evadunt, interdum non modo tumidae,<text:line-break/>sed etiam tenues, praesertim in edacibus. Quum enim<text:line-break/>quippiam sx deglutitis distribuitur, promptius venter reli-<text:line-break/>qua concoquit. Quod si in eo maneat ciborum &gt; copia,<text:line-break/>quum- interdum ab eis gravetur, omnia ante concoctionem<text:line-break/>excutiuntur. Forsan ob venarum duritiem alimenti distri-<text:line-break/>butio impediebatur, ut quae magis extendi nequeant. Ve-</text:span></text:p>
      <text:p text:style-name="P4"><text:span text:style-name="T3">rum talium naturarum curationem ex contrariis apposuisse<text:line-break/>ipsum oportebat. Raritas namque' et mollities totius ha-<text:line-break/>bitudinis scopi ' exissent, molli frictione et pinguedine<text:line-break/>copiosa in soliis' comparatae. • Hic quidem adversus sym-<text:line-break/>ptomata tantum pugnat, caetenim ipsius valuti radicem<text:line-break/>excludere negligit.: Dictum est hoc quoque ab eo ferie<text:line-break/>praeposita. Liquet siquidem ventriculum fovere cibos non<text:line-break/>posse. Et profeeto, si vere habitus densitatem et venas<text:line-break/>non excipientes alimentum causatus est, falso ventrem<text:line-break/>causatur. Si quidem hic ei tanquam vera dicenti conces-<text:line-break/>saris, indubie etiam infra pofitam victus rationem recte<text:line-break/>institutam esse concedes. Assum panem, potionem mera-<text:line-break/>cam, mluus /autein fernel die cibum capere, non secundum<text:line-break/>epulas obambulare, probabis.</text:span></text:p>
      <text:h text:style-name="Heading_20_2" text:outline-level="2">XXVIII.</text:h>
      <text:p text:style-name="P268">Haec autem natura quidem est praeceps et ad utr.amque</text:p>
      <text:p text:style-name="P269">partem vertitur et hujusmodi corporum bonus habitus<text:line-break/>exiguo tempore viget.</text:p>
      <text:p text:style-name="P2"><text:span text:style-name="T3">Lubricam vocavit naturam eorum qui densam carnem<text:line-break/>obtinent, ut quae aequali celeritate mutetur,-. Nam subjun-<text:line-break/>grt, </text:span><text:span text:style-name="T9">utrobique vertitur, hoc</text:span><text:span text:style-name="T3"> est in bonam contrariamque<text:line-break/>habitudinem.-, 'Post haec insuper adjungit </text:span><text:span text:style-name="T9">et soonus hujus-<text:line-break/>modi corporum habitus exiguo tempore niget.</text:span><text:span text:style-name="T3"> .Ostensum<text:line-break/>namque est commentariis, in Aphorismos, quod exercita-<text:line-break/>torum habitus probus cum sanguinis et carnium reple-<text:line-break/>tione naturalium facultatum robur conservat, Sed quem-<text:line-break/>admodum illic habitudinem in summo bonam indicavi-<text:line-break/>mus esse periculosam, quae .non cito raris corporibus ad-<text:line-break/>venit, ita quoque in densioribus quam celerrime, quod<text:line-break/>haud ex facili digerantur, accidit. Quippe quum relabi<text:line-break/>cogitur, repente tum oritur tum folxitur.</text:span></text:p>
      <text:h text:style-name="P188" text:outline-level="2">XXIX.</text:h>
      <text:p text:style-name="P265">Atqui rariores habitus ac hirsuti magis carnium esum<text:line-break/>admittunt laboresque magia sustinent diutiusque in bona<text:line-break/>Corporis habitudine perseverant.</text:p>
      <text:p text:style-name="P209">Hirsuta corpora cutem magis raram et carnosum<text:line-break/>genus habere in opere de temperamentis didicimus.’<text:line-break/>Haec itaque merito ait carnis efum magis ferre, ut'quae<text:line-break/>perspirent, et labores, quoniam minus lassitudinem .perci-<text:line-break/>piuut. Hoc quoque in libro'de' sanitate tuenda docui-<text:line-break/>mus. Si haec ita .tolerant., etiam bonos habitus dintur-<text:line-break/>niores habebunt, ut quae non prompte ad summum<text:line-break/>perveniant.</text:p>
      <text:h text:style-name="Heading_20_2" text:outline-level="2">XXX.</text:h>
      <text:p text:style-name="P265">Qui postridie cibas eructant et quibus hypochondria cibis<text:line-break/>non coctis attolluntur, iis longior somnus- consurt.<text:line-break/>Quin etiam ad alios corporis labores cogi debent, vi-</text:p>
      <text:p text:style-name="P263">numque meracius et copiosius bibere et sub id tempus<text:line-break/>paucioribus uti cibariis. Constat enim sune ventricu-<text:line-break/>lum prae imbecillitate et frigiditate ciborum multitu-<text:line-break/>dinem concoquere non poster</text:p>
      <text:p text:style-name="P199">Probe ad sermonis calcem hic adjecit; cousiat enim<text:line-break/>sane ventriculum ciborum copiam imbecillitatis ac frigi-<text:line-break/>ditatis vitio, concoqnere non posse. Quippe huc respi-<text:line-break/>ciens excalesacere ipsum conatur, ac ob id diuturniorem<text:line-break/>somnum,ipsis consulit, item exercitia ac vinum meracius<text:line-break/>et copiosius, cibos pauciores tune, quum cruditatem con-<text:line-break/>traxerint. ,Nam si reliquo tempore exercentur, moventur<text:line-break/>vinumque bibunt, uti diximus, nihil a mediocri ciborum<text:line-break/>copia demendum erit.</text:p>
      <text:h text:style-name="P188" text:outline-level="2">XXX<text:span text:style-name="T48">I</text:span>.</text:h>
      <text:p text:style-name="P30"><text:span text:style-name="T3">Quos </text:span><text:span text:style-name="T9">autem suis obsidet, iis cibi et labores subtrahendi et<text:line-break/>vinum tam aquosum quam maxime frigidum propi-<text:line-break/>nandum.</text:span></text:p>
      <text:p text:style-name="P31"><text:span text:style-name="T3">Nunc quidem calidae naturae notas sic prodidit. At<text:line-break/>in sexto epidemiorum hisce verbis fcriptum est: </text:span><text:span text:style-name="T9">In calida<text:line-break/>natura suigidae</text:span><text:span text:style-name="T3"> potio et quies. ‘ Ipsa namque quum cor-<text:line-break/>poris temperamentum nominasset, mox diaetam subjicit,<text:line-break/>qua sic affecti utuntur, principale autem refrigerationem<text:line-break/>habet, ad quaiu consequendam victus ratione efficaciora<text:line-break/>sunt aquae potio et otium. In praeposita serie quiescere<text:line-break/>aliud appellavit, quum diceret, laboribus demendum, pro<text:line-break/>aquae potione scribens, vinum bibant dilutum et'perfri-<text:line-break/>gidum. Atque mihi ridetur hic rectius laudari. Siqui-<text:line-break/>dem diluta potio et frigida non privata est refrigeratione,<text:line-break/>sumit autem ex vino praesidia.</text:span></text:p>
      <text:h text:style-name="P188" text:outline-level="2">XXXII.</text:h>
      <text:p text:style-name="P5"><text:span text:style-name="T9">Quibus vero viscerum dolores aut 'ab exercitatione aut<text:line-break/>ex alio aliquo itinere suboriuntur, his quiescere et cibis<text:line-break/>abstinere aonsert,' Potu autem utantur</text:span><text:span text:style-name="T3"> qui quam pau-<text:line-break/></text:span><text:span text:style-name="T9">ciststma copia plurimam urinam ducat,' nt ne venae,<text:line-break/>natura visceribus insitae,</text:span><text:span text:style-name="T3"> copia </text:span><text:span text:style-name="T9">distendantur. Ex his<text:line-break/>enim causis tubercula et febres oriuntur. </text:span><text:span text:style-name="T16">w</text:span></text:p>
      <text:p text:style-name="P2"><text:span text:style-name="T3">.De omnibus autem his praeceptis abunde in opere de tu-<text:line-break/>enda valetudine disseruimus et nunc memoriae gratia ut.in<text:line-break/>superloribus,ita hac oratione.exponemus. Multis enim liberis<text:line-break/>ab omni febre dolores suboriuntur in visceribus, maxime<text:line-break/>jecinore, quum </text:span><text:span text:style-name="T9">a</text:span><text:span text:style-name="T3"> cibo nos exercitaverimus vel laveri-<text:line-break/>mus, idque propter, visceris meatuum angustlam et humo-<text:line-break/>rum innatantium crassitudinem. Dum enim infarciuntur<text:line-break/>retluenturque arctis venerum terminis, per quos sangui-</text:span></text:p>
      <text:p text:style-name="P4"><text:span text:style-name="T3">nis fit transsumptio ex jecinoris cava parte in gibbam,<text:line-break/>transitus impediuntur. Atqui distendunt in cavitate vide-<text:line-break/>licet jecoris v.euas; quibus ita affectis dolorem sine febre<text:line-break/>etiam, persentiscunt. Quiescere hos convenit quo tempore<text:line-break/>dolent, item bibere, quod urinam moveat et jecur referet.<text:line-break/>Nisi enim urinas excernant, hismbymata et febres </text:span><text:span text:style-name="T21">ex.hu-<text:line-break/></text:span><text:span text:style-name="T3">jusmodi causis oboriuntur.</text:span></text:p>
      <text:h text:style-name="Heading_20_2" text:outline-level="2">XXXIII.</text:h>
      <text:p text:style-name="P5"><text:span text:style-name="T9">Quibus morbi- ex‘Cerebro oriuntur, narce primum caput<text:line-break/>obstdet, urinam crebro mingit aeger, eademque quae in</text:span><text:span text:style-name="T16">r<text:line-break/></text:span><text:span text:style-name="T9">stranguria perpetitur S isque ad dies novem patitur. Eti<text:line-break/>st quidem per nares aut aures aquatvel mucus erumpat,<text:line-break/>morbo liberatur et sedatur stranguria. Mingit autern<text:line-break/>multum et- citra dolorem, idque alium, quoad viginti<text:line-break/>praeterierint dies, et capitis dolor hominem relinquit,<text:line-break/>sed. huic intueriti splendor obscuratur. Porro virum</text:span></text:p>
      <text:p text:style-name="P3"><text:span text:style-name="T3">Non injuria multis haec oratio suspecta fuit; non-<text:line-break/>nulli</text:span><text:span text:style-name="T13">-</text:span><text:span text:style-name="T3"> etiam damnaverunt in universum, ceu eam ne Po-<text:line-break/>Iybus quidem, nedum Hippocrates scripserit. Nam ora-<text:line-break/>tionisi exordium plane indistinctum est, ut quod a csere-<text:line-break/>bro stuporem et urinae- stillicidium sieri inierat. Neque<text:line-break/>verum esse poterit, quod tradidit, si putes ipsumy non<text:line-break/>omnes morbos qui a cerebro sunt, pronunciare tales exi-<text:line-break/>flere, sed eoe solum in quibus circa aures naresque aqua<text:line-break/>aut mucus effluens morbum sedaris. Neque enim id<text:line-break/>fieri perpetuo neque frequenter apparet.</text:span></text:p>
      <text:h text:style-name="P185" text:outline-level="1"><text:bookmark-start text:name="bookmark4"/>GALENI IN HIPPOCRATIS L<text:span text:style-name="T45">I</text:span>-<text:line-break/>BRUM DE ALIMENTO COM-<text:line-break/>MENTARIUS<text:bookmark-end text:name="bookmark4"/><text:span text:style-name="T20"> I.</text:span></text:h>
      <text:p text:style-name="P5"><text:span text:style-name="T32">A</text:span><text:span text:style-name="T9">limentum et alimenti species unum et</text:span><text:span text:style-name="T3"> multa ,• unum </text:span><text:span text:style-name="T9">quit<text:line-break/>quatenus genus unum, species vero humiditate et siccitate.<text:line-break/>cumscribitur, in hisque formae et quantitas inest et<text:line-break/>quaedam et ad tot referuntur. Auget autem et robora<text:line-break/>carnem gignit et aststrnilat et diststmilia sucit quae</text:span><text:span text:style-name="T3"> j<text:line-break/></text:span><text:span text:style-name="T9">gulis insunt pro cujusque natura et sa quae adest<text:line-break/>initio facultate.</text:span></text:p>
      <text:p text:style-name="P32"><text:span text:style-name="T17">* * </text:span><text:span text:style-name="T3">Etenim augeri atque ali naturae esse opera<text:line-break/>demonstratum est. Verum haec effici non possunt, nisi<text:line-break/>in corpore fiat alicujus eorum , quae prius in ipfo inerant<text:line-break/>commutatio; omne enim corpus, moveri necesse est, si<text:line-break/>incrementum aut decrementum capit; atque hi motus in<text:line-break/>quantitate fieri dicuntur, sicut si corpus album fiat ni-<text:line-break/>grum, aut nigrum fiat album., in qualitate, hoc est, in<text:line-break/>colore moveri dicimus: simili quoque modo si ex cali-<text:line-break/>diore.. .frigidius aut contra residatur, sique ex sicco humi-<text:line-break/>durn aut ex humido siccum, alterari. Iain vero-si locum<text:line-break/>mutet, moveri dicetur. Quod autem </text:span><text:span text:style-name="T9">ipse ait,</text:span><text:span text:style-name="T3"> scimus usu<text:line-break/>venire, quum quid ex minore majus aut - ex majore mi-<text:line-break/>nus fiat, ita tamen ut suam propriam formam servet.<text:line-break/>Caeterum de &gt; ortu et interitu, atque ortum esse productio-<text:line-break/>nem ad essentiam, interitum vero ejus contrarium, quid'<text:line-break/>attinet </text:span><text:span text:style-name="T9">dicere,</text:span><text:span text:style-name="T3"> praesertim quum jamdudum bis de rebus<text:line-break/>multi philosophi recte disseruerint et omnia genera mo-<text:line-break/>tos explicaverint, *<text:tab/>*<text:tab/>*<text:tab/>* Qua-</text:span></text:p>
      <text:p text:style-name="P4"><text:span text:style-name="T3">tuor enim qualitatibus utitur et ex iis effici elementa<text:line-break/>censet , tum ex elementis eos humores, qui in animanti-<text:line-break/>bus stirpibusqiie consistunt; eidem etiam placet in ani-<text:line-break/>malibus et stirpibus calorem ac frigus esse magis effica-<text:line-break/>ces, humorem et siccitatem’minus, id quod etiam sensisse<text:line-break/>videtur Hippocrates.' Ab de hoc quidem inter omnes<text:line-break/>fere et philosophos et medicos convenit, primas qualita-<text:line-break/>tes esse quatuor, calorem, frigus,- humorem et siccitatem:<text:line-break/>atque ex ipsarum temperatione effici cum sensibilia ele-<text:line-break/>menta, tum partes omnes corporis quae constant e parti-<text:line-break/>bus similaribus inter se, et item organicas, quae ex par-<text:line-break/>tibus inter fe dissimilibus conflatae dicuntur. Exorto<text:line-break/>autem animali, quum perfectam sit nacturn magnitudinem,,<text:line-break/>naturales facultates in ipso actionem fuam obeunt: quo<text:line-break/>in numero versatur non modo nutrix atque alteratrix,<text:line-break/>sed etiam auctrix; hujus quidem facultatis est proprium,<text:line-break/>in omnes partes animal extendere, quum interdum in<text:line-break/>omnes partes extendit iis solis sit quae a natura augen—</text:span></text:p>
      <text:p text:style-name="P33"><text:span text:style-name="T3">rur attributum, quod tamen sine alimento affluenti atque<text:line-break/>adhaerenti non potest contingere; siquidem incrementum<text:line-break/>line liumida substantia effici nullo modo potest; quocirca<text:line-break/>in iis qui crescunt adbibenda cautio est, ne multum ad-<text:line-break/>modurn ueve violenter exerceantur;, ne forte ipfornm<text:line-break/>incrementum cohibeamus, quum hoc scitum sit omne<text:line-break/>animah semper </text:span><text:span text:style-name="T9">a primo</text:span><text:span text:style-name="T3"> ortu fui quotidie fieri siccius. Ne<text:line-break/>vero te sallat alteratio, quod ipfam idem esse; quod incre-<text:line-break/>mentum existimes; quandequidem incrementum in quan-<text:line-break/>titate, alteratio in qualitate efficitur. Proinde aliud plane<text:line-break/>est incrementum substantiae, aliud alteratio. Incrementum<text:line-break/>autem progreditur usque dum ossa firmata sint. Firman-<text:line-break/>tur autem in parva mole vel propter materiae penuriam vel<text:line-break/>propter siccitatem. Desistunt autem ab incremento corpora<text:line-break/>citius aut serius duplici de causa.</text:span><text:span text:style-name="T13">1</text:span><text:span text:style-name="T3"> *<text:tab/>* Hoc ipfepropo-</text:span></text:p>
      <text:p text:style-name="P1"><text:span text:style-name="T3">sita repugnantia significavit,quum dixit: </text:span><text:span text:style-name="T9">humiditate et sicci-<text:line-break/>tate;</text:span><text:span text:style-name="T3"> novimus enim sicut plus, quam oporteat, ita etiam<text:line-break/>minus duabus effici de' causis; ut quod plus est, propter</text:span></text:p>
      <text:p text:style-name="P197">redundantiam humoris aut materiae; quod minus, aut propter<text:line-break/>siccitatem superantem aut propter materiam deficientem.<text:line-break/>Quamobrem corpus quod sit calidius quam oporteat, si. in<text:line-break/>prima constitutione medium in humiditate et siccitate<text:line-break/>habitum obtinuit, id omnino in florenti aetate siccum'<text:line-break/>efficitur; idque tum magis tum celerius, atque etiam si<text:line-break/>natura erat siccius, idem quoque eo citius senescet, quo<text:line-break/>celerius ad florentem aetatem pervenerit Quum enim<text:line-break/>omnes inclinante aetate sicci reddantur, consentaneum est<text:line-break/>nt quod natura sit siccius, id citius ad siccitatem perve-<text:line-break/>niat; quare ob hanc causam * Utendum est<text:line-break/>his alimentis quae</text:p>
      <text:h text:style-name="P185" text:outline-level="1"><text:bookmark-start text:name="bookmark6"/>GALENI IN HIPPOCRATIS LI-<text:line-break/>BRUM DE ALIMENTO COM-<text:line-break/>MENTARIUS <text:span text:style-name="T20">II.</text:span><text:bookmark-end text:name="bookmark6"/></text:h>
      <text:h text:style-name="Heading_20_2" text:outline-level="2">I.</text:h>
      <text:p text:style-name="P5"><text:span text:style-name="T9">Alsamilat autem pro facultate, quum quod accedit quidem<text:line-break/>superat, superat autem quod primas tenet.</text:span></text:p>
      <text:p text:style-name="P210">*<text:tab/>*<text:tab/>* Tria esse naturae animantis opera,</text:p>
      <text:p text:style-name="P198">ac necessario tres actiones esse, quae his operibus refpon-<text:line-break/>deantyunam nimirum unicuique generationem, auctionem.</text:p>
      <text:p text:style-name="P4"><text:span text:style-name="T3">nutritionem. Est autem generatio ex alteratione confor-<text:line-break/>rnationeque conflata, nihil enim efficitur, nifi ea substan-<text:line-break/>tia ex qua fit animal alteretur, neque figuram nancisci-<text:line-break/>tur, nisi alterata substantia conformetur. Auctionem au-<text:line-break/>tem esse partium Iotidarum in longitudinem, altitudinem<text:line-break/>et latitudinem incrementum, nemo, ut ego quidem arbi-<text:line-break/>tror, ignorat. Nutritio est appositio iisdem adjuncta par-<text:line-break/>tibus. In hac quod affluit simile efficitur ei, quod jam<text:line-break/>factum est, atque hoc in causa est cur illam alterationem<text:line-break/>jure nominemus generationem, hanc vero assimilationem.<text:line-break/>Caeterum hae tres naturae facultates et primae funt et<text:line-break/>maxime propriae; desiderant tamen et fui mutuum et<text:line-break/>'aliorum ministerium. Nam et procreatrix et auctrix quae-<text:line-break/>dam, ut ostensum est, desiderant. Sed et nutrix multa<text:line-break/>ipsa quoque expetit. Est eului ejus actio, ut-diximus,<text:line-break/>asfinrilatio, non possunt autem res assimilari' et mutaji<text:line-break/>inter fe, nisi societatem et cognationem qiiandatn in qua-<text:line-break/>litatibus habeant, in siccitate inquam et humore et calore</text:span></text:p>
      <text:p text:style-name="P197">et frigore et aliis omnibus, quae hasce consequuntur;<text:line-break/>quas gustatus, odoratus, aspectus et tactus, differentias qui-<text:line-break/>dam appellant. Atque haee quidem causa est, ut non<text:line-break/>omne animal quovis cibo ali videatur, neque cibis iis,<text:line-break/>quibus ut alatur, ei a natura insitum est, protinus id<text:line-break/>faciat. Qnamobrem natura corporum effectrix, ut quae-<text:line-break/>dam rerum futurarum providentia, multa in unoquoque<text:line-break/>animali ad alterandum alimentum accommodata instru-<text:line-break/>menta fabricata esu Qua sane ratione ex rubris flava,<text:line-break/>ex albis nigra, ex mollibus dura, ex male olentibus bene-<text:line-break/>olentia et vicissim fiunt, quanquam haec non repente,<text:line-break/>fed paulatim efficiuntur, sicut ex sanguine os, ex pane<text:line-break/>sanguis, ex sanguine caro. Quoniam autem in corpore<text:line-break/>copia excrementorum colligitur, ideo natura ipsorum secre-<text:line-break/>tionem desideravit. Quapropter quasdam partes alimenti<text:line-break/>excrementis destinatas machinata esu Sunt etiam partes<text:line-break/>per quas alimentum, .quaeque necessaria sunt, in omnes<text:line-break/>corporis partes ferantur. Quum enim multa funt quae</text:p>
      <text:p text:style-name="P34"><text:span text:style-name="T3">aluntur, tum vero etiam valde distant inter se, quocirca<text:line-break/>quaedam alterant, cujusmodi sunt quae idoneum unicui-<text:line-break/>que parti alimentum praeparant, quaedam secernunt, ut<text:line-break/>sunt ea omnia quae excrementorum causa facta sunt,<text:line-break/>quaedam transmittunt, quaedam suscipiunt ea quae per<text:line-break/>corpus feruntur, quaedam excernunt, quaedam vero funt<text:line-break/>tanquam viae et alimenti et aliorum omnium. Ac natura<text:line-break/>quidem est admirabilis et corporum curam gerit, siquidem<text:line-break/>ipsorum causa et tot et tales partes procreavit. Finis<text:line-break/>autem' ei propositus est nutritio, quae ut in primo com-<text:line-break/>mentario diximus,. est ejus quod nutrit cum eo quod<text:line-break/>nutritur assimilatio. *<text:tab/>* Omnino autem, quae-</text:span></text:p>
      <text:p text:style-name="P198">cunqiie futura sunt alimenta, oportet ut in instrumentis<text:line-break/>concoctioni deservientibus, ceu in ventriculo, jecore et<text:line-break/>venis immorentur, ut in eis prius confecta alere jam<text:line-break/>corpus queant; quum non possit alimentum effici prius,<text:line-break/>quam in illis sit commutatum. Quae igitur omni ex<text:line-break/>parte assimilata funt, alimenta sunt. Sed ad assimilatio-<text:line-break/>nem nihil aeque confert, ac factam esse recte in ventri-</text:p>
      <text:p text:style-name="P200">culo coctionem, quod ita secnndatn et tertiam concoctio-<text:line-break/>nem cibi facilius admittant. Secunda autem concoctio in<text:line-break/>jecore venisque conficitur; tertia in singulis partibus,<text:line-break/>quae nutriuntur, cujus causa duas illas priores requiri-<text:line-break/>mus. Ipsae enim fe concoctiones invicem excipiunt.<text:line-break/>Itaque omnibus corporis partibus alimentum praeparat<text:line-break/>jecur, huic ventriculus, ventriculo denique os, quare na-<text:line-break/>tura assimilat quum superat concoquitque alimentum quod<text:line-break/>supervenit et quum facultas, quae prius inerat, superat,<text:line-break/>confinit, alterat, assimilat ac postremo nutrit.</text:p>
      <text:h text:style-name="P191" text:outline-level="2">III.</text:h>
      <text:p text:style-name="P265">Evanidum autem stt, interdum quidem prius tempore disu -<text:line-break/>salutum aut superappostturn; quandoque vero posterius<text:line-break/>tempore dijsaluturn aut superapposttum.</text:p>
      <text:p text:style-name="P199">Interdum jecur, interdum ventriculus trahit valentius.<text:line-break/>Quum enim magna alimenti copia ventriculo continetur</text:p>
      <text:p text:style-name="P4"><text:span text:style-name="T3">ac jecur vehementer appetit et aliquid desiderat, id ya-<text:line-break/>lentius trahit omnino; at quum ipsum plenum distentum-<text:line-break/>que sit, ventriculus vero appetat sitque vacuus, tum ipse<text:line-break/>trahit valentius et ex jecore facile attrahit, quum, ipse<text:line-break/>alimentum magnopere expetat, illud </text:span><text:span text:style-name="T21">vero.su </text:span><text:span text:style-name="T3">plenum,<text:line-break/>lnterdurn autem cur animal non esuriat, causa est ali-<text:line-break/>menti redundantia, quae in jecore est, quod si venter ali-<text:line-break/>mentum quandoque postulet, nec ejus adsit copia, excre-<text:line-break/>mentis impletur. Unaquaeque tamen pars robur quod-<text:line-break/>darn natura sibi insitum habet, cujus usu quod superva-<text:line-break/>caneum est expellit et quodvis instrumentum in se tra-<text:line-break/>hit alimentum, quod juxta se est, idque in se recondit,<text:line-break/>deinde uti diximus, agglutinat et assimilat. Totius autem<text:line-break/>distributionis alimenti tres partes quaedam sunt: prima<text:line-break/>est, quum manet in ventriculo et concoquitur atque appo-<text:line-break/>nitur atque inde aliquid ad jecur ascendit. Secunda est,<text:line-break/>quum transit intestina iisque ipsis et jecori ad saturitatem<text:line-break/>«nnonitur. et narticula eius 'exigua in omnes corporis par-</text:span></text:p>
      <text:p text:style-name="P197">tes defertur. In tertia scito ventriculum jam ali, sibi plane<text:line-break/>assimilatis iis, quae sibi agglutinarat et agglutinari jecori<text:line-break/>et intestinis, quae fuerant apposita et in omnes corporis<text:line-break/>partes distributionem appositionemque effici, quod si po-<text:line-break/>stea animal statim alimentum sumit, intestina agglutinatum<text:line-break/>sibi succum perlecte assimilant, ac simili etiam modo jecur<text:line-break/>in toto autem corpore partes alimenti, quae appositae<text:line-break/>fuerunt, agglutinabantur. Sin autem ventriculus sine cibo<text:line-break/>maneat, hoc tempore a venis, quae in lactibus et jecore<text:line-break/>funt, trahet alimentum. Enimvero naturalium actionum<text:line-break/>et prima et fere maxime necessaria nutritio est. Frustra-<text:line-break/>tur autem, vel quum prorsus non fit, vel quum diminute<text:line-break/>aut vitiose, idque aut vitio facultatis nutricis, aut etiam<text:line-break/>propter materiae defectum aut malitiam, aut quod intem-<text:line-break/>pestive aut sine ordine quid sit administratum; aut vitio<text:line-break/>cujusdam pravi excrementi aut somni exigui, quo sane<text:line-break/>tempore fiunt aut apepsiae aut bradupepsiae aut manca<text:line-break/>concoctio, ut in tardis concoctionibus cernitur. Sicut</text:p>
      <text:p text:style-name="P4"><text:span text:style-name="T3">etiam vitrola et prava fit in corruptelis. Privatio vero •<text:line-break/>actionis in nirtritione vocatur atrophia, deficiens nutri-<text:line-break/>tio, gracilitas, quaedam tamen harum causarum ilr virium<text:line-break/>imbecillitatem, quaedam in vitium alimenti, quaedam in<text:line-break/>vitae studia et ea quae extrinsecus incidunt animantibus,<text:line-break/>reseruntur. Si igitur alimentum primo dissolutum .et in<text:line-break/>tempore datum in corpore sit, exile ipsum effici ait et<text:line-break/>per qualitates commutari, sicut perspicuum est ex oleri-<text:line-break/>bus et pane et carnibus sanguinem effici; vultque hoc<text:line-break/>idem contingere, fi posterius aut appositum aut dissolu-<text:line-break/>tum tamdiu maneat in corpore, quamdiu fatis sit, nativus<text:line-break/>enim calor in corpore vim habet alterandi substantiam et<text:line-break/>materiam alimenti, quod vel praesumptum vel appositum<text:line-break/>fit. Fit autem tum prius tum posterius exile alimentum,<text:line-break/>habita ratione temporis, quo sumptum sit, ac magis etiam<text:line-break/>minusque- nutrit, prout dissolvitur concoquiturve, aut<text:line-break/>secus, non tamen aeque superatur a qualitatibus, quae<text:line-break/>animantibus insunt. Superari enim est alterari. Ejus</text:span></text:p>
      <text:p text:style-name="P197">rei causa est, quia quarundam partium facultates valen-<text:line-break/>tiores sunt, quarundam infirmiores. Ex quo conlequitur,<text:line-break/>ut omnes superent, illae quidem proprium alimentum,<text:line-break/>sed non tamen simili modo. Ventriculus enim alterat<text:line-break/>magis quam os, sed minus quam jecur et venae; siqui-<text:line-break/>dem alteratio, quae in ventre fit, alimentum in sanguinis<text:line-break/>substantiam mutat, quae vero in ore, mutat ipsa quidem<text:line-break/>evidenter in aliam formam: sed non tamen perfecte<text:line-break/>transformat. Quum autem perfectu sit facta transforma-<text:line-break/>tio unaquaeque pars idoneumsibi alimentum trahit, ut ex ven-<text:line-break/>triculo in jecur, ex jecore lu corpus universum fiat distributio.<text:line-break/>Conflet enim inter omnes, quae nutriuntur, per se tota nutriri,<text:line-break/>quaeque miscentur, per se tota misceri. Denique per se tota<text:line-break/>alterari quae alterantur, itemque concoctionem esse alteratlo-<text:line-break/>nem,. ac nutrientis in proprium qualitatem ejus, quod nutri-<text:line-break/>tur, mutationem; et item vim efficiendi fanguinis, tum<text:line-break/>nutritionern accretionemque ex eo effici, quod corpus in</text:p>
      <text:p text:style-name="P197">omnem partem extendatur et alatur. Quoniam autem in<text:line-break/>iis, qui non nutriuntur, partes celerrime refrigerantur,<text:line-break/>propterea quod ipsarum nutritio ex calido succo sangui-<text:line-break/>nis efficitur, ideo ut calor ille servetur, natura'fecit, ne<text:line-break/>jecur et cor a moderato alimento destituta sint prius<text:line-break/>quam valida in toto animali sit sanguinis penuria, idque<text:line-break/>machinata est, quia sanguis totus ex jecore principium du-«<text:line-break/>cit; in corde vero propter valentem attractionem ; siqui-<text:line-break/>dem vehementissimam trahendi actionem habet, ex quo'<text:line-break/>fit, ut nunquam possit esse ab alimento destitutum prius,<text:line-break/>quam universae animantis partes ad extremam inopiam<text:line-break/>pervenerint.</text:p>
      <text:h text:style-name="Heading_20_2" text:outline-level="2">IV.</text:h>
      <text:p text:style-name="P5"><text:span text:style-name="T9">Destruit autem utrumque in tempore et post tempus quod<text:line-break/>extrinsecus afstdue superingestum est et p</text:span><text:span text:style-name="T24">er</text:span><text:span text:style-name="T9"> multum tem-<text:line-break/>poris strmiter omnibus partibus implicatum eji.</text:span></text:p>
      <text:p text:style-name="P3"><text:span text:style-name="T3">Intempestivae ac frequentes cibi sumptiones faciunt,<text:line-break/>ut plurimum ejus succi, qui crudus vocatur, accumuletur,<text:line-break/>id quod pueris contingit maxime et ex adultis iis, qui in<text:line-break/>otio vitam traducunt aut alloqui sefe explent. Siquidem<text:line-break/>in </text:span><text:span text:style-name="T9">eis</text:span><text:span text:style-name="T3"> omnibus plurimum est id, quod non conficitur, at-<text:line-break/>que in illis quidem propter otium, in his vero propter<text:line-break/>satietatem, voraces enim funt ac corpus trahit alimentum<text:line-break/>prius quam in ventriculo </text:span><text:span text:style-name="T9">sit</text:span><text:span text:style-name="T3"> accurate concoctum, et eo<text:line-break/>major crudi succi coacervatur copia, quo frequentius ali-<text:line-break/>mentum additur, quod ipse superingestum dixit. Accedit<text:line-break/>etiam in pueris immoderatus motus quum in omni tem-<text:line-break/>pore, tum vel maxime a cibo. Scimus etiam quemad-<text:line-break/>modurn maxime est ad bonam valetudinem accommodata<text:line-break/>ante cibos exercitatio, ita post cibos omnem motum ma-<text:line-break/>xime noxium censeri; nam, ut dicebam, alimentum e ven-<text:line-break/>triculo antequam confectum sit, distribuitur et ex eo co-<text:line-break/>pia crudorum humorum in venis colligitur, ex quibus<text:line-break/>omnia genera morborum gigni solent Atqui nemo un-</text:span></text:p>
      <text:p text:style-name="P4"><text:span text:style-name="T3">quam aegrotabit qui sedulo providebit ne unquam cru-<text:line-break/>ditate laboret ac ne vehemeutiore. ullo motu post cibum<text:line-break/>cieatur; quae tamen omnia pueri flocci faciunt: quamob-<text:line-break/>rem divinus Plato in; libris de legibus ita scriptum reli-<text:line-break/>quibi </text:span><text:span text:style-name="T9">puer,</text:span><text:span text:style-name="T3"> inquit, </text:span><text:span text:style-name="T9">omnium est ferarum intractabilis ma-<text:line-break/>xime,</text:span><text:span text:style-name="T3"> ac,nisi plurimum nativi caloris in pueris inesset,<text:line-break/>tantam ferre cruditatem nunquam possent. Quernadmo-,<text:line-break/>dum autem si quis} plura sumat et cruditates et humores<text:line-break/>crudi gignuntur ;• sic etiam fi pauciora ingerantur, cor-<text:line-break/>pora refrigerabuntur </text:span><text:span text:style-name="T9">ac</text:span><text:span text:style-name="T3"> laedentur; debet enim alimenti<text:line-break/>quantitas proportione respondere perspirationis quantitati.<text:line-break/>Si autem nihil a nobis deflueret, nihil opus esset ali-.<text:line-break/>mento, quia pristina substantiae moles ad omnem aeter-<text:line-break/>nitatem temporis conservaretur. Nunc vero quum-ani-<text:line-break/>mantium corpora perspiratione, quae-'fit per meatus, qui<text:line-break/>scnfum nostrum effugiunt, difflentur, idcirco alimento ludi-<text:line-break/>gemus, siquidem nutritio est expletio ejus, quod evacua-<text:line-break/>tum esu Quum igitur aut tempore accommodato ad ali-<text:line-break/>mentum offerendum,. aut post illud tempus quispiam assi-</text:span></text:p>
      <text:p text:style-name="P211">due cibum det, tunc id necessario eveniret, ut utrumque<text:line-break/>alimentum hebetetur, ut superioribus etiam verbis cen-<text:line-break/>suit et nativus calor extinguaturr et vincatur ; ut statim<text:line-break/>cum ipso concoctio ciborum, probi sanguinis origo, par-<text:line-break/>fium animantis nutritio et excrementorum evacuatio debi-<text:line-break/>litetur.: Contra vero, si quis tantum cibi sumat, quantum<text:line-break/>pofsit conficere, tum et calor ipse adaugebitur et caetera<text:line-break/>omnia, quae dicta sunt, probe in animantibus administra-<text:line-break/>buntur. Idem quoque patietur animal, si id quod extrin-<text:line-break/>secus continuo adhibetur, multo tempore firmiter omni-<text:line-break/>bus membris implicatum sit. Significat ecim, id neque<text:line-break/>in partibus trahi posse, neque concoqui, neque etiam ul-<text:line-break/>lam ex naturalibus actionibus effici,<text:tab/>*<text:tab/>ac</text:p>
      <text:p text:style-name="P198">nisi utrumque recte faciat, omne genus malorum bonae<text:line-break/>valetudlui adversaturum sperandum esu</text:p>
      <text:h text:style-name="Heading_20_2" text:outline-level="2">V.</text:h>
      <text:p text:style-name="P264">Et propriam quidem ideam produxit.</text:p>
      <text:p text:style-name="P3"><text:span text:style-name="T3">Vocat ideam hoc loep formam -.et speciem alimenti.<text:line-break/>Quum onina cibus coctionis, principium subit, tum prisca<text:line-break/>forma mutatur. Hujus </text:span><text:span text:style-name="T9">rei</text:span><text:span text:style-name="T3"> lignum-est id, quod per totam<text:line-break/>noctem in dentium intervallis relictum est, 'siquidem pro-<text:line-break/>priam formam non fervat, sed unius noctis curriculo<text:line-break/>valde immutatum videtur. Neque enim panis est panis<text:line-break/>exquisite, neque caro est cero, sed tale quidpiam olet,<text:line-break/>quale etiam os animantis, quum lu coctionis instPumentis<text:line-break/>propriam formam nanciscatur, ac vel in sanguinem vel<text:line-break/>in pituitam vel bilem flavam vel atram convertatur,<text:line-break/>quos quatuor humores appellamus et Hippocrates multo-<text:line-break/>rum morborum causas esse docuit. </text:span><text:span text:style-name="T13">:</text:span><text:span text:style-name="T3"> c. Meum<text:line-break/>autem librum in manibus omnium esse arbitror,<text:line-break/>erit autem haec, ut totius,'rei fumma quaedam. Quatuor<text:line-break/>igitur humores in nobis sunt fecundum naturam. Hi<text:line-break/>quum quantitate excedunt et. lu, qualitate alterati sunt,<text:line-break/>morborum causas afferunt; Caeterum hieme redundat<text:line-break/>pituita, vere sanguis, aestate flava Hilis-, autumno atra,r</text:span></text:p>
      <text:p text:style-name="P35"><text:span text:style-name="T3">Quae quum docuisset et item haec, contrariorum remedia'<text:line-break/>esse contraria, elementum'nobis tradidit methodi, quae<text:line-break/>ad artem accommodata est, ini quae quum collegisset quae<text:line-break/>in Aphorismis habentur (de morbis , qui quoque tempore<text:line-break/>et quaque aetate yigent, ad ipsa alimenta quesi syllabas<text:line-break/>attexuit. Sed ego brevitatis causa spfius verba nunc af-<text:line-break/>feram.'<text:tab/>.’.<text:tab/>Primum enim alimenti princi-<text:line-break/>pium, ut in 'illo<text:tab/>. .•.<text:tab/>dictum est, os, stoma-</text:span></text:p>
      <text:p text:style-name="P1"><text:span text:style-name="T3">chus et venter est. Secundum, venae ex jecore in ven-<text:line-break/>trem‘pertinentes, in quibus primis effici sanguinem, osten-<text:line-break/>sum est. 'Tertium est jecur: quartum post jecur est vena<text:line-break/>cava; siquidem in ipsa prima sanguis ab excrementis<text:line-break/>liber relinquitur; ab hac autem vena, sicut aliae omnes<text:line-break/>animantis paries, ita etiam oor alimentum sumit, quare<text:line-break/>peripicuuiu est, formam efferri 'et- produci, si nutriri ani-<text:line-break/>mal debeat,<text:line-break/>r» </text:span><text:span text:style-name="T23">r</text:span></text:p>
      <text:h text:style-name="P188" text:outline-level="2">VI.</text:h>
      <text:p text:style-name="P264">Commutat priscam et descendit.</text:p>
      <text:p text:style-name="P199">Dictum est concoctionem esse alterationem in quali-<text:line-break/>tate eamque a ventriculo cibos sibi assimilante effici, Ta-<text:line-break/>lis enim quaedam ex quatuor elementis confecta tempe-<text:line-break/>ries, quae proprietatem corporis ventriculi facit, est alte-<text:line-break/>rationis ciborum causa et hoc ad agendum maximam vim<text:line-break/>calidum elementum ‘ affert. Necesse enim est, ut quod<text:line-break/>alit, alteretur, dum in ejus, quod alitur, naturam muta-<text:line-break/>tur; quocirca ventriculus .constringitur ad cibos et accom-<text:line-break/>modatum sibi humorem inde -elicit'; 'donec expletus quic-<text:line-break/>quid excrementi superfluit, in jejunum expellat. Quem-<text:line-break/>admodum autem jecur tum ex ventriculo, tuin ex inte-<text:line-break/>stinis alimentum per venas attraxit, ita quae post ipsum<text:line-break/>sunt, per alias venas in fe' illud trahunt, tum deinceps<text:line-break/>ex his. alia, idque fit usque dum lu omnem animantis</text:p>
      <text:p text:style-name="P36"><text:span text:style-name="T3">particulam alimentum pervenerit. Est enim in commen-<text:line-break/>tariis</text:span><text:span text:style-name="T13">1</text:span><text:span text:style-name="T3"> de facultatibus naturalibus demonstratum, cibum et<text:line-break/>potum in omnes corporis partes per transumptionem devehi;<text:line-break/>ad hos antem devehendos venae, veluti canales quidam, a na-<text:line-break/>tura factae sunt, ac primum quidem vena magna, tum ipsius<text:line-break/>ad portas jecoris propagines et productiones tot numero, quot<text:line-break/>jecoris fibrae funt. Sed et de venis et de ipsarum item-<text:line-break/>que arteriarum principio in quarto commentario ad illa<text:line-break/>verba: </text:span><text:span text:style-name="T9">radix venarum jecur, radix arteriarum cor;</text:span><text:span text:style-name="T3"> copio-<text:line-break/>sius disseremus.</text:span></text:p>
      <text:h text:style-name="Heading_20_2" text:outline-level="2">VII.</text:h>
      <text:p text:style-name="P270">Alit concoctum.</text:p>
      <text:p text:style-name="P2"><text:span text:style-name="T3">Quae ante dicta sunt, concoctionem fere significant<text:line-break/>omnia. Nam-quod dixit; exile fieri alimentum, produci,<text:line-break/>pristinamque formam commutare, idem est atque id quod<text:line-break/>nunc uno verbo extulit., quum ait, ipsum alere, quum<text:line-break/></text:span><text:span text:style-name="T9">t</text:span><text:span text:style-name="T3">concoctum esu Crudi enim humores alere non possunt</text:span></text:p>
      <text:p text:style-name="P4"><text:span text:style-name="T3">prius, quam concocti 'sint. Enimvero qutrih quotidie<text:line-break/>magna substantiae pars ab omnibus animantibus defluat,<text:line-break/>propter calorem innatum, ipsorum corpori maxime siieces-<text:line-break/>saria est concoctio, quocirca ut justus “caloris modus </text:span><text:span text:style-name="T9">fer-<text:line-break/>vetur,</text:span><text:span text:style-name="T3"> cibis potionib usque opiis est. Quoniam autem<text:line-break/>quod a singulis partibus defluit, tale natura est qualis'est<text:line-break/>ipfa pars, nihil autem eorum, quae edimus aut 'bibimus,<text:line-break/>tale prorsus est, ideo fuit naturae necessarium , ea immu-<text:line-break/>tare, concoquere et eadem alendo corpori similia praepa-<text:line-break/>rare. Excrementa vero, quae per alterationem fiunt, ex-<text:line-break/>trudit illa facultas, quam expultricem vocamus; siquidem<text:line-break/>omnis pars id trahit, quod est ad ipsam accommodatum<text:line-break/>et rejicit alienum, quodque attraxit, alterat et quo tem-<text:line-break/>pore alterat, eo retinet et constringit, haecque alteratio<text:line-break/>rtsque dum ad similitudinem partis, quae alitur, sit facta<text:line-break/>mutatio, vocatur concoctio, quum vero jam parti apponi-<text:line-break/>tur, nutritio. Quare quis est, qui non norit, ecncoctic-<text:line-break/>nem esse qmnidam alterationem et mutationem ejus, quod</text:span></text:p>
      <text:p text:style-name="P197">nutrit., in accommodatam ei quod nutritur, qualitatem?<text:line-break/>atque alterationem a calore effici, itaque etiam nutritio-<text:line-break/>nem, concoctionem et humorum omnium originem? Si<text:line-break/>igitur hoc est concoctio, alimentumque lu ventriculo su-<text:line-break/>mit qualitatem accommodatam ei, quod nutriendum est,<text:line-break/>certe planum est, alimentum in ventriculo concoqui.<text:line-break/>Hoc tamen minime placet Asclepiadi atque Erasistrato,<text:line-break/>quorum alter neque in vomitibus, neque in ructibus, ne-<text:line-break/>que in dissectionibus qualitatem ciborum concoctam un-<text:line-break/>quam apparere censet, atque adeo stultus est, ut ‘quum<text:line-break/>veteres ac praestantes viri dixerint, cibos lu ventriculo<text:line-break/>ad bonitatem converti; quaerat non- eam bonitatem, quae<text:line-break/>ad potentiam pertinet, scd.eam, quae in gestu esu Era-<text:line-break/>sistratus est ridiculus et imperitus; quia quum aperte di-<text:line-break/>cat Aristoteles, concoctionem elixationi similem esse, quam<text:line-break/>in sententiam hoc dictum fit, intelligere non potesu Ne-<text:line-break/>gat enim verisimile esse, concoctionem similem esse elixa-</text:p>
      <text:p text:style-name="P197">tioni, quae levem calorem habeat, tanquam oporteat, aut<text:line-break/>ignem adurentem aut flammam semper ventriculo .subjici,<text:line-break/>sicut lebeti, aut alloqui cibos alterari ab ipso non posse.<text:line-break/>Sed de horum et stultitia et inscitia dictum est nobis iu<text:line-break/>commentariis^ quos de facultatibus naturalibus edidimus.<text:line-break/>Nunc vero, quoniam natura semper concoquit, distribuit,<text:line-break/>sanguinem efficit, apponit, agglutinat et assimilat, scire<text:line-break/>convenit non consuevisse alimentum ex ventriculo emitti,<text:line-break/>nisi sit perfecte concoctum. Quum vero perfecte concoctum<text:line-break/>sit, tum os inferius aperitur et cibi per ipsum facile excidunt.<text:line-break/>Sivero acrimonia quaedam ventriculum mordeat, tunc citius,<text:line-break/>quam oportet, alimentum adhuc incoctum abjicit. Rursus mul-<text:line-break/>titudine quandoque onustus, aut his ambobus coeuntibus male<text:line-break/>affectus, diarrhoeis corripitur. Sique in hoc morbo nati-<text:line-break/>vus calor debilis reddatur, profecto neque recte cibos<text:line-break/>concoquere neque, sanguinem efficere, ac multo minus dis-<text:line-break/>tributionis munere fungi potest. Facultas quoque sangui-<text:line-break/>nem efficiens ad proportionem ejus, quae in ventriculo</text:p>
      <text:p text:style-name="P3"><text:span text:style-name="T3">concoctionem obit, interdum prae imbecillitate humorem<text:line-break/>eum, qui sit lu venas distributus, quamvis esse mode-<text:line-break/>ratus videatur, non alterabit. Praesertim quum non co-<text:line-break/>ctis et corruptis in ventriculo cibis probus in jecore et<text:line-break/>venis effici sanguis non possit. In quibus igitur cibi<text:line-break/>. recte concoquuntur, iis et, sanguis probus et moderata<text:line-break/>copia carnis efficitur. Saepenumero. autem vitiosae co-<text:line-break/>ctiones fiunt, quod ea, quae sumpta sunt, aut pituitosiora<text:line-break/>aut biliosiora sint reddita, aut aliam quampiam corrupte-<text:line-break/>lam contra naturam contraxerint, aut cruda et immutata<text:line-break/>diutissime permanserint et flatu impleta sint, ltaque ali-<text:line-break/>mentum nunquam nutriet prius quam recte sit conco-<text:line-break/>ctum, sicut ipse rite censuit</text:span></text:p>
      <text:h text:style-name="Heading_20_2" text:outline-level="2">VIII.</text:h>
      <text:p text:style-name="P265">Ideam priorem commutat, est interdum, quum pejores he-<text:line-break/>betavit.</text:p>
      <text:p text:style-name="P37"><text:span text:style-name="T3">Priorem alimenti formam mutari et in ejus, quod ali-<text:line-break/>tur, naturam converti, siquidem recte sit concoctum, jam<text:line-break/>est a nobis et dictum et demonstratum. Videmus enim<text:line-break/>saepe panem, quo vescimur, primum in ventriculo con-<text:line-break/>coctum et a jecore in fanguinem conversum, in ventrem<text:line-break/>iterum referri. Quod sane fieri non posset , nisi caro<text:line-break/>jecoris, quae parenchyma nominatur', ejusmodi commuta-<text:line-break/>tionetn efficeret et sanguinem procrearet., Etenim si san-<text:line-break/>guis concrescet, caro jecoris prorsus erit effecta.<text:tab/>*</text:span></text:p>
      <text:p text:style-name="P38"><text:span text:style-name="T3">Neque potest priores hebetare, alimento non cor-<text:line-break/>rupto, hoc autem propter multas causas usu venit, quae<text:line-break/>expositae sunt in Jibro de symptomatibus et in eo, qui -<text:line-break/>est de<text:tab/>.♦.<text:tab/>Sed hac ,de ,re in progressu ora-</text:span></text:p>
      <text:p text:style-name="P198">tionis iterum disseretur. .Nunc reliqua addamus, de qui-<text:line-break/>bus nos paulo ante dicturos esse polliciti fumus.</text:p>
      <text:h text:style-name="P185" text:outline-level="1"><text:bookmark-start text:name="bookmark8"/>GALENI IN HIPPOCRATIS LI-<text:line-break/>BRUM DE ALIMENTO C<text:span text:style-name="T45">O</text:span>M-<text:line-break/>MENTARIUS <text:span text:style-name="T45">III</text:span>.<text:bookmark-end text:name="bookmark8"/></text:h>
      <text:h text:style-name="Heading_20_2" text:outline-level="2">I.</text:h>
      <text:p text:style-name="P5"><text:span text:style-name="T32">Fa</text:span><text:span text:style-name="T9">cultas autem alimenti pervenit et ad os et ad omnes esus<text:line-break/>partes et in nervum et ittvenam et in arteriam</text:span><text:span text:style-name="T3"> et </text:span><text:span text:style-name="T9">in musculum<text:line-break/>et membranam et carnem et pinguedinem</text:span><text:span text:style-name="T3"> et </text:span><text:span text:style-name="T9">sanguinem<text:line-break/>et pituitam et medullam et cerebrum</text:span><text:span text:style-name="T3"> et </text:span><text:span text:style-name="T9">spinalem me-<text:line-break/>dullam</text:span><text:span text:style-name="T3"> et viscera </text:span><text:span text:style-name="T9">et omnes ipsarum partes.</text:span></text:p>
      <text:p text:style-name="P200">Corpns animantis ex plurimis, nt perspicuum est,<text:line-break/>partibus conflatum est, quas similares aut dissimilares esse<text:line-break/>asserimus. Corporum autem similarium tria funt genera,<text:line-break/>quae et exanguia sunt et sinum non habent.’ Eorum alia<text:line-break/>ex ossibus, alia ex cerebro dorsique medulla, alia ex mu-<text:line-break/>fculis oriuntur. Vocantur autem partes similares quod tum<text:line-break/>sibi mutuo, tum toti similes sint, eaedem et simplices et<text:line-break/>primae nominantur, siquidem ex eis constituantur eae,<text:line-break/>quae compositae organicaeque appellantur, cujusmodi est<text:line-break/>digitus, cubitus totus, brachium totum et crurum partes,<text:line-break/>itemque oculus, lingua, cor, pulmo omniaque viscera et<text:line-break/>venter et intestina, quin etiam caput et quae in ipfo par-<text:line-break/>tes sunt, ex quibus partibus totum rursus oorpns consti-<text:line-break/>tuturn esse medici norunt. Primae autem partes gignun-<text:line-break/>tur ex sanguine, qui ex alimento lutra corpus sumpto<text:line-break/>oritur et item ex semine. Hae partes sunt cartilago, os,<text:line-break/>nervus, membrana; ligamentum, arteria, vena et quae .</text:p>
      <text:p text:style-name="P4"><text:span text:style-name="T3">sunt generis ejusdem omnia,, tum ex iis conficitur oculus,<text:line-break/>lingua, 'caput, viscera artusque. Denique ex his totum<text:line-break/>corpus atque haec quidem omnia naturales qualitates in<text:line-break/>se habent, ut per exuperantiam humida sit caro, frigida<text:line-break/>cartilago, siccum et frigidum os, pinguedo humida et cali-<text:line-break/>da et unaquaeque pars similaris. Quin etiam complura<text:line-break/>sunt spatia inler praedictas partes similares </text:span><text:span text:style-name="T9">et</text:span><text:span text:style-name="T3"> primas par-<text:line-break/>tes, atque iis plura majoraque inter organicas et compo-<text:line-break/>sitas. Ut autem omnes corporis partes alimentum su-<text:line-break/>mant, interdum natura spatium in unaquaque partu, quae<text:line-break/>constet ex partibus similaribus, fabricata est, ut in osse<text:line-break/>et cute. Ac mollia quidem corpora, quae sibi mutuo in-<text:line-break/>cumbunt, habent interjecta spatia, quae senium effugiunt,<text:line-break/>quae vero dura siccaque admodum sunt, in eis intervalla<text:line-break/>cernuntur, ut cernere est cavernulas in ossibus, in quibus<text:line-break/>est humor crassus et albus, quem ad alenda ossa natura<text:line-break/>praeparavit. In cute autem foramina quaedam sunt,, tum</text:span></text:p>
      <text:p text:style-name="P4"><text:span text:style-name="T3">ad hujusmodi usum, tum vero etiam, ut quae superva-<text:line-break/>canea sunt; exeant. ' Caelerum quomodo alimenti lacullas<text:line-break/>ad unamquamque partem feratur, nemo, qub nostrurn de<text:line-break/>facultatibus naturalibus librum leget, poterit ignorarer<text:line-break/>lu illo enim ostensum est, canales multos per omnes par-<text:line-break/>tes fparfos sanguinem eis, velujti in hortulo irrigationem<text:line-break/>quandam adducere. Habent autem hi canales interjecta<text:line-break/>spatia quaedam sic praeparata, ut neque nimis parce </text:span><text:span text:style-name="T9">me-<text:line-break/>diis</text:span><text:span text:style-name="T3"> eorum partilius sanguis, quem ad se traliunt, suppe-<text:line-break/>ditetur;! nec </text:span><text:span text:style-name="T9">copia</text:span><text:span text:style-name="T3"> supervacanei humoris, intempesti ve-est<text:line-break/>ea confluentis, unquam obruantur.' Haec autem fabrica-<text:line-break/>tio est a natura vel in ipso luitio facta, nt omnes par-<text:line-break/>tes alimentum facile sumerent Summae .enim continui<text:line-break/>corporis partes primum admoto sibi alimento .perfruuntur.<text:line-break/>Ab iis sumunt, quae deinceps loquuntur, per continuum<text:line-break/>trahentes. Deinde ab illis aliae, idque fit usque dum ali-<text:line-break/>menti qualitas in omnes sit paries corporis distributa.<text:line-break/>Non omnes tamen simili ratione nutriuntur; fed aliae</text:span></text:p>
      <text:p text:style-name="P4"><text:span text:style-name="T3">magnam mutationem expetunt, aliae' exiguam ; ut illic<text:line-break/>perspicue declaravimus. Quaecunque autem humorem quo<text:line-break/>nutriuntur, desiderant, iis a natura praeparatum veluti<text:line-break/>penum quendam diximus, exempli gratia sinus aut caver-<text:line-break/>nulas aut aliud quidpiam, quod his proportione respon—<text:line-break/>dea ni A'c sanguine quidem parum alterato, viscerum omni;<text:line-break/>uni et musculorum </text:span><text:span text:style-name="T9">carnes</text:span><text:span text:style-name="T3"> aluntur. At ossa,!.nisi per—<text:line-break/>magna intercedat mutatio, ali non possunt. Et sicut san-<text:line-break/>guine aluntur carnes, ita osse medulla .nutriuntur. Quod<text:line-break/>tamen eodem rtfodo in omnibus non fit, propterea quod<text:line-break/>exigua-quaedam sunt et- sinus expertia, quaedam majora<text:line-break/>et quae sinus habent. Proinde in parvis et sinus exper-<text:line-break/>tibus medulla est cavernulis ipsorum insperia , in majori-<text:line-break/>bus et sinus habentibus utique in ipsis collecta est. In<text:line-break/>cartilagine est mucosum quid ei circumsusum, ligamentis,<text:line-break/>musculis </text:span><text:span text:style-name="T9">et</text:span><text:span text:style-name="T3"> nervis 'lentus humor inspersus. Quod autem<text:line-break/>alimentum unaquaeque pars trahit, id paulatim assimilat<text:line-break/>et in </text:span><text:span text:style-name="T9">fui</text:span><text:span text:style-name="T3"> substantiam mutati Pervestigemus autem in sin-</text:span></text:p>
      <text:p text:style-name="P4"><text:span text:style-name="T3">gulis partibus, ab ipso enumeratis, quid veri siti Facul-,<text:line-break/>tas, inquit, alimenti pervenit in os et tamen apparet per-<text:line-break/>spicue in cunctis animantibus, nullum ex'parvis ossibus<text:line-break/>medullam continere. Causa est, quia neque sinum ullum<text:line-break/>notabilem et magnum habet, scd solum cavernulas,, ut<text:line-break/>dixi, et eas quidem paucas et angustas. In eorum enim<text:line-break/>constructione duo fuerunt naturae propositu; ut durities<text:line-break/>ad suarn tutelam/levitas ad motiones animantis pertine-<text:line-break/>ret, neque facile erat haec ambo, in idem .convenire.. Si<text:line-break/>enim os praeterquam quod angustum sit, cavum etiam esset<text:line-break/>factum, omnino imbecillum extitisset, at si magnum et<text:line-break/>plenum et densum, gravissimum fuisset et ad gestandum<text:line-break/>difficile; Etenim de tibla, femore et brachio quid esset<text:line-break/>censendum, si neque sinus adeo amplos habuissent, neque<text:line-break/>ipsorum fuisset rarior consistentia? Ad duplicem autem<text:line-break/>usum, quem indicavimus, securitas ex densitatu et duritie,<text:line-break/>lenitas ex contrariis extitit. In. quibus tamen propter<text:line-break/>robur musculorum ac totius: corporis fortitudinem utrum-</text:span></text:p>
      <text:p text:style-name="P4"><text:span text:style-name="T3">que comparari poterat, in iis omnibus et. densa et.dura<text:line-break/>ossa </text:span><text:span text:style-name="T9">a natura facta sunt</text:span><text:span text:style-name="T3"> et medulla est ipsorum accom-<text:line-break/>modatum alimentum; quae vero, sintis non habent, . ea<text:line-break/>suis cavernis tale quidcontinent, quo nutriri queant.<text:line-break/>Ad ossa vero addidit nervos, qnum- ait </text:span><text:span text:style-name="T9">et in nervum.</text:span><text:span text:style-name="T3"> Ac<text:line-break/>nervorum quidem sunt tria genera, alii enim a cerebro<text:line-break/>et spinali medulla'.oriuntur, quos,voluntarios nuncupamus,<text:line-break/>alii. ex ' ossibus, quos, ut ita dicam , ligamenta vocamus,<text:line-break/>alii ex musculis, quos tendines nominant, 'alii porro duri,<text:line-break/>alii molles sunf, ac durorum omnium origo est spinalis,<text:line-break/>medulla. Ejus vero ora inferior durissimorum, mollium<text:line-break/>vero omnium, fons est cerebrum, media vero anteriorum<text:line-break/>ejus partium mollissimis dicata funt. At mediorum , ner-<text:line-break/>vorum substantiae principium id est, quo cerebrum et<text:line-break/>spinalis medulla conjunguntur. Hoc tamen ignoravit Ari-<text:line-break/>stoteles, qui caeleris in rebus, praestans et scientia ornatus,<text:line-break/>in dissectione corporum non, admodum excelluit. Nunc<text:line-break/>vero de alimento,-quo. nervi fruuntur, hoc tantum habeo</text:span><text:span text:style-name="T13">-</text:span></text:p>
      <text:p text:style-name="P4"><text:span text:style-name="T3">dicere, glutinosum, aptum ad trahendum etdissicile ad </text:span><text:span text:style-name="T9">ex.-,'<text:line-break/></text:span><text:span text:style-name="T3">cernendum esse id, quo nervi aluntur, idque perspicuum<text:line-break/>esse ex iis, quae in nervis apparent. Nam si elixentur<text:line-break/>aut computrescant, in hujusmodi humorem dissolvuntur.<text:line-break/>Quum vero naturalem suumque statum servant, sunt<text:line-break/>omnino exangues. Praeterea singulae partes humore pro-<text:line-break/>priae substantiae accommodato aluntur. Nihil autem ad<text:line-break/>nervum alendum accommodatius quam quod dictum est<text:line-break/>comperies. Ergo nervus alitur, evacuationem tamen non<text:line-break/>exigit, quia nullam-habet sensibilem caritatem, sicut lu<text:line-break/>venis arteriisque conspicitur. Atque hoc interdum in<text:line-break/>causa est, ut nervis glutinoso frigidoque humore repletis,<text:line-break/>quo sane humore nutriuntur, convulsio ipsos tentet, quod<text:line-break/>non contingeret, si cavitatibus seusibilibus, per quas fieret<text:line-break/>excretio, praediti essent. </text:span><text:span text:style-name="T9">Et in venam,</text:span><text:span text:style-name="T3"> inquit, </text:span><text:span text:style-name="T9">et in ar-<text:line-break/>teriam.</text:span><text:span text:style-name="T3"> Quamplurimas et venas et arterias in toto ani-<text:line-break/>mantis corpore natura fabricata est, ac' ne longe abeam,<text:line-break/>in facie et toto capitenatura permultas’arterias arteriis</text:span></text:p>
      <text:p text:style-name="P4"><text:span text:style-name="T3">venasque venis tum a dextris ad sinistra tum a sini-<text:line-break/>stris ad dextra tum ab anteriore parte ad posterio-<text:line-break/>rem et. rursus a posteriore in anteriorem et ah extexi<text:line-break/>nis partibus ad internas et ah internis ad externas per-<text:line-break/>ducens attexuit. Quum autem vena aut’ arteria in mu-<text:line-break/>sculum aut viscus aut aliquam aliam partem inseritur<text:line-break/>tenues quasdam propagines corporibus sibi admotis mittit.<text:line-break/>Cujus rei perspicua causa est; omnes nimirum partes, tam<text:line-break/>calidas quam frigidas et tam duras quam malles ali-<text:line-break/>mento indigere. Easque alimentum ex sanguine accurate<text:line-break/>alterato trahere. Has autem partes nunc auctor connume-<text:line-break/>ravit, quila ex ipsis omnes corporis partes componuntur,<text:line-break/>neque ulla potest inveniri, quae sit harum expers. Ete-<text:line-break/>nim si ali debent, profecto sine his effici ‘id “non potest.<text:line-break/>Omnes autem musculi et arterias habent et venas et per<text:line-break/>lias alimentum ad ipsos defertur. Si enim ipforum per-<text:line-break/>manens esset substantia; certe neque arteriis neque venis<text:line-break/>opus ipsis esse diceremus. - Sed quum alimento indigeant</text:span></text:p>
      <text:p text:style-name="P39"><text:span text:style-name="T3">et, ut ante dixi, servandus sit justus nativi caloris modus,<text:line-break/>idcirco et venis et arteriis, opus fuit. Quia vero innatum<text:line-break/>sensus et motus principium non habent, ideo nervis sem-<text:line-break/>per indigent, qui hoc eis suppeditent ,</text:span><text:span text:style-name="T23">a</text:span><text:span text:style-name="T3"> *<text:tab/>'<text:tab/>*</text:span></text:p>
      <text:p text:style-name="P12"><text:span text:style-name="T3">Non, tamen naturalibus instrumentis. *<text:line-break/>Animalibus tamen instrumentis naturalis quaedam est at-<text:line-break/>tributa dispensatio rndigentque fpsa quoque </text:span><text:span text:style-name="T9">et</text:span><text:span text:style-name="T3"> arteriarum<text:line-break/>et venarum ope ad suam essentiam conservandam, - .... .*<text:line-break/>Permultum autem liac inore differunt. ad plu-<text:line-break/>rimas usque extenta partes ,</text:span><text:span text:style-name="T23">k</text:span><text:span text:style-name="T3"> </text:span><text:span text:style-name="T9">ac</text:span><text:span text:style-name="T3"> non sulum in musculos,<text:line-break/>sed etiam </text:span><text:span text:style-name="T23">;</text:span><text:span text:style-name="T3"> „</text:span><text:span text:style-name="T23">3 3I</text:span><text:span text:style-name="T3">* </text:span><text:span text:style-name="T23">f </text:span><text:span text:style-name="T25">?9</text:span><text:span text:style-name="T17">, .</text:span><text:span text:style-name="T25">σ</text:span><text:span text:style-name="T17"> </text:span><text:span text:style-name="T3">partes<text:tab/>*</text:span></text:p>
      <text:p text:style-name="P1"><text:span text:style-name="T3">Propterea addidit; </text:span><text:span text:style-name="T9">et in membranam et in carnem et<text:line-break/>in pinguedinem;</text:span><text:span text:style-name="T3"> quas prisci tunicas, membranas’et me-<text:line-break/>ningas vocabant, eas nunc uno nomine membranarum<text:line-break/>auctor significat, quos nos npnc quoque scquuti omissa<text:line-break/>nominum subtilitate, rem propositam pertractabimus. *<text:line-break/>Ad spiritus instrumenta; et costas omnes intus subcin-<text:line-break/>xit. * Quum interim nulla corporis pars sine</text:span></text:p>
      <text:p text:style-name="P40"><text:span text:style-name="T3">sanguinea substantia effici queat. : Nec tamen quaecunque<text:line-break/>albae et exangues funt ex, ipso effici sanguine possunt,<text:line-break/>sicut jecoris substantia, ld 'quod propter similitudinem,<text:line-break/>quae inter (anguinem et substantiam corporis ipsius inter-<text:line-break/>cedit, accidit </text:span><text:span text:style-name="T13">:</text:span><text:span text:style-name="T3"><text:tab/>*<text:tab/>Vasa igitur ad membra-</text:span></text:p>
      <text:p text:style-name="P212">nae ita. gigni ridentur, ut non modo primam constitutio-<text:line-break/>nem ex seminis substantia, sed etiam reliquum in longi-<text:line-break/>tudinem et latitudinem incrementum accipiant,.;ac mem-<text:line-break/>branae quidem, sicut etiam aliae omnis corporis partes,<text:line-break/>naturales (actiones habent, ut trahere, continere, excer-<text:line-break/>nere atque’ alterare possint, qua de re nemo conversabi-<text:line-break/>tur, qui libros de<text:tab/>*</text:p>
      <text:p text:style-name="P41"><text:span text:style-name="T3">Pinguedo autem eodem modo, alitur. Siquidem ipfa in-<text:line-break/>star olei pinguis est animantis partibus membranosis ac<text:line-break/>•nervosis affusa.<text:tab/>_<text:tab/>*<text:tab/>' *</text:span></text:p>
      <text:p text:style-name="P198">Proinde quae bene aluntur, aut pinguedinem aut adi-<text:line-break/>pem habent omnia, quae vero gracilia funt et non nutri-<text:line-break/>untur, saepe f ne habere quidem .omnino, saepe vero ita</text:p>
      <text:p text:style-name="P42"><text:span text:style-name="T3">parum idqne siccum, ut vix uti possis videntur. De san-<text:line-break/>gulue autem quid attinet dicere? Ipse enim et cibis ali-<text:line-break/>tur et caetera omnia, quae in corpore sunt, alit. Duobus<text:line-break/>autem modis sanguis dicitur; interdum ut altera parte<text:line-break/>caeleris humoribus respondeat, hoc est, ut . a pituita et<text:line-break/>utraque bili distinguatur, interdum vero ex praestantia<text:line-break/>totus is humor, qui vasculis continetur. Hoc aulem loco<text:line-break/>quum addidit </text:span><text:span text:style-name="T9">et pituitam</text:span><text:span text:style-name="T3"> et reliqua, planum est unum<text:line-break/>significari humorem ab aliis distinctum.<text:tab/>Ca-</text:span></text:p>
      <text:p text:style-name="P43"><text:span text:style-name="T3">lor unicuique animanti nativus temperatus et modice hu-<text:line-break/>midus est auctor sanguinis; ob eamque causam fanguinem<text:line-break/>calidum et humidum potestate esse dicimus , sicut flavam<text:line-break/>bilem,' calidam et siccam, atram, frigidam et siccam’;<text:line-break/>ipsam denique pituitam liumidam et frigidam, qua de re<text:line-break/>et ab Hippocrate et ab aliis veteribus- evidentes probatio-<text:line-break/>nes allatae funt.<text:tab/></text:span><text:span text:style-name="T9">i .<text:tab/>• *<text:tab/>.,</text:span></text:p>
      <text:p text:style-name="P198">Quantum igitur pituitae in venis fertur, quum utile ani-<text:line-break/>mantihus sit, vacuatione non eget, sicut ex utraque bile</text:p>
      <text:p text:style-name="P213">altera utilis naturalisque animalibus est, altera inu-<text:line-break/>tilis et praeter naturam, quae autem pituitae pars<text:line-break/>dulcis est, ea et utilis et naturalis animanti est, quae<text:line-break/>vero acida salsaque est, arida omnino cruda est, falsa vero<text:line-break/>computruit. De medulla autem<text:tab/>*<text:tab/>Hoc</text:p>
      <text:p text:style-name="P214">ipsius est proprium, ut sit, velut dictum est, ossium ali-,<text:line-break/>mentum. Quum vero spinalis medulla quaedam habeat<text:line-break/>cerebro communia, quaedam propria, communia sunt, ut<text:line-break/>corporis essentiam similem habeat et nervorum origo sit,<text:line-break/>propria ut quum cerebrum pulset, ac motu cieatur, quan-<text:line-break/>quam osse immobili continetur, ipsa tamen non moveatur,<text:line-break/>tametsi a vertebris mobilibus contineatur. .<text:tab/>. *.</text:p>
      <text:p text:style-name="P215">*<text:tab/>*<text:tab/>*<text:tab/>Quemadmodum autem</text:p>
      <text:p text:style-name="P1"><text:span text:style-name="T3">spiritus vitalis in arteriis cordeque gignitur, </text:span><text:span text:style-name="T9">et ortum ex<text:line-break/></text:span><text:span text:style-name="T3">spiratione ducit et ex humorum habitu, sic animalis fit<text:line-break/>ex vitali admodum elaborato. Et quemadmodum in ven-<text:line-break/>triculum et intestina, arteriae venaeque plurimae perveni-<text:line-break/>unt, bilem ac pituitam et alias id genus humores in exter-</text:span></text:p>
      <text:p text:style-name="P4"><text:span text:style-name="T3">nam capacitatem eflundentes. et sanguinem </text:span><text:span text:style-name="T9">ac vitalem<text:line-break/>spiritum</text:span><text:span text:style-name="T3"> intra se iplas cohibentes, sic in cerebri yentri-<text:line-break/>culos venae excernunt ea, quae supervacanea ,sunt '£an-<text:line-break/>guinemque retinent; arteriae vero spiritum respirant.<text:line-break/>Quaecunque autem cerebri partes membranam ipsius suc-<text:line-break/>cingentem coutingunt, eae ex vasis, quae in ipsu sunt,<text:line-break/>accommodatum sibi alimentum hauriunt; quae vero lon-<text:line-break/>gius absunt, materiarum inclinationibus, adjuvantur. Di-<text:line-break/>ctum enim est omnes corporis partes facultatem habere<text:line-break/>materiae: sibi' accommodatae attrahendae, itaque ut uni-<text:line-break/>versum corpus ipsiusque partes trahere alimentum queant,<text:line-break/>natura magnam arteriarum veriarumque copiam lu totum<text:line-break/>corpus, pertinentem machinata est, quae ita vicinae inter<text:line-break/>se ac saepe, etiam propinquae sunt, ut sesc contingant,<text:line-break/>sicut eas este perspicimus, quae in-ventriculum, in jeju-<text:line-break/>num universumque tenue intestinum et colon et jecur et<text:line-break/>pulmonem et renes et vesicam et uterum et lienem,et<text:line-break/>ipfum cor pervenerint. Sed • etiam, lu his *</text:span></text:p>
      <text:p text:style-name="P197">Quod quom in aliis fere omnibus corporis partibus , tum<text:line-break/>vel maxime in cerebro conspicitur.</text:p>
      <text:h text:style-name="Heading_20_2" text:outline-level="2">II.</text:h>
      <text:p text:style-name="P264">Et in, calorem et' spiritum' et humorem.</text:p>
      <text:p text:style-name="P2"><text:span text:style-name="T3">Quemadinodnm corpus refrigeratur iu. nutritionis de-<text:line-break/>sectione;, . ita ipsum alimento excalefieri perspicuum esu<text:line-break/>Quum tamen refrigeratio ex diuturnis quoque solidorum<text:line-break/>corporum siccitatibus consequatur, quippe permanere ipsa<text:line-break/></text:span><text:span text:style-name="T21">per .se </text:span><text:span text:style-name="T3">siccitas', si non mutetur oppositio,. quae ex calido<text:line-break/>frignioque constat, non possit, partes enim iu nutritionis<text:line-break/>desectione celerrime refrigerantur, propterea quod calido<text:line-break/>sanguinis humore nutriuntur , ex quo fit nt quum ali-<text:line-break/>menta innato calore concoquantur, corpus calefaciant; ta-'<text:line-break/>rnen protinus non siti Ut enim alimenta ad ignem ac-<text:line-break/>commodata ignem augent, ita coiporum natura calidorum<text:line-break/>alimentum, quod ipsis accommodatum innatumque sit,, ea</text:span></text:p>
      <text:p text:style-name="P4"><text:span text:style-name="T3">perpetuo roborabit et innatum' calorem adaugebit ; idque<text:line-break/>est omnis alimenti proprium, interdum tamen copiosius<text:line-break/>alimentum hebetat innatum calorem, instar lignorum viri-<text:line-break/>dium, quae ut sint ignis alimenta ipsa quidem, tamen<text:line-break/>quia plura in ignem </text:span><text:span text:style-name="T9">copjecta</text:span><text:span text:style-name="T3"> sunt, idcirco flammam oc-<text:line-break/>cultant et ne ignis extinguatur periculum afferunt. Ergo<text:line-break/>alimenti facultas in calorem et humorem perducitur, quia<text:line-break/>is succus, qui ex cibis conficitur, non possit recte ex<text:line-break/>ventriculo lu venas transumi, neque facile venas, quae in<text:line-break/>jecore multae angustaeque sunt, pertransire, nisi tenuior<text:line-break/>quaedam et aquea humiditas ei tanquam vehiculum quod-<text:line-break/>dam fuisset admixta. Hippocrates autem venam, cavam<text:line-break/>alimenti vehiculum vocat j propterea quod in ipsa sanguis<text:line-break/>multa, tenui et aquea humiditate plenus est. Constat<text:line-break/>enim naturalia instrumenta quo hurnidiora sint, eo melius<text:line-break/>nutriri; tametsi extreme humida temperie sint; quod vero<text:line-break/>ad concoctiones pertinet, neque fe ipsis meliora sunt, ne-<text:line-break/>que etiam siccioribus, etiam si similiter sint calida. Ca-</text:span></text:p>
      <text:p text:style-name="P197">lor adauctus valenter alterat, frigus nulli actioni est utile,<text:line-break/>siccitates ad robur valent, Iiumiditates sunt ad uutritiones.<text:line-break/>accommodatissimae, aliis actionibus, praeter quam.'incre-<text:line-break/>mento maxime contrariae. Nam ad incrementum potius<text:line-break/>quam ad nutritionem valent. De spiritu autem et spiri-<text:line-break/>tum esse duplicem animalem et vitalem et ipsum esse<text:line-break/>omnium eorum, quae sunt in corpore, levissimum et te-<text:line-break/>nuissimum, nihil opus est dicere.</text:p>
      <text:h text:style-name="Heading_20_2" text:outline-level="2">III.</text:h>
      <text:p text:style-name="P265">Alimenti autem quod dlit, hoc alimentum, 'et quod velut<text:line-break/>alimentum et quod suturum est alimentum.</text:p>
      <text:p text:style-name="P44"><text:span text:style-name="T3">. onu<text:tab/>. : • • - r - .—<text:tab/></text:span><text:span text:style-name="T17">κ</text:span></text:p>
      <text:p text:style-name="P199">Dictum est nutritionem esse assimilationem ejus quod<text:line-break/>nutrit ei quod nutritur, et ut fiat, praecedere agglutina-<text:line-break/>tionern, et ut haec fiat, appositionem oportere. Humor<text:line-break/>enim, qui quamvis corporis partem nutriturus est, pri-<text:line-break/>mum in ipsam totam dispergitur, deinde apponitur, tum</text:p>
      <text:p text:style-name="P4"><text:span text:style-name="T3">agglutinatur, denique assimilatur. Ubi igitur corpus .una<text:line-break/>qualibet earum, quas in </text:span><text:span text:style-name="T9">fe.</text:span><text:span text:style-name="T3"> habet, qualitatum, id quod<text:line-break/>sibi admovetur commutat; non est existimandum eo casu<text:line-break/>id ipsum tota substantia agere.,neque id quod mutatur<text:line-break/>assirnilari ipsi posse, quare quod ita .mutatum est non-<text:line-break/>quam .nutriet-, id quod-se mutavit. Si vero illud mutabit,<text:line-break/>hoc est tota fui substantia aget, utique tnm sibi assimile-<text:line-break/>bit id, quod mutatur, tum ab eo.,nutrietur,' quippe quum<text:line-break/>nihil aliud sit nutritio quam- persecta assimilatio. Ali-<text:line-break/>mentum igitur proprie vocatur id, quod iam nutrit; quod<text:line-break/>vero est velut alimentum, neque tamen adhuc .aluit, ,’c.utr<text:line-break/>jusmodi est quod agglutinatur vel quod apponitur-,/'non<text:line-break/>proprie, sed homonyme alimentum appellatur; quod autem<text:line-break/>'venis et magis etiam.quod ventriculo continetur,.’ utpote<text:line-break/>qtitod nutriturum aliquando sit, si probe confectum suerit,<text:line-break/>alimentum nuncupatur; quocirca, folent medici edulia<text:line-break/>quaeque in his alimenti significationibus alimenta noiui-<text:line-break/>nare, non quod jam .alant animantes; nec quod talia.suit,</text:span></text:p>
      <text:p text:style-name="P4"><text:span text:style-name="T3">qualia sunt quae alunt: sed quia nutrire possint, nutritu-<text:line-break/>raque sint, si probe conficiantur. Ipse autem quod jam<text:line-break/>assimilatum est, alimentum vocat, quod vero tale est,<text:line-break/>quale illud, quod appositum agglutinatumve est, velut<text:line-break/>alimentum ; reliquum omne, quodcunque venis et ventri-<text:line-break/>culo continetur, futurum alimentum. Quoniam autem<text:line-break/>neque omnia, neque omnino assirnilari possunt, sciendum<text:line-break/>est quae assimilantur, alimenta esse, caetera omnia medi-<text:line-break/>camenta vocari. Alio enim in loco ostensum est dupli-<text:line-break/>cem ipsorum naturam esse; nam vel immota manent cor-<text:line-break/>pusque vincunt et mutant, quae animantis naturam cor-<text:line-break/>rumpunt , vel mutationis principium sumunt' </text:span><text:span text:style-name="T9">a corpore,<text:line-break/></text:span><text:span text:style-name="T3">sed putrescunt ac corrumpuntur, deinde corpus simul cor-<text:line-break/>rumpunt et putrefaciunt; haecque.venena vocanda sunt;<text:line-break/>quin etiam tertium genus medicamentorum invenitur, eo-<text:line-break/>rum nimirum, quae corpus recalefaciunt, nihil tamen mali.<text:line-break/>efficiunt. Est et quartum genus eorum, quae agunt ali-<text:line-break/>quid et patiuntur, sed tandem-vincuntur et perfecte assi-<text:line-break/>milantur, quae simul et medicamenta et alimenta sunt.</text:span></text:p>
      <text:p text:style-name="P197">Quum igitur alimentum tribus dicatur modis . id, quod<text:line-break/>alit, appositumqne est et quod non item suturum sit, ali-<text:line-break/>mentum proprie vocat, idque omnino calefacit corpus,<text:line-break/>quod nutritur, aliorum duorum neutrum id facit, pro-<text:line-break/>pterea quod alimenta proprie non sunt, sed alterum, ut<text:line-break/>ipse ait, veluti alimentum, alterum vero tale sit fu-<text:line-break/>turum.</text:p>
      <text:h text:style-name="Heading_20_2" text:outline-level="2">IV.</text:h>
      <text:p text:style-name="P45"><text:span text:style-name="T9">Principium autem omnium unum et sinis omnium, unus et<text:line-break/>idem sinis et principium.</text:span><text:span text:style-name="T3"><text:tab/>l-,v</text:span></text:p>
      <text:p text:style-name="P199">Si eam particulam principium esse dicimus, quae iis,<text:line-break/>quae ex fe oriuntur, aut facultatem aut omnino materi-<text:line-break/>am suppeditat, profecto,hic sermo non parum controver-<text:line-break/>sus est; siquidem et cerebrum et cor et jecur erunt prin-<text:line-break/>cipis, atque ita multa principia, non unum. Si vero<text:line-break/>principium rerum omnium materiam .continens quaerit, .</text:p>
      <text:p text:style-name="P4"><text:span text:style-name="T3">nos id ex Hippocratis sententia esse quatuor elementa<text:line-break/>ssetuimns, quibus fit a natura tributum, ut mutuo per<text:line-break/>sefetota misceantur atque invicem agant. Si vero horum<text:line-break/>neutrum hic auctor velit, sed forte de vegetabili princi-<text:line-break/>pio loquatur, quod sane unum est, prosecto animal tuium<text:line-break/>primum omnium habet principium, quod non exfanguine,<text:line-break/>sed ex semine arteriam, venam, nervum, os membranam-<text:line-break/>que fabricatur. Quidam tamen sunt, quibus unum prin-<text:line-break/>cipium unumque finem ab ipso dici placet, quod revera<text:line-break/>nihil sine principio fiat' et quod primum factum, </text:span><text:span text:style-name="T9">est,</text:span><text:span text:style-name="T3"> ab.<text:line-break/>aliquo sit factum‘principio et finem sit habiturum, quae<text:line-break/>est ejus quod ante factum est dissolutio, quia quicqnid<text:line-break/>factum est finem est habiturum, nec quicquam in rebus<text:line-break/>humanis possit excogitari, quod initium quandoque habu-<text:line-break/>erit, quod finem habiturum non siti Ergo ut omnia ab<text:line-break/>uno. principio incipiunt, sic in unum .finem desinunt.</text:span></text:p>
      <text:p text:style-name="P216">*<text:tab/>In alia autem signisi-</text:p>
      <text:p text:style-name="P198">catione scimus omnem artem appetere finem, ac finem in</text:p>
      <text:p text:style-name="P4"><text:span text:style-name="T3">quaque re unum esse, idque nihil esse aliud quam id<text:line-break/>quod convenienter illi substantiae bonum esu Sic medi-<text:line-break/>cinae unus erit finis, bonam valetudinem consequi et una<text:line-break/>intentio, bona valetudo? Modi vero ejus consequendi<text:line-break/>diversu Quare utilitas in medicina aestimanda esc, partim<text:line-break/>reputando utrum ad efficiendam bonam valetudinem, par-<text:line-break/>tim utrum ad eandem conservandam referatur /i<text:line-break/>Idem autem et finem et’ principium dixit, quia omnia in<text:line-break/>illud idem, ex quo etiam facta sunt, dissolvuntur. Ipse<text:line-break/>enim in libro de natura hominis ita scribit: </text:span><text:span text:style-name="T9">Rursus, lu-<text:line-break/></text:span><text:span text:style-name="T3">quit</text:span><text:span text:style-name="T9">,. hominis corpore intereunte necejsu est singula in<text:line-break/>suam naturam , humidum inquam, in humidum et stccum<text:line-break/>in stccum, calidum in calidum, frigidum in seigidurn<text:line-break/>discedere.</text:span><text:span text:style-name="T3"> Et non ita muito posti </text:span><text:span text:style-name="T9">omniaque similiter<text:line-break/>oriuntur et occidunt.</text:span><text:span text:style-name="T3"> Ex ' his enim omnibus quae<text:line-break/>praediximus ipsorum constat, natura, desinitque eodem<text:line-break/>modo, quum id iu illud ipsum unde' concretum est abi-</text:span></text:p>
      <text:p text:style-name="P4"><text:span text:style-name="T3">.erit. Ibi enim etiam perspicue dicit id difcedere eo<text:line-break/>unde quicquam concretum est. Sed etiam in libro • ' -&gt;</text:span><text:bookmark text:name="bookmark10"/></text:p>
      <text:h text:style-name="Heading_20_2" text:outline-level="2">V.</text:h>
      <text:p text:style-name="P5"><text:span text:style-name="T9">Et quaecunque particulatim in alimento bene et male<text:line-break/>disponuntur; ac bene quidem quae dicta sunt, male<text:line-break/>Vero quae horum contrarium habent ordinem.</text:span></text:p>
      <text:p text:style-name="P199">Quae de alimento dicta sunt, ea generatnn de quovis<text:line-break/>alimento allata funt; ut enim rite disponatur, debet probe<text:line-break/>confici', probe autem disponetur, si appositio imprimis fiat,<text:line-break/>deinde agglutrnatio, denique assimilatio, quod non modo<text:line-break/>de alimento simpliciter intelliges, fed etiam sigillarim de<text:line-break/>eo quod huic aut illi corpori adhibeatur et huic aut<text:line-break/>illi corporis parti conveniat. Sicut igitur alimentum<text:line-break/>probe distribuitur,. si quae praedicta sunt fiant, sic rursus</text:p>
      <text:p text:style-name="P4"><text:span text:style-name="T3">male succedit, si contrarium ordinem nanciscatur; siqui-<text:line-break/>dem effici alimentum non possit, nisi quae; praedicta simt,<text:line-break/>omnia consequantur, </text:span><text:span text:style-name="T9">ac</text:span><text:span text:style-name="T3"> potius apepsias,, dyspepsias, . bra-<text:line-break/>dypepsias, atrophias et alia errata, ex quibus multa </text:span><text:span text:style-name="T9">ge-<text:line-break/>nera</text:span><text:span text:style-name="T3"> morborum oriri consueverunt, fore verisimile esu</text:span></text:p>
      <text:h text:style-name="Heading_20_2" text:outline-level="2">VI.</text:h>
      <text:p text:style-name="P264">Succi varii et coloribus et facultatibus. -</text:p>
      <text:p text:style-name="P2"><text:span text:style-name="T3">Sive succus, sive liquor alicujus sit, humoris nomine<text:line-break/>comprehenditur. Differentiam vero in ..commentariis ad<text:line-break/>librum de humoribus exposuimus. Ergo et succi., et hu-<text:line-break/>mores coloribus et facultatibus variantur, quales sint ma-<text:line-break/>teriae, ex quibus ipsi fiant,-iidem ex coloribus dignoscen-<text:line-break/>tur, ac candidiores quidem in pituitae, pallidiores in bilis<text:line-break/>redundantia apparebunt. Si biIis. _sit.meracior, flaviores<text:line-break/>videbuntur. Quutn enim humores se in profundas partes<text:line-break/>non receperunt,, eoior .est humorum indicium, sicut in</text:span></text:p>
      <text:p text:style-name="P4"><text:span text:style-name="T3">primo de humoribus, ostensum est.- Sic calidissimus sensus<text:line-break/>insuetus calidorum humorum redundantiam fignisicatxifri-.<text:line-break/>gidissimus frigidorum. Si veronihil extrinsecus adveniat,-<text:line-break/>yeluti frigus </text:span><text:span text:style-name="T9">aut</text:span><text:span text:style-name="T3"> calor ‘ aut aliqua animi perturbatio,<text:line-break/>humores ex</text:span><text:span text:style-name="T23">:</text:span><text:span text:style-name="T3"> coloribus revera dignoscentur. Ergosicut<text:line-break/>corpus, quod' se ipso sit. factum candidius, indicat pituito-.<text:line-break/>sum humorem .in ipso dominari,: pallidius vero. aut.fla-<text:line-break/>vius biliosum, sic si ad rubicundius quam natura feratt<text:line-break/>sit facta conversio, superare sanguinem intelligimus, sic<text:line-break/>si nigrius, atram bilem. Sic .urinae affectionem.humo-<text:line-break/>rum , qui in vasculis funt, significant, • sic sudores et alia,.<text:line-break/>quae in univerfo animantis habitu cernuntur,. ! quae, lu<text:line-break/>ipso habitu sint docent, nisi frigus aut rigor' aut metus,<text:line-break/>aut vehemens tristitia aut pudor adsit. Eo enim tempore<text:line-break/>fit . quaedam yelut humorum reciprocatio, neque .attenden-<text:line-break/>dus est humorum color. Quemadmodum autem succorum c<text:line-break/>colores varii, cernuntur, eodem . etiam modo varlas ipso-:</text:span></text:p>
      <text:p text:style-name="P4"><text:span text:style-name="T3">rum facultates cernere licet. An succum nunc dicit, signi-<text:line-break/>sicans" elborum conversionem" in succum, quae in ven-<text:line-break/>triculo efficitur? homenim fortasse probabilius esu Nam<text:line-break/>et quod cernitur baca dicta confirmat. Singulae enim<text:line-break/>partes,, a quibus alimentum' alteratur,- propositum quid<text:line-break/>habent et finem quendam, ut quod alteratur sibi'ipsis<text:line-break/>assimiletuiu - Si.1 autem animo cogites, assumptum ex ven-<text:line-break/>tricula. succum a carne jecoris alterari, paulatim in illius<text:line-break/>naturam-: transmutari comperies. Ipfeque -et crassior fe<text:line-break/>ipfo </text:span><text:span text:style-name="T9">et.</text:span><text:span text:style-name="T3"> rubicundior fieta necessario priusquam illi per-<text:line-break/>fecte: assimiletur. .--Si. vero aut panem aut caecem aut<text:line-break/>vinum ; autrfriictus et alia edulia in sanguinis aut pitui-<text:line-break/>tae. aut. aIiuTum httmorum-naturam verti oporteat, quan-<text:line-break/>tam praecedere- conversionem necesse est?. Hoc autem<text:line-break/>repente fleri non potest. Nam et hoc ostensum est, nul-<text:line-break/>lam rem-posse contrarias vel omnino multum differentes<text:line-break/>qualitates, .recipere,nisi per media prius progressa fit; ob<text:line-break/>eamque- causam -in libris de usu partium corporis huma-.</text:span></text:p>
      <text:p text:style-name="P46"><text:span text:style-name="T3">ni indicavimus magnum venarum -plexum </text:span><text:span text:style-name="T9">a</text:span><text:span text:style-name="T3"> natura'in;<text:line-break/>jecore factum issse,siut morans in- viscere-alimentum :'lu<text:line-break/>sanguinem perfecte mutetur. .Si enim, rrt in corde, unum,<text:line-break/>magnum sinum fecisset, delude lu illum sinum per unam<text:line-break/>venam sanguinem induxisset, per aliam . vero , eduxisset,<text:line-break/>nullo tempore, ne brevissimo quidem, humor in jecore-<text:line-break/>permansisset is, qui ex ventriculo sursum fertur, fed im-<text:line-break/>petu distributionis ruptus totum viscus celeriter permeaf-<text:line-break/>sct. • At natura corpori consulens, nt alimentum illic diu<text:line-break/>maneat alterarique persecte-possit, transitus angustos effe-<text:line-break/>cit. Hoc autem loco non est ignorandum, non eandem<text:line-break/>esse formam in humoribus, quum animal naturalem Inum<text:line-break/>statum servat ac quum praeter naturam affectum est;<text:line-break/>siquidem flava bilis videtur, fitque vitellina, quod vitellis<text:line-break/>ovorum tum colore tum crassitudine' fit similis. Atra<text:line-break/>quoque fit deterior., eamque radentem- aut acidam appel-<text:line-break/>lant. Sanguis commutatur, dum cum aliis humoribus<text:line-break/>multis' modis commiscetur, • ut in - *<text:tab/>Pi-</text:span></text:p>
      <text:p text:style-name="P47"><text:span text:style-name="T3">tuita frigida humidaqnerest et veluti qnaddam semicoctum,<text:line-break/>alimentum, quocirca evacuanda non esu.scd debet in cor-,<text:line-break/>pore manere atque alterari. . r..... st -q'Haud ivj..<text:line-break/>tum mirabile est, si ex variis naturae operibus succi varii<text:line-break/>efficiuntur, siquidem humores ex alimento, alterato fieri<text:line-break/>oportet.</text:span></text:p>
      <text:h text:style-name="Heading_20_2" text:outline-level="2">VII.</text:h>
      <text:p text:style-name="P48"><text:span text:style-name="T3">Et in </text:span><text:span text:style-name="T9">noxam et utilitatem et, ut neque laedant n</text:span><text:span text:style-name="T34">e</text:span><text:span text:style-name="T9">que<text:line-break/>juvent.</text:span></text:p>
      <text:p text:style-name="P2"><text:span text:style-name="T3">Tria sunt cupita, in quibus exerceri debet'quicunque<text:line-break/>medicus futurus est; primum est in.divisione compositio.-:<text:line-break/>neque positum, alterum in consequentium repugnantiumque,<text:line-break/>cognitione versatur, tertium pertinet ad mutuam rerum<text:line-break/>mutationem, quum quid majus,, quid minus, quid simile<text:line-break/>quidque dissimile.-sit spectatur, ad .quae cognitio, quae est<text:line-break/>de eodem et altero, adjungenda est siquidem ita et </text:span><text:span text:style-name="T9">noxa</text:span></text:p>
      <text:p text:style-name="P197">et utilitas facile cognoscetur.- Verum quum noxae et uti-<text:line-break/>litates nostris corporibus afferantur, non solum a simpli-<text:line-break/>cibus rerum nos attingentium qualitatibus, fed a tota<text:line-break/>etiam substantis; proptereafriendurn est proprietates ex<text:line-break/>tota rei substantia prodeuntes, sive sint nostris corporibus<text:line-break/>idoneae, sive, alienae, in quadruplici materiae genere ver-<text:line-break/>fari, ut sint purgantia medicamenta et alimenta et quae<text:line-break/>venena nominantur et horum remedia. Caeterum quae<text:line-break/>perniciosis occurrunt, alexipharmaca, hoc est venenorum<text:line-break/>auxilia, quae ferarum ictibus, theriaca nuncupantur.</text:p>
      <text:p text:style-name="P199">* Proinde admirari naturam velut artificem<text:line-break/>sapientissimum foleo, quae praeter caetera omnia instrn-<text:line-break/>rnenta linguam animalibus, dederit, qua similitudines et<text:line-break/>dissimilitudines rerum discernentia, quae idonea sunt ad-<text:line-break/>sesscant, quae aliena respuant. Haec enim exquisito fiio<text:line-break/>sensu calida et frigida, humidaque et sicca distinguit ac<text:line-break/>quae acria quaeque dulcia sint, quae item idonea et ali-<text:line-break/>ena et quae amara acerbaque sint dignoicit. Quod ad</text:p>
      <text:p text:style-name="P197">facile perficiendum, quum caetera instrumenta unnin aut<text:line-break/>duos sortita sint nervos, in hanc partenr sex inferuntur.</text:p>
      <text:p text:style-name="P49"><text:span text:style-name="T3">*</text:span><text:span text:style-name="T5"> </text:span><text:span text:style-name="T3">Sicut igitur natura eorum, quae non</text:span></text:p>
      <text:p text:style-name="P198">alunt, non est admodum hominibus idonea, sic eorum,<text:line-break/>quae celerrime alunt, interdum videtur esse accommoda-<text:line-break/>tissima. Caetera omnia inter haec interjecta sunt media<text:line-break/>et partirn magis,. partirn minus agere' et pati a corpori-<text:line-break/>bus nostris possunt. Jam vero vinum, panis; rnel, ptisa-<text:line-break/>na magis pati quam agere posstrnt, et tamen aliquid agunt<text:line-break/>in corpore. Ubi enim duo corpora in idem vicissim ten-<text:line-break/>dentia pugnant multo tempore certantque inter se de alte-<text:line-break/>ratione, utnrmque ipsorum, tum agere tum pati, omnino<text:line-break/>necesse est Si vero ita exiguam in nobis actionem aut<text:line-break/>affectionem perpetuo efficiunt, ut nullum sensum perspi-<text:line-break/>cue moveant, ejusmodi certe erunt dispicienda, id quod<text:line-break/>in rebus, quae alunt, ferme omnibus, usu venit; agunt<text:line-break/>enim quidpiam in humano corpore, sed id neque senti-<text:line-break/>tur neque manifestum esu Si tamen diu multumque</text:p>
      <text:p text:style-name="P50"><text:span text:style-name="T3">exhibeantur</text:span><text:span text:style-name="T17">, </text:span><text:span text:style-name="T3">magnopere corpora alterant evidenterque<text:line-break/>commutant. Sicut nos videmus lactucam evidenter refri-<text:line-break/>gerare eos, quorum ventriculus aestuat et a siti vindicare,<text:line-break/>quorum vero refrigeratus est, evidenter laedere. Ex quo<text:line-break/>fit, ut prosit et noceat, prout vario tempore adbibetur<text:line-break/>et prout corpus postulat et prout humida aut sicca aut-<text:line-break/>frigida, aut calida fit ventriculi temperatura. Quocirca<text:line-break/>licet medicis uti alimentis duobus modis et tanqnam<text:line-break/>cibis et tanquam medicamentis.<text:tab/>*<text:tab/>Sunt</text:span></text:p>
      <text:p text:style-name="P198">vero etiam alia, quae mediae quodammodo temperaturae<text:line-break/>funt, quae interdum calefacere refrigerareque videbuntur,<text:line-break/>interdum neque calefacere, neque refrigerare, fed talia<text:line-break/>conservare corpora, qualia nacta funt; quae vero talia<text:line-break/>sunt, nunquam alimenta fiunt, sed prout funt, sic etiam<text:line-break/>medicamenta nominantur. Re tamen vera tota particula<text:line-break/>semper agit convenienter ei temperaturae, quae ipsi scm-<text:line-break/>per inest. Interdum etiam superavit id, quod molestum<text:line-break/>erat, quum illud confecerit, alterarit atque concoxerit.</text:p>
      <text:p text:style-name="P217">Unde etiam fructum tulit. Alio rurfus tempore, aut<text:line-break/>ejus quod angit qualitatem aut copium non ferens, ad<text:line-break/>illud excernendum impellitur. Interdum magnopere af-<text:line-break/>flicta expellere id quod angit prae imbecillitate . non<text:line-break/>potest. At tunc noxam persentit. Multa etiam alia sunt,<text:line-break/>quae suapte natura nostra corpora neque laedunt, neque<text:line-break/>juvant. De quibus<text:tab/>*<text:tab/>*</text:p>
      <text:h text:style-name="Heading_20_2" text:outline-level="2">VIII.</text:h>
      <text:p text:style-name="P265">Et plenitudine et exuperautia et Aescctu et complicatione,<text:line-break/>nonnullorum quidem etiam, nonnullorum vero non.</text:p>
      <text:p text:style-name="P199">In libro de plenitudine duo esse genera plenitudinis<text:line-break/>dictum est: alterum ut ad robur et vires refertur ejus,<text:line-break/>qui eam fert, alterum ut ad suscipientem capacitatem; et<text:line-break/>expendimus, quot sint genera eorum humorum, qui vires<text:line-break/>gravant aut qui contineri vasculis non possunt. Expo-<text:line-break/>suimus etiam signa plenitudinis cognoscendae, quae ad</text:p>
      <text:p text:style-name="P4"><text:span text:style-name="T3">utrunrque plenitudinis genus pertinent, et item privatim<text:line-break/>signa utriusque tum ejus quod ad vires refertur, tum<text:line-break/>ejus, quod continenti capacitate metimur, ut distendi ac<text:line-break/>rumpi prae plenitudine est continentium vaforum affectio,<text:line-break/>gravari, fensitricis facultatis. Ex plenitudine autem multi<text:line-break/>morbi oriuntur. Ac plenitudinis quidem, quae fensitrice<text:line-break/>facultate aestimatur, evidentissimum signum est gravitas.<text:line-break/>Non tamen semper fit, ut si gravitas aliqua in parte sit,<text:line-break/>in eadem humorum plenitudo insit. Ejus autem plenitu-<text:line-break/>dinis., quae in arteriis est, utpote quae ad ipsarum vires<text:line-break/>refertur, signa in libris de pulsibus ostendimus, ut alia--<text:line-break/>rum omnium corporis partium indicia : in libro de ple-<text:line-break/>nitudine, praesertim in illo Ioco, in quo scripsimus quae-<text:line-break/>dam esse utriusque plenitudinis fymptomata, quaedam non<text:line-break/>esse absolute, fed hujusmodi plenitudinis signa, quaedam<text:line-break/>nullius prorsus plenitudinis, fed vel malitiae htrmorum<text:line-break/>vel corruptelae, vel imbecillis facultatis vel tumoris soli-<text:line-break/>dorum corporum, nutas effer. Quod igitur ipse nunc ait,</text:span></text:p>
      <text:p text:style-name="P4"><text:span text:style-name="T3">alimenta laedere et plenitudine </text:span><text:span text:style-name="T9">.et</text:span><text:span text:style-name="T3"> excessu, venxm esse<text:line-break/>omnes consuentur. Estque, consonum iis, quae in apho-<text:line-break/>rismis dicuntur,-ubi scriptum est: </text:span><text:span text:style-name="T9">Ubi alimentum praeter<text:line-break/>maturam plus ingestum est, hoc morbum facit.</text:span><text:span text:style-name="T3"> Quod enim<text:line-break/>hic dicit plenitudinem, illic plus dixit. Quoniam autem<text:line-break/>unaquaeque pars alimento sibi idoneo, alitur, si in ipfam<text:line-break/>ingrediatur humor aliquis, qui fecundum naturam alteri<text:line-break/>conveniat, illi vero sit alienus et praeter naturam, mor-<text:line-break/>bum ille, nisi copiosus sit, non gignet. Si copiosior in-<text:line-break/>grediatur, morbum afferet, quippe quum id, quod mor-<text:line-break/>bum gignere debet alimentum, non exigua mole justum<text:line-break/>modum, sed magnopere et eximie excedat, necesse esu<text:line-break/>Quod vero addidit de defectu, quibusdam medietis non<text:line-break/>probatur; eis quidem videtur ex plenitudine multos oriri<text:line-break/>morbos, at ex defectu et indigentia nullum. At Hippo-<text:line-break/>crates arbitratur etiam nos ex defectu in morbos incidere.<text:line-break/>Siquidem ex defectionibus interdum refrigeratio, interdum</text:span></text:p>
      <text:p text:style-name="P4"><text:span text:style-name="T3">siccitas, interdum utraque consequatur. Haeque'ubi ita<text:line-break/>auctam sint, ut actionem jam laedant, -multos morbos pa-<text:line-break/>riunt; sicut etiam-'plenitudo modo tumores praeter natu-<text:line-break/>ram ,- modo morbum attonitum, modo ruptiones venarum,<text:line-break/>nisi quis evacuando praeveniat prius quam corpus ani-<text:line-break/>mantis aliquo magno malo afficiatur. Quin etiam Plato<text:line-break/>de redundantia ac</text:span><text:span text:style-name="T13">J</text:span><text:span text:style-name="T3">defectione hoc - idem censuit. Nec<text:line-break/>erit fortasse absurdum; ejus verba adscribere, quae sunt<text:line-break/>hujusmodi: • </text:span><text:span text:style-name="T9">Quum quatuor,</text:span><text:span text:style-name="T3"> inquit, sint </text:span><text:span text:style-name="T9">ex quibus corpus<text:line-break/>compactum est, terra, ignis, aqua et ner'; eorum praeter<text:line-break/>naturam 'redundantia atqua defectio et loci ex proprio in<text:line-break/>alienum stacta mutatio, itemque ignis et aliorum, quum<text:line-break/>partes plus ex uno nactae</text:span><text:span text:style-name="T3"> sint, </text:span><text:span text:style-name="T9">nec quod stbi convenit,<text:line-break/>unaquaeque astum</text:span><text:span text:style-name="T19">ρ</text:span><text:span text:style-name="T9">ferit, caeteraque hujusmodi omnia, se~<text:line-break/>ditiones et morbos cjscrunt; - Quum igitur secundum natu-<text:line-break/>ram ajstecti sumus,</text:span><text:span text:style-name="T3"> ex his </text:span><text:span text:style-name="T9">mensura quaedam inter Je con-t<text:line-break/>temperatis, bene valemus. Si vero destt quidpiam aut<text:line-break/>redundet aut stt sucta- in alienam Jedem commigratio,-<text:line-break/>aegrotamus. Ac perspicuum est bonam, temperiem redun-</text:span></text:p>
      <text:p text:style-name="P4"><text:span text:style-name="T9">dantia desucfioneque corrumpc.j</text:span><text:span text:style-name="T3"> Eti tamen Heraclides. Ta-,<text:line-break/>rentluus ait, fenem .haec fcripsisse iornnia de quantitate<text:line-break/>eorum, quae offeruntur, ut nofcamus utrum multum, an;,<text:line-break/>parum dandum sit. . llabendamque este rationemnuorbo-<text:line-break/>rnm et virium aegrotantis hominis, praeterea-vero etiam<text:line-break/>aetatis, anni temporis, consuetudinis etaliorum,. quae. his.<text:line-break/>proportione respondent ; nam si, inquit, . vires</text:span><text:span text:style-name="T23">;</text:span><text:span text:style-name="T3"> aegroti debi-<text:line-break/>les sint et affectio, qua corpus conflictatur, sit aut.ex<text:line-break/>corruptela aut ex.jindigentia, parum quidem alimenti, fed,<text:line-break/>saepe dandum esu Causa est, quia malum multa expetit.<text:line-break/>Parum vero dandum, quia imbecillae vires sunt.; Scitum<text:line-break/>enim est, ab indigentia postulari additionem. At si ne-<text:line-break/>que indigentia, neque corruptela adsit, sit .autem justus<text:line-break/>isu dus secundum naturam humorum vel etiam plenitudo,<text:line-break/>tum raro et pauca offeremus. At si .vires validae sint<text:line-break/>cum indigentia corruptelaque conjunctae, tunc hominibus<text:line-break/>ita affectis et inulta et saepe danda erunt. Haec ab illo..<text:line-break/>vere quidem dicta,; fed non accommodate, fatemur-.. JDe-</text:span></text:p>
      <text:p text:style-name="P51"><text:span text:style-name="T17">. ,<text:tab/></text:span><text:span text:style-name="T3">’<text:tab/>te- ,s</text:span></text:p>
      <text:p text:style-name="P52"><text:span text:style-name="T3">-ceptus enim sententia aphorisrni, cujus initium est: et<text:line-break/></text:span><text:span text:style-name="T9">quibus semel aut bis et quibus plura</text:span><text:span text:style-name="T3"> etc. In quem, -sicut<text:line-break/>in alios omnes, ejus extat explanatio, existimavit, aucto-<text:line-break/>rem nunc de eadem, re.:verba facere,: de qua Hippocrates<text:line-break/>in aphorismis conscripsit, ob eamque .causam, addita esse haec<text:line-break/>verba arbitratur: </text:span><text:span text:style-name="T9">ac nonnullorum quidem etiam,. nonnullo-<text:line-break/>rum autem non,</text:span><text:span text:style-name="T3"> quod’verum non est, sicut neque illud,<text:line-break/>quod de<text:tab/>•<text:tab/>.- J</text:span></text:p>
      <text:h text:style-name="Heading_20_2" text:outline-level="2">IX.</text:h>
      <text:p text:style-name="P5"><text:span text:style-name="T3">Et; omnium ad </text:span><text:span text:style-name="T9">calorem laedunt et juvant; ad frigus lae-<text:line-break/>dunt'et juvant; ad facultatem laedunt et juvant.</text:span></text:p>
      <text:p text:style-name="P199">Tria funt dandi alimenti capita, quantitas ciborum,<text:line-break/>qualitas et utendi modus. Nos aniem unum communem<text:line-break/>alimenti offerendi ,et in bene valentibus et in aegrotanti-<text:line-break/>bus scopum esse decuimus, vitalis facultatis conservatio-<text:line-break/>nem. Hujus enim facultatis ope fani edimus, bibimus<text:line-break/>caeteraque omnia vitae munia exercemus; propter hanc</text:p>
      <text:p text:style-name="P4"><text:span text:style-name="T3">eandem etiam aegroti ad cibum potumque progredimur,<text:line-break/>nam ut morbus auxilia suae affectionis'indicat, ut sangui-<text:line-break/>nis missionem aut purgationem' aut aliquid aliud hujus-'<text:line-break/>modi, sic facultatis conservatio alimentum folum indicat.<text:line-break/>Quia vero alimentum saepe laedit, utpote quod non sit<text:line-break/>datum in 'tempore, ideo morbi affectionem, tanquam dari<text:line-break/>alimentum prohibeat, expendimus, quumque affectio non<text:line-break/>prohibeat, jubeat vero facultas, tum alimus; ac tantum<text:line-break/>abest, ut alimentum ullo modo noceat, ut etiam potius<text:line-break/>juvet.. Ut enim animal duret, indigens est non modo ali-<text:line-break/>menti, fed etiam aeris, nosque utriusque usum novimus;<text:line-break/>siquidem respiratio nativi caloris fymmetriam conservat,<text:line-break/>ciborum vero oblatio id, quod de corporea substantia de-<text:line-break/>fluit, resarcit; quod si innatus calor, cui corporea opera<text:line-break/>Hippocrates praecipue accepta refert, non'accurate con-<text:line-break/>scrvetur, non modo non potest priores actiones obire,<text:line-break/>neque nos alere, quod ejus erat praecipuum munus vel</text:span></text:p>
      <text:p text:style-name="P4"><text:span text:style-name="T3">maxime, sed corpus corrumpit ac liquefacit. Juvat igitur<text:line-break/>et nocet alimentum, quum in calorem et frigus modera-<text:line-break/>tum aut immoderatum convertitur. Et tamen calor in-<text:line-break/>natus in jecore continetur, cujus ope Tanguis gignitur.<text:line-break/>Major vero est alius calor in corde, qui ad'iram exci-<text:line-break/>tandam est animantibus tributus. Qui non fecus indiget<text:line-break/>alimento ; quam ille alter respiratione. in animantibus<text:line-break/>autem cibi, qui ut assimilentur. et corpus alant, spatio<text:line-break/>temporis egent, hi frigus universi potius quam calorem in<text:line-break/>praescUti afferre videntur. Calefaciunt autem hi quoque<text:line-break/>progressu temporis sicut alia edulia, si folum ut corpus<text:line-break/>alant, consequantur. - Omne enim alimentum fuapte </text:span><text:span text:style-name="T9">ra-<text:line-break/>tione</text:span><text:span text:style-name="T3"> calorem animantis auget. Quocirca adhibenda ma-<text:line-break/>xime mens est iis omnibus, quae potestate calida aut fri-<text:line-break/>gida esse dicuntur, fintne ex natura eorum, quibus ali<text:line-break/>corpus possit, an folum occasionem alterationis nanciscan--<text:line-break/>tur, deinde convenienter, propria natura alterata, corpus<text:line-break/>quodammodo afficiant, et an ab eodem nullo modo ulla</text:span></text:p>
      <text:p text:style-name="P197">in re alterentur. Si enim sint ex genere nutrientium,<text:line-break/>siquidem vincantur, calefaciunt; si non vincantur, refrige-<text:line-break/>rant. Sin ex iis sint , quae parum quid alterantur,<text:line-break/>omnino calefaciunt. Si denique ex iis, quae nihil omnino<text:line-break/>alterantur, maxime refrigerant; Quemadmodum autem<text:line-break/>calor et sanguis alimento augetur, sic sanguis ciborum<text:line-break/>inopia arescit et fe ipfo fit crassior. Addit autem et<text:line-break/>noxam et utilitatem in facultatem, Est igitur hoc dili-<text:line-break/>genter animadvertendum, ut noscamus/facultatis unam<text:line-break/>semper indicationem , sui ipsius nimirum conservationem.<text:line-break/>Ea autem praecipua ratione custoditur, id, quod e sua<text:line-break/>substantia vacuatur aut alteratur, corrigendo. Secundo<text:line-break/>vero loco cohibendo ea, quae ipsius evacuare aut alte-<text:line-break/>rare substantiam possunt. Quae qtium ita sint, in bene<text:line-break/>valentibus consensus omnium eorum, quae agenda sunt,<text:line-break/>eo pertinet, ut .ipsa perennis fit, in aegrotantibus vero<text:line-break/>non semper. Maxima autem est virium dignitas, siquidem<text:line-break/>vita in nobis ex harum custodia existit. Facultas ergo<text:line-break/>prima omnium est hominibus conservanda, ut neque ejus</text:p>
      <text:p text:style-name="P4"><text:span text:style-name="T3">substantia evacuetur, neque tanta alteratione immutetur,<text:line-break/>ut corruptelae propinqua sit. Hujus autem' custodiae par-&gt;<text:line-break/>tetn esse dicimus, quum vel aptam temperiem praefentem<text:line-break/>servamus, vel abientem inducimus. Quocirca ad faculta-<text:line-break/>tem conservandam cavendum est, ne plura offeras,' neve<text:line-break/>pauciora. -Sr enim plura quam par est des, cruditatis<text:line-break/>causam a fieres, praeterquam quod etiam corpas praegra-<text:line-break/>vabis, sicut rursum omnino </text:span><text:span text:style-name="T17">ηοή </text:span><text:span text:style-name="T3">nutrire et stomachi fasti-<text:line-break/>dia creat et eundem laedit et vices labefactat et'malos<text:line-break/>succos adauget.</text:span></text:p>
      <text:h text:style-name="Heading_20_2" text:outline-level="2">X.</text:h>
      <text:p text:style-name="P1"><text:span text:style-name="T9">Facultatis autem variae naturae:</text:span></text:p>
      <text:p text:style-name="P2"><text:span text:style-name="T3">Facultatem omnem ex potestate efficiendi id , cujus<text:line-break/>habet potestatem, nominare solemus. .Alicujus enim facul-<text:line-break/>tas est, ejusque notionem consequimur ex eo, quod ad</text:span></text:p>
      <text:p text:style-name="P4"><text:span text:style-name="T3">aliquid refertur. Proinde sic ipsam appellamus, quum<text:line-break/>essentiam ignoramus. ; Quum vero aut-robur aut virtu-<text:line-break/>tem facultatis dicimus,/aut etiam infirmitatem et vitium,<text:line-break/>tunc momen. lutell.igendnm .est, ut. ad actionem, refertur;<text:line-break/>Facultates igitur, q.ni&gt;e in corporibus animantium.sunt, est<text:line-break/>suum opes.' peragendum accommodatis, egent instrumentis,<text:line-break/>et nt. fabri, .qui in, uralbus. vitam d.eguior^,quibusdam in-<text:line-break/>strumentis- utuntur,; quibus fria opera abialvunt, ;sic facul-<text:line-break/>tales. i Quum autem in nubis tres facultates sint, anima—<text:line-break/>lis, ..vitalis;, et naturalis,- quae anim.al gubernant,, siutque,<text:line-break/>diversi inter se generis, unaquaeque velutiuex.suo..quom<text:line-break/>darn fonte toti est: corpori distributa. Earum una ad<text:line-break/>alendum animal necessaria est, ac communis cum stirpi-<text:line-break/>bus et vetuli fontem jecurhabet, rivulos vero ab hoc</text:span><text:span text:style-name="T23">;</text:span><text:span text:style-name="T3">in-<text:line-break/>totum corpus dispersos, venas. Hanc vel appetitricem<text:line-break/>vel naturalem vel altricem vocare licet.. Altera est, quae<text:line-break/>non modo in nobis, ut .stirpibus aut viventibus, . fcd etiam<text:line-break/>ut animalibus anima inest, quae sudem habet in corde</text:span></text:p>
      <text:p text:style-name="P4"><text:span text:style-name="T3">estque veluti innati caloris fons quidam. Hujus fontis<text:line-break/>rivuli funt arteriae. Caeternrn mullis nominibus.appella-<text:line-break/>tur, nam et facultas vitalis et facultas, quae irascitur et<text:line-break/>anima irarum aestu fluctuans nominatur. Tertia sita in<text:line-break/>cerehrb est anima particeps rationis, quae- voluntariis<text:line-break/>actionibus una cum sensibus praesidet. Haec utilni ipsa<text:line-break/>quoque partibus 'quibusdam ceu rivulis, hoc est nervis,<text:line-break/>per quos sensum et ,'motum ialtotiuo 'anlual transmittit.<text:line-break/>Ideo ipse varias esse facultatis naturas dixit, ut qnae in<text:line-break/>variis corporis partibus consistant et' ex variis veluti 'fon-<text:line-break/>tibus emanent. Heraclides autem censet nos haec de na-<text:line-break/>turalibus facultatibus accipere debere. Quod non abfur-<text:line-break/>dum existimo. Rebatur enim ex Hippocratis lententia<text:line-break/>naturum praeditam esse facultatibus, ‘ut trahendi ea, quae<text:line-break/>apta sunt, 'excernendi qu</text:span><text:span text:style-name="T23">a</text:span><text:span text:style-name="T3">e funt aliena, iteinquealterandi<text:line-break/>et quarto locij retinendi. Quod' fane verum est et nos<text:line-break/>tu unoqiWjqne instrumento esse demonstravimus.</text:span></text:p>
      <text:h text:style-name="P188" text:outline-level="2">XI.</text:h>
      <text:p text:style-name="P1"><text:span text:style-name="T3">Succi </text:span><text:span text:style-name="T5">c</text:span><text:span text:style-name="T3">orrumpenier.et </text:span><text:span text:style-name="T9">totum et partes et saris et intus.</text:span></text:p>
      <text:p text:style-name="P199">Dttobnip modis corruptela dicitur, tum ea quae fit,<text:line-break/>tum ea quae facta est. Res autem quatuor modis cor-<text:line-break/>rumpi solent, , quod etiam ipsarum essentiae elementa sint<text:line-break/>quatuor, ut quaedam propter siccitatem, quaedam propter<text:line-break/>nialium calorem aut frigus aut humorem corrumpantur.<text:line-break/>Cujusque autem natura corrumpitur, quum calefit aut.<text:line-break/>frigefit aut siccatur aut hnnrectatur, potissimum autem<text:line-break/>dum calefit aut frigefit, quippe quum hae qualitates sint<text:line-break/>essicacistimae. Sed etiam quum siccatur et humectatur, ut<text:line-break/>etiam esuriendo et sitiendo, dum hic humida, illic sicca<text:line-break/>substantia deest. Itaque ni fanguis sit biliosior, facilius<text:line-break/>exealefit. Sique in parte contineatur, quae inflammatione<text:line-break/>lentetur, sitque admodum calidus et iu toto.corpore .sit<text:line-break/>bilicIus, multo magis excalefit, ac deinceps corrumpitur.</text:p>
      <text:p text:style-name="P4"><text:span text:style-name="T3">Scimus enim quicquid facile alteratur, aut natura calidum<text:line-break/>est, id a quavis re calefaciente excalefieri a{que..ita pri-<text:line-break/>mum corrumpi, sicut quicquid facile est adulterandum et<text:line-break/>natura frigidum, id </text:span><text:span text:style-name="T9">a</text:span><text:span text:style-name="T3"> quavis re refrigerante, almum re-<text:line-break/>frigerari atque corrumpi, sive universe, siveqpartjculatitn.<text:line-break/>Facile porrd alterantur, quae tenuiorum sunt partium,<text:line-break/>proinde spiritus est ad alterandum facilis, ac bilis flava<text:line-break/>est natura calidissimapituita frigidissima. Post flavam -<text:line-break/>bilem calidus est sanguis, ut post pituitam frigida est atra<text:line-break/>bilis. Etenim flava bilis a quovis iu ipsam agente alte-<text:line-break/>ratur, atra aegre, atque ut uno verbo dicam, quicquid e<text:line-break/>tenuibus constat partibus, facile ad alterandum est, quic-<text:line-break/>quid e crassis, difficile, deinceps difficile ad corrumpen-<text:line-break/>dum. Corporis autem nostri sunt duo genera corruptelae.<text:line-break/>Quaedam enim corruptelae funt necessariae et lunatae et<text:line-break/>tanquam ex .ortus nostri principiis, ut ex sanguine scmi-<text:line-break/>neque prosectae, quaedam ex nobis ipsis oriuntur.. Pri-<text:line-break/>rnum genus ex siccitate fit, ac senectus appellatur, estqne</text:span></text:p>
      <text:p text:style-name="P4"><text:span text:style-name="T3">haec omni genito, corpori' innata corruptelae necessitas.<text:line-break/>Allera quae in animantibus inest maxime, totius substan-<text:line-break/>tiae fluor est, qui ab innato calore efficitur. Quum<text:line-break/>enim fluat omnium animantium moles, nisi alia similis<text:line-break/>substantia pro ea, quae defluit, introducatur, universum<text:line-break/>corpus ita corrumpetur. Ergo quicquid siccioris fubstan-<text:line-break/>tiae effluxit, cibo restituimus, quicquid vero humilioris,<text:line-break/>potione, ita aereae igneaeque substantiae modum respira-<text:line-break/>tionibus pulsuque arteriarum conservamus. Siquidem non<text:line-break/>eodem modo universum corpus a calidis aut frigidis, affi-<text:line-break/>citur, ob eamque causam quaedam animantes aptos sibi<text:line-break/>ipsis humores habent, quaedam ..non modo aptos, fed etiam<text:line-break/>qui perniciem asserant. Caeterum omnia a.rutur fimili-<text:line-break/>bus, tolluntur autem et corrumpuntur a contrariis. Nihil<text:line-break/>tamen ex scipio, ut ex proprio calore corrumpitur. Con-<text:line-break/>tra vero omnia augentur, roborantur et bene valent et<text:line-break/>vitam ducunt. At si quid praeter . naturam corporibus<text:line-break/>accidat, primum'humores propter humiditatem corrum-</text:span></text:p>
      <text:p text:style-name="P53"><text:span text:style-name="T3">pit, temporis vero progressu id pinguedinem et carnem<text:line-break/>attingit. Quamobrem videmus faepen umero sanguinem<text:line-break/>biliosum redditum corruptela quadam absurda usque adeo,<text:line-break/>ut totus •'corporis color porri colorem imitetur. Quin<text:line-break/>etiam sine mortiferis medicamentis cernitur corpus ad<text:line-break/>humorum corruptelam pervenire, quae similis est ei, quam<text:line-break/>venena afferunt. Quandoque etiam color propter humo-<text:line-break/>rum conversionem immutatur, ut totum corpus arquatum<text:line-break/>sit, interdum plumbi colorem referat, interdum sit magis<text:line-break/>fuscum, interdum nigrius, interdum vero etiam magis ver-<text:line-break/>gat ad<text:tab/>* Quod mirabile non esu Per-</text:span></text:p>
      <text:p text:style-name="P198">spicuum enim est putredinem ab alieno calore proficisci,<text:line-break/>ut dictumeesu Alienum calorem voco eum, qui foris<text:line-break/>advenit et neque est innatus, neque unicuique rei aptus,<text:line-break/>siquidem innato est a natura tributum ut concoquat, ali-<text:line-break/>eno ut corrumpat. Calor enim extrinsecus sanguini adve-<text:line-break/>nit et in solis exustionibus et in pestilenti statu. Sed et<text:line-break/>quando in aliqua parte corporis major copia sanguinis</text:p>
      <text:p text:style-name="P197">coacervata sit et ejus vires superet, corrumpitur, quemad-<text:line-break/>modum in tumoribus inguinum et orientibus tuberculis<text:line-break/>et inflammationibus, quum in parvis vafculis propter cras-<text:line-break/>situdinem obstruitur aut propter multitudinem impingitur.<text:line-break/>Quo sane tempore sanguis duplici de causa corrumpitur,<text:line-break/>et quia non difflatur et quis a natura non vincitur</text:p>
      <text:p text:style-name="P54"><text:span text:style-name="T3">*<text:tab/>Omnino ‘mutatur et commutatio in humo-<text:line-break/>rem melancholicum fit<text:tab/>*<text:tab/>et ex humorum</text:span></text:p>
      <text:p text:style-name="P218">formis. *<text:tab/>Deqne his dicta sunt, quae dici</text:p>
      <text:p text:style-name="P219">par erat in libris &lt;le<text:tab/>*<text:tab/>sanguinis mutatione</text:p>
      <text:p text:style-name="P55"><text:span text:style-name="T3">*<text:tab/>*<text:tab/>Conandum est de eis disse-</text:span></text:p>
      <text:p text:style-name="P220">rere, ita tamen- ut neque hoc loco longiores simus, ne-<text:line-break/>que veteribus contradicamus, qui' summoperg erraverunt,<text:line-break/>praeter Aristotelem, qui quum caeteri ferme omnes hallu-<text:line-break/>cinati sint, recte dixisse mihi videtur. '<text:tab/>*</text:p>
      <text:p text:style-name="P221">Omnes tamen concedunt a fuo aut alieno<text:line-break/>calore id effici. Non tamen pari modo. Sed Empedo-<text:line-break/>cles<text:tab/>*<text:tab/>*<text:tab/>Iis enim, qui sic</text:p>
      <text:p text:style-name="P4"><text:span text:style-name="T3">affecti sunt, perniciem instare: siquidem ejusmodi affectus<text:line-break/>et alimenti’indigentiam et humorum corruptelam 'indicant,<text:line-break/>quod quidem non femper usu venit. </text:span><text:span text:style-name="T25">ύ</text:span><text:span text:style-name="T17"> </text:span><text:span text:style-name="T3">*</text:span></text:p>
      <text:p text:style-name="P222">*<text:tab/>Illis tamen, utpote qui multa ab—</text:p>
      <text:p text:style-name="P223">surda in iis, quae ad medicinam pertinent, dixerint, hoc<text:line-break/>jam concedendum est, quod neque medici sint, neque<text:line-break/>longo usu exercitati; sed quod philosophi essent et rerum<text:line-break/>causas pervestigarent.<text:tab/>*</text:p>
      <text:h text:style-name="Heading_20_2" text:outline-level="2">XII.</text:h>
      <text:p text:style-name="P265">Spontanei ac minime spontanei; nobis quidem spontanei,<text:line-break/>causu vero minime spontanei.</text:p>
      <text:p text:style-name="P199">Spontanea interdum dicuntur non quae fine causa,<text:line-break/>sed quae sine causa a nobis proficiscente fiunt. Quuni<text:line-break/>enim medicamentum bili ducendae aptum damus, bilis fit<text:line-break/>evacuatio, nec eam. tum spontaneam nominare oportet;<text:line-break/>interdum etiam auae sine externa canfa</text:p>
      <text:p text:style-name="P4"><text:span text:style-name="T3">vero quae velut repente, nullo casu praecedente. Nunc<text:line-break/>vero praestiterit accipere spontanea significare quae fiunt<text:line-break/>sine causa a nobis proficiscente, ut noscamus humores<text:line-break/>spontaneos esse, vel non spontaneos et </text:span><text:span text:style-name="T9">a natura</text:span><text:span text:style-name="T3"> bonos<text:line-break/>effici, quam rem debet medicus imitari, id enim perfpi-<text:line-break/>cuurn esu Addit enim, nobis quidem spontanei, hoc est<text:line-break/>secundum naturam et a natura facti: </text:span><text:span text:style-name="T9">causu vero non<text:line-break/>spontanei,</text:span><text:span text:style-name="T3"> quia quum alia causa fubest, non sunt sponta-<text:line-break/>nei. In hanc sententiam ipfe dixit haec: </text:span><text:span text:style-name="T9">quem diuturnus<text:line-break/>alvi stuor vexavit, ei vomitus sponte superveniens mor-<text:line-break/>bum solvit.</text:span><text:span text:style-name="T3"> Et alio in loco: </text:span><text:span text:style-name="T9">quicunque jponte sanguinem<text:line-break/>mingunt.</text:span><text:span text:style-name="T3"> Quin etiam evacuationes e corpore fieri sponte<text:line-break/>dicimus, quaecunque fiunt, quum nos nijgl molimur.<text:line-break/>Quod solet contingere, quum natura corpus gubernans<text:line-break/>expurgat ea, quae sua sponte feruntur, interdniiijirritata,<text:line-break/>aut quod illa a vasculis non cohibeantur. Quo' sane<text:line-break/>tempore advertere medicus debet an prosint, au ne no-<text:line-break/>ceant, Hoc est utrum; ut ipfe alt, qualia purgari oportet</text:span></text:p>
      <text:p text:style-name="P56"><text:span text:style-name="T3">purgentur. Siquidem tunc corpora juvantur et natura<text:line-break/>id .evacuat, quod-fupervacaneum esu,Quum vero sympto-<text:line-break/>matis ratione. sit aliqnid,</text:span><text:span text:style-name="T23">;i</text:span><text:span text:style-name="T3">-neque ulla consequitur utilitas,<text:line-break/>ejusmodi evacuatio,' est malae constitutionis animantis in-<text:line-break/></text:span><text:span text:style-name="T27">dicium.</text:span></text:p>
      <text:h text:style-name="Heading_20_2" text:outline-level="2">XIII.</text:h>
      <text:p text:style-name="P57"><text:span text:style-name="T27">Causae </text:span><text:span text:style-name="T9">rursus aliae manifestae, alia</text:span><text:span text:style-name="T34">e</text:span><text:span text:style-name="T9"> abditae et aliae<text:line-break/></text:span><text:span text:style-name="T35">possibiles, aliae impossibiles.</text:span></text:p>
      <text:p text:style-name="P2"><text:span text:style-name="T3">Fructus quaestionis eorum, quae animali accidunt, est,<text:line-break/>ut, qui, causas intemperierum norit, eas ad, naturalem sta-<text:line-break/>tum reducag| quomodo, autem nofcet curabitque morbos<text:line-break/>is, qui et quiet quales et quanti sint ignorabit? Nos<text:line-break/>autem, ut multa esse genera causarum concedamus, quas-<text:line-break/>dam fn ' praesentia afferemus': primum quidem et praeci-<text:line-break/>pue illam, propter quam fit aliquid; secundo a qua fit;<text:line-break/>tertio ex quo; quartc per quod; quinto quale fit. Eo-</text:span></text:p>
      <text:p text:style-name="P4"><text:span text:style-name="T3">rum enim quae praeter naturam sunt, tria sunt universa<text:line-break/>genera: unum affectiones quae actionem laedunt, alterum<text:line-break/>earum causae, tertium fymptomata. 'Caulae autem quum<text:line-break/>agunt, hoc potissimum vocabulo gaudent. Sed saepe etiam</text:span><text:span text:style-name="T13">1<text:line-break/></text:span><text:span text:style-name="T3">sic vocantur, licet nondum quicquam agant, sed quod<text:line-break/>solum possint, veluti cruditates morborum causae dicun-<text:line-break/>tur, quamvis nemo adhuc aegrotet. Quocirca causarum<text:line-break/>alia est procatarctica, alia continens, alia antecedens, ut<text:line-break/>procatarctica sit, quae opere perfecto separatur. Conti-<text:line-break/>nens quae praesens morbum praesentem conservat, sub-<text:line-break/>lata tollit. Antecedens causa est, quae a procatarctica<text:line-break/>quodam modo fit, qua praesente effectus ipse®dest et illa-<text:line-break/>adaucta adaugetur et diminuta diminuitur et sublata<text:line-break/>tollitur. Multa quoque alia genera causarum inveniuntur,<text:line-break/>ut per se finiens, concausa et causa adjuvans , sicut etiam<text:line-break/>funt et manifestae et obscurae. Volunt autem causam per<text:line-break/>se finientem esse, quae ipsa per se finem afferat, concau-</text:span></text:p>
      <text:p text:style-name="P4"><text:span text:style-name="T3">sam vero, quae siiapte vi opus efficere non possit, quum<text:line-break/>alia.conjuncta possit, caiisam adjuvantem esse, quae</text:span><text:span text:style-name="T13">1</text:span><text:span text:style-name="T3">'efficiat<text:line-break/>illa quidem opus, sed aegre. Proinde aliquid ab ipsa<text:line-break/>assumi ad id, quod vult, facilius efficiendum. Causae auad<text:line-break/>tem manifestae appellantur, quae ipsae ex se, quum<text:line-break/>agunt et faciunt quid, in sensum cadunt. Non manifestae<text:line-break/>vero, quae non ex se, sed mediis intercedentibus pereipi-<text:line-break/>untur. Sicut abditae vocantur, quae neque ex se ipsis,<text:line-break/>neque ex aliis sentiuntur. Eaeque aut semper abditae</text:span><text:span text:style-name="T13">:<text:line-break/></text:span><text:span text:style-name="T3">sunt, aut ad tempus quas esse dicimus; quae aliquando<text:line-break/>absunt, rursus vero cadere sub fensum possunt, sicut lu<text:line-break/>libro de causis procatarcticis ostensum est, - Causarum ha-<text:line-break/>benda onmirgi cognitio est, siquidem nihil sine causa essi-<text:line-break/>citus. Haecqueest communis fere omnium philosophorum<text:line-break/>consensio. Non tamen conandum est rerum omnium af-<text:line-break/>ferre causam; primum quia ad rerum notiones atque usus<text:line-break/>hoc non est saepe .necessarium, deinde quia multa sunt in<text:line-break/>rerum natura, quae fuapte natura quibusdam principiis</text:span></text:p>
      <text:p text:style-name="P197">similia .sunt,. ut caufae rationem non admittant. Prae-<text:line-break/>terea nonnuuquam falluntur, quum incognita et quae<text:line-break/>caufae non sunt sumentes, se causam afferre arbitrantur.<text:line-break/>Non est igitur attendendus termo eorum, qui rerum omni-,<text:line-break/>uin caufam putant esse afferendam.- Tunc enim quae-<text:line-break/>renda rerum causa est,, quum id, quod de ipsis dicitur,<text:line-break/>aut notius aut credibilius est futurum. Hoc tamen semper<text:line-break/>servandum censemus ab iis, qui veritatis studio, ducuntur,<text:line-break/>nihil ut occultent eorum, quae evidenter apparent, etiam<text:line-break/>si caufae rationem maxime controversam habeant. Quam-<text:line-break/>obrem quum in aliis rebus omnibus Hippocrates ornan-<text:line-break/>dus est laudibus, tum-vel maxime in his, de quibus nunc<text:line-break/>disserimus. Censet enim usque eo progredi medicum<text:line-break/>oportere, quousque pervenire ipsius ars potest,' ut faepe-<text:line-break/>numero ad probabilitatem usque perveniat et res, quod<text:line-break/>inter se natura suut similes et ob‘id minus advertuntur,<text:line-break/>ostendat, deinde eis nomina imponat, potissimum vero si<text:line-break/>possit, quae sint usitatissima; sin. haec ignoret,, apta'singat.</text:p>
      <text:p text:style-name="P4"><text:span text:style-name="T3">Ante omnia vero singulis rebus singula nomina imponat,<text:line-break/>ne in sermone ex homonymis obscuritas oriatur, neve res<text:line-break/>ulla omittatur. Quum vero haec ita se habeant, series<text:line-break/>quaedam causarum fe deinceps excipientium saepe existit.’<text:line-break/>Sed in ejusmodi, nisi quis distinguat eam quae per se fa-<text:line-break/>cit ab ea quae ex accidenti dicitur, plurimi absurdissimi-<text:line-break/>que errores in disputationibus orientur. Significat autem<text:line-break/>per se idemt quod primum, ex accidenti idem quod se-<text:line-break/>cundo loco, quemadmodum morbus est quaedam praeter<text:line-break/>naturam affectio, quae actionem laedit, accidit autem<text:line-break/>ut alia affectio, quae ipsa quoque praeter naturam est,<text:line-break/>morbum praecedat. Haec tamen non sui ratione laedit<text:line-break/>actionem, sed </text:span><text:span text:style-name="T23">e</text:span><text:span text:style-name="T3">morbo intercedente, hanc autem affectionem<text:line-break/>non morbum, sed causam, quae morbum praecedit, appel-<text:line-break/>labis, quum neque per se neque primum, sed ex acci-<text:line-break/>denti et secundo loco laeditur actio. Atque ita non jam<text:line-break/>quicquid praeter naturam sit in corpore morbus statim<text:line-break/>erit appellandus, sed id denique quod primo actionem</text:span></text:p>
      <text:p text:style-name="P197">laedit. Quod vero hunc antecedit, causa nominanda est.<text:line-break/>Causae igitur ratione quaedam manifesta, quaedam abdita<text:line-break/>sunt; quaedam fieri possunt, quaedam non possunt, ut<text:line-break/>quaedam a tali causa fieri possint, quaedam non possint,<text:line-break/>id quod pro, potestate caufae et prout apta sit res, quae<text:line-break/>facienda sit, accipiendum est.</text:p>
      <text:h text:style-name="Heading_20_2" text:outline-level="2">XIV.</text:h>
      <text:p text:style-name="P1"><text:span text:style-name="T3">Natura </text:span><text:span text:style-name="T9">omnia,omnibus sufficit.</text:span></text:p>
      <text:p text:style-name="P199">Omnes fere et peripatetici et qui Hippocratem au-<text:line-break/>ctorem habent, naturam ut artificem ornant-laudibus. Era-<text:line-break/>sistrati vero studiosi non id perpetuo confitentur. Illum<text:line-break/>quidem principem admirantur, ut deum, et omnibus rn<text:line-break/>rebus verum esse existimanti Quod si ita sit, profecto<text:line-break/>multum a veritate aberravisse • philosophos peripateticos<text:line-break/>putandum est, quibus nihil placet 'eorum quae Eresistra-</text:p>
      <text:p text:style-name="P197">tus censnit. Verum‘si peripatetici recte in naturae con-<text:line-break/>templatione sunt versuti, ut perspicuum omnibus est, ni-<text:line-break/>hil erit Erasistrato magis ridiculum. Is enim ait peripa- -<text:line-break/>teticos nihil de natura recte statuisse. Quod ita falsum<text:line-break/>est nt si quis in Aristotelis ac Theophrasti libris fit ver-<text:line-break/>satus, is ceu commentarios physiologiae Hippocratis illos<text:line-break/>conscriptos este sit arbitraturus. Etenim calida, frigida,<text:line-break/>hitmida et sicca agere luter fe et pati princeps Hippocra-<text:line-break/>tes .fecundus Aristoteles ..recte* affirmavit, nutriri quoque<text:line-break/>pet se tota, quae nutriuntur et quae miscentur, ' omnia<text:line-break/>peri se tota misceri, pari modo quae alterantur per se<text:line-break/>tota alterari; sicut illud quoque, concoctionem alteratio-'<text:line-break/>nem quandam esse et mutationem ejus quod alit in pro-<text:line-break/>priam ejus, quod alitur, qualitatem, tum quae de gignendo<text:line-break/>sanguine ac nutritione deque incremento ’ habentur et<text:line-break/>item alia multa decreta 'ad ortum et interitum animan-<text:line-break/>tium et ad bonam valetudinem morbumque pertinentia<text:line-break/>funt Hippocratica simul et Aristotelica. Ex tot talibus-</text:p>
      <text:p text:style-name="P197">que sententiis una sola repetitur,'de qua Erasistratus cum<text:line-break/>illis vicis consentiat, hoc est naturam alicujus rei causa<text:line-break/>facere omnia ac nihil frustra. ldque interdum quidem<text:line-break/>ait Erasistratus, non tamen idem tuetur, sed plus millies<text:line-break/>evertit, siquidem de Erasistrati sententia lien sine causa<text:line-break/>factus t est, sic omentum, sic alia sexcenta. Quamobrem<text:line-break/>licet intueri sermones ab illis mandatos .literis neque fal-<text:line-break/>sos esse, neque parum. concludentes, quum luterim Erafi-<text:line-break/>strati libri talium plenissimi comperiantur. Ridiculum<text:line-break/>autem esu quum optime exaedificatam narim aut domum<text:line-break/>aut lecticam videas, licet artificem ignores, eam sine arte<text:line-break/>et temere et fortuna factam existimare, quum interim<text:line-break/>artem raro a fine sibi proposito aberrare, fortunam raro<text:line-break/>eundem consequi, omnes statuant. Sic etiam absurdnm<text:line-break/>est inutilem et non artificem putare causam fabricae cor-<text:line-break/>poris nostri, si modo similitudinem judicii in artificibus,<text:line-break/>qui cernuntur, cum iis qui non videntur servare velimus.<text:line-break/>Hoc autem si quis ipse per fe in animali velit expendere.</text:p>
      <text:p text:style-name="P4"><text:span text:style-name="T3">is mihi Asclepiadis et aliorum mullorum temeritatem vi-<text:line-break/>detur magnopere damnaturus. Si vero causam discat, cur<text:line-break/>nihil frustra factum sit et omnia in corpore ad usum ver-<text:line-break/>gant, vel ex eo naturae in animalibus et providentiam<text:line-break/>et artem credet. Quare Hippocrates, ut qui primus na-<text:line-break/>turae opera neri t, hanc admiratur ac perpetuo praedicat,<text:line-break/>ut et justam nominet et solam animalibus ad omnia suffi-<text:line-break/>eere dicet et ipfarn ex fe sine docture quae opus sunt<text:line-break/>efficere. Si- vero naturae providentiam ac sapientiam<text:line-break/>quispiam velit accurate cognofcere, id poterit percipere,<text:line-break/>si in dissectionibus spectet et consideret justene an secus<text:line-break/>suas portiones omnibus partibus distribuerit, fed aliis ma-<text:line-break/>jores, aliis' minores sit impertita: quantae nimirum satis<text:line-break/>erant, aestimata accurate cujusque dignitate, alii majorem,<text:line-break/>alii minorem portionem tribuit: unicuique vero tantam<text:line-break/>dedit, quantam tribui erat aequissimum. </text:span><text:span text:style-name="T9">Sic</text:span><text:span text:style-name="T3"> Hippocrates<text:line-break/>vocat medicum naturae ministrum, eum inquam., qui re-</text:span></text:p>
      <text:p text:style-name="P4"><text:span text:style-name="T3">vera medicus sit, non pharmacopolam quendam de trivio.<text:line-break/>Hic enim tantum abest ut merito naturae minister ap-'<text:line-break/>pelletur, ut potius inimicus et adversarius naturae atque<text:line-break/>aegrotantium nuncupari, jure debeati Perinde enim par<text:line-break/>est efficere medicum ut naturam semper facere intuemur.<text:line-break/>Ipsa enim innumerabiles machinationes conservandorum<text:line-break/>corporum causa adinvenit, quum quasdam partes circum-<text:line-break/>vestierit ac clauserit, ne quid exterius exuperet: quasdam<text:line-break/>perforarit et dilatarit canalesque induxerit, quibus modo<text:line-break/>alimentum, modo •refrigerationem spiritumque traherent,<text:line-break/>simul etiam excrementa per alios crassa, per alios tenuia<text:line-break/>extruserit. Omnem profecto de usu partium soriptionem<text:line-break/>huc imprudens- transferam, si omnia naturae opera dein-<text:line-break/>ceps recenseam.. Haud igitur mirabile est, si ait, natu-<text:line-break/>ram omnino sufficerer </text:span><text:span text:style-name="T9">naturae</text:span><text:span text:style-name="T3"> enim, ut ipse quodam in<text:line-break/>loco scribit, </text:span><text:span text:style-name="T9">sunt morborum medicae;</text:span><text:span text:style-name="T3"> propterea quod fi<text:line-break/>natura ad animantis salutem molitur omnia, consentaneum<text:line-break/>etiam est ab ipsa principe morbos curari, aut dum co-</text:span></text:p>
      <text:p text:style-name="P197">pinsum sudorem effundit, aut per urinam aut per alvum<text:line-break/>aut per vomitum humores noxios excernit. Id autem<text:line-break/>saepe fieri cernitur ab ea facultate, quae corporibus inest,<text:line-break/>quae ab ipsa gubernantur, quam Hippocrates naturam ap-<text:line-break/>pellare consuevit. Hanc quidem et indoctam et non di-<text:line-break/>dicisse ait,- fed tamen ea efficere quae oporteat, siquidem<text:line-break/>ipsa sine magistro novit motus voluntarios ab omnibus<text:line-break/>effici animantibus. Haec autem effici nos ,evidenter cer-<text:line-break/>nimus; quomodo autem fiant, hoc vero humanum inge-<text:line-break/>nium superat t nec magis quicquam quam admirari pos-<text:line-break/>sumus intelligere. Ac natura omni tempore in animali<text:line-break/>admirabilia commenta machinatur. Etenim neminem prae-<text:line-break/>terit quo tempore praegnans foemina est quomodo os<text:line-break/>uteri constrictum accurate conglutinatumque sit: sicut!<text:line-break/>nemo etiam ignorat, quantum providentiae adhibuerit, ut<text:line-break/>foetus ad collum uteri qua convenit figura perveniret, et<text:line-break/>quum ipsum pervaderet, nullam partem sauciaret ant lae-<text:line-break/>deret. Jam vero facultates, quae in'suetu jam funt, adeo</text:p>
      <text:p text:style-name="P4"><text:span text:style-name="T3">adauget, ut non solum alatur, sed etiam sapiat, lutelligat<text:line-break/>et omnia fere dignoscat atque agat; quod est naturae non-<text:line-break/>modo sapientiae, sed etiam potestatis argumentum. Sed<text:line-break/>hoc non est fatis. Nam quod omnium est maxime admi-<text:line-break/>rabile ipsa effecit, nimirum ipsa a nemine docta et quae<text:line-break/>non didicit, animans quod nascitur, omnium partium acti-<text:line-break/>ones docuit, siquidem non modo os, stomachum et ven-<text:line-break/>triculum alimenti instrumenta praeparavit, sed statim do- '<text:line-break/>euit animal, quomodo eis uteretur, facultatem quandam fa-<text:line-break/>plentlae ipsam a fele doctam animali ingenerans, cujus<text:line-break/>impulsu singula animalia ad actionem ducuntur et alimen-<text:line-break/>tum sibi accommodatum exigunt et caetera omnia dein-<text:line-break/>ceps faciunt, de quibus disserere est alterius disputa-<text:line-break/>tionis.</text:span></text:p>
      <text:h text:style-name="Heading_20_2" text:outline-level="2">XV.</text:h>
      <text:p text:style-name="P5"><text:span text:style-name="T3">Ad hanc vero </text:span><text:span text:style-name="T9">extrinsecus quidem cataplasuia, linimentum,<text:line-break/>inunctio, nuditas et tegumentum totius ac partis, calor</text:span></text:p>
      <text:p text:style-name="P58"><text:span text:style-name="T9">et f</text:span><text:span text:style-name="T16">rx</text:span><text:span text:style-name="T9">s</text:span><text:span text:style-name="T16">ui</text:span><text:span text:style-name="T9"> eadem ratione et adstrictio et ulceratio, mori,<text:line-break/>sui et res pinguefaciens.<text:tab/>...</text:span></text:p>
      <text:p text:style-name="P199">Quum praenotio non exigua sit medicinae pars, ma-<text:line-break/>ximeque utilis censeatur, docet hoc loco senex quot mo-<text:line-break/>dis medici in praesagiendi ratione delinquam. Praeter<text:line-break/>enim quam quod multae a natura causae afferuntur, quae<text:line-break/>faciunt ut praesagium praedictioque saepe varientur, pro-<text:line-break/>fecto multa etiam medicorum peccata et aegrorum errata<text:line-break/>in naturam, omnia plerumque recte gubernantem, licet<text:line-break/>intueri. Etenim quidam sunt, qui ne se medicos quidem<text:line-break/>arbitrantur, nisi quisque ipsorum ad aegrotum ingressus<text:line-break/>se succingat, deinde vel cataplasma imponat vel perfun-<text:line-break/>dat vel clysserem indat vel venam incidat vel cucurbi-<text:line-break/>tulas admoveat vel- fricet vel tale quidpiam faciat. Ac<text:line-break/>si quid horum ah ipso praetermissum fit, nihil ex arte.<text:line-break/>factum videatur. 'Hippocrates autem nobis indicat, quo-'<text:line-break/>ties hujusmodi homines ad aegrotum accedunt, haecque</text:p>
      <text:p text:style-name="P4"><text:span text:style-name="T3">non in tempore faciunt, toties errare. Quomodo igitur<text:line-break/>possunt aut praesagire, aut verum praedicere, quum tanta<text:line-break/>errata et quae naturae, ut ita dicam, repugnent, interce-<text:line-break/>dant? Quambbrem qui vult medicinam facere, debet fa-<text:line-break/>cere. quae oportet, </text:span><text:span text:style-name="T9">et</text:span><text:span text:style-name="T3"> supervacanea, importuna et noxia<text:line-break/>omittere. Deinde vero etiam aegrotus in rebus omnibus<text:line-break/>sit facilis ad parendum, neque quicquam per intcmperan-<text:line-break/>tiam delinquat. Denique qui assident, nihil peccent, ut<text:line-break/>neque iracundiam aegro concitent, quum aliqua in re<text:line-break/>peccant, aut dolorem afferant, quum quid importune nun-<text:line-break/>ciant; aut damno afficiant, quum quid diminute praepa--<text:line-break/>rant. Si autem neque medicus neque aegrotus neque<text:line-break/>quisquam eorum, qui eidem assident, delinquat, neque<text:line-break/>quicquam errati committatur lu iis, quae extrinsecus ad-<text:line-break/>veniunt,'verum erit praesagium veraque praedictio et.uatu-<text:line-break/>rae mullum impedimentum- asseretur. Quum autem erra-<text:line-break/>tum aliquod eomrnissum sit, quantum id fit expendendum<text:line-break/>erit. Maxime autem in victus ratione instituenda artisse</text:span></text:p>
      <text:p text:style-name="P4"><text:span text:style-name="T3">cetn esse oportet. Hic enim folus errorum vim difquirit<text:line-break/>et pernoscit et solus noxae magnitudinem habere peripe-<text:line-break/>ctam potest. Scimus enim morbos, qui prorsus periculo<text:line-break/>vacant, propter errata fieri diuturnos consuevisse. Qui<text:line-break/>vero incolumitatem pollicentur, non tamen sine periculo-<text:line-break/>sis symptomatibus, eos effici letales. Quin etiam ii, </text:span><text:span text:style-name="T9">a</text:span><text:span text:style-name="T3"> qui-<text:line-break/>bus periculum omnino abest, multis magnisque erroribus<text:line-break/>deinceps commissis in letalium naturam incidunt. Ac<text:line-break/>niljil mirabile est, quum etiam in bene valentibus magna<text:line-break/>errata morborum mortiferorum causae sint. Oportet igi-<text:line-break/>tur medicum studiose dare operam, ut et praesagiat et<text:line-break/>curet et noxae magnitudinem accurate pernoscat. Ita<text:line-break/>enim si quid foris incidet aut aegrotus peccabit aut assi-<text:line-break/>stentes. non faciunt quae oportebit, ipfe illa corriget, .si<text:line-break/>poterit, et praedictionem mutabit. Et initio ipse non<text:line-break/>errabit, neque cataplasmata .superdando,- neque liniendo,<text:line-break/>neque inurgendo, neque in partibus corporis denudandis,<text:line-break/>neque in iisdem calefaciendis aut refrigerandis tempore</text:span></text:p>
      <text:p text:style-name="P4"><text:span text:style-name="T3">minime opportuno, neque in constrictionibus neque ulce-<text:line-break/>rationibus neque morsibus neque febus pinguefacientibus<text:line-break/>adhibendis, neque in aliis rebus, quarum ipse mentio-’<text:line-break/>nem facit, administrandis.</text:span></text:p>
      <text:h text:style-name="Heading_20_2" text:outline-level="2">XVI.</text:h>
      <text:p text:style-name="P5"><text:span text:style-name="T9">Intrinsecus vero et quaedam praedictorum et praeterea<text:line-break/>causu abdita et</text:span><text:span text:style-name="T3"> parti et alicui et non alicui.</text:span></text:p>
      <text:p text:style-name="P2"><text:span text:style-name="T3">Quemadmodum errata foris committuntur iis in re-<text:line-break/>bus, quarum ante facta mentio est, sic intus saepe accidit<text:line-break/>propter causam, quae manifesta non esu idque et in toto<text:line-break/>corpore et in parte et in singulis et non item, sicut in<text:line-break/>tallbus et non talibus temperaturis. Interdum enim hu-'<text:line-break/>mor, qui computruit vel qui sit quam par </text:span><text:span text:style-name="T23">e</text:span><text:span text:style-name="T3">st copiosior<text:line-break/>et incoctus, aut etiam omnium humorum redundantia:<text:line-break/>morbi causam affert," interdum idem facit immodica in-<text:line-break/>tempestivaque evacuatio ; sicut etiam solent efficere, quae<text:line-break/>post evacuationem relicta sunt, ut ipfe ait, si ex eflluen-</text:span></text:p>
      <text:p text:style-name="P197">tibus aliquid relinquitur, atque id vel in humore, qni-<text:line-break/>morbum gignit, vel in affectione morbosa intelligen-<text:line-break/>dum est.</text:p>
      <text:h text:style-name="Heading_20_2" text:outline-level="2">XVll.</text:h>
      <text:p text:style-name="P5"><text:span text:style-name="T3">.Excretionei </text:span><text:span text:style-name="T9">fecundum naturam ventris, urinarum, sudoris,<text:line-break/>sputi,</text:span><text:span text:style-name="T3"> muci, uteri, per </text:span><text:span text:style-name="T9">haemorrhoidas, thyrnion, lepram,<text:line-break/>tuberculum, cancrum, e naribus, ex pulmone, ex ventre,<text:line-break/>ex sede, ex cole, secundum naturam et praeter naturam.<text:line-break/>Horum discrimina aliis alia ratione, alibi et aliter.</text:span></text:p>
      <text:p text:style-name="P199">Ostensum est in unoquoque,instrumento quatuor esse<text:line-break/>naturales facultates. Quum autem unaquaeque pars ani-<text:line-break/>malis humorem, qui ei conveniens est, in se traxit, haec-<text:line-break/>que ferme est naturalium facultatum prima, deinceps sci-<text:line-break/>endum est, partem non prius id alimentum, quod attraxit,<text:line-break/>excernere, quam vel ipsum instrumentum vel pars ma-<text:line-break/>xima eorum, quae continentur, in contrariam affectionem<text:line-break/>transierit. Postquam igitur partes sint abunde expletae</text:p>
      <text:p text:style-name="P197">cibis, tum quod reliquum est tanquam onus alienum abji-<text:line-break/>ci a ut. Sic enim facit venter, sic vesicae, ubi quodvis<text:line-break/>eorum, quae attraxerunt, vel multitudine distendat vel<text:line-break/>qualitate mordeat molestumque reddatur. ’ Eodemque modo<text:line-break/>uterus. Idcirco interdum abortus fit, quia distentus pro-<text:line-break/>perat quod molestum est abjicere. Quod etiam fit quum<text:line-break/>humoris in se effusi qualitate mordetur. Interdum etiam<text:line-break/>foetus editur et, ut decet; in lucem profertur. Est enim<text:line-break/>laesionis triplex causa', aut nimia moles, aut aliquod pon-<text:line-break/>dus, aut morsus. Molem intelligo, quum uterus non fert,<text:line-break/>ut amplius distendatur; onus, quum id quod continetur,<text:line-break/>supra ipsius vires sit; morsus, quum ea, quae aliis in<text:line-break/>partibus prius continebantur, illis difruptis, in uterum<text:line-break/>sint effusu At lu ventriculo morsus sunt evidentes pro-<text:line-break/>pter plurimum ipsius sensum, sicut etiam in utero et vesica<text:line-break/>lotium excipiente. ' Quare necesse est, unamquamque par-<text:line-break/>tem, aut multitudine oppressam, aut propter qualitatem in</text:p>
      <text:p text:style-name="P4"><text:span text:style-name="T3">mordacem acremque 'mutatam, desiderare expulsionem.<text:line-break/>Ex quo fit ut excretiones et fecundum-naturam et prae-<text:line-break/>ter naturam fiant, nt alvi, Iudoris, sputi, lotii, muci et<text:line-break/>aliarum rerum multarum. Sed qnum simul evenit ut<text:line-break/>facultas attrahendi humoris et facultas alterandi totum,<text:line-break/>quod attractum est, conficere non-possit', ideoque multa<text:line-break/>gignantur excrementa, faeullas autem expellens eo tem-<text:line-break/>pore deterius et imbecellius quam prius moveatur , ne-<text:line-break/>cesse est ita magnam excrementorum vim in carnibus con-<text:line-break/>sistere. Atque interdum pro excrementi fpecie et multi-’<text:line-break/>tndine alias alism fieri carnem modo tumidam, modo fla-<text:line-break/>tus plenam, modo ut in hydropibus est Interdum vero<text:line-break/>etiam praeter naturam exeretio fit, vel,' ut dictum est,<text:line-break/>propter aliquam facultatis noxam vel irritationem impor-<text:line-break/>tunam vel villosum motum, a quo facultas excitatur, aut<text:line-break/>propter ora venarum adaperta, aut 'propter instrumenti<text:line-break/>alicuius ruptionem .aut erosionem. Quo inznumero est<text:line-break/>sanguinis effusio, quae genere ipso praeter naturam esse</text:span></text:p>
      <text:p text:style-name="P4"><text:span text:style-name="T3">magna ex parte videtur. , Interdmn tamen secundum , na-<text:line-break/>turam fit, ut quum mulieres fanguluem per uterum </text:span><text:span text:style-name="T9">ex-<text:line-break/>cernant.</text:span><text:span text:style-name="T3"> At caeterae omnes sanguinis evacuationes toto<text:line-break/>genere praeter naturam sunt, illae vero sola multitudine<text:line-break/>praeter naturam censentur. * Quae autem vomun-<text:line-break/>tur, expelluntur alias, nt immodica et ventriculum prae-<text:line-break/>gravantia, ut est interdum alimenti copia, alias vero, ceu<text:line-break/>quae angant et mordeant. Quo: in genere sunt acida, ni-<text:line-break/>dornsa aut amara, et item biliosa, pituitofa et serosa er-<text:line-break/>crementa, quae vel ibidem gignuntur, vel ex totius ani-<text:line-break/>mantis habitu in ipsum confluunt. Praeter naturam vero,<text:line-break/>si quae concocta funt, nutrire non possint. Quocirca vi-<text:line-break/>demus saepe non solum acidam salsamque pituitam, scd<text:line-break/>etiam dulcem in ventriculo collectam ad vomitum ipsum<text:line-break/>impellere. Sed, et sanguis ipfe in ventriculum effusus eo<text:line-break/>pacto ipsum vomere cogit. Urinae autem excretionem,<text:line-break/>sicut etiam seminis et stercoris, naturalem esse nemo,<text:line-break/>opinor, ambigit. Videmus tamen quandoque magnam lotii</text:span></text:p>
      <text:p text:style-name="P197">copiam excerni, quum natura nec corpus purgat, nec<text:line-break/>molesta amovet,, scd sicut accidit, ut sudores et alvi<text:line-break/>dejectiones, ut symptomata redundantiae vitiosorum hu-<text:line-break/>morum; qui sint in corpore, excernantur, -.interdum vero,<text:line-break/>a natura expurgentur. Si vero memoria repetas ut fiat<text:line-break/>urinae secretio; 'profecto ea res admirabilem tibi in re-<text:line-break/>gendis animalibus naturae providentiam indicabit, idque<text:line-break/>quum ob renum fabricationem, tum vero ob urinariorum<text:line-break/>vaiorum originem, quam ex renum ventriculo ducunt.<text:line-break/>Ut nisi ad hunc modum facta essent.omnia, aut perperam,<text:line-break/>aut ne omnino quidem urina secerneretur et vacuaretur.<text:line-break/>Etenim urinae dignotio valde utilis est, praecipue autem<text:line-break/>in morbis acutis, ut in libris praesagiorum dictum est<text:line-break/>nobis. Quamquam Hippocrates etiam consuevit, ubi ali-<text:line-break/>quod instrumentum respirationis laesum fit , urinas intu-<text:line-break/>eri j quae si secundum naturam sint, in solis respirationis<text:line-break/>instrumentis periculum versatur; sin hae quoque pravae<text:line-break/>else videantur, tunc instrumentum quoque nutritionis male</text:p>
      <text:p text:style-name="P4"><text:span text:style-name="T3">affectum esse ostendunt. Jam vero-quum venter male<text:line-break/>affectus sit, ipsiusque affectio ex dejectionibus dignoscatur,<text:line-break/>tamen etiam facit .urinae mentionem, quae tenuis quum<text:line-break/>sit, cruditatem humorum venis contentorum significat.<text:line-break/>Quo etiam modo in ventriculi, thoracis, pulmonis nervo-<text:line-break/>rmnque affectionibus urinae spectandae sunt. Ipse autem<text:line-break/>deinceps sudorem commemorat. De quo, utpote qui secun-<text:line-break/>dum naturam non sit, aliquis.controversabitur. Diocles<text:line-break/>de hoc est studiose argumentatus. Sed hoc decretum<text:line-break/>mihi plane aIperum et praeter evidentiam esse, videtur,<text:line-break/>quum tamen ab ipfo vel maxime accommodate ad per-<text:line-break/>suadendum confirmetur. Nos autem perspectum habemur,<text:line-break/>sudorem ex eadem </text:span><text:span text:style-name="T9">gigni materis, ex qua urina,</text:span><text:span text:style-name="T3"> et eodem<text:line-break/>modo , exoriri. Utrique enim origo, est ex humore epoto,<text:line-break/>qui in corpore calefit et aliquid biliosae materiae assu-<text:line-break/>mit. Verum ut medici plura quam par est de furinis,<text:line-break/>ita de sudoribus aut nihil aut certe potius non necessa-<text:line-break/>ria conferipscrunt. Etenim natura semper dat operam</text:span></text:p>
      <text:p text:style-name="P4"><text:span text:style-name="T3">ut sanguinem expurget, quodque vitiosum est ab eo secer-<text:line-break/>nat et </text:span><text:span text:style-name="T9">a partibus principibus modo</text:span><text:span text:style-name="T3"> in ventrem et inte-<text:line-break/>stina, modo in extimam superficiem detrudat. Sed ex<text:line-break/>iis qnaecunque tenuioris substantiae sunt,, ea cutim egre-<text:line-break/>diuntur, partirn per eam perspirationem, quae sensum<text:line-break/>effugit, partini, ut fenfu percipiantur, ut sudores. Quae<text:line-break/>vero crassiora funt, ea pertransire cutis densitatum non<text:line-break/>possunt, fed aut medicamentis aut purgationibus aut cly-<text:line-break/>steribus aut vomitibus' evacuantur. Promptius autem<text:line-break/>per alvum •evacuantur humores, qui in primis venis funt;<text:line-break/>qui vero insunt in iis, quae in jecore funt, per urinas<text:line-break/>qui vero in toto corporis habitu, per sudorem; sicut qui<text:line-break/>lu capite, aut per palatum aut per nares aut per utrum-<text:line-break/>que; qui in amplis spatiis thoracis, per guttur simul cum<text:line-break/>tussi; qui denique in renibus aut vesica sunt, per uri-<text:line-break/>nam. De sputis autem hoc intelligendum est, quaedam<text:line-break/>ipsurnm esse spumea, quaedam flava, quaedam rufa, quae-<text:line-break/>dam pallida, quaedam rubra, quaedam nigra, Ex iis</text:span></text:p>
      <text:p text:style-name="P4"><text:span text:style-name="T3">spumea pituitofum fluxum indicant, flava biliosum sin-<text:line-break/>cerum; quaecunque autem rusa sunt, na biliosum, quidem<text:line-break/>flnxum significant, sed non parum serosi excrementi esse<text:line-break/>cum flava Sile commixtum'; sic </text:span><text:span text:style-name="T9">nigra</text:span><text:span text:style-name="T3"> melancholicum esse<text:line-break/>fluxum ostendunt, quae vero magis rubra sunt, plurimum<text:line-break/>sanguinis, sed parum amarae bilis habere humorem atte-<text:line-break/>stantur, quamobrem, quod hujusmodi est, omnium est spu-<text:line-break/>torum mitissimum, sicut nigrum est omnium peiniciosissi-<text:line-break/>mum. Cauterum quomodo sputa in acutis, morbis expen-<text:line-break/>denda sint, non est necesse dicere in praesentia; siquidem<text:line-break/>senex de eis nunc non disserit, sed in libro de ratione<text:line-break/>victus abunde locutus est, nosque , in quatuor in illum<text:line-break/>libnun conscriptis commentariis reni ipsam explicavimus.<text:line-break/>Quare ad ea, quaedeinceps sequuntur, nostra </text:span><text:span text:style-name="T9">fe conver-<text:line-break/>tet</text:span><text:span text:style-name="T3"> oratio. Addit, </text:span><text:span text:style-name="T9">muci, uteri, per haemorrhoidas</text:span><text:span text:style-name="T3"> etc. De<text:line-break/>quibus sigillarim agendo,non est producenda longius oratio,<text:line-break/>satisque erit ealenus de iis loqui, quatenus possit quispiamin-<text:line-break/></text:span><text:span text:style-name="T9">telligere,</text:span><text:span text:style-name="T3"> evacuationes fieri partirn secundum naturam, alias<text:line-break/>praeter naturam, quod jam nobis ad, ostendendum propositum</text:span></text:p>
      <text:p text:style-name="P197">est; quemadmodum de muco illud scire convenit,- cerebrum<text:line-break/>saepe expurgari hoc evacuato. Instrumentum enim olfa-<text:line-break/>ctus intra calvariam existit, in anterioribus cerebri ven-<text:line-break/>triculis, qui vaporosum etiam spiritum continenti Opor-<text:line-break/>tebat enim operimentum quoddam tale ei circumjectum<text:line-break/>esse,—quale et tueri ipIam posset et transitum sensibilium<text:line-break/>non impediret. Quocirca hoc operimentum rarum factum<text:line-break/>est. Unde faepenumero a partibus superioribus confertim<text:line-break/>fit .excrementorum evacuatio, quas blennas antiqui, mucos<text:line-break/>juniores ex Hippocratis Iententia nuncupant. Prodicus<text:line-break/>tamen id quod ab omnibus phlegma vocatur, cujus albus<text:line-break/>est color, mucum appellat: phlegma vero nominat inie<text:line-break/>id,, quod in humoribus ustum et veluti fupra modum<text:line-break/>coctum esu Excrementum autem, quod a cerebro defluit;<text:line-break/>fortasse quispiam non rite pituitam, fed mucum et grave-<text:line-break/>dinem nuncupabit. ' Quemadmodum autem pituita, quae<text:line-break/>in ventriculo intestinisque consistit, commodissime celer-<text:line-break/>rimeque vacuetur, naturae inventum in libris de usu par-</text:p>
      <text:p text:style-name="P197">tium exposuimus. Quod vero pituitae in venis compor-<text:line-break/>tatur, quum ex usti sit, nullius est vacuationis indigens.<text:line-break/>Sed scire oportet pituitae runum genus utile esse, ac se-<text:line-break/>cundum naturam animantibus, aliud inutile et'praeter<text:line-break/>naturam: quae dulcis est, eam esse animanti utilem et ad<text:line-break/>ejus uatnram accommodatam, quae acida salsaque facta<text:line-break/>est, acidam perfecte incoctum esse; salsam computruisse.<text:line-break/>Atque haec de muco satis esse mihi videntur in praesen-<text:line-break/>tis, De utero pauca dicentur. Ac primum utrum vul-<text:line-break/>vam, an uterum appellare oporteat eam partem, quam<text:line-break/>mulieribus ad parlendurn dedit, soliciti esse non debemus.<text:line-break/>Deinde sciendum est quaedam esse, quae tota animantium<text:line-break/>corpora expurgant, quaedam; quae partem aliquam. Haec<text:line-break/>autem interdum praestant, quae totum corpns purgant,<text:line-break/>interdum quae unam partem vacuant, qualia sunt quae<text:line-break/>per palatum et nares excrementa capitis educunt et quae<text:line-break/>per tussim thoracis partes ptilmonemque purgant et quae<text:line-break/>per urinam fetosum totius sanguinis excrementum edu-</text:p>
      <text:p text:style-name="P4"><text:span text:style-name="T3">eunt. De genere autem totum corpus purgantium sunt<text:line-break/>quae per uterum et per haemorrhoidas evacuant et item<text:line-break/>evacuatio, quae fit exercitationibus, frictionibus, et quovis<text:line-break/>motu. Quod ad uterum pertinet, causa </text:span><text:span text:style-name="T9">eft,</text:span><text:span text:style-name="T3"> quoniam ex<text:line-break/>omnibus corporis partibus uteri plurimas maximasqne </text:span><text:span text:style-name="T9">ve-<text:line-break/>nas</text:span><text:span text:style-name="T3"> habent. Itaque facta interdum mensium suppressione,<text:line-break/>multa symptomata confequi suleut. Quasdam autem soe-<text:line-break/>minas aliquis ejus partis dolor cum gravitate conjunctus<text:line-break/>conflictat, aliquibus in coxam ‘dolor,'incidit, aliquibus<text:line-break/>crus illius partis claudicat. Si vero menstruae purga-<text:line-break/>tiones diu - supprimantur, tunc et inflammationes et tu-<text:line-break/>mentia tubercula in extrema ilium parte excitantur,<text:line-break/>praeterea dolores lumborum, colli, sincipitis et sedis<text:line-break/>oculorum et vehementes febres. Quibusdam lotium<text:line-break/>aegre it, quibusdam ne aegre quidem, quorum nihil<text:line-break/>accidit iis, .quae integre purgatae funt. Ut igitur<text:line-break/>multa symptomata comitantur mecstruas purgationes<text:line-break/>retentas, sic immoderatas evacuationes sequuntur haec,</text:span></text:p>
      <text:p text:style-name="P3"><text:span text:style-name="T3">coloris vacuitas, pedum tumor et totum corpus subtumi-<text:line-break/>dum. Quin etiam hoc malo affectis mulieribus et con-<text:line-break/>coctio et appetitus ciborum vitiatur. Merito igitur ipse<text:line-break/>in Aphorismis scriptum reliquit: si </text:span><text:span text:style-name="T9">menstruae purgationes<text:line-break/>copiosiores stnt, morbi accidunt, st non stant, et ex utero<text:line-break/>morbi </text:span><text:span text:style-name="T22">exi.stu.nt.</text:span><text:span text:style-name="T21"> </text:span><text:span text:style-name="T3">Utpote multae causae sint, quibus copio-<text:line-break/>siores quam par sit, aut etiam pauciores excitentur men-<text:line-break/>struae purgationes, atque ideo multiplices morbi exori-<text:line-break/>antur. Idem in evacuationibus, quae fiunt per haemor-<text:line-break/>rhoidas, videtur contingere, siquidem multa inde mala<text:line-break/>confequuntur, sicut ex diuturnis haemorrhoidibus suppresi-<text:line-break/>sis aut immodica evacuatione ,ad extremum frigus horni-<text:line-break/>nem ducentibus saepenumero jam conspeximus hyderos<text:line-break/>consistere. Hoc autem omnes medici norunt, quum tamen<text:line-break/>Hippocrates et hoc ipsum et, alia multa perspicue docue-<text:line-break/>rit. Sed quicunque vere in illius sunt scriptis versati,<text:line-break/>, ii soli quomodo haemorrhois fiat, ab ipso didicerunt.</text:span></text:p>
      <text:p text:style-name="P199">Quomodo autem multi morbi inde oriantur, ut tormina</text:p>
      <text:p text:style-name="P3"><text:span text:style-name="T3">intestinorum, ut varices, et quum haec sint, nop femper<text:line-break/>esse prohibenda, sed interdum adjuvanda, vel natura qui-<text:line-break/>escente, totum ei negotium committendum, quum .ita ex-<text:line-break/>pediat, tantum abest ut illi sciant, ut ante tempus reme-<text:line-break/>dia adhibentes ea faciant, quae nullo modo facienda sunt.<text:line-break/>Vidi etiam his evacuationibus cohibitis. multus melancho-<text:line-break/>licis humoribus fuisse correptos,, alios dolore lateris re-<text:line-break/>numque vexatos, alios quum sanguinem evomuissent et<text:line-break/>aliis conflictati essent symptomatibus, diem suum obiisse.<text:line-break/>Quemadmodum autem in , cute et totius corporis partibus<text:line-break/>lepra, scabies, impetigo, verrucae, thymi, formicae, clavi<text:line-break/>tophique, sic in ano haemorrhoides caecae, fissa, prociden-<text:line-break/>tia, condylomata, fistulae aliaque multa contingunt, sic<text:line-break/>etiam tubercula. Quorum quaedam admodum calida sunt<text:line-break/>et cum vehementia quaedajn prodeunt, quaedam frigida<text:line-break/>siccaque, permulta alia inter haec media existunt, quae-<text:line-break/>dam exacte media eorum, quae dicta sunt, quaedam a<text:line-break/>medio utrinque paruin distantia, alia plus eodem modo in</text:span></text:p>
      <text:p text:style-name="P4"><text:span text:style-name="T3">utramque partem, quaedam summis vicina aut a mediis<text:line-break/>quodammodo et summis pari spatio distantia. Phymata<text:line-break/>autem appellant tumores praeter naturam, qui maxima<text:line-break/>ex parte sine externa causa oriuntur.. Videntur autem in<text:line-break/>abdomine thoraceque nasci. Quaedam acuta sunt et fasti-<text:line-break/>giata, quae ipfe meliora esse latis scripsit. Commendat<text:line-break/>etiam ea quae deorsum vergunt ,. ,quia eis adapertis ma-<text:line-break/>teria facile defluit; sicut etiam dura mollibus deteriora<text:line-break/>funt. . Quin etiam omnium tumorum, qui praeter naturam<text:line-break/>funt, varietas lexistit e natura; ejus quod influit; flatuosi<text:line-break/>enim magis fiuit, ubi materia flatuofa copiosior accessit.<text:line-break/>Magis vero inflammationis participes, ubi sanguis,, erysipe-<text:line-break/>latis, ubi-flavae bilis humor, oedematis, ubi pituita, sicut<text:line-break/>scirrhosi, ubi vel crassus vel valde lentus sit humor is,<text:line-break/>qui parti infixus est. Pari,modo atra bilis sine fervore<text:line-break/>cancros efficit, eosque si acrior sit; cum ulcere. Crassus<text:line-break/>autem est is humor, qui cancros gignit. Quocirca e va-<text:line-break/>fculis in circumjectam carnem non admodum excidit. ...Ac</text:span></text:p>
      <text:p text:style-name="P59"><text:span text:style-name="T3">sic quidem tumores cancri naturam imitantes in omni-<text:line-break/>bus partibus, praesertim vero in mammis mulierum, quae<text:line-break/>naturali purgatione non amplius expurgantur, oriri solent<text:line-break/>et ah excremento melancholico originem ducunt, quod<text:line-break/>etiam morbum, qui dicitur elephas, efficit. Saepe etiam<text:line-break/>ad varices decumbit et interdum ad cutem universam ex- ,.<text:line-break/>pellitur. Ac cancrum quidem incipientem curavimus,<text:line-break/>quum vero ad notabilem est perductus magnitudinem;<text:line-break/>nemo sine chirurgia fanavit. Simili quoque’modo tor-<text:line-break/>mina intestinorum a flava 'bile exorta saepe sustulimus.<text:line-break/>At fi quae essent ab atra bile excitata, ea vero prorsus<text:line-break/>suerunt insanabilia, siquidem a cancro, cum ulceratione<text:line-break/>conjuncto, nihil disserant.<text:tab/>*<text:tab/>*</text:span></text:p>
      <text:p text:style-name="P1"><text:span text:style-name="T3">Promptissime in os et nares comportantur. Decidunt vero<text:line-break/>et in. oculos ac nonnullis in aures. Decursum porro<text:line-break/>excrementi in os tum gula excipit, tum aspera arteria.<text:line-break/>Si vero acris sit fluxio, non'suium vocem laedit, fed<text:line-break/>•» r</text:span></text:p>
      <text:p text:style-name="P4"><text:span text:style-name="T3">etiam gravissima quaedam accedit erosio, ut etiam pulmo-<text:line-break/>nem saepe exulceret. Quamobrem dictum est , vomitibus<text:line-break/>et dejectionibus ventriculum evacuari, intestina iis solis,<text:line-break/>quae per infernas partes dejiciuntur, sicut etiam cava' je-<text:line-break/>coris, renes et vesica et gibba jecoris, si multo vitioscque<text:line-break/>fucco sint referta, medicamentis per infernas partes dejici-<text:line-break/>entibus et purgantibus expurgantur, si modico, per urinae<text:line-break/>meatus. Cerebrum vero, ut dixi, per palatum, nares et<text:line-break/>aures; thorax et pulmo per asperam arteriam et fauces.<text:line-break/>Peripicuum autem est et palati et narium evacuationes<text:line-break/>esse naturales, ut per has partes cerebri excrementa </text:span><text:span text:style-name="T9">de-<text:line-break/>rivando</text:span><text:span text:style-name="T3"> expurgentur; Per aures'vero praeter naturam:<text:line-break/>in infantibus tamen etiam per aures cerebrum purgatur,<text:line-break/>propterea quod si excrementa, quae illic consistunt, putre-<text:line-break/>scant acrioraqup' et. calidiora reddantur, inflammationes,<text:line-break/>ignem sacrum, ulcera serpentia, carbones, febres aliaque<text:line-break/>sexcenta genera, morborum parient. Natura autem pro-<text:line-break/>vidit ne quid a capite in pulmonem deflueret, siquidem</text:span></text:p>
      <text:p text:style-name="P4"><text:span text:style-name="T3">defluxiones malignae esse solent, quum ea, quae defluunt,<text:line-break/>tenuia sunt facultatibusque corrodentibus praedita. Haec<text:line-break/>autem non expedit tam diu in pulmone contineri, quoad<text:line-break/>concocta crassa reddantur, ut caeteras defluxiones, tenues<text:line-break/>illas quidem, sed non. corrodentes et difficiles, ad conco-<text:line-break/>quendum. Neque, statim expelli, propterea quod intus<text:line-break/>morantes non facile concoquuntur, sique ’ excernantur,<text:line-break/>tusses vehementes concitant. 'Quare sive in pulmone per-<text:line-break/>maneant hi humores, sive evacuentur, noxa sequitur.<text:line-break/>Itaque natqra recte, animantibus confutuit, quum duos<text:line-break/>meatus fecit, ne quid tale accideret. Sicut etiam alia<text:line-break/>multa ex alvo, ex fede et ex cole educuntur. - Quod et<text:line-break/>fecundum naturam et praeter naturam fieri, sicut etiam<text:line-break/>de caeteris quae jam dicta funt intelligendum est.</text:span></text:p>
      <text:h text:style-name="Heading_20_2" text:outline-level="2">XVIII.</text:h>
      <text:p text:style-name="P5"><text:span text:style-name="T3">Una natura </text:span><text:span text:style-name="T9">sunt haec omnia et non una; multae naturae<text:line-break/>sunt haec omnia et non una.</text:span></text:p>
      <text:p text:style-name="P200">Non vocat naturam quatuor elementorum, humidi,.<text:line-break/>sicci, calidi et 'frigidi temperamentum, siquidem haec est<text:line-break/>una omnium eorum, quae in rerum natura sunt, sed et<text:line-break/>non una, quia temperamenta rerum singularum differunt,<text:line-break/>sed vocat materiam eorum, quae evacuantur. Unum est<text:line-break/>enim genus excrementorum. Atque ita haec omnia sunt<text:line-break/>una natura. Non tamen una specie, sed specierum<text:line-break/>diversarum,</text:p>
      <text:h text:style-name="Heading_20_2" text:outline-level="2">XIX.</text:h>
      <text:p text:style-name="P265">Purgans medicamentum sursum et deorsum, et neque sur-<text:line-break/>sum neque deorsum.</text:p>
      <text:p text:style-name="P2"><text:span text:style-name="T3">Est hoc in more .positum Hippocratis ut verbum<text:line-break/></text:span><text:span text:style-name="T17">φαρμακεύειν </text:span><text:span text:style-name="T3">non usurpet ubi quaevis medicamenta ad-<text:line-break/>hibet, sed folum ubi purgantia. Sic in Aphorismis dixit:<text:line-break/></text:span><text:span text:style-name="T9">concocta</text:span><text:span text:style-name="T3"> </text:span><text:span text:style-name="T17">φαρμακεύειν</text:span><text:span text:style-name="T3">, et in acutis </text:span><text:span text:style-name="T9">morbis raro et in<text:line-break/>principiis uti pharmaciis.</text:span><text:span text:style-name="T3"> Omnino autem id fatentur '<text:line-break/>omnes, qui vel mediocriter in ejus sunt dictione versati.</text:span></text:p>
      <text:p text:style-name="P4"><text:span text:style-name="T3">Quomodo autem sursum et deorsum uti pharmaco opor-<text:line-break/>teat ipfe docuit, quum ait: </text:span><text:span text:style-name="T9">purgare oportet. aestate supe-<text:line-break/>riores potius, hieme inferiores ventres,</text:span><text:span text:style-name="T3"> et item: </text:span><text:span text:style-name="T9">graciles<text:line-break/>et sucile vomentes superius purgare, caventes hiemem ,•<text:line-break/></text:span><text:span text:style-name="T3">vomentes </text:span><text:span text:style-name="T9">vero drfstcidrer 'et modice bene habitos, inferius,<text:line-break/>caventes aestatem.</text:span><text:span text:style-name="T3"> Et quum addit: </text:span><text:span text:style-name="T9">tabidos vero., caven-<text:line-break/>tes purgationes per superiora.; melancholicos uberius, per<text:line-break/>inferiora.</text:span><text:span text:style-name="T3"> Et paulo post- </text:span><text:span text:style-name="T9">quorum alvi laevitate intesti-<text:line-break/>norum laborant, hieme per superiora purgare, .malum.<text:line-break/></text:span><text:span text:style-name="T3">Itemque: si . quis </text:span><text:span text:style-name="T9">febrem non habens cibum fastidiat et<text:line-break/>cordis morsum tenebricoiamque vertiginent patiatur et os •<text:line-break/>amarum sentiat., pharmacia per superiora indigere signi*<text:line-break/>secat.</text:span><text:span text:style-name="T3"> Adjungit postremo alium aphorismum, tanquam<text:line-break/>praeceptum, quod ad omnes dolores pertineat, his fere<text:line-break/>verbis: </text:span><text:span text:style-name="T9">dolores supra septum transversum, qui purgatione<text:line-break/>indigeant, per superiora opus esae pharmacia indicant;<text:line-break/>qui vero infra sunt, per inferiora.</text:span><text:span text:style-name="T3"> In hanc fententiam<text:line-break/>multa et in aphorismis et in aliis ipsius libris scripta esse<text:line-break/>licet intueri;, quibus apertu distinguit., quando per fu- .</text:span></text:p>
      <text:p text:style-name="P197">perna et quando per’ inferna sit pharmacia utendum.</text:p>
      <text:p text:style-name="P224">*<text:tab/>* In omni igitur re primum esse</text:p>
      <text:p text:style-name="P198">artificem oportet; tum opus aggrediendum esu Artificem,<text:line-break/>autem' esse in eoV.,positum est ut primum et maxime<text:line-break/>totius materiae, quae arti, subjecta sint, simplices faculta-<text:line-break/>tes cognoscas, mox vero ipsarum mixtiones, quot quales-<text:line-break/>que sict. . Est enim eadem ratio atque . doctrina de medi-<text:line-break/>camentis componendis deque ipsorum usu. Quum autem<text:line-break/>duplex materia sit medicis subjecta, altera, in qua medi-~<text:line-break/>eae artis finis, hoc est bona valetudo,, efficitur, idque est<text:line-break/>humanum corpus, altera est auxiliorum, per quae finis<text:line-break/>efficitur; sciendum est medicamentorum tractationem ad<text:line-break/>fecundam materiam pertinere, alteram vero esse prioris.</text:p>
      <text:p text:style-name="P60"><text:span text:style-name="T3">, \<text:tab/>*<text:tab/>-<text:tab/>*<text:tab/>Quaedam enim ex flava bile,</text:span></text:p>
      <text:p text:style-name="P198">quaedam ex atra, quaedam etx pituita exissent, tot enim<text:line-break/>sunt omnia febrium, quae ex humoribus putrescentibus<text:line-break/>accenduntur, genera; omnis aliarum febrium varietas ex</text:p>
      <text:p text:style-name="P225">harum mixtione existit. Quae autem ephernerae hecti-<text:line-break/>caeque vocantur, sunt alia duo genera febrium, ab acutis<text:line-break/>distincta. Sed et acuta febris oritur aut putrescente ali-<text:line-break/>quo ex praedictis humoribus, aut particula inflammata<text:line-break/>Omnia autem, quae hujusmodi sunt. *<text:tab/>*</text:p>
      <text:p text:style-name="P226">Quum enim primo die.<text:tab/>* '<text:tab/>*<text:tab/>Sim-</text:p>
      <text:p text:style-name="P198">plex et solus quisque humor ex iis, qui dicti sunt, quem-<text:line-break/>libet eorum quos commemoravimus morbum exquisitum<text:line-break/>gignit; confusus vero cum sanguine, tum in partem ali-<text:line-break/>quam procumbens aut scirrhi auti oedematis aut erysipe-<text:line-break/>latis naturam referentem inflammationem. Ac scirrhi<text:line-break/>quidem is, qui atrae bili miscetur, erysipelatis, qui amarae,<text:line-break/>oedematis, qui pituitae, sicut quum sanguis ipfe impactus<text:line-break/>in loco fluxioni obnoxio computruit, inflammatio exoritur.</text:p>
      <text:p text:style-name="P61"><text:span text:style-name="T13">:</text:span><text:span text:style-name="T3"><text:tab/>•<text:tab/>*<text:tab/>' * •<text:tab/>*<text:tab/>Sicut multa com-</text:span></text:p>
      <text:p text:style-name="P227">periuntur, in quibus neque per infernas, neque. per fuper-<text:line-break/>nas partes pharmaco utendum esu Jam vero neque in<text:line-break/>*<text:tab/>neque in aetate<text:tab/>*</text:p>
      <text:p text:style-name="P4"><text:span text:style-name="T3">neque cin calida regione</text:span><text:span text:style-name="T17">, </text:span><text:span text:style-name="T28">n</text:span><text:span text:style-name="T3">eque in habitu </text:span><text:span text:style-name="T6">*<text:line-break/></text:span><text:span text:style-name="T3">neque in </text:span><text:span text:style-name="T6">* *</text:span></text:p>
      <text:h text:style-name="Heading_20_2" text:outline-level="2">XX.</text:h>
      <text:p text:style-name="P62"><text:span text:style-name="T9">In alimento pharmacum optimum;,' in alimento pharma-<text:line-break/>cum malum; malum et optimum ad aliquid rese-<text:line-break/>runtur</text:span><text:span text:style-name="T3">.</text:span></text:p>
      <text:p text:style-name="P2"><text:span text:style-name="T3">Multa sunt quae mixtam ex cibo et medicamento<text:line-break/>naturam habent. Hujus generis esse dicimus quaecunque<text:line-break/>ex contraria facultate mixtam habent naturam. Sic in iis,<text:line-break/>quae </text:span><text:span text:style-name="T9">a</text:span><text:span text:style-name="T3"> nobis parantur, quaedam ex contrariis substantiis-<text:line-break/>sacnitatibusque comperiuntur, -ut si tu succo ptisanae pa-<text:line-break/>rrnn liquoris, scammonii injicias. Quamvis enim sic seu-<text:line-break/>fum effugiat, in actione tamen non occultabitur, sed aperte<text:line-break/>alvum subducet. Quaedam autem eodem modo </text:span><text:span text:style-name="T9">a</text:span><text:span text:style-name="T3"> natura<text:line-break/>componuntur, quae ridentur esse simplicia. Talem habent<text:line-break/>naturam lens, . brassica et marina propemodum </text:span><text:span text:style-name="T13">:</text:span><text:span text:style-name="T3"> omnia,</text:span></text:p>
      <text:p text:style-name="P4"><text:span text:style-name="T3">quae testam pro . cute habere dicuntur; quorum solidum<text:line-break/>e-ni us tarde permeat alvumque cohibet, humor ad excre-<text:line-break/>tionem irritat. ' Atque, interdum pugna quaedam mutuo<text:line-break/>conseritur,, quum solidum corpus cohibet et moratur, hu-<text:line-break/>mor .vero ad excretionem stimulat. Praeterea vero cibi<text:line-break/>et potus celeriter aut tarde pertransuunt., aut propter<text:line-break/>maturam nobis ab initio tributam,, aut propter ventris<text:line-break/>affectionem acquisitam, aut, propter: propriam substantiam,<text:line-break/>qruiiu neminem:' sagiat quosdam hnmidos esse,. quosdam<text:line-break/>aridos, quosdam lentos, quosdam friabiles, quosdam facile<text:line-break/>dividubs, quosdam acres, quosdam acidos aut amaros. aut<text:line-break/>dulces aut falsos aut austeros aut ecerbos, aut quasdam<text:line-break/>extra has habere ifaealtates medicamenti naturam referen-<text:line-break/>tes, . quae similes siiit'earum, qnae in medicamentis pur-<text:line-break/>gantibus insunt. JRaini igitur mirabile est, fi quaedam<text:line-break/>alvum movent, quum mixtas in </text:span><text:span text:style-name="T9">seipsis</text:span><text:span text:style-name="T3"> facultates habeant<text:line-break/>medicamenti naturam referentes, similes earum, quae funt<text:line-break/>in. colocynthide; .fcaminonio, veratro et aliis generis ejus-</text:span></text:p>
      <text:p text:style-name="P3"><text:span text:style-name="T3">dem. Sunt qui 'edulia inveniri arbitrentur, in quibus<text:line-break/>nulla neque alendi animalis,, neque purgandi facultas in-<text:line-break/>sit, aiuntque haec noli folum ut alimenta persaepe agere,<text:line-break/>sed etiam ut medicamenta, propterea quod corpora per-<text:line-break/>spicue calefaciunt, humectaut, refrigerant et siccant: haec<text:line-break/>porro quum nihil horum agunt in corpore, sed solum<text:line-break/>alunt, tum non subire medicamenti rationem. Sed si<text:line-break/>quae sunt hujusmodi edulla, nos certe paucissima esse<text:line-break/>affirmamus. Quod si sint, folum pro alimento sunt.<text:line-break/>Nec qualitatem corporis ejus, qui' sumpsit, immutant.<text:line-break/>Hac ratione quae mediae temperaturae sunt nullamque<text:line-break/>superantem qualitatem habent, haec alimenta folum esse<text:line-break/>volunt, medicamenta non item. Prodest igitur interdum<text:line-break/>in alimento vim medicamenti inesse, ut cum alimento<text:line-break/>remedium quoque adhibeatur, ac fortasse etiam cum </text:span><text:span text:style-name="T9">vo-<text:line-break/>luptate</text:span><text:span text:style-name="T3"> quadam, interdum vero id prodest. Quo fane </text:span><text:span text:style-name="T9">tem-<text:line-break/>pore</text:span><text:span text:style-name="T3"> alimentum redditur malum ex medicamenti qualitate,<text:line-break/>licet qualitate alimenti esset omnibus temporibus nostro</text:span></text:p>
      <text:p text:style-name="P4"><text:span text:style-name="T3">corpori idoneum. Non prodest autem, quum corpus fo-<text:line-break/>lam purgationem et non item alimentum postulati ld<text:line-break/>quod neque in omnibus neque perpetuo verum esu Quo-<text:line-break/>circa addit: malum et </text:span><text:span text:style-name="T9">optimum ad aliquid referuntur,<text:line-break/></text:span><text:span text:style-name="T3">hoc est noxium et utile. Alia enim ratione dices, hoc<text:line-break/>alimentum esse melius:* alia vero aliud, non autem ab-<text:line-break/>solutu. Nam si medicamentum dandum sit aut purganda<text:line-break/>alvus, hoc- ad agendum scammonium brassicae praestare<text:line-break/>affirmabis; </text:span><text:span text:style-name="T9">fi vero</text:span><text:span text:style-name="T3"> solum subducenda alvus sit, brassicae<text:line-break/>jus antepones. Sic de caeteris judicandum est, quia ma-<text:line-break/>lum et non malum ad aliquid referuntur. Et quod uni'<text:line-break/>optimum est, alteri erit malum et contra, et quod abso-<text:line-break/>lute malum est, alicui particulatirn utile esse comperie-<text:line-break/>tur. Caeteium de vocabulo </text:span><text:span text:style-name="T19">φανλου</text:span><text:span text:style-name="T17"> </text:span><text:span text:style-name="T3">hoc fciendum est,<text:line-break/>veteres fere omnes 'solere hoc usurpare, quum significare<text:line-break/>volunt fimplex, aut quodvis, cui contrario nomine oppo-<text:line-break/>nitur exquisitum.' • Nunc vero non ita accipiendum est,<text:line-break/>quum ei optimum opponatur.</text:span></text:p>
      <text:h text:style-name="P188" text:outline-level="2">XXI.</text:h>
      <text:p text:style-name="P271">Ulcus,, crusta, sanguis, pus, ichor, lepra, sursur, ulcera<text:line-break/>capitis manantfa:, impetigo, uitUigo, ephelis, interdum<text:line-break/>laedunt, interdum suvant. Interdum neque laedunt, ne-<text:line-break/>que juvant.</text:p>
      <text:p text:style-name="P2"><text:span text:style-name="T3">Ulcerum quaedam sua sponte oriuntur, quaedam </text:span><text:span text:style-name="T9">e<text:line-break/></text:span><text:span text:style-name="T3">causa externa. Et quaedam semper majora deterioraque<text:line-break/>fiunt, quaedam contra, sicut quaedam in extremitate con-<text:line-break/>sistunt, quaedam cava sunt. Quae extremitatem .cutemque<text:line-break/>occupant, herpetes yo.cant’ quae subjectum carnem corrum-<text:line-break/>punt, phagedaenas, ut etiam carbunculus vocatur ulcus<text:line-break/>quum crusta simul-cum multa circumjacentium corporum<text:line-break/>inflammatione. Si quis autem accuratius scire. </text:span><text:span text:style-name="T9">aveat</text:span><text:span text:style-name="T3"> pro-,<text:line-break/>prias ulcerum differentias, is explicatas habebit innisuris,<text:line-break/>methodi medendi., urbi etiam diximus alias esse simplicis<text:line-break/>soliusque ulceris, sine alia affectione conjuncta, disseren-<text:line-break/>tias, alias, si qua alia simul adsit affectio, nuo; :;.*.</text:span></text:p>
      <text:p text:style-name="P63"><text:span text:style-name="T17">-&gt; </text:span><text:span text:style-name="T3">*<text:tab/>Ipse dixit: </text:span><text:span text:style-name="T9">Erysipelas ab externis ad</text:span></text:p>
      <text:p text:style-name="P1"><text:span text:style-name="T9">interna verti non bonum est; ab. interioribus'ad extariora<text:line-break/>bonum,</text:span><text:span text:style-name="T3"> ut sclamns quicquid ex imis partibus ad cutim<text:line-break/>vertitur, iu bonis esse numerandum. Contra vero si ad<text:line-break/>profundas partes transmutetur, iu malis esse habendum:.,<text:line-break/>quocirca nonr.est mirabile, si ulcera interdum boni con-<text:line-break/>sulenda sunt, licet, ut monui; omnia propemodum sint,<text:line-break/>mala. Eadem est crustae ratio., Q uare. si ,ex. Ulcere san-<text:line-break/>guis fluat, cohibendus' prius Ianguis est, deinde ulcus cu-<text:line-break/>randum. Crustam autem ut scpimentum ulcerum medici<text:line-break/>compererunt. Generatur enim crusta ex subjectis circum-<text:line-break/>pofitisque corporibus veluti-scmiustis, quare’ tantum car-<text:line-break/>nis naturalis deperditur, quantum.ad crustam faciendam<text:line-break/>adustum esu ' Multis autem, postquam crusta decidit, pro—<text:line-break/>fusio sanguinis, quae aegre sisti potuit, supervenit, ut<text:line-break/>magnopere nocuerit, ac saepe acciderit ut animal hoc<text:line-break/>profluvio laborans ritius moriatur, quam effluere langula<text:line-break/>cesset: quo sane tempore necessitas nos cogit ut omni</text:span></text:p>
      <text:p text:style-name="P4"><text:span text:style-name="T3">remediorum genere utamur, debetqne medicus accurate<text:line-break/>ac sedulo animum advertere. De sanguine autem nemo<text:line-break/>dubitat quin interdum utiliter, interdum seciis effluat, aut<text:line-break/>eriam excernatur. Etenim </text:span><text:span text:style-name="T23">t</text:span><text:span text:style-name="T3"> si ratione judicationis morbo<text:line-break/>concocto et critico die fiat sanguinis profusio, si modo<text:line-break/>morbum per sanguinem judicari-opus erat, omnino aegro-<text:line-break/>tum servabit. Sin contra, aut mortem aut certe maxi-<text:line-break/>mum periculum afferet, ut nos quotidie propemodum intu-<text:line-break/>emur. Puris duplex est genus, altero, prodest, nocet al-<text:line-break/>tero. Prodest autem, quum fit superante'natura, nocet,<text:line-break/>quum fit illa superata. Ac superante quidem, ut in in-<text:line-break/>flamrnationibus et tumentibus tuberculis et in humoribus,<text:line-break/>qui in venis arteriisque continentur, id quod fubsidet in<text:line-break/>urinis. Alterum genus gignitur quum facultas oonecctrix<text:line-break/>usque adeo infirma facta est, ut nullam plane mutatio-<text:line-break/>nem putrescentis excrementi ad bonum efficiat. Quando-<text:line-break/>que etiam facultas ad extremam .imbecillitatem non per-</text:span></text:p>
      <text:p text:style-name="P4"><text:span text:style-name="T3">venit, sed humor est summe vitiatus. • Ergo quum natura<text:line-break/>integre superat, pus optimum efficitur. Est autem hoc<text:line-break/>ad adspectum album, crassum et omni ex partu sibi simile,<text:line-break/>tangenti autem laeve ac minime foetidum. Saepe autem<text:line-break/>album quidem est, sed quia foetidum videtur esse, non<text:line-break/>est bonum; sicut interdum non album, sed lividum appa-<text:line-break/>ret. Propterea ipse in Aphorismis extulit hanc feuten.-<text:line-break/>tiam: </text:span><text:span text:style-name="T9">quicunque suppurati uruntur aut secantur, st pus<text:line-break/>purum albumque stuxerit, evadunt;</text:span><text:span text:style-name="T3"> sin </text:span><text:span text:style-name="T9">subcruentum, suc-<text:line-break/>culentum ac suetidunr, moriuntur,</text:span><text:span text:style-name="T3"> et hanc: </text:span><text:span text:style-name="T9">quotum jecur<text:line-break/>suppuratum aduritur, st pus purum albumque stuxerit, eva-<text:line-break/>dunt,</text:span><text:span text:style-name="T3"> et quae sequuntur. Eodem modo est de ichoribus exi-<text:line-break/>stimandum, quod non parva symptomata ex ichoribus ori-<text:line-break/>antur- Idem ferme censet Plato, quum alt: </text:span><text:span text:style-name="T9">Ichor, qui san-<text:line-break/>guinis surum est, mitis, qui vero atrae bilis quae acida<text:line-break/>stt, ferus.</text:span><text:span text:style-name="T3"> Perspicuum enim est in omnibus et succis </text:span><text:span text:style-name="T9">et<text:line-break/></text:span><text:span text:style-name="T3">humoribus humiditatem quandam serosam ' tenuemque re-:<text:line-break/>periri; differre tamen pro natura eorum humorum, quo-</text:span></text:p>
      <text:p text:style-name="P4"><text:span text:style-name="T3">rum serum sunt. Erit autem infestissimum atrae bilis<text:line-break/>serum, minus, infestum, flavae, hocque minus pituitae, omni-<text:line-break/>um mitissimus ichor sanguinis, lu ulceribus autem icbor<text:line-break/>tenue excrementum appellatur, fordes ulceris id, quod<text:line-break/>crassum est, atque ex tenui excremento ulcus humidum<text:line-break/>redditur, ex .crasso sordidum. Hanc vero humorum con-<text:line-break/>templationem, in quibus ichores sunt, non folum novit<text:line-break/>Hippocrates,-fed etiam Plato, et de morbis, qui ex fingit-<text:line-break/>lis humoribus oriuntur, ita fere disserit, quum de morbis<text:line-break/>qui a-bile ’progrediuntur, agere incipit: </text:span><text:span text:style-name="T9">quaecunque partes<text:line-break/>corporis pati instdmmationem dtauntur, eae omnes a bile<text:line-break/>incenduntur et instammnntur.</text:span><text:span text:style-name="T3"> De pituita ad hunc' mo-<text:line-break/>dumc </text:span><text:span text:style-name="T9">pituita acida et salsa morbidum omnium, qui distiL<text:line-break/>latione stant, suns esa</text:span><text:span text:style-name="T3"> De atra veio-bile dicit ea, quae<text:line-break/>a nebis jam scripta sunt. -Eadem consueverunt.Aristote-<text:line-break/>les, Theophrastus et medici praestantissimi, Diocles, Plisto-‘<text:line-break/>nicus, Philotimus, Herophilus et alii plerique. Hippocra-</text:span></text:p>
      <text:p text:style-name="P4"><text:span text:style-name="T3">tes non modo de his egit, 'sed etiam de ichoroide sanguine<text:line-break/>in libris de morbis vulgaribus loqnutus est, quem sangui-<text:line-break/>nem medici esse .volunt cui venenosa quaedam maligna-<text:line-break/>que facultas </text:span><text:span text:style-name="T9">flt</text:span><text:span text:style-name="T3"> adjuncta, ut est in secundo de morbis<text:line-break/>vulgaribus sententia, </text:span><text:span text:style-name="T9">sub cute,</text:span><text:span text:style-name="T3"> inquit, </text:span><text:span text:style-name="T9">ichores gignebantur,<text:line-break/>hique inclust incalescebant pruritumque excitabant, • tum<text:line-break/>pustulae, ut ambustis, exurgebant, ac sub cute exuri stbi<text:line-break/>didebantur.</text:span><text:span text:style-name="T3"> Praeterea vero scito quaedam esse toto </text:span><text:span text:style-name="T9">ge-<text:line-break/>nere praeter</text:span><text:span text:style-name="T3"> naturam, quorum omnium est triplex disse-<text:line-break/>rentia, quaedam ex solidarum partium mutatione fiunt, ut<text:line-break/>myrarecla, vitiligo., leuec et alphos, elephas, scabies et<text:line-break/>lepra. Quaedam non omnino sunt praeter naturam prius,<text:line-break/>sed postea fiunt,. ut meliceris, atheromata </text:span><text:span text:style-name="T9">et</text:span><text:span text:style-name="T3"> steatomata.<text:line-break/>Quare semper adhibenda mens accurate est ad omnia<text:line-break/>quae praeter naturam sunt, ut cujus sint generis expen-<text:line-break/>das, et utrum sponte sua, an ex aliqua causa orta sint per-<text:line-break/>noscas, et utrum prosint, an noceant, . utrum denique ne-<text:line-break/>que prosint, neque noceant, ut ab ipfo dictum esu Quis</text:span></text:p>
      <text:p text:style-name="P4"><text:span text:style-name="T3">vero etiam quaedam' furfurum similia a capite excidunt,<text:line-break/>idcirco monet spectandum esse, utrum, haec quoque da-<text:line-break/>mnum, </text:span><text:span text:style-name="T9">an</text:span><text:span text:style-name="T3"> utilitatem afferant. Caeterum hoc symptoma<text:line-break/>gignitur ab ichoribus pravis pruritus concitantibus. In<text:line-break/>capitis etiam cute nascitur </text:span><text:span text:style-name="T9">is,</text:span><text:span text:style-name="T3"> qui achor nominatur. Est-<text:line-break/>que ex genere tumorum, qui praeter naturam sunt. Hic<text:line-break/>enim tenuibus quibusdam foraminibus perforatur, quae<text:line-break/>tenuem quendam vaporem humiditatis modicae glutinosae<text:line-break/>continent, lmpetigo quoque affectio cutis esu Ejus sunt<text:line-break/>duae species, altera cicur et mitior, altera agrestis et mo-<text:line-break/>lestior; in his squamae </text:span><text:span text:style-name="T9">a cute</text:span><text:span text:style-name="T3"> altrcedunt et locus, qui sub<text:line-break/>squamis est, rubicundior videtur et prope ad ulceratum<text:line-break/>accedit. Morbus autem ipse a salsa pituita flavaque bile<text:line-break/>exoritur. Alphos quoque duplex est, albus et niger- Fit<text:line-break/>niger ab atra bile, albus a pituita, non falsa. In vultu<text:line-break/>autem est uon solum ephelis, cujus mentionen' fecit, fed<text:line-break/>et vari et lentigines et ossium fracturae; quae omnia spe-</text:span></text:p>
      <text:p text:style-name="P197">ctanda sunt, an ut crifes, an. ut abscessus, an alio modo<text:line-break/>quodam exoriantur.</text:p>
      <text:h text:style-name="Heading_20_2" text:outline-level="2">XXII.</text:h>
      <text:p text:style-name="P265">AUmentum non alimentum; nisi alere queat, nomine ali-<text:line-break/>mentum, re autem minime; re alimentum,' nomine vero<text:line-break/>non item.</text:p>
      <text:p text:style-name="P2"><text:span text:style-name="T9">Quod</text:span><text:span text:style-name="T3"> paulo ante dixit recte dictum est, appositionem<text:line-break/>fieri,deinde agglutinationem, tum assimilationem cum eo, quod<text:line-break/>nutriendum sit, et illud proprie alimentum vocari, _id quod<text:line-break/>jamalit: quod vero velut alimentum est, necdum aluit,quale<text:line-break/>est quod agglutinatur aut quod apponitur, alimentum non<text:line-break/>proprie, sed homonyme nominari; quod autem venis con-<text:line-break/>tinetur et eo magis etiam quod in ventriculo est, utpote<text:line-break/>quod quandoque nutriturum sit, si probe conficiatur, ali-<text:line-break/>mentum esse appellatum. Eodem modo, ut dictum est,<text:line-break/>singula edulia vocamus alimenta, non quod jam alant</text:span></text:p>
      <text:p text:style-name="P64"><text:span text:style-name="T3">animantes, neque quod talia sint, quale est </text:span><text:span text:style-name="T9">id quod alit:<text:line-break/>fed quod</text:span><text:span text:style-name="T3"> possint alere nutrituraque sint ,r fi probe suerint<text:line-break/>consecta. Est ergo alimentum et non alimentum. Quod<text:line-break/>enim jam assimilatnm est, alimentum vocat. Sic quod<text:line-break/>potest nutrire nutriturumque est, alimentum nuncupamus.<text:line-break/>Quod vero nunquam potest alere, nomine quidem potest<text:line-break/>alimentum appellari:,., re vero non potest. Puri modo<text:line-break/>quod re ipla alimentum est, _ non est alimentum nomine,<text:line-break/>fed re et actione. De alimentis autem, </text:span><text:span text:style-name="T9">in quibus</text:span><text:span text:style-name="T3"> medi-<text:line-break/>camenti facultates sunt, ac de medicamentis *<text:line-break/>Sieut curatio, quae sit- iis alimentis, lu quibus medica-<text:line-break/>menti facultas in est, praestantior censetur quam ea, quae<text:line-break/>medicamentis facultates alimenj^rtJm in se habentibus<text:line-break/>fiat. Prolude cave- ne purgatiohes ex puris rebus rnolla-<text:line-break/>ris, siquidem aliquid admiscendum esu Si vero ut in medis<text:line-break/>camento purgante contingat; ne finem non consequaris;<text:line-break/>ne quid aliud adjungito, nisi quod idoneum sit, in' quo<text:line-break/>alendi insit facultas. Hujus autem generis funt quae-<text:line-break/>cunque *</text:span></text:p>
      <text:h text:style-name="P188" text:outline-level="2">XXIII.</text:h>
      <text:p text:style-name="P1"><text:span text:style-name="T9">Alimentum in pilos et in ungues et in extimam superstr<text:line-break/>cient ab internis partibus</text:span><text:span text:style-name="T3"> pervenit. </text:span><text:span text:style-name="T9">Ab externis parti-</text:span></text:p>
      <text:p text:style-name="P2"><text:span text:style-name="T36">bu</text:span><text:span text:style-name="T9">s alimentum ab. extima superficie ad intima pervenit,<text:line-break/>-con</text:span><text:span text:style-name="T11">f</text:span><text:span text:style-name="T9">luxio </text:span><text:span text:style-name="T11">una</text:span><text:span text:style-name="T19">, </text:span><text:span text:style-name="T9">c</text:span><text:span text:style-name="T36">o</text:span><text:span text:style-name="T9">ns</text:span><text:span text:style-name="T36">piratio una.</text:span></text:p>
      <text:p text:style-name="P2"><text:span text:style-name="T3">In iis, .quae supra attulimus,; ostensam, est, unam-<text:line-break/>quamque partem,.; traliere'alimentum; sibi • aptum ; atque<text:line-break/>alimenti distributionem opus este naturaleut ex ventri-<text:line-break/>culo in .jecur,,i ex jecore in tutum..corpus distribuatur,<text:line-break/>itemque omnium naturalium actionum principem ac ma-<text:line-break/>xime . necessariam propen^dum esse, muttitionem, quae<text:line-break/>actionis alterantis quaedam- species, esu o Quoniam autem<text:line-break/>concoctio , quae in ventriculo fit,</text:span><text:span text:style-name="T23">;</text:span><text:span text:style-name="T3"> alteratio quaedam est,<text:line-break/>itemque ea., quae in venis; quaeque iu singulis fit parti-<text:line-break/>bus, ideo consequitur assimilatio;quae ut nomine non ea-<text:line-break/>dem.fit,' quod nutritio, re </text:span><text:span text:style-name="T9">certe</text:span><text:span text:style-name="T3"> diversa non esu Sunt<text:line-break/>tamen, qui nullam inesse ulli parti attractricem sa-</text:span></text:p>
      <text:p text:style-name="P197">cultatem propriae qualitatis arbitrentur. Nobis autem<text:line-break/>nihil,difficile est offendere per eundem'meatum: effici at-<text:line-break/>tractionem et excretionem, temporibus tamen diversis,<text:line-break/>quando gula ventriculinon solum esculenta.et potulenta<text:line-break/>in seipsum adducit, sed etiam qunm nausea tentatur, con-<text:line-break/>trariam obire actionem evidenter conspicitur. Idem fa-<text:line-break/>cit vesica, quae sub jecore est, quae ejusdem colli usu<text:line-break/>impletur et vacuatur. Simili quoque modo uteri collum<text:line-break/>intro est via spiritus, foras- vero foetus. Ostensum enim<text:line-break/>est, per quas venas a ventre in jecur facta est digestio,<text:line-break/>rursus ex jecore in, ipsum trahi nutrimentum in longiore<text:line-break/>inedia posse. Venarum, quae^medium spatium inter je-<text:line-break/>cur et partes citra ventrem occupant, eadem ratio est.<text:line-break/>Quum enim lu eis magna’ alimenti contineatur-copia, per<text:line-break/>easdem venas sursum fertur jecur. Quum autem vacuae<text:line-break/>sint alimentique indigeant, per easdem rurius a jecore<text:line-break/>trahunt. Quae quum ita sint, omnis pars, quae robu-<text:line-break/>stior fit, trahitr; quae imbecillior, evacuatur. Idque vel</text:p>
      <text:p text:style-name="P197">absolute et natura et communiter omnibus inest, vel pro-<text:line-break/>prie in aliqua efficitur... Et natura quidem, generatimque<text:line-break/>omnibus et animantibus, cor,quam jecur, jecur quam intestina<text:line-break/>et venter, arteriae quam venae sunt ad trahendum id quod<text:line-break/>eis utile est, et ad id, quod tale non est,’ excernendum<text:line-break/>valentiores. In singulis .autem nobis proprie hoc: tempore<text:line-break/>trahit vehementius jecur, in alio ventriculus. Hic enim<text:line-break/>facile attrahit ex jecore, quum vehementer alimentum<text:line-break/>appetit plenumque jecur esu Quomodo etiam jecur tra-<text:line-break/>hit,. quum ipsum quoque indiget alimento : . et ut partes<text:line-break/>vicissim ex fele alimentum trahunt, sic etiam quod super-<text:line-break/>vacaneum est, in fele vicissim deponunt. Quare non est<text:line-break/>mirandum, si ab extima superficie, quae* ad cutim est, ut-<text:line-break/>nunc ait Hippocrates, usque ad intestina et ventrem ali—<text:line-break/>quid translatum perveniat, ac non spiritus modo et excre-<text:line-break/>mentum,- fed etiam nutrimentum ipfum ab ultima super-<text:line-break/>ficie eo, unde primum ascendit,-rursus deferatur, siquidem<text:line-break/>exiguum momentum expultricem facultatem huc illnq im-</text:p>
      <text:p text:style-name="P4"><text:span text:style-name="T3">pellit.. Motus autem qui ab internis partibus irritant, nt<text:line-break/>in purgantibus medicamentis fit, et vehementiores sunt et<text:line-break/>diuturniores, duranlque dum affectio, “quae in ore vasorum<text:line-break/>est, quae nimirum trahit, quod vicinum est, permaneat.<text:line-break/>Haec enim in partem continentem evacuat; illa in eam<text:line-break/>rurfus, quae sibi proxima succedit, nec finis fit, donec<text:line-break/>ad ultimam superficiem 'perventum sit, ita ut partibus<text:line-break/>deinceps positis, sibi semper altera'alteri impertientibus,<text:line-break/>prima affectio celerrime usque ad extrema pervenisti Per-<text:line-break/>fpicuum igitur est ex toto in totum aliquid ferri mutuo-<text:line-break/>que recipi et, ut ipfe fcribit,’ </text:span><text:span text:style-name="T9">unam este omnium conspi-<text:line-break/>rationem et constuxionem.</text:span><text:span text:style-name="T3"> ld autem aperte cernitur in<text:line-break/>corde arteriisque omnibus, itemque thorace et pulmone;<text:line-break/>Siquidem omni fere temporis momento simuI instrumen-<text:line-break/>to-rum, simul materiarum contrarios motus fieri conspi-<text:line-break/>cies; et quemadmodum alio tempore spiritum ducimus et<text:line-break/>alio vicissim emittimus, sic alimentum alio tempore jecur</text:span></text:p>
      <text:p text:style-name="P197">trahit ex ventriculo, alio vero ventriculus extrahit e je-,<text:line-break/>eore. Illud autem non est praetereundum , duo esse ge-<text:line-break/>nera tractionis, unum fit successione ad id, quod vacuatur,,<text:line-break/>alterum qualitatis familiaritate. Quod autem fit succes-<text:line-break/>sione ad id, quod vacuatur, prius id trahit, qiiod levius est.<text:line-break/>Quod vero fit qualitatis familiaritate, saepe quod est gra- •<text:line-break/>vius, modo id sit magis natura cognatum. Quanquam<text:line-break/>quod levius est, videtur cor et arterias prius petere.<text:line-break/>Quatenus • vero etiam alimentum exigunt, in ipsas tunicas<text:line-break/>qubd accommodatum est trahitur. Partes autem hoc<text:line-break/>potissimum modo nutriuntur, corporis, quod sibi conti-<text:line-break/>nuum est, summae primum partes admoto sibi nutrimento<text:line-break/>fruuntur. Ab his rursum per continuum trahentes, su-<text:line-break/>munt eae, quae deinceps funt. Deinde ab illis rursus<text:line-break/>aliae. Atque id fit usque dum alimenti qualitas in omnes<text:line-break/>sit partes distributa. Nec tamen partes omnes ecdern<text:line-break/>modo aluntur, sed aliae sanguinem magis, aliae minus<text:line-break/>alteraturn postulant. Quae autem hujusmodi sint alibi</text:p>
      <text:p text:style-name="P200">dictum est, neque opus nunc est orationem producere<text:line-break/>longius. .</text:p>
      <text:h text:style-name="Heading_20_2" text:outline-level="2">XXIV.</text:h>
      <text:p text:style-name="P2"><text:span text:style-name="T9">Consuntientia omnia, universae compagi' omnia, parti<text:line-break/>vero partes in unaquaque parte ad opus,<text:line-break/>f</text:span></text:p>
      <text:p text:style-name="P2"><text:span text:style-name="T3">De ortu corporis animantium quatuor opiniones per<text:line-break/>divisiones inveniuntur, prima, quae ex. non sentientibus<text:line-break/>simul et non patientibus, secunda, quae ex fensibilibus<text:line-break/>quidem, sed impatibilibus ipsum constituit. Quod fieri<text:line-break/>non potest: ideo ah utraque opinione discessimus. Reli-<text:line-break/>quae sunt duae, quarum altera ex sensibilibus patientibus-<text:line-break/>que elementis corpus sentiens efficit, altera non ex sensi-<text:line-break/>bilibus illa quidem, sed ex patientibus. Verum si men-<text:line-break/>tem adhibeas, omnia corpora animantium et sensibilia<text:line-break/>-&gt;, et patibilia esse comperies. Imo vero prima ipsa elementa<text:line-break/>xicissim agunt et patiuntur multis modis.' Ex elementis</text:span></text:p>
      <text:p text:style-name="P4"><text:span text:style-name="T3">autem qualitates non transmutantibus aliquid diversi gene-<text:line-break/>ris fieri non potest, ex transmutantibus potest. Videmus<text:line-break/>eniin interdum in -multis mutationibus, quae interjectis<text:line-break/>mediis fiunt, quod hactenus fuit nigrum, rursus fieri al-<text:line-break/>bum, et quod hactenus album fuit, vicissim nigrum, et<text:line-break/>quod nunc sensile est, mox effici non sensile. Quicunque<text:line-break/>igitur ex,igne, aqua, aere et terra alteratis, trausmuta-<text:line-break/>tis et per se tota temperatis, aliquod ex compositis cor-<text:line-break/>poribns sensibile fieri censent, ii verum pronunciant. Quod<text:line-break/>vero quidam ajunt, corpora non esse sensibilia, quia actu<text:line-break/>non sentiunt, fortuito loquuntur. Etenim nostrum cor-<text:line-break/>pus etsi est perspicue sensibile, tamen non sentit prius,<text:line-break/>quam ab aliquo quidpiam patiatur. Quare sive ex sensi-<text:line-break/>bilibus et patientibus primis elementis, sive ex non seu-<text:line-break/>sibilibus, sed quae mutari alterarique possint necessario ,<text:line-break/>constitutum est, quod sensum sit habiturum, vera est senis<text:line-break/>sententia: omnia </text:span><text:span text:style-name="T9">este consuntientia.</text:span><text:span text:style-name="T3"> An de solis corporis<text:line-break/>nostri partibus nunc loquitur, significans omnes -esse sibi</text:span></text:p>
      <text:p text:style-name="P4"><text:span text:style-name="T3">mutuo consentientes, hoc est omnes in unius operis mini-<text:line-break/>sterium conspirare. Perspicuum enim est, magnas omnis<text:line-break/>animalis partes, ut manus, ut pedes, ut oculos, nt lin-<text:line-break/>guam, omnium animalis actionum causa fartas esse, oinnes-<text:line-break/>que ad actiones obeundas consentire, Quin etiam ininores<text:line-break/>ad totius instrumenti actiones ipsae quoque, reseruntur,<text:line-break/>sicut in oculo, quod unum est aspectus instrumentum et<text:line-break/>ex multis constat particulis, omnes particulae ad unum<text:line-break/>opus, hoc est ad videndum consentiunt. Aliarum par-<text:line-break/>tium est eadem ratio. </text:span><text:span text:style-name="T9">Sic</text:span><text:span text:style-name="T3"> ventriculus, sic os, sic pedes,<text:line-break/>sic manus faciunt; non omnes tamen . </text:span><text:span text:style-name="T9">id nosse volunt,<text:line-break/>quamvis hoc sermone id exposuerit</text:span><text:span text:style-name="T3"> hic auctor. Multis<text:line-break/>tamen danda venia est, propter dicendi obscuritatem non<text:line-break/>intelligentibus, Hanc enim sententiam et prisco more<text:line-break/>et succincte extulit et sursum et deorsum fine copula-<text:line-break/>tione, ut dicta est maxima pars eorum, quae'hoc Ilbro<text:line-break/>continentur, vel quod ipse primum ita scripserit, vel quod<text:line-break/>librarius, ut verisimile est, errarit, aut ad extremum quod</text:span></text:p>
      <text:p text:style-name="P4"><text:span text:style-name="T3">multa sint immutata et innovata a Capitone, </text:span><text:span text:style-name="T9">a</text:span><text:span text:style-name="T3"> Diofcoride<text:line-break/>et aliis audacibus interpretibus, sicut in aliis Hippocratis<text:line-break/>Icrnitis contigit. Sed nunc non est nobis propositum alio-<text:line-break/>rum errata arguere, sed Hippocratis explicare sententiam.<text:line-break/>Ait igitur: in </text:span><text:span text:style-name="T9">totius corporis compdge omnia consentiunt<text:line-break/>et partis cujusque partes ad ejus actionem conspirant.<text:line-break/></text:span><text:span text:style-name="T3">Quibus verbis nos docet, omnes partes, ut dixi, in .unam<text:line-break/>actionem conspirare, unamquamque, eodem modo: ut omnes<text:line-break/>ad vitam et ad omnes corporis actiones consentiunt, sic<text:line-break/>singulae ad singulas actiones conspirent-, sicut manus ap—<text:line-break/>prehensionis causa factae funt, oculi aspectus, pedes in-<text:line-break/>cessus et caeterae partes pari modo. Si igitur ut ma-<text:line-break/>nuum , oculorum pedumque aetio omnibus manifesta est,<text:line-break/>ita etiam pectoris, pulmonis, cordis et aliarum omnium<text:line-break/>partium esset, non esset necesse, de eis multa dicere; nunc<text:line-break/>vero actio plurimarum abdita est, nec folum vulgo et cui-<text:line-break/>vis homini, fed etiam medicis ac philosophis, proinde fit</text:span></text:p>
      <text:p text:style-name="P197">ut neque actionem, neque usum partium singularum inve-<text:line-break/>niamus. Quum interdum evidens fit, quicunque in actio-<text:line-break/>nibus instrumentorum falluntur, eos etiam partium usum<text:line-break/>ignorare, hoc autem ignorato, nec quomodo omnia’ in to-<text:line-break/>tius corporis compage simul consentiant, neque quomodo<text:line-break/>id in singulis partibus fiat, cognosci potest. Etenim hac<text:line-break/>neglecta contemplatione, quomodo particularum cerebri<text:line-break/>aut cordis aut aliorum fere omnium viscerum singulo-<text:line-break/>rum utilitatem sine mora inveniemus? His de rebus dil-<text:line-break/>sentiunt multi clarique philosophi et medici non vulga-<text:line-break/>res. Alius enim iu corde, alius in membranis, alius in<text:line-break/>cerebro animae principatum statuit. Proinde partium,<text:line-break/>quae in illis sunt, alius aliam utilitatem esse vulti. Ergo<text:line-break/>ut veritatem cognoscamus, paucis verbis docet Hippocra-<text:line-break/>tes eos, qui ab ipso possunt perdiscere. Sed ea inveniri<text:line-break/>non potest, nisi partium utilitas fit accurate considerata.<text:line-break/>Quod in eo politum est, ut quae fit optima corporis con-</text:p>
      <text:p text:style-name="P197">stitutio, cognoscatur. Haec autem in libris de uln par-<text:line-break/>tium sunt diligenter pertractata.</text:p>
      <text:h text:style-name="Heading_20_2" text:outline-level="2">XXV.</text:h>
      <text:p text:style-name="P265">Principium magnum itv ultimam partem pervenit ', ex ul-<text:line-break/>tima- parta ad principium magnum pervenit, una natura<text:line-break/>este 'et non este-</text:p>
      <text:p text:style-name="P199">Principium esse dicimus partem, quae iis a se exor-<text:line-break/>tis aut facultatem aut materiam omnino praebet. Ut<text:line-break/>autem animal sit moderate calidum, quatenus ei convenit<text:line-break/>ut calidum fiat ac mutare locum queat, duo principia<text:line-break/>nactum est, alterum instrumentorum, quae naturalem calo-<text:line-break/>rem conservent, alterutn eorum, quae omnibus ex appe- •<text:line-break/>titu 'actionibus obtemperent. Ubi vero foetus fit reple-<text:line-break/>tus sanguine, tum tria sunt principia, cor, cerebrum,<text:line-break/>jecur.' Haec tamen principia indistincta adhuc sunt et<text:line-break/>informia, fed quae coagulationem quandam notabilemque</text:p>
      <text:p text:style-name="P4"><text:span text:style-name="T3">magnitudinem habeant. Progressu autem temporis licet<text:line-break/>haec tria principia evidenter intueri et quandam etiam<text:line-break/>aliarum omnium partium descriptionem; denique et artus<text:line-break/>et quae in toto sunt corpore distinguuntur. Quum igitur<text:line-break/>tria sint, nosti cerebrum esse voluntariarum actionum<text:line-break/>principium, cor earum, quae vitales nominantur, jecur<text:line-break/>earum, quae ad nutrimentum pertinent, quas etiam natu-<text:line-break/>rales vocant. Qutimque in corde sit vitae principium,<text:line-break/>ipsumque sit et origo et sons innati caloris, sine quo nun-<text:line-break/>quam vivere animal potest, ideo ipsum cor magnum prin-<text:line-break/>cipium nuncupat. Siquidem ab , ipso dimanans nativus<text:line-break/>calor in omnes animantis partes et proximas et remotif-<text:line-break/>simas, quas ipfe ultimas vocat, omnibus horis omnique<text:line-break/>tempore pervenit et rursus ad idem principium revertitur,<text:line-break/>ut talis quaedam fiat vicissitudo, quam persaepe esse, ad<text:line-break/>vitam, necessariam admonuimus et qua privatum animal<text:line-break/>non posse non solum nihil-plane'agere rerum omnium,<text:line-break/>sed ne omnino qnidem vivere. Ac fortasse hoc unam</text:span></text:p>
      <text:p text:style-name="P4"><text:span text:style-name="T3">naturam nuncupat, ut quum hic calor adsit , homo </text:span><text:span text:style-name="T9">fit,<text:line-break/></text:span><text:span text:style-name="T3">quum ille absit, homo esse desinat.</text:span></text:p>
      <text:h text:style-name="Heading_20_2" text:outline-level="2">XXVI.</text:h>
      <text:p text:style-name="P1"><text:span text:style-name="T3">Morborum </text:span><text:span text:style-name="T9">differentiae in alimento, in spiritu, in calore,<text:line-break/>in sanguine, in pituita, in bile, in humoribus, in carne,<text:line-break/>An pinguedine, in vena,.sin arteria, in nervo, musculo,<text:line-break/>membrana, osta, cerebro, spinali medulla, ore, lingua,<text:line-break/>gula, ventriculo, intestinis, septo transversu,'peritonaeo,<text:line-break/>jecore, liene, renibus, vesica, utero, cute, haec omnia<text:line-break/>tum stgillaiim, tum per-partes, magnitudo ipsarum<text:line-break/>magna et non magna.</text:span></text:p>
      <text:p text:style-name="P199">De' numero morborum apud omnes veteres medicos<text:line-break/>extitit quaestio. Quidam .enim omnes morbos esse septem<text:line-break/>numero dixerunt, alii aut plures aut pauciores. Alii, ut<text:line-break/>Cnidii, numerum partium, corporis ad numerum morbo-<text:line-break/>rum accommodarunt, ut bilis, sint morbi septem, vesicae</text:p>
      <text:p text:style-name="P228">duodecim, renum quatuor, femoris .duo, pedis quinque,<text:line-break/>sicut etiam difficultatis urinae quatuor, distentiones tres,<text:line-break/>morbi regii quatuor, tabis tres, anginae multcs, eodemque<text:line-break/>modo intestinorum, multas affectiones posuerunt, quod ne-<text:line-break/>que verum est, neque necessario nuo * *<text:tab/>* Ve-</text:p>
      <text:p text:style-name="P198">rum si nunc de illorum dissensione dicere aggrediar, sermo-<text:line-break/>nem ad inutilis deflectam. Morborum enim duplex est genus,<text:line-break/>alterum in partibus similaribus, alterum in totis organis.<text:line-break/>Ut in similaribus sunt intemperies, sic et ni instrumentis<text:line-break/>unum in figura spectatur;- alterum in numero partium,<text:line-break/>tertium in cujusque quantitate, quartum in situ obscrva-<text:line-break/>tnr. ' Est'vero etiam solutio continui, atque ita sena sunt<text:line-break/>omnia genera morborum. Horum autem cujusque diffe-<text:line-break/>rentiae ad ultimas usque species in libro de differentia<text:line-break/>morborum expositae sunt. Alias vero morborum differen-<text:line-break/>tias ipse nunc connumerat, quae ab alimento, aliaere<text:line-break/>nos ambiente et ab aliis multis rebus oriuntur- Etenim<text:line-break/>fieri 'morbos ex alimento in libro de natura'hominis at te-</text:p>
      <text:p text:style-name="P3"><text:span text:style-name="T3">status est his verbis: </text:span><text:span text:style-name="T9">morbi autem tum a victu, tum a<text:line-break/>spiritu, quem trahentes vivimus, oriuntur.</text:span><text:span text:style-name="T3"> Tum utriusque<text:line-break/>_ generis distinctionem adjunxit. Quia'vero non solum ab</text:span></text:p>
      <text:p text:style-name="P2"><text:span text:style-name="T3">iis, quibus vescimur, quaeque bibimus, fed etiam a lava-<text:line-break/>cris, exercitationibus, otio, vigilia, moerore, ira, frigore<text:line-break/>et aestu morbi gignuntur, merito addidit: </text:span><text:span text:style-name="T9">'in calore,</text:span><text:span text:style-name="T3"> et<text:line-break/>reliqua. Quum autem alimentnm </text:span><text:span text:style-name="T9">e</text:span><text:span text:style-name="T3"> ventriculo in venas<text:line-break/>distributum eandem habeat proportionem cum venis et<text:line-break/>cum carnibus, id quod e venis in ipsas diditur, quam<text:line-break/>habuerunt esculenta et poculenta cum ventriculo,, idcirco<text:line-break/>ex vitio, humorum plurimr morbi oriri solent, nt erysipe-<text:line-break/>lata, cancer, gangraenae, phagedaenae, carbunculi, herpe-<text:line-break/>tes et caeteri generis ejusdem. . Edulia autem interdum<text:line-break/>vitiosa sunt aut natura, aut propter corruptelam quan-<text:line-break/>darn. Natura, ut caepa, allium, cardamum, porrum ; pro-<text:line-break/>pter. corruptelam, ut triticum, hordeum et alia quae<text:line-break/>gustantur. Hujusmodi autem eduliis vesci, satfie coacti</text:span></text:p>
      <text:p text:style-name="P4"><text:span text:style-name="T3">aut mortui sunt oppressi morbis, qui </text:span><text:span text:style-name="T9">a</text:span><text:span text:style-name="T3"> corruptela oriri<text:line-break/>solent et quos- pestis affert,, aut pustulis sunt correpti, sca-<text:line-break/>biem lepramqne referentibus, ld enim manifestum est,<text:line-break/>vitiosa edulia sanguinem vilinsum gignere, ac nutritionem<text:line-break/>a fanguine effici. Unde multa genera morborum existunt.<text:line-break/>Itaque hoc consilii do, abstinendum esse ab omnibus vitio-<text:line-break/>sis malique succi eduliis,. etiam si sint ad concoquendum<text:line-break/>facilia. Humor enim vitiosus ex ipsis collectus diu in<text:line-break/>venis latet, qui progressu temporis malignas febres gignit.<text:line-break/>Eodetnque pacto cenfeo eduliorum varietatem esse fugien-<text:line-break/>dam, si quidem nihil est, quod ciborum concoctioni magis<text:line-break/>adversatur, praefertim vero quum ipsa edulia ex contra-<text:line-break/>riis sint conflata facultatibus. Quid dicam de alimenti<text:line-break/>indigentia? ipsa enim multorum morborum causa est us-<text:line-break/>que adeo, ut etiam mulieres uterum gerentes abortum fa-<text:line-break/>ciant, in aliis bilis gignatur, lu aliis refrigeratio, in' aliis<text:line-break/>tremor, in aliis capilli defluant. Simili quoque modo</text:span></text:p>
      <text:p text:style-name="P65"><text:span text:style-name="T9">st alimentum praeter naturam plus ingestum stt,</text:span><text:span text:style-name="T3"> ut ipse<text:line-break/>ait, </text:span><text:span text:style-name="T9">hoc morbum facit.</text:span><text:span text:style-name="T3"> Quocirca danda nobis opera est,<text:line-break/>ut quoniam evacuamur, alimentum aequale sit copiae ejus<text:line-break/>substantiae, quae, defluit Plurimum autem defluit a cali-<text:line-break/>dis molllbusqtie corporibus et iis quae aut assiduo aut<text:line-break/>vehementi motu cientur, minimum autem a frigidis, duris<text:line-break/>et quae moderatas actiones obeunt.<text:tab/>#</text:span></text:p>
      <text:p text:style-name="P66"><text:span text:style-name="T3">Et quod ad substantiam pertinet, quae durior lapideaque<text:line-break/>est, permanens est et aegre movetur. Quae vero humida<text:line-break/>est ab mollis<text:tab/>*<text:tab/>cito a -r resolvitur.</text:span></text:p>
      <text:p text:style-name="P229">Quocirca copia alimenti' debet copiae perspiratio-<text:line-break/>nis proportione respondere;<text:tab/>*<text:tab/>Morborum</text:p>
      <text:p text:style-name="P198">differentiae ex , temperatura aeris non ambientis fiunt ex<text:line-break/>natura cujusque victus ratione, qua bene valens quis<text:line-break/>utatur.-'' Si enim sola aeris nos ambientis temperatura<text:line-break/>esset causa morborum,' omnes in singulis anni temporibus<text:line-break/>illis - generibus morborum affligeremur, qui morbi ad illa<text:line-break/>essent tempora accommodati. Sed et propter errata, quae</text:p>
      <text:p text:style-name="P200">in victu committuntur et propter multas alias causas<text:line-break/>morbi oriuntur, quemadmodum in libro de natura homi-<text:line-break/>nis scriptum esu Caelorum distinctionem ipfe attulit.</text:p>
      <text:p text:style-name="P230">*<text:tab/>*<text:tab/>Solam autem caliditatem</text:p>
      <text:p text:style-name="P2"><text:span text:style-name="T3">commemorat, qnia ipsa est qualitatum essicacissima.. Ad<text:line-break/></text:span><text:span text:style-name="T23">(</text:span><text:span text:style-name="T3"> ipsam addidit frigiditatem, tum humiditatem ac. siccitatem,<text:line-break/>ac caliditas quidem et frigiditas totam substantiam, quae<text:line-break/>vicina sit, alterare possunt; tumiditas vero et siccitas tem-<text:line-break/>poris progressu mutant ipsae quoque res subjectas, fed<text:line-break/>tamen non tam. celeriter sicut antedictae. Non est autem,<text:line-break/>unus modus neque originis, neque incrementi caliditatis,<text:line-break/>fed hoc fit aut propter motum, aut propter putredinem,'<text:line-break/>ani propter alterius caliditatis vicinitatem, aut propter<text:line-break/>calidae, effluxionis retentionem, aut calidae substantiae ad-<text:line-break/>mixtionem. Propter vicinitatem, ut facit sol aut ignis,<text:line-break/>ant si medicamentum calefaciens extrinsecus admotum<text:line-break/>contingat aut adhaereat. Propter motum, ut quum ira<text:line-break/>vehementer commovet facultatem irascendi, quae in cor-<text:line-break/>pore cordis collocata est. Propter vero putredinem *</text:span></text:p>
      <text:p text:style-name="P231">Duplex enim est causa effluxionis, altera quum ab<text:line-break/>aliis partibus excrementa ad. imbecilliores mandantur, al-<text:line-break/>tera quando eodem trahuntur, quod caliditas apta sit flu-<text:line-break/>xiones ad se trahere, aut easdem recipere.<text:tab/>*</text:p>
      <text:p text:style-name="P232">*<text:tab/>Si calor superet,. neceste est ut animal</text:p>
      <text:p text:style-name="P198">aegrotet eo morbi genere, qui morbus similis sit naturae<text:line-break/>ejus, causae, quae superant. Quare inflammationes et ery-<text:line-break/>sipelata et herpetes et carbunculi et affectus cum ardore<text:line-break/>et febre conjuncti sunt hujusmodi, sicut etiam convulsio-<text:line-break/>nes, distentiones, palpitationes, stupores, nervorum refolu-<text:line-break/>tiones, morbi comitiales et paraplegiae frigoris superantis<text:line-break/>affectus funt. Quo etiam modo ex atra bile exoriri Io-<text:line-break/>lent cancerelephas, fcabies, pruritus cutis, quartana fe-<text:line-break/>bris et affectio quae melancholia dicitur et lienis -magni-<text:line-break/>tudo atque alia permulta. Et item ex. aliis humoribus<text:line-break/>alia, quae non funt hoc tempore annumeranda. Magnam<text:line-break/>autem utilitatem affert animantibus calor moderatus, prae-.<text:line-break/>cipue autem' animali spiritui et instrumentis locum ma-</text:p>
      <text:p text:style-name="P67"><text:span text:style-name="T3">xime principem obtinentibus; fed et toti corpori, sicut<text:line-break/>alibi ostensum esu<text:tab/>*<text:tab/>Quomodo enim’ fri-</text:span></text:p>
      <text:p text:style-name="P68"><text:span text:style-name="T3">gidus sanguis in vapores solveretur? immodice vero cali-<text:line-break/>dus facile quidem in vapores fulvi fur, verum turbidos et<text:line-break/>fumosos.<text:tab/>*<text:tab/>*<text:tab/>Ob hanc igi- •</text:span></text:p>
      <text:p text:style-name="P1"><text:span text:style-name="T3">tur causam (anguis melancholicus et biliosus in-vapores<text:line-break/>viticsos solvuntur et aster ad melancholiam, alter ad in-<text:line-break/>saniam perducit. Interdum vero etiam lu febribus arden-<text:line-break/>tibus ad delirium. Quum autem propria cujusque pars<text:line-break/>substantia sit frigidi, calidi, humidi et sicci quaedam teni-<text:line-break/>peratura, sciendum est nullam partem statim immoderate ..<text:line-break/>siccam aut hurnidam reddi, extreme vero frigidam aut.<text:line-break/>calidam evidenter effiet. Itaque temperatura a nulla re<text:line-break/>tam celeriter corrumpitur quam ab immoderato cafore,<text:line-break/>sicut non exigua utilitas est, quum naturalis calor esu’<text:line-break/>Idque non solum in prima conformatione, in qua ossa<text:line-break/>citius concrescunt., nervi citius extenduntur; 'venae et</text:span></text:p>
      <text:p text:style-name="P69"><text:span text:style-name="T3">arteriae citius in fistulae formam se induunt </text:span><text:span text:style-name="T9">ac</text:span><text:span text:style-name="T3"> caetera<text:line-break/>membra formantur omnia, sed etiam in vita universa.<text:line-break/>Idem est de pituita, de flava bile deque atra judicandum.<text:line-break/>Haec enim,- sicut etiam sanguis, cum<text:tab/>*</text:span></text:p>
      <text:p text:style-name="P233">*<text:tab/>*<text:tab/>Neque enim volunt maniam ah atra</text:p>
      <text:p text:style-name="P234">bile exoriri, sicut neque cancrum, neque elephantiasin,<text:line-break/>nec ferina deliria in phrenitide, neque varices, neque hae-<text:line-break/>morroidas.<text:tab/>*<text:tab/>*<text:tab/>*<text:tab/>Sicut</text:p>
      <text:p text:style-name="P235">neque biliosum ferofumque excrementum, et tamen omnes<text:line-break/>humores in corpore contineri' perspiciuntur, adqne Hippo-<text:line-break/>crates demonstravit eo, quod omnes in bene valentibus,<text:line-break/>quum unusquisque a proprio medicamento trahitur, ex-<text:line-break/>cernuntur.<text:tab/>*<text:tab/>#<text:tab/>Haec videntur.</text:p>
      <text:p text:style-name="P198">Itemque magnitudo et mos cujusque morbi ex iis perci-<text:line-break/>pitur. Ac,-magnitudo quideiu ex affectionis magnitudine<text:line-break/>et fymptomatis ipsam consequentibus. Mos vero tum ex<text:line-break/>differentia morbi, tum ex symptomatibus ipsum conse-<text:line-break/>quentibus cognoscitur. Quum enim quisque morbus tri-</text:p>
      <text:p text:style-name="P236">bus modis magnus fiat, aut propter nobilitatem affectae<text:line-break/>partis, aut propter affectionis magnitudinem, aut propter<text:line-break/>morum ipsius malitiam, exempla erunt haec, vulnera ca-<text:line-break/>pitis et ventriculi praestantiam vulneratae partis indicant.<text:line-break/>Maligna autem statim fiunt vulnera, quae in articulis<text:line-break/>funt. Illie eniin doloris, vigiliarum, convulsionis et deli-<text:line-break/>rii periculum instat, , sic etiam magna, quae ita rnagha<text:line-break/>sunt, ut vel suturam, vel deligaturam postulent. In hu-<text:line-break/>moribus hoc idem manifestum est: etenim melancholicus<text:line-break/>exuperans perniciosissimus est, et quod malignus est ma-<text:line-break/>xime roditque maxime et aegre concoquitur aegreque pur-<text:line-break/>gatur, et quod plurimum subesse caloris, a quo perassatus<text:line-break/>est, indicat. Sanguineus, quia dulcissimus est et maxime<text:line-break/>aptus ad concoquendum, omnium est mitissimus. Alii duo<text:line-break/>humores sunt inter praedictos interjecti medii. Sympto-<text:line-break/>matum autem.<text:tab/>*</text:p>
      <text:h text:style-name="P188" text:outline-level="2">XXV<text:span text:style-name="T49">II</text:span>.</text:h>
      <text:p text:style-name="P5"><text:span text:style-name="T9">Signa, titillatio, dolor, ruptio, mens, sudor, urinarum se-<text:line-break/>dimentum, quies, iactatio, visu, phantasiae, icterus,</text:span><text:span text:style-name="T3"> sin-<text:line-break/>gultus, morbus </text:span><text:span text:style-name="T9">comitialis, sanguis integer,.somnus, et ex<text:line-break/>his et ex aliis quae secundum naturam sunt et quaecun-<text:line-break/>que ejusmodi caetera ad noxam et utilitatem procedunt.<text:line-break/>Labores totius et partis et magnitudinis stgna; alterius -<text:line-break/>quidem ad majus, alterius vero ad minus et ex utrisque<text:line-break/>ad majus et ex utrisque ad minus.</text:span></text:p>
      <text:p text:style-name="P237">*<text:tab/>* Neque facultatis voluntariae, neque in-</text:p>
      <text:p text:style-name="P198">strumentorum ad hanc pertinentium est propria affectio,<text:line-break/>siput tremor et convulsio, sed omnibus accidit corporibus<text:line-break/>quaecunque dilatari possunt. Haec suapte mollia sunt, ut<text:line-break/>et dilatari et rursus sedere in fe queant. Interdum haec<text:line-break/>palpitatio ex acribus mordacibusque humoribus exoritur.</text:p>
      <text:p text:style-name="P238">*<text:tab/>*<text:tab/>• Est motus similis ei motui,</text:p>
      <text:p text:style-name="P198">qui vulgo dicitur titillatio, fitque ex digitorum contactu.</text:p>
      <text:p text:style-name="P70"><text:span text:style-name="T17">*<text:tab/>*<text:tab/></text:span><text:span text:style-name="T3">Tremor talis quidam est mo-</text:span></text:p>
      <text:p text:style-name="P239">tus. Partium vero concussio, quae in morboso rigore fit,<text:line-break/>sine voluntate efficitur et post longa intervalla, quum mo-<text:line-break/>tus contrarii sese excipiunt.<text:tab/>*<text:tab/>*</text:p>
      <text:p text:style-name="P240">Huic similis est alius morbus, qui musculos et nervos oc-<text:line-break/>cupat, qui convulsio nominatur.<text:tab/>*<text:tab/>*</text:p>
      <text:p text:style-name="P241">Satis enim jam a nobis est dictum<text:tab/>*</text:p>
      <text:p text:style-name="P242">*<text:tab/>Qui autem eorum omnium, quo-</text:p>
      <text:p text:style-name="P198">rum facta mentio est, accurate tum cognitionem habere,<text:line-break/>tum originem perdiscere ajunt, poterit is nostrum, librum<text:line-break/>perlegere,- in quo de iis omnibus plene disseruimus. Nunc<text:line-break/>autem ad reliqua progrediendum est, ac primum de do-<text:line-break/>lore dicendum, tum deinceps de consequentibus.</text:p>
      <text:p text:style-name="P198">* # ' •</text:p>
      <text:h text:style-name="P185" text:outline-level="1"><text:bookmark-start text:name="bookmark12"/>GALENI IN HIPPOCRATIS LI-<text:line-break/>BRUM DE ALIMENTO COM-<text:line-break/>MENTARIUS IV.<text:bookmark-end text:name="bookmark12"/></text:h>
      <text:h text:style-name="Heading_20_2" text:outline-level="2">I.</text:h>
      <text:p text:style-name="P5"><text:span text:style-name="T9">Dulce, non dulee; dulce facultate, ut aqua, dulce gustu,<text:line-break/>ut mel. Signa utrorumque ulcera, oculi et gestus et in<text:line-break/>his magis et minus. Dulce ad aspectum et in</text:span><text:span text:style-name="T3"> colori-<text:line-break/>bus </text:span><text:span text:style-name="T9">et aliis mixturis dulce magis et minus.</text:span></text:p>
      <text:p text:style-name="P71"><text:span text:style-name="T17">*<text:tab/></text:span><text:span text:style-name="T3">Ipsorum quaedam humida, quae-</text:span></text:p>
      <text:p text:style-name="P198">dam sicca, quaedam tenacia, quaedam friabilia et facile<text:line-break/>dividua sunt. Quaedam acrimoniam in se habent, quae-<text:line-break/>dam acorem, quaedam amaritiem aut dulcedinem aut sal-<text:line-break/>suginem aut ausieritatem aut acerbitatem aut, alias prae-<text:line-break/>ter has qualitates. Quum autem scientia oriatur aut a<text:line-break/>sensu, aut 'ab evidenti notione, nos ad eorum, quae<text:line-break/>modo proposita nobis funt, inventionem aut altero ho-<text:line-break/>rum, aut utroque uti necesse esu</text:p>
      <text:h text:style-name="Heading_20_2" text:outline-level="2">II.</text:h>
      <text:p text:style-name="P5"><text:span text:style-name="T9">Raritas corporis ad perspirationem, quibus amplius ster--<text:line-break/>tur, salubrius, quibus minus, insalubrius. Densitas cor-<text:line-break/>poris ad perspirationem, quibus minus ausertur, mor-<text:line-break/>bosum. &gt;</text:span></text:p>
      <text:p text:style-name="P199">Quum duplex sit noxa, qua corpora animantium affi-<text:line-break/>ciuntur, altera ab externis, altera ab internis causis</text:p>
      <text:p text:style-name="P197">profecta, quorum mollis raraqne cutis est, ea ab omnibus,<text:line-break/>externis causis facile corripiuntur, quorum vero densa<text:line-break/>duraque est, ea facilius ab internis. Quocirca prodest<text:line-break/>cutim ita praeparare, ut utrumque excessum caveamus, ut<text:line-break/>neve cutim ita densam reddamus, ut ne recte fiat perspi-<text:line-break/>ratio prohibeamus, neve ita laxemus, ut a quacunque<text:line-break/>causa suris in ipsam incidenti facile laedatur. Scimus<text:line-break/>enim rara corpora imbecilliora esse et sana diutius per-<text:line-break/>manere et quum aegrotant, facilius sanescere, densa vero<text:line-break/>contra. Quod si quis continenter aegrotet, inspicienda<text:line-break/>causa erit. Siquidem duplex ejus rei causa est, aut ple-<text:line-break/>nitudo, aut vitiofus humor. Quum igitur e corpore mi-<text:line-break/>nus perspiratur quam sint ea, quae sumpta sunt, morbi<text:line-break/>ex plenitudine oriuntur. Proinde aptus modus eorum,<text:line-break/>quae edimus et bibimus, servandus est, habita ratione<text:line-break/>eorum, quae evacuantur, quantitate in utrisque ponderata.<text:line-break/>Est autem detrahendum de alimentorum aut qualitate,<text:line-break/>aut quantitate, aut de utraque, atque in iis, qui celeriter</text:p>
      <text:p text:style-name="P4"><text:span text:style-name="T3">copiam humorum colligunt, de utraque. Qui non cele-<text:line-break/>riter, aut non multum, satis erit alteram imminuere,<text:line-break/>quamcunque aegrotus optarit. Quantitatem imminuere<text:line-break/>facile est; quod ad qualitatem pertinet, fit ea edulia offe-<text:line-break/>rendo, quae parum nutriunt. Qui vero vitiosos humores<text:line-break/>accumulant., non funt eo modo tractandi, quo ii qui ple-<text:line-break/>nitudinem congerunt, siquidem non est unus folum fco-<text:line-break/>pns, quum neve una quidem sit malitiae humorum spe-<text:line-break/>cies. Est enim quaedam frigidior ac pituitosior, ut quae-<text:line-break/>dam calidior et biliosior, sicut rursus quaedam magis •<text:line-break/>aquea' et quaedam magis melancholica. In singulis autem<text:line-break/>cibi potusque omittendi-sunt, qui cito gignere possint hu-<text:line-break/>morem , qui in homine accumulatur. Quod fi contingat,<text:line-break/>verum invenitur quod ah Hippocrate dictum est: </text:span><text:span text:style-name="T9">quibus<text:line-break/>plus ad cutim fertur, eos non afstdue aegrotare,</text:span><text:span text:style-name="T3"> quia<text:line-break/>libera corporis perspiratio esu Qui contrario modo sc<text:line-break/>habent, contra. . Atque id est quod ipfe addit, quum niti</text:span></text:p>
      <text:h text:style-name="P188" text:outline-level="2">III.</text:h>
      <text:p text:style-name="P5"><text:span text:style-name="T9">Qui probe perspirant, imbecilliores et salubriores exjstunt<text:line-break/>et facile convalescunt.</text:span><text:span text:style-name="T3"> (Zui </text:span><text:span text:style-name="T9">male perspirant, priusquam<text:line-break/>aegrotent, robustiores sunt. Quum vero in morbum<text:line-break/>inciderunt, difficilius sanescunto Haec autem et toti et<text:line-break/></text:span><text:span text:style-name="T3">parti </text:span><text:span text:style-name="T9">attribuuntur. ”</text:span></text:p>
      <text:p text:style-name="P199">Quum vitium quoddam meatuum cutis est, quo per<text:line-break/>halitum discuti excrementa prohibentur ac nos male<text:line-break/>transpiramus, id obstructio aut condensatio aut contractio<text:line-break/>meatuum aut etiam angustatic nominatur. Obstructio<text:line-break/>tamen a condensatione differt, quod obstructio a tenaci-<text:line-break/>hus crassisque excrementis confertim ad cutim ruentibus<text:line-break/>fiat, condensatio ab adstringentibns et refrigerantibus oria-<text:line-break/>tur. Quidam autem, qui probe perspicant, hoc vitium<text:line-break/>effugiunt, qui licet sint imbecilliores, tamen magis sani<text:line-break/>vitam degunt et quum iu morbos incidunt, "superstites<text:line-break/>evadunt. Quidam vero sic a principio funt male consti-</text:p>
      <text:p text:style-name="P197">tuti, nt semper aegrotent, neque possint valere, etiamsi<text:line-break/>eis ipsum Apollinem praeficias. Haecque non modo lu<text:line-break/>toto corpore, sed etiam in singulis partibus visuntur. In<text:line-break/>causa sunt excrementa, quae,per halitum non extrudun-<text:line-break/>tur. Necesse enim est ut comedamus bibamusque, pro-<text:line-break/>pterea quod semper aliquid defluit e corpore. Quum autem<text:line-break/>edamus ac bibamus; necesse etiam est ut provideamus<text:line-break/>quo excrementa evacuentur. Eorum autem multa funt<text:line-break/>genera, ut quaedam sint in ventriculo confecti clbi, quae-<text:line-break/>dam ejus, qui in,jecore, arteriis et venis, quaedam ejus,<text:line-break/>qui in singulis partibus continetur, sane cujusque suam<text:line-break/>esse evacuationem oportet, quo neque in morbum animal<text:line-break/>cadat, neque ullam plane molestiam sentiat. Id quod<text:line-break/>fieri non potest, quandoquidem lu animantibus multa lu •<text:line-break/>hunc usum instrumenta comperiuntur, tum quae deducant,<text:line-break/>tum quae in unum conducant, tum quae excernant, quae<text:line-break/>omnia natura videtur asse vel ab initio fabricata.</text:p>
      <text:h text:style-name="P188" text:outline-level="2">IV.</text:h>
      <text:p text:style-name="P265">Pulmo contrarium corpori alimentum trahit, alia' vero<text:line-break/>omnia idem»</text:p>
      <text:p text:style-name="P199">Quicquid nutritur, ab adjacentibus sibi vasculis ali-<text:line-break/>mentum in fe trahit. Ac consentaneum est ut ah arte-<text:line-break/>riis tenuius, a veniis crassius trahatur. Sanguis enim, qui<text:line-break/>arteriis continetur, tenuior est et vaporosior. Atque hoc<text:line-break/>ali carnem laxam, sicut crassiore deusam praestat. Ideo<text:line-break/>pulmonis caro, quae laxissima levissimaque est, ac paulo<text:line-break/>minus alba, utpote quae ex spuma concrevit, nutritur<text:line-break/>sanguine exquisite puro et flavo et tenui et spirituoso.<text:line-break/>Sanguis enim, qui a corde ad ipsum transmittitur, has<text:line-break/>omnes praerogativas habet. Jecur quoque nutritur san-<text:line-break/>guine probo fimul et crasso, tum propter tenuitatem tn-<text:line-break/>nicae venarum, quae in ipfio sunt,' tum propter forami-<text:line-break/>num magnitudinem. Lien vero alitur humore melancho-<text:line-break/>lico, qui ab ipsomet viscere sit elaboratus. Horum autem</text:p>
      <text:p text:style-name="P197">trium viscerum carnis species formae humoris ipsas nutri-<text:line-break/>entis respondent. Si quis vero summatim scire velit,<text:line-break/>quomodo haec tria viscera nutriantur, ita se res habet:<text:line-break/>jecur ex rubro erassoque sanguine, lien ex tenui, sed<text:line-break/>nigro, pulmo.ex accurate elaboratu, flavo, tenui, spiri-<text:line-break/>tunso puroque alimentum sumit. Nunc autem quernad-<text:line-break/>rnodum aliae partes omnes sunt omnium participes, sic<text:line-break/>venae et arteriae sunt, quarum hae exigui., tenuis et va-<text:line-break/>porosi sanguinis, venae rursus paucissimi spiritus, sed cali-<text:line-break/>ginosi et crassi. Si igitur corpus pulmonis alimentum<text:line-break/>postulat, non limosum illud quidem et crassum, , sicut cor-<text:line-break/>pus jecoris, sed, ut dictum est, tenue, leve et vaporosum:<text:line-break/>profecto apparet omnia in corpore animalis ab opifice<text:line-break/>recte facta esse. Unumquodque enim alimento sibi simili<text:line-break/>nutritur. Leve autem ac rarum est pulmonis corpus.<text:line-break/>Ergo vaporosum, tenuem et purum sanguinem, non limo-<text:line-break/>sum et crassum , sicut jecur, postulabat. Ex quo factum</text:p>
      <text:p text:style-name="P3"><text:span text:style-name="T3">est, ut vasa habeat contraria, praecipue iis, quae in jecore<text:line-break/>sunt, deinde vero aliis animalis partibus. In illis enim<text:line-break/>rara tenuisque est tunica vasis sanguinem suppeditantis.<text:line-break/>Propterea fit ut plurimum crassi sanguinis ac celeriter<text:line-break/>partibus circumstantibus distribuat. At tunica in pulmone<text:line-break/>crafla densaque est, proinde nihil, nisi quod tenuissimum<text:line-break/>sit, elabi sinit. Jam vero in aliis partibus arteriae crassae<text:line-break/>densaeque sunt. Qua fane ratione paucum omnino ipsum-<text:line-break/>que vaporosum sanguinem proximis partibus trahere per-<text:line-break/>mittunt. Soli vero pulmoni plurimum hujusmodi impar-<text:line-break/>tiuntur, utpote quae propter raritatem ac tenuitatem con-<text:line-break/>tinere ipsum non possint. Ex quo efficitur ut quod.ad<text:line-break/>- nutrimentum pertinet, in pulmone contrarium sit, atque</text:span></text:p>
      <text:p text:style-name="P5"><text:span text:style-name="T3">*in eaeteris omnibus animalis partibus. Neque hoc mirabile<text:line-break/>est, quandoquidem etiam ipsius corporis forma ita se habet,<text:line-break/>quum nihil in toto corpore neque ita rarum, neque ita leve,<text:line-break/>neque ita spirituosum reperiatur. Sed scimus etiam tria<text:line-break/>adjumenta ad alimentum accommodata ei necessario inesse:</text:span></text:p>
      <text:p text:style-name="P72"><text:span text:style-name="T3">primum copiam domestici caloris, alterum pulmonis di-<text:line-break/>latationem in inspirationibus, tertium sanguinem </text:span><text:span text:style-name="T9">a</text:span><text:span text:style-name="T3"> corde<text:line-break/>ad ipsum emissum, qui in corde sit accurate elaboratus<text:line-break/>et attenuatus. Praeterea vero maximae in ipso venae<text:line-break/>sunt, ut quantum propter tunicae crassitudinem justo ali-<text:line-break/>mento detrahitur, tantum magnitudine ipsarum expleatur.<text:line-break/>De arteriosa autem vena et venosa arteria nihil nunc<text:line-break/>attinet dicere, siquidem horum etiam vasorum natura in<text:line-break/>pulmone mutata est, propterea quod in hocjsulo viscere<text:line-break/>densam venam raramque arteriam esse praestabat. Quod<text:line-break/>ignorant ii, qui non sunt in coiporum dissectionibus exer-<text:line-break/>citati, quique naturalium facultatum. causas non investi-<text:line-break/>gant.<text:tab/>'<text:tab/>•</text:span></text:p>
      <text:h text:style-name="Heading_20_2" text:outline-level="2">V.</text:h>
      <text:p text:style-name="P5"><text:span text:style-name="T3">Principium </text:span><text:span text:style-name="T9">alimenti spiritus, nares, os, guttur, pulmo<text:line-break/>reliquaque perspiratio. Principium alimenti tum hu-</text:span></text:p>
      <text:p text:style-name="P4"><text:span text:style-name="T9">midt, tum</text:span><text:span text:style-name="T3"> sicci, </text:span><text:span text:style-name="T9">os, gula, ventriculus. Antiquius autem<text:line-break/>alimentum per abdomen, umbilicus.</text:span></text:p>
      <text:p text:style-name="P2"><text:span text:style-name="T3">Ego vero pluribus indicassem quantum in omnibus<text:line-break/>alimenti instrumentis sit naturae artificium., si hoc esset<text:line-break/>hujus inscriptionis et temporis. Tantum autem indicasse'<text:line-break/>i sufficiat, quantum usus orationis coegit exponere. Etenim<text:line-break/>alimenti instrumenta in quocunque voles animante con-<text:line-break/>templari, ita esse constituta comperies, ut venas omnes,<text:line-break/>quae in intestinis, ventriculo, liene omentoque insunt,<text:line-break/>ad jecoris portas porrigi .conspicias. Qnumque unus sit<text:line-break/>cunctis animantibus communis usus, cujus gratia indigent<text:line-break/>alimento, in singulis ipsorum generibus triplicia esse in-<text:line-break/>strumenta ' lutuebere: quaedam ad alimentum suscipiendum<text:line-break/>et conficiendum, atque etiam in totum corpus comportan-<text:line-break/>dum, alia, ut sint receptacula excrementorum, tertia alias<text:line-break/>partes, quae excernendis excrementis subserviant. Ergo<text:line-break/>ventriculus alimentum excipit, in quo exiguam quandam</text:span></text:p>
      <text:p text:style-name="P4"><text:span text:style-name="T3">primamque mutationem, quae ingesta sunt, subeunt ac<text:line-break/>jecori praeparantur, quod jecur ejus alimenti, quod ipsum<text:line-break/>permeat, maximam alterationem molitur. Hinc venae<text:line-break/>confectum alimentum in omne corpus distundunt. Quod,<text:line-break/>vero supervacaneum, quodque tenue et leve itemque'ter-<text:line-break/>reum, prave, aqneum et serosum est, natura aliorum in-<text:line-break/>strumentorum usu expurgat. </text:span><text:span text:style-name="T13">;</text:span><text:span text:style-name="T3"> Hujusmodi sunt meatus,<text:line-break/>qui bilis receptores nominantur, et vesica, quae est his<text:line-break/>similis, et lien et ex venis eae, quae ad imam intestini<text:line-break/>recti partem sunt, et meatus urinarii et renes et vesica.<text:line-break/>Communia porro in omnibus instrumenta sunt intestina,<text:line-break/>ventriculus, venae et jecur; ut vero excrementa discer-<text:line-break/>nantur atque expurgentur, vasa quae bilem recipiunt et<text:line-break/>vesica jecori adjuncta, praeterea vero lien-et renes. Mu-<text:line-break/>sculi vero accesserunt, qui reliquiis cibi depellendis sub-<text:line-break/>serviant, ne quid sine providentia relictum esse videatur.</text:span></text:p>
      <text:p text:style-name="P243">*<text:tab/>*<text:tab/>Quod . cerebrum eo spiritu,</text:p>
      <text:p text:style-name="P198">qui influit a corde, non admodum indigeat. Restat igitur<text:line-break/>ut in eo insit aut abundans ex sanguine exhalatio, aut</text:p>
      <text:p text:style-name="P197">inspiratio pei nares. Caeterum exhalatio copiosa non<text:line-break/>sit. . Quare necesse est ut a naribus plurimum 'alimenti<text:line-break/>spiritu animali suppeditetur. Quamobrem dixit Hippo-<text:line-break/>crates . principium alimenti spiritus esse os, nares, guttur;<text:line-break/>pulmcnem et aliam respirationem, siquidem his omnibus<text:line-break/>alitur. Addit autem, humidi sicci que alimenti principium<text:line-break/>esse os, gulam et ventriculum. Est enim primum princi-<text:line-break/>pium. Secundum autem .praestant venae ex jecore in<text:line-break/>ventrem pertinentes, in quibus, primis sanguis gignitur.<text:line-break/>Tertium vero ipsum est jecur: -..Sicut quartum est vena<text:line-break/>cava, in qua prima sanguis ab excrementis purus relin-<text:line-break/>quitur. Quocirca alimenti principium est os, gula, ven-<text:line-break/>triculis, spiritus vero os, nares, guttur, pulmo,-sicut um-<text:line-break/>bilicns antiquioris alimenti principium est per abdomen,<text:line-break/>lu eo enim quatuor vasa suntduae arteriae ac duae<text:line-break/>venae, quae in medio sui habent urinaculum. In superio-<text:line-break/>ribus partibus funt venae,, in’inferioribus arteriae. Pro-</text:p>
      <text:p text:style-name="P4"><text:span text:style-name="T3">tinus igitur. utrumque vasurum par est idoneo in loco<text:line-break/>constitutum. Ac per ea velut per truncos quosdam foe-<text:line-break/>tus ab utero sanguinem at spiritum ducit. Id quod Hip-<text:line-break/>pocrates - antiquius et longe primum alimentum vocat, hoc<text:line-break/>est, antequam infans in lucem proferatur, per umbilicum<text:line-break/>et quatuor vasa antedicta ali soiet.i</text:span></text:p>
      <text:h text:style-name="Heading_20_2" text:outline-level="2">VI.</text:h>
      <text:p text:style-name="P272">Radix venarum jecur, radix' arteriarum cor; ab his et san-<text:line-break/>guis et spiritus in omnia aberrat et calor per llaec<text:line-break/>permeat.</text:p>
      <text:p text:style-name="P244">Quoniam jecur est radix venarum et cor arteriarum,<text:line-break/>ait sanguinem quoque ex jecore et spiritum ex corde in<text:line-break/>omnes corporis partes evagari et ex utrisque calorem pro-<text:line-break/>manare. Atque arteriis, quae in corde sunt, proportione<text:line-break/>respondent venae quae sunt in jecore. Et quemadmodum</text:p>
      <text:p text:style-name="P4"><text:span text:style-name="T3">arteria, quae ex sinistro cordis ventriculo producitur, irun-<text:line-break/>cus est arteriarum quae .in toto funt.aoimante.-eodem<text:line-break/>modo venae, quae in totum, animantis corpus funt, diffu-<text:line-break/>sae, veluti rajni quidam ai. trunco; a . vena cava sunt.exor.,<text:line-break/>tae. . Arteriis.i vero/,- quae a corde</text:span><text:span text:style-name="T13">:</text:span><text:span text:style-name="T3"> in pulmonem scmt.ali-<text:line-break/>visae, quae..sunt.</text:span><text:span text:style-name="T13">1</text:span><text:span text:style-name="T3"> .veluti radices, . proportionerrespondent<text:line-break/>eae venae/quae ad ventrjculum, lienem et mesenterium<text:line-break/>eollocantuni.rAtque etiam </text:span><text:span text:style-name="T9">esrv.epae cavae</text:span><text:span text:style-name="T3"> partibus; quae<text:line-break/>deocfum sertur.ad fpinam; Oam mihi intellige refpondere'<text:line-break/>parti • magnae arteriae majori.;.. quaesi deorsumnsertur;;;r,am<text:line-break/>vero, quaefursurn fertur jadijiignlum, minori, ia Est autem<text:line-break/>vas quoddam maximum, qnoda linistro cordis -jveuttienio<text:line-break/>exoritur.ica. Quod. simul . atque e corde emersit,;vini duas<text:line-break/>partes dividitur,?.quarum alteraad spinam deflectitur, par-<text:line-break/>tibus omnibus inferioribus /arterias immissura, altera fur-<text:line-break/>sum ad caput fertur, ; arterias omnibus partibua, ruqtiae<text:line-break/>supra cor funt, .praebitura. Pars autem alus, quae-fertur<text:line-break/>deorfum; quintam thoracis vertebram conscendit; altera</text:span></text:p>
      <text:p text:style-name="P4"><text:span text:style-name="T3">post primum exortum partem sui quandam ad sinistram<text:line-break/>spatulam et axillam sursum' mittit, quae ad primam usque<text:line-break/>costamrsuisum fertur indivisa, lllinc autem partem quan-<text:line-break/>dam sui mittit ad prima spatia intercostalis;hypochon-<text:line-break/>drium atque alteram mammam, quae toti ossi pectorali<text:line-break/>subjecta' esu Penetrans autem per scxi vertebrarum fora-<text:line-break/>mina etiam- musculis propinquis obiter propagines immit-<text:line-break/>tit. Quod autem hujus arteriae reliquum- est, in totam<text:line-break/>manum sinistram et scapulam distribuitur. -Major autem<text:line-break/>totius arteriae, quae .sursum fertur, pars fursurn ad jugu-<text:line-break/>lum fertur et' medio pectoris ossi, conjungitur..,' Haec au-<text:line-break/>tem. aliarum arteriarum ’ maxima in serior et thoracis partes<text:line-break/>pertransiens , propagines in-utramque partem mittit in ea<text:line-break/>loca, in quibus musculi intercostales positi sunt, 'et non exi-<text:line-break/>gua in thoracis musculos: externos excidit et ventri 'ac lieni<text:line-break/>et jecori arterias imperti tur,quum primum ad loca, quae fub<text:line-break/>phrenibus funt, pervenerint. Unde prosecta intestinis etiam</text:span></text:p>
      <text:p text:style-name="P197">distribuitur. Deinceps autem maximum par arteriarum in renes<text:line-break/>inferit. Quae vero in testiculos feruntur, sunt ex iis, quae in<text:line-break/>renes perrumpunt. Quaecunque autem in alia corporis loca<text:line-break/>sigillarim diffundantur, mihi nunc orationis prolixitatem vi-<text:line-break/>tanti non est propositum explicare, praesertim quum restet<text:line-break/>etiam de venis ferino, qui lo ngus est i lle quidem, sed non admo-<text:line-break/>dum necessarius iis, qui ea quae de ipsarum dissectione<text:line-break/>conscripsimus et nostros de usu partium libros’ perlege-<text:line-break/>runt. In illis enim commentariis et copiosius et quan-<text:line-break/>tum satis sit de iis a me dictum esu Nec famen fuerit<text:line-break/>incommodum, ea nunc commemorare. Quoniam igitur<text:line-break/>alimento indigemus, quia evacuamur, ideo oportet ali-<text:line-break/>mentum aequale esse copiae ejus fubstantiae, quae defluit.<text:line-break/>Vena igitur omnium, quae animali insunt, maxima ex<text:line-break/>jecore in utramque corporis nostri partem, superiorem,<text:line-break/>inquam, et inferiorem enascitur. Prope ipsum autem<text:line-break/>venae latae ac breves ad renes dividuntur,. Reliqua ea-<text:line-break/>rum omnis distributio in tota spina et cruribus eo modo<text:line-break/>se habet, quo lu arteriis. Atque etiam omnis venarum</text:p>
      <text:p text:style-name="P197">iu intestina'distributio, quam a portis jecoris habent,<text:line-break/>simul cum arteriis est, itemque ea quae fit iu omentum,<text:line-break/>ventriculum et lienem, in quae omnia unica vena dividi-<text:line-break/>tur, quae a magna propagatur, ubi primum extra septnnr<text:line-break/>transversum progressa est. Partibus autem superioribus<text:line-break/>natura venas distribuit ad proportionem eorum quae eva-<text:line-break/>cuantur, atque ossibus quidem parvas, pulmoni maximam<text:line-break/>ei a corde insertam dedit. Cor autem propter magnam<text:line-break/>caloris copiam plus 'alimenti consumit. Cerebrum minus<text:line-break/>per halitum dissipatur: causa est caloris indigentia. Quo-<text:line-break/>niam autem nobis propositum est agere de *</text:p>
      <text:p text:style-name="P199">Venae autem</text:p>
      <text:p text:style-name="P2"><text:span text:style-name="T3">, ' ' &gt; : .</text:span></text:p>
      <text:h text:style-name="Heading_20_2" text:outline-level="2">VII.</text:h>
      <text:p text:style-name="P5"><text:span text:style-name="T9">Facultas una et non una, quae haec omnia et diversu<text:line-break/>gubernat. Alia quidem ad vitam totius et partis, </text:span><text:span text:style-name="T3">alia<text:line-break/></text:span><text:span text:style-name="T9">vero ad sensum totius et partis.</text:span></text:p>
      <text:p text:style-name="P245">Quum quatuor facultates sint, quarum omnis pars est<text:line-break/>particeps, .quae trahit quod sibi aptum est, quae continet,<text:line-break/>quae alterat quaeque excernit quod superfluit, de alimento<text:line-break/>unam esse facultatem dixit et Uon unam, ut unam esse<text:line-break/>genere facultatem, sed multas habere species ostenderet.<text:line-break/>Atque id sive ad totius animantis aut partium ipsius vi-<text:line-break/>tam, sive etiam ad sensum referatur. *<text:tab/>*</text:p>
      <text:h text:style-name="Heading_20_2" text:outline-level="2">VIII.</text:h>
      <text:p text:style-name="P265">Lac alimentum est iis, quibus lac secundum naturam ali-<text:line-break/>mentum est, aliis vero minime. Alii sunt, quibus vinum<text:line-break/>alimentum est, alii quibus non est, et carnes et. aliae<text:line-break/>multae spectes alimenti.</text:p>
      <text:p text:style-name="P2"><text:span text:style-name="T3">Lac generatur ex sanguine exacte concocto. Natura<text:line-break/>autem et sanguinem et spiritum, ad mammas non e pro- ’<text:line-break/>pinquis vasculis., sed longissimo interjecto spatio adducit,<text:line-break/>quod est a nobis alibi demonstratum.. Lac autem, quod</text:span></text:p>
      <text:p text:style-name="P74"><text:span text:style-name="T3">est alimentum- exacte consectum, ex iis efficitur.'- Quum<text:line-break/>enim adhuc in utero fumus, sanguine alimur. Et ex<text:line-break/>sanguine qui perexiguam in mammis mutationem assu-<text:line-break/>mat, lac, ut dixi, conficitur.<text:tab/>*<text:tab/>*</text:span></text:p>
      <text:p text:style-name="P75"><text:span text:style-name="T3">*<text:tab/>, Lac matris, nisi aegrotet,, est insanti-</text:span></text:p>
      <text:p text:style-name="P1"><text:span text:style-name="T3">bus optimum. Qnumque culpa vacat, tunc eis .naturale<text:line-break/>est ei </text:span><text:span text:style-name="T21">iusanl.es </text:span><text:span text:style-name="T3">usitatissimo laccommodatissimoque alimento<text:line-break/>Ruuntur. Ac natura non modo hoc infantibus alimentum<text:line-break/>parat, sed facultates eis insitas ab ipso statim initio tri-<text:line-break/>buit, quibusnti eo possint, Considerandum explorandum-<text:line-break/>que accurate est lac gestu, visu et odoratu. Quod enim<text:line-break/>optimum est gustantibus odorantibusque erit suave,, in tu-<text:line-break/>entibus vero candidum fimul et aequale et medium quo-<text:line-break/>dammodo inter liquidum et crassum. Quod vero vitiosum<text:line-break/>est aut crassum aut liquidum aut serosum aut lividum,<text:line-break/>et consistentia coloreque inaequale. - Sed et gustantibus<text:line-break/>amarum aut salsum aut absurdae cujusdam qualitatis<text:line-break/>particeps videbitur. Ait autem non folum alimentum este</text:span></text:p>
      <text:p text:style-name="P246">lac, sed multas etiam esse aliorum alimentorum species,<text:line-break/>ut vinum, carnes, legumina et alia permulta, quae mulle-<text:line-break/>res prius. mandunt et usu edoctae in ora infantium in-<text:line-break/>dere soleut. An .vero hoc ipse dixit de omni genere<text:line-break/>alimenti, quo mortales quotidie utuntur? Id enim prae-<text:line-break/>stat accipere, nam et unam facultatem genere multasque<text:line-break/>species dixerat.</text:p>
      <text:h text:style-name="Heading_20_2" text:outline-level="2">IX.</text:h>
      <text:p text:style-name="P1"><text:span text:style-name="T9">E</text:span><text:span text:style-name="T11">t</text:span><text:span text:style-name="T9"> pro regione et consuetudine.</text:span></text:p>
      <text:p text:style-name="P2"><text:span text:style-name="T3">Praesens anni tempus spectandum est, utium veruum,<text:line-break/>an aestivum, an autumnale, an hibernum sit., Regio quo-<text:line-break/>que attendenda est, in: qua homines degunt. *'• Sed et<text:line-break/>aetatis habenda est ratio, ut scias, an regio sit calida, an<text:line-break/>frigida, et .utrum sint pueri, aut adolescentes, aut senes.<text:line-break/>Consuetudo quoque nota esse nobis debet, quando sunt,<text:line-break/>qui cibos et potus, quibus uti solent et difficiliores sunt</text:span></text:p>
      <text:p text:style-name="P76"><text:span text:style-name="T3">ad concoquendum, facilius, concoquant quam insolitos et<text:line-break/>ad concoquendum faciliores. Quare magnopere spectanda<text:line-break/>est consuetudo: et dissuetudo, nisi multum velis in medi-<text:line-break/>cina claudicare. Sed de consuetudine dictum lu aliis<text:line-break/>commentariis esu Propterea ad </text:span><text:span text:style-name="T9">ea,</text:span><text:span text:style-name="T3"> quae deinceps scquun-<text:line-break/>tur, pertransibo.</text:span></text:p>
      <text:h text:style-name="Heading_20_2" text:outline-level="2">X.</text:h>
      <text:p text:style-name="P5"><text:span text:style-name="T9">Aluntur quaedam ad incrementum et gjstentiarn, quaedam<text:line-break/>ad</text:span><text:span text:style-name="T3"> esientiam </text:span><text:span text:style-name="T9">salum, ut sunes,~qaaedam praeterea et ad<text:line-break/>robur.</text:span></text:p>
      <text:p text:style-name="P77"><text:span text:style-name="T3">Infantes, pueruli et adulescentuli alimentum trahunt,<text:line-break/>ut incrementum sumant atque ut essentiam suam tuean-<text:line-break/>tur. Senes non amplius augentur. Proinde licet alantur,<text:line-break/>tamen incrementum non sumunt, scd aluntur, ut folum<text:line-break/>sint. Postremo autem qui aetatem consistentem agunt </text:span><text:span text:style-name="T9">et<text:line-break/></text:span><text:span text:style-name="T3">ad essentiam et ad robur aluntur, sicut nonnulli, ut haec<text:line-break/>omnia consequantur.<text:tab/>; ... •</text:span></text:p>
      <text:h text:style-name="P188" text:outline-level="2">XI.</text:h>
      <text:p text:style-name="P273">Affectio athletica non est natura. Habitus salubris melior<text:line-break/>' in omnibus.<text:tab/>,</text:p>
      <text:p text:style-name="P2"><text:span text:style-name="T3">Cur. athletarum affectio non fit naturalis, alibi expo-<text:line-break/>suimus. Hoc autem loco habitum corporum rntelligere<text:line-break/>debes non eorum, qui quovis modo exercentur, nt qui<text:line-break/>fodiunt aut remigant aut quid aliud agunt eorum, quae<text:line-break/>homines naturaliter faciunt, fed eorum, quorum hoc stu-<text:line-break/>dium est proprium, ut. fefe exercendo contra vim athle-<text:line-break/>ticam adversariorum se muniant; quos athletas vocarunt,<text:line-break/>qui aetatem omnem in exercitationibus consumunt, ut<text:line-break/>alios dejiciant. Ad haec autem peragendum magnam<text:line-break/>molem corpori adjicere et humorum copiam, unde totum<text:line-break/>coipus alitur, semper afferre student. Hanc autem affecti-<text:line-break/>onem ipse esse periculosam censuit, quia ubi vasa im-<text:line-break/>pleta cibis potibusque sunt, periclitantur ne aut illa<text:line-break/>difrumpantur, aut nativus calor siissocetur, aut extingua-<text:line-break/></text:span><text:span text:style-name="T9">— »</text:span></text:p>
      <text:p text:style-name="P197">tur. Dictum autem perspicue ab Hippocrate est, hanc<text:line-break/>affectionem esse et fugiendam et, pertimescendam. Habitui<text:line-break/>autem naturali, quum salubris sit et bonus habitus appeL-<text:line-break/>lari absolute possit, omni modo studere convenit, et sicnt<text:line-break/>hunc omnes ornant laudibus, .sic athleticum omnes et<text:line-break/>medici et philosophi vituperarunt, propterea quod, ut scriptum<text:line-break/>reliquit Plato, et ad rem familiarem tuendam et ad mi-<text:line-break/>litarem et ad urbanos magistratus gerendos incommoda est,<text:line-break/>et quod familiam ducit, omne discendi studium et omnem,<text:line-break/>intelligendi meditandique' diligentiam impedit.</text:p>
      <text:h text:style-name="Heading_20_2" text:outline-level="2">XII.</text:h>
      <text:p text:style-name="P274">Arduum quantitas proba conjectura ad facultatem accom-<text:line-break/>modata.</text:p>
      <text:p text:style-name="P199">In alimentis qualitas et quantitas est; Nec solum<text:line-break/>debemus conjectura consequi qualitatem, sed etiam quautita-<text:line-break/>tem. Nos vero in aliis ad vires non parum conferre<text:line-break/>dicimus, si quantitas facultatibus nostris accommodetur, ac</text:p>
      <text:p text:style-name="P4"><text:span text:style-name="T3">tunc alimentum probe' concoqui ac distribui et excre-<text:line-break/>menta excerni et alias naturales actiones ordine proce-<text:line-break/>dere cernimus, sicut secus, fi qua in re pecces.</text:span></text:p>
      <text:h text:style-name="Heading_20_2" text:outline-level="2">XllI.</text:h>
      <text:p text:style-name="P264">Lac et sunguis alimenti redundantia.</text:p>
      <text:p text:style-name="P2"><text:span text:style-name="T3">Lac est utilis alimenti excrementum. Quocirca jure<text:line-break/>factum est ut in homine mammae sict in pectore collo-<text:line-break/>catae, primum quia is locus est eis aptissimus,, deinde<text:line-break/>quia velut tegumentum quoddam cordi accedit, tertio<text:line-break/>quia utilis, excrementi plurimum </text:span><text:span text:style-name="T9">in hominibus</text:span><text:span text:style-name="T3"> potest eo<text:line-break/>in loco colligi. De . sanguine autem et quomodo gigna-<text:line-break/>tur et. ex . quibus veluti materiis fiat et per quae instru-<text:line-break/>menta, nemo ignorat, nisi idem omnium, quae in dissecti-<text:line-break/>onibus corporum medicinaque tractantur, sit ignarus.</text:span></text:p>
      <text:h text:style-name="P188" text:outline-level="2">XIV.</text:h>
      <text:p text:style-name="P265">Circuitus ad multa consoni, ad suctum et hujus ali-<text:line-break/>mentum.</text:p>
      <text:p text:style-name="P2"><text:span text:style-name="T3">Foetuum tempora sunt quatuor: primum est, in quo<text:line-break/>in abortu vel in dissectionibus superat adhuc seminis<text:line-break/>forma. Secundum, in quo cor, cerebrum et. jecur, licet<text:line-break/>adhuc sint informia, quandam tamen concretionem et magni-<text:line-break/>tndinem habent. Tertium est, quum tria principia evi-<text:line-break/>denter licet intueri et quaedam aliarum partium descriptio<text:line-break/>apparet. Quartum illud tempus est, quum non folum. tria<text:line-break/>principia, sed etiam partes ad ventrem artusque pertinen-<text:line-break/>tes omnes distincta sunt Foetibus enim non est unus<text:line-break/>praefinitus terminus, neque perspicuae conformationis,<text:line-break/>neque egressionis in lucem. Quocirca ipfe dixit, </text:span><text:span text:style-name="T9">ad<text:line-break/>multa,</text:span><text:span text:style-name="T3"> hoc est plerumque consonos esse circuitus et ad<text:line-break/>foetum et postquam animalis facultates nactus est, ad fui<text:line-break/>ipsius alimentum.</text:span></text:p>
      <text:h text:style-name="P190" text:outline-level="2">XV.</text:h>
      <text:p text:style-name="P78"><text:span text:style-name="T9">Rursus autem sursum repit ad lac, ad alimentum et in-<text:line-break/></text:span><text:span text:style-name="T11">f</text:span><text:span text:style-name="T9">antem.</text:span></text:p>
      <text:p text:style-name="P2"><text:span text:style-name="T3">Magnus est uteri maminarumque consensus. Haecque<text:line-break/>utraque pars est ad unius operis, ministerium praeparata.<text:line-break/>Natura autem eas venis arteriisque conjunxit, quae vafa<text:line-break/>a. partibus corporis superioribus ad inferiores et ab infe-.<text:line-break/>rioribus ad fuperiores feruntur, -ut quando in utero foe-<text:line-break/>tus augeatur ac conformetur, ei soli venae communes ex<text:line-break/>utrisque alimentum affundant. Quum vero sit in lucem<text:line-break/>editus, mammis iterum totum affluat alimentum. Ut enim<text:line-break/>foetus, dum adhuc in utero est, alimentum trahit e (an-<text:line-break/>guine illuc confluente,’quum interim menstruae purgatio-<text:line-break/>nes in uterum- non comportentur, ita puerulo jam partu<text:line-break/>edito illud excrementum., quod' collectum natura singulis<text:line-break/>excernere mensibus solebat,. in lac convertitur et sursum<text:line-break/>ad mammas scrtur, nt eo puerulus nutriatur. Lac enim</text:span></text:p>
      <text:p text:style-name="P3"><text:span text:style-name="T3">est menstruo germanum, ut' proditum ab Hippocrate est.<text:line-break/>Quonireati sanguis menftruornm. sursum repens fit lacoet<text:line-break/>infantem alit atque auget. Quamobrem in Aphorismis<text:line-break/>habetur: </text:span><text:span text:style-name="T9">st mdlieri uterum gerenti purgationes procedant,<text:line-break/>suetus valere ndnr potest.</text:span><text:span text:style-name="T3">,f'et allo (quodam lu loeb: si<text:line-break/></text:span><text:span text:style-name="T9">gravidae: Ific..copiose, mammis, prostitit, suetum imbecillum<text:line-break/>reddit. .</text:span><text:span text:style-name="T3"> Quippe cum quicquid supervacaneum est, sursum<text:line-break/>ad mammas ascendat, quod foetus in venis reliquit, ne®<text:line-break/>ipse, quantum </text:span><text:span text:style-name="T9">ad</text:span><text:span text:style-name="T3"> sui nutritionem fatis est, queat attraa<text:line-break/>here.</text:span></text:p>
      <text:h text:style-name="Heading_20_2" text:outline-level="2">XVI.</text:h>
      <text:p text:style-name="P264">Animantur quae non sunt animalia , animantur quae' sunt</text:p>
      <text:p text:style-name="P275">animalia, animantur partes animalium.</text:p>
      <text:p text:style-name="P2"><text:span text:style-name="T17">Ε</text:span><text:span text:style-name="T44">x</text:span><text:span text:style-name="T17"> </text:span><text:span text:style-name="T3">iis quae, nulla sunt, fiunt ea quae sunt, et ex iis<text:line-break/>quae suni, fiunt alia et item .ipsorum partes ; foetus enim<text:line-break/>primo secundoque tempore, quum .descriptionem quandam</text:span></text:p>
      <text:p text:style-name="P197">adumbrationemque omnium partium habet, nondum ani-<text:line-break/>mal vocari debet, sed velut. planta omnem habet ortum.<text:line-break/>Ut enim in plantis in parte in feriori et sub terra est ra-<text:line-break/>dix, sic in suetu est exortus arteriarum et venarum chorii<text:line-break/>lu uterum. K-Eti sicut plantae duplicem habent exortum e<text:line-break/>feminibus prodeuntem, per quem, truncum et ramos fur-<text:line-break/>sum emittunt, deorfum vero radices in nullas partes dif-<text:line-break/>funduntfici in foetibus multiplici scissione dispertitae<text:line-break/>venae atque arteriae in lotum, corpus; ut truncus, in ute-<text:line-break/>rum .vero ut radices terminantur. Quin etiam duplex<text:line-break/>in ipsis et motionis et conformationis principium ab<text:line-break/>ipfo statim initio reperitur-.- lta quae animalia non sunt,<text:line-break/>fiunt animalia, et quae potestate animalia funt, ea fiunt<text:line-break/>re - ipsa animalla et partes item ipfurum eodem modo.</text:p>
      <text:h text:style-name="Heading_20_2" text:outline-level="2">XVII.</text:h>
      <text:p text:style-name="P276">Naturae omnium non edoctae.</text:p>
      <text:p text:style-name="P3"><text:span text:style-name="T3">In fexto de morbis-vulgaribus libro sic scriptum in-<text:line-break/>v.eniturse </text:span><text:span text:style-name="T9">quum vero, natura non edocta .stt, nec. didicerit,-<text:line-break/>quae oportet 'aspcit, ac divinas sui facultates indicat.<text:line-break/></text:span><text:span text:style-name="T3">Nemo, est enim, quum primum natus infans est, qui ipsum<text:line-break/>doceat-.qnomodd aut .linguam movere, aut, mammas acci-1<text:line-break/>pere,- aut , maternum lac degIutire, aut omnes naturales<text:line-break/>actiones obire, debeat, quo nihil inveniri potest admirahi-<text:line-break/>lius. ; Sed quoniam haec '-et omni tempore, et singulis ho-<text:line-break/>ris et ani omnibus geruntur, idcirco ipsa; nisi idem ami-<text:line-break/>ditia junctus sit iis, qui duri ac sapientes,evaferunt, admi-<text:line-break/>r</text:span><text:span text:style-name="T29">a</text:span><text:span text:style-name="T3">tur.</text:span></text:p>
      <text:h text:style-name="Heading_20_2" text:outline-level="2">XVlll.</text:h>
      <text:p text:style-name="P5"><text:span text:style-name="T9">Sanguis alienus utilis!; sanguis, proprius utdts.; sanguis ali--<text:line-break/>enus ndxius; sanguis proprius^ noxius; humores pro-<text:line-break/>prii noxii-, humores alieni noxii; humores alieni con-<text:line-break/>serentes, humores proprii conserentes', consonum, disuo-<text:line-break/>nurn { diffonum, consanumr Lac alienum bonum; lac</text:span></text:p>
      <text:p text:style-name="P287">.<text:tab/>. ,ΧΙΧ .<text:tab/>,</text:p>
      <text:p text:style-name="P2"><text:span text:style-name="T9">proprium noxm; Lac alienum. noxium; Lac .proprium</text:span></text:p>
      <text:p text:style-name="P79"><text:span text:style-name="T13">r</text:span><text:span text:style-name="T3"> ""<text:tab/>• Ai -.2* dlaitttrtt ittlixxtr ??:•<text:tab/>UP «J</text:span></text:p>
      <text:p text:style-name="P262">utile.</text:p>
      <text:p text:style-name="P2"><text:span text:style-name="T3">Haec pro varietate attributorum accipienda funt, ve-<text:line-break/>lut quum' 'quidpiammeorruptum siti autrdiminutum raut&gt;<text:line-break/>redundans autvitiatum aut alio modo quodam immutan<text:line-break/>tumv Sicuti. etiam'lau matris est fisso aptum sc quia ipsius<text:line-break/>substantia - est&gt; substantia sanguinis ex quo :genitus llest.u<text:line-break/>Verum si lac maternum corruptum'sit, tum alludas quod<text:line-break/>infanti confeaat;.quaerendum.rerit. Idem.</text:span><text:span text:style-name="T21">esti.de </text:span><text:span text:style-name="T3">httnmrim<text:line-break/>bus scntiendum. Rumicis:-enim ifi&gt;.'quis i'foliis 'veiea.tni,'<text:line-break/>alvus subducetur, si.scmen comedat, alvus cohibebitur. ’Sin<text:line-break/>mili quoque modo brassicae suctius :</text:span><text:span text:style-name="T9">-et</text:span><text:span text:style-name="T3"> .gallorum rveteriniri<text:line-break/>jus et: marinarum..cochlearum lrnmory.etipsarum earmes’<text:line-break/>efficient. </text:span><text:span text:style-name="T13">1</text:span></text:p>
      <text:h text:style-name="P188" text:outline-level="2">XIX.</text:h>
      <text:p text:style-name="P5"><text:span text:style-name="T9">Ctbus junioribus parum immutatus, senibus summe immu-<text:line-break/>tatus, aetate</text:span><text:span text:style-name="T3"> vigentibus </text:span><text:span text:style-name="T9">haud immutatus,</text:span></text:p>
      <text:p text:style-name="P80"><text:span text:style-name="T3">*' .<text:tab/>'* inion.' Cuncta animalia, quibus ali senes et</text:span></text:p>
      <text:p text:style-name="P81"><text:span text:style-name="T3">quorum aetas fnclluat;;! unum, diem: etaloctem- mortua;<text:line-break/>sinere;:; -<text:tab/>obom </text:span><text:span text:style-name="T9">dfie.</text:span><text:span text:style-name="T3"> i:m :alimenta </text:span><text:span text:style-name="T9">rite</text:span><text:span text:style-name="T3"> concocta.•</text:span></text:p>
      <text:p text:style-name="P82"><text:span text:style-name="T3">ansii ----fi* .qs • st ila «rt Adolescentibus</text:span><text:span text:style-name="T9">' ef</text:span><text:span text:style-name="T3"> florentii .<text:line-break/>aetati fret ;iis qui lu vehementibus operibus, versantur;<text:line-break/>testa </text:span><text:span text:style-name="T23">;</text:span><text:span text:style-name="T3"> aut. elixa; diligenter; r &gt;o rc.*:<text:tab/>Qualitatem</text:span></text:p>
      <text:p text:style-name="P1"><text:span text:style-name="T3">enim aut quantitatem alimenti non indicali * ili; .ti.i<text:line-break/>Hippocrates i autem facit ut vires' sint -quas attendamus<text:line-break/>im alimenti copia .aestimanda., quum-iait; </text:span><text:span text:style-name="T9">quae augentur,<text:line-break/>plurimum innati caloris habent,,ergo</text:span><text:span text:style-name="T3"> plurimo egent ali-<text:line-break/>mento. Vires enim genus alimenti indicant. Atque id<text:line-break/>sine differentia, qualitatem vero cum disterentia..’ Nunc,<text:line-break/>autem</text:span></text:p>
      <text:h text:style-name="P188" text:outline-level="2">XX.</text:h>
      <text:p text:style-name="P83"><text:span text:style-name="T3">Ad </text:span><text:span text:style-name="T9">conformationem foles,</text:span><text:span text:style-name="T3"> 35, </text:span><text:span text:style-name="T9">ad motum</text:span><text:span text:style-name="T3"> 70, ad </text:span><text:span text:style-name="T9">perfectio-<text:line-break/>nem</text:span><text:span text:style-name="T3"> 210. Alit vero </text:span><text:span text:style-name="T9">trasiUnt ad formam</text:span><text:span text:style-name="T3"> 45, </text:span><text:span text:style-name="T9">ad mo-<text:line-break/>tum</text:span><text:span text:style-name="T3"> 76, ad exitum 210, </text:span><text:span text:style-name="T9">alii nd speciem</text:span><text:span text:style-name="T3"> 50, </text:span><text:span text:style-name="T9">itd pri-<text:line-break/>mum saltam</text:span><text:span text:style-name="T3"> 10.0, </text:span><text:span text:style-name="T9">ad perfectionem</text:span><text:span text:style-name="T3"> 300, </text:span><text:span text:style-name="T24">a</text:span><text:span text:style-name="T9">d distinctionem<text:line-break/></text:span><text:span text:style-name="T3">40, ad transimm 80, </text:span><text:span text:style-name="T9">ad elapsum</text:span><text:span text:style-name="T3"> 240.</text:span></text:p>
      <text:p text:style-name="P2"><text:span text:style-name="T3">Non est ‘in foetibus definitum teinpus neque manife-<text:line-break/>stae conformationis, neque motus, neque exortus. Hippo-<text:line-break/>crates .primus </text:span><text:span text:style-name="T9">de</text:span><text:span text:style-name="T3"> ipforum.ec.nforrnatlone , vere,, sptip fit,<text:line-break/>sicut'in libro de , foetuum formatione itemque in libris<text:line-break/>de semine demonstratum; ,est.</text:span><text:span text:style-name="T23">;</text:span><text:span text:style-name="T3"> ;Iflem;:quoque;.lu libro: d</text:span><text:span text:style-name="T23">e<text:line-break/></text:span><text:span text:style-name="T3">natura pueruli accurate: et. perspicne scriptum .lialmusr,<text:line-break/>Quocirca non est. magis producenda oratiec; Omnino,, auo<text:line-break/>tem non est unus, terminus, sed conformationis tempus, est<text:line-break/>dierum • 35. .aut 40. aut .40, tempus motionis duplum, est<text:line-break/>ejus, in quo conformatur, quod ipf</text:span><text:span text:style-name="T23">e</text:span><text:span text:style-name="T3"> typqsin nominat.</text:span></text:p>
      <text:p text:style-name="P197">Tempus deniqqe egressus in lucem, est triplum ejus, in<text:line-break/>quo movetur. Quod ut plurimum esse verum videtur.</text:p>
      <text:h text:style-name="Heading_20_2" text:outline-level="2">XXI.</text:h>
      <text:p text:style-name="P84"><text:span text:style-name="T9">Non est et esi Nascuntur autem in his et plures et pau-<text:line-break/>ciores et ex toto et ex parte. Dicimus etiam plures<text:line-break/>pluribus et pauciores' paucioribus. Neque vero multo<text:line-break/>plures quam pauciores. At pauciores tot et quaecun-<text:line-break/>que alia his similia.</text:span></text:p>
      <text:p text:style-name="P199">Foetus sunt, quoniam geniti jam sunt et .conforma-<text:line-break/>tionem quandam habent. Non'sunt autem, quia nondum<text:line-break/>perfecti funt. Rursus autem velut sumpto initio ait, in<text:line-break/>his diebus, quos ante praescripsit' et plures et pauciores<text:line-break/>infantes exoriri, quasi nos doceat non unum esse eis<text:line-break/>definitum tempus, fed diversum pro natura feminis, uteri,<text:line-break/>temporis, anni, regionis ac praeterea multarum 'aliarum<text:line-break/>rerum. Veteres autem interpretes hunc locum aliter in-</text:p>
      <text:p text:style-name="P85"><text:span text:style-name="T3">telligunt. Hoc enim de partu, qui octavo menfe edatur,.<text:line-break/>dictum arbitrantur. Etenim Glaucias sic legit: </text:span><text:span text:style-name="T9">non est<text:line-break/>et est infans octavo mense natus,</text:span><text:span text:style-name="T3"> et huc‘transfert, ea<text:line-break/>omnia, quae in libro de octavi mensis' partu scripta sunt,<text:line-break/>quo in libro habetur; neminem eo mense natum esse<text:line-break/>superstitem. Sabinus autem ait, hos foetus post partum<text:line-break/>apparere quidem et ita tanqnam animalia esse, at. non<text:line-break/>esse, ut mox moritura;ita utin lucem quidem edantur,<text:line-break/>non vivant tamen. Alii vero.</text:span></text:p>
      <text:h text:style-name="Heading_20_2" text:outline-level="2">XXII.</text:h>
      <text:p text:style-name="P5"><text:span text:style-name="T9">OJstum alimentum ex fractura,</text:span><text:span text:style-name="T3"> nasio bis </text:span><text:span text:style-name="T9">quinque, maxillae,<text:line-break/>claviculae et costis duplicia, cubito triplicia, tibiae et<text:line-break/>brachio quadrupliciafemori quintuplicia et st quid in<text:line-break/>his plus aut minus potest.</text:span></text:p>
      <text:p text:style-name="P199">Nasi ossium fracturae decem diebus convalescunt et<text:line-break/>corroborantur, maxillae, claviculae et frontis viginti, hu-</text:p>
      <text:p text:style-name="P4"><text:span text:style-name="T3">meri triginta, tibiae bracliiique quadraginta, femoris quin-,<text:line-break/>quaginta. Multae tamen caufae funt quae faciunt ut<text:line-break/>haec varientur,'i,'UNam et anni" tempus,et,regio et natura,<text:line-break/>et aetas ejus corporis, cui remedium., adbibetur, et victus<text:line-break/>ratio etdeligandi modus saepe faciunt ut; vel citius vel<text:line-break/>ferius fracturae corroborentur et callo,,obducantur. : Mate-<text:line-break/>riae quoque crassitudo est aptior: ad corroborandum </text:span><text:span text:style-name="T9">et</text:span><text:span text:style-name="T3"> cale.<text:line-break/>lum inducendum, sicnt liujniditas,inepta esu. Jam vero,<text:line-break/>validae vires ritius opus fuum perficiunt, imbecillae tar-<text:line-break/>dius. De his autem omnibus in commentariis ad libros<text:line-break/>de fracturis dictum est accuratius.</text:span></text:p>
      <text:h text:style-name="Heading_20_2" text:outline-level="2">XXlll.</text:h>
      <text:p text:style-name="P265">Sanguis humidus et fanguis solidus; sanguis burnidus pro-<text:line-break/>bus, sanguis folidus pravus. Omnia autem strava et<text:line-break/>proba ad aliquid reseruntur.</text:p>
      <text:p text:style-name="P199">Sanguis calidus et humidus suapte natura esu Ideo</text:p>
      <text:p text:style-name="P4"><text:span text:style-name="T3">quum' naturae suae.statum servat., ipsum esse probum </text:span><text:span text:style-name="T9">et,<text:line-break/></text:span><text:span text:style-name="T3">bonum censet. j.Quum vero folidus est, hoc. est, extra<text:line-break/>suam naturam, esse malum ait, hoc est, non. esse probum,<text:line-break/>sed noxium. Nam quod </text:span><text:span text:style-name="T17">φαΰλον </text:span><text:span text:style-name="T3">dixit, hoc loco vitiosum<text:line-break/>significat, quod bono opponitur, quae ad aliquid referri<text:line-break/>dicuntur.</text:span></text:p>
      <text:h text:style-name="Heading_20_2" text:outline-level="2">XXI<text:span text:style-name="T51">V</text:span>.</text:h>
      <text:p text:style-name="P1"><text:span text:style-name="T3">siia </text:span><text:span text:style-name="T9">sursum, deorsum, una.</text:span></text:p>
      <text:p text:style-name="P2"><text:span text:style-name="T3">Viae et velati canales .quidam in corpore sunt, quae<text:line-break/>ab ipso vasa appellantur. H</text:span><text:span text:style-name="T13">aec</text:span><text:span text:style-name="T3"> superne deorsum et in-<text:line-break/>ferne. sursum , progrediuntur ac sola . relatione differunt,<text:line-break/>sicnt scalae et ascensui et descensui deserviunt.</text:span></text:p>
      <text:h text:style-name="Heading_20_2" text:outline-level="2">XXV.</text:h>
      <text:p text:style-name="P5"><text:span text:style-name="T9">Facultas alimenti melior quam moles. Moles alimenti<text:line-break/>melior quam facultas </text:span><text:span text:style-name="T22">et.su. </text:span><text:span text:style-name="T9">humidis et in stccis,r -De-<text:line-break/>trahit et apponit idem. Huic quidem. detrahit, illi vero</text:span></text:p>
      <text:p text:style-name="P86"><text:span text:style-name="T9">apponit idem. Venarum pulsationes et spiritus respira-<text:line-break/>tio pro aetate consentiunt et diesentiunt, et morbi</text:span><text:span text:style-name="T3"> et'<text:line-break/></text:span><text:span text:style-name="T9">sunitatis sunt indicia, rnagisque sanitatis' quam morbi<text:line-break/>et morbi magis quam sanitatis: spiritus enim etiam ali-<text:line-break/>mentum est.</text:span></text:p>
      <text:p text:style-name="P247">*<text:tab/>Vires imbecillae multum alimenti, li-</text:p>
      <text:p text:style-name="P1"><text:span text:style-name="T3">cet probum sit, concoquere non possunt. Propterea cu-<text:line-break/>randum est, ut modus alimenti habita ratione virium<text:line-break/>corporis statuatur. r~*</text:span></text:p>
      <text:h text:style-name="Heading_20_2" text:outline-level="2">XXVI.</text:h>
      <text:p text:style-name="P264">Humidum alimentum sucilius transmutatur quam stccum.</text:p>
      <text:p text:style-name="P2"><text:span text:style-name="T9">Alimentum stccum facilius quam humidum transmuta-<text:line-break/>tur. Quod difstcile altaratur, dispcile consumitur.<text:line-break/>Quod sucile apponitur, facile consumitur.</text:span></text:p>
      <text:p text:style-name="P87"><text:span text:style-name="T3">• •<text:tab/>. -in, .<text:tab/>:<text:tab/>;.i<text:tab/></text:span></text:p>
      <text:p text:style-name="P199">Hoc ad aliam allamqne naturam relatum verum vr-<text:line-break/>detur esse. Quaedam enim est corporis natura, , lu qua</text:p>
      <text:p text:style-name="P88"><text:span text:style-name="T3">putius humidum quain siccum alimentum bene transmu-<text:line-break/>tatur. Est etiam quaedam, in qua contrarium usu venit;<text:line-break/>Sic alimentum, 'quod difficulter alteratur difficulter con-<text:line-break/>sumitur et quod facile apponitur facile alteratur. Primi<text:line-break/>generis est caro bubula et cochleae et </text:span><text:span text:style-name="T13">J</text:span><text:span text:style-name="T3">quae carnem dn-<text:line-break/>ram habent omnia et vinum crassum et fulvum‘</text:span><text:span text:style-name="T13">J</text:span><text:span text:style-name="T3"> et<text:line-break/>quod simul album crassumque esu Secundo genere con-<text:line-break/>tinentur vina albi coloris et tenuis consistentiae, quae<text:line-break/>aquea vocamus. ‘ Ex aliis omnibus quatenus aliquid mani-<text:line-break/>feste ventrem subit, eatenus ad proportionem temporis,<text:line-break/>quo alit, consumitur. Talis est ptisanae succus, alica<text:line-break/>vero non item. Siquidem et multum alit et multo spa-<text:line-break/>tio temporis id facit. Comparatio autem facienda est </text:span><text:span text:style-name="T9">in<text:line-break/>iis; quae</text:span><text:span text:style-name="T3"> et in qualitate consistentiae et qualitate appara-<text:line-break/>tus sunt similia, quod medici perspectum habent, ut assa<text:line-break/>magis corroborent corpora, quam elixa,<text:tab/>*</text:span></text:p>
      <text:p text:style-name="P198">Caetera omnia elixandi genera.</text:p>
      <text:h text:style-name="P188" text:outline-level="2">XXVII.</text:h>
      <text:p text:style-name="P89"><text:span text:style-name="T17">•»Λ„βι. </text:span><text:span text:style-name="T3">. .<text:tab/>- • - JW si* .1 '• ir‘&gt;*J • i,!<text:tab/>!• </text:span><text:span text:style-name="T21">rtij.fi' </text:span><text:span text:style-name="T3">'i rui ;<text:tab/>• tt '&gt; prfec </text:span><text:span text:style-name="T9">,ti</text:span></text:p>
      <text:p text:style-name="P1"><text:span text:style-name="T9">Et quicunque</text:span><text:span text:style-name="T3"> celeri </text:span><text:span text:style-name="T9">appositione indigent, iis humidum me-<text:line-break/>dicamentum ad resumendas vires optimum. Quicunque<text:line-break/>pero adhuc celeriore, per olfactum,. Quibuscunque vero<text:line-break/>tardiore appositione opus est, iis salidus cibus exhiben-<text:line-break/>dus. Musculi stolidiores difstcilius reliquis colliquescunt<text:line-break/>excepto osce et nervo, Quae exercitam funt aegre, irn-<text:line-break/>„ mutantur ip.suque in suo genere jeipsts, quam pro na-<text:line-break/>_, tura</text:span><text:span text:style-name="T19">, υ</text:span><text:span text:style-name="T9">alentiara, sunt , ideospsuinter j'e aegrius colli-<text:line-break/>quescunt, Pus ex came,</text:span><text:span text:style-name="T3"> purulentum ex </text:span><text:span text:style-name="T9">sanguine et ex<text:line-break/>reliquo humore. Pus ulceris alimentum , pus venae et<text:line-break/>arteriae alimentum, . medulla oisa alimentum. ideo callo</text:span></text:p>
      <text:p text:style-name="P90"><text:span text:style-name="T9">-<text:tab/>JJ<text:tab/></text:span><text:span text:style-name="T3">, m</text:span><text:span text:style-name="T23">1:1</text:span><text:span text:style-name="T3"> ... y</text:span></text:p>
      <text:p text:style-name="P199">sirmatur.</text:p>
      <text:p text:style-name="P2"><text:span text:style-name="T3">Sic etiam in aphorismis fcriptum est: </text:span><text:span text:style-name="T9">sucilius impleri<text:line-break/>corpora potu quam cibo.</text:span><text:span text:style-name="T3"> Quae enim humida poculen-<text:line-break/>taque sunt, quae nimirum ad alendum apta sunt, id cele-<text:line-break/>rins quam solida corpora efficiunt. Quamvis enim solida<text:line-break/>magis nutriant, haec tamen celeritate illis praestant.</text:span></text:p>
      <text:p text:style-name="P91"><text:span text:style-name="T3">Proinde fit ut quibus celeri appofitione opus est, humida<text:line-break/>poimlentaque. convenlaut;.- Quibus vero - etiam celeriore,<text:line-break/>iis per odoratum succurramus, </text:span><text:span text:style-name="T9">i-i</text:span><text:span text:style-name="T3"> i Quibus tardiore, solida<text:line-break/>corpora praebeamus. Quamquam corpus; quod jam debile<text:line-break/>aut' evacuatione aut a vitiato humore sit redditum, • postu-<text:line-break/>lat 'alimentum- non grave • illud quidem';efed quod facile<text:line-break/>concoquatur, quodque </text:span><text:span text:style-name="T9">' suavis</text:span><text:span text:style-name="T3"> sit odoris. Causa est, quia<text:line-break/>suavis -Udor neieie quid addit ad corpus et' ejus tempe-;<text:line-break/>raturarn accommodat '• et- naturalem calorem corroborat, in<text:line-break/>quo calore nos esse'vitam asserimus. • *<text:tab/>* u..&gt;4lu bb'</text:span></text:p>
      <text:p text:style-name="P92"><text:span text:style-name="T3">\ 'niu-.alu--ss<text:tab/>' »•-•) alni, </text:span><text:span text:style-name="T9">. rv iui .</text:span></text:p>
      <text:h text:style-name="Heading_20_2" text:outline-level="2">XXVIII.</text:h>
      <text:p text:style-name="P1"><text:span text:style-name="T9">facultas omnia auget et alit et propagat.</text:span></text:p>
      <text:p text:style-name="P93"><text:span text:style-name="T3">—<text:tab/>ulalw '<text:tab/></text:span><text:span text:style-name="T9">i'.,</text:span></text:p>
      <text:p text:style-name="P2"><text:span text:style-name="T3">Dictum est, facultatem quandam esse, quae sibi aptam<text:line-break/>qualitatem trahit, aliam esse quae retinet ea quae sumpta<text:line-break/>sunt; sicut -rirriijs ’ aliam , quae: rejiciu excrementa , aliam<text:line-break/>denique.; quae alterandi munere fujigitur, et has saculta-'<text:line-break/>tes- in omnibus animantis iiiesse partibus. Partes enim</text:span></text:p>
      <text:p text:style-name="P94"><text:span text:style-name="T19">“ ’<text:tab/></text:span><text:span text:style-name="T9">i<text:tab/>.<text:tab/>'<text:tab/>‘ A •<text:tab/>- '</text:span><text:span text:style-name="T3"><text:tab/>.' 5 •. . I I</text:span></text:p>
      <text:p text:style-name="P95"><text:span text:style-name="T3">alimentum in totum corpus a venis a cava prognatis tra-<text:line-break/>hunti Cava autem rursus trahit ab iis ,, quae sunt iq<text:line-break/>jecore, eae deinde aballis,. quae sursum ad portas ferun-<text:line-break/>tur. Illae rursus ex ventriculo et; intestinis, lpsum porro<text:line-break/>ventriculum extrinsecus impleri necesse. esu Haec autem<text:line-break/>omnia , facit facultas, ut augeat animal.,'nutriat atque pro-<text:line-break/>paget, • ldque .potissimum moliri per venas videtur, quas<text:line-break/>nos non modo alimentum e ventriculo, deducere videmus,<text:line-break/>sed etiam attrahere simul et jecori praeparare simillimo<text:line-break/>modo, quo ipsum facit. Quomodo autem haec generantur<text:line-break/>omnia, quoniam<text:tab/>*'<text:tab/>*</text:span></text:p>
      <text:p text:style-name="P1"><text:span text:style-name="T9">Humiditas alimenti vehiculum.<text:line-break/></text:span><text:span text:style-name="T3">&gt;</text:span></text:p>
      <text:h text:style-name="Heading_20_2" text:outline-level="2">XXIX.</text:h>
      <text:p text:style-name="P199">Natura vesicam jecori adjunxit, qua leve flavumque<text:line-break/>excrementum fexciperetur, lienem vero sinistra in parte<text:line-break/>collocavit, qui crassum limulumque excrementum traheret.</text:p>
      <text:p text:style-name="P96"><text:span text:style-name="T3">Quum igitur humor, qui in jecore paratur ad animalis<text:line-break/>alimentum, duo praedicta excrementa deposuit et coctio-<text:line-break/>nem est adeptus, ruber et purus sursum ad gibbas jecoris<text:line-break/>partes ascendit. Illic autem ipsum excipit vena maxima<text:line-break/>et ad utramque animalis partem inferiorem et superiorem<text:line-break/>devehit. In hac vena sanguis est inulta humiditate tenui<text:line-break/>et aquea plenus. Siquidem humor ex cibis proveniens<text:line-break/>neque poterat ex ventriculo in venas commode transumi,<text:line-break/>neque facileecenas, quae in jecore funt^ per transire, nisi<text:line-break/>quaedam tenuior et aquea humiditas esset admixta. Ex<text:line-break/>ea tamen nutriri_ nulla pars potest. Idcirco humiditatem<text:line-break/>esse alimenti .vehiculum et non alimentum non solum<text:line-break/>Hippocrates, fed omnes fere optimi medici censuerunt.<text:line-break/>Hunc igitur ipsum praestat animantibus, neque quod nu-<text:line-break/>triturum est, a ventriculo potest distribui, nisi ab aliqua<text:line-break/>re ita liquida deducatur.<text:tab/>*<text:tab/>*</text:span></text:p>
      <text:h text:style-name="P185" text:outline-level="1"><text:bookmark-start text:name="bookmark16"/>HIPPOCRATIS DE ACUTORUM<text:line-break/>MORBORUM VICTU LIBER ET<text:line-break/>GALENI COMMENTARIUS I.<text:bookmark-end text:name="bookmark16"/></text:h>
      <text:h text:style-name="Heading_20_2" text:outline-level="2">I.</text:h>
      <text:p text:style-name="P2"><text:span text:style-name="T9">Cnidias appellatas sententias conscripserunt, hi sane-<text:line-break/>quae singulis</text:span><text:span text:style-name="T3"> ' in </text:span><text:span text:style-name="T9">morbis aegri patiantur et quomodo<text:line-break/>eorum quaedam succedant, recte scripserunt.. Ac certe<text:line-break/>qiavts ad haec usque etiamt non medicus scribere po-<text:line-break/>tuerit , st probe e</text:span><text:span text:style-name="T24">x</text:span><text:span text:style-name="T9"> singulis aegrotis quae patiantur re-<text:line-break/>sciverit. Verum quae medicum aegro non referente</text:span></text:p>
      <text:p text:style-name="P269">praediscere oportuit, eorum multa praetermijsa sunt, in<text:line-break/>aliis alia, nonnullaque, ad conjectationem peroppor-<text:line-break/>tuna.</text:p>
      <text:p text:style-name="P2"><text:span text:style-name="T3">Qui Cnidias scripserunt sententias, non solum quae<text:line-break/>aegri patiuntur, eorum nihil praetermiserunt, verum<text:line-break/>etiam ultra decentia nonnulla memoriae prodiderunt, ut<text:line-break/>paulo post sum demonstraturus. Ac nondum id artis opus<text:line-break/>est, si quae ab idiotis cognosci queunt, eorum nihil prae-<text:line-break/>termiserint, non enim hic artisicibus est scopus, </text:span><text:span text:style-name="T9">sed alius,<text:line-break/></text:span><text:span text:style-name="T3">quae </text:span><text:span text:style-name="T9">nimirum</text:span><text:span text:style-name="T3"> ad curationem idonea funt, omnia scribere.<text:line-break/>Quare tuin saepiuscule nonnulla, quae vulgus indoctum<text:line-break/>prorsus non agnovit, erunt adjicienda, tum multa, quae<text:line-break/>ab eo cognoscuntur, si nihil ad artis finem conferre vi-<text:line-break/>deantur, auferenda. </text:span><text:span text:style-name="T9">Nonnullaque ad conjectationem perop-<text:line-break/>portuna.</text:span><text:span text:style-name="T3"> Conjectatio est,.quae per conjecturam fit cogni-<text:line-break/>tio. Conjecturam verb veteres nominant ratiocinativum<text:line-break/>signum, conjectum autem non simpliciter omne signum</text:span></text:p>
      <text:p text:style-name="P197">existit, ut alr libro de conjectura et signo demonstratum<text:line-break/>esu Quae igitur medicis ad hujusmodi 'cognitionem tum<text:line-break/>necessaria tum utilia existunt, ea non omnia Cnidiis in<text:line-break/>sententiis scripta, imo multa praetermissa esse protulit.</text:p>
      <text:h text:style-name="Heading_20_2" text:outline-level="2">II.</text:h>
      <text:p text:style-name="P265">Quum autem ad conjectationem refertur, quomodo sin-<text:line-break/>gula curare oporteat, in his multa aliter quam illi<text:line-break/>dijseruerint sentio.</text:p>
      <text:p text:style-name="P2"><text:span text:style-name="T3">Postquam multa ad conjectationem utilia a Cnidiis me-<text:line-break/>dicis praetermissa esse protulit, quam dicat conjectationem '<text:line-break/>ipse deinceps docuit his verbis: </text:span><text:span text:style-name="T9">quomodo stnguln curare<text:line-break/>oporteat.</text:span><text:span text:style-name="T3"> Nam quodcunque ad horum inventionem utile<text:line-break/>suerit, id ex arte est.' Fortassis igitur aliquis censuerit<text:line-break/>conjecturas tum ad dignotionem, tum ad praenotionem<text:line-break/>conserentes esse praetermissas. Verum non ita fe res<text:line-break/>habet, hae namque necessario in rebus ad curationem ido-</text:span></text:p>
      <text:p text:style-name="P4"><text:span text:style-name="T3">neis continentur. Quod si ad optimae curationis inven-<text:line-break/>tionem nihil conferrent- morborum dignotio ac futurorum<text:line-break/>praenotio, hae prorsus surent supervacaneae, nunc autem<text:line-break/>quod conferant, ob id existunt utiles. Ergo quod affe-<text:line-break/>ctuum dignotio ad curationem maxime necessaria sit, ra-<text:line-break/>tione perpendere non opus esu Primum enim quisnam<text:line-break/>fit morbus dignoscere oportet, deinde ipsius curationem<text:line-break/>ita suscipere. Quod vero praenotio ad curationem quo-<text:line-break/>que sit utilis, in prognostici praefatione demonstravit </text:span><text:span text:style-name="T9">H'tp~.<text:line-break/>pocrates.</text:span><text:span text:style-name="T3"> Quare si quis quae ad medicinam spectant<text:line-break/>omnia aut ad dignotionern aut ad curationem aut prae-<text:line-break/>notionem utilia esse dicat, potentia idem dicit. Curatio<text:line-break/>siquidem per le a medicis instituitur, at praenotio et di-<text:line-break/>gnotio propter curationem. Quare nemo finem artis digno-<text:line-break/>tionem vel praenotionem, quemadmodum curationem, af-<text:line-break/>feveraverit. Jam vero percipe, curationem morborum<text:line-break/>eversionem jam obortorum, non autem etiamnurn oborien-<text:line-break/>tium esse. Sed de his omnibus libro de fine medicinae</text:span></text:p>
      <text:p text:style-name="P198">*»</text:p>
      <text:p text:style-name="P4"><text:span text:style-name="T3">abunde scriptum esu Atque nunc praeter propositum opus<text:line-break/>nos construere non oportet, qui jam fenis mentem etiam<text:line-break/>citra accuratam de fine tractationem deprehendimus.<text:line-break/>Quum autem propofita dictio alio quoque modo plerisque<text:line-break/>iu exemplaribus fide dignis scripta sit, ejus mentionem<text:line-break/>facere non intempestivum esu Differt autem a praescripta<text:line-break/>dictione unica </text:span><text:span text:style-name="T9">Utera,‘hoc est vel,</text:span><text:span text:style-name="T3"> -ut ad hunc modum<text:line-break/>textus sit: </text:span><text:span text:style-name="T9">Quum autem ad conjectationem referatur,. vel<text:line-break/>quomodo singula curare oporteat.</text:span><text:span text:style-name="T3"> Qui ita scribunt, </text:span><text:span text:style-name="T9">• per<text:line-break/></text:span><text:span text:style-name="T3">conjectationem, dignotiouem et praenotionem intelligunt,<text:line-break/>et per haec verba: </text:span><text:span text:style-name="T9">-quomodo singula</text:span><text:span text:style-name="T3"> eiirare-oporteat, cu-<text:line-break/>rationem, nolentes eam conjectationis nomine contineri.<text:line-break/>Quod si ita habet, in ante scripta dictione qua dicit.:<text:line-break/></text:span><text:span text:style-name="T9">multa praetermijsu sunt in aliis alia, nonnullaque ad con-<text:line-break/>jectationem peropportuna,</text:span><text:span text:style-name="T3"> non recte miratricem artis par-<text:line-break/>tem praetermiserit. Patet autem quod isti asserent, ob id<text:line-break/>ipsum sequentem dictionem repetivisse ac scripsisse, quo<text:line-break/>curatricem artis partem adderet. Verum ubi de re ad<text:line-break/>curationem utili disceptatio non est, sermonem protrahere</text:span></text:p>
      <text:p text:style-name="P197">superfluum esu Quare ad ea, in quibjus ad curationem<text:line-break/>utilia etiam docet, properemus..</text:p>
      <text:h text:style-name="Heading_20_2" text:outline-level="2"><text:span text:style-name="T50">II</text:span>I.</text:h>
      <text:p text:style-name="P97"><text:span text:style-name="T9">Atque non salum ob sid.mon laudo, verum quod, et paucis<text:line-break/>numera remediis^ ust stnt. i.,.Nam plurima ab ipsa relata<text:line-break/>sunt .(praeterquam in morbis-acutis') medicamenta deor-<text:line-break/>sum purgantia -,exhibenda, tum serum, tum lac- pro tem-<text:line-break/>pestate : propinandum. Haecr vgjturrsi . bona sejsunt' et<text:line-break/>morbis im quibus dari monuerunt, ' convenientia, longe<text:line-break/>laude digniora astent,, quod paucisistma susistcerentso Sed<text:line-break/>nunc non ita se nes habet, i .</text:span><text:span text:style-name="T3"> . ec -i<text:tab/>,</text:span></text:p>
      <text:p text:style-name="P2"><text:span text:style-name="T9">• A. ; d'</text:span><text:span text:style-name="T3"> is'••. .vj.i sal-' </text:span><text:span text:style-name="T13">r</text:span><text:span text:style-name="T3">i*.t </text:span><text:span text:style-name="T17">ύ</text:span><text:span text:style-name="T3">.-</text:span><text:span text:style-name="T13">1</text:span></text:p>
      <text:p text:style-name="P2"><text:span text:style-name="T3">Paucis quoque numero medicamentis ipsus ait, prae-<text:line-break/>terquam lu acutis morbis, usos - fuisse, • ae si .lu his multa<text:line-break/>enarraverint. Etenim ita protulerunt. Quae vero de diu-<text:line-break/>turnis mothrs dixerunt, haec revera contra sc habent.</text:span></text:p>
      <text:p text:style-name="P197">Etenim per medicamenta alvum deoriujn purgantia tum<text:line-break/>serum tum lac potui exhibita ab illis perficiuntur.</text:p>
      <text:h text:style-name="Heading_20_2" text:outline-level="2">IV.</text:h>
      <text:p text:style-name="P265">Qui vero secundum Ubrunn trecognoveriint, de iis sane quae<text:line-break/>singulis astsurnenda sint, medice .magis disteruerunt.</text:p>
      <text:p text:style-name="P2"><text:span text:style-name="T3">Secundum priori'succedentem-librum scriptum reco-<text:line-break/>gnosci dicimus, qui quiim doenmeuttim idem easdemque<text:line-break/>plurimas dictiones habeat,, nonnulla quidem e priore li-<text:line-break/>bro detracta, quaedam .vero addita, alia denique-permu-<text:line-break/>tata continet. Hujus rei exemplum si desideres, perspi-<text:line-break/>cuitatis gratia, secundum-Eupolidis Autolycum ex priore<text:line-break/>compositum habes. </text:span><text:span text:style-name="T9">Ita</text:span><text:span text:style-name="T3"> vero et Cnidias. sententias Cnidii<text:line-break/>medici a prioribus secundas ediderunt,, quae nonnulla<text:line-break/>quidem prorsus eadem, quaedam evero addita, alia denique<text:line-break/>detracta </text:span><text:span text:style-name="T9">ac</text:span><text:span text:style-name="T3"> etiam immutata continebant. Hunc itaque</text:span></text:p>
      <text:p text:style-name="P248">secundum librum primo magis medicum esse Hippocrates<text:line-break/>asserit.</text:p>
      <text:h text:style-name="Heading_20_2" text:outline-level="2">V.</text:h>
      <text:p text:style-name="P98"><text:span text:style-name="T9">Sed neque de victus ratione quicquam affatu dignum ve-<text:line-break/></text:span><text:span text:style-name="T3">teres </text:span><text:span text:style-name="T9">conscripserunt; quanquam magnum id praetermi-<text:line-break/>serunt.</text:span></text:p>
      <text:p text:style-name="P2"><text:span text:style-name="T3">Is qui per consuetas materias fit curationis ductus,<text:line-break/>diaeta appellatur, quemadmodum qui per consuetas tum<text:line-break/>Iectiones, tum ustiones et caeteras quae manibus fiunt<text:line-break/>operationes, chirurgia, ac tertia ab his* medicinae pars<text:line-break/>est 'pharmaceutice ,• quae nimirum medicamentis absolvi-<text:line-break/>tur. Accusat autem priscos Hippocrates, quod de victus<text:line-break/>ratione' nihiI effatu dignum conscripserint, idque protulit,<text:line-break/>non quod nullum-diaeteticum documentum conscripserint;<text:line-break/>(ficripserunt enim) sed quod non effatu dignum. Quid<text:line-break/>autem sit. effatu dignum sequentibus docebit. ac</text:span></text:p>
      <text:h text:style-name="P188" text:outline-level="2">VI.</text:h>
      <text:p text:style-name="P5"><text:span text:style-name="T9">V</text:span><text:span text:style-name="T37">a</text:span><text:span text:style-name="T9">ria tamen singulorum morborum genera</text:span><text:span text:style-name="T3"> multiplicemque<text:line-break/>eorum divisionem non </text:span><text:span text:style-name="T9">ignorarunt quidam.</text:span></text:p>
      <text:p text:style-name="P199">Non solum varia mcrborum genera non ignorarunt,<text:line-break/>verum etiam ulterius quam deceat de iis scripserunt,<text:line-break/>quemadmodum deinceps sum demonstraturus.</text:p>
      <text:h text:style-name="Heading_20_2" text:outline-level="2">VII.</text:h>
      <text:p text:style-name="P5"><text:span text:style-name="T9">Nonnulli vero singulorum . morborum numeros', dilnejde<text:line-break/>pronuntiare volentes non recte fcripferunt.</text:span><text:span text:style-name="T3"> . ; Neque<text:line-break/>enim eos numerare </text:span><text:span text:style-name="T9">facile suerit, si quis ex eo aegrotan-<text:line-break/>tium morbum stgnis conjectet, quod, alter ab altero re<text:line-break/>quadam differat, neque eundem esae morbum reputet,<text:line-break/>uist idem nomen surtintur. Mihi vdro placet. ta omni<text:line-break/>arte . animum advenere. Etenim quae •. recte procedunt<text:line-break/>opera, ea quoque singula recte, facere oportet, quae</text:span><text:span text:style-name="T3"> ce-<text:line-break/>leritatem </text:span><text:span text:style-name="T9">postulant, ea quoque celeriter, et quae pure.</text:span></text:p>
      <text:p text:style-name="P4"><text:span text:style-name="T9">pure et quae citra dolorem administrari desiderant, ea<text:line-break/>quammaxime stne dolore facere; caetera quoque liitsus<text:line-break/>generis</text:span><text:span text:style-name="T3"> omnia </text:span><text:span text:style-name="T9">aliter quam proximi ad' meliorem for-<text:line-break/>mam reducere oportet. ' Sed 'maxime medicum proba-<text:line-break/>vero, qui acutis in morbis, (suibus</text:span><text:span text:style-name="T3"> plurimi </text:span><text:span text:style-name="T9">homines ene-<text:line-break/>cantur, longe medius caeteris fe gerat.' Sunt autem hi<text:line-break/>acuti morbi, quos prisci nominarunt pleuritidern, peii-<text:line-break/>pneurnoniam,</text:span><text:span text:style-name="T3"> phrenitidem, </text:span><text:span text:style-name="T9">lethargum, febrem ardentem<text:line-break/>et quicunque</text:span><text:span text:style-name="T3"> alii morbi </text:span><text:span text:style-name="T9">ad hos consequuntur, quorum<text:line-break/>febres omnino condnuae interjiciunt.</text:span></text:p>
      <text:p text:style-name="P199">Dixit paulo ante Cnidios medicos statim per initia<text:line-break/>de morbis plus quam deceat scripsisse, hi sunt bilis morbi<text:line-break/>septem; ad hunc autem modum ac rurium in partibus<text:line-break/>inferioribus vesicae morbi duodecim, in iisdem- quoque<text:line-break/>partibus inferioribus renum morbi quatuor, ac' postea<text:line-break/>iterum vesicae morbi stranguriae duodecim; mox etiam-</text:p>
      <text:p text:style-name="P197">num deinceps tetani tres, posteaque icteri quatuor, prae-<text:line-break/>terea denique tabes tres. Ad corporum enim varietates,<text:line-break/>quae multas ob causas immutabantur, respexerunt, prae-<text:line-break/>termittentes affectuum identitatem perpendere, quemadmo-<text:line-break/>dum accurate perpendit- Hippocrates, ad eorum inventio-<text:line-break/>nem methodo usus, qua dnntaxat morborum numerum lu-<text:line-break/>venire conceditur. Methodus autem ipsa statim per ini-<text:line-break/>tia librorum methodi medendi a nobis demonstrata esu<text:line-break/>Prodita quoque est paucis in libro de elementis secundum<text:line-break/>Hippocratem. Habes etiam nostrum conciso scrmone unum<text:line-break/>de morborum differentiis commentarium. Sed nunc dicti-<text:line-break/>ones observandae sunt, is enim explicationis scopus exi-<text:line-break/>stit. Quod si quis in explicationibus demonstrationes scri-<text:line-break/>pserit, longam orationem conficiens praecipuam (quae cu-<text:line-break/>rationis morborum causa existit) partem praetermittet, quae<text:line-break/>ad maxime letalium morborum curationem' praestantissi-<text:line-break/>ma esu Summa quidem praesentis dictionis haec est,<text:line-break/>particularia vero dictionis deinceps explicabo.</text:p>
      <text:h text:style-name="P188" text:outline-level="2">VIII.</text:h>
      <text:p text:style-name="P5"><text:span text:style-name="T9">Quum enim nullus communis pestilentis morbi modus po-<text:line-break/>pulariter graffatus suerit, fed sporndici morbi, ac</text:span><text:span text:style-name="T3"> simi-<text:line-break/></text:span><text:span text:style-name="T9">lui suerint, ab his morbis plures. quam ab aliis omni-<text:line-break/>bus moriuntur.</text:span></text:p>
      <text:p text:style-name="P2"><text:span text:style-name="T3">Declarat hac, oratione morbos quosdam multis homi-<text:line-break/>nibus uno tempore oboriri, quos, quum perniciosi suerint,<text:line-break/>pestem appellant, • quum vero mitiores, altera quadam ex-<text:line-break/>plicant appellatione, epidemios vocantes, ut epidemius<text:line-break/>quidem morbus sit, qui quodam tempore' aliqua in regione<text:line-break/>vehementius grassatur, pestis vero, epideniia perniciosa.<text:line-break/>Est autem et aliud morborum genus 'multis commune,<text:line-break/>quod in regione oboritur endemiumque appellatur. His<text:line-break/>autem omnibus opponuntur sporadici morbi, qui aegrotos<text:line-break/>vehementer vexant, non communi consuetudine constan- •<text:line-break/>tes. Sed quid est quod ab Hippocrate dicitur:-fed </text:span><text:span text:style-name="T9">spo-<text:line-break/>radici morbi ac stmiles fuerint ?</text:span><text:span text:style-name="T3"> Nam contrarium dicen-</text:span></text:p>
      <text:p text:style-name="P4"><text:span text:style-name="T3">dum erat, </text:span><text:span text:style-name="T9">et dijsimiles eos inter fe este,</text:span><text:span text:style-name="T3"> quod est non simi-<text:line-break/>les, siquidem morborum similitudine et endemium et epi-<text:line-break/>demium et pestilens judicabatur. Duorum igitur alterum,<text:line-break/>aut meliorem hanc scriptam sententiam augurandum est:<text:line-break/>sied </text:span><text:span text:style-name="T9">morbi sporadici ac non similes fuerint,</text:span><text:span text:style-name="T3"> aut similes eos<text:line-break/>dictos esse censendum, non inter se;sed morbis praedictis,<text:line-break/>hoc est, consuetis, quoniam rarius quidem tum epidemii<text:line-break/>tum pestilentes morbi oboriuntur, vocati vero ab eo fpo-<text:line-break/>radici frequentius, de quibus et praesens liber ab ipsu ha-<text:line-break/>betur, ut et de epidemiis in libris epidemiorum morbo-<text:line-break/>rum, et de endemiis in libro de aquis, aere et locis.<text:line-break/>Nullum autem proprium de peste confecit librum, quo-<text:line-break/>niam ex epidemiis unum esse illam per libros epidejnio-<text:line-break/>rum demonstravit.</text:span></text:p>
      <text:h text:style-name="Heading_20_2" text:outline-level="2">IX.</text:h>
      <text:p text:style-name="P5"><text:span text:style-name="T9">Idiotae igitur non admodum cognoscunt eos, qui in his<text:line-break/>proximis praestant.</text:span></text:p>
      <text:p text:style-name="P200">Idiotas ait eos non omnino cognoscere medicos., qui<text:line-break/>ad hujusmodi morbos proximis praestant. Quod autem<text:line-break/>acutos dicat, palam est, de quibus ante disseruit.</text:p>
      <text:h text:style-name="Heading_20_2" text:outline-level="2">X.</text:h>
      <text:p text:style-name="P277">Aliarumque curationum magis laudatores aut vituperato-<text:line-break/>res existunt.<text:tab/>,</text:p>
      <text:p text:style-name="P264">—</text:p>
      <text:p text:style-name="P199">Non consentaneas, neque laudibus dignas curationes<text:line-break/>discernere posse idiotas enunciat, scd alienas magis, pro-<text:line-break/>indeque ipfios neque probe laudare neque vituperare.<text:line-break/>Deinceps tanquam eorum quae protulit demonstratione<text:line-break/>addita haec scribit.</text:p>
      <text:h text:style-name="Heading_20_2" text:outline-level="2">XI.</text:h>
      <text:p text:style-name="P265">Deinde magnum sed indicium, quod hi populares hujus-<text:line-break/>modi morborum intclligentia minime spuantur, ut quos<text:line-break/>studio • consequi oportet, Nam qui medici non sunt.</text:p>
      <text:p text:style-name="P3"><text:span text:style-name="T9">medici este videntur maxime propter hos morbos. Fa-<text:line-break/>cile est enim nomina, quae apud aegrotos jds morbis<text:line-break/>affectas proferri consueverunt dediscere. Si quis enim<text:line-break/>ptisunae cremorem nominaverit et vinum hoc aut illud<text:line-break/>aut etiam mulsum, baec omnia eadem plebeis tum prae-<text:line-break/></text:span><text:span text:style-name="T3">siantiores </text:span><text:span text:style-name="T9">tum deteriores medici dicere videntur. At<text:line-break/>non sua fe res habet, verum in bis sune alii ab aliis<text:line-break/>magnopere differunt.</text:span></text:p>
      <text:p text:style-name="P199">Quandoquidem hujusmodi materiis ad victus ratio-<text:line-break/>nem spectantibus medici tum praestantiores tum deteriores<text:line-break/>utuntur, propterea quis sit praestantiof, haud ah idiotis discer-<text:line-break/>nitur, qui discernere nequeunt, quinam tempestive ac decenti<text:line-break/>quantitate praesidiorum materias aegrotantibus admini-<text:line-break/>strent et quinam citra haec. Verum Hippocrates hic de-<text:line-break/>scripto secundo prooemio, a praesenti oratione fconsequen-<text:line-break/>tia exorditur.</text:p>
      <text:h text:style-name="P188" text:outline-level="2">XII.</text:h>
      <text:p text:style-name="P99"><text:span text:style-name="T9">Videntur autem mihi scripto digna esae potijstmum, quae<text:line-break/>a medicis ignorantur, iis scitu necesuaria, et quae<text:line-break/>magnas utilitates aut magnas laesiones adsurunt. Quae<text:line-break/>itaque ignorantur, haec sunt. Cumam in acutis mor-<text:line-break/></text:span><text:span text:style-name="T3">s- bis </text:span><text:span text:style-name="T9">quidam medici totum aevum ptisunas non colatas<text:line-break/>exhibentes traducunt ac fefe medicinam recte sincere<text:line-break/>arbitrantur? Quidam vero prae omnibus moliuntur<text:line-break/>ut nullum hordeum aeger devoret {magnae enim lae-<text:line-break/>sionis esae illud existimant), sed cremorem linteo colatum<text:line-break/>exhibent. Quidam praeterea ipsarum neque crafsam<text:line-break/>ptisanam, neque cremorem exhibent, et hi quidem quous-<text:line-break/>que ad diem septimum aeger pervenerit, illi autem ajst-<text:line-break/>due quoad morbus judicatus suerit.<text:line-break/></text:span><text:span text:style-name="T3"><text:tab/><text:tab/></text:span></text:p>
      <text:p text:style-name="P2"><text:span text:style-name="T3">Quod a praeceptore propositum est, id sane logicum<text:line-break/>magis esse videbitur, quum nos etiam citra hujusmodi<text:line-break/>speculationes recte mederi possimus. </text:span><text:span text:style-name="T9">Probe namque mor-</text:span></text:p>
      <text:p text:style-name="P3"><text:span text:style-name="T9">bis mederi ex faciendorum suientid suppetit medicis,</text:span><text:span text:style-name="T3"> non<text:line-break/>ex indagatione caufae controversiae inter eos ortae, qui<text:line-break/>pugnantes ipsorum morborum curationes scripserunt. Est<text:line-break/>autem secundum veritatem non solum perutile, verum<text:line-break/>etiam omnium primum quaesitu necessarium, ut progressu<text:line-break/>sermonis sum demonstraturus. Primum enim quod quae-<text:line-break/>stione dignum sit quod proponit et quemadmodum id sal-<text:line-break/>vat,, percurrere satius esu Quod igitur quaestione di-<text:line-break/>gnum sit, hinc disces- Nullam enim de philosophorum<text:line-break/>- controversia evidentem habemus conjecturam. Neque enim<text:line-break/>si ortus sit mundus, neque si interiturus, neque si extra<text:line-break/>ipsum non sit vanum, neque si immensus, neque fi is su-<text:line-break/>lus tinus sit, neque si plures, neque quot numero, si plo-<text:line-break/>res, neque si horum multitudo incomprehensibilis sit aut<text:line-break/>infinita, manifesta conjectura dari potest. Si vero et ali-<text:line-break/>orum multorum, quae in philosophia quaeruntur, non-<text:line-break/>nulla quidem judicare prorsus non possumus, quaedam<text:line-break/>vero non sine multa contemplatione. Verum de aegros<text:line-break/>juvantibus vel laedentibus non simili modo fe res ha-</text:span></text:p>
      <text:p text:style-name="P4"><text:span text:style-name="T3">bet. Nam ad ipsa invenienda longo opus est 'tempore<text:line-break/>viroque supra vulgus excellente; quae tamen scse repetisse<text:line-break/>quidam profitentur, ea facilem habere judicationem vide-<text:line-break/>buntur. Si namque aegris adhibita profuerint, ipsa lau-<text:line-break/>dare oportet atque admittere, fi vero laeserint, et vitare<text:line-break/>et rejicere, quae vero nihil ad praesidium aut laesionem<text:line-break/>commemorandum attulerint, sub neutris comprehendere.<text:line-break/>Sed et medicos ab .evidenter laedentibus abhorrere </text:span><text:span text:style-name="T9">opor-<text:line-break/>tet.</text:span><text:span text:style-name="T3"> Ergo quae paucum quidem fortiuntur dissidium, ni-<text:line-break/>hil mirum ipsis eos immorari, qui quovis modo ab initio<text:line-break/>observarunt. Quae vero mnitopere ita dissederunt, ut ab<text:line-break/>aliis quidem probentur, a'nonnullis vero rejiciantur, in<text:line-break/>his eos quisque admirari poterit, aut qui magnopere </text:span><text:span text:style-name="T9">lae-<text:line-break/>dentia</text:span><text:span text:style-name="T3"> probant, aut eos qui vere juvantia improbant.<text:line-break/>Id ipsum sane est, quod nunc ab Hippocrate particulari<text:line-break/>uno exemplo proponitur. Dictum autem tum id, tum<text:line-break/>ipsius solutio ab Erafistrato in primo libro de febribus et<text:line-break/>paucis et manifestis, Hippocratem plane sequuto. Quum</text:span></text:p>
      <text:p text:style-name="P4"><text:span text:style-name="T3">enim percurrit in praedicto libro tum eos, qui maxime<text:line-break/>contrarium febricitantibus victum praescribunt, tum eos,<text:line-break/>qui longis, inediis aegros conficiunt atque Petronam, qui<text:line-break/>tum carnes tum vinum exhibebat, deinde ad verbum ita<text:line-break/>loquitur: </text:span><text:span text:style-name="T9">In multis igitur maximas plagas incurrebant,<text:line-break/>st autem omnibus male cederet febricitantibus haec cura-<text:line-break/>tionis ratio, qui ita curabant, a curatione disuejsistsunt,<text:line-break/>sud, ut videtur, non febribus omnibus opem fert idem cu-<text:line-break/>rationis modus.</text:span><text:span text:style-name="T3"> Laudandi itaque cum. Erasistratus tum<text:line-break/>alii, qui quaestionem hanc proposuerunt solutionemque<text:line-break/>scripserunt. Laudandus quoque qui primus eam propo-.<text:line-break/></text:span><text:span text:style-name="T9">suit.</text:span><text:span text:style-name="T3"> Sciendum quoque, hanc quaestionem non magis de<text:line-break/>acutis morbis quam de caeleris omnibus proponi solvi-<text:line-break/>que. Re(ponsio namque de omnibus communis esu Non<text:line-break/>enim de acutis solum, verum etiam de caeteris morbis<text:line-break/>in curatione dissentanei fuerunt medici, ob idque diu.<text:line-break/>singuli suis in victus regulis permanent, quod quosdam ab</text:span></text:p>
      <text:p text:style-name="P4"><text:span text:style-name="T3">his dilucide juvari conspicrant. In caeteris autem, qui<text:line-break/>nihilo juvantur, fortassis quidem et clanculum aliquid<text:line-break/>aegros deliquisse suspicantur; enrmvero ut retulit et ipse<text:line-break/>Hippocrates in libro de fracturis, de iis qui fracturas cum<text:line-break/>vulnere prave deligant, ob idque laedunt (sion </text:span><text:span text:style-name="T9">enim,</text:span><text:span text:style-name="T3"> ait,<text:line-break/></text:span><text:span text:style-name="T9">deligationem causam ejsc existimant, scd aliud quoddam<text:line-break/>infortunium')</text:span><text:span text:style-name="T3"> sic et eos in victus ratione opinari par esu<text:line-break/>Quod autem praesenti in oratione recensuit </text:span><text:span text:style-name="T9">Hippocrates,<text:line-break/></text:span><text:span text:style-name="T3">manifestum est, si quis ipsam apud sc mente revolvens bis<text:line-break/>terqtte legerit. Nam ex particulari exemplo communem<text:line-break/>doceri sermonem comperiet, quem et nniverfalem vocare<text:line-break/>consueverunt -non philofophi dun taxat, verum etiam prope<text:line-break/>omnes rationalium artium periti. Erasistratus quidem<text:line-break/>maxime contrarias meminit victus rationes, Hippocrates<text:line-break/>vero absurdis praetermissis ad moderatiores se contulit.<text:line-break/>Absurdae enim revera sunt tum quae per enecantem ine-<text:line-break/>diam summam, tum quae per repletionem rmmoderatanr<text:line-break/>fiunt, qua Petronas utebatur. Inter has moderatae, qua-</text:span></text:p>
      <text:p text:style-name="P197">rum meminit Hippocrates, in acutis morbis ab insigni-<text:line-break/>bus medicis praescribuntur. Nemnulli etenim hordeaceam'<text:line-break/>quidem ptisanam in his administrant, nonnulli vero dun-<text:line-break/>taxat cremorem; quidam neque hunc (in acutis morbis<text:line-break/>ante crisin quidam solam aquam propinant) quoad mor-<text:line-break/>bus judicatus sit. Interea pro victu solos potus exhibent,<text:line-break/>tum aquam, tum mulsam et si opus fuerit oxymel. Ita-<text:line-break/>que controversiae causa est, quam ipse Hippocrates dein-<text:line-break/>ceps producturus est, eamque ab Erasistrato in primo de<text:line-break/>febribus libro enunciari probe asserebam. Est autem ea,<text:line-break/>quod quidam solo ptisanae cremore indigeant, quidam<text:line-break/>vero hordeacea ptifana et nonnulli horum neutro,, sed<text:line-break/>potibus solis ad crisin usque prospere serventur. Demon-<text:line-break/>strabit autem lu sequentibus, qui sint, qui hordeacea pti-<text:line-break/>sana et qui solo ptifanae cremore et qui horum neutro<text:line-break/>indigent.</text:p>
      <text:h text:style-name="P188" text:outline-level="2">XllI.</text:h>
      <text:p text:style-name="P5"><text:span text:style-name="T9">Itaque . hujusmodi quaestiones proponere non admodum<text:line-break/>medici consueverunt, neque vero fartastis st proponan-<text:line-break/>tur, folutae comperiuntur.</text:span></text:p>
      <text:p text:style-name="P2"><text:span text:style-name="T3">Quod primus praeceptor sit, qui quaestionem hanc<text:line-break/>proposuerit ac folverit, hac dictione innotescit, neque<text:line-break/>enim, inquit, tales quaestiones proponi </text:span><text:span text:style-name="T9">a</text:span><text:span text:style-name="T3"> medicis consue-<text:line-break/>verunt. Quod si eas aliquis propnsuerit, fortassis folutio-<text:line-break/>nem non cornperiet.</text:span></text:p>
      <text:h text:style-name="Heading_20_2" text:outline-level="2">XIV.</text:h>
      <text:p text:style-name="P5"><text:span text:style-name="T3">Ac </text:span><text:span text:style-name="T9">proinde calumniam adeo magnam patitur apud vul-<text:line-break/>gus ars tota, ut nulla omnino ars medica ejsu existi-<text:line-break/>metur.</text:span></text:p>
      <text:p text:style-name="P199">Hoc quoque textu ex particulari exemplo rem quan-<text:line-break/>dam universalem edocet. Primum quidem, quod quale-</text:p>
      <text:p text:style-name="P4"><text:span text:style-name="T3">cunque vitae institutum sectantium dissensio justam igno-<text:line-break/>rantiae suspicionem prodat, secundo'contra consensus ju-<text:line-break/>stam magnamqae scientiae .fiduciam ostendat, quod nimi-<text:line-break/>rum linearibus </text:span><text:span text:style-name="T9">mathematicorum</text:span><text:span text:style-name="T3"> demonstrationibus magno-<text:line-break/>pere contulit. Non enim discipulis solum persuadent,<text:line-break/>verom etiam apud vulgus tanquam verissimae disciplinae<text:line-break/>aestimationem consequuntur. Linearibus igitur </text:span><text:span text:style-name="T9">mathema-<text:line-break/>ticorum</text:span><text:span text:style-name="T3"> demonstrationibus usos esse ait, qui. manifeste ali-<text:line-break/>quid et citra quamvis ambiguitatem demonstraverunt.<text:line-break/>Verum difceptationis rationem diligenter in sequenti ora-<text:line-break/>tione prusequitur.</text:span></text:p>
      <text:h text:style-name="Heading_20_2" text:outline-level="2">XV.</text:h>
      <text:p text:style-name="P5"><text:span text:style-name="T9">Qunre acutistimis in morbis tantopere distendunt inter<text:line-break/>fe artifices, 'utquae alter exhibet, optima effe existi-<text:line-break/>mans, ea mala jarn alter ejste auguretur. Ac sure ob<text:line-break/>id artem vaticinationi similem esae dixerint. Quoniam<text:line-break/>et augures eundem alitem, st sinister quidem appareat,<text:line-break/>bonum esae augurantur, st pero dexter, malum. Sed</text:span></text:p>
      <text:p text:style-name="P4"><text:span text:style-name="T9">et in haruspicina talia sunt, alia in aliis. Verum va-<text:line-break/>ticinantium nonnulli his contraria</text:span><text:span text:style-name="T3"> sentiunt. </text:span><text:span text:style-name="T9">Dico vero<text:line-break/>speculationem hanc esae tum pulcherrimam tum pluri-<text:line-break/>mis ac niaxime in arte commodis cognatam.</text:span></text:p>
      <text:p text:style-name="P199">Vaticinandi scientiam appellavit auguralem disciplinam,<text:line-break/>haruspicinam vero immolandi artem a multis vocatam,<text:line-break/>quam vere alii prisci etiam haruspicinam vocant, quoniam<text:line-break/>qui hostias intuentur, ac in iis scientiis versati sunt, ex<text:line-break/>ipsis ventura praenunciant. Hostias autem scimus nomi-<text:line-break/>nari omnia, quae diis ad honorem offeruntur, quales sunt<text:line-break/>quae immolantur victimae, quarum exta inspicientes ha-<text:line-break/>ruspices praedicunt. Eos vero qui ex avium volatu vati-<text:line-break/>cinantur, . quos augures et auspices appellant, hos nunc<text:line-break/>vates appellavit Hippocrates, quanquam vatis nomen et<text:line-break/>vaticinationis de omnibus ita praedicentibus artibus pro-<text:line-break/>fertur. Vates namque vocantur et haruspices et augures<text:line-break/>et qui appellantur genethliaci et qui per notas et victi-</text:p>
      <text:p text:style-name="P4"><text:span text:style-name="T3">mas futura praedicunt, praeterea et fatidici et divini </text:span><text:span text:style-name="T9">va-<text:line-break/>les.</text:span><text:span text:style-name="T3"> Nonnulli etiam somniorum interpretes </text:span><text:span text:style-name="T9">a</text:span><text:span text:style-name="T3"> poeta </text:span><text:span text:style-name="T9">vo-<text:line-break/>catos,</text:span><text:span text:style-name="T3"> inter vaticinatores collocant. Verum ipfe declarat<text:line-break/>Hippocrates, se solos haruspices appellere vates, poetae<text:line-break/>ratione simili. Is namque in plerisque sui poematis par-<text:line-break/>tibus haruspicinam artem venturorum praenotionem esse<text:line-break/>demonstrans, simili modo in prinii Iliados exordio con-<text:line-break/>cinit:</text:span></text:p>
      <text:p text:style-name="P2"><text:span text:style-name="T9">Ergo age quis Vates Vel haruspex vera rogetur,<text:line-break/>Somnia</text:span><text:span text:style-name="T3"> vel </text:span><text:span text:style-name="T9">prodens, etenim ab Jove fomnia manant.<text:line-break/></text:span><text:span text:style-name="T3">Vatem quidem nominat haruspicem,' somniorum vero in-<text:line-break/>terpretem eum qui circa somnia veriatur, vatem autem<text:line-break/>omnino augurem. Non enim sane ad res maximas in<text:line-break/>multis suae poeseos locis ipsum praetermisit, quum etiam<text:line-break/>augurandi arte utitur. Sed fortassis haec et quam deceat<text:line-break/>plura de vatis appellatione a nobis dicta funt, ad id au-<text:line-break/>tem quod disseritur jam transeundi tempus esu Quod<text:line-break/>enim profert ejusmodi esu Qui vaticinandi artes prose-</text:span></text:p>
      <text:p text:style-name="P4"><text:span text:style-name="T3">quuntur, in particularibus multis nihil minus quam me-<text:line-break/>dici dissentiunt. Vidi equidem nonnunqnam augures his<text:line-break/>in ipsis volatibus, quos dextros et sinistros memoravit<text:line-break/>Hippocrates, dissidentes. Alter quidem ipsorum erat Arabs,<text:line-break/>aIter vero Graecus ex Asia nostra. Arabs quidem .dicebat<text:line-break/>dextrum alitem laborantes mulieres servare, sinistrum au-<text:line-break/>tem viros: Asiaticus vero dextrum alitem in viris aegro-<text:line-break/>tantibus apparentem interrogantibus ipsis, si servarentur,<text:line-break/>astruere interrogationem, sinistram vero denegare recen-<text:line-break/>sebat. Eos igitur interrogabam, si quornodocunque volan-<text:line-break/>tem aut dextrum aut sinistrum alitem eandem </text:span><text:span text:style-name="T9">auguralem<text:line-break/></text:span><text:span text:style-name="T3">sortiri facultatem dicerent, nilnlque differre autumarent,<text:line-break/>si aut celsissimus </text:span><text:span text:style-name="T9">volando</text:span><text:span text:style-name="T3"> sit, aut terrae propinquissimus,<text:line-break/>aut intermedius. Quod si intermedius, an propius </text:span><text:span text:style-name="T9">regi-<text:line-break/>onem</text:span><text:span text:style-name="T3"> celsissimam, an infimam, vel inter has mediam.' Eo-<text:line-break/>dern .modo tum de propinqua; tum de remota alitis di-<text:line-break/>ssentis interrogabam, utrum in his nihil discreparet.<text:line-break/>Arabs itaque quornodocunque scsc haberet in altitudinem</text:span></text:p>
      <text:p text:style-name="P4"><text:span text:style-name="T3">aut longitudinem aut latitudinem distantia nihil interesse<text:line-break/>respondebat. Graecus autem de </text:span><text:span text:style-name="T9">volatu</text:span><text:span text:style-name="T3"> commoderato dex-<text:line-break/>tro ac sinistro distinguebat dicebatque ab augurlbns haec<text:line-break/>scripta esse; immoderatas vero distantias moderate se ha-<text:line-break/>bentibus esse contrarias testesque sibi Appolletis, Athenaei,<text:line-break/>Cbaeremonis, Artemidori Phocae et quorundam aliorum<text:line-break/>clarorum augurum libros prodebat. Agnovi sane Ara-<text:line-break/>bem indistinctum, Graecum vero tum distinctum tum arti-<text:line-break/>ficem esse. Nam' artis praeceptorum judicium per' expe-<text:line-break/>rientiam habentis dissidentia ex distincta et indistincta re<text:line-break/>oritur. Idque ab Hippocrate edoctus, Graecum de avium<text:line-break/>volatu artis peritiorem sententiam ferre judicavi; ex abun-<text:line-break/>dantia vero celebratissimos augurum testes adducens, ad-<text:line-break/>huc magis fide -dignus erat. Quum vero etiam Arabs<text:line-break/>plurimos aegrotantium, quibus vera praedixerat, testes<text:line-break/>citaret, succedentis in plurimum eventi subsequuti causam<text:line-break/>ipsi pronunciavi. Si enim </text:span><text:span text:style-name="T9">ales</text:span><text:span text:style-name="T3"> dexter moderatus viros<text:line-break/>servet, immoderatus vero soeminas, sint autem permulti</text:span></text:p>
      <text:p text:style-name="P4"><text:span text:style-name="T3">quidem immoderati, unus autem duutaxat moderatus, jure<text:line-break/>quidem plerisque successit, paucis vero praeter spem suc-<text:line-break/>cessit. Graecus autem augnr et alias quasdam adjiciebas<text:line-break/>distinctiones, quibus etiamsi dexter immoderatus sit, inter-<text:line-break/>dum tamen virum salvum evafurum declarabit. Nam<text:line-break/>cinaedum et muliebre munus obeuntem, veluti et lanifi-<text:line-break/>cum, mulierum forma fervari dicebat ac , rursum id ah<text:line-break/>optimis auguribus fcriptum demonstrabat. His etiamnum<text:line-break/>quasdam adjiciebat distinctiones, in quibus Arabs nihil<text:line-break/>inteliigere videbatur. Haec autem a me dicta funt pro-<text:line-break/>pter sequentem sententiam, quam nemo convenienter ex-<text:line-break/>posuit, quemadmodum neque eam quae -ante scripta est,<text:line-break/>ubi ait: </text:span><text:span text:style-name="T9">quaestionem sane hujusmodi proponere medicis<text:line-break/>haud consuetum est, neque fartastis st proponantur, solutae<text:line-break/>reperiuntur.</text:span><text:span text:style-name="T3"> Eo namque brevi dicente, </text:span><text:span text:style-name="T9">'talia,</text:span><text:span text:style-name="T3"> quod est,<text:line-break/>quae ita dissident, quidam de ptisana sola non recte intel-<text:line-break/>lexerunt; nonnulli autem paulo his meliuscule de acuto-<text:line-break/>rum victu, alii de omni simpliciter victu, alii vero de</text:span></text:p>
      <text:p text:style-name="P197">curatione universa, prioribus quidem melius, sed neque<text:line-break/>adhuc absolute. Causam enim, nt dixi, totius dissidii<text:line-break/>quaesivit Hippocrates in omni arte, quae experimentis<text:line-break/>judicari possit. Quod autem id ita habeat, sequenti ora-<text:line-break/>tione dilucide disces.</text:p>
      <text:h text:style-name="Heading_20_2" text:outline-level="2">XVI.</text:h>
      <text:p text:style-name="P5"><text:span text:style-name="T3">Etenim aegrotantibus </text:span><text:span text:style-name="T9">omnibus ad sanitatem</text:span><text:span text:style-name="T3"> restituendam<text:line-break/>magnum </text:span><text:span text:style-name="T9">quippiam potest, et sanitate f ruentibus ad sa-<text:line-break/>nitatem tuendam, et sefe exercentibus ad bonum habi-<text:line-break/>tum conciliandum et ad quod quiique valuerit.</text:span></text:p>
      <text:p text:style-name="P2"><text:span text:style-name="T3">Hic sermo tum eos arguit, - qui ipsum </text:span><text:span text:style-name="T9">Hippocratem<text:line-break/></text:span><text:span text:style-name="T3">existimant praescriptam sententiam de ptisana sola pro-<text:line-break/>posuisse, tum eos qui de victu acutorum aut etiam sim-<text:line-break/>pliciter universo ; eodem vero modo et eos qui de cura-<text:line-break/>tione universa problema esse arbitrati sunt. Nam per-<text:line-break/>spicue nunc nobis proposita oratio arguit eos aut qui de</text:span></text:p>
      <text:p text:style-name="P4"><text:span text:style-name="T3">ptisana aut qui de folo acutorum aut de morborum<text:line-break/>omnium victu orationem ascriptam esse opinantur. </text:span><text:span text:style-name="T9">Ete-<text:line-break/>nim aegrotantibus omnibus ad suuitatem restituendam<text:line-break/>magnum quippiam potesu</text:span><text:span text:style-name="T3"> Qui enim aegrotant, non<text:line-break/>omnes a sola diaeta curantur, quum plerique tum chirur-<text:line-break/>gia, tum pharmacia indigeant, imo vero neque a ptisana<text:line-break/>sola. Neque de diaeta sola acuturum, neque de diaeta<text:line-break/>simpliciter omnium morborum ferino praesens ipsi est,<text:line-break/>neque de sola quae de his oritur controversia, sed de<text:line-break/>omni simpliciter arte, quae experientia judicari ac pro-<text:line-break/>bari consuevit. Qui etenim commune ac universale ju-<text:line-break/>dicandi organum invenit, per id particularia judicat. Par-<text:line-break/>ticulare autem unum est et quod de ptisana medicis in<text:line-break/>controversiam venit, quemadmodum et quod de victus<text:line-break/>ratione non in acutis tantum, verum etiam in morbis<text:line-break/>caeteris, praetereaque, quod generalius est, de curatione<text:line-break/>universa, </text:span><text:span text:style-name="T9">et</text:span><text:span text:style-name="T3"> quod hoc generalius est, de omni corporis<text:line-break/>providentia, etiamsi fanitate fruentinm ea-suerit: nam et</text:span></text:p>
      <text:p text:style-name="P3"><text:span text:style-name="T3">hi arte indigent, non ad sanitatem consequendam instru-<text:line-break/>ente, sed ad tuendam, quod </text:span><text:span text:style-name="T9">his</text:span><text:span text:style-name="T3"> pronunclavit Hippocrates:<text:line-break/>et </text:span><text:span text:style-name="T9">sanitate struentibus ad sanitatem tuendam.</text:span><text:span text:style-name="T3"> Nam ut<text:line-break/>quodvis servetur, securitate est opus. Utilem vero ait esse<text:line-break/>' speculationem etiam bonum habitum exercitatione conci-<text:line-break/>liantibus. Quemadmodum enim aegrotantium curatio ea<text:line-break/>nunc ab ipso proposita speculatione indiget, sic et sani-<text:line-break/>tate fruentium securitas, ut sanitas conservetur, et sese<text:line-break/>exercitantium providentia, ut bonus habitus comparetur.<text:line-break/>Haec igitur omnia artis, quae circa corpus versatur, sunt;<text:line-break/>fed quod serie dicitur, ad omnem artem extenditur. Qifid<text:line-break/>enim his enunciat et </text:span><text:span text:style-name="T9">ad quod quisque voluerit ?</text:span><text:span text:style-name="T3"> Etenim<text:line-break/>augur, haruspex, musicus, rhetor et artifex omnis simpli-<text:line-break/>citer, ejus quae in sua arte est, dissensionis unam esse<text:line-break/>causam agnoscet, quum unusquisque particulare ad uni-<text:line-break/>versale transfert. Ita sane et in auguribus obortam dis-<text:line-break/>sensionem deprehendi ac veriora loquentem judicavi; ob<text:line-break/>idque paulo ante augurum memini tum Arabis tum</text:span></text:p>
      <text:p text:style-name="P4"><text:span text:style-name="T3">Graeci, </text:span><text:span text:style-name="T9">Nam artis omnis constitutio in propriorum a<text:line-break/>communibus distinctioni </text:span><text:span text:style-name="T22">exist.it,</text:span><text:span text:style-name="T21"> </text:span><text:span text:style-name="T3">qui enim haec distinguere<text:line-break/>potest, is optimus est artifex. Ut autem et constitutio,<text:line-break/>sic et </text:span><text:span text:style-name="T9">judicatio in distinctione existentiam babet.</text:span><text:span text:style-name="T3"> Fallun-<text:line-break/>tur enim qui artes constituunt, quum quod alicui accidit,<text:line-break/>id vel in omnes vel etiam plures quam deceat extendunt, ।<text:line-break/>quod siquidem nulli prorsus accidit, id nemo in tali arte<text:line-break/>sibi verum esse persuadebit, ln hoc enim vere oritur<text:line-break/>controversia, quum unusquisque sibi ipsi persuadet, non<text:line-break/>quum simulans confingensque contentiose litigat, quetnad-<text:line-break/>modum nonnulli - de quibusdam aliter quam animo sen-<text:line-break/>tiebant </text:span><text:span text:style-name="T9">fecerunt,</text:span><text:span text:style-name="T3"> et qui proponunt abditum esse utrum<text:line-break/>vigilemus aut dormiamus et sapiamus aut insaniamus.<text:line-break/>Quod si manifestum esse id concedatur, utri sane magis<text:line-break/>vera loquantur, abditum esse dicunt, an vigilantes dormi-<text:line-break/>entibus, vel non' insanientes insanientibus. Nullus enim<text:line-break/>ita persuasus, aut secum animo reputans, sed litigans his</text:span></text:p>
      <text:p text:style-name="P4"><text:span text:style-name="T3">sermonibus utitur. Quidam autem</text:span><text:span text:style-name="T13">1</text:span><text:span text:style-name="T3"> in arte medendi res<text:line-break/>quidein novas aggressi sunt, quum prioribus quid melius<text:line-break/>invenire nequirent, scd idiotarum affectionem, quam Hip-<text:line-break/>pocrates dixit, intelligerent. Qqod enim novum ac inusi-<text:line-break/>tatum est, nondumque, si utile sit, exploratum, hi' laudant<text:line-break/>magis quam quod assuetum utile esse noverint; Nonnulli<text:line-break/>vero, et ob. victus suavissimi pollicitationem persuadentes<text:line-break/>aegros alliciunt, quod dolose quidem agant </text:span><text:span text:style-name="T17">ήοη </text:span><text:span text:style-name="T3">ignari,<text:line-break/>sed vel ob pecuniae cupiditatem, vel ob~gl’oriae studium<text:line-break/>talia dolofe committere contendunt. " Sublata ergo, quae<text:line-break/>verbo tenus sit, controversia,, qualis inter ejusmodi viros<text:line-break/>orta, illa quae et secundum veritatem ac revera est, ceni-<text:line-break/>troverfia oritur, quod enunciatio non,distinguatur, sed<text:line-break/>vel de pluribus quam oporteat, veI de omnibus tanquam<text:line-break/>eodem modo sese habentibus enuneietur. Atque ob id<text:line-break/>Hippocratem laudare justum est, qui </text:span><text:span text:style-name="T9">revera</text:span><text:span text:style-name="T3"> solius, contio-<text:line-break/>versiae meminit, quam qui secundunr-.veritatem artem ali-<text:line-break/>qnam constituere volunt, patiuntur, ac suis in animis di-</text:span></text:p>
      <text:p text:style-name="P4"><text:span text:style-name="T3">verse opinantur, non verbo tenus simulate ac subdole ob<text:line-break/>gloriae aut lucri, cupiditatem....Nullus enim, :qui animi<text:line-break/>consilia </text:span><text:span text:style-name="T9">vere</text:span><text:span text:style-name="T3"> experimentis judicat, ad Petronae victus </text:span><text:span text:style-name="T9">ra-<text:line-break/>tionem</text:span><text:span text:style-name="T3"> sc conferet, carnes assas exhibens vinnrnque ni-<text:line-break/>grum acuta febre laborantibus, quemadmodum neque in<text:line-break/>tanta siti eos ita temperans, ut cotulae aquae vigesimam<text:line-break/>partem porrigat. Nam ejusmodi diaetae omnino absurdae<text:line-break/>sunt et 'quae ob duorum alterum aut ob novitatem va-<text:line-break/>fris ab hominibus aut ob summam stupiditatem praescri-<text:line-break/>bantur, si plane sc solos veritatem repetisse existimave-<text:line-break/>rrnt. Quae vero ab Hippocrate scripta sunt, ea in pru-<text:line-break/>dentibus viris vere artem constituere lludentibus reperiri<text:line-break/>possunt, quod non maximam laesionem adierant,; quum<text:line-break/>quibus non oporteat oblata sint. Atque haec quidem di-<text:line-break/>stinctu difficilem ab experimentis judicationem consequun-<text:line-break/>tur, quae antem valde differunt, facilem. Controversiam<text:line-break/>itaque in iis'quae parum inter se exuperaut judicare, et<text:line-break/>quibus ptisana sola in acutis morbis praescribenda sit et</text:span></text:p>
      <text:p text:style-name="P197">quibus hordeacea exhibenda et quibus nihil omnino, sed<text:line-break/>potus solus ad judicationem usque exhibendus sit, demon-<text:line-break/>strare, Hippocratis intelligentia dignum efl.</text:p>
      <text:h text:style-name="Heading_20_2" text:outline-level="2">XV<text:span text:style-name="T51">II</text:span>.</text:h>
      <text:p text:style-name="P5"><text:span text:style-name="T9">Ptisana igitur triticeis eduliis recte praelata suijsc mihi<text:line-break/>videtur his in acutis morbis, eosque qui ipsum praetu-<text:line-break/>lerunt laudo. Cremor -enim ejus laevis, continuus, sua-<text:line-break/>vis, lubricus et moderate humidus, sttim restinguit et<text:line-break/>st quid elui indiguerit, id facile eluitur, neque</text:span><text:span text:style-name="T3"> asiri-<text:line-break/></text:span><text:span text:style-name="T9">itionem continet, neque pravam turbationem, neque In<text:line-break/>alvo turgescit. Nam in elixatione, quoad maxime in-<text:line-break/>tumescere</text:span><text:span text:style-name="T3"> potuit, intumuit.</text:span></text:p>
      <text:p text:style-name="P199">Orationem hanc duntaxat legisse mihi videntur, qui<text:line-break/>librum hunc de ptisana inscripserunt, quemadmodum certe<text:line-break/>primum prooemium, qui adversus Cnidias siententias titu-<text:line-break/>lum fecerunt. Nam demonstravit in secundo non ampli-</text:p>
      <text:p text:style-name="P4"><text:span text:style-name="T3">us contra Cnidios medicos sc orationem habere, sed </text:span><text:span text:style-name="T9">eos<text:line-break/></text:span><text:span text:style-name="T3">ad curationis acuturum morborum exercitationem exbor-<text:line-break/>tari. Tertia autem oratio, quam huc usque percurrit, jam<text:line-break/>ad eam, quae victum morbis acutis praescribit, artem spe-<text:line-break/>ctat. Non tamen ad eam solum est utilis, verum et al-<text:line-break/>teri generaliori sermoni fubjecta est. ''Demonstravimus<text:line-break/>autem et in commentariis de fracturis et articulis Hip-<text:line-break/>pocratem pro consuetudine Jubjectos sermones aliis qui-<text:line-break/>busdam universalioribus annotare doctrinamque universa-<text:line-break/>lium ex ipsis constitutis tanquam exemplis efficere, sic<text:line-break/>enim neque a proposito instituto recedit, neque crebro<text:line-break/>docet quod multis est commune. Quemadmodum autem<text:line-break/>de ptisana ferrnonem fecit, eausa de ipsa contentionis tum<text:line-break/>investigata tum dijudicata: sic et de omni acutorum victu<text:line-break/>rectum tulit judicium. Nam et de venae’ seolione et de<text:line-break/>purgatione ac tum glandis tum clysteris usti, simili vero<text:line-break/>ratione et fle •cataplasmatum, fotuum, vini, aquae mulsae,<text:line-break/>oxymelitis et balnei usu non parva inter medicos exorta</text:span></text:p>
      <text:p text:style-name="P4"><text:span text:style-name="T3">est controversia, de quibus omnibus hoc in libro disse-<text:line-break/>ruit Hippocrates, una methodo, quam nuper dixi. Cujus<text:line-break/>facultatem etiam novisse videntur qui sc empiricos noini-<text:line-break/>naveruntj distinctionibus propria a communibus separan-<text:line-break/>tes. Consueverunt autem dlastolas magis quam diorismos<text:line-break/>appellare sermones eos, qui proprium a communi sepa-<text:line-break/>rant distinguuntque. Jam ergo quae ab Hippocrate de<text:line-break/>pti(ana dicuntur videamus. </text:span><text:span text:style-name="T9">Videntur ergo mihi,</text:span><text:span text:style-name="T3"> inquit,<text:line-break/></text:span><text:span text:style-name="T9">priores medici triticeis eduliis ptisanam in acutis morbis<text:line-break/>recte praetulisue.</text:span><text:span text:style-name="T3"> 'Triticea edulia intelligit quae ex tri-<text:line-break/>tico fiunt, triticum autem homines appellant maxime<text:line-break/>quidem frumentum, jam vero et huic tum hordeum tum<text:line-break/>zeam adjiciunt. Appellationem vero ad plura extenden-<text:line-break/>tes cerealia quoque vocata semina connumerant, lentes<text:line-break/>videlicet, fabas, lupinos, cicerculas, panicum, milium, pi-<text:line-break/>sum, suenugraecum, avenam, tipham, cicera et quaecunque<text:line-break/>id genus caetera. Horum igitur omnium triticeorum</text:span></text:p>
      <text:p text:style-name="P4"><text:span text:style-name="T3">eduliorum caetera quidem ab’ idiotis damnantur, quod<text:line-break/>quamprimum magnam laesionem inferant. Panis, autem<text:line-break/>solus- et alica acute laborantibus exhibentur et cum his<text:line-break/>solis ptisana est conferenda. Lens siquidem et milium et<text:line-break/>foenugraecum tanquarn medicamenta ob quosdamfvventris<text:line-break/>morbos interdum offeruntur et non. tanquarn nutritura<text:line-break/>cibaria. </text:span><text:span text:style-name="T9">Ptisanam igitur recte praelatam este ait triti-<text:line-break/>ceis eduliis,</text:span><text:span text:style-name="T3"> pani nimirum, chondro et zeae; ex qua fit •<text:line-break/>tragus appellatus. Nam qui cliondrum Hippocratis tem-'<text:line-break/>poribus nondum fuisse existimant, eorum ignorantiam ar-<text:line-break/>gues tum ex quibusdam antiquis comicis chondri memo-<text:line-break/>ribus, tum etiam ex Hippocrate inio, qunip libro de sa-<text:line-break/>lubri victu de chondro ipso mentionem fecit. Natn<text:line-break/>etiamsi liber is Hippocratis non sit, sed Euryphontis vel<text:line-break/>Phaontis vel Philistionis vel Aristonis vel cujusdam alte-<text:line-break/>rius veterum, ad multos enim hunc librum referunt, hi<text:line-break/>omnes prisci viri sunt, nonnulli quidem Hippocrate ve-<text:line-break/>tustiores, quidam vero ipsi coaetanei vixerunt. At-nunc</text:span></text:p>
      <text:p text:style-name="P4"><text:span text:style-name="T3">memoriam facio Hippocratis Heraclidae filii, cujus hic<text:line-break/>liber esu Nam </text:span><text:span text:style-name="T23">z</text:span><text:span text:style-name="T3">avus ipsius Gnosiclici filius Hippocrates<text:line-break/>quorundam judicio nihil omnino scripsit, aliorum vero<text:line-break/>sententia duos fcripsit, librum xidelicet de fracturis et<text:line-break/>librum de articulis. Quare autem ptisana triticeis eduliis<text:line-break/>recte anteposita sit, demonstrabitur per ea quae ipfe in-<text:line-break/>fert inquiens: </text:span><text:span text:style-name="T9">Quaecunque etenim ei ad acutorum mor-<text:line-break/>borum sanationem insunt bona, nulli alteri inejse compc-<text:line-break/>ries.</text:span><text:span text:style-name="T3"> Rectum autem tibi fuerit judicium, st et acutorum<text:line-break/>morborum naturam et ptisanae facultatem cognoveris.<text:line-break/>Natura igitur acutorum morborum est, ut ipfe paulo ante<text:line-break/>dixit, quorum febres omnino sunt continuae. Febris au-<text:line-break/>tem ortus caleris nativi ad igneum est conversio, ut et<text:line-break/>aliis quibusdam </text:span><text:span text:style-name="T9">in</text:span><text:span text:style-name="T3"> locis demonstravit et nunc manifesta-<text:line-break/>bit, inquiens: ex </text:span><text:span text:style-name="T9">thorace quidem incipere,, ad caput vero<text:line-break/>flammam mittere.</text:span><text:span text:style-name="T3"> Praeterea in Epidemiorum libris 'fe-<text:line-break/>brem magnam ignem vocare consuevit, quasi non aliam<text:line-break/>naturam sortiatur, praeterquam ignis substantiam. Si igi-</text:span></text:p>
      <text:p text:style-name="P4"><text:span text:style-name="T3">tur contraria contrariorum remedia sint, febrium peculiare<text:line-break/>remedium facultatem tum refrigerantem tum ' humectan- •<text:line-break/>tem habeat oportet: id namque febris naturae, quae tum<text:line-break/>calida tum sicca est, contrarium erit,' talis siquidem na- -<text:line-break/>turae est ignis. Praeterea quum febres et ex humorum<text:line-break/>putredine oriantur, non parvam diligentiam moliri opor-<text:line-break/>tet, tut quicquid ex ipsis coqui possit, concoctionem sub-<text:line-break/>eat et quod jam exustum est, neque amplius concoqui<text:line-break/>possit, evacuetur. Quod' si febricitantibus ipsis cibi usus<text:line-break/>sit, qui haec efficere queat, si etiam facile tum concoqui,<text:line-break/>tum distribui accedat, jam haec oinnia, quibus est opus,<text:line-break/>habuerit, Quae sit igitur ptisanae facultas ex Hippocrate<text:line-break/>audiamus. Lentor, inquit, </text:span><text:span text:style-name="T9">laevis esu</text:span><text:span text:style-name="T3"> Laeve exafperanti<text:line-break/>opponitur. Exasperant autem acria, acida et astringentia. •<text:line-break/>Acria fane omnia calefaciunt, ut ervum, foenugraecum.<text:line-break/>Acida vero alia praetermittantur, acetum vero mulsum in<text:line-break/>oratione sit duntaxat, Praetermittantur pari modo ex<text:line-break/>acerbis pira sylvestra et mefpila et quaecunque hujusmodi.</text:span></text:p>
      <text:p text:style-name="P4"><text:span text:style-name="T3">atque ex-triticeis lens </text:span><text:span text:style-name="T17">• </text:span><text:span text:style-name="T3">et similia. Exasperantium igitur<text:line-break/>malitiam ptisana effugit, habetque laevorem non tactu so-<text:line-break/>lum, verum etiamrfacultate.- Est vero et’ lentor ejus con-<text:line-break/>tinuus, sibi ipsi in omnibns partibus similis ob exquisitam<text:line-break/>unitatem ,. ’ quod </text:span><text:span text:style-name="T9">'zeae non</text:span><text:span text:style-name="T3"> inesu Laus autem non parva<text:line-break/>est ptisanae, quod res suaris existat, quae rei insuavi con-<text:line-break/>traria existit, hoc est in assumptione quandam insuavita-<text:line-break/>tem efficit, quemadmodum certe et panis insuavis est, dum<text:line-break/>sumitur, nisi abunde ipsum maceraveris, imo et ita supe-<text:line-break/>ratur ab ea quae in ptisana est suavitate, ut quae mandi<text:line-break/>non indigeat, fed potuum instar sorberi possiti Neque<text:line-break/>parvae est conditionis ptisanae Iubricitas praesertimque<text:line-break/>cremoris. Pertrausit enim thoracem, in nulla ipsius'parte<text:line-break/>quippiarn in transitu relinquens, veluti ea quae infarcta<text:line-break/>adeo obstruunt,' ut vix avelli possint, idque gluti-<text:line-break/>nofis prope omnibus, excepta ptisana, accidit, quum et<text:line-break/>quae ex alica conficitur sorbitio, haec quidem glutino-</text:span></text:p>
      <text:p text:style-name="P4"><text:span text:style-name="T3">sum continet; fed lubricum non continet; ptisanae au-<text:line-break/>iem inest et lubricum et detergens. Quapropter medici<text:line-break/>ad detergendum glutinosum humorem •• ventri ninfarctum<text:line-break/>vomitibus a ptisanae cremore ut ab aqua mulsa utuntur.<text:line-break/>Crudam quoque conterunt ptisanam puerorum mangones<text:line-break/>faciesque, ut vitiosos cutis exterant colores, illinunt. Quod<text:line-break/>igitur in ea detergens existit, id et ad dejectionem est<text:line-break/>idoneum et ad distributionem, praesertim ubi ex sima<text:line-break/>parte hepatis ad gibbam transmeare debeat quod distribu-<text:line-break/>itur alimentum: hic etenim infarciuntur quae crassi succi<text:line-break/>et quae glutinosa sunt, ob idque chondrus non in affe-<text:line-break/>ctis hoc solum niIcere maxime nocet, verum etiam in iis<text:line-break/>qui hocce quidem nondum laesum, fed naturali conforma-<text:line-break/>tione meatuum angustia donatum habent. Qui enim ita<text:line-break/>a natura affecti sunt, ipsis tum glutinosa, tum crassi succi<text:line-break/>omnia infarciuntur, proptereaque gravitatem eo in vifcere<text:line-break/>sentiunt, quum haec distribuuntur. Praeterea </text:span><text:span text:style-name="T9">ptisanae</text:span></text:p>
      <text:p text:style-name="P4"><text:span text:style-name="T9">lentor</text:span><text:span text:style-name="T3"> humens esi, non vehementer, ut aqua et melicra-<text:line-break/>tum, ad haec quoque tutn sorbitio ex chondro, tum ova<text:line-break/>forbrlia, ea namque omnia stomachum ipsis aegrotantibus<text:line-break/>ita manifeste supinant, ut ipsum subversum esse existi-<text:line-break/>ment. Verum ptisanae humectandi quidem est facultas,<text:line-break/>sed stomachum subvertendi non esu Stomachum autem<text:line-break/>hic intelligere oportet, prout nunc homines dicere con-<text:line-break/>sueverunt, non meatum duntaxat, verum etiam os ven-<text:line-break/>triculi. Quum igitur id imbecillum fuerit atque exole-<text:line-break/>tum, moratur diutius in eo qnod manducatum est, ipsi<text:line-break/>fiipernatans. Sed contrarium accidere consuevit; quum ab<text:line-break/>eduliorum stomacho opitulantium aliquo reductum, quod<text:line-break/>continetur, expellit. Nam humor quamprimum ah ipso<text:line-break/>recedit et coquitur, atque quod ile amandatum est dejici-<text:line-break/>tur, quemadmodum et crudum manet, neque celeriter de-<text:line-break/>jicitur, quod in ore ventriculi supernatat. Nam partis<text:line-break/>hujus munus est appetere, non concoquere. Quae igitur<text:line-break/>astringunt edulia, ut os ventriculi, roborant, sic et'plus</text:span></text:p>
      <text:p text:style-name="P4"><text:span text:style-name="T3">justo exiccant. Ita vero et quae ex chondro paratur sor-<text:line-break/>bitio,iut humectat, ita et supinare consuevit. Ptisana igi-<text:line-break/>tur humeclantium facultatem consequuta malitiam effugit.<text:line-break/>Deinde vero ipsam sitim restinguere ait, Hippocrates </text:span><text:span text:style-name="T8">et<text:line-break/></text:span><text:span text:style-name="T3">maximum quippiarn id remedium esse in morbo totum<text:line-break/>coipus tum exurente tum siccante testatur. Hac sane<text:line-break/>ratione ptisana aqua mulsa longe melior existis, licet<text:line-break/>excernendi facilitatem, quam deinceps, huic inesse ait, si-<text:line-break/>militer aquae mulsae adepta fuerit. Imo si, ptisanam<text:line-break/>aquae mulsae comparaveris, ipsam in acutis morbis facul-<text:line-break/>talibus' superiorem comperies, sed id quidem procedente<text:line-break/>ostendam sermone. Nam de ptisana sermonem ad finem<text:line-break/>perducere tempestivum est. </text:span><text:span text:style-name="T9">Ipsum</text:span><text:span text:style-name="T3"> enim </text:span><text:span text:style-name="T9">facile abluere<text:line-break/></text:span><text:span text:style-name="T3">dixit, cum adjectione, </text:span><text:span text:style-name="T9">stquid et ablui indigeat,</text:span><text:span text:style-name="T3"> ac si non<text:line-break/>in omnibus acutis morbis probe nos abluente indigeamus<text:line-break/>edulio. Enimvero caetera omnia quae de ptisana dicun-<text:line-break/>tur bona semper acutis morbis sunt utilia. Sed abluendi<text:line-break/>facilitas, quibus alvum subduci volumus, cibis in via re-</text:span></text:p>
      <text:p text:style-name="P4"><text:span text:style-name="T3">morantibus' est idonea. Probe igitur abluere febrili af-_<text:line-break/>sectioni non ut contrarium, neque tanquarn unum quod-<text:line-break/>dam familiare auxilium, utile existit, sed tanqnarn sympto-<text:line-break/>niatis alicujus' emendatorium. Verum deinceps inquit: </text:span><text:span text:style-name="T9">ac ne-<text:line-break/>que astrictionem habet, neque prsmam perturbationem exci-<text:line-break/>tata</text:span><text:span text:style-name="T3"> cremor scilicet ptisanae, sic enim fermonem de ea au-t<text:line-break/>spicatus esu Aitrictionem cerle non .habere nonnullis maxi-<text:line-break/>me bonum esu Nemo siquidem astringentibus,utitur cibis,<text:line-break/>nisi vel propter symptoma syncopticum vel propter immo-<text:line-break/>deraturn alni proflavium. Cogunt siquidem constringhntqec-<text:line-break/>corpora viasque tum distributionis tum alimenti tum ejus<text:line-break/>quae foras fit perfpirationis occludunt, quas apertas esse<text:line-break/>conducit. Quod autem perturbationem non excitet, -hoc<text:line-break/>est, nullam dum coquitur efficiat perturbationem, in lau-<text:line-break/>dem et id praestat ptisanae. Hujusmodi autem perturbatio<text:line-break/>ex multis eduliis oritur, his quidem ventrem-'mordenti-<text:line-break/>bus, aliis vero instantibus, nonnullis etiam pugnantibtis'</text:span></text:p>
      <text:p text:style-name="P4"><text:span text:style-name="T3">facultate partibus praeditis, quod tum in lenticula, tum<text:line-break/>in brassica reperitur; solidum namque ipsarum corpus<text:line-break/>ventrem supprimit, jus autem ipsum proritat subducitque.<text:line-break/>Sic et qui cerebrum cum oleo et garo condiunt, totum<text:line-break/>ex ipsis tum dissimilare, tum sibi ipsi pugnans efficiunt,<text:line-break/>cerebro quidem stabiliet tarde meante, mixtis vero ipsi<text:line-break/>ad excretionern excitare idoneis. Eodem modo et ovum<text:line-break/>sive cum melle, sive cum sale, sive cum garo assumatur,<text:line-break/>quod ex ipsis constat, differentes habet facultates, jura<text:line-break/>etlam prope omnia. Unde et circa sermonis initia lento-<text:line-break/>rem ptisanae laudans inquit, continuus, quod citra totius<text:line-break/>in partibus omnibus similitudinem non fit. Verum in<text:line-break/>praesentia huic </text:span><text:span text:style-name="T9">perturbationi</text:span><text:span text:style-name="T3"> adjecit </text:span><text:span text:style-name="T9">malae,</text:span><text:span text:style-name="T3"> ptisanam per-<text:line-break/>turbationem non excitare haudquaquam simpliciter asse-<text:line-break/>rens, sed </text:span><text:span text:style-name="T9">malam</text:span><text:span text:style-name="T3"> adjiciens, nihil enim ciborum concocti-<text:line-break/>oni' quam haec: ipfa adversatur magis? Quare et qui<text:line-break/>de concortipne scripierunt, ciborum varietatem praefer-<text:line-break/>timque ubi contrariis constant facultatibus, nocentissimam</text:span></text:p>
      <text:p text:style-name="P4"><text:span text:style-name="T3">esse -dixerunt, assumpta probe concoqui prohibentem.<text:line-break/>Observant id maxime tum qui luctantur, tum qui legi-<text:line-break/>time certant. Prandio </text:span><text:span text:style-name="T9">siquidem</text:span><text:span text:style-name="T3"> panem duntaxat edunt,<text:line-break/>in coena vero carnem. Plura de his enunciarem, nisi<text:line-break/>scirem te invenire ipsa posse, qui ex iis quae de concocti-<text:line-break/>one in commentariis de facultatibus naturalibus dicuntur,<text:line-break/>sis instructus. Commentarios autem hujusmodi si negle-<text:line-break/>xeris, frustra et in his versaris. Quapropter de hac per-<text:line-break/>turbatlone supersedens ad omnium ultimum me trans-<text:line-break/>feram,, .quod ab </text:span><text:span text:style-name="T9">Hippocrate</text:span><text:span text:style-name="T3"> de ptisana adhuc loquente<text:line-break/>dicitur. Neque in </text:span><text:span text:style-name="T9">ventre, tumescit.</text:span><text:span text:style-name="T3"> Quum enim cogno-<text:line-break/>sceret mullos ptisanam, quod flatulenta esset, damnare,<text:line-break/>merito adjecit: Nam '.in </text:span><text:span text:style-name="T9">elixatione, quoad maxime po-t<text:line-break/>tuit, intumuit.</text:span><text:span text:style-name="T3"> Qua sane adjectione objectionem simul<text:line-break/>prodidit et ipsius solutionem protulit elixationemque do-<text:line-break/>cuit. ' Scribit autem quaedam et nihilominus de coctione<text:line-break/>in sequentibus, sed nunc tantillum hoc serjnoni de ptisana<text:line-break/>adjicrum. Ptisanam si plurimum coxeris, . cibum flatus</text:span></text:p>
      <text:p text:style-name="P6"><text:span text:style-name="T9">i</text:span><text:span text:style-name="T3"> expertem efficies. Pulmentarium 'autem fabaceum neque<text:line-break/>si tribus, diebus coxeris, flatus unquam expers reddideris,<text:line-break/>nam ex propria substantia flatulentum est, non oh imper-<text:line-break/>suetam coctionem, quemadmodum ptisana. Sunt igitur<text:line-break/>qui ah ipsius eoctione paulo ocius recedere consueverunt<text:line-break/>potissimumque divitum coqui: terunt siquidem in pila cru-<text:line-break/>da m eam atque deinde parum calefaciunt’, non enim co-<text:line-break/>ctam dominis offerunt. Sed de ptisanae coctione; 'ut dixi,<text:line-break/>rursum quoque dicetur. Nunc, autem posteaquani faculta-<text:line-break/>tes ‘ipsius declaravit, usus distinctiones deinceps docebit,<text:line-break/>.ad quem et ego me conferam, ubi me in sequentibus ab-<text:line-break/>foluturnm sermonem, quem de ptisanae ad aquam mulsam<text:line-break/>et alia comparatione Ium pollicitus, praemonuerim?.</text:span></text:p>
      <text:h text:style-name="Heading_20_2" text:outline-level="2">XVIII.</text:h>
      <text:p text:style-name="P5"><text:span text:style-name="T3">Quicunque </text:span><text:span text:style-name="T9">ergo ptisana hisce in morbis. utuntur, nulle,<text:line-break/>die, ut verbo dicant, vasu vacuanda sunt, fed eu uten~</text:span></text:p>
      <text:p text:style-name="P100"><text:span text:style-name="T9">dum neque intermittendum, nist aut propter medicamen-<text:line-break/>tum aut clysterem intermittere oporteat.<text:tab/>...</text:span></text:p>
      <text:p text:style-name="P2"><text:span text:style-name="T3">Ab his quaestionis agitatae solutionem exorditur.<text:line-break/>Verum quum dictionis concisa usus sit interpretatione, ob<text:line-break/>id .obscurum sermonem edidit. Ego vero 'quomodo ma-<text:line-break/>xime expositus nihil obscuritatis habuisset, referre cona-<text:line-break/>bor, apfumque ab exordio ita repetam. Quae caula discor-<text:line-break/>diae est, cur in acutis alii quidem ptisana hordeacea utan-<text:line-break/>tur, alii solo cremore, alii, ne hoc: quidem ad morbi us-<text:line-break/>que judicationem? Hoc sane problema est, sed solutionem de-<text:line-break/>inceps audb Acutis laborantium nonnulli quidem </text:span><text:span text:style-name="T9">a</text:span><text:span text:style-name="T3"> cremore<text:line-break/>solo, alii a ptisana, alii ab horum neutro juvantur. Petulan-<text:line-break/>tius sane de omnibus acuto morbo laborantibus medie&lt;£&gt;<text:line-break/>rurn unusquisque tulit sententiam, ex rebus quad non ih<text:line-break/>omnibus expertus esu Sed ego distinguam ac demonstra-<text:line-break/>bo, qui a tota ptisana juventur, qui </text:span><text:span text:style-name="T9">a</text:span><text:span text:style-name="T3"> cremore solo et<text:line-break/>qui neutro indigeant. Tuta igitur ptisana uti debent</text:span></text:p>
      <text:p text:style-name="P4"><text:span text:style-name="T3">acuto morbo laborantes, qui neque alio prius indigent<text:line-break/>remedio; velufi - venae sectione aut ventris subductione<text:line-break/>ant aliquo similium celebratur, neque etiam ipsis est peri-<text:line-break/>culosum symptoma, cremore vero' iis, qui gravius aliquod<text:line-break/>periculum sortiuntur. Quos autem ant venae sectione aut<text:line-break/>ventris subductione vacuare necessarium est, aut etiam<text:line-break/>doloribus, liberare, his ne prius ptisanam aut ejus cremo-<text:line-break/>rem exhibeas quam quae dixi, eorum quicquam fecetis.<text:line-break/>Haec sane Hippocratem praescripsisse oportuit et ab uno-<text:line-break/>quoque singularium rursus auspicatum, sic orationem con-<text:line-break/>didisse, si dilucidus fore debuerat. Quoniam vero non<text:line-break/>condidit, jure obscurus abjecto decenti ordine factus esu<text:line-break/>Nos autem ipsius dictiones fequuti, </text:span><text:span text:style-name="T9">earum</text:span><text:span text:style-name="T3"> unamquamque<text:line-break/>.d praedicta capita treducamus , ac imprimis praesentem<text:line-break/>etiam dictionem accurate exponamus. At me latius ex-<text:line-break/>plicantem ipsius dictionem simulque verba quaedam per-<text:line-break/>spicuitatis gratia adjicientem audito. Quicunque sane<text:line-break/>aegroti ptisana his iu morbis, utuntur, dicam autem paulo</text:span></text:p>
      <text:p text:style-name="P4"><text:span text:style-name="T3">post qui sint qui ea utantur, iis nullo die vasa, ut vebro<text:line-break/>dicam, evacuanda sunt, nisi aut propter purgationem aut<text:line-break/>clysterem intermittendum fuerit. His ergo si bis dede-<text:line-break/>ris, fi opus habuerint, probe facies et copiam quandocun-<text:line-break/>que ferant vires corporis, scopos autem tibi sum expli-<text:line-break/>caturus, ad quos respiciens aut per alvum aut per venas<text:line-break/>ipsos evacuabis aut fotibus aut cataplasmatis uteris. Haec<text:line-break/>si ita praedixisset, deinde unumquodque ipsorum serie resu-<text:line-break/>mens, idoneo interpretatus esset ordine, non obscura fuis-<text:line-break/>set ejus oratio. Nunc autem quod intercidit,, semper<text:line-break/>adusque finem examinare praeoptans, ubi diutius suspen-<text:line-break/>sam orationem esse permisit, jure obscuram fecit. At </text:span><text:span text:style-name="T9">me<text:line-break/></text:span><text:span text:style-name="T3">vera loqui disces, si singulas omnes dictiones dilucidas<text:line-break/>inveneris, tutam vero orationem incompositam et ob id<text:line-break/>obscuram.</text:span></text:p>
      <text:h text:style-name="Heading_20_2" text:outline-level="2">XIX.</text:h>
      <text:p text:style-name="P1"><text:span text:style-name="T9">Atque bis die cibum sumcre consuetu, bis</text:span><text:span text:style-name="T3"> ptisana </text:span><text:span text:style-name="T9">danda</text:span></text:p>
      <text:p text:style-name="P266">•est} semel vero cibum capere salitis, semel primo die<text:line-break/>exhibenda, st paulatim ex additione admittant, his et-<text:line-break/>iam bis danda, st quid adjiciendum videatur.</text:p>
      <text:p text:style-name="P2"><text:span text:style-name="T3">Bis ipsos cibandos esse prouunriat, si ita vivere con-<text:line-break/>sueverint. Quum vero necessitas fuerit etiam semel edere<text:line-break/>consuetis bis assumendi cibum, bis ptisanam dabis, a se-<text:line-break/></text:span><text:span text:style-name="T9">mel</text:span><text:span text:style-name="T3"> quidem auspicatus, scd paulatim ad </text:span><text:span text:style-name="T9">bis</text:span><text:span text:style-name="T3"> ipsum pro-<text:line-break/>gressus, nam ex additione sensim id declarat, fitque res<text:line-break/>hoc pacto. Semel quidem dabis quod satis fit, sed mi-<text:line-break/>nimum sit quod secundo exhibeas, deinde paulatim </text:span><text:span text:style-name="T9">ange-<text:line-break/>llis,</text:span><text:span text:style-name="T3"> idque efficies, donec ambas alimonias ad aequalitatem<text:line-break/>reduxeris. Sed nondum orationis fides huic patet, qui<text:line-break/>hunc Hippocratis librum praelegit, quod neque' ab ipso<text:line-break/>praemonstratum est qui sint qui utiliter ptisana utantur.<text:line-break/>Ego vero quum paulo superius mediocriter aegrotantes ab<text:line-break/>ipso ita cibari praedixerim, paulo post et Hippocratem<text:line-break/>ipIum id velle demonstrabo. Atque haec tibi sit praesen-</text:span></text:p>
      <text:p text:style-name="P4"><text:span text:style-name="T3">tis hujus dictionis explicatio. At plures ipsam hac dicti-<text:line-break/>one scribunt: fanel </text:span><text:span text:style-name="T9">vero cibum capere salitis, semel primo<text:line-break/>die exhibenda, st paulatim ex additione admittant, his<text:line-break/>etiam bis danda, stquid adjiciendum videatur.</text:span><text:span text:style-name="T3"> Verum<text:line-break/>sensum non habet ipsa dictio. Quod enim primo detur<text:line-break/>die paulatim, id fieri non potest, quum sensim per addi-<text:line-break/>tiohea pluribus ingestionibus id fieri consueverit, non se-<text:line-break/>mel neque statim in prima.</text:span></text:p>
      <text:h text:style-name="Heading_20_2" text:outline-level="2">XX.</text:h>
      <text:p text:style-name="P5"><text:span text:style-name="T9">Verum- par'initia copiam dare sufficiat non multam, ne-<text:line-break/>que ultra.' modum crajsam , fed quantum pro consuetu*<text:line-break/>dine quicquam. ingerere convenit et ne multa vastorum<text:line-break/>inanitio oboriatur.</text:span></text:p>
      <text:p text:style-name="P2"><text:span text:style-name="T3">Qui morbo laborantes implere proferunt Hippocra-<text:line-break/>tem; quod his eitra periculum degentibus bis quotidie<text:line-break/>ptisanam dare jubeat, si quod in textu pronunciavit anir</text:span></text:p>
      <text:p text:style-name="P101"><text:span text:style-name="T3">madverterent, seipsos damnarent. Tantum enim sorbitio-<text:line-break/>nis adhiberi praecipit, quantum alimenti corpori et con-<text:line-break/>suetudinis gratia et ne mulla fiat vacuatio conveniat.<text:line-break/>Si igitur concesserint ptisanae acetabulum, quod quotidie<text:line-break/>ad septimum usque vel nonum diem exhibetur, minorem<text:line-break/>habere facultatem,, quam id, quo femel 'ipsi'cibant, nutri-<text:line-break/>mentum, ii meo sententia nugari desinent. Veram et id<text:line-break/>paulo post sum demonstraturus. '• At nunc </text:span><text:span text:style-name="T9">'verbum</text:span><text:span text:style-name="T3"> hoc,<text:line-break/></text:span><text:span text:style-name="T9">per initia</text:span><text:span text:style-name="T3"> explicabo. Non enim morbi principium id<text:line-break/>significat, fed etiamnum generalius ex dictione </text:span><text:span text:style-name="T9">per. initia<text:line-break/></text:span><text:span text:style-name="T3">significari percipe. Nam quum qui aegrotat,ptisana pri-<text:line-break/>mum egere tibi videbitur, tum neque multam, neque ad-<text:line-break/>modum crassam quamprimum dato; a multa namque ac<text:line-break/>subitanea tum repletione tum vacuatione cavet Hippo-<text:line-break/>crates.</text:span></text:p>
      <text:h text:style-name="Heading_20_2" text:outline-level="2">XXI.</text:h>
      <text:p text:style-name="P1"><text:span text:style-name="T3">De </text:span><text:span text:style-name="T9">sorbitionis autem ad copiam incremento, st siccior qui-.</text:span></text:p>
      <text:p text:style-name="P263">dem suerit morbus quam quis existimaverit, non copi—<text:line-break/>ostus dare oportet, fed ante sorbitionem mulsum aut<text:line-break/>vinum, utruncunque magis congruat, propinare, quod<text:line-break/>autem singulis in modis congruat, pronunciabitur.</text:p>
      <text:p text:style-name="P2"><text:span text:style-name="T3">Morbus siccior variis modis dignoscitur, . etiamsi<text:line-break/>universalem communemque rationem habeat eandem. Pe-<text:line-break/>ripneumonia quidem et pleuritis atque omnino qui tum<text:line-break/>pulmoni tum 'asperae arteriae insident </text:span><text:span text:style-name="T9">morbi,</text:span><text:span text:style-name="T3"> quum nihil<text:line-break/>ab affectis partibus expuilur. Jecur autem prius male<text:line-break/>affectum </text:span><text:span text:style-name="T9">proditur,</text:span><text:span text:style-name="T3"> vel mesaraeum, vel aliqua pars ven-<text:line-break/>tris, vel jejuni, vel intestinorum, vel lienis, quum alvus’<text:line-break/>plane supprimitur, aut pro necessitate excernit tum sicca,<text:line-break/>tum dura ac pilulata excrementa. Morbi sicci tum arteri--<text:line-break/>arum, tum venarum dignofcuntur et linguae siccitate et<text:line-break/>totius corporis ariditate. Phlegmonae pari modo fiunt<text:line-break/>siccae in iis quae tum foris tum aperte conspiciuntur ul-<text:line-break/>ceribus, nulla fanie ex ipsis manante. Saepe vero et</text:span></text:p>
      <text:p text:style-name="P4"><text:span text:style-name="T3">oculis phlegmonae siccae oriuntur, quae nihil excernunt.<text:line-break/>Cerebri similiter morbi, qui neque per nares, neque per<text:line-break/>palatum expurgantur, jure quoque sicci dicantur. Et<text:line-break/>sane nihil excrementorum excernere, scito hoc constans<text:line-break/>este siccorum omnium morborum indicium. Merito igitur<text:line-break/>Hippocrates in his humectantium aliquid ante ptisanam<text:line-break/>assumi jubet, vel aquam mulsam, vel vinum, quod haec<text:line-break/>quam aqua magis humectent. Sed quoniam de ipsorum<text:line-break/>facultatibus se dicturum pollicetur, ob id et nos eorum<text:line-break/>quae ad aquam est comparationem in eam differemus'li-<text:line-break/>bri partem, in qua eorum facultates edocet.</text:span></text:p>
      <text:h text:style-name="P192" text:outline-level="2">XXII.</text:h>
      <text:p text:style-name="P5"><text:span text:style-name="T9">Quod st os humesuat et quae a pulmone .prodeunt qualia<text:line-break/>decent,</text:span><text:span text:style-name="T3"> talia </text:span><text:span text:style-name="T9">exiiterint, sorbitionis copiam, ut in summa<text:line-break/>dicam, adjicere oportet, Nam quae, celerius magisque</text:span></text:p>
      <text:p text:style-name="P269">madescunt, celeriorem crisin denuriciant, quae vera tar-<text:line-break/>dius et minus, tardiorem- judicationem significant.</text:p>
      <text:p text:style-name="P2"><text:span text:style-name="T3">A morborum siccorum genere ad contrarios digressus,<text:line-break/>deinde memorato citra omnium adjectionem uno, narra-<text:line-break/>tionem ejus commune omnium ejusdem generis exemplum<text:line-break/>productum esse arbitratus, non citra rationem obscurita-<text:line-break/>tem fecit. Nam os madescere et. a pulmone talia expui,<text:line-break/>qualia decet, morbi non simpliciter humidi omnis in<text:line-break/>omni corporis parte signa funt, fed cum cujusdam spira-<text:line-break/>bilium organorum affectione. Ob id, ut dixi, oratio ob-<text:line-break/>scura est reddita. Sed certe quod ab eo. enunclatur, ve-<text:line-break/>rius omnino est, quod quae per sputa, qualia expui opor-<text:line-break/>tet, expurgantur, celeriter judicentur. Contraria vero<text:line-break/>duorum alterum </text:span><text:span text:style-name="T9">subeunt,</text:span><text:span text:style-name="T3"> aut in perniciem, aut in tem-<text:line-break/>poris diuturnitatem finiuntur. Ergo qui probe expurgan-<text:line-break/>tur, his ptisanam dure oportet, ut roboratae vires, iis<text:line-break/>quae per tusses, ex pulmone fiunt, humidoium expuitioni-</text:span></text:p>
      <text:p text:style-name="P4"><text:span text:style-name="T3">bus sufficiant. Nam haec verba: </text:span><text:span text:style-name="T9">qualia este oportet,</text:span><text:span text:style-name="T3"> sunt<text:line-break/>ea quae»coctionis signa prae sc ferunt, de quibus absolute<text:line-break/>tum in libris de crisibus,- tum in llbris de morborum<text:line-break/>temporibus diximus, praeterea et in explicatione apho-<text:line-break/>rifmi illius, ubi Hippocrates quonam] oporteat modo ex<text:line-break/>apparentibus praenotiones facere docens, orationis exem-<text:line-break/>plum pleuritidem scripsit hoc pacto: </text:span><text:span text:style-name="T9">Quale in pleuriti-<text:line-break/>cis sputum, si statim oboriente morbo appareat ,* brevem<text:line-break/>morbum, st vero'posterius appareat, longum fore denun-<text:line-break/></text:span><text:span text:style-name="T3">ciat.</text:span></text:p>
      <text:h text:style-name="Heading_20_2" text:outline-level="2">XX<text:span text:style-name="T51">III</text:span>.</text:h>
      <text:p text:style-name="P265">Atque haec quidem per fe talia prorsus existunt. Sed<text:line-break/>multa quoque alia peropportuna, ex quibus signa elici-<text:line-break/>enda sunt, praetermittuntur, quae postea dicentur.</text:p>
      <text:p text:style-name="P199">Nos’ quoque huic orationi deesse Tnon pauca ad di-<text:line-break/>stinctionem definitionemque utilia diximus, de quibus et<text:line-break/>ipfe fe acturum pollicetur. Nunc vero de his folum vult</text:p>
      <text:p text:style-name="P249">intelIigi, quae pronunciata sunt. Ea namque per se talia<text:line-break/>sunt, qualia ipse disseruit,<text:tab/>• '</text:p>
      <text:h text:style-name="Heading_20_2" text:outline-level="2">XXIV.</text:h>
      <text:p text:style-name="P5"><text:span text:style-name="T3">Et </text:span><text:span text:style-name="T9">quo purgatio copiosior fuerit, eo majorem copiam ad<text:line-break/>judicationem usque adjicere oportet, sed maxime duo-<text:line-break/>bus ab judicatione diebus, quibus sane aut quinto aut<text:line-break/>septimo aut nono . die incidere videatur judicatio, quo<text:line-break/>dierum tum par tum impar Jpectandum stt. Postea<text:line-break/>vero sorbitione mane utendum est, vespere vero ad ci-<text:line-break/>baria transeundum.</text:span></text:p>
      <text:p text:style-name="P199">Crisin nunc pronunciavit vel perfectam morbi solu-<text:line-break/>tionem, vel permutationem adeo insignem, ut jam aeger<text:line-break/>extra periculum omne tutus evaserit. • Duos autem crisi<text:line-break/>admetiri dies imperat; ut et in diebus tum paribus, tum<text:line-break/>imparibus accessionum circuitus observemus. Accidit enim<text:line-break/>interdum ut tanquarn solutu prorsus morbo aegri confi-</text:p>
      <text:p text:style-name="P4"><text:span text:style-name="T3">dant, cibentur dcinde negligentius </text:span><text:span text:style-name="T9">et</text:span><text:span text:style-name="T3"> ejus quae per' cir-<text:line-break/>cui tum repetit accessionis occasionem praebeant. Tutum<text:line-break/>igitur est, etiamsi morbus jam videatur judicatus, ad duos<text:line-break/>usque dies accuratam victus rationem;' qua aeger, usus<text:line-break/>fuit; servare, etiamsi jam judicatus esse videatur aeger.<text:line-break/>Transactis autem a judicatione diebus duobus, jam fecu-<text:line-break/>rum est plenius cibare, ut ne tunc quidem mutationem<text:line-break/>confertim efficiamus, fed mane quidem sorbitionem demus,<text:line-break/>postea vero progredi en te die jam et frumentacea exhi-<text:line-break/>beamus alimenta.. Constat igitur </text:span><text:span text:style-name="T9">Hippocratem</text:span><text:span text:style-name="T3"> aegrotana<text:line-break/>tibus neque aliud quippiarn ante praefinitum tempus nu-<text:line-break/>per dictum dare, neque panem, fed ptisana omnino esse<text:line-break/>contentum, quod aegrum replentis non est, sed potius,<text:line-break/>si quis vitio vertere voluerit, tenuius quam deceat ciban-<text:line-break/>tis. Verum ita cibare neque tenuius justo est, neque<text:line-break/>plenius quam deceat, </text:span><text:span text:style-name="T9">fed</text:span><text:span text:style-name="T3"> exuperantium exacte est me-<text:line-break/>dium ac optimum. Quod autem id sit medium, demon-<text:line-break/>strat et contraria increpantium contentio. Ex iis enim</text:span></text:p>
      <text:p text:style-name="P73"><text:span text:style-name="T3">Thessalus tanquarn aegros replentem accusat Hippocratem,<text:line-break/>Erasistratus vero tanquarn fame necantem Hippocratem<text:line-break/>accusati Nam quae ab Erasistralo in primo de. febribus<text:line-break/>adversus Appollohium Dexippumqtje Hippocratis discipn-..<text:line-break/>los dicuntur, calumniam habent enecantis inediae, quae<text:line-break/>ad Hippocratem praeceptorem refertur. • His itaque ma-<text:line-break/>gis concedendum, ut qui verisimilia dicant, illos vero,<text:line-break/>qui Hippocratem aegrosreplere ajunt, viros Thessalo di-<text:line-break/>gnos esse est existimandum, qui neque aliud quicquam<text:line-break/>scriptorum Hippocratis; neque quae de victus ratione<text:line-break/>proseruntur, noverunt</text:span><text:span text:style-name="T9">.</text:span></text:p>
      <text:h text:style-name="Heading_20_2" text:outline-level="2">XXV.</text:h>
      <text:p text:style-name="P5"><text:span text:style-name="T9">Haec autem plerumque iis conserunt, qui statum integra<text:line-break/>ptisana utuntur.</text:span></text:p>
      <text:p text:style-name="P199">Sive totam sive hordeaceam sive ptisanam simpliciter<text:line-break/>dixerit, unum et idem ex tribus his dictionibus significa-</text:p>
      <text:p text:style-name="P197">tur, ptisanam unoquoque non colatam significante. Nam<text:line-break/>a decoctione si quis ipsam colaverit, deinde per se cremo-<text:line-break/>rem separaverit rllumque dederit, is neque tota ptisana,<text:line-break/>neque hordeacea ptisana, neque .simpliciter dicta uti pti-<text:line-break/>sana dicetur, fed- solo ptisanae eremoie. Rursus autem<text:line-break/>et nunc commemorabo qui sint qui ptisana tuta ab initio<text:line-break/>uti debent; concisa vero erit*commemoratio,,nisi desidiose<text:line-break/>praedicta prorsus audieris, quod si quae expuuntui'utilia<text:line-break/>sint, aeger neque medicamento neque clystere egere vi-<text:line-break/>deatnr, ptisana hunc cibare jubet. Atque rationem consi-<text:line-break/>lii ipfe adjenit inquiens:</text:p>
      <text:h text:style-name="Heading_20_2" text:outline-level="2">XXVI.</text:h>
      <text:p text:style-name="P5"><text:span text:style-name="T9">Dolores etenim in pleuriticis statim sponte desinunt, quum<text:line-break/>aliquid esisatu • dignum tum expuere tam expurgari<text:line-break/>coeperint. Etenim purgationes longe perfectiores sunt<text:line-break/>minusque purulenti stunt quam st quis aliter victum in-</text:span></text:p>
      <text:p text:style-name="P278">stituat- et judicationes simpliciores et melius judicantes<text:line-break/>ac minus redeuntes.<text:tab/>• -</text:p>
      <text:p text:style-name="P2"><text:span text:style-name="T3">Probe autem haec omnia </text:span><text:span text:style-name="T9">a ptisana</text:span><text:span text:style-name="T3"> oboriuntur, tum<text:line-break/>quod humectet moderateque incidat quae expui debent<text:line-break/>humida, tum quod vires roboret. Concurrentibus enim<text:line-break/>utrisque continuo expurgantur, spirabilium organorum<text:line-break/>vitiosi humores, quos quidem et huniectare et incidere<text:line-break/>potest ptisanae modo aqua mulsa, sed vires roborare non<text:line-break/>potesu Contraria autem est facultas tum pani tum chon—<text:line-break/>dro, quod hi vires quidem roborent, non autem hume-<text:line-break/>ctent, neque incidant, quemadmodum neque alteri cuipiam<text:line-break/>inest eorum</text:span><text:span text:style-name="T13">1</text:span><text:span text:style-name="T3">, quae hodierni medici aegrotis dare consue-<text:line-break/>verunt, verbi gratia ovis, gallorum testiculis, alis, pifci-<text:line-break/>bus, junioribus columbis et quaecunque id genus sunt<text:line-break/>caetera. Qui - vero medicus lenticulam ex aceto coni-<text:line-break/>suctam pleuritico morbo prorsus jam declinato, ut nihil<text:line-break/>aliud quam coctorum expuitionem desideraret, exhibuit,</text:span></text:p>
      <text:p text:style-name="P102"><text:span text:style-name="T19">--<text:tab/>-<text:tab/>. </text:span><text:span text:style-name="T16">r</text:span><text:span text:style-name="T9"><text:tab/>‘<text:tab/>sc </text:span><text:span text:style-name="T19">'<text:tab/></text:span><text:span text:style-name="T9">‘<text:tab/>- i </text:span><text:span text:style-name="T19">ω</text:span><text:span text:style-name="T17"><text:tab/></text:span><text:span text:style-name="T3">tl<text:tab/>• ' </text:span><text:span text:style-name="T25">Ί</text:span></text:p>
      <text:p text:style-name="P1"><text:span text:style-name="T3">is merito aegrotanti ipsi, qni sequenti nocte suffocatus est,<text:line-break/>mortis nausa fuisse est visus. Verum lenticulam nemo<text:line-break/>mente praeditus dederit. Quod si aeger aquam mulsam<text:line-break/>ptifanamque fastidierit, , pisces saxatiles funt maxime ido-<text:line-break/>nei, ex aqua et marrubio et anetho et sale et, modico<text:line-break/>oleo, parati, atque ex non saxatilibus aselli. Sed antea<text:line-break/>oxymel propinare oportet, nihil eniin.id habet quod sto-,<text:line-break/>macho noceat, nisi affectis in aegroto aliquo nervis et in<text:line-break/>muliere utero. Quod si pro eo medicamentum aliud<text:line-break/>dare volueris, </text:span><text:span text:style-name="T9">dabis</text:span><text:span text:style-name="T3"> eam, quae ex marrubio et iride fit,<text:line-break/>confectionem. Nam haec etiam, fi per fe cum mulsa bi-<text:line-break/>lbatur, maturat probe, quae tum- in thorace, tum in pul-<text:line-break/>mone funt excrementa atque ad expuitiones praeparati.. ;</text:span></text:p>
      <text:h text:style-name="Heading_20_2" text:outline-level="2">XXVII.</text:h>
      <text:p text:style-name="P103"><text:span text:style-name="T3">.<text:tab/>ori .<text:tab/>. S... ..<text:tab/>.<text:tab/>...</text:span></text:p>
      <text:p text:style-name="P104"><text:span text:style-name="T9">At ptisanam interea ex optimo conjici hordeo ejt quam<text:line-break/>optime coctam esae Oportet, ac praesertim st non salo<text:line-break/>cremore uti debeas.</text:span><text:span text:style-name="T3"><text:tab/>......<text:tab/>v</text:span></text:p>
      <text:p text:style-name="P105"><text:span text:style-name="T3">Optimum hordeum, priusquam experiaris, ex eo so-<text:line-break/>lum quod et plenum 'sic-et nihil rugosum in se habeat,<text:line-break/>judicabitur. - Sed experientia judicatum per decoctionem<text:line-break/>deprehendetur; quum plurimum intumescat et cremorem<text:line-break/>faciat plurimum, quod certum ratumque virtutis ipsius<text:line-break/>est argumentum , nam quod a plenitudine sumitur, id'<text:line-break/>fcientificum non est,'' neque perpetuo verum, sed magna<text:line-break/>ex parte bene succedit. Ptisanam autem perpetuo opti-'<text:line-break/>mam </text:span><text:span text:style-name="T9">esse</text:span><text:span text:style-name="T3"> jubet, fed maxime'si non solo uti cremore ve-<text:line-break/>limus, verum et ipsa'tota; Quare autem"id praecipiat;</text:span><text:span text:style-name="T13">1<text:line-break/></text:span><text:span text:style-name="T3">manifeste ipse declaravit, quum inquiti<text:line-break/>...<text:tab/>. '£ec f<text:tab/>c-si-</text:span><text:span text:style-name="T9"> . r</text:span></text:p>
      <text:p text:style-name="P2"><text:span text:style-name="T3">r-.ececrt-' niXXVin. . -</text:span><text:span text:style-name="T13">S,:</text:span></text:p>
      <text:p text:style-name="P106"><text:span text:style-name="T3">Nam cum </text:span><text:span text:style-name="T9">aliis" nirfutibus ptisanae lubrtfdtas efficit ut<text:line-break/>hordeum quum devoratur, minime laedat; nusquam enim<text:line-break/>adhaeret, neque fecundum thoracis rectitudinem immo~<text:line-break/>- m." -</text:span><text:span text:style-name="T3"><text:tab/>s uta» ov. -&gt;ni •</text:span></text:p>
      <text:p text:style-name="P279">ratur.<text:tab/>-<text:tab/>,</text:p>
      <text:p text:style-name="P107"><text:span text:style-name="T3">’ z. . </text:span><text:span text:style-name="T19">λ<text:tab/></text:span><text:span text:style-name="T9">«... .... , - - r- r '</text:span><text:span text:style-name="T3"><text:tab/></text:span><text:span text:style-name="T13">1</text:span><text:span text:style-name="T3"> ve —rv o ' V* • i- l</text:span></text:p>
      <text:p text:style-name="P2"><text:span text:style-name="T3">Scimus </text:span><text:span text:style-name="T9">Hippocratem</text:span><text:span text:style-name="T3"> rectitudinem saepiuscule qui-</text:span></text:p>
      <text:p text:style-name="P3"><text:span text:style-name="T3">dem rectum , tramitem, interdum autem et lationem, di-<text:line-break/>cere. Quod autem ptisanae deglutitae- per thoracem tum<text:line-break/>rectus-trames tum latio ad ventrem usque per stoma-<text:line-break/>chum fiat, patet, yultque .iu ea.re nihil, ipsi adhaerere.<text:line-break/>Qnum enim multus in thoracis pulmonisque affectionibus<text:line-break/>existat calor, quod . adhaeret, </text:span><text:span text:style-name="T23">;</text:span><text:span text:style-name="T3">id arescit atque avul-<text:line-break/>sionis expers affigitur 'et. jactationem quandam et sitim<text:line-break/>adfert.</text:span></text:p>
      <text:h text:style-name="Heading_20_2" text:outline-level="2">XXIX.</text:h>
      <text:p text:style-name="P5"><text:span text:style-name="T3">Esi autem </text:span><text:span text:style-name="T9">maxime lubrica sttimque maxime restinguit et<text:line-break/>'sucjlllma coquitur et est insurmijstma, st optime cocta</text:span></text:p>
      <text:p text:style-name="P1"><text:span text:style-name="T3">• “xiefaeHt, quibus omnibus </text:span><text:span text:style-name="T9">opus esu</text:span></text:p>
      <text:p text:style-name="P199">Ptisanam probe . coctam non modo maxime lubricam<text:line-break/>sitimque maxime restinguentem et facillimae coctionis esse<text:line-break/>astruxit; sed ,fuh finem infirmissimam esse adjecit. Quod<text:line-break/>itaque maxime; lubrica sit, fi probe cocta suerit, jam<text:line-break/>antea enunciatum est. Sed et quod sitim maxime exple-</text:p>
      <text:p text:style-name="P108"><text:span text:style-name="T3">at; hic propter hordei naturam adjicitur. Est autem </text:span><text:span text:style-name="T9">hor-<text:line-break/>deum</text:span><text:span text:style-name="T3"> temperamento frigidum/’ Verum.quo pacto fubstan-<text:line-break/>tiarn tinn frigidam tum: calidam judicare oportect, inter<text:line-break/>animantia quidem in libris </text:span><text:span text:style-name="T9">de</text:span><text:span text:style-name="T3"> temperamentis diximus;<text:line-break/>intui vero inanimata. lu libris de simplicium medicamen-<text:line-break/>torum facultatibus. Imo et facillimae ait.esse coctionis<text:line-break/>ptisanam hujusmodi, ut quae dissoluta sit, neque quippiam<text:line-break/>habeat, quod durum sit et difficulter confici possit, atque<text:line-break/>flatus expertem jam propter longam elixationem effectam.<text:line-break/>Quod vero in dictionis fine dixit, ptisanam ita coctam<text:line-break/>infirmissimam nominans, si nihil de facillima ipsius cocti-<text:line-break/>one praedixisset, promptum esset sermonem ad eam quae<text:line-break/>in ventre fit consectionem reserendam affirmare, quasi in-<text:line-break/>firmissimam dixisset, quae in ventre et facillime vincatur<text:line-break/>et conficiatur et permutetur. Sed quoniam id praedixit,<text:line-break/>infirmitatem illam intelligere oportet/ quod veI paucum<text:line-break/>praestet corpori alimentum, vel nullam habeat qualitatem<text:line-break/>vehementem, ut vel nervos vel. mentem feriat, quemadmo-<text:line-break/>dum acetum vinumque.. .<text:tab/>.. ?!<text:tab/>. ~<text:tab/></text:span><text:span text:style-name="T9">-sr’'</text:span></text:p>
      <text:h text:style-name="P188" text:outline-level="2">XXX.</text:h>
      <text:p text:style-name="P109"><text:span text:style-name="T3">Nisi igitur quis quantum </text:span><text:span text:style-name="T9">deest contulerit, ut idoneus ejus-<text:line-break/>modi ptisanae sariendae modus efficiatur, plerumque<text:line-break/>laedet.</text:span></text:p>
      <text:p text:style-name="P2"><text:span text:style-name="T3">Eorum doctrinam exorditur, de quibus paulo ante </text:span><text:span text:style-name="T9">fe<text:line-break/></text:span><text:span text:style-name="T3">dicturum pollicitus est, quum dixit; </text:span><text:span text:style-name="T9">sed et multa quoque<text:line-break/>alia peropportuna, ex quibus stgna elicienda sunt, prae-<text:line-break/>termittuntur, quae postea dicentur.</text:span><text:span text:style-name="T3"> Quod autem verbum<text:line-break/></text:span><text:span text:style-name="T17">τιμωρῆσαι </text:span><text:span text:style-name="T3">tum apud antiquos tum apud Hippocratem<text:line-break/>ipsum saepius pro </text:span><text:span text:style-name="T17">βοηθῆσαι, </text:span><text:span text:style-name="T3">auxiliari, dictum sit, de-<text:line-break/>monstratum et lu aliis libris per eas quas in ipsus con-<text:line-break/>fecimus enarrationes.</text:span></text:p>
      <text:h text:style-name="Heading_20_2" text:outline-level="2">XXXI.</text:h>
      <text:p text:style-name="P5"><text:span text:style-name="T9">Quibus etenim statim cibus interclusus est, st quis e</text:span><text:span text:style-name="T24">o non<text:line-break/></text:span><text:span text:style-name="T9">subvacuato sorbitionem dederit, dolorem st adest exacer-<text:line-break/>baverit; st non adest, statuit induxerit denstorque evasa-</text:span></text:p>
      <text:p text:style-name="P4"><text:span text:style-name="T9">rtt spiritus;</text:span><text:span text:style-name="T3"> hoe autem malum </text:span><text:span text:style-name="T9">est, pulmonem enim exicr<text:line-break/>cat, sutigatque hypochondria et imum ventrem suptum-<text:line-break/>que transversum.</text:span></text:p>
      <text:p text:style-name="P250">Cibum dixit, quod ab eduliis in intestinis continetur<text:line-break/>excrementum, quod certe ssercns ac merdam appellant.<text:line-break/>Si igitur inclufo eo, hoc est ex multo tempore non der<text:line-break/>jecto, ad ptifanae exhibitionem quis venerit, lateri laesio-<text:line-break/>uem fieri necesse est ob’ intestinorum obstructionem, quam<text:line-break/>ex collecto iu ipsis stercore flatuque propter oblatam<text:line-break/>ptisanam non pertranseunte ac demum ob pravam quae<text:line-break/>ad affectam partem fit distributionem oonscquuta sunt,<text:line-break/>proindeque ipsam necessario dolorem, si remissus suerit,<text:line-break/>rursum exacerbare, si vero cessaverit, procreare. Etenim<text:line-break/>vapores, flatulentus spiritus et exhalationes stercorum, ad<text:line-break/>latus accedentes, dolorem ipsi pariunt exacerbantque, ob<text:line-break/>eas autem causas et frequentior fiet respiratio. Vocavit</text:p>
      <text:p text:style-name="P4"><text:span text:style-name="T3">autem totam respirationem spiritum et in prognostici<text:line-break/>libro et in epidemiorum libris.-.'- Denfata autem respira-<text:line-break/>tio spirabilibus in organis assiduum ob motum calorem<text:line-break/>majorem efficit, , quo qaiore siccantur.tum, pujmqqtirm<text:line-break/>scptum transversum,.siccanturqne simul et calefiunt quae<text:line-break/>tum in hypochondrio tum in peritqnaec existunt. apima-<text:line-break/>lis partes; omnes enim iurrefpirationlbus una cum tho-<text:line-break/>race , moventur. Quod autem in principio dictionis dici-<text:line-break/>turi </text:span><text:span text:style-name="T9">quibus etenim cibus statim suplusut,,</text:span><text:span text:style-name="T3"> vocem hanc sia-<text:line-break/></text:span><text:span text:style-name="T9">tim</text:span><text:span text:style-name="T3"> ordine habet commutatam, njquae, si suam acceperit<text:line-break/>concinnitatem , allatro, talis erit. Nisi; praefato ptisanaceae<text:line-break/>forbitionis modo siuppetias tulerimus, frequentius;.orietur<text:line-break/>laesio. • Statim-ergo quibus.pibus/liuter.cjusus est</text:span><text:span text:style-name="T23">r</text:span><text:span text:style-name="T3">.nisi ;qnis<text:line-break/>prius, fubvacuato. </text:span><text:span text:style-name="T9">eo</text:span><text:span text:style-name="T3"> sorbitionem ita dederit, .maximam<text:line-break/>asseret laesionem.</text:span></text:p>
      <text:h text:style-name="Heading_20_2" text:outline-level="2">XXXII.</text:h>
      <text:p text:style-name="P1"><text:span text:style-name="T9">Id vero</text:span><text:span text:style-name="T3"> cavendum, st lateris </text:span><text:span text:style-name="T9">dolore etiamnum continuo</text:span></text:p>
      <text:p text:style-name="P4"><text:span text:style-name="T9">existente neque ad calida fomenta remittente sputoque<text:line-break/>minime prodeunte, imo perquam glutinosa crudescente,<text:line-break/>nist quis dolorem aut alvo emollitdr aut secta iiena sci-<text:line-break/>verit</text:span><text:span text:style-name="T3"> aut </text:span><text:span text:style-name="T9">horum dtmmcunque contulerit</text:span><text:span text:style-name="T3"> j </text:span><text:span text:style-name="T9">st ptisuhain ita<text:line-break/>affictis dederis, his mors praeceps oboriatur. - r</text:span></text:p>
      <text:p text:style-name="P251">• ' . .<text:tab/>..brfh, • •<text:tab/>, p. sii'</text:p>
      <text:p text:style-name="P2"><text:span text:style-name="T3">Quod de pleuritide pro exemplo sermonem fecerit<text:line-break/>"iti memoriam revocemus. Fieri - autem pleuritidem ipsam<text:line-break/>propteri inflammationem membranae- costas succingentis<text:line-break/>ostendimus. Si' igitur, vigente inflammatione, ptifanam<text:line-break/>quis dederit, aegrum graviter oblaedet. Vigentis autem<text:line-break/>inflammationis notae'</text:span><text:span text:style-name="T13">ri</text:span><text:span text:style-name="T3">sunt 'dolor assiduus et quod nihil<text:line-break/>a calidis fomentis -remittatur. Textui autem et alia ad-<text:line-break/>jicitur pleuritidis non solum magnae, verum et malignae<text:line-break/>nota, quod sputum abunde glutinosum ab evacuatione<text:line-break/>arceatur, affectis partibus infarctum et adhaerescens.<text:line-break/>Nani 'peragglutihari plus aliquid indicat, dictione maxi-</text:span></text:p>
      <text:p text:style-name="P4"><text:span text:style-name="T3">mam glutinationem significante, facta praepositionis hujus<text:line-break/></text:span><text:span text:style-name="T9">per</text:span><text:span text:style-name="T3"> adjectione.’</text:span><text:span text:style-name="T15">Λ</text:span><text:span text:style-name="T17"> </text:span><text:span text:style-name="T3">Satis igittvr suerit ex ipsius additamento,<text:line-break/>quod ita glutinosum fit ab eo quod concoquitur distin-<text:line-break/>xisse. Nam quod concoquitur, mediocriter glutinosum<text:line-break/>existit, non tamen peragglutinatur, hoc est neque ex treme,,<text:line-break/>neque summe’ id patitur. Et ne quis'in ea re falleretur,<text:line-break/>propterea UW moratus est huic verbo adverbium hoc </text:span><text:span text:style-name="T9">crude<text:line-break/></text:span><text:span text:style-name="T3">adlcribere, quod idem ac incocte -significat. Nam quod<text:line-break/>incocte peragglutinatur, pravum. Aegro autem ita affecto<text:line-break/>si quis ptiianam dederit,' priusquam dolorem vel.secta<text:line-break/>vena vel ventris evacuatione sciverit, hominem perimet.<text:line-break/>Nam in praesenti pleuritide, quum a calidis fomentis :non<text:line-break/>remissum esse dolorem dixit, statim duo alia habet in do-<text:line-break/>lorem—remedia, venae sectionem </text:span><text:span text:style-name="T13">!</text:span><text:span text:style-name="T3">et "purgationem. Nam<text:line-break/>eorum, quae ex opio, hyoscyamo et mandragora confini-<text:line-break/>untur, medicamentorum usus dolentem pleuritidis affecti-<text:line-break/>nilem non fanat, sed sensum enecat. .Nunc ergo tum</text:span></text:p>
      <text:p text:style-name="P110"><text:span text:style-name="T3">Tectionis venae naemiuit simpliciter, tum alvi purgationrs,<text:line-break/>sed deinceps fuper utri usque usu distinguet., „ , &lt;<text:tab/>:.</text:span></text:p>
      <text:h text:style-name="Heading_20_2" text:outline-level="2">XXXIII.</text:h>
      <text:p text:style-name="P111"><text:span text:style-name="T9">Hat igitur ob causas et alias hujusmodi etiamnum magis,<text:line-break/></text:span><text:span text:style-name="T3">m </text:span><text:span text:style-name="T9">qui tota utuntur ptisana, scptsma Aie ' ad celerius mo~<text:line-break/>riuntur, alii quidem mente laest , alit, vero orthopnoea<text:line-break/>stertoreque praesecati</text:span><text:span text:style-name="T3">.</text:span></text:p>
      <text:p text:style-name="Standard">Quod plerumque causas occasiones nominet, et in , ali-<text:line-break/>ornm ejus operum, explicationibus demonstratum esu Sed<text:line-break/>quas alias causas, praeter ah ipso commemoratas paucis<text:line-break/>diebus, simul inferre, mortem dicat, adjiecre sermoni opor-<text:line-break/>tet. Nunc siquidem sumptionem ptisanae, priusquam .sol-<text:line-break/>vatur dolor, recensuit, fputique ob densum spiritum.lentu-<text:line-break/>rem, ob quem et suffocantur, Sed laedi quoque asserit,<text:line-break/>si prius, ut supposuit,, quam vacuati sint, vinum assum-</text:p>
      <text:p text:style-name="P197">pserint, aquam item mulsam et oxyrnel. Nam de aliis<text:line-break/>omnibus neque idiotis ipsis’ non constat Merito igitur<text:line-break/>ait ex ipsis alios mente laesus mori, quod contigit,'si vi-<text:line-break/>num vinosaque intempestive sumpserint.</text:p>
      <text:h text:style-name="Heading_20_2" text:outline-level="2">XXXIV.</text:h>
      <text:p text:style-name="P5"><text:span text:style-name="T3">At </text:span><text:span text:style-name="T9">sune hos antiqui sideratos estsu existimaverunt, tum ob<text:line-break/>id maxime, tum non minime, quod mortuis latus Uvi-<text:line-break/>dum plagae Jimile deprehendatur.</text:span></text:p>
      <text:p text:style-name="P199">Priscos talis prehendit opinio, tum propter inleritus<text:line-break/>celeritatem, tum quod nonnullorum latus affectum livore<text:line-break/>videretur, ubi sicilicet inflammationis erat radix. Sanguine<text:line-break/>etenim in latus ob dolorem perveniente, quicquid in cute<text:line-break/>divisum folutumque est, id in niorte refrigeratum atrorem<text:line-break/>contraxit, illis factum simile, hoc est aequale, qui ita ex<text:line-break/>plaga affecti sunt.</text:p>
      <text:h text:style-name="P188" text:outline-level="2">XXXV.</text:h>
      <text:p text:style-name="P5"><text:span text:style-name="T9">Rei hujus haec causu est, quod priusquam dolor solvatur,<text:line-break/>intereant, brevi siquidem anhelatores suunt.</text:span></text:p>
      <text:p text:style-name="P2"><text:span text:style-name="T3">Quod autem hoc pacto respirent deinceps ipse decla-<text:line-break/>ravit inquiens:</text:span></text:p>
      <text:h text:style-name="Heading_20_2" text:outline-level="2">XXXVI.</text:h>
      <text:p text:style-name="P5"><text:span text:style-name="T9">A multo autem densuque spiritu, ut jam dictum est, per-<text:line-break/>agglutinatum cruditate sputum egrejsum steri prohibet,<text:line-break/>imo stertorem inducit, pulmonis bronchiis impactum,<text:line-break/>quumque ad hoc devenerit, lethale jam plerunque existit.</text:span></text:p>
      <text:p text:style-name="P2"><text:span text:style-name="T3">Quod prius immaturum dixit, nunc incoctum nomi-<text:line-break/>navit, fidemque facit, quod et probe tunc vocis transposi-<text:line-break/>tionem fecimus.</text:span></text:p>
      <text:h text:style-name="P188" text:outline-level="2">XXXVII.</text:h>
      <text:p text:style-name="P1"><text:span text:style-name="T3">Etenim </text:span><text:span text:style-name="T9">ipsum sputum intus impactum spiritum quidem<text:line-break/>- intro ferri prohibet, celeriter vero extra ferri cogit.</text:span></text:p>
      <text:p text:style-name="P1"><text:span text:style-name="T9">rir'</text:span><text:span text:style-name="T3"> Non omnis spiritus in hujusmodi affectionibus intro<text:line-break/>ferri prohibetur. ld enim si fieret, hominem protinus<text:line-break/>interire necesse esset, eodem </text:span><text:span text:style-name="T9">modo</text:span><text:span text:style-name="T3"> ac eos qui strangulan-<text:line-break/>tur. . Verum, quod usui nimirum respirationis eonfert, in-<text:line-break/>tro ferri, prohibetur, quapropter ad tempus aliquod suffi-<text:line-break/>ciunt, sed tractu temporis aucta ipsa .indigentia mori-<text:line-break/>untur.</text:span></text:p>
      <text:h text:style-name="Heading_20_2" text:outline-level="2">XXXVIll.</text:h>
      <text:p text:style-name="P265">Atque ita in. aegri perniciem mutuas tradunt operas, nam<text:line-break/>retentum sputum densum spiritum facit, fpiritusque den-<text:line-break/>sus existens sputum agglutinat atque defluere prohibet.</text:p>
      <text:p text:style-name="P3"><text:span text:style-name="T3">Qnod verbo </text:span><text:span text:style-name="T9">rtpaqfiv</text:span><text:span text:style-name="T3"> pro opitulari tum antiqui alii<text:line-break/>tum Hippocrates usi sint saepius ante dictum est, et nunc </text:span><text:span text:style-name="T23">M<text:line-break/></text:span><text:span text:style-name="T3">sane mutuas tradere operas in perniciem dixit; pro con-<text:line-break/>spirare ac prodesse. At quomodo conspirent prosintque<text:line-break/>perspicue quidem et ipse ostendit, sed et a nobis dicetur.<text:line-break/>Sputum in bronchiis pulmonis vehementer adhaerens<text:line-break/>transitui spiritus angustiam efficit, atque ob eam angustiam<text:line-break/>minus aegri inspirant. Quo autem minus inspicant, . eo<text:line-break/>magis inexpletum reddunt respirationis usum, atque ob<text:line-break/>id citius a priore inspiratione ad fecundam properant,<text:line-break/>quod densum spiritum nominant.</text:span></text:p>
      <text:h text:style-name="Heading_20_2" text:outline-level="2">XL.</text:h>
      <text:p text:style-name="P265">Prehendunt autem haec ' non folum st ptisana intempestive<text:line-break/>utantur, verum etiam multo magis stquitd. aliud quod ptt-<text:line-break/>fana minus idoneum stt vel ederint vel biberint.</text:p>
      <text:p text:style-name="P3"><text:span text:style-name="T3">Ea de re paulo ante dictum, est, quando dixit: </text:span><text:span text:style-name="T9">ob<text:line-break/>has igitur causas atque ob alias similes.</text:span><text:span text:style-name="T3"> Imo illic et de<text:line-break/>vino et aqua mulsa et oxymelite mentionem fecimus, hic<text:line-break/>autem et alia intelligere est opus, quae ita affectis sic a<text:line-break/>plerisque medicis exhibentur, quae sane etiam quam aqua<text:line-break/>mulsa, vinum et oxymel magis laedunt.</text:span></text:p>
      <text:h text:style-name="Heading_20_2" text:outline-level="2">XLI.</text:h>
      <text:p text:style-name="P5"><text:span text:style-name="T9">Proinde sune ut plurimum stmilia sunt, auxilia tum iis.<text:line-break/>qui tota utuntur ptisana tum iis qui cremore ipsius.<text:line-break/>At qui neutro hornrn, sed potu</text:span><text:span text:style-name="T3"> siolo .utuntur, </text:span><text:span text:style-name="T9">his inter-<text:line-break/>dum diverse auxiliandum est.</text:span></text:p>
      <text:p text:style-name="P199">Auxilia, inquit;' similis funt tum iis qui ptisana tum<text:line-break/>iis qui cremore ipsius utuntur. Sed alui potione dunta-<text:line-break/>xat utuntur, his interdum diverse opitulari oportet. Sed<text:line-break/>quaenam. sic hujusmodi diversitas, sequentibus perdocet.</text:p>
      <text:h text:style-name="P190" text:outline-level="2">XLII.</text:h>
      <text:p text:style-name="P5"><text:span text:style-name="T3">Perum hoc </text:span><text:span text:style-name="T9">modo omnino facere</text:span><text:span text:style-name="T3"> oportet. </text:span><text:span text:style-name="T9">Sive a cibo<text:line-break/>recens accepto ei alvo nondum subducta febris invase--<text:line-break/>rit,</text:span><text:span text:style-name="T3"> sive </text:span><text:span text:style-name="T9">cum dolore,</text:span><text:span text:style-name="T3"> sive sine dolore, a </text:span><text:span text:style-name="T9">sarbitione ex-<text:line-break/>hibenda tantisper est temperandum, quoad aibi sueese ad<text:line-break/>imam intestini partem secefstste videantur.</text:span><text:span text:style-name="T3"> i-,-</text:span></text:p>
      <text:p text:style-name="P2"><text:span text:style-name="T3">Sermonem in partes. sectum neque continenter et<text:line-break/>convenienti digestum ordine sc fecisse.deprehendit-Hippo-<text:line-break/>crates, quapropter nunc resumens ipsum, ad accommodum<text:line-break/>perducit principium. Hoc autem ipsi accidit, quod • quae-<text:line-break/>stionem super medicorum controversia solvere conatus, in<text:line-break/>ea solutione de medendi rationibus mentionem fecit, qui<text:line-break/>sane re intellecta, his permutatis, fefmonem ab luitio<text:line-break/>aliter percurrere debuit. Nam et ita mihi aliquando </text:span><text:span text:style-name="T9">fe-<text:line-break/>licius</text:span><text:span text:style-name="T3"> contingere est visum, ut iis quae ante scripta sue—<text:line-break/>rant-permutatis, alio modo de . ipsis scripferim. umQuo.<text:line-break/>pacto igitur et quaestionem ab ipso propositam solvere et</text:span></text:p>
      <text:p text:style-name="P197">sermoni ordinem dure debuit, exponam ego, iisque qui<text:line-break/>talia interpretari desiderant, viam dilucidabo. Jam ergo<text:line-break/>mihi animum adverte, tanquarn sermonem ab-initio audi-<text:line-break/>turus. Quare contingit ut interdum praestantes medici<text:line-break/>de curatione dissideant?—quod -in nonnullis expertum<text:line-break/>convenire omnlbus putaverunt. Sic sane et in victus ratione<text:line-break/>in morbis acutis fuerunt controversi: nonnulli quidem aegros<text:line-break/>ad judicationem usque ptisanae cremore fervant,, alii ptisa-<text:line-break/>nam ipsam, exhibent, alii autem neutrum ; ex pafle verum<text:line-break/>quidem dixerunt omnes, fed ex parte falluntur. Nam qui-<text:line-break/>dam ex acute aegrotantibus ptisana indigent, alii'cremore,<text:line-break/>alii heruin neutro.ad judicationem usque. Verum claritatis<text:line-break/>gratia de acuto morbo uno, taUquam exemplo, ego scrmo-<text:line-break/>,nem faciam.,. Proponatur igitur pleuritidis curatio tra-<text:line-break/>denda. Si aegrotante non multo ante tempore cibato,<text:line-break/>necdum alvo, subducta, febris, invaserit, sorbitionem huic<text:line-break/>non dabis, donec exhibitum alimentum penetratis pluri-<text:line-break/>mis intestinis ad ultima usque inorum pervenisse videbi-</text:p>
      <text:p text:style-name="P197">tur. -Hoc principium ubi quispiam sermoni fecerit, at-<text:line-break/>que. deinceps': omnia proprio dotaverit ordintr, doctrinam<text:line-break/>in his hattdquaquam obfcuiam parier.</text:p>
      <text:p text:style-name="P198">XLtllu .</text:p>
      <text:p text:style-name="P1"><text:span text:style-name="T9">Utendum .mutem est in potwaieto mulsa, st 'quis ddltrr det-<text:line-break/>-d tsuuerit,.'-hieme quidem calbdui,' aestate 'vero frigido, et<text:line-break/></text:span><text:span text:style-name="T3">u </text:span><text:span text:style-name="T9">st nailta sttis fuerit,</text:span><text:span text:style-name="T16">1</text:span><text:span text:style-name="T9"> etiam aqaa rnulsu' et 'aqua. ;</text:span></text:p>
      <text:p text:style-name="P1"><text:span text:style-name="T3">. .. Siticuloso existente aegro, alias acetum mullum eo-<text:line-break/>piofissimum devitans, ob id deinceps tumrmelicrati tum<text:line-break/>aquae mentionem fecit. Nam quautum ad morbum spe-<text:line-break/>ctat, oxymelite 'magis est utendum, verum si aeger eo-<text:line-break/>copiose accepto adhuc sitiverit ,' melicratum exhibendum<text:line-break/>esu Quod si et ab. hoc sitiverit, aqua offerenda est, nam<text:line-break/>aqua ipsa . per se pota improbatur. Quae vero ob causas<text:line-break/>aqua pota (improbetur sequentibus lu ea libri parte.</text:span></text:p>
      <text:p text:style-name="P4"><text:span text:style-name="T3">quae de aquae facultatibus agit, perdisces. Nunc au-<text:line-break/>tem quod praesenti apposuit orationi, considerabimus,<text:line-break/>qua - piecnipit</text:span><text:span text:style-name="T17">Γ </text:span><text:span text:style-name="T9">oxyrnelite utendum, hieme quidem calido,<text:line-break/></text:span><text:span text:style-name="T3">aestate </text:span><text:span text:style-name="T9">'</text:span><text:span text:style-name="T16">:</text:span><text:span text:style-name="T9">vert&gt;</text:span><text:span text:style-name="T3"> sirigido. Id enim, ad eam, quaetin acutis<text:line-break/>morbis: magno est auxilio, iras:hortatur gelidae aquae po-<text:line-break/>tionem , quatn omnino praetermisisse videtur </text:span><text:span text:style-name="T9">Hippocrates,<text:line-break/></text:span><text:span text:style-name="T3">atque ob eam rem a quopiam improbari posset; res etenim<text:line-break/>doceri, non negtigentius narrari debuit. Quam ergo' opi-<text:line-break/>Uicnem habui tale aquae frigidae potione, ex hoc. scrmone<text:line-break/>intelligi potest. - Hic enim si sitientibus oxymel frigidum<text:line-break/>aliquando exhibeat-, quod et aquam daturus sit, - manife-<text:line-break/>stum esu Quamvis enim non prorsus de frigidae:'potione<text:line-break/>id praeceperit, ejus tamen dogmatis id consentaneum fuit,<text:line-break/>•qui febrem ex nativo calore ignefcente procreari existimet,<text:line-break/>atque contraria contrariorum esse remedia. Quumi autem<text:line-break/>ignis calidus et siccus sit, atque ob id etiam febris, aqua<text:line-break/>febris naturae maxime contraria est, quae corpus tum<text:line-break/>refrigerat' tum humectat. Et sane ab ea tempestive </text:span><text:span text:style-name="T9">dat»</text:span></text:p>
      <text:p text:style-name="P4"><text:span text:style-name="T17">. • </text:span><text:span text:style-name="T3">e. -ni .</text:span></text:p>
      <text:p text:style-name="P198">febres protinus extingui videntur,- Dictum sane abunde<text:line-break/>in libris methodi medendi, fed et nunc rei summa dice-<text:line-break/>turr Quum ergo febris fuerit, constantibus viribus, non<text:line-break/>folum non laedes si frigidam dederis, verum et magnopere<text:line-break/>proderis. , Potio autem frigidae, hujusmodi tanta sit copis,<text:line-break/>quantum frigidae aquae aeger ipfe inspirando haurire pof-<text:line-break/>sit. Oxymelitis vero exiguum datur, neque singulis obla-<text:line-break/>tionibus plus dimidio, Iu hoc ergo, exhibitionis fcopus<text:line-break/>haud est similis, quod velis febrem, exti.ngnere frigida<text:line-break/>affatim atque ad laborantis usque satietatem epota,. Quae<text:line-break/>enim ita bibitur aqua', sanationis gratia • bibitur, oxymel<text:line-break/>vero aestate datur frigidum, 'ne laborantis adaugeat sitim,<text:line-break/>imo.'ut adversus etiam contrarium conferre possit. Olo,id.<text:line-break/>etiam frigidum oxymel ante morbi coctionem dari jubet,<text:line-break/>tanquarn frigidam aquam ad satietatem usque in ejusmodi<text:line-break/>affectione dare aestatis tempestate haudquaquam debeamus.<text:line-break/>Densabit enim inflammationem, si ex iusiammatione febri-</text:p>
      <text:p text:style-name="P112"><text:span text:style-name="T3">citent; crudos frigore reddet/humores, ubi ex his mor-<text:line-break/>bum contraxerint. Sed tunc oxymelitis parum damus,<text:line-break/>tanquarn in ventriculo prius sit evasurum tepidum quam<text:line-break/>ejus frigiditas ad cossem usque distribuatur, quod st quid<text:line-break/>exiguum fuerit etiam distributum, illud ab ipso oxyme-<text:line-break/>lite emendabitur, incidendi facultate praedito;:nam quod<text:line-break/>incidit penetratque, id densanti cogentique corpora eon-<text:line-break/>trariurn est.<text:tab/>i'<text:tab/>' -</text:span></text:p>
      <text:p text:style-name="P198">XL1V.</text:p>
      <text:p text:style-name="P265">Postea vero st quis dolor instt aut periculum quoddam im-<text:line-break/>pendeat-, surbitia neque copiosa neque crasta exhibenda,<text:line-break/>verum post septimum aut nonum diem, st . validus<text:line-break/>aeger suerit.</text:p>
      <text:p text:style-name="P199">Quii Hippocratem aegros replere dixerunt (ita enim<text:line-break/>ipsi verbo usi funt) dictionem hanc praetermittere mibi<text:line-break/>videntur, . ut qui fame necare ipsum dicunt, solam hanc</text:p>
      <text:p text:style-name="P4"><text:span text:style-name="T3">legisse apparent. Quod si utramque Utrique animadver-<text:line-break/>tllfent eornmque quae ab ipfe recte enarrata </text:span><text:span text:style-name="T9">sunt memi-<text:line-break/>nissent, naturas a naturis</text:span><text:span text:style-name="T3"> valde differre, </text:span><text:span text:style-name="T9">forsan</text:span><text:span text:style-name="T3"> eos </text:span><text:span text:style-name="T9">contra-<text:line-break/>ria</text:span><text:span text:style-name="T3"> Hippocrati imponere ,puduisset,; et potlllimum si reliqua<text:line-break/>animo volui assent, quaeipsc demonstravit, regiones a re-<text:line-break/>gionibns magnopere differre ostendens et anni tempestates<text:line-break/></text:span><text:span text:style-name="T8">a </text:span><text:span text:style-name="T3">tempestatibus, et aetates ab aetatibus et consuetudines'<text:line-break/>a consuetudinibus et proprium aegrotantium: unicuique<text:line-break/>ante morbum victum. Si ergo in omnibus enarratis con-<text:line-break/>trario habentes modo inter fe compara veris, maximas in<text:line-break/>victus ratione ecmperies differentias ;, quas ubi.e. regione<text:line-break/>inter fe ordinaveris, jam et. ita permultas, consistere iu<text:line-break/>medio . accurate ridebis,. Sed de hujusmodi differentiis<text:line-break/>dictum quidem absclute in libris methodi medendi, dice-<text:line-break/>thr quoque et nunc earum-summa. Proponatur igitur<text:line-break/>aliquis natura siccus quidem corporis habile ,'superficie<text:line-break/>autem densus, latis venis praeditus, faoultate vitali vali-<text:line-break/>dus, non multis .vesci assuetus, aegrotare</text:span><text:span text:style-name="T13">1</text:span><text:span text:style-name="T3"> hiemet non ad-</text:span></text:p>
      <text:p text:style-name="P4"><text:span text:style-name="T3">modum frigida in loco tali, atque priusquam aegrotaret<text:line-break/>magis ociosus, internperantior ac variis eduliis nutritus,<text:line-break/>praeterea ipsi os ventris validum sit, quod et stomachum<text:line-break/>quidam vocitant; </text:span><text:span text:style-name="T23">;</text:span><text:span text:style-name="T3"> Sit autem et alter contrario • modo .<text:line-break/>affectus, humidus quidem et mollis et facultate vitali im-<text:line-break/>becillus et qui plures cibos assumere consuevit, aegrotet<text:line-break/>vero aestatis tempore aestuosi» in regione hujusmodi, sta-<text:line-break/>tuamusque hominem, antequam aegrotaret, tum curis tum<text:line-break/>assiduis negotiis fatigatum, pauca praeter consuetudinem<text:line-break/>edisse, tum oleracea tum minime nutrientia,, ventriculi<text:line-break/>quoque os non validum, fed natura imbecillum habere.<text:line-break/>Atque his ita fe habentibus, ,-uterque eodem si volueris<text:line-break/>morbo laboret, ea pleuritide;, quam Hippocrates veluti<text:line-break/>exemplum hoc in loco: constituit, : Utrum, nna tibi' nictus<text:line-break/>ratio in utroque definienda, videtur? . An posterior enar- .<text:line-break/>ratus a prima die alendus, prior, vero potu solo,ad se-<text:line-break/>ptimum usque diem cibandus, ubi morbum eo non ulterius</text:span></text:p>
      <text:p text:style-name="P4"><text:span text:style-name="T3">protracturum fperaveris? Ego fane, qui diuturna experi- '<text:line-break/>entia utruuaque probaverim, tibL.optimam ita fore victus<text:line-break/>rationem assero. At si vice versa feceris, priorem quidem<text:line-break/>propositum a principio nutrire aggressus, posteriorem vero<text:line-break/>ad septimum usque sine cibo servare, utrumque trucidabis<text:line-break/>fane ante quartum diem, alterum quidem citissime praefo-<text:line-break/>cando, alterius vero vires prosternendo. Caeterum adjice,<text:line-break/>si velis, aetatem utrique contrariam, priorem quidem qua-<text:line-break/>dragenarium constituens, posteriorem vero puerum, sic<text:line-break/>enim citius adhuc ad mortem uterque properabit. ' Sed<text:line-break/>sane haec omnia nunc dicta ad unum reducuntur fcopum,<text:line-break/>qui uno verbo ab Hippocrate est declaratus. Quid enim<text:line-break/>ait? </text:span><text:span text:style-name="T9">Sorbitionem dare oportet post septimum diem, st<text:line-break/>validus fuerit.</text:span><text:span text:style-name="T3"> Verbum siquidem unum est, fed ex omni-<text:line-break/>hus, quae nuper dicta funt, invenitur. Si enim viribus<text:line-break/>valido ad septimum usque diem et oxymeI et melicratum<text:line-break/>et aquam dare fatis sit ob quae dixi omnia, tum libera-</text:span><text:span text:style-name="T13">-<text:line-break/></text:span><text:span text:style-name="T3">bitur tum sanabitur. Ut si sane ex ipsis alia quidem</text:span></text:p>
      <text:p text:style-name="P4"><text:span text:style-name="T3">praesto sitit, alia vero desint, horum vires si vice versa<text:line-break/>comparaveris,' quot diebus sufficere ex tali victus specie-<text:line-break/>aeger possit, deprehendes; Verum haec nostris in tra-<text:line-break/>ctationibus demonstrata si legisti, recordare nunc, si non<text:line-break/>legisti, in eas te prius transfer, si sententiae Hippocratis<text:line-break/>veritatem cognoscere volueris. Omnia siquidem in ope-<text:line-break/>ribus omnibus dicta sunt a nobis, qui verissima Hippocra-<text:line-break/>tis dogmata sequimur. Sed enim fieri non potest ut ho-<text:line-break/>mo unus convenientem methodum et singularia, quae in<text:line-break/>ea sunt, omnia doceat, ideo neque ab Hippocrate singula-<text:line-break/>ria omnia auditurum te existimaveris. At potius eos ar-<text:line-break/>gue; qui quum ea, quae ab Hippocrate probe demonstrata<text:line-break/>sunt, elaborare et conficere deberent, laudis appetentia<text:line-break/>ducti sectam aliam constituunt, , Verum nos, qni verita-<text:line-break/>tem honoramus, laudamus Hippocratem cum in caeleris<text:line-break/>omnibus, tum quod in unoquoque opere proprium sco-<text:line-break/>pum ita, docuerit, nt huic attentus omnino quispiam defi-<text:line-break/>nitam certamque inventionis• auxiliorum habeat viam.</text:span></text:p>
      <text:p text:style-name="P4"><text:span text:style-name="T3">Sic itaque et alimenti exhibendi scopum unum commu-<text:line-break/>nem prorfue omnibus tum fanis tum aegrotis esse demon—<text:line-break/>stravimus.' Is autem facultatis vitalis conservatur est,<text:line-break/>quam nunc indicavit, quum dixit: </text:span><text:span text:style-name="T9">st viribus validus fue-<text:line-break/>rit.</text:span><text:span text:style-name="T3"> Ob eam enim sane facultatem'sani edimus et,lulii-<text:line-break/>mus aliaque omnia ad vitam spectantia obimus; propter<text:line-break/>hanc eandem, et aegrotantes ad cibos potusque procedi-<text:line-break/>mus. Nam morbus ipfe fuae affectionis judicat auxilia,<text:line-break/>phlebotomiam, clyfma, cataplasma, purgationem, oxymel,<text:line-break/>aquam mulsam atque aliorum unumquodque. Facultatis<text:line-break/>vero conservatio folum indicat alimentum. Si. igitur<text:line-break/>affectionem nullo modo laederet unquam alimentum., nos<text:line-break/>facultati soli attendentes aegros ut sanos aleremus, fed<text:line-break/>quoniam saepius laedit, uti ostendimus, ob id morbi affe-<text:line-break/>ctionern non tanquarn cibum indicantem, sed tanquarn<text:line-break/>prohibentem contemplamur;. Quum ergo non prohibeat<text:line-break/>facultasque imperet, tunc nutrimus. Nunquam enim ci-f<text:line-break/>bus morbosam affectionem fui ratione juvabit. 'Id sane</text:span></text:p>
      <text:p text:style-name="P4"><text:span text:style-name="T3">dixsp quoniam plerumque materia una tum cibi tum me-<text:line-break/>dicamenti facultatem obtinet, ut ptisana. Nam quod<text:line-break/>facultatem rbboret,id tanquarn alimentum efficere, nata est,<text:line-break/>fed quoniam et incidit ef • humectat quae expui oportet,<text:line-break/>ideo medichmenti rationem obtinet. Alica ergo pleuritici<text:line-break/>cibus tantum, existit, oxymel vero medicamentum. Sed<text:line-break/>et nitrorum que facultatem ptisana obtinet, usumque aegro-<text:line-break/>tis exhibet, sed ingeritur, virium quidem. conservan-<text:line-break/>darum.gratia tanquarn. alimentum, ut vero solvatur mor-<text:line-break/>bus, tanquarn medicamentum. Quum igitur vires ad<text:line-break/>morbi usque, judicationem sine ptisanae sorbitione suffece-<text:line-break/>rint, oxymel et aqua rnulsa </text:span><text:span text:style-name="T9">fatis sunt; oxymel</text:span><text:span text:style-name="T3"> quidem<text:line-break/>solam medicamenti facultatem habens, aqua vero mulsa<text:line-break/>cibi pauci et imbecilli. Si igitur judicationem septimo<text:line-break/>die citius suturam speraveris, ut verbi gratia circa quar-<text:line-break/>tum aut quintum, aegros sane multos, fussicere citra pii-<text:line-break/>sanae Ioibilionem posse comperies, quod fi ad ieptimum<text:line-break/>usque protrahatur, paucos omnino, qui et. vires habent</text:span></text:p>
      <text:p text:style-name="P113"><text:span text:style-name="T3">robusias corporisque habitum tutu; durum tum aegre<text:line-break/>transpirabilem hnrnoresque crassos vel glutinosos, etiam si<text:line-break/>ambiens aer calidus non fuerit. Nam si nihil, e nostro<text:line-break/>efflueret ciirpone, alimento opus non esset, fed quoniam i<text:line-break/>effluit, ideo hujus proportione cibi quantitatem definimus;<text:line-break/>Quibus igitur per cuticulares meatus paucum 'exhalat;<text:line-break/>fieri potest at his summam consulamus inediam, imo<text:line-break/>etiamnum ad hoc. magis, si vires ab initio validas halui-<text:line-break/>erintfsi enim fuerint imbecillae, quemadmodum lu seni-<text:line-break/>bus fe res habet, elsi corpus parmn exhalat, celeriter </text:span><text:span text:style-name="T9">ta-<text:line-break/>men</text:span><text:span text:style-name="T3"> aegrotat. Quapropter et paulo ante quadragenarii<text:line-break/>meminimus, non septuagenarii.<text:tab/></text:span><text:span text:style-name="T9">‘ r-ty &gt;</text:span></text:p>
      <text:p text:style-name="P181">- XLIV.<text:tab/>. , . <text:span text:style-name="T1">o</text:span></text:p>
      <text:p text:style-name="P5"><text:span text:style-name="T9">At st recens cibftto vetustior cibus non subierit, st quidem<text:line-break/>tum validus stt, tum aetate vigeat, subluere</text:span><text:span text:style-name="T3"> oportet,<text:line-break/></text:span><text:span text:style-name="T9">si vero imbecillior extiterit, glande Mendum, nist sponte<text:line-break/>probe dejecerit. .'</text:span></text:p>
      <text:p text:style-name="P3"><text:span text:style-name="T3">Rursus et .hic probe remediorum indicationem ah<text:line-break/>affectu corporis sirmpsit, simulqtie consideravit vires, non<text:line-break/>tanquarn remediorum usum aliquando indicantes, fed tan-<text:line-break/>quam contra indicantes, interdum autem et prohibentes.<text:line-break/>Non enim quod aeger validus sit viribus, ob id clysmate<text:line-break/>est opus, sed clysmatis indicatio ex ventris desumitur<text:line-break/>affectu. Si vero, vires validae' fuerint,, vacuare conce-<text:line-break/>dunt, si imbecillae, prohibent. Sed rursus, ad Hippocratis<text:line-break/>consuetudinem converse animum., qui in. talibus .aliquando<text:line-break/>de felis. viribus mentionem </text:span><text:span text:style-name="T9">facit,</text:span><text:span text:style-name="T3"> ut in praescripta dicti-<text:line-break/>one, interdum autem et aetatem, adjicit. Praecipuus siqui-<text:line-break/>dem est virium: scopus,., sed ad ejus dignotion,e.m confert'<text:line-break/>etiam aetatis cognitio j.cito quidem in pueris laborantibus<text:line-break/>ob copiam, effluvii viribus,. in aetate vero florentibus<text:line-break/>abunde sufficientibus. Caeteium quemadmodum lu. pueris<text:line-break/>corporis substantia tum- mollis tum humida praecipua<text:line-break/>exolutionis’virium causa efficitur, sic et in. regionibus et</text:span></text:p>
      <text:p text:style-name="P114"><text:span text:style-name="T3">anni tempestatibus res habet. Nam horum calores velo-<text:line-break/>citer confestimque vires vacuationis copia solvunt. Jure<text:line-break/>igitur Hsppecrates </text:span><text:span text:style-name="T9">ex</text:span><text:span text:style-name="T3"> viribus interdum solis distinctionum<text:line-break/>hujusmodiydoetrinam efficit/'•interdum et aliquid ex aliis<text:line-break/>adjicit,'-una cum ipsis et caetera commemorans.<text:line-break/>St .r -iu L: Clo .<text:tab/><text:tab/></text:span><text:span text:style-name="T9">-<text:tab/>d</text:span><text:span text:style-name="T3"><text:tab/>.<text:tab/>:<text:tab/>. i,.,</text:span></text:p>
      <text:p text:style-name="P115"><text:span text:style-name="T3">linuleb alti -<text:tab/>• XLV.<text:tab/>•<text:tab/>. 'al,</text:span></text:p>
      <text:p text:style-name="P5"><text:span text:style-name="T9">Occasionem autem exhibendae sorbitionis tum per in-<text:line-break/>hia</text:span><text:span text:style-name="T3"> tnm </text:span><text:span text:style-name="T9">per totum morbum hanc maxime obstervttre<text:line-break/>opertat. Quum quidem pedes frigidi suerint, surbiitoi.<text:line-break/>nii exhibitionem prohibere oportet, maxime vera etiam a<text:line-break/>potu temperandum esa ' Quum vero calor ad pedes<text:line-break/>descenderit, 'tunc dare convenit, reputareque cum in-<text:line-break/>morbis omnibus tum haud minime in acutis, ac potiffd-<text:line-break/>mum in magis febrilibus ac pertcusostfstrnis, Lancce<text:line-break/>oacastonem plurimum posca.</text:span></text:p>
      <text:p text:style-name="P199">Quemadmodum dixi unum quidem esse alimenti sco-</text:p>
      <text:p text:style-name="P4"><text:span text:style-name="T3">pum, virium conservationem, necessario autem simul.mor-<text:line-break/>bi affectionem contemplandam 'esse; ita cibi offerendi oc-<text:line-break/>casto ex morbo non prohibente invenitur. ' Quantum<text:line-break/>siquidem ex primo virium scopo est, interdum et per ac-<text:line-break/>cessionum initia nutriendi existit necessitas, quemadmodum<text:line-break/>et iti sanis, ubi primum' in naturalibus evacuationibus<text:line-break/>quis eo devenerit, ut prope laboiare incipiat, virium in-<text:line-break/>stauratione per alimenta esi opns. Sed--quoniam in acces-<text:line-break/>sionum tum principiis tum/incrementis assumptum </text:span><text:span text:style-name="T13">;</text:span><text:span text:style-name="T3"> ali-<text:line-break/>meUtum laedere admodum consuevit, ' ob id differimus<text:line-break/>ipsius exhibitionem, quamquam corpus ipsum jam indiget.<text:line-break/>Quae rgitur optima aegrotantibus alimenti exhibendi occa-<text:line-break/>sio ? lu qua constet moderatissime affici tum thoracis, tum<text:line-break/>Ventris partes. Quae vero deterrima? in qua hae deter-<text:line-break/>rime afficiuntur. '.Quando igitur deterrime fe habent? In<text:line-break/>accessionum principiis. Quando vero moderatissime? </text:span><text:span text:style-name="T8">in<text:line-break/></text:span><text:span text:style-name="T3">declinationibus. Constat igitur optimum cibi ministrandi<text:line-break/>tempus in aegrotantium declinationibus este. Accessionum</text:span></text:p>
      <text:p text:style-name="P3"><text:span text:style-name="T3">autem principium fit, calore omni universo ex corpore<text:line-break/>tum-ad cor tum ad thoracem concurrente. Incrementum<text:line-break/>vero, quum paulatim ad extremas corporis partes scse<text:line-break/>expandit.-, Status, quum per universum corpus aequabiliter<text:line-break/>extenditur. Verum declinatio principio contraria est, quae<text:line-break/>tum perspirante calore, tum media corporis relinquente<text:line-break/>oritur, quod uno ostendit verbo, inquiens; </text:span><text:span text:style-name="T9">quum ad pe-</text:span></text:p>
      <text:p text:style-name="P5"><text:span text:style-name="T9">• des calor descenderit.</text:span><text:span text:style-name="T3"> Non enim idem est calidos ex fri-'<text:line-break/>gidis fieri pedes et calorem in eos descendere. Nam<text:line-break/>descendere commutationem caloris ex alia parte in aliam<text:line-break/>partem prodit. Pedes autem possunt calefieri, . manente<text:line-break/>etiam in corporis medio calore, quod in rigore ipso<text:line-break/>accidit.</text:span></text:p>
      <text:p text:style-name="P116"><text:span text:style-name="T3">ec:<text:tab/>XLVI.</text:span></text:p>
      <text:p text:style-name="P5"><text:span text:style-name="T9">Primum autem maxime quidem cremore, deinde ptisana,<text:line-break/>praescriptas conjecturas accurate consulentem, uti oportet.</text:span></text:p>
      <text:p text:style-name="P3"><text:span text:style-name="T3">Praenunciavit quando pro victu potu solo uti aegro-<text:line-break/>tantes oporteat et quando ptisana, nunc distinguit quando<text:line-break/>cremore solo et quando ptisana ipsa utendum sit. Con- </text:span><text:span text:style-name="T13">:<text:line-break/></text:span><text:span text:style-name="T3">cisa vero ac conspicua distinctio esu Quum enim </text:span><text:span text:style-name="T9">ad<text:line-break/>eas,</text:span><text:span text:style-name="T3"> quas recensuit, conjecturas animum convertens aegro-<text:line-break/>tantium aliquem ptisana uti posse comperies, a cremore<text:line-break/>ducto exordio ad ipsam paulatim te, transferes. Dico<text:line-break/>autem paulatim, ut primum quidem solo utaris 'cremore,<text:line-break/>deinde cremoris quidem plus exhibeas, ptisanae autem<text:line-break/>exiguum, deinceps aequaliter ntrumque, mox ptisanae plus,<text:line-break/>atque tandem eam solam, sciens ptisanam ipsam ad cor-<text:line-break/>poris nutrimentum viriumque robur exuberare, cremorem<text:line-break/>autem ad concoctionem consectionemque facilem esse.<text:line-break/>Quum igitur morbi affectionem viriumque robur vergere<text:line-break/>ad melius videris, auge et tu ptisanae oblationem.</text:span></text:p>
      <text:h text:style-name="P185" text:outline-level="1"><text:bookmark-start text:name="bookmark18"/>HIPPOCRATIS DE ACUTORUM<text:line-break/>MORBORUM VICTU LIBER ET<text:line-break/>GALENI COMMENTARIUS II.<text:bookmark-end text:name="bookmark18"/></text:h>
      <text:h text:style-name="Heading_20_2" text:outline-level="2">I.</text:h>
      <text:p text:style-name="P5"><text:span text:style-name="T9">isaterts autem dolorem, stve is per exordia, stve postea'<text:line-break/>obortus stt, tentare calidis quidem sumentis primum<text:line-break/>diffclvere,</text:span><text:span text:style-name="T3"> non </text:span><text:span text:style-name="T9">dijsentaneum est.</text:span></text:p>
      <text:p text:style-name="P199">Quod a me plerumque ennnclatum est, id ad memo-<text:line-break/>riam et nunc revocare praestat, ut nimirum obscurarum</text:p>
      <text:p text:style-name="P4"><text:span text:style-name="T3">dictionum explicatio fiat, neque tamen interpretes id<text:line-break/>tantummodo in commentariis faciunt, verum etiam quae<text:line-break/>dicuntur in libris, in quos commentaria moliuntur, astiu-<text:line-break/>uut. Ob hunc </text:span><text:span text:style-name="T9">igitur</text:span><text:span text:style-name="T3"> morem cogor ego et illis quos non<text:line-break/>probo consentire atque saepenumero ad ea quae explica-<text:line-break/>tione egent sententiam meam prodere. Non tamen eorum;<text:line-break/>quae in hujusmodi commentariis esse vera mihi apparent,<text:line-break/>demonstrationes scribo, nam de his peculiariter in uno-<text:line-break/>quoque scriptum est, sed quae caeteris in tractationibus<text:line-break/>demonstrata sunt, eorum ad memoriam revoco sola capita,<text:line-break/>ut et nunc in dolore sum facturus. De doloris ergo<text:line-break/>generatione diximus quidem libro de elementis fecundum<text:line-break/>Hippocratem, diximus etiam et in libris de symptomatum<text:line-break/>causis, quod dolor in sensibilibus fiat corporibus, muta-<text:line-break/>tionem repentinam in quod praeter naturam est suscipien-<text:line-break/>tibus et quod duplex sit haec mutatio, alias quidem dum<text:line-break/>ipsa tum repente, tum violenter secundum qualitatem<text:line-break/>alterantur, alias vero dum continuitas solvitur. Alteran-<text:line-break/>tur autem </text:span><text:span text:style-name="T9">corpora</text:span><text:span text:style-name="T3"> repente ah efficientibus qualitatibus,</text:span></text:p>
      <text:p text:style-name="P4"><text:span text:style-name="T3">quum et calefiunt et refrigerantur et siccantur et hume-<text:line-break/>ctantur, corrumpitur autem eorum continuitas, quum illa<text:line-break/>vehementer distenduntur vel comprimuntur. Sic igitur<text:line-break/>et dolor lateris fit in pleuriticis affectibus, de quibus ipsi<text:line-break/>sermo est, dum quae illis in locis est phlegmone; tum<text:line-break/>multitudine caloris praeter naturam, partes per lutempe-<text:line-break/>riern discruciat, tum etiam repletione corpora phlegmone<text:line-break/>laborantia distendit. Primo ergo auxilio ad doloris sana-<text:line-break/>tionem vel mitigationem fomentis calidis aggredi praeci-<text:line-break/>pit. Haec enim et cutim ad perspirationes rariorem effi-<text:line-break/>cere et phlegmones sanguinem tum tenuare tum per<text:line-break/>halitum discutere consueverunt. Quae si' facta fuerint,<text:line-break/>sanguinis aliquid evacuabitur, minusque partes affectae<text:line-break/>distendentur ac deinceps' moderatius dolabunt. At quum<text:line-break/>sanguis in phlegmone non minuitur, aut etiam spiritus<text:line-break/>vaporus ex calore generatur, tunc dolorem augeri con-<text:line-break/>tingit. Sanguis autem non minuitur propter eam quae<text:line-break/>in toto corpore est humorum redundantiam. Nam quae</text:span></text:p>
      <text:p text:style-name="P197">pars calore allicitur plus trahit quam discutiatur, nam<text:line-break/>quae calefaciunt, ut natura quod vicinis continetur parti-<text:line-break/>bus discutiunt, sic et quod redundat ex propinquis tra-<text:line-break/>hunt. Quum igitur fomenta calida dolorem non solve-<text:line-break/>rint , corpus totum aliqua vacuatioue praevacuandum.<text:line-break/>Vacuatio autem insignis in acute laborantibus aut per<text:line-break/>ventrem aut per venae sectionem fit, -quarum alteram<text:line-break/>assumi praecipit Hippocrates, scoposque ejus, quae praefi-<text:line-break/>dio magis esse possit,. edocet. Summa ergo praesentis<text:line-break/>narrationis haec est. Verum quae particulatim ab eo di-<text:line-break/>cuntur et quae multis obscura exissent, in sequentibus<text:line-break/>explanabo. Multis dixi, quoniam iis, qui sese in dictio-<text:line-break/>nibus antiquis intelligendis exercuerunt, pauca omnino<text:line-break/>obscura funt. At in hisce commentariis mentem non eo<text:line-break/>tantum dirigimus.</text:p>
      <text:h text:style-name="P188" text:outline-level="2">II.</text:h>
      <text:p text:style-name="P5"><text:span text:style-name="T9">Lomentorum autem optimum quidem est aqua calida in<text:line-break/>utre</text:span><text:span text:style-name="T3"> aut in vesica aut </text:span><text:span text:style-name="T9">in vasculo aeneo aut testaceo<text:line-break/></text:span><text:span text:style-name="T3">posita.</text:span></text:p>
      <text:p text:style-name="P199">Fomenta calida omnino vocat quae corpus quocun-<text:line-break/>que modo calefaciunt. Sunt itaque ipsorum nonnulla pror-<text:line-break/>Ius humida, quaedam sicca et quaedam ex utrisque mixta,<text:line-break/>mordacia praeterea alia, alia minime mordacia et alia ex<text:line-break/>iis commixta tertia. Primum igitur horum genus, quod<text:line-break/>iu textu scripsit, minime mordax atque humidum existit.<text:line-break/>Secundum ex utrisque, sicco et humido, mordaci et mi-<text:line-break/>nime mordaci, commixtum -est. Tertium autem siccum<text:line-break/>quidem, sed vel mordax ' vel minime mordax. Quod si<text:line-break/>et affectiones' unumquodque dictorum generum postulun-<text:line-break/>tes ipse recensuisset, oratio ejus tanto melior, quanto et<text:line-break/>legentibus ipsis ' utilior fuisset. Sed quia non recensuit,<text:line-break/>neque id recensere necessarium erat nobis, qui doctri-<text:line-break/>nam alterius explicamus, non nostram persequimur. At</text:p>
      <text:p text:style-name="P4"><text:span text:style-name="T19">. </text:span><text:span text:style-name="T9">sc</text:span></text:p>
      <text:p text:style-name="P1"><text:span text:style-name="T3">vero quoniam meum est contra, quam interpretes caeleri<text:line-break/>agere (illi namque suis in. explanationibus sophisticas<text:line-break/>quaestiones dllcentibus ad finem artis nihil opitulantes<text:line-break/>inserunt, ego vero semper quae commodissima sunt per-<text:line-break/>sequi molior) ob id et nunc doctrinae Hippocratis ab eo<text:line-break/>quidem praetermissa, sed toti sententiae dogmatisque.atque<text:line-break/>universalibus praeceptis respondentis, adjicere non cun-<text:line-break/>ctabor. Qua igitur ratione fotus omnis doloribus faepius-<text:line-break/>cule adjumento sit, prius dictum esu Atque dictum quo-<text:line-break/>que de illis est doloribus, qui a fotu nullo pacto, nisi<text:line-break/>prius vacuato universo corpore, juvantur. Verum quum<text:line-break/>haec fotibus omnibus communia sint, humidi quidem<text:line-break/>phlegmonis a biliosiore humore factis idonei sunt, sicci<text:line-break/>vero a tenui aquofoque sanguine obortis. </text:span><text:span text:style-name="T9">Perpetuo enim<text:line-break/>contraria contrariarum espe remedia meminijse oportet.<text:line-break/></text:span><text:span text:style-name="T3">Hoc igitur scopo fotus minime, mordaces mordacibus hu-<text:line-break/>moribus quadrant, mordaces vero, quod attenuant, crassis<text:line-break/>et glutinosis. Quare tu quoque enitere conjecturis asse-</text:span></text:p>
      <text:p text:style-name="P4"><text:span text:style-name="T3">qui quis in phlegmone obsessa parte exnperans humor<text:line-break/>sit, ab' iis quae retuli concitatus, aetate laborantis, natu-<text:line-break/>rali temperamento., anni tempestate, regione et vita ante-<text:line-break/>cedente. At phlegmone tibi prodita ex iis. quae ipsi tum<text:line-break/>in colore, tum iu magnitudine, tum in duritie, tum in<text:line-break/>mollitie acciderunt, et si pleuritidem vel peripneumoniam<text:line-break/>curaveris, ex iis quae spuendo excernuntur. Verum quum.’<text:line-break/>praefata omnis dignotio conjecturalis sit et non scienti-'<text:line-break/>fica neque certa, praesertim quum in corporis alto pars,<text:line-break/>sita fit, - quae dolore afficitur, ab iis inchoare te oportet,<text:line-break/>quae quam caetera magis auxilio esse tibi videbuntur.<text:line-break/>Quod si nihil praesidii tuleris, ad alia etiam te trans-<text:line-break/>ferre conveniet. Dolore autem non Iedato ad totius cor-<text:line-break/>poris accede evacuationem. Videtur ergo Hippocrates ab<text:line-break/>eo incepisse fotu, qui periculo omni vacat; is autem est<text:line-break/>qui et minime mordax et humidus existit; nam etiamsi<text:line-break/>nihil auxilii attulerit, non tamen magnopere laeserit.<text:line-break/>At qui ex aceto vel orobo vel sale parantur,’ nisi conve-<text:line-break/>nientem sortiuntur affectionem, non solum non auxilian-</text:span></text:p>
      <text:p text:style-name="P197">tur, verum etiam et dolorem multopere exacerbant, effi-<text:line-break/>cacem sortita facultatem.</text:p>
      <text:h text:style-name="Heading_20_2" text:outline-level="2">III.</text:h>
      <text:p text:style-name="P280">Verum prius molle quidpiarn ad latus lenitatis gratia sub-<text:line-break/>jicere oportet.</text:p>
      <text:p text:style-name="P199">Quandoquidem in. utre aut vesica aut‘vasculo aeneo<text:line-break/>vel testaceo positam aquam lateri .admovere praecipit,<text:line-break/>prius mulle aliquid subjici iis quae latus contingere de-<text:line-break/>beant, ut et minime premat et prorsus minime molesta<text:line-break/>sit eorum quae admoventur applicati imperato. Cujusmodi<text:line-break/>fuerit lana mollis, vel linteum multiplex, vel quidpiarn-<text:line-break/>eorum quae mollia existunt. Sed paulo post, de- eo qui<text:line-break/>per spongiam fit fotu agens nihil prius subjici jubet.</text:p>
      <text:h text:style-name="Heading_20_2" text:outline-level="2">IV.</text:h>
      <text:p text:style-name="P1"><text:span text:style-name="T3">At </text:span><text:span text:style-name="T9">commode etiam spongia mollis magna ex aqua calida</text:span></text:p>
      <text:p text:style-name="P3"><text:span text:style-name="T9">expresta admovetur. Sed</text:span><text:span text:style-name="T3"> famentum linteo </text:span><text:span text:style-name="T9">intioluendum<text:line-break/>est; etenim longiore tempore sufstciet ac perdurabit,<text:line-break/>atque</text:span><text:span text:style-name="T3"> simul ut ne </text:span><text:span text:style-name="T9">halitus ad laborantis spiritum effe-<text:line-break/>ratur, nisi fortastls et hoc ad aliquia commodum vide-<text:line-break/>atur este; interdum enim ad aliquid opportunum esu</text:span></text:p>
      <text:p text:style-name="P199">Caetera quidem textus manifesta sunt, sed de halitu<text:line-break/>disserendum est, qui maltam jactationem ac molestiam<text:line-break/>exhibet, . spirandi difficultatem caloris' incremento proritat<text:line-break/>et pulmonis angustiam, quam humido halitu oppletus pa-<text:line-break/>titur. Solis igitur pleuritidibus tum siccis tum expui-<text:line-break/>tionis expertibus idonea est halitus inspiratio, plus auxilii<text:line-break/>quam laesionis asserens. Hic igitur scriptum est primum<text:line-break/>fotus genus. Mox ad fecundum sese conferens inquit:</text:p>
      <text:h text:style-name="Heading_20_2" text:outline-level="2">V.</text:h>
      <text:p text:style-name="P264">Prae’erea et hordeum et ervum in aceto temperato paulo</text:p>
      <text:p text:style-name="P281">acidiore quam quis bibere queat macerata, survesucta<text:line-break/>atque] in faeculas consuta admovere oportet, eodemque<text:line-break/>modo sursures.<text:tab/>.<text:tab/>’•</text:p>
      <text:p text:style-name="P2"><text:span text:style-name="T3">Hordeum ervumque non semina integra ex aceto </text:span><text:span text:style-name="T8">et<text:line-break/></text:span><text:span text:style-name="T3">aqua concoquere praecipit, sed prius concisa; constat au-<text:line-break/>tem Hippocratem velle id ex verbo </text:span><text:span text:style-name="T9">macerata,</text:span><text:span text:style-name="T3"> idqne ali-<text:line-break/>ter quis ex actione ipsa didicerit. Etenim sic tum placidior<text:line-break/>tum efficacior erit fotus; furfur sane et hoc modo parare prae-<text:line-break/>cipit. Fotus autem hujusmodi priore efficacior aceti facul-<text:line-break/>tate redditur. Quod si ex ervo paretur, et hoc quoque<text:line-break/>non parum confert. Ipsius enim facultas crassos humo-<text:line-break/>res tum incidere tum concoquere tum discutere potest,<text:line-break/>atque oh id fotus hujusmodi admittendi sunt, ubi crassos<text:line-break/>aut glutinosos humores in ea, quae phlegmone obsidetur,<text:line-break/>parte collectos esse suspicamur. Tibi autem sane id con-<text:line-break/>stabit tum ex antecedente victu, si humores hujusmodi</text:span></text:p>
      <text:p text:style-name="P4"><text:span text:style-name="T3">produxerit, tum aegri temperamento, tum anni temporibus et<text:line-break/>locis et aetate. Praeterea vero et si placidi fotus, quos prius<text:line-break/>memoravimus, nihil praesidii attulerint. Nam ubi de corporis<text:line-break/>.tutius repletione distinxeris, quum neque hnjus notae appa-<text:line-break/>ruerint, neque miles, hi fotus quidpiarn juverint, .humorum<text:line-break/>crassitles est, quae in .halitus solvitur, flatulentusque spiritus,<text:line-break/>qui oh denegatum exitum molestat. Flatum ergo hunc<text:line-break/>parientesque ipsum humbres praefati discutiunt , fotus et<text:line-break/>potissimum qui ex ervo parantur. Praeterea et sermonem<text:line-break/>percurrens manifestissime simul et optime, moderatam<text:line-break/>aceti ad aquam temperaturam memoravit. Id enim ita<text:line-break/>dilutum esse oportere protulit, nt paulo acidius sit quam<text:line-break/>ut quispiam biberit, ut et acrius ob mordendi facultatem<text:line-break/>et aquosius ob operandi penuriam vitemus. . In incisione<text:line-break/>igitur atque discussione tum crassiorum tum glutinosiorum<text:line-break/>humorum aquoso oxycrato congruentius fuerit acrius, sed<text:line-break/>quoniam medicamenta hujusmodi non tolerant quae</text:span></text:p>
      <text:p text:style-name="P197">phlegmone obsidentur partes, ob id mediam utriusque<text:line-break/>exuperantiae temperiem fecit. Hoc tibi' secundum genus<text:line-break/>est fotuum, quos ab initio trifariam separavimus.</text:p>
      <text:h text:style-name="Heading_20_2" text:outline-level="2">VI.</text:h>
      <text:p text:style-name="P5"><text:span text:style-name="T9">Siccorum autem fomentorum sui miliumque torrefacta in<text:line-break/>sacculis laneis maxime idonea sunt. Etenim, laeve'</text:span><text:span text:style-name="T3"> ac<text:line-break/></text:span><text:span text:style-name="T9">blandum est milium.</text:span></text:p>
      <text:p text:style-name="P199">Ad tertium fotuum, quos initio distinximus, genus<text:line-break/>fele transfert, mentionem milii et falis faciens; Est au-<text:line-break/>tem communis utrique siccitas, fed sali quidem ut mordax<text:line-break/>sit, milio vero ut morsu careat proprium esu</text:p>
      <text:h text:style-name="Heading_20_2" text:outline-level="2">VII.</text:h>
      <text:p text:style-name="P265">Fomentum hujusmodi emolliens dolores etiam ad clavicu-<text:line-break/>lam productos solvit.</text:p>
      <text:p text:style-name="P3"><text:span text:style-name="T3">Ex adjectione hujus conjunctionis, </text:span><text:span text:style-name="T9">etiam,</text:span><text:span text:style-name="T3"> ostendit et<text:line-break/>dolores alios solvere, eos nimirum qui ad hypochondria<text:line-break/>percurrunt. • -</text:span></text:p>
      <text:h text:style-name="Heading_20_2" text:outline-level="2">VIII.</text:h>
      <text:p text:style-name="P265">At venae sectio non peraeque dolorem saluit, nist dolor<text:line-break/>ad claviculam pertingat.</text:p>
      <text:p text:style-name="P199">Sectionem nimirum venae dicit, quam non similiter<text:line-break/>solvere prouuncians auxillari et ipsam concessit. Sed de<text:line-break/>hujusmodi auxilio in sequentibus fusius scribit.</text:p>
      <text:h text:style-name="Heading_20_2" text:outline-level="2">IX.</text:h>
      <text:p text:style-name="P265">Varum st sumentis dolor non salvatur, non multo tem-<text:line-break/>pore calefacito; id enim pulmones exiccat ac suppura-<text:line-break/>tum creat.</text:p>
      <text:p text:style-name="P199">Fomenta varia, alia quidem humida, alia vero sicca</text:p>
      <text:p text:style-name="P3"><text:span text:style-name="T3">et alia minime mordacia, alia etiam mordacia, ubi percurreris,<text:line-break/>si ab-horum experientia facta dolor non levetur, tutum.corpus<text:line-break/>vacuabis, a fomentis desistens, pulmonem exiccantibus et.fup—<text:line-break/>parationem vocatam excitantibus. Fit enim </text:span><text:span text:style-name="T9">suppuratio</text:span><text:span text:style-name="T3"> hu-<text:line-break/>jusmodi, quum lateris inflammatio non discutitur, fed in<text:line-break/>pus transmutatur, ac pus in inediam thoracis pulmonisque<text:line-break/>regionem confluit.</text:span></text:p>
      <text:h text:style-name="Heading_20_2" text:outline-level="2">X.</text:h>
      <text:p text:style-name="P5"><text:span text:style-name="T38">Q</text:span><text:span text:style-name="T9">uod st dolor quidem' ad claviculam sui det signum, aut<text:line-break/>ad brachium aut circa mammam aut supra septum<text:line-break/>transversum stt gravitas, internam stexus cubiti venam</text:span></text:p>
      <text:p text:style-name="P265">secare juvat, neque copiosum sunguinern detrahere cun-<text:line-break/>ctandum est, usque dum multo rubicundior aut pro<text:line-break/>puro et rubro, lividus stuat, nam utrumque contingit,</text:p>
      <text:p text:style-name="P2"><text:span text:style-name="T3">Pro humorum inflammationem parieutium impetu<text:line-break/>vacuationes facit. Nam quod dicitur </text:span><text:span text:style-name="T9">i. Quae educenda</text:span></text:p>
      <text:p text:style-name="P4"><text:span text:style-name="T9">sunt, quo vergunt, ster loca conferentia ducere,</text:span><text:span text:style-name="T3"> verissimum •<text:line-break/>existit.' Accidit autem id. interdum ob. differentiam parti-<text:line-break/>um membranae costas succingentis. Superiores enim ipsius<text:line-break/>partes quum inflammantur, ad claviculam, brachium et<text:line-break/>mammam condolentiam extendunt, inferiores vero ad<text:line-break/>septum transversum et hypochondrium. Quum igitur su-<text:line-break/>periornm condolentia signum fecerit, venam in cubito •<text:line-break/>secare oportet, quae sanguinem ab affecta parte et magis<text:line-break/>et celerius tum revellere tum vacuare possit. Verum<text:line-break/>quum • inferiorum , purgatione vacuationern moliri conve-<text:line-break/>nit. Recte autem gravitatem circa brachium esse et non<text:line-break/>dolorem dixit. Nam quod hic sanguis magis acervetur<text:line-break/>repatque signum est gravitas, quae ex multitudine fiti<text:line-break/>Tensiones autem et per consensum solum fieri consueve-<text:line-break/>runt, quum partes partibus inflammatis continuae citra<text:line-break/>sanguinis in eis redundantiam tenduntur. Ob id igitur<text:line-break/>sanguinem redundantem secta interna vena vacuandum<text:line-break/>praecipit. Sunt enim in interna cubiti articulatione plu—"-</text:span></text:p>
      <text:p text:style-name="P4"><text:span text:style-name="T3">res; quas secare consuevimus, venae; de his autem abunde<text:line-break/>quidem in tertio de administrationibus anatomicis libro<text:line-break/>atque in alio libro, qui seorsum de venarum arteriarum-<text:line-break/>que dissectione scriptus </text:span><text:span text:style-name="T9">eft,</text:span><text:span text:style-name="T3"> diximus, sed nunc quoque de<text:line-break/>ipsis summatim agemus, ab initio ducentes orationem.<text:line-break/>Vena cava ex gibbis, hepatis sursum ad dextram cordis<text:line-break/>aurem fangninem ferens partibus quidem interjacentibus<text:line-break/>quid' exiguum distribuit, fed cordi ipsi plurimum elargi-<text:line-break/>tur. Deinde ab eo tanquarn ab initio progressa ad cer-<text:line-break/>vicem recta via fertur, atque in duas rectas scinditur in<text:line-break/>thoracis parte venas magnas, quas jugulares, nominanti<text:line-break/>Propagines autem ipsius; priusquam ad cor perveniat, in-<text:line-break/>signium quidem venarum ad septum transversum, exilium<text:line-break/>autem ad inferiorem thoracis ipsius partem octo costis<text:line-break/>constantem </text:span><text:span text:style-name="T9">perrepunt.</text:span><text:span text:style-name="T3"> Pans autem haec ab una caelibe<text:line-break/>nutritur vena, in quibusdam animantibus supra cor proce-<text:line-break/>dente, in quibusdam vero, ut et in hominibus, peream partem<text:line-break/>qua jam cordis auricillam vena cava tangit; hinc enim</text:span></text:p>
      <text:p text:style-name="P252">procedens humilius per cor defertur, in spinam defle-<text:line-break/>ctens. Ipsa igitur vena ad inferiores thoracis partes utrin-<text:line-break/>que costis octo ad septum usque tranfversum distribuitur,<text:line-break/>Caeterae autem sublimes thoracis costae quatuor ab alio<text:line-break/>venarum nutriuntur conjugio, a vena cava propagatarum<text:line-break/>priusquam ea in jugulares scindatur. Ab bis igitur dua-i<text:line-break/>bus..venis deinceps fuut quae ad manus per axillas per- '<text:line-break/>tingunt. Verum humerariae vocatae, postquam cava in<text:line-break/>jugulares fissa est, ab ntraque una extra jam thoracem<text:line-break/>extenduntur, habent autem radices externis jugulari-<text:line-break/>bus communes.<text:tab/>Ab externis itaque jugularibus partes</text:p>
      <text:p text:style-name="P1"><text:span text:style-name="T3">fere omnes tum cervicis tum capitis superficiariae nu-<text:line-break/>triuntur, quemadmodum et a jugularibus internis partes<text:line-break/>omnes in alto sitae. Verum quae tum in scapulis tum/<text:line-break/>dorsali cervicis medulla existunt partes, venas habent<text:line-break/>ex inferioribus praefatae radicis communis partibus ad<text:line-break/>ipsas ascendentes. Communem vero dico radicem, quam</text:span></text:p>
      <text:p text:style-name="P3"><text:span text:style-name="T3">paulo ante dixi tum .externis jugularibus tum humerariis<text:line-break/>communem esse. Merito igitur humeralia partes supra<text:line-break/>claviculas sitas, quae et in cervice et capite exissent, tum<text:line-break/>magis tum celerius. evacuat. Axillaris vero thoracis<text:line-break/>partes et inter eas magiis sublimes praesertimque in<text:line-break/>..ominibus, deinde demissas omnes vena una altera nutrit,<text:line-break/>‘ qtiae sub corde a vena cava procedit. Ex sinistra autem<text:line-break/>parte venae illius infernas thoracis partes nutrientis, quae<text:line-break/>ad costarum radices prona fertur adusque septum trans-<text:line-break/>versum, singulis intercostalibus spatiis, tum sinistris tum<text:line-break/>dextris, rami distribuuntur. Verum hujus reliquum septum<text:line-break/>transversum pecetrat primisque ab eo corporibus distri-<text:line-break/>buitur. Sed quae per axillas ad maniis feruntur </text:span><text:span text:style-name="T9">venae,<text:line-break/></text:span><text:span text:style-name="T3">proximas venis sublimes quatuor thoracis costas alentibus<text:line-break/></text:span><text:span text:style-name="T23">x</text:span><text:span text:style-name="T3"> radices habent, suntque quum quae per humerum ad ma-</text:span></text:p>
      <text:p text:style-name="P199">nus contendunt non paulo majores. Ascendunt autem<text:line-break/>ad internam regionem brachii utriusque atque per ipsam</text:p>
      <text:p text:style-name="P3"><text:span text:style-name="T3">pronae feruntur, et musculis ibi positis notabiles dispen-<text:line-break/>fant ramos. Verum quum ad cubiti articulum prope<text:line-break/>utraque venerit, venas brachii internas ad ipsius cubiti<text:line-break/>ossis condylum hic .positum producit. Quicquid vero reli-<text:line-break/>quum est, bifariam scissum per cubiti flexum defertur,<text:line-break/>parte quidem superficiaria venam hic divisam efficiente,<text:line-break/>profundiore vero eam quae cum arteris dividitur. Seca-<text:line-break/>tur quoque et alia vena in cubito obliqua, veluti et haec<text:line-break/>in utraque manu una, hurnerariae non exigua portio.<text:line-break/>Ipsa namque </text:span><text:span text:style-name="T9">humeraria</text:span><text:span text:style-name="T3"> per brachium subter cutem con-<text:line-break/>spicne percurrens ad ipfum cubiti articulum, in sub limi-<text:line-break/>bus ejus partibus, figurata scilicet, ut Hippocrates, in-libro<text:line-break/>de fracturis docuit, manu, dividitur. Quae igitur subli-<text:line-break/>mior venae ipsius a propagine portio per externa cubiti<text:line-break/>loca defertur, ea apud propaginem ipsam secatur, qua<text:line-break/>primae venae radici • </text:span><text:span text:style-name="T9">e.</text:span><text:span text:style-name="T3"> directo maxime respondet, ob id<text:line-break/>et sublimiora clavicularum loca citissime evacuat. Portio</text:span></text:p>
      <text:p text:style-name="P4"><text:span text:style-name="T3">autem quae in cubiti flexum oblique fertur, minus qui-<text:line-break/>dem ea, sed caeteris magis eas evacuat partes. Pars vero<text:line-break/>quae, ab interna magna </text:span><text:span text:style-name="T9">vena</text:span><text:span text:style-name="T3"> oblique etiam fertur, minime<text:line-break/>quidem praedictas vacuat partes, verum maxime thoracis<text:line-break/>superiores, ob radices tum ejus, quae per axillam ad ma-<text:line-break/>uum fertur, tum ejus quae superiores thoracis alit partes,<text:line-break/>admodum vicinas. Hanc igitur secare jubet </text:span><text:span text:style-name="T9">Hippocrates<text:line-break/></text:span><text:span text:style-name="T3">priusquam in idem venerit et hnrnerariae propagini infe-<text:line-break/>ratur. Haec si aliquando non comparuerit,, pro ea seca-<text:line-break/>mus aliquam ex internis, quas in os cubiti e.directo de-<text:line-break/>ferri didicimus. Quod si neque hae conspiciuntur,' acce-<text:line-break/>dimus ad eam, quae ex praedictarum duarum venarum<text:line-break/>obliquarum propagine gignitur. Verum et quum ea inter-<text:line-break/>dum non apparere possit, humeraria vero apparente, hanc<text:line-break/>etiam </text:span><text:span text:style-name="T9">feea,</text:span><text:span text:style-name="T3"> qui vacuationes unde fiant noveris per univer-<text:line-break/>sum animalium corpus effusas, quanquam neque celeriter<text:line-break/>neque similiter ex omni vena fiunt. Nos vero partem<text:line-break/>phlegmone laborantem tum celeriter tum quam oaetcras</text:span></text:p>
      <text:p text:style-name="P3"><text:span text:style-name="T3">partes magis, in acutis praesertim morbis vacuare conten-<text:line-break/>dimus, quod interna cubiti- vena facit, multoque magis,<text:line-break/>quum sanguis redundans ad superiora impetu ferri vide-<text:line-break/>tur, aut etiam superiores thoracis partes affectae sunt.<text:line-break/>Tunc enim gravitas magis in brachio et cicca mammam<text:line-break/>fit. Verum quae partes thoracis inferiores prope septum<text:line-break/>transversum afficiunt phlegmonae, merito dolores ad hy-<text:line-break/>pochondrium transmittunt. .Non igitur ipsos magnopere<text:line-break/>juvat a cubito vacuatio, corde medium occupante, nam<text:line-break/>venam inferiores thoracis alentem partes infra cor emer-<text:line-break/>gere nuper audivisti. Dicta quidem mihi haec funt.super<text:line-break/>eo quod ab Hippocrate probe scriptum est, de secanda<text:line-break/>interna cubiti vena. Sed quum vacuandi fanguinis ter-.<text:line-break/>minum coloris mutationem posuerit, deinceps de eo disse-<text:line-break/>rendum esu Quicquid sane sanguinis est in phlegmone,<text:line-break/>id caloris abundantia colore permutatur, reliquum in<text:line-break/>partibus omnibus simile permanet. Quare sanguine per<text:line-break/>totum corpus pituitosiore existente, rubicundior sane erit</text:span></text:p>
      <text:p text:style-name="P200">lateris phlegmone laborantis sanguis. Illo vero rubro<text:line-break/>existente, hic assatus in atrum permutabitur. Lividus<text:line-break/>autem ex rubro ad atrum transmutationis medium obti-<text:line-break/>net. Idoneum igitur signum est sanguinis ex parte in-<text:line-break/>flammata excepti coloris permutatio. Necessarium igitur<text:line-break/>affectui evacuationis metrum enarratum esu Quum autem<text:line-break/>interdum vires 'quantum oporteat vacuare prohibeant,<text:line-break/>parti phlegmcne obsessae minus quidem futurum auxilium<text:line-break/>scire oportet, sed satius cautione congruit vires non exol-<text:line-break/>vere quam sanguinem redundantem vacuare.</text:p>
      <text:h text:style-name="Heading_20_2" text:outline-level="2">XI.</text:h>
      <text:p text:style-name="P5"><text:span text:style-name="T9">Si vero sub septa suerit dolor, neque sui ad claviculam<text:line-break/>stgnum praebeat, alvum aut nigro veratro aut peplio<text:line-break/>emollire oportet; veratro quidem nigro, st daucum a</text:span><text:span text:style-name="T24">U</text:span><text:span text:style-name="T9">t<text:line-break/>fefeli aut cuminum aut anisum vel aliud quidpiarn boni<text:line-break/>adoris admisceas, peplio vero laseris succum, sud et<text:line-break/>haec inter su mixta congeneris sunt sucultatis. . Sed</text:span></text:p>
      <text:p text:style-name="P3"><text:span text:style-name="T9">veratnim quidem nigrum tum melius tum ad judica-<text:line-break/>tionem commodius quam peplium alvum ducit, pepli-<text:line-break/>um vero status magis excutit. Sed haec ambo dolorem<text:line-break/>sudant. Sedant autem et alia multa, quae alvum sub-<text:line-break/>ducunt, medicamenta. Vorurn quae novi ego, haec sunt<text:line-break/>optima. Quandoquidem etiam quae insorbitionibus dantur<text:line-break/>alvum subducentia medicamenta, opitulantur, quciecun-<text:line-break/></text:span><text:span text:style-name="T24">z</text:span><text:span text:style-name="T9"> que vel propter amaritudinem vel aliam quandum in-<text:line-break/>suavitatem aut copiam aut colorem aut fastidium ali-<text:line-break/>quod, non admodum ingrata eAstunt.</text:span></text:p>
      <text:p text:style-name="P199">Quod medicamenta purgantia per experientiam inveni-<text:line-break/>.anti/r et quem purgent humoremetsiomnino purgent, in libris<text:line-break/>de simplicium medicamentorum facultatibus didicisti. Quod<text:line-break/>vero purgationis necessitas sit, si redundan tes humores deorsum<text:line-break/>' repant, ratione quoque statutum est, fed testimonium ac certi-<text:line-break/>tudinem ob experientia obtinuit. Ipfe vero te docuitHippo-<text:line-break/>crates facultates medicamentorum, quae iti hujusmodi af-<text:line-break/>fectibus exhibet, veratrum quidem nigrum ad judicationem</text:p>
      <text:p text:style-name="P3"><text:span text:style-name="T3">commodius vacuare, pepIium vero flatus magis excutere<text:line-break/>affirmans. Sunt autem, quae ab eo ad </text:span><text:span text:style-name="T9">crisin commo-<text:line-break/>diora</text:span><text:span text:style-name="T3"> dicuntur, quae morbi judicium faciunt magis, quod<text:line-break/>facultate ac magis conferentia idem existit. At quum<text:line-break/>purgantia omnia, medicamenta ventrem praefertimque os<text:line-break/>ipsius, quod maxime tum nervosum tum sensile sit, lae-<text:line-break/>dant, odoratorum mixtio excogitata est, ut ne sola mera-<text:line-break/>que purgantium medicamentorum facultas os ventriculi<text:line-break/>tactu laedat. Permixta autem inter fe tum pepIium tum<text:line-break/>elleborum congeneris ait este facultatis, hoc est faculla-<text:line-break/>tlbus convenire et in nullo dissidere. Nam in purgan-<text:line-break/>tium medicamentorum permixtione dissidium oritur, haud<text:line-break/>quum eorum aliud quidem bilem, si contigerit, aliud<text:line-break/>vero • pituitam evacuat; nam eodem tempore utraque va-<text:line-break/>cuari potest, scd quum aliud quidem quamprimum, aliud'<text:line-break/>vero longe a propinatione purgationem movere natura</text:span></text:p>
      <text:p text:style-name="P198">- consueverit. ’ Sic enim inaequalis simul assumptorum fit<text:line-break/>vacuatio. inaequalem dico, quum jam videtur quidem-</text:p>
      <text:p text:style-name="P3"><text:span text:style-name="T3">desinere, altera vero incipit. Nam quod citius purgare<text:line-break/>consuevit medicamentum, etiam ex alio quidpiarn simul<text:line-break/>evacuat, quare quod paucum ipsius relinquitur, imbecil-<text:line-break/>lius redditur et longe tardius adhuc suam inchoat purga-,<text:line-break/>tionern. Praefinita igitur vacuatiouis lege simile est elle-<text:line-break/>boro peplium, potestque elleboro similiter nigrum subdu-<text:line-break/>cere humorem. &gt; Caetera tum dictionis hujus tum sequen-<text:line-break/>tium patent. Haec igitur nosse atque meminisse oportet,<text:line-break/>sed non perpetuo in pleuriticis his uti, hujus aphorifmi<text:line-break/>memores, quo dicit </text:span><text:span text:style-name="T9">in acutis morbis raro et per initia<text:line-break/>purgantibus medicamentis utendum.</text:span><text:span text:style-name="T3"> Quum igitur, inquit,<text:line-break/>non folum acutus morbus sit, ut est pleuritis, sed et cum<text:line-break/>febre vehementissima, multo magis vitanda est purgantis<text:line-break/>medicamenti exhibitio, atque per fectionem venae vacu-<text:line-break/>andum magis, etiamsi ad hypochondrium dolor perduca-<text:line-break/>tur. Nam minus quidem auxilium quam per purgationem<text:line-break/>sequitur, securius tamen multo existit. Imo nullum ex</text:span></text:p>
      <text:p text:style-name="P11"><text:span text:style-name="T9">eo</text:span><text:span text:style-name="T3"> quod per venae sectionem sit, periculum impendet, eo<text:line-break/>discrimen maxinnrm fubeunte, quod per purgationem len-<text:line-break/>tatur, ac potissimum quum laborantis naturam- expertus<text:line-break/>quis non suerit. Nonnulli, namque difficulter natura pur-<text:line-break/>gantur, quidam modico assumpto medicamento purgantur<text:line-break/>copiofe. Quibus autem dare rationi consentaneum est,<text:line-break/>tanta sit medicamenti quantitas, quantum in plurimis me-<text:line-break/>diocriter vacuare tum novisti tum es expertus. Si enim<text:line-break/>hominis naturam non noveris, metus est ne quam deceat<text:line-break/>uberiorem vacuationem moliaris, aut nullam prorsus pur-<text:line-break/>gationem moveas, aut si moveris, non tamen sufficienter<text:line-break/>vacues. Haec autem omnia maximas in morbis acutis<text:line-break/>pariunt laesiones, quae non facile, nt in minime febrici-<text:line-break/>tantibus, emendantur. Quum igitur febris vehemens non<text:line-break/>fuerit naturamque laborantis expertus fueris, ad medica-<text:line-break/>menti purgantis potum te conferes, aut iis quae ab Hip-<text:line-break/>poerate dicta funt, vel etiam quibusdam aliis facultate<text:line-break/>similibus usus, quorum est et ex colocynthide medicamen-<text:line-break/>tum , quod jam hieram pro consuetudine vocant. Quum<text:line-break/>e-* .<text:tab/>- •</text:span></text:p>
      <text:p text:style-name="P3"><text:span text:style-name="T17">*<text:line-break/></text:span><text:span text:style-name="T3">autem haec variis paretur modiis quae elleborum quidem<text:line-break/>accipit, scammonium vero non continet, medicamentorum<text:line-break/>iis qui subducens alvum medicamentum omnino assumere<text:line-break/>queunt optimum est.</text:span></text:p>
      <text:h text:style-name="Heading_20_2" text:outline-level="2">XII.</text:h>
      <text:p text:style-name="P198">/</text:p>
      <text:p text:style-name="P265">Enimvero ptisanam, quum epotum est medicamentum, in-<text:line-break/>super surbcndam statim dare oportet, neque admodum<text:line-break/>pauciore quam consuetum est copia.</text:p>
      <text:p text:style-name="P199">.Et maxime quidem ventris ori, quod et stomachum<text:line-break/>vocant , ut in ipsis' purgantium medicamentorum potibus<text:line-break/>illaesum maneat, consulere oportet, praescrtimque ubi<text:line-break/>febrientibus tale quidpiarn propinatur. Verum praecipua<text:line-break/>ne laedatur cautio est ut medicamentum purgans purum<text:line-break/>non sit, sed num aliis malitiam ipsius obtundere natura<text:line-break/>valentibus temperatum mixtumque. Nam purgantium<text:line-break/>omnium medicamentorum natura corporum quae purgan-</text:p>
      <text:p text:style-name="P4"><text:span text:style-name="T3">tiir naturis contraria est, atque ut quispiam dixerit, leta-<text:line-break/>lis ac deleteria. . Quemadmodum autem succi papaveris,<text:line-break/>mandragorae, hyoscyami atque aliorum hujusmodi multo-<text:line-break/>rum , quae nobis et substantia et facultatibus contraria<text:line-break/>corpus perimere consueverunt, portionem ex ipsis exi-<text:line-break/>guam assumentes magnam percipimus commoditatem, sic<text:line-break/>et purgantium medicamentorum , quorum natura corpori-<text:line-break/>bus nostris adversaria est, exiguam aliquam partem prae-<text:line-break/>cidentes, ad auxilia utimur. Vt vero in horum medica-<text:line-break/>mentorum potu quaedam odorata semina miscentur, quae<text:line-break/>et malitiam obtundere valeant et actionem ipsorum non<text:line-break/>prohibeant, tenuandi incidendique facultatem obtinentia,<text:line-break/>ita ut et crassos incidant humores et vias ipsiorum quibus<text:line-break/>vacuatio fiat aperiant patesaciantque, sic et a sumpto me-<text:line-break/>dicamento ptisanam sorbere confert. Id enim purgans<text:line-break/>medicamentum quantumvis exiguum ad ventris quidem<text:line-break/>fundum pervenit, sed in transitu stomachus et quaecun-<text:line-break/>que ventris sublimior pars, non modo qualitatem medi-<text:line-break/>• i</text:span></text:p>
      <text:p text:style-name="P4"><text:span text:style-name="T3">camenti purgantis, verum et substantiae quae in transitu-<text:line-break/>haeret aliquid alfumens, magnopere laeditur. Ptisanae<text:line-break/>igitur cremor supersorptus est utilis, ut quod et detergere<text:line-break/>et deorium. trahere, quod viae adhaeret et qualitatem<text:line-break/>medicamenti his adhaerentis partilius tum contemperare<text:line-break/>tiim permutare potest. Ob eas igitur causas </text:span><text:span text:style-name="T9">a</text:span><text:span text:style-name="T3"> purgantis<text:line-break/>medicamenti potu ptisanam superibrberi praecipit, fed<text:line-break/>ubi purgatio fieri coepit, ptisanam non amplius exhiberi<text:line-break/>vult, purgantis medicamenti actionem exolei veritus, at-<text:line-break/>que ob eam rem ait:</text:span></text:p>
      <text:h text:style-name="Heading_20_2" text:outline-level="2">XllI.</text:h>
      <text:p text:style-name="P117"><text:span text:style-name="T9">Quandoquidem rationi- donfentdncHm est,'media in, purga-<text:line-break/>tione storb itionem non’esuisure. . Quum autem eejsuve-<text:line-break/>rit purgatio, tunc parcioreni copiam quam</text:span><text:span text:style-name="T3"> pro </text:span><text:span text:style-name="T9">consue-<text:line-break/>tudine sorbeat, postea pero ad uberiorem perpetuo ad-<text:line-break/>ducatur, st etiam dolor sudatus suarit nihilque aliiid re-'<text:line-break/>pugnet.</text:span><text:span text:style-name="T3"> .•<text:tab/>. v</text:span></text:p>
      <text:p text:style-name="P4"><text:span text:style-name="T3">Contra quam plerique hujusce temporis medici hac<text:line-break/>de re decrevit Hippocrates. Hi namque, quum vacua-<text:line-break/>verint, copiofe nutriunt: Hippocrates vero </text:span><text:span text:style-name="T9">a</text:span><text:span text:style-name="T3"> purgatione<text:line-break/>.-ptisanae minus dari jubet. Nam corporum purgatorum<text:line-break/>vires purgatione prostatae alimentum ferre nequeunt,<text:line-break/>neque probe conficere, nisi omnino paucum fuerit. Pur-<text:line-break/>gatis igitur tantum cremoris primo exhibendum, quantum<text:line-break/>evincere possint, deinde paulatim adaugere oportet, si et<text:line-break/>dolor, inquit, cessaverit et nihil aliud prohibuerit. Quod<text:line-break/>de dolore dicitur manifestum est, sed nihil aliud probi-<text:line-break/>.albere intelligendum est, fi ad praedictas referas distincti-<text:line-break/>ones, in quibus demonstravit quo' paeto acute laborantes<text:line-break/>absque sorbitionibus alere oporteat. 'Summa vero horum<text:line-break/>est, quum vel morbum ante •judicationem nulla strrbitione<text:line-break/>indigere sperabimus,- vel in quibus summa est humoris<text:line-break/>phlegmonen facientis cruditas. .<text:line-break/></text:span><text:span text:style-name="T9">• &lt;</text:span></text:p>
      <text:h text:style-name="P188" text:outline-level="2">XlV.</text:h>
      <text:p text:style-name="P5"><text:span text:style-name="T3">Eadem </text:span><text:span text:style-name="T9">autem miht ratio est, st et ptisanae cremore uten-<text:line-break/>dum stt.</text:span></text:p>
      <text:p text:style-name="P199">Tempus exhibendi tum ptisanam tum cremorem et<text:line-break/>antea simile esse demonstravit, re una differentiam siorum'<text:line-break/>deiiniens, nimirum a cremore principium exhibitionis<text:line-break/>facit.</text:p>
      <text:h text:style-name="P194" text:outline-level="2">XV.</text:h>
      <text:p text:style-name="P2"><text:span text:style-name="T9">Melius enim este dico statim omnino per morbi exordia<text:line-break/>’ forbere, potius quam praevacuatis 'nasis aut tertio aut<text:line-break/>quarto aut quinto aut fexto aut feptimo die a sorbiti-<text:line-break/>one inchoare, nisi. kacce tempore morbus</text:span><text:span text:style-name="T3"> prius </text:span><text:span text:style-name="T9">judica-<text:line-break/>tus suerit.</text:span></text:p>
      <text:p text:style-name="P199">Quod/lu aphorismis scripsit, id et nunc persequitur,<text:line-break/>dum in omni morbo tenuissimum victum iu morbi vigore</text:p>
      <text:p text:style-name="P3"><text:span text:style-name="T3">assumi imperat. Si igitur quinto die morbi vigor futurus<text:line-break/>sit et aeger solo usus' potu sufficere non possit, melius esse<text:line-break/>ait protinus ab initio ptisanam dari, non tertio die aut<text:line-break/>quarto ejus exhibitionem aufpicari. Sic sane et eos , qui<text:line-break/>aut quinto aut sexto ant septimo sorbitionem inchoant,<text:line-break/>aberrare pronuneiat, fi hocce tempore morbus non fuerit<text:line-break/>judicatus. Per judicationem intelligo, ut diri, non per-<text:line-break/>fectam duntaxat </text:span><text:span text:style-name="T9">morbi</text:span><text:span text:style-name="T3"> mutationem, verum etiam effatu<text:line-break/>dignam tranfmutationem.</text:span></text:p>
      <text:h text:style-name="Heading_20_2" text:outline-level="2">XV<text:span text:style-name="T57">I</text:span>.</text:h>
      <text:p text:style-name="P5"><text:span text:style-name="T9">Praeparationes autem et his consimiles, quales dictae sunt,<text:line-break/>faciendae.</text:span><text:span text:style-name="T3"> De </text:span><text:span text:style-name="T9">sorbitionis igitur exhibitione ita 'sentiat</text:span></text:p>
      <text:p text:style-name="P2"><text:span text:style-name="T3">Et quibus a' principio sorbitionem daturus sis, prae-<text:line-break/>parationem similiter fieri praecipit, estoc est sive sectionis</text:span></text:p>
      <text:p text:style-name="P253">venae, sive clysmatis, sive balani necessitas fuerit, illud<text:line-break/>prius sariendum imperat.</text:p>
      <text:h text:style-name="Heading_20_2" text:outline-level="2">XVII.</text:h>
      <text:p text:style-name="P265">Quin et de potu, qualemcunque tandem ex describendis<text:line-break/>qiiis potaturus stt, eadem omnino' misti est ratio.</text:p>
      <text:p text:style-name="P199">Si laborantem potu solo citra''ptisanae sorbitionem<text:line-break/>cibaveris praedictas praeparationes te facere jubet, ho.c<text:line-break/>est aut venam fecare ant clystere aut balano 'uti.</text:p>
      <text:h text:style-name="Heading_20_2" text:outline-level="2">XVIII.</text:h>
      <text:p text:style-name="P118"><text:span text:style-name="T9">At vero novi,medicos his quae deceant maxime contraria<text:line-break/>moliri.<text:tab/>st olunt enim omnes, ubi fub initia morborum</text:span></text:p>
      <text:p text:style-name="P2"><text:span text:style-name="T9">homines,</text:span><text:span text:style-name="T3"> aut duos,'aut </text:span><text:span text:style-name="T9">tres aut etiam plures dies ine-<text:line-break/>dia praemacerat, erint., ita tum sorbitiones tum potus<text:line-break/>exhibere. Et stortastis aliquid etiam consentaneum este<text:line-break/>videtur, magna mutatione oboriente corpori, magnam</text:span></text:p>
      <text:p text:style-name="P6"><text:span text:style-name="T19">$ </text:span><text:span text:style-name="T9">etiam quandarn mutationem contra objicere, commutare<text:line-break/>quidem bene habet non parum, recte tamen mutatio<text:line-break/>transferenda et ex mutatione ciborum exhibitio etiam~<text:line-break/>num magis.</text:span></text:p>
      <text:p text:style-name="P2"><text:span text:style-name="T3">Medicos arguit, qui primis diebus aegrotos in inte-<text:line-break/>gra inedia fervant, tum nonnulli quidem eos derepente<text:line-break/>ad sorbitionum, alii vero ad potuum exhibitionem dedu-<text:line-break/>cunt. Non tamen eorum etiamnurn meminit, qui cibos<text:line-break/>validiores ante morbi concoctionem ministrant. Consue-<text:line-break/>vit enim, ut antea dixi, interdum maximos errores non<text:line-break/>evictos praetermittere, ex quibus minores defert et ex il-<text:line-break/>lis ortam laesionem demonstrat. Qui vero ita commu-<text:line-break/>tant, fortassis, inquit, cum ratione sc transmutare arbitran-<text:line-break/>tur, in magna corporis transmutatione effatu dignam </text:span><text:span text:style-name="T9">vi-<text:line-break/>etas</text:span><text:span text:style-name="T3"> permutationem facientes. ld fane ipsum bene eos<text:line-break/>existimasse ait, non tamen transmutationem omnem, fed<text:line-break/>aliquam augurandum esse, de qua partirn praedixit et</text:span></text:p>
      <text:p text:style-name="P119"><text:span text:style-name="T3">partirn est dicturus, permane astruens vitandas esse repen-<text:line-break/>tinas mutationes.<text:tab/>)</text:span></text:p>
      <text:h text:style-name="Heading_20_2" text:outline-level="2">XIX.</text:h>
      <text:p text:style-name="P5"><text:span text:style-name="T9">Plurimum igitur laedentur, qui tota utuntur ptisana, nisi<text:line-break/>recte mutationem fecerint, laedentur etiam, qui salo<text:line-break/>utuntur cremore,</text:span><text:span text:style-name="T3"> quanquam minus, </text:span><text:span text:style-name="T9">laedentur praeterea<text:line-break/>et qui salo utantur potu, fed sit minime. '</text:span></text:p>
      <text:p text:style-name="P199">Dictam paulo ante repentinam victus mutationem,<text:line-break/>qua primis diebus in integra inedia servatos aegrotantes<text:line-break/>circa diem quartum nutrire, incipiunt, maxime quidem<text:line-break/>laedere ait, si in ptisanam totam transferantur, minus<text:line-break/>vero, si in cremorem, minime denique, hoc est paucissime,<text:line-break/>eos laedi, qui ad lolos, procedunt potus. Nam ex magni-<text:line-break/>tudine facultatis eorum, quae offeruntur, laesionis oritur<text:line-break/>magnitudo.</text:p>
      <text:h text:style-name="P188" text:outline-level="2">XX.</text:h>
      <text:p text:style-name="P5"><text:span text:style-name="T9">Oportet auteni et ex sanorum adhuc hominum victu quae<text:line-break/>conferant addiscere. Etenim sane st fanis quibusdam<text:line-break/>talis vel talis victus magnopere inter se dijscrre videa-<text:line-break/>tur, cum in aliis quibusdam, tum in mutationibus, quo-<text:line-break/>modo et in morbis imaximeque in acutistimis non mul-<text:line-break/>tum disceret?</text:span></text:p>
      <text:p text:style-name="P254">",<text:tab/>—_<text:tab/>&lt; -^1</text:p>
      <text:p text:style-name="P264">• " ' r •</text:p>
      <text:p text:style-name="P2"><text:span text:style-name="T3">Incipit praedictam a se de victu sententiam dernon-<text:line-break/>strare, arguens una et eos qui contrario modo victum in-<text:line-break/>stituunt, Sed ut dilucidus evadat sermo, summam ipsius<text:line-break/>tutam praefari melius esse milii videtur. Est autem ea--<text:line-break/>rum, quae lu eam rem assumuntur, sumptinnu,m altera,<text:line-break/>lententia universalis haec. </text:span><text:span text:style-name="T9">Si bene valentibus laesionem<text:line-break/>afferant repentinae victus ad contraria mutationes', multo<text:line-break/>magis aegrotantibus ipsts,</text:span><text:span text:style-name="T3"> quod variis etiam malis palsp-<text:line-break/>mus interpretari, aliud in aliam transsunreutes dictiuuetn,</text:span></text:p>
      <text:p text:style-name="P4"><text:span text:style-name="T3">ut sic; in repentinis </text:span><text:span text:style-name="T9">victus mutationibus sanitate suuentes<text:line-break/>aegrotantibus minus saeduntur,</text:span><text:span text:style-name="T3"> veI sic: </text:span><text:span text:style-name="T9">aegri, sanis magis<text:line-break/>laeduntur,</text:span><text:span text:style-name="T3"> vel hoc modo: </text:span><text:span text:style-name="T9">laesiones sunas minus quam<text:line-break/>aegros afficiunt,</text:span><text:span text:style-name="T3"> et adhuc generalius: </text:span><text:span text:style-name="T9">robustiores minus<text:line-break/>laedunt, imbecilliores magis, noxiae.</text:span><text:span text:style-name="T3"> Licet et aliter vim<text:line-break/>ipsam sermonis interpretari, aut ex eo quod per se et<text:line-break/>primum utile sit ad quod demonstratur, aut ex aliqua con-<text:line-break/>tinentium ipsum vel sententiarum vel sumptionum. Talis<text:line-break/>quidem tibi sit per se credibilis altera sumptionum,</text:span><text:span text:style-name="T13">1</text:span><text:span text:style-name="T3"> quas,<text:line-break/>sane vocare consuevit Aristoteles axiomata. Sed </text:span><text:span text:style-name="T9">'et</text:span><text:span text:style-name="T3"> alte-<text:line-break/>ram ab experientis cognitam deinceps audi: fanos etiam<text:line-break/></text:span><text:span text:style-name="T9">repentina victus mutatio laedit.</text:span><text:span text:style-name="T3"> Has vero utrasque sum-<text:line-break/>ptiones sequitur conclusio, aegrotos a repentina victus<text:line-break/>mutatione laedi magis, sed multo magis acute laborantes.<text:line-break/>Haec est vis sermonis. Verum Hippocrates alteram ex<text:line-break/>sumptionibus per se prius credibiliorem confestirn citra<text:line-break/>probationem accipit, alteram vero iis, quae particulatim</text:span></text:p>
      <text:p text:style-name="P197">per experientiam noscuntur, fide astruit. Atque id ipsum’<text:line-break/>sequens declarat oratio.</text:p>
      <text:h text:style-name="Heading_20_2" text:outline-level="2">XXI.</text:h>
      <text:p text:style-name="P120"><text:span text:style-name="T9">Atqui quod vitiosus victus cibi et potus sui semper simi-<text:line-break/>lis ad sanitatem tutior omnino stt, quam st quis subita<text:line-break/>ad alium meliorem magnam mutationem suciat , ~ facile<text:line-break/>zdo citur •<text:tab/>'</text:span></text:p>
      <text:p text:style-name="P2"><text:span text:style-name="T3">Alteram sumptionum, quae ad praesentis sermonis de-<text:line-break/>monstrationem praestant, nunc ex multis particularibus<text:line-break/>exemplis astruere incipit, fidem ipfius in unam colligens<text:line-break/>summam, quae talis est: </text:span><text:span text:style-name="T9">Magnae et repentinae praeter'<text:line-break/>consuetudinem mutationes non parvam sanis afferunt lae-<text:line-break/>sionem.</text:span><text:span text:style-name="T3"> Quanquarn sermo hic conspicuus est, tamen si<text:line-break/>quid quod explanatione indigeat, intercidere videbitur iis<text:line-break/>qui exercitati non- sunt-in sequenti serie, explanare non<text:line-break/>cunctabor. Nam hic commentarius liberalior ac huma-</text:span></text:p>
      <text:p text:style-name="P197">nior est; si non eos modo qui in rationibus sunt exerci-<text:line-break/>tati, fed etiam qui non sunt exercitati, spectet. Quod<text:line-break/>si quis praedictas disciplinas neque didicerit neque exper-<text:line-break/>tus fuerit, aliud quidpiarn • agat.</text:p>
      <text:h text:style-name="Heading_20_2" text:outline-level="2">XXII.</text:h>
      <text:p text:style-name="P5"><text:span text:style-name="T9">Quandoquidem tum bisdie tum semel cibum astsurnentibus-<text:line-break/>repentinae mutationes laesiones et morbos invehunt. Et<text:line-break/>sune qui prandere non consueverunt, st prandeant, sta-<text:line-break/>tim instrrnos efstciunt et corpore graves et imbecilles<text:line-break/>ac desidiosas. Quod st praeterea caenavervit, acidum<text:line-break/>eructant, nonnullis etiam alvi liquida dejectio oboritur.<text:line-break/>Quum</text:span><text:span text:style-name="T3"> praeter </text:span><text:span text:style-name="T9">consuetudinem ventriculus pondere gra^<text:line-break/>vctur., restccari consuetus, non bis intumescere, neque bis<text:line-break/>cibos coquere.</text:span></text:p>
      <text:p text:style-name="P2"><text:span text:style-name="T3">Non solum quod lu repentinis consuetudinum muta-<text:line-break/>tionibus magnopere laedantur, verum etiam </text:span><text:span text:style-name="T9">'et</text:span><text:span text:style-name="T3"> quae laesi-</text:span></text:p>
      <text:p text:style-name="P197">enes fiant et quonam modo singulas emendare oporteat<text:line-break/>scribens, iu prolixitatem sermonem extendit; nam si dun-<text:line-break/>taxat, quod in repentinis consuetudinum mutationibus lae-<text:line-break/>dantur, ostenderet, sermo, illi totus, brevis foret. Prima<text:line-break/>igitur consuetudinis mutatio nunc exposita est, de pran-<text:line-break/>dere non assuetis, qui pransi aliquando fnnt. Ait enim<text:line-break/>tales et infirmos., et toto corpore graves fieri, imbecilles<text:line-break/>quoque et desidiosos. Haec autem ipsis accidunt, gravata<text:line-break/>ab alimento, tauquam a pondere, facultate, neque enim<text:line-break/>certe imbecilla ea redditur propria ratione, veluti in cibi<text:line-break/>penuria fieri consuevit. Ob eam igitur causam hic scr-<text:line-break/>moni adjecit, totum corpus gravari iis, qui bis cibali<text:line-break/>sunt, eosque fieri, desidiosiores. Verum in assuetis pran-<text:line-break/>dere et non pransis, imbecillitatem quidem virium scripsit,<text:line-break/>scd gravitatem, non adscripsit. Nam per sc vires in ejus-<text:line-break/>modi mutationibus imbecilles evadunt. Praeterea quum<text:line-break/>desidiosos fieri in praesenti victus mutatione asserat,, in</text:p>
      <text:p text:style-name="P4"><text:span text:style-name="T3">contraria timidos esse dixit, velut'si opus omne perosus<text:line-break/></text:span><text:span text:style-name="T8">ac </text:span><text:span text:style-name="T3">opus aggredi veritos diceret. </text:span><text:span text:style-name="T9">Sic’</text:span><text:span text:style-name="T3"> enim sc vere res<text:line-break/>habet. Atque- quum ita fe habeant, virium imbecillitatem-<text:line-break/>fentiunt, atque ob id eas, quas ante promptius obibant,<text:line-break/>obire non audent actiones. Quin etiam et-iis qui par-<text:line-break/>eius cibantur vifcera rideri pendere ait, eosque tum calla-'<text:line-break/>dum tum viride rneiere. Calidum., quidem inquiens; id est ,<text:line-break/>solito calidius; viride vero juxta morem quendam Asiati-<text:line-break/>corum Graecorum, qui et nunc observatur; pallidos enim<text:line-break/>quosdam videntes, causam cur, ita virides facti sunt, inter-<text:line-break/>rogant, viride et pallidum nihil • differre existimantes,<text:line-break/>conspectumque quendam sc ipfo viridiorem dicunt, palli-<text:line-break/>diorem ita significantes. Est autem' color-pallidus revera<text:line-break/>talis, qualis ignis et ochrae vocatae, </text:span><text:span text:style-name="T17">ώχρας, </text:span><text:span text:style-name="T3">cujus nomi-<text:line-break/>nrs prima syllaba acuitur. Fitque talis color permixta<text:line-break/>aquoso excremento pallida et amara et, flava appellata<text:line-break/>bile. Quantum enim flavus color a rubro in albiorem</text:span></text:p>
      <text:p text:style-name="P4"><text:span text:style-name="T3">secedit, tantum a flavo pallidus. Scripsit autem et alia<text:line-break/>quaedam symptomata, quae ita affectis fiunt, de quibus<text:line-break/>quum ad propriam, enarrationem pervenerimus,, agemus.<text:line-break/>Nunc autem praefentem textum absolvamus. Quae in<text:line-break/>non assuetis prandere contingere ait, iis adhuc et hoc<text:line-break/>adjecit." </text:span><text:span text:style-name="T9">st autem supercoenaverint, acidum eructant.<text:line-break/></text:span><text:span text:style-name="T3">Quod autem ructus acidi fiant et propter ventriculi frigi-<text:line-break/>ditatem et propter pituitam saepius in eo acervatam et<text:line-break/>propter ciborum multitudinem, aut etiam si moderati qui-<text:line-break/>dem sint, potestate tamen frigidorum, didicimus. Omnium<text:line-break/>autem praedictorum commune est, calorem ventris infi-.<text:line-break/>tum vinci a cibis, non eos vincere, neque superare, neque<text:line-break/>probe conficere, posse, ut fi modicae flammae lignorum<text:line-break/>multitudinem superacervaveris,; aut et citra multitudinem<text:line-break/>tum viridia tum , humida superposueris. Quibusdam , ita<text:line-break/>cibatis diarrhoeam, hoc est liquidam dejectionem fieri<text:line-break/>ait. Verum. multis in exemplaribus non dejectionem li-<text:line-break/>quidam scriptam' invenies, fed inquietudinem, ut videlicet</text:span></text:p>
      <text:p text:style-name="P255">jactationem intelligamus corporis ita cibati, ut. alimenti<text:line-break/>copia jactetur molesteque iu 'lecto jaceat et scsc permu-<text:line-break/>tet. At circa textus finem concoctionem elixationi simi-<text:line-break/>lem esse oportere manifeste oflendit, tanquarn quae a ca-<text:line-break/>lido fiat, non sicco squalentique, quale febrium est, fed.<text:line-break/>humido et vaporoso, quale lu animalibus secundum natu-<text:line-break/>ram existit.</text:p>
      <text:h text:style-name="Heading_20_2" text:outline-level="2">XXII<text:span text:style-name="T57">I</text:span>.</text:h>
      <text:p text:style-name="P5"><text:span text:style-name="T38">I</text:span><text:span text:style-name="T9">is igitur auxiliatur aequabilem mutationem rependere.<text:line-break/>Dormire siquidem oportet, tanquarn noctem a coena<text:line-break/>agentes, hieme quidem citra frigus, aestate vero citra,<text:line-break/>calorem. Quod st dormire nequeant, ubi multam lefi-<text:line-break/>tamque ambulatiunculam oberraverint non stnndo., nihil<text:line-break/>coenent, aut pauca ei innoxia, minus praeterea neque<text:line-break/>aquosum bibant. Is praeterea etiam magis aspicietur,<text:line-break/>fi ter die ad satietatem cibum acceperit, ac etiamnurn</text:span></text:p>
      <text:p text:style-name="P269">magis, st saepius; quanquam multi sunt sune , qui ter<text:line-break/>die copiosum cibum sucile ferunt, quod ita astsueti stnt.</text:p>
      <text:p text:style-name="P2"><text:span text:style-name="T3">Haec nunc referre non erat necessarium. Nam do-<text:line-break/>cere proposuerat repentinas consuetudinum mutationes nos<text:line-break/>laedere, non autem quomodo tales laesiones curare, opor-<text:line-break/>teat. Verum quoniam ipsi hoc agere visum est, nos qno-<text:line-break/>que quae scripsit persequamur. Maxime quidem dormire<text:line-break/>ipsos plurimum jubet, et si dormire nequeant, multae ac<text:line-break/>lentae ambulationis circuitum conficere, nt quam plurimi -<text:line-break/>interpretes ajunt, post coenam, verum ut eorum quae di-,<text:line-break/>cuntur sensus praecipit, post prandium. Nam oratio haec:<text:line-break/></text:span><text:span text:style-name="T9">tanquarn noctem agant,</text:span><text:span text:style-name="T3"> de somnio meridiano, non de no-<text:line-break/>cturno dici expostulat. Enimvero, quod continuata est<text:line-break/>scriptum serie, ubi inquit i </text:span><text:span text:style-name="T9">St vero dormire nequeant, ubi<text:line-break/>multam lentamque ambulationem non stando consecerint,<text:line-break/>nihil coenent</text:span><text:span text:style-name="T3"> aut </text:span><text:span text:style-name="T9">pauca,</text:span><text:span text:style-name="T3"> testatur </text:span><text:span text:style-name="T9">Hippocratem</text:span><text:span text:style-name="T3"> velle eos a<text:line-break/>prandio dormire.. Duorum igitur alterum, aut emendanda</text:span></text:p>
      <text:p text:style-name="P4"><text:span text:style-name="T3">est tanquarn erronea fcriptio, atque ita scribendum </text:span><text:span text:style-name="T9">• D°</text:span><text:span text:style-name="T16">r</text:span><text:span text:style-name="T9">~<text:line-break/>mire siquidem eos oportet post prandium, tanquarn noctem<text:line-break/>agant, hieme quidem citra frigus, aestate-</text:span><text:span text:style-name="T3"> vero, </text:span><text:span text:style-name="T9">citra calo-<text:line-break/>rem.</text:span><text:span text:style-name="T3"> Vel si servare volumus orationem hanc </text:span><text:span text:style-name="T9">a caena,<text:line-break/></text:span><text:span text:style-name="T3">sic intelligenda est dictio, dormire siquidem eos oportet,<text:line-break/>ut a coena ante dormiebant, sic et nunc post prandium<text:line-break/>tanquarn noctem agant. Quod autem velit Hippocrates<text:line-break/>eos aut nihil omnino, aut parce et leviter coenare, sen-<text:line-break/>sus est manifestus. Ventrem enim vult requiescere labo-<text:line-break/>reque, quo gravatus afficiebatur, levari, quod praeter con-<text:line-break/>suetudinem pransus homo fuerat. Hinc sequens est et<text:line-break/>minus bibere, sed non aquosum. Etenim fluctuationem,<text:line-break/>hnmiditatem et refrigerationem vitare oportet,; ubi a ci-<text:line-break/>borum multitudine venter- gravatus fuerit. Potum autem,<text:line-break/>qui exhibetur, non aquosum esse </text:span><text:span text:style-name="T9">convenit,</text:span><text:span text:style-name="T3"> sed qui ven-<text:line-break/>trem facultate tum calefaciat tum roboret. Caetera quae<text:line-break/>textu continuantur sunt manifesta, ,</text:span></text:p>
      <text:h text:style-name="P188" text:outline-level="2">XXIV.</text:h>
      <text:p text:style-name="P262">Quin etiam qui llis die cibum sumere consueverunt, ii nisi<text:line-break/>pransi suerint, imbecilles ac instrmi .sunt et ad quodcun-<text:line-break/>que opus timidi et cor dolentes. Iis enim viscera pen-<text:line-break/>dere videntur, calidum meiunt et cum virore pallidum<text:line-break/>stercusque exuritur. Quibusdam etiam os amarescit,<text:line-break/>oeuli cavantur, tempora palpitant et extrema perfrige-<text:line-break/>rantur.</text:p>
      <text:p text:style-name="P199">Caetera quidem hujus textus eorum collatione, quae<text:line-break/>praeter consuetudinem pransis accidere protulit, explica-<text:line-break/>vimus, sed de- reliquis nunc dicam. Stercus ipsorum, hoc<text:line-break/>est dejectionem, exuri profert, a calore Ici licet assatam.<text:line-break/>Aridius etenim fit coipus igneumque magis iis, qui con-<text:line-break/>suetum relinquunt prandium. ‘Nonnullis et os amarescere<text:line-break/>ait (funt verbthi natura thiliosicres) bisque concavi fiunt<text:line-break/>oculi et ab eadem qua dejectio aduritur causa siccescunt.</text:p>
      <text:p text:style-name="P4"><text:span text:style-name="T3">At in biliosis naturis ob innati caloris in igneum digres-<text:line-break/>sionem etiam tempora palpitant, hoc est temporum arte-<text:line-break/>riae evidenter pulsant. Praeterea corporis extrema frigi-<text:line-break/>diora sunt, quod venter bilioso sero repletus fit, cujus<text:line-break/>monsu atque molestia affectus Vires dissolvit corporisque<text:line-break/>extrema perfrigerat.</text:span></text:p>
      <text:h text:style-name="Heading_20_2" text:outline-level="2">XXV<text:span text:style-name="T20">.</text:span></text:h>
      <text:p text:style-name="P5"><text:span text:style-name="T9">Ac plurimi quidem impransi coenam edere nequeunt, coe-<text:line-break/>natt vero</text:span><text:span text:style-name="T3"> ventriculum </text:span><text:span text:style-name="T9">gravant multoque difficilius in<text:line-break/>lecto decumbunt quam st prius etiam prarist suijscnt.</text:span></text:p>
      <text:p text:style-name="P121"><text:span text:style-name="T3">Biliosi natura amarulenti, praeter,.consuetudinem im-<text:line-break/>pransi manentes cibos aversantur, ventriculo ipsis male<text:line-break/>affecto. Verum qui coacti cibum sumpserint, ®t gravantur<text:line-break/>et ob id difficile in lecto decumbunt,- nt ipfe, protulit,<text:line-break/>quod idem est ac male ipsos habentes lu lecto perma-<text:line-break/>nere.<text:tab/>-r. .<text:tab/><text:tab/><text:tab/> </text:span><text:span text:style-name="T24">t</text:span><text:span text:style-name="T9"> •rr-tsu</text:span><text:span text:style-name="T3"> . ii •</text:span></text:p>
      <text:h text:style-name="P188" text:outline-level="2">XXVI.</text:h>
      <text:p text:style-name="P265">Quum r. igitur talia haed ob dimidiatae diei victus a con-<text:line-break/>suetudine mutationem sanis contingant, neque apponere<text:line-break/>-quicqitam, neque detrahere commodum este videtur.</text:p>
      <text:p text:style-name="P122"><text:span text:style-name="T3">Rursus autem in eorum explicatione, quae bene va-<text:line-break/>lentibus oboriuntur, iis nimirum qui derepente consuetu-<text:line-break/>dinem permutarunt, sermonis summam inseruit, cujus<text:line-break/>gratia omnia haec exponit, quae sanis contingunt. Nam<text:line-break/>ut constat, si bene valentibus vicius dimidiati diri permu-<text:line-break/>tatio adeo molesta sit, quomodo haec non admodum ae-<text:line-break/>grotantibus molesta erit? deinde rursus adi explicationem<text:line-break/>eorum, quae sanis accidunt; revertitur lu fequenti textu,<text:line-break/>qui ita, habet:<text:tab/>-<text:tab/>.</text:span></text:p>
      <text:h text:style-name="Heading_20_2" text:outline-level="2">XXVII.</text:h>
      <text:p text:style-name="P265">Qui. igitur praeter consuetudinem semel cibum acceperit<text:line-break/>et toto; Aia evacuatis dastf- quantum consuevit coena-</text:p>
      <text:p text:style-name="P263">verit, st tunc impransus dolaerit ac aegrotaverit, atque<text:line-break/>coenntus tum gravatus, saeritf, inulto -magis eum gravari<text:line-break/>par, esu QuoA se eseamfiurnilongiare tempore evacua-<text:line-break/>tu vasisrevenite post caenaverit, magis adhuc grava-<text:line-break/>bitur.</text:p>
      <text:p text:style-name="P2"><text:span text:style-name="T3">Quod docet hujusmodi, esu Si qui praeter consue-<text:line-break/>tudinem .impransus manens minus consueto coenaverit,<text:line-break/>nocte gravetur; multoi magis gravabitur qui folito plura<text:line-break/>est coenatus. Qui autem plusculo tempore exinanitis va--<text:line-break/>sis: repente, rcoenaverit magis adhuc gravabitur. Nam qui<text:line-break/>impransi'praetetr consuetnilinem morantur, horum alii'ad<text:line-break/>minus temporis inediam prutendnnt, alii' ad longius, inter-<text:line-break/>vallum, hos igitur gravari adhuc magis pronunciat. ;, i« ;</text:span></text:p>
      <text:h text:style-name="Heading_20_2" text:outline-level="2">XXVI<text:span text:style-name="T45">II.</text:span></text:h>
      <text:p text:style-name="P5"><text:span text:style-name="T9">Cui igitujr praeter consuetudinem vasu evacuata surit, ej.<text:line-break/>hunc diem stc rependere consurt, citra frigus, calorem ~</text:span></text:p>
      <text:p text:style-name="P4"><text:span text:style-name="T9">et laborem. Haec enim omnin graviter tulerit. Et<text:line-break/>aoenarn quam consuevit multo p ardor em Jaciat eamque<text:line-break/>non siccam, fed quodammodo. humentiorem, postea bibat<text:line-break/>neque aquosum neque minus quam pro cibi ratione,<text:line-break/>posteroque die pauca prandeat, quo aceejstone suctu ad<text:line-break/>consuetudinem redeat.</text:span></text:p>
      <text:p text:style-name="P2"><text:span text:style-name="T3">Quemadmodum praeter, consuetudinem impransorum<text:line-break/>laesionem emendavit, sic et unico in die pastu praeter<text:line-break/>consuetudinem male affectos ivalt in'primis tum calorem<text:line-break/>tum frigus tum labores fugere, haec enim omnia moleste<text:line-break/>ferri ait. Praetereaque pauciore coena quam consueve-<text:line-break/>rint ipsus uti imperat, quanquam plerique maxime con-<text:line-break/>trarium agunt. Nam prandere ob negocium aliquod pro-<text:line-break/>hibiti volunt in coena omissum in prandio alimentum<text:line-break/>assumere, haud scientes quod eget quidem vere corpus<text:line-break/>omisso alimento, sest ipsum, conficere </text:span><text:span text:style-name="T9">non</text:span><text:span text:style-name="T3"> potest ventricu-</text:span></text:p>
      <text:p text:style-name="P4"><text:span text:style-name="T3">lus ob 'longiorem inediam'laesus. Quin etiam Hippocra-<text:line-break/>tes, ut alimenti minus</text:span><text:span text:style-name="T13">1</text:span><text:span text:style-name="T3"> imperat exhiberi, ita et humidius.<text:line-break/>Id enim exiccatis tum ventri tum corpori univerfo pecu-<text:line-break/>liare remedium erit.- Roborare praeterea et ventrem ipso-<text:line-break/>rum jubet vini potu, neque dilutum neque minus quam<text:line-break/>cibi proportio exigit potandum praecipiens. Dilutum<text:line-break/>enim ventris robur exolvit, minus vero ventri arefacto<text:line-break/>incommodum existit. Postero etiam die ita .aesiim victui<text:line-break/>prospicere jubet, qui cibum ccnfueto parciorem assumpsit,,<text:line-break/>ut </text:span><text:span text:style-name="T9">ex accessu, hoc est paulatim,</text:span><text:span text:style-name="T3"> in pristinam redeat con-'<text:line-break/>fuetudinern.</text:span></text:p>
      <text:h text:style-name="Heading_20_2" text:outline-level="2">XXIX.</text:h>
      <text:p text:style-name="P123"><text:span text:style-name="T9">Ista tamen eorum quidam molestius certa ferunt, sursum<text:line-break/>picro</text:span><text:span text:style-name="T39">choli.</text:span></text:p>
      <text:p text:style-name="P199">Jam et ego paulo ante dixi biliosos repentinam a</text:p>
      <text:p text:style-name="P4"><text:span text:style-name="T3">victu ad inediam digressionem pituitosis difficilius ferre.<text:line-break/>Bilescit enixi celerius his totus tum corporis tum, ventris<text:line-break/>habitus. i i‘Cur autem non simpliciter dixit </text:span><text:span text:style-name="T9">' picrocholi,</text:span><text:span text:style-name="T3"> scd<text:line-break/></text:span><text:span text:style-name="T9">sursum</text:span><text:span text:style-name="T3"> addidit?- quod quum flava bilis, quam sane et pal-<text:line-break/>lidam efc; amaram nominant;, superiori supernatat ventri-<text:line-break/>culo, jure'optimo, tales parte superiore picrocholos dici-<text:line-break/>mus,, quum veiuoper sedem demittitur, deorsum picrocho-<text:line-break/>los asierimUs;:'</text:span><text:span text:style-name="T13">z</text:span><text:span text:style-name="T3">Paulo•siquidem rhetori, toto corporis ha-<text:line-break/>bitu pituitoso, diebus singulis .supernatabat flava bilis pri-<text:line-break/>marnque ipfanxivomebat a lavacro non paucam,; Eudemo<text:line-break/>autem philosopho, temperamento bilioso exi flenti, per fe-<text:line-break/>llem deorsum ferebatur, raroque is bilem vomebat palli-<text:line-break/>dam. Erant autem ut Paulo excrementa quae bilis exi-<text:line-break/>guum habebant,'ita et Eudemo quae plurimum. Qui,igni<text:line-break/>tnr praeter:-consuetudinem prandium reliquerunt, si et<text:line-break/>loto corporis: habitu et superiore ventre picroclioli sue-,<text:line-break/>fint, his accidere necessarium est quaecunque paulo ante</text:span></text:p>
      <text:p text:style-name="P3"><text:span text:style-name="T3">praedixitc omnia. At qui ventre duntaxatefuperiore pi-<text:line-break/>crocholi existunt, his tolerantiae' difficultas similiter: con-i<text:line-break/>tinget, fed ex reliquis symptomatis alia quissem prorsus<text:line-break/>non erunt, alia vero moderatiora. Praedixit .autem eos<text:line-break/>qui. praeter consuetudinem prandium, omittunt,. timidos<text:line-break/>ad quod vis opus fieri; cardialgiis .affici;-pendentia videri<text:line-break/>' ipsis viscera, calidum et viride merere exuriqne stercus,<text:line-break/>quibusdam eorum - et os amarescere, oculos cavari, tem-<text:line-break/>pora palpitarenet extrema perfrigerari. Sed horum alia<text:line-break/>tuto habitu picrocholis magis accidunt,, alia autem supe-<text:line-break/>riore duntaxat ventre-biliosis. Atque oh id ad.functiones<text:line-break/>timiditas, extremorum, perfrictio, mictus calidlis,viridisque,<text:line-break/>dejectionum adustio; cavatio oculorum et. temporum sal-<text:line-break/>tus, toto habitu picrocholis evenluntauJ.-Utrisque autem<text:line-break/>pendentium, viscerum opinio et oris amaritudo. Nam ob<text:line-break/>insuetam inediam sufpensa percipiunt viscera; verum-ob</text:span></text:p>
      <text:p text:style-name="P4"><text:span text:style-name="T3">bilis exuperantiam os amarescit </text:span><text:span text:style-name="T9">'toto</text:span><text:span text:style-name="T3"> corpore 'picrocholis,<text:line-break/>non quod affectio in ore magis fiat, sed quod ipsam sen-<text:line-break/>tiendi partem natura fecerit., quae speciem humorum di-<text:line-break/>gnosceret. Venter autemnragis quidem iis exuritur, qui-<text:line-break/>bus ex hepate lu eum bilis effusa supernatat si minus au-<text:line-break/>tem quibus deorsum subit. • Natu his quidem intestinum<text:line-break/>proritat ad- excreticneni,' illis’ vero stomaclium nuordet.<text:line-break/>Ob eam rem Eudemtis diebus singulis bis et‘interdum-ler<text:line-break/>dejiciebat. </text:span><text:span text:style-name="T13">1</text:span><text:span text:style-name="T3"> Paulus autem interdum nihil'prorsus excer--<text:line-break/>nebat. </text:span><text:span text:style-name="T13">a:</text:span><text:span text:style-name="T3">hKsi enim intestina a mordente aliquo irritaren-<text:line-break/>turvel Cepinso exereinento 'gravarentur, excretionis prom—<text:line-break/>ptitusiluem </text:span><text:span text:style-name="T17">ηθ'η' </text:span><text:span text:style-name="T3">acciperental Neutruhfauterfi hdrum' im-<text:line-break/>pransis contingit, neque enim mordentur intestina, bile in<text:line-break/>osafcendente;non illa mordente vexanteque, neque gra—</text:span><text:span text:style-name="T13">L<text:line-break/></text:span><text:span text:style-name="T3">vitas hr&amp; fis qui nullo'</text:span><text:span text:style-name="T13">:</text:span><text:span text:style-name="T3">pactti comederunt. </text:span><text:span text:style-name="T13">?ri!!</text:span><text:span text:style-name="T3"> '*</text:span></text:p>
      <text:p text:style-name="P124"><text:span text:style-name="T3">'i<text:tab/>J ,- ,iu.<text:tab/>..fi,; n rtinilid</text:span></text:p>
      <text:p text:style-name="P125"><text:span text:style-name="T3">• miiij iiij ' -Boj. iagxps’ &lt; suui - ni ••<text:tab/>•' I</text:span></text:p>
      <text:p text:style-name="P1"><text:span text:style-name="T3">Non </text:span><text:span text:style-name="T9">consuetam autem cibi abstinentiam sudlius omnino</text:span></text:p>
      <text:p text:style-name="P126"><text:span text:style-name="T9">ferunt, qui superioribus</text:span><text:span text:style-name="T3"> partibus </text:span><text:span text:style-name="T9">pituitosi sunt, . Quare<text:line-break/>ajsumptum praeter consuetudinem semel die cibum hi<text:line-break/>facilius etiam tulerint.</text:span><text:span text:style-name="T3"> alroqss ,<text:tab/>.<text:tab/>.,</text:span></text:p>
      <text:p text:style-name="P2"><text:span text:style-name="T3">Prius quidem parte superiore picrocholos assumptum<text:line-break/>semel die cibum, difficilius tolerare dixit, ntnic, autem ad<text:line-break/>pituitosos digressus pro unico cibatu prius inediae memi-<text:line-break/>nit, ex re habente manifestiorem laesionem, ad minus lae-<text:line-break/>dentem translationem ex proportione faci.ens. Nam si<text:line-break/>magis quidem laedi eos, qui cibo abstinentes totum diem<text:line-break/></text:span><text:span text:style-name="T9">praeter</text:span><text:span text:style-name="T3"> consuetudinem traduxerunt, consentaneum sit, mi-<text:line-break/>nus autem prandium deserentes et pituitosi picrocholis<text:line-break/>cibatum die unicum facilius ferant, quod sane et inediam<text:line-break/>facilius ferant perspicuum esu Causa autem cur pitui-<text:line-break/>tosi facilius cibatum die unicum ferant, ex iis quaemn-<text:line-break/>tea de biliosis dicta sunt evadit conspicua. Nam bilis<text:line-break/>humor in ipsis inediis amarior redditur, pituitae vero<text:line-break/>humor temporis processu coctus sanguis efficitur, neutra •</text:span></text:p>
      <text:p text:style-name="P4"><text:span text:style-name="T3">bile in sanguinis substantiam redire valente, quandoquidem<text:line-break/>ex sanguine quidem in se plus calefacto flava bilis pro-<text:line-break/>creatur, ex eodem vero assato, vel etiam ex crasso fan-<text:line-break/>guine, atra. Pituitae autem generatio in pituitosis edu-<text:line-break/>liis fanguinem perpetuo antecedit, atque generatione ipsius<text:line-break/>media cibirin: sanguinem commutantur. Neque hoc •de-<text:line-break/>terioribus tantum cibis contingit, verum et quibusdam<text:line-break/>eorum;, qui salubres admodum esse videntur;, ut pani, ha-<text:line-break/>licae, siligini. Ego sane'eam, quae mihi optima esse </text:span><text:span text:style-name="T9">vi-<text:line-break/>detur,</text:span><text:span text:style-name="T3"> enarravi descriptionem. Etenim quod in ea doee-<text:line-break/>tur, per se verum , est atque antecedentibus conscntaueum,<text:line-break/>qui optimae explicationis sunt scopi. Non tamen in,<text:line-break/>exemplaribus omnibus consimilem invenies defcriptlonem,<text:line-break/>sed in aliis et aliis pugnantem.' Verum aliter lu libris<text:line-break/>fere omnibus reperitur dictio'haec inscripta, falsc sermone<text:line-break/>redsiito nullamque praedictis consequentiam servante. •</text:span></text:p>
      <text:h text:style-name="P188" text:outline-level="2">XXXI.</text:h>
      <text:p text:style-name="P1"><text:span text:style-name="T9">Sutis igitur -idoneum et hac argumentum quod earum<text:line-break/></text:span><text:span text:style-name="T3">-equae </text:span><text:span text:style-name="T9">fiirca naturam. nostranf liabitumque •jdaniingunt<text:line-break/>• maximae mutationes maxime , morbos efficiunt, o ,</text:span></text:p>
      <text:p text:style-name="P127"><text:span text:style-name="T3">, ..' J i<text:tab/></text:span><text:span text:style-name="T9">A </text:span><text:span text:style-name="T19">Γ </text:span><text:span text:style-name="T9">•</text:span><text:span text:style-name="T3"><text:tab/>is</text:span></text:p>
      <text:p text:style-name="P199">Multa quidem apud Hippocratem naturae nomen<text:line-break/>significat, sed ,hoc lu loco temperamentum, significari quis-<text:line-break/>piain existimaverit, veluti et partium ipsatum structuram<text:line-break/>habitum appellari, qua in structura continetur et bilis ad<text:line-break/>partes superiores fluctuatio . et ad inferiores i dejectio et<text:line-break/>viscerum, tum suspensio: tum stabilitas. Nam quum ven-<text:line-break/>ter natura magnus existit, viscera stabilit,' etiamsi venter<text:line-break/>cibis ‘vacuus fuerit. Verum .quum parvtfs est', cibis qui-<text:line-break/>dem , nepletusb fulcit, • vacuatus - vero subsidentia relinquit,<text:line-break/>hinc feusnstiest ipsis suspensa ssse viscera.' Quini autem<text:line-break/>quibusdam ..Bilis flava fursum fluctuet ante dictum est,<text:line-break/>meaturipsam; ex hepate, ad ventris . duodenum deferente,<text:line-break/>structuram differentem habente; Nam interdum quibus-</text:p>
      <text:p text:style-name="P128"><text:span text:style-name="T3">dam portio aliqna ab-ipfir. ad ventrem procedit. His qui-<text:line-break/>detn.sirpertjatat biliosuur.feserementum,,caeleris vero de-,<text:line-break/>orstim omnino voluitur.... oup-; ,<text:tab/>•oiu.afa</text:span></text:p>
      <text:p text:style-name="P129"><text:span text:style-name="T3"><text:tab/>r.\..i<text:tab/><text:tab/><text:tab/> -<text:tab/>i .<text:tab/>-<text:tab/>.</text:span><text:span text:style-name="T17">Λ.</text:span></text:p>
      <text:p text:style-name="P130"><text:span text:style-name="T3">-:t audjmno </text:span><text:span text:style-name="T9">r' ‘ iivr.</text:span><text:span text:style-name="T3"> XXXII. •<text:tab/></text:span><text:span text:style-name="T23">(</text:span><text:span text:style-name="T3">li! i - ,q</text:span></text:p>
      <text:p text:style-name="P131"><text:span text:style-name="T3">Neque- </text:span><text:span text:style-name="T9">sane- lntempestivas neqim v.ebementiststmas vastorum<text:line-break/></text:span><text:span text:style-name="T22">vacuatlvn.es </text:span><text:span text:style-name="T9">moliri; sus. r^est, ] neque vigentibus morbis et<text:line-break/>•x .tnr.instafnjnmitione; 'consistentibus- cibos exhibere, neque<text:line-break/>.. derepente huc auk, illuc;sin toto negocio ’ quicquam mu-<text:line-break/>- dar-e licet.</text:span><text:span text:style-name="T19">ά </text:span><text:span text:style-name="T9">. •</text:span><text:span text:style-name="T3"><text:tab/>rii.-.'.. , ,<text:tab/>•• Jr;,.. </text:span><text:span text:style-name="T17">, </text:span><text:span text:style-name="T3">v, -</text:span></text:p>
      <text:p text:style-name="P1"><text:span text:style-name="T3">- n; Dictio haec praeter ordinem scripta est. Copulari<text:line-break/>siquidem ipsam oportebat cum ea,, quae ante scripta est,<text:line-break/>ut fofa,loralio talis, esset. </text:span><text:span text:style-name="T9">Talia vero rmolestms ferunt<text:line-break/>qfii parte supertqre picrocholi existunt. At non asuuetam<text:line-break/>ejbj abstinentiam facMime ornuino serunt, qui parte supe~<text:line-break/>riore sunt pituitosi,,,</text:span><text:span text:style-name="T3"> quo sit m </text:span><text:span text:style-name="T9">unicarn die cibationem in~<text:line-break/>suetam sucilius etiam ferant, suo a igitur intempestive</text:span></text:p>
      <text:p text:style-name="P4"><text:span text:style-name="T9">neque vehementas "istisarum vncitatiories moliri, neque quum</text:span><text:span text:style-name="T16">1<text:line-break/></text:span><text:span text:style-name="T9">morbi vigent et 'cum inflammatione sunt, cibum dare U-'<text:line-break/>cet.</text:span><text:span text:style-name="T3"> Nam peracto sermone, quo magnas victus mutatio-:<text:line-break/>nes prodidit, sanos ipsos, non.modo aegrotantes, laedere,<text:line-break/>jure intulit, cujus gratia mentionem de his omnibus fe-<text:line-break/>eit, inquiens: nbii figitur </text:span><text:span text:style-name="T9">intempestivas, neque vehementes<text:line-break/>vasorum vaeuationei moliri Ancetr</text:span><text:span text:style-name="T3"> Qiianquam autem ’et<text:line-break/>institutum retiam tperr relata, fatis' demonstravit, videtur<text:line-break/>tamen et ad alterum trahsire Termonem, qui liaec com-<text:line-break/>monstret, ex abundanti testimoniis usus. Principium igi-<text:line-break/>tur sequentis sermonis jure censetur hic textus. </text:span><text:span text:style-name="T9">Satis<text:line-break/>idoneum sane et hoc argumentum, quod maximae muta-<text:line-break/>tiones eorum, quae circa nattitdm ' nostram habitumque<text:line-break/>contingunt-,, -maxime morbos concitant,'</text:span><text:span text:style-name="T3"> Cui quidem bra-<text:line-break/>tioni continua fuerit; quae ita sequitur : </text:span><text:span text:style-name="T9">Multa autem bii<text:line-break/>cognata eoritm, sonae ventri contingunt, atque alia quis<text:line-break/>retulerit.</text:span><text:span text:style-name="T3"> Textum Ia ne hunc sum explicaturus,' sed nunc<text:line-break/>ad praesentem revertar, qui hunc senfum habet. Non</text:span></text:p>
      <text:p text:style-name="P132"><text:span text:style-name="T3">intempestive, neque vehementer fame necare, neque in<text:line-break/>. morborum vigore victum </text:span><text:span text:style-name="T9">ex.</text:span><text:span text:style-name="T3"> inedia ad cibi oblationem<text:line-break/>permutare licet, quemadmodum neque derepente ad con-<text:line-break/>trarium. Ex quibus scilicet sequitur, talem instituendam<text:line-break/>rictus rationem, qualem is praecepit. Summa autem ho-<text:line-break/>rum est, declinandas esse repentinas ad coutraria permu-<text:line-break/>tationes.<text:tab/>" t<text:tab/>• '</text:span></text:p>
      <text:h text:style-name="Heading_20_2" text:outline-level="2">XXXIlI.</text:h>
      <text:p text:style-name="P1"><text:span text:style-name="T9">Multa vero eorum, quae ad ventrem spectant, atque alia<text:line-break/>'r- his cognata referre quis pofstt, quod quidem cibos, qui-<text:line-break/>bus astsueverunt, sucile ferant, etiamsi natura non boni<text:line-break/>stnt, eodem modo et potus. Moleste autem serunt ci-<text:line-break/>bos, quibus non ajsueti sunt, quamvis mali non stnt,<text:line-break/>consimili modo, et potus.</text:span></text:p>
      <text:p text:style-name="P199">Quae similia et ut quispiam dixerit vehementer co-<text:line-break/>gnata sunt, ea fraterna vocare ipsi consuetum est, quod •<text:line-break/>congenerurn et consanguineorum tum familiarissimi tum</text:p>
      <text:p text:style-name="P197">genere omnium junctissimi sint fratres. Etenim propin-<text:line-break/>quitates caeterae his posteriores funt, ut avunculi, amitae,<text:line-break/>consobrini et consobrinae et quae hujus generis sunt alia.<text:line-break/>Caetera dictionis clara sunt, quum is demonstret sermo-<text:line-break/>nem eundem, quem ab initio demonstravit, cujus summa<text:line-break/>est, maxima quidem posse confuetudines, repentinas vero<text:line-break/>mutationes corpora non parum laedere.</text:p>
      <text:h text:style-name="Heading_20_2" text:outline-level="2">XXXIV.</text:h>
      <text:p text:style-name="P5"><text:span text:style-name="T3">Et </text:span><text:span text:style-name="T9">quaecunque multus quidem carnis esus praeter consue-<text:line-break/></text:span><text:span text:style-name="T3">tudinem </text:span><text:span text:style-name="T9">astsumptifs facit, aut allia, aut&gt; laser, aut ejus<text:line-break/>succus, aut caulis, aut ejusmodi-alia insignibus praedita<text:line-break/>facultatibus propriis, minus utique miretur quis, si quae sunt<text:line-break/>ejusmodi, dolores ventriculis quam alia magis inducant.<text:line-break/>At jure miraberis, st didiceris quantam maza' et turba-<text:line-break/>tionem et tumorem et statum et tormina ventri ascerat<text:line-break/>praeter morem comesta ab eo, qui pane vesci solet, aut '<text:line-break/>qtialem ' panis gravitatem et tensionem ventris mazam,,<text:line-break/>edere salito, vel qualem panis ipse calidus devoratus.</text:span></text:p>
      <text:p text:style-name="P4"><text:span text:style-name="T9">sttim inducat et repentinam plethoram, tum quod exic-<text:line-break/>cat, tutn quod turdesiesueriddt.r' £.t quarn diversas inter<text:line-break/>se affectiones efficiant. 'puriststtni eansasuneiisee panes in<text:line-break/>ciba' praeter consuetudinem'</text:span><text:span text:style-name="T19">α</text:span><text:span text:style-name="T9">sumpti, itemque 'maza<text:line-break/>pYaeter- morem -arida aut humida aut lentati et quale<text:line-break/>quid polentae efstciant recentes non aspuetis, atiaeque Us<text:line-break/>qui rkcensubus ajsueti sunt ret nint potas di aquae pdtits<text:line-break/>prneter consuetiidinem in dppostta Aerapenta ' permutn-<text:line-break/>tuf et aquosum 'vinatn et meracum dserepinte praeter<text:line-break/>consuetudinem epo-iumi c lilud anim in superiore ventre<text:line-break/>humiditatern excremetititiarn- et in inferiore statum indu-<text:line-break/>cit, hoc -vero- speetabiliem venarum pulfirni , capitii ' gra-<text:line-break/>viiatern et sitim. ' Tam etiam vinum’ idbuiui et nigrum<text:line-break/>st. qdis 'praeter cansuetudtnam imrnutet, ettamst•</text:span><text:span text:style-name="T3"> anmoninofa<text:line-break/></text:span><text:span text:style-name="T9">suerint , muita tmmem in 'cbrpare alterdrint ,uiirt' minuit<text:line-break/>mirum ejse' quis dixariti 'dulce et vinosum uinum^ ubi<text:line-break/>repente permutata suerint , non idern gostsu. -</text:span></text:p>
      <text:p text:style-name="P198">. ..... .... : ..</text:p>
      <text:p text:style-name="P3"><text:span text:style-name="T3">Orationis totius sensu prius aperto, sic ad particula-<text:line-break/>res quae in ea sunt dictiones perveniemus. Orationis<text:line-break/>igitur totius sensus talis esu Victus mutationem in, eos,<text:line-break/>qui insigni praediti sunt facultate, .tum cibos tum potus,<text:line-break/>nemo qni laedentem corpora . viderit, admirabitur, verum<text:line-break/>eam mutationem quae fit neque sine laesione in cibaria<text:line-break/>facultatibus. parva jure quis admirabitur. Talis quidem<text:line-break/>est siermouis totius intelligentia. Sed ut particulatim di-<text:line-break/>carn, orationis totius principium meminit.ciborum haben-<text:line-break/>tium vehementem facultatem, nominatimque esus carnium,<text:line-break/>alliorum, laseris, succi ejusdem videlicet et caulis. Ete-<text:line-break/>nim laser totum vehementem habet facultatem sigillatim-<text:line-break/>que succus ipsius. et caulis. Verum haec quidem simpli-<text:line-break/>citer dixit. Sed . quum esus carnium meminit; adjecit hoc<text:line-break/>verbum, </text:span><text:span text:style-name="T9">multus,</text:span><text:span text:style-name="T3"> nam si magnam, habebit facultatem, com-<text:line-break/>moderatus vero non magnam.. Quae huic, succedit dictio,<text:line-break/>ad eos accedit cibos, qui perexigua constant facultate,<text:line-break/>mazam et panem, calidum vel frigidum, purum vel con-</text:span></text:p>
      <text:p text:style-name="P4"><text:span text:style-name="T3">fusaneum. Quod vero panem non purum confusaneum<text:line-break/>appellet, constat et ex ea, quae ad purum est oppositione.<text:line-break/>Panem hunc sane homines hujus, temporis cibarium ap-<text:line-break/>pellant, non separatu ex sese furfure, sed una cum pura<text:line-break/>'farina subacto. Post haec de polentarum disserentia men-<text:line-break/>tionem secit, recentesque vocavit potaenias, Ionum et<text:line-break/>antiquiorum voce. </text:span><text:span text:style-name="T9">Memoravit</text:span><text:span text:style-name="T3"> et vini et aquae potatio-<text:line-break/>nes praeter consuetudinem immutatas, meraciorem item<text:line-break/>et dilutiorem potum, quibus adjecit dilutius vinum in<text:line-break/>ventre superiore* excremeutitiam humilitatem facere, hoc<text:line-break/>est pravum humorem; ac infirmitatem flatumque in infe-<text:line-break/>riore; Meracum vero afpectabilem temporum pulsum,<text:line-break/>capitis gravitatem et sitim, idqpe calore haec efficit,, di-<text:line-break/>lutum autem contraria, tum humiditate tum frigore. Men-<text:line-break/>tionem quoque et de vinorum ipsiorum differentia fecit,<text:line-break/>ex his omnibus colligens universum ab initio ipsi propo-<text:line-break/>situm, omnem consuetudinis permutationem derepente<text:line-break/>factam non parvam corpori laesionem efficere.</text:span></text:p>
      <text:p text:style-name="P3"><text:span text:style-name="T17">' </text:span><text:span text:style-name="T3">r-</text:span><text:span text:style-name="T13">:</text:span><text:span text:style-name="T3">' XXXV.</text:span></text:p>
      <text:p text:style-name="P5"><text:span text:style-name="T3">At fane </text:span><text:span text:style-name="T9">pars haec</text:span><text:span text:style-name="T3"> operis </text:span><text:span text:style-name="T9">contraria quadam ratione astru-<text:line-break/>enda est, quod his</text:span><text:span text:style-name="T3"> sanis </text:span><text:span text:style-name="T9">victus mutatio facta stt, cor-<text:line-break/>pore neque ad robur, ut cibos adjicere, neque ad infir-<text:line-break/>mitatem, ut cibos demere-oporteat, non immutato.</text:span></text:p>
      <text:p text:style-name="P2"><text:span text:style-name="T3">Astruendum idem-</text:span><text:span text:style-name="T13">1</text:span><text:span text:style-name="T3"> ac auxiliandum significat. Auxi-<text:line-break/>lium, autem non quid aliud 'sermoni huicfuit praeter-<text:line-break/>patrocinium, .ut vere loquitur.' Nam quum ex duobus<text:line-break/>fermouibus unus ipsi placuerit, alter vero huic adversetur,<text:line-break/>ei quidem qui placuit, huc usque est patrocinatus, nunc<text:line-break/>etiam ad alterius patrocinium descendit; quo aequum esse<text:line-break/>quivis dixerit,, aegrotantes ab insigni victus mutatione ju-<text:line-break/>vari, quum et corporis affectio in contrarium his quidem<text:line-break/>qui antea sani vivebant, nunc vero aegrotant; permutata<text:line-break/>fit. Sane et in hujus sermonis gratiam universaliter an-<text:line-break/>tea est loqinmis his </text:span><text:span text:style-name="T9">verbis: commutare quidem bene habet</text:span></text:p>
      <text:p text:style-name="P4"><text:span text:style-name="T9">neti parum, recte tamen mutatio transferenda.</text:span><text:span text:style-name="T3"> Et quid<text:line-break/>recte fit, non paucis ostendit, sed ad summam colligens<text:line-break/>dixit: Neque </text:span><text:span text:style-name="T9">Jane intempestivas, meque vehementes naso-<text:line-break/>rum vacuationes moliri sus est, neque vigentibus morbis et<text:line-break/>in instamrnatione consistentibus cibos exhibere, neque re-<text:line-break/>pente huc aut illuc in toto negotio quicquam mutare licet.<text:line-break/></text:span><text:span text:style-name="T3">Quare et ambiguitatem solvere jam anticipat, quam nuper<text:line-break/>enunciavit sermoni consentiens. Adjicletque ipsi in prae-<text:line-break/>scntia aliquid, quum inquieta </text:span><text:span text:style-name="T9">Conjicere autem oportet et<text:line-break/>robur et morbi cujusque modum,</text:span><text:span text:style-name="T3"> et caetera quae his suc-<text:line-break/>cedunt, quae in sequenti dictione explanabo.</text:span></text:p>
      <text:h text:style-name="Heading_20_2" text:outline-level="2">XXXVI.</text:h>
      <text:p text:style-name="P133"><text:span text:style-name="T3">Ad </text:span><text:span text:style-name="T9">haec autem et virium robur conjectandum est et mor-<text:line-break/>bi .cujusque modus et hominis natura et aegrotantis in<text:line-break/>victu consuetudo, non in cibis salum, verum etiam in<text:line-break/>potionibus.<text:tab/>-.A</text:span></text:p>
      <text:p text:style-name="P3"><text:span text:style-name="T3">Victus rationi acute laborantibus decenter- praescri-<text:line-break/>ptae, ut docuit, et roboris considerationem et morbi mo-<text:line-break/>dum,' praeterea et hominis naturam consuetudinemque<text:line-break/>ipsius adjicere imperat. Nam quam summam astruit, haec<text:line-break/>est: non </text:span><text:span text:style-name="T9">permutandam este victus speciem, ~ priusquam<text:line-break/>fignn coctionis manifesta stnt.</text:span><text:span text:style-name="T3"> Id aptem fiet, si quot<text:line-break/>diebus ad vigorem morbus . venturus fit, praecognoveris.<text:line-break/>Verum quum victus, quem manifestabo</text:span><text:span text:style-name="T9">, pro</text:span><text:span text:style-name="T3"> majoris mi-<text:line-break/>norisve ratione permutari possit, quod laborantes inter sc<text:line-break/>differant virium tum robore, tum infirmitate, naturali<text:line-break/>item temperamento et morbi modo., atque antecedente<text:line-break/>consuetudine, fi ad ea respexeris, poteris artificiose tum<text:line-break/>magis, tum minus in specie victus" conjicere, si oxymelite<text:line-break/>vel melicrato aegrum cibare debeas, aut solam aquam bi-<text:line-break/>bendam adusque coctionis notas dare, aut ptisanam aut<text:line-break/>ejus solum cremorem, et an bis, an semel die. In victu<text:line-break/>ergo tum magis tum minus per ea quae jam dixit conji-</text:span></text:p>
      <text:p text:style-name="P263">r*</text:p>
      <text:p text:style-name="P1"><text:span text:style-name="T3">cere oportet. Nam si aegrum ptisanae cremore indigere<text:line-break/>comperias, nondum cognoscis quantum de eo sis propina-<text:line-break/>turus, consimili modo de oxymelite, melicrato et aqua.<text:line-break/>Verum quemadmodum ad speciei victus inventionem di-<text:line-break/>gnoscere, an robustae vel infirmae sint • laborantis vires,<text:line-break/>opus tibi suerit, quot item diebus morbi coctio futura sit,<text:line-break/>sic et nunc considerandum, quousque viribus robur aut<text:line-break/>imbecillitas accidit. Multa namque disserentia est inter<text:line-break/>ipsum virium tum robur, tum etiam imbecillitatem, ma-'<text:line-break/>joris et minoris rosione. Sic morbi quoque differentias<text:line-break/>conjicere oportet. Non enim folutn cognoscere oportet, \<text:line-break/>quod pleuritis .aut peripneumonia sit, sed et qualis ea<text:line-break/>sit in dolore,, febre et sputis... Etenim pleuritidum quae<text:line-break/>cum dolore 'sunt, aliae quidem magis,' aliae vero minus .<text:line-break/>tales existunt, febremque vehementem habent tum magis,<text:line-break/>tum minus particulares pleuritides. Sed non parva quo-<text:line-break/>que est in iis, quae expuuntur, differentia, ut in progno-</text:span></text:p>
      <text:p text:style-name="P4"><text:span text:style-name="T3">stico dictum esu Quuin igitur particulatiiu in dictis dif-<text:line-break/>ferentiis distinguantur aegri, non datur in empiricorum<text:line-break/>appellatis fyndromis doctrinam constitui. Neque enim<text:line-break/>eorum qui in viribus comperiuntur excessuum differentiae<text:line-break/>scribi possunt, neque febris vehementia, neque sputorum<text:line-break/>quantitas, neque.lu' particularibus coloribus dissimilibus-<text:line-break/>que eductionibus magis minusque. Verum cujusque rei<text:line-break/>facultate intellecta, omnes inter fe singillatim comparare<text:line-break/>summamqtie unam ex ipsis culligere oportet. Hac enim<text:line-break/>in re licet tum meliores tum deteriores haberi medicos,<text:line-break/>qnanquam eadem didicerint. Nam acutiores ratiocinio<text:line-break/>hebetioribus </text:span><text:span text:style-name="T9">evadunt probatiores,</text:span><text:span text:style-name="T3"> laboris amantiores<text:line-break/>fegnioribus, exercitatiores minus exercitatis, atque me-<text:line-break/>moria valentiores, memoria minus valentibus. Ex parti-<text:line-break/>cularium igitur omnium facultatibus colligere in unam<text:line-break/>summam, universam </text:span><text:span text:style-name="T9">victus</text:span><text:span text:style-name="T3"> formam, singulorumque cibo-<text:line-break/>rum quantitatem, commodius esu Nam imbecillitas sae-<text:line-break/>pius quidem, sed paulatim,, alimentum exhibendum esse</text:span></text:p>
      <text:p text:style-name="P4"><text:span text:style-name="T3">indicat, fidemque rei' huic facit, quod aeger bis edere<text:line-break/>consueverit. Contrarium autem rursus robur virium </text:span><text:span text:style-name="T9">in-<text:line-break/>dicat, si in</text:span><text:span text:style-name="T3"> homine semel cibari assueto videatur, semel,<text:line-break/>ipsirm cibare' oportet, quod indicant ambae conjecturae.<text:line-break/>Sic vero et quod corpus facilis est discussionis ad cibati-’<text:line-break/>onem stimulat, quod aegre discutitur, ad contraria 'agit.<text:line-break/>Quod item tenues habet humores, id cibandum indicat,<text:line-break/>quod bis non constat, contraria. Atquc in singulis quae<text:line-break/>dicta sunt, magis minusque proportionaliter sibi et auxi-<text:line-break/>liorum usum tum auget, tum remittit. Sed de hujus-<text:line-break/>modi omnia in methodo medendi deinceps et ordine ita<text:line-break/>exarata sunt, ut tum citissime, condiscere, tum facillime<text:line-break/>ad memoriam revocare possis. Fieri siquidem nequit, ut<text:line-break/>libro uno praesenti bene omnia scribat Hippocrates, atque<text:line-break/>ordine doceat, praecipueque quum ipse primus horum in-<text:line-break/>ventionem sit' molitus. Qui. tamem haec ab eo tum<text:line-break/>transverse, tum inordinate </text:span><text:span text:style-name="T9">scripta</text:span><text:span text:style-name="T3"> didicerit, tutamque luam<text:line-break/>vitam in id quod ex operibus' docetur, studium devove-</text:span></text:p>
      <text:p text:style-name="P4"><text:span text:style-name="T3">rit, is et lucem et ordinem doctrinae adjicere poterit.<text:line-break/>Quod si et pluribus libris fecerit, quanta futura sit cla-<text:line-break/>ritatis eorum quae docentur exuperantia, liquido patet.<text:line-break/>Nemo ergo animo despondeat, li hoc in loco consunda-<text:line-break/>tur scoporum multitudine - affatim circumseptus. Verum<text:line-break/>quum quod particulatim horum unumquodque a nobis in<text:line-break/>methodo medendi demonstratum sit, intellexerit, ad illam<text:line-break/>translatus sedulo singula difcat et sane quae nunc inordi-'<text:line-break/>nate dicuntur, liquido cognoscet, speculationemque in ipsic<text:line-break/>artis operibus exercens veritatem ipsius laudabit.</text:span></text:p>
      <text:h text:style-name="Heading_20_2" text:outline-level="2">XXXVII.</text:h>
      <text:p text:style-name="P5"><text:span text:style-name="T9">Multo autem minus ad</text:span><text:span text:style-name="T3"> ciborum </text:span><text:span text:style-name="T9">additionem procedendum.<text:line-break/>Quandoquidem ipsus detractione omnino subducere sae-<text:line-break/></text:span><text:span text:style-name="T19">ρ</text:span><text:span text:style-name="T9">enumero conducit, - ubi suffecturus est aeger, donec<text:line-break/>morbi vigor mitescat.</text:span></text:p>
      <text:p text:style-name="P4"><text:span text:style-name="T3">Quoniam nictus cujusque species ex iis, quae antea<text:line-break/>dixit, invenitur, et quae in ante scripto lextu dicuntur<text:line-break/>conjicere oportet, ut lu unoquoque victu quantitas repe-<text:line-break/>riatur'; praefenti dictione, ciborum </text:span><text:span text:style-name="T9">autem adjectioni inten-<text:line-break/>dendam multo minus, quandoquidem subductione eos pror-<text:line-break/>sus detrahere, suepenumero conducit,</text:span><text:span text:style-name="T3"> cognoscens praesidi-<text:line-break/>orum fingulorum quantitatem artificiosa egere conjectura,<text:line-break/>'artificiose autem conjicere viri esse, qui facultates omnium<text:line-break/>quae in arte sunt, didicerit, memoriae mandaverit atque<text:line-break/>studiose sefe in operibus artis exercuerit, paucosque tales<text:line-break/>existere. Jure hic quae .praesenti textu dicuntur, ad-<text:line-break/>scripsit, in quantitate ad qnod minus magis quam ad<text:line-break/>quod exuberat, quum quis a justo modo aberret, proce-<text:line-break/>dendum esse admonens. Nam quod plus est, noxas in-<text:line-break/>terdum inemendabiles facit, quod siero minus est, facile<text:line-break/>. emendatur. Nam si vires deficere videantur, cibi exi-'<text:line-break/>guurn ministrare possumus, verum eo in ventrem absorpto</text:span></text:p>
      <text:p text:style-name="P4"><text:span text:style-name="T3">superfluum non alias, multo magis in acutis morbis, tol-<text:line-break/>lere est facile. </text:span><text:span text:style-name="T9">Nam prorsus subtrahere suepenumero con-<text:line-break/>ducit, ubi aeger sufficere postit, donec morbi vigor ma-<text:line-break/>turuerit,,</text:span><text:span text:style-name="T3"> Rursum praescriptae dictionis partem hanc as-.<text:line-break/>sumpsit, nos familiaris hujus fcopi admonens, qui tum hic<text:line-break/>tum in aphorismis habetur. Nam si aeger ad morbi us-<text:line-break/>que. vigorem sine cibo sufficere posse videatur, in omni ’<text:line-break/>ciborum abstinentia eum potu solo moderaberis, cum tibi<text:line-break/>videbitur necessitas.</text:span></text:p>
      <text:h text:style-name="Heading_20_2" text:outline-level="2">XXXVI<text:span text:style-name="T58">II</text:span>.</text:h>
      <text:p text:style-name="P264">In quibus autem hoc faciendum stt, suribetur.</text:p>
      <text:p text:style-name="P2"><text:span text:style-name="T3">Quod statuerit, demonstrata universali nictus ratione,<text:line-break/>hoc in libro, sc transiturum ad caeteros omnes acutos mor-<text:line-break/>bos, declarat. Veruntamen id opus hujusmodi non repe-<text:line-break/>titur. Sed quae hoc in libro post balneum proposita</text:span></text:p>
      <text:p text:style-name="P197">sunt,' si quis .velufi in typo ab Hippocrate scripta, qui sibi<text:line-break/>haec ad commemorationem praeparaverat, in domo repe-;<text:line-break/>riens post viri mortem deprompsit, fortassis rationem ali-<text:line-break/>quam habuit. At tanquarn opus dignum Hippocratis fa-<text:line-break/>cultatibus non est, quemadmodum neque ea quae de mor-<text:line-break/>bis et affectibus inscripta funt, qnanquam multa in iis<text:line-break/>probe scripta sunt. Id. autem in fcriptis super ea expli-<text:line-break/>cationibus definiemus ac distinguemus.</text:p>
      <text:h text:style-name="Heading_20_2" text:outline-level="2">XXXIX.</text:h>
      <text:p text:style-name="P5"><text:span text:style-name="T3">Mulla </text:span><text:span text:style-name="T9">vero etiam alia productis consimilia quis scribere<text:line-break/>potuerit.</text:span></text:p>
      <text:p text:style-name="P2"><text:span text:style-name="T3">Rurius ad,eum reversus est sermonem, quem multis<text:line-break/>exemplis confirmavit, mutationem consuetudinis aegrotan-<text:line-break/>tes laedere demonstrans. Verum quoniam a fanis in eos<text:line-break/>transiit, ob id quae similia sunt, cognata vocat. Quod<text:line-break/>autem postea dicturus est, sermonis hujus testimonium</text:span></text:p>
      <text:p text:style-name="P197">existit, qnanquam non aequale neque simile, neque ger-<text:line-break/>manum, ut ipse appellarit, sed id ipsum quod indagatur.<text:line-break/>Patebit autem tibi mens vtri in sequentis dictionis expli-<text:line-break/>catione.</text:p>
      <text:h text:style-name="Heading_20_2" text:outline-level="2">XL.</text:h>
      <text:p text:style-name="P5"><text:span text:style-name="T9">Hoc tamen melius est testimonium. Non enim salum rei,<text:line-break/>de</text:span><text:span text:style-name="T3"> qua plurimus a me </text:span><text:span text:style-name="T9">sermo habitus est, cognatum<text:line-break/>existit, scd res ipsu oppartunijstmum est documentum.<text:line-break/>Nam quidam per morborum acutorum exordia, non-'<text:line-break/>nunquam quo tum</text:span><text:span text:style-name="T3"> laborare </text:span><text:span text:style-name="T9">coeperunt die, cibos come-<text:line-break/>derunt, quidam etiam postridie, nonnulli quoque quid-<text:line-break/>uis fine delectu, alH etiam moretum serpserunt. Sane<text:line-break/>haec omnia deteriora quidem sunt, quam st quis aliter<text:line-break/>victus rationem instituerit. Multo tamen -leviorem lae-<text:line-break/>sionem inferunt qui hoc tempore errores fiunt, quam<text:line-break/>st quis primis quidem duobus vel tribus diebus omnino<text:line-break/>vasa exinanierit, mox quarto aut quinto talem cibum</text:span></text:p>
      <text:p text:style-name="P263">exhibuerit. . Deterius atiamndm tamen est, st quis totis<text:line-break/>his diebus vasis praevacuatis, posterioribus deinceps die-<text:line-break/>bus ita victum instituerit, -priusquam morbus concoctus<text:line-break/>stt. soic enim aperte plurimis manem adsum, nist mi-<text:line-break/>tis quidam omnino morbus extiterit. Quae vero per<text:line-break/>initia errata committuntur, his non similiter incurabi»<text:line-break/>lia existunt, fed multo facilius curantur.</text:p>
      <text:p text:style-name="P1"><text:span text:style-name="T23">r</text:span><text:span text:style-name="T3"> - Ante quidem ab iis quae valentibus ex consuetudinis<text:line-break/>mutatione oboriuntur, ad aegrotantes per similitudinem<text:line-break/>transiit. Transiturus autem et nunc, atque ipsimr, quod<text:line-break/>nunc instituitur, plane ita habere est demonstraturus. Sed<text:line-break/>quidnam id suit? quod neque a principio, neque primis<text:line-break/>diebus fame exiccatos aegros, quum jam prope vigorem<text:line-break/>pervenerint, replere oportet. Dictis sane toto textu vult<text:line-break/>ostendere majorem aegris laesionem oboriri ex iisdem<text:line-break/>erroribus, quum jam prope vigorem erratum sit, quam in<text:line-break/>morborum principiis. Dicit enim: multo </text:span><text:span text:style-name="T9">tamen leviorem</text:span></text:p>
      <text:p text:style-name="P4"><text:span text:style-name="T9">laesionem inserunt qui bocce tempore errores fiunt, quam<text:line-break/>st quis primis quidem duobus vel tribus diebus omnino vasa<text:line-break/>exinanierit, mox quarto aut quinto talem cibum exhibue-<text:line-break/>rit,</text:span><text:span text:style-name="T3"> deterius </text:span><text:span text:style-name="T9">etiamnum tamen est, st quis totis his diebus<text:line-break/>vasis praevacuatis, posterioribus deinceps ita victum insti-<text:line-break/>tuerit, priusquam morbus concoctus sit.</text:span><text:span text:style-name="T3"> Quod maturum<text:line-break/>appellet concoctum manifestum est. Morbos praeterea<text:line-break/>mites ac benignos dixit, non malignos, fed qui facile 'sub-<text:line-break/>moventur. Scimus enim veterum multos ita uti dictione,<text:line-break/>ita quoque et Hippocratem multoties, ut alibi demonstra-<text:line-break/>tum esu</text:span></text:p>
      <text:h text:style-name="Heading_20_2" text:outline-level="2">XLI.</text:h>
      <text:p text:style-name="P5"><text:span text:style-name="T9">Hoc igitur maximum reor esae documentum, quod primi<text:line-break/>dies hac vel illa sorbitione non stnt privandi in 'Jiis qui<text:line-break/></text:span><text:span text:style-name="T3">paulo </text:span><text:span text:style-name="T9">post bis aut illis sorbitionibus usuri sunt. •</text:span></text:p>
      <text:p text:style-name="P269">a</text:p>
      <text:p text:style-name="P2"><text:span text:style-name="T3">Hic sermonem rursus eundem dixit, quem saepius<text:line-break/>antea enunciavit, nutrire sorbitionibus ah initio praeci-<text:line-break/>piens eos, qui. ad vigorem usque sufficere citra ptisanae<text:line-break/>ingestionem non possunt. Accidet enim nobis ut eos<text:line-break/>prope vigorem nutrire cogamur, quum ad tenuiorem vi-<text:line-break/>ctus speciem, etiamsi antea plenius cibati fuerint, transe-<text:line-break/>undum sit.</text:span></text:p>
      <text:h text:style-name="Heading_20_2" text:outline-level="2">XLII.</text:h>
      <text:p text:style-name="P5"><text:span text:style-name="T9">Funditus igitur ignorant, qui hordeacea ptisana utuntur,<text:line-break/>quod ab ea male habeant quum duobus aut tribus,<text:line-break/>aut etiam pluribus diebus antea exinanitis vasts, sorbere '<text:line-break/>coeperint, neque etiamnum qui cremore utuntur, quod<text:line-break/>sorbentes laedantur, intelligunt, ubi non recte sorbitio-<text:line-break/>nem inchoaverint.. Hoc tamen cavent et agnoscunt<text:line-break/>magnam adferre laesionem, st aeger, priusquam morbus<text:line-break/>coctus suerit, ptisanam hordeaceam serpserit, cremore<text:line-break/>uti astsuetus. Omnia igitur baee magna testimonia</text:span></text:p>
      <text:p text:style-name="P263">sunt, quod medici non recte aegrotantes ad cibos addu-<text:line-break/>cant, sed et in quibus morbis vasu exinaniri non opor-<text:line-break/>tet et in quibus serbitionibu sutendum stt, vasu evacuant,,<text:line-break/>et in quibus ex vasorum inanitione ad sorbitiones trans-<text:line-break/>eundum non stt, in his transeant.</text:p>
      <text:p text:style-name="P199">Funditus quidem aut omnino, aut ab initio ipsi indi-<text:line-break/>cat. Nam medicos ignorare alt quando primum vel<text:line-break/>ptisanam vel cremorem aegrotis dare oporteat, bene ta-<text:line-break/>men eos scire, fi ante, morbi coctionem ptisanam hordea-<text:line-break/>ceam dederint, se aegrum laesuros. Sequentem autem di-<text:line-break/>ctionis hujus seriem, quae eadem de eisdem saepius dictis<text:line-break/>ostendit, de industria ob claritatem transgrediar.</text:p>
      <text:h text:style-name="Heading_20_2" text:outline-level="2">XLIII.</text:h>
      <text:p text:style-name="P5"><text:span text:style-name="T3">Et plerumque </text:span><text:span text:style-name="T9">absolute, interdum autem hisce temporibus ex<text:line-break/>vasorum inanitione ad sorbitiones discedunt, quibus</text:span></text:p>
      <text:p text:style-name="P269">suepe a sorbitionibus ad vasumm inanitionem accedere<text:line-break/>prodest, st ita morbum exacerbari contigerit.</text:p>
      <text:p text:style-name="P134"><text:span text:style-name="T3">... ni i</text:span><text:span text:style-name="T13">T</text:span><text:span text:style-name="T3">- . <text:tab/>’<text:tab/><text:tab/></text:span><text:span text:style-name="T13">Z</text:span><text:span text:style-name="T3"> •</text:span></text:p>
      <text:p text:style-name="P2"><text:span text:style-name="T3">Hoc </text:span><text:span text:style-name="T9">'absolute,</text:span><text:span text:style-name="T3"> et apud auctores Atticos et apud, ipsum<text:line-break/>- Hippocratem pro persecte ac exquisite dicitur. Eoque<text:line-break/>nnnc sane est usus, demonstrare volens medicos iu illo<text:line-break/>maxime tempore permutare victus rationem ex abstinen-<text:line-break/>tia cibi ad sorbitiones, quo ad abstinentiam accedere con-<text:line-break/>fert, .atque hinc manifestissime ostendens, quum morbi vi-<text:line-break/>gor adest, tunc tenuissimo victu uti necessarium esse.</text:span></text:p>
      <text:h text:style-name="Heading_20_2" text:outline-level="2">XLlV.</text:h>
      <text:p text:style-name="P264">Interdum autem et cruda tum a capite tum a thoracis<text:line-break/>regione biliosa attrahuntur, vigiliaeque his accidunt,<text:line-break/>ob quas non coquitur morbus, pertristes at amarulenti<text:line-break/>, evadunt, delirant, ipsarum oculi fulguriunt, aures sonitu<text:line-break/>impientur et extrema perfrigescunt, urinae incoctae,<text:line-break/>sputa tenuia jiunt, Jalsu, colore sincero tincta et pauca.</text:p>
      <text:p text:style-name="P269">sudores circa cervicem et jactationes et spiritus colli-<text:line-break/>dens in ea quae- sursum sit latione, densus aut magnus<text:line-break/>valde, supercilia gravitatem sortiuntur, pravae animi<text:line-break/>defectiones, vestium a pectore rejectationes, manus tre-<text:line-break/>mulae, interdum veto labium inserius concutitur.</text:p>
      <text:p text:style-name="P2"><text:span text:style-name="T3">Haec omnia prave cibatis a medicis oboriri profert,<text:line-break/>qui primis diebus exhaustos aegros aut die tertio aut-<text:line-break/>quarto aut quinto aut sexto repente ad edulia, non. per-<text:line-break/>acto morbi vigore, permutaverunt, quasi peracto </text:span><text:span text:style-name="T9">morbi<text:line-break/>vigore,</text:span><text:span text:style-name="T3"> convenienter eos victum permutasse dicat. Quod<text:line-break/>igitur dicebat, permutare quidem oportet sanorum nictum<text:line-break/>in morbis, non tamen temere id agendum, jam patere ex<text:line-break/>praedictis arbitror. Quum enim unus quidem- corporis<text:line-break/>status salubris sit, alter qui a morbi initio ad vigorem<text:line-break/>usque extenditur, mox et tertius qui ad perfectam usque •'<text:line-break/>moibi solutionem sese prorogat,- </text:span><text:span text:style-name="T9">deinde, et</text:span><text:span text:style-name="T3"> quartus, qui</text:span></text:p>
      <text:p text:style-name="P197">totius convalescentiae tempus ad usque sanitatis habitum<text:line-break/>occupat, in nullo horum quatuor statuum permutationes<text:line-break/>victus insignes facere oportet, nisi prius in alteram status<text:line-break/>speciem perventum siti Qui igitur aegros per morborum<text:line-break/>exordia in. omni ciborum abstinentia servant, si ad figo-<text:line-break/>rem usque talem victus speciem servare possint, nemo eos<text:line-break/>culpaverit, quod si facere nequeant ob interlabentes aegro-<text:line-break/>rum vires, 'quod male inedia utantur exsucantes? aegros<text:line-break/>palam est omnibus. Hoc autem verbo inediae imrnode-<text:line-break/>rationem plus justo corpus exiccare evidenter demonstrat.<text:line-break/>Ubi' enim quo. tempore prope-vigoretn tenuius cibandum<text:line-break/>fuit,'in eo cibum dare’ coacti funt, aegros inedia immo-<text:line-break/>derate exiccatos esse, quod vocatur farne confectos; mani-<text:line-break/>/estum est. Ob id igitur huic cihandi rationi fuccedere<text:line-break/>ait symptomata multa et prava, quae omnia continuata<text:line-break/>recenset serie, a biliosis crudis ducto exordio. Haec enim<text:line-break/>ita nominavit, quoniam et' excrementorum coctionem ap-</text:p>
      <text:p text:style-name="P4"><text:span text:style-name="T3">pellat, qnanquam mutata corpus nutrire. ,npn .possunt, ut<text:line-break/>bilis^mtraque et serim;. .rVernntatnen- quoniam et talia<text:line-break/>.eyirtcit natura, cocta quidem vocare consuevit excrementa<text:line-break/>lmjusmnili, quae </text:span><text:span text:style-name="T9">a</text:span><text:span text:style-name="T3"> natura ipsa evicta sunal cruda vero.,<text:line-break/>quae'non.funt evicta. Qli. id'et pus in phlegmonis, quae<text:line-break/>concoqnunnir, fieri' ait; . qnanquam: pars nulla ex pure<text:line-break/>alimentum accipiti,, quemadmodum, </text:span><text:span text:style-name="T9">accipit,</text:span><text:span text:style-name="T3"> ex erudis ap-<text:line-break/>pellatisij.hnmoribus et pituita, quae reliquum perfectionis<text:line-break/>assequuta et' prorfns, cocta, animal nutrire possnnt. Sic<text:line-break/>igitur biliciorum humorum concoctio existit, ut et satigui-<text:line-break/>nis phlegmones 'in. pus migrantis, inlelligentibus nobis<text:line-break/>coctionis nomen in fuo universaliore significato. Est au-<text:line-break/>tem, universalius, quum natura nausis fortior fuerit per-<text:line-break/>mntaveritque,: eas . pro suis viribus, i Quae igitur tanquarn<text:line-break/>in ccrpore inanimato putrescunt, nihil ad mutationem con-<text:line-break/>ferente ipsis innato calore, a concoctionis raticne dege-<text:line-break/>nerant. Iloc sane aliquando contingit, etiam aquosis iis</text:span></text:p>
      <text:p text:style-name="P4"><text:span text:style-name="T3">ichoribus, qui per urinas excernuntur, atque ob id inco-<text:line-break/>ctas urinas concoqui dicimus,-; -qnanquam coipus ex coctis<text:line-break/>urinis ali non potest Generali praeterea hoc concoctio-<text:line-break/>nis significato utimur, quum ant</text:span><text:span text:style-name="T23">f</text:span><text:span text:style-name="T3"> catarrhum ant coryzam<text:line-break/>aut fluentes ex ;his ichoras,. aut.eos qui in lippitudini-<text:line-break/>bus manant ,: aut incoctos aut coctos esse dicimus. Sic<text:line-break/>igitur et bilem vel crudam, vel</text:span><text:span text:style-name="T23">:</text:span><text:span text:style-name="T3"> incoctam, vel coctam esse<text:line-break/>pronunciamus. 'Cruda quidem et flava admodum est et<text:line-break/>acris et male olens, cocta autem et pallidior et minimum<text:line-break/>male olens. Bilem, igitur incoctam, ait ad ventrem de<text:line-break/>necessitate confluere, quae ob pravam victus rationem titin<text:line-break/>ex capite tum ex thorace trahitur,, alio quidem temgore,<text:line-break/>quo farne aegros;, enecant, nullo, utili solatium ventri prae-<text:line-break/>stantes, alio vero tempore, quo ab inedia ad validos<text:line-break/>cibos prope vigorem intempestive transeunt. Recenset<text:line-break/>autem, deinceps et symptomata alia, quae pravam ob vi -<text:line-break/>ctus rationem oriuntur, ln primis qnidem vigilias, quae<text:line-break/>nimirum, longas-inedias cibosque intempestivos confequtinv</text:span></text:p>
      <text:p text:style-name="P4"><text:span text:style-name="T3">tur, quae utroque tempore medicorum victus rationem<text:line-break/>culpant. Quod autem .vigilias morbi eruditas consequa-<text:line-break/>tur, palet, si somnos concoctio </text:span><text:span text:style-name="T9">sequi debeat.</text:span><text:span text:style-name="T3"> Deinde per-<text:line-break/>tristes, inquit, fiunt, mtroque videlicet tempore, tum oh<text:line-break/>longam inediam, tum ob validum repentinum alimentum,<text:line-break/>quo gravatur venter, gravatus vero tristes aegros reddit<text:line-break/>ac moestos. Imo etiam amaros ipsos fieri ait, quid prae-<text:line-break/>dicto omnino consimile astruens. Ut enim nonnulli ex<text:line-break/>melancholia moerent,-sic. alii saepe excandescunt, tanquarn<text:line-break/>collecta in stomacho ipsa bile. Vel etiam quum amaros<text:line-break/>fieri ait, eam quae iu ipforum ore ex tali bile fit; ama-<text:line-break/>ritudinem indicat. Deliria vero. et excandescentias et bi-<text:line-break/>lem amaram in stomacho vel cerebro collectam comitari<text:line-break/>consueverunt. Oculi vero coruscantes evadunt, tum pro-<text:line-break/>pter eam, quae a ventre fertur, exhalationem; tum pro-<text:line-break/>pter sanguinis ad caput elati copiam. Horum autem prius<text:line-break/>quidem ex intempestiva interdum- fit ciborum oblatione.</text:span></text:p>
      <text:p text:style-name="P197">aIternm autem vel propter criticam sanguinis eruptionem,<text:line-break/>vel delirium imminens. Consimiliter autem et aures so-<text:line-break/>nitu implentur, tum, propter elatos a ventre snrinm va-<text:line-break/>pores, tum propter flatulentum spiritum in capite , ipso<text:line-break/>oborientern. Corporis extrema, quae sunt tum pedes tum<text:line-break/>manus, prompte, perfrigerari, male habente ventriculi ori-<text:line-break/>ficio, novimus, quum vel propter longam inediam vehe-<text:line-break/>menter a mordentibus mordetur ichoribns, vel ob ine-<text:line-break/>ptam cibi multitudinem gravatur. Patitur autem utrunque<text:line-break/>ex praedicta victus ratione, qua, medici, aegros primis die-<text:line-break/>bus ubi. fame exiccaverint, qUo tempore tenuiter cibandum<text:line-break/>sit, ad frumentacea repente transeunt edulia. Ob eandem<text:line-break/>rationem neque eorum qui ita cibantur urinae conco-<text:line-break/>quuntur. Nam in ea quae citra vel cremoris ptisanae<text:line-break/>vel melierali vel oxymelitis oblationem fit exiccatione,<text:line-break/>sanguis quod non purgetur bilescit, proplerqne repenti-<text:line-break/>nam ad esculenta permutationem venter, compatiente<text:line-break/>ipsi facultate vitali, gravatur adeo, ut stomachicae appel-</text:p>
      <text:p text:style-name="P197">latae syncopae manifesto nobis indicent facultatis vitalis<text:line-break/>ad) os ventris sympathiam. Hoc siquidem tum magis tum<text:line-break/>primum ex intempestivis tum inediis tum ciborum<text:line-break/>oblationibus vitiatur. Ob id igitur sputa tenuia et salsa<text:line-break/>et pauca ' et sinceris coloribus colorata fieri ait et fudo-<text:line-break/>res circa cervicem duntaxat et anxietatem et spirandi<text:line-break/>difficultatem. Incoctus enim manet morbus propter excef-<text:line-break/>sum utrumque, tum longam inediam tum intempestivam<text:line-break/>cibi oblationem. Cruditatem autem consequuntur sputa<text:line-break/>commemorata, ut et circa cervicem sudores, viribus et ob<text:line-break/>enecantem inediam succumbentibus et ob cibum internpe-<text:line-break/>stivurn gravatis. Eodem modo et anxietas commune est<text:line-break/>utrisque symptoma et ob longam inediam, quae ventrem<text:line-break/>iclioribus replet et propter cibum intempestivum gravan-<text:line-break/>tem. Verum spirandi difficultas, qua spiritus colliditur,<text:line-break/>ob cibum intempestivum magis quam ob indigentiam<text:line-break/>oritur.' Nam spiritum linter exspirandum et collidi et<text:line-break/>quasi-sisti tum angustiae tum convitIsioiiis est nota. La-</text:p>
      <text:p text:style-name="P4"><text:span text:style-name="T3">tio etenim qtrae surfum fit expirationem facit. Tali an--<text:line-break/>tein spiritui contrarium tum in fecundo tum in, sexto<text:line-break/>epiderniorum. ipse percurrit, inquiens : </text:span><text:span text:style-name="T9">Duplex intro revo-<text:line-break/>catio . reludi super inspirantibus..</text:span><text:span text:style-name="T3"> -Quod autem ob cibum<text:line-break/>intempestivum, i non propter penuriam talis fiat spirandi<text:line-break/>difficultas, patet ex sermone Hippocratis, spiritum den-<text:line-break/>sum vel magnum valde prave, cibatis fieri asserentis.<text:line-break/>Etenim fit densus magnusque,. coarctato fepto transversu<text:line-break/>ah eo quod in ventre 'continetur alimento’, quum neque<text:line-break/>victum, neque probe a ventre confectum inflationem pa-<text:line-break/>riti Necessarium enim est. tuhc ob septi transversi’ </text:span><text:span text:style-name="T9">angar<text:line-break/></text:span><text:span text:style-name="T3">stiam minus aeris inspirari, qnanquam diastole thoracis<text:line-break/>fele quo prius explicantis dilatetur. Ergo quantum nunc<text:line-break/>spiritus deest priori, id deficientem 'respirationis usum<text:line-break/>facit; atque ob eam penuriam animal respirationem fa-<text:line-break/>cere majorem cogitur, vel densiorem vel utramque. Di-<text:line-break/>ctum autem abunde de spirandi difficultatibus omnibus<text:line-break/>in libris de spirandi difficultate, in quibus tum harum tum</text:span></text:p>
      <text:p text:style-name="P4"><text:span text:style-name="T3">aliarum difficultatum spirandi caufae cum propriis demon-<text:line-break/>strati',onibus scripsimus, verum quantum ad praesens atti-<text:line-break/>net, haec sufficiunt. Ait praeterea et ex pravo victu<text:line-break/>firpercilia gravitatem fortiri. . Verum id bifariam scriptum<text:line-break/>iiivenitur, in quibusdam sane exemplaribus singulari na-<text:line-break/>mero : </text:span><text:span text:style-name="T9">supercilium gravitatem fortitur,</text:span><text:span text:style-name="T3"> in caeleris vero<text:line-break/>pluraliter: fapeueilra </text:span><text:span text:style-name="T9">gravitatem sortiuntur.</text:span><text:span text:style-name="T3"> Significatur<text:line-break/>autem ex ea dictione supercilia ipsa quodam modo evelli<text:line-break/>vel retrahi, fitque illud interdum quidem ambobus con-<text:line-break/>vulsive intentis, aut altero.solo;interdum autem et altero<text:line-break/>resoluto. Deinceps ait deliquia animi prava, sermonem<text:line-break/>ad symptomata referens, per quae et vestium rejectiones<text:line-break/>fiunt, ardentibus aegris. Interdum autem et manus totae<text:line-break/>'tremulae fiunt, plus aucto malo. Concussio autem labri<text:line-break/>inferioris morsum in ore ventris vehementem significat,<text:line-break/>idcirco tale symptoma vomitus acrium humorum etiam<text:line-break/>signum esu</text:span></text:p>
      <text:p text:style-name="P135"><text:span text:style-name="T8">...lu </text:span><text:span text:style-name="T18">,<text:tab/></text:span><text:span text:style-name="T8">. r' ‘<text:tab/>:<text:tab/>.0 -f-.</text:span><text:span text:style-name="T14">;</text:span><text:span text:style-name="T8"> -</text:span></text:p>
      <text:h text:style-name="P195" text:outline-level="2">XLV.</text:h>
      <text:p text:style-name="P265">Haec autem in principiis cornparentia vehementis delirii<text:line-break/>sunt indicia et plerumque intereunt.</text:p>
      <text:p text:style-name="P2"><text:span text:style-name="T3">Dicta, inquit, symptomata per morborum initium<text:line-break/>oborta delirii vehementis sunt [indicia. Morbi autem<text:line-break/>principium te nunc intelligere oportet totum illud tem-<text:line-break/>pus, in quo nondum existunt concoctionis notae. Nam<text:line-break/>in libris de judicationibus dictum est nomen principii et<text:line-break/>plura significare et significatum quod nunc dictum </text:span><text:span text:style-name="T9">est<text:line-break/></text:span><text:span text:style-name="T3">fecundum eam elle divisionem, qua morborum tempora'<text:line-break/>dividentes, </text:span><text:span text:style-name="T9">morbos</text:span><text:span text:style-name="T3"> ipsos constare ex principio, , incre-<text:line-break/>rnento, vigore et declinatione asserimus. . Ergo quum .nu-<text:line-break/>per dicta symptomata, ubi prope morbi vigorem appa-<text:line-break/>rent, judicationem futuram obsidentibus nimirum in<text:line-break/>morbis significant, si in principio fiant, judicationem<text:line-break/>quidem non denunciant, nihil enim in principio judi-<text:line-break/>cari potest, </text:span><text:span text:style-name="T9">fed</text:span><text:span text:style-name="T3"> delirii notae existunt. Scriptum au-</text:span></text:p>
      <text:p text:style-name="P197">tem et de his abunde in libris de judicationibus, ex illis<text:line-break/>sane et tu totum qui de his' est sermonem perdisces; est<text:line-break/>enim longior quam ut nunc omnino ipsum percurrere<text:line-break/>oporteat. Sed ut in caeteris, ita lu his summatim dicere<text:line-break/>satis erit. Ergo quoties natura ad exoretionem properat,<text:line-break/>effatu digna in corpore sit perturbatio, ob quam sympto-<text:line-break/>mata hujusmodi cum manifestissimis coctionis signis' appa-<text:line-break/>rent. Verum quum perturbatio efficitur similis, nullo a<text:line-break/>natura ad infestantium excretionem facto 'apparatu,, tunc<text:line-break/>periculosissimum est lignum. Dictum vero jam et caete-<text:line-break/>ris lu commentariis de judicatoriis symptomatis qualis<text:line-break/>sit apiorum natura et quo pacto ab apparentibus vocatis<text:line-break/>differant, in quibus-erunt et ipfa cectionis signa. Nam<text:line-break/>et prognosticum et librum de’ humoribus et aphorismos<text:line-break/>jam ante hunc librum exposuimus. Sane semper de his<text:line-break/>eadem dicere ad eum spectat, qui prolixioribus utitur ser-<text:line-break/>monibus. ;</text:p>
      <text:h text:style-name="P188" text:outline-level="2">XLV<text:span text:style-name="T58">I</text:span>.</text:h>
      <text:p text:style-name="P136"><text:span text:style-name="T9">Qui vero ejjugiunt, aut cum 'abscessu, aut sungiiinis e na-<text:line-break/>ribus prostuvio, aut puris crusti expuitione evadunt,<text:line-break/>nuter autem minime.<text:tab/></text:span><text:span text:style-name="T16">:</text:span></text:p>
      <text:p text:style-name="P2"><text:span text:style-name="T3">Quum mori ipsos dixit, non simpliciter, sed ut </text:span><text:span text:style-name="T9">pluri-<text:line-break/>mum</text:span><text:span text:style-name="T3"> ascripsit, quapropter quo pactu quidam ex ipsis ser-<text:line-break/>ventur, dicere . sequens erat. Hos igitur nunc percurrit,<text:line-break/>atque,-qnosdam ex ipsis servari ait autsper sanguinis eru- ,<text:line-break/>ptionem, aut per abscessum, aut, puris abunde cocti ex-<text:line-break/>puitionem, simul .ex iis, quae retulit, aegros in hujusmodi<text:line-break/>fymptornata incidere.propter multitudinem significans.</text:span></text:p>
      <text:h text:style-name="Heading_20_2" text:outline-level="2">XLV<text:span text:style-name="T45">II.</text:span></text:h>
      <text:p text:style-name="P5"><text:span text:style-name="T9">Neque enim horum ita peritos video medicos, qui ut<text:line-break/>oportet dignoscant in morbis virium imbecillitates et<text:line-break/>quae ob vasurum evacuationem et- quae ob aliud</text:span><text:span text:style-name="T3"> qupd-<text:line-break/>dam </text:span><text:span text:style-name="T9">irritamentum et quae ob dolorem et ab acumine</text:span></text:p>
      <text:p text:style-name="P269">morbi oboriantur, quosuue affectus ac diversus eorum<text:line-break/>species natura nostra et habitus singulis 'pariat, quam-<text:line-break/>vis haec cognita aut ignorata salutem aut mortem ad~<text:line-break/>ferant.</text:p>
      <text:p text:style-name="P2"><text:span text:style-name="T3">Quoniam de aegri robore imbecillitateque sermonem<text:line-break/>fecit, qui victus scopi sunt non contemnendi, ob id nunc<text:line-break/>sermonem de ea quae virium est imbecillitate repetit;qui</text:span><text:span text:style-name="T23">T<text:line-break/></text:span><text:span text:style-name="T3">bus haec fiat modis, medicos dignoscere debere asserens;<text:line-break/>quod quaedam fiant imbecillitates' ob vasorum vacuationem,<text:line-break/>(etenim vasorum vacnafio hoc at proprie et primum signi-<text:line-break/>licat, atque ob id inedia vasorum, vacuatio saepius dicitur,<text:line-break/>tanquarn nomine generis etiam lu specie homines omnes<text:line-break/>uti consueverint) alia mutem ob laborem vel proprie<text:line-break/>dictum, qui idem est doloribus, vel nt quis dixerit, ma-<text:line-break/>lam affectionem, qua in acutis morbis aegri male affici-<text:line-break/>untur, - Aliam praeterea virium </text:span><text:span text:style-name="T9">imbecillitatem</text:span><text:span text:style-name="T3"> ob aliud</text:span></text:p>
      <text:p text:style-name="P4"><text:span text:style-name="T3">quoddam fieri ait irritamentum. Nam fasse simorsum<text:line-break/>dixit vel ventriculi vel intestinorum , symptoma hoc' sub<text:line-break/>dolornm nomine intellexisse est visus.. Verum si vel </text:span><text:span text:style-name="T9">vi-<text:line-break/>gilias</text:span><text:span text:style-name="T3"> vel aliquam oris ventriculi affectionem dixit, noti<text:line-break/>proprie interpretari visus esu Caelorum vires exusvi<text:line-break/>videntur et ob' evacuationem, quae fit vel sanguinis<text:line-break/>eruptione vel‘vomitu vel dejectionibus vel sudoribus, et<text:line-break/>ob longiorem quam par sit inediam et propter tum- dolo-<text:line-break/>rem aliquem, tum vigilias, tum assiduas ventris purgandi<text:line-break/>gratia exsuscitationes, atque etiam quum os ventriculi ita<text:line-break/>affectum fuerit,' ut 'lyncopas minetur, atque etiam propter<text:line-break/>gravantis alimenti copiam, aut molestam quandam ipsius<text:line-break/>qualitatem et ipfe laborat et vires fecum celerrime dis-'<text:line-break/>soluit. Omnes igitur hae virium laesiones ex manifestis<text:line-break/>quidem fiunt causis, sed aliae ex non manifestis, ut quum<text:line-break/>absque manifesta vacuati onevel vigiliis veI inedia vel<text:line-break/>oris ventriculi- fensu aegri ad talem subtrahuntur corpo-<text:line-break/>ris affectionem; quam in prognostico in principio scripsit</text:span></text:p>
      <text:p text:style-name="P4"><text:span text:style-name="T3">ipse, inquiens</text:span><text:span text:style-name="T17">: </text:span><text:span text:style-name="T9">nares acutae, oculi concavi, collapsu tem-<text:line-break/>pora</text:span><text:span text:style-name="T3"> et quae deinceps sunt. Nam haec corporis copstiv,<text:line-break/>tutio fit quidem et.-.osi vigilias et ob exorationem quan-<text:line-break/>dam copiosam, et ob gravem inediam, fit quoque et abs-.<text:line-break/>que his, quum corporis humores tenues fuerint et febris-<text:line-break/>calor aeris. Nam exhauriuntur qui ita extenuantur,, per<text:line-break/>insensibilem evacuaticnem. Nonnullis autem et ob intem-<text:line-break/>periem principis unius partis affectae imbecilles redduntur<text:line-break/>vires. Primo siquidem affecta prima laborat,, deinde per<text:line-break/>consensum et reliquae duae. Didicisti enim aliam quidem,<text:line-break/>esse in nervis facultatem, quae principium habet cere-<text:line-break/>brum, alleram vero in arteriis, cujus principium est cor,<text:line-break/>tertiam denique in venis, quae ex hepate oritur. Ergo<text:line-break/>partis unius, quaecunque fuerit, intemperies propriam </text:span><text:span text:style-name="T9">in-<text:line-break/>terdum</text:span><text:span text:style-name="T3"> facultatem vitiavit, cui consenserunt, affectae reli-<text:line-break/>quae.duae facultates. Celerrimi igitur fiunt affecto-corde<text:line-break/>interitus, deinde </text:span><text:span text:style-name="T9">affecto</text:span><text:span text:style-name="T3"> cerebro, tardi ab- hepate </text:span><text:span text:style-name="T9">prode-<text:line-break/>unt.</text:span><text:span text:style-name="T3"> Ut enim partes hae intemperie affectae maximam</text:span></text:p>
      <text:p text:style-name="P4"><text:span text:style-name="T3">facultatis unaquaeque suae laesionem incurrunt, sic partes<text:line-break/>aliae principio unicuique propius appositae, fi vehementer<text:line-break/>intemperie laborent, facultatum principia ad sympathiam<text:line-break/>agunt. At quaedam quamvis propius appositae nou sint,<text:line-break/>ob generis tamen communitatem vel quandam affectionis<text:line-break/>proprietatem; partes facultatum principia continentes lae-<text:line-break/>dunt. Os igitur ventriculi qmim vitalem facultatem ad<text:line-break/>sympathiam agat, fynccpas infert, quum vero proprie<text:line-break/>animalem appellatam, deliria vel convulsiones. Uterus<text:line-break/>interdum quidem et apnoeas, interdum vero et nervorum<text:line-break/>contentiones. Verum singula haec completa, ab omni-<text:line-break/>bus, cognoscuntur, quum vero fiunt et paulatim increscunt,<text:line-break/>medicos plerosque latent. Haec autem non quum ob<text:line-break/>magnitudinem auxilio carent, tunc cogncfcere oportet,<text:line-break/>quod vulgo contingit, sed et quum intipiunt et fiunt, hoc<text:line-break/>siquidem optimum est. Quod si fieri non possit, fed<text:line-break/>omnino quum increscunt, </text:span><text:span text:style-name="T9">dignoscere necejsu esu</text:span><text:span text:style-name="T3"> Sane<text:line-break/>haec omnia Hippocrates hocce textu significasse mihi vi-</text:span></text:p>
      <text:p text:style-name="P137"><text:span text:style-name="T3">detur, quo dicit: </text:span><text:span text:style-name="T9">quosque ajscctus ac diversas eorum<text:line-break/>species natura nostra et habitus stngulis pariat,</text:span><text:span text:style-name="T3"> ubi natu-<text:line-break/>ram temperamentum vocavit, habitum autem ipsius cor-<text:line-break/>poris structuram.. Nam qui rariores natura sunt, exhau- .<text:line-break/>riuntur et in syncopen facile incidunt, qui vero densio-<text:line-break/>res, in diuturniores, morbos ruunt. Sic autem, et partes<text:line-break/>nonnulli habent, alias quidem frigidiores, alias calidiores,<text:line-break/>alias sicciores et alias humidiores, fed omnibus pro 'tem-<text:line-break/>peramento peculiaris morbus. ..<text:tab/>- ,</text:span></text:p>
      <text:h text:style-name="Heading_20_2" text:outline-level="2">XLV<text:span text:style-name="T45">III.</text:span></text:h>
      <text:p text:style-name="P2"><text:span text:style-name="T9">Majus siquidem</text:span><text:span text:style-name="T3"> masiim' </text:span><text:span text:style-name="T9">est, st quis ob laborem et acumen<text:line-break/>morbi debilitato potum 'aut siorbitionem copiosiorem<text:line-break/></text:span><text:span text:style-name="T24">v</text:span><text:span text:style-name="T9"> aut cibum exhibeat, ob vastarum vacuationem imbecil-</text:span></text:p>
      <text:p text:style-name="P2"><text:span text:style-name="T9">lum esae arbitratui. Indecorum autem est et ob vaso-<text:line-break/>rum vacuationem imbecillum non cognoscere et. victu<text:line-break/>opprimere. Periculum siquidem aliquod adsurt et hic •<text:line-break/>error, multo tamen minus quam alter, sed</text:span><text:span text:style-name="T3"> multo magis<text:line-break/></text:span><text:span text:style-name="T9">altero risu dignior kic error esa Nam st medicus alius</text:span></text:p>
      <text:p text:style-name="P4"><text:span text:style-name="T9">ut plebejus accesuerit et quae contigerunt cognoverit<text:line-break/>dederitque tum cibos, tum potus, quos alter prohibuit,<text:line-break/>aperte auxilium attuUjsc videatur. Atque ista maxime<text:line-break/>artifices apud homines insumant. Videtur enim ipsis<text:line-break/>qui apcejstt medicus aut plebejus;, hunc tanquarn mor-<text:line-break/>tuum sufcitdjste. •</text:span></text:p>
      <text:p text:style-name="P199">Ob dolores saepe.aegri pulsus expertes evadunt, ac<text:line-break/>in lipothymiam incidunt, nulloque motu queunt moveri,<text:line-break/>ad haec autem et oh morbi acumen. Quidam vero non<text:line-break/>oh haec viribus aegrotant, sud ob vasorum quamcunque<text:line-break/>factam evacuationem, sive ob evacuationem Iensui mani-<text:line-break/>festam, sive etiam ob discussionem, sive oh diuturnam in-<text:line-break/>edilam. Ita affecti -igitur cibari quam celerrime expostu-<text:line-break/>lant. Contra autem qui ob dolorem aut morbi acumen,<text:line-break/>vacuatione interdum magis quam repletione indigenti At<text:line-break/>qui cibum his exhibet, maximum affert damnum. Verum<text:line-break/>qui ex vasurum"vacuatione imbecilles sunt, hos si quis</text:p>
      <text:p text:style-name="P197">diaeta tenui oppresserit, laedet, quanquam non aeque evi-<text:line-break/>denter vel celeriter. Ignorare autem, si aeger sit imbe-<text:line-break/>cillus ob vacuationem magis quam ob dolorem, probro<text:line-break/>vertitur. Caetera dictionis manifesta sunt.</text:p>
      <text:h text:style-name="Heading_20_2" text:outline-level="2">XLIX.</text:h>
      <text:p text:style-name="P5"><text:span text:style-name="T3">Horum igitur etiam </text:span><text:span text:style-name="T9">signa, quibus singula dignoscere<text:line-break/>oporteat, scribentur.</text:span></text:p>
      <text:p text:style-name="P199">Rursum ergo hic pollicetur, sicuti paulo ante, se<text:line-break/>librum alium quendam de morbis acutis scripturum..</text:p>
      <text:h text:style-name="Heading_20_2" text:outline-level="2">L.</text:h>
      <text:p text:style-name="P265">Enimvero haec et sunt iis, quae ad alvum spectant, simi-<text:line-break/>lia. Etenim st universum corpus praeter consuetudinem<text:line-break/>multum quieverit, non statim robustius evadit. Si pero<text:line-break/>sane et ubi diuturniori tempore otiatus ad labores<text:line-break/>repente venerit, malum quiddam evidenter operabitur,.<text:line-break/>Ita vero et singulae corporis partes. Etenim et pedes</text:p>
      <text:p text:style-name="P3"><text:span text:style-name="T9">tale quiddam efficient, caeteistque artus laborare non<text:line-break/>affneti, st longo post tempore derepente ad laborem ac-<text:line-break/>cesterint, iisdem vero et oculi et dentes et quaecunque<text:line-break/>pars afstcietur. Quandoquidem et lectus praeter con-<text:line-break/>suetudinem mollis laborem sucit, itemque praeter sali—,<text:line-break/>tum durus. - Quin et sub dsc cubile praeter salitum<text:line-break/>corpus indurat.</text:span></text:p>
      <text:p text:style-name="P199">Rurfus ad institutum rediit, absoluto de virium im-<text:line-break/>hecillitatefermone, quem per digressionem a pristino muta-<text:line-break/>verat instituto, aitque, quae nunc dicentur,' similia quo-<text:line-break/>dammodo esse iis, quae ventriculo contingere dicta sunt. -<text:line-break/>Nam scopum dirigit ad summam eam, in qua repentinas<text:line-break/>mutationes magnam aegrotantibus afferre laesionem astruit.-<text:line-break/>Id autem quod nunc scribit hujusmodi esu Quemadmo-<text:line-break/>dum alvus diuturniori tempore omnino ociata probe fun-<text:line-break/>ctionem obire non potest, priusquam sensim rursum assue-<text:line-break/>fcat et fu as exerceat operationes, sic et corpus univer-</text:p>
      <text:p text:style-name="P197">sum singulaeque aliae partes. Deinde et partes quasdam<text:line-break/>serie continuata nominarim commemorat. Atque in fine<text:line-break/>sermonis et ejus quae in' cubili fit, mutationis mentionem<text:line-break/>fecit, astruens sane et tunc quod ab initio de consuetudi-<text:line-break/>nis mutatione est ab eo propositum.</text:p>
      <text:h text:style-name="Heading_20_2" text:outline-level="2">L<text:span text:style-name="T58">I</text:span>.</text:h>
      <text:p text:style-name="P265">Sed et horum omnium exempla scribere confert. Si quis<text:line-break/>enim accepto in tibia vulnere neque admodum insigni<text:line-break/>neque valde benigno, eui neque admodum difsicile ne-<text:line-break/>que admodum facile vulnera fanentur, statim prima ab<text:line-break/>initio die decumbens curetur et nequaquam crus attol-<text:line-break/>lat, stc f an e vulnus instammationis expers suerit, mul-<text:line-break/>toque celerius stc sanus evaserit quam si obambulans<text:line-break/>curaretur. Si tamen quinto aut sexto aut superiore<text:line-break/>etiamnum die .surgens ambulare voluerit, tunc magis<text:line-break/>utique aegrotabit, quam st statim ab initio oberrans<text:line-break/>curatus suijsct. Quod st etiam multum derepente labora-</text:p>
      <text:p text:style-name="P138"><text:span text:style-name="T9">verit, multo magis aegrotaverit quam st is ita cura-<text:line-break/>tus hisce diebus laboriijsci.<text:tab/>r</text:span></text:p>
      <text:p text:style-name="P2"><text:span text:style-name="T3">De repentina etiamnum mutatione, quemadmodum<text:line-break/>antea in exemplis aliis., ita et nunc in ulcere sermonem<text:line-break/>facit. Si quis enim, inquit, ulcus in tibia habens, qui et<text:line-break/>quiescere et decumbere indigeat, sensim incedens obambu-<text:line-break/>let, hoc enim significat obambulans curetur, laedetur qni-<text:line-break/>dem prorsus, scd minus quam qui primis diebus quieve-<text:line-break/>rit ac derepente circa quintum vel sextum vel diem<text:line-break/>etiamnum superiorem, tertium vel quartum, ambulare coe-<text:line-break/>perit. Quidam hoc, </text:span><text:span text:style-name="T9">superius,</text:span><text:span text:style-name="T3"> de sequentibus dici diebus<text:line-break/>existimant, septimo, octavo et nono, quod si ipsis place-<text:line-break/>bat, eos principium dictionis per </text:span><text:span text:style-name="T17">ε </text:span><text:span text:style-name="T3">et </text:span><text:span text:style-name="T17">ξ, ἐξωτέρω, </text:span><text:span text:style-name="T3">et non •<text:line-break/></text:span><text:span text:style-name="T17">ἀνωτὲρω </text:span><text:span text:style-name="T3">per </text:span><text:span text:style-name="T17">α </text:span><text:span text:style-name="T3">et </text:span><text:span text:style-name="T9">v</text:span><text:span text:style-name="T3"> scribere oportebat. Quare autem,<text:line-break/>inquiunt, tale fieri non valet ulcus, ut non parum lae-<text:line-break/>datur, qui septimo vel octavo die ambulare coeperit et<text:line-break/>antea quieverit? Et graviter, dixerim, si ulcus magnum</text:span></text:p>
      <text:p text:style-name="P197">fuerit, vel aegrotus fuerit unus ex illis, quibus ulcus<text:line-break/>difficulter curatur et magis si ambo concurrerint. Quod<text:line-break/>fi neque ulcus magnum fuerit, neque aeger fuerit cui<text:line-break/>difficile ulcera curentur, curetur autem convenienter, ete-<text:line-break/>nim hoc subaudire in sermone oportet, circa septimum<text:line-break/>aut octavum diem bene jam habebit et ambulare citra<text:line-break/>laesionem poterit. Quam ob causam sermoni adjecit-, de<text:line-break/>ulcere quidem ipso, id neque admodum insigne, neque<text:line-break/>valde benignum, simplex follicet benignum vocans. De<text:line-break/>homine vero, cui non admodum difficile ulcera sanentur.<text:line-break/>Is siquidem, si nihil aliud circa curationem erratum fit,<text:line-break/>folum quod mediocriter ambulet et decumbere indigeat,<text:line-break/>laedetur quidem, fed non ita graviter, quam si primis die-<text:line-break/>bus quieverit, mox tertio vel quarto vel quinto vel<text:line-break/>scxto obambulare coeperit. ' Qui vero magnum ulcus lia-<text:line-break/>buerit et cui difficile ulcera fanentur, non mediocriter,<text:line-break/>scd magnopere laedetur ab initio obambulans, quemad-<text:line-break/>modum et rursum qui parvum ulcus habuerit et cui fa-<text:line-break/>cile admodum ulcera sanentur, si primis diebus quieve-</text:p>
      <text:p text:style-name="P4"><text:span text:style-name="T3">rit et quinto vel sexto ambulare coeperit, non graviter',<text:line-break/>sed mediocriter laedetur. Propterea igitur Hippocrates<text:line-break/>de eo, qui in utraque oppositione medium obtinet, sermo-<text:line-break/>nem fecit. Oppositionem autem dicit tum eam quae in<text:line-break/>magno et parvo ulcere comperitur, tum eam qua homo<text:line-break/>curatu facilis est ulceris et difficilis ulceris. Patet au-”<text:line-break/>tem quod nihil referat insigne vulnus vel magnum di-<text:line-break/>cere, quemadmodum neque parvum, neque benignum.<text:line-break/>Nam insigne vel propter loci naturam tale fit, magnum<text:line-break/>vero viribus perficitur, etiamsi corporis sectione parvum<text:line-break/>sit, vel ipsa sectionis magnitudine insigne fiat, benignum<text:line-break/>vero, quod simplex est et parvum, vel propter loci natu-<text:line-break/>ram, quae ignobilis est, vel propter sectionem ipsam par- .<text:line-break/>vam factam </text:span><text:span text:style-name="T9">dicitur.</text:span></text:p>
      <text:h text:style-name="Heading_20_2" text:outline-level="2">LII.</text:h>
      <text:p text:style-name="P264">Haec igitur omnia inter sc perpetuo testantur res omnes</text:p>
      <text:p text:style-name="P263">quae derepente supra modum in haec vel Usu magno-<text:line-break/>pere mutuatur, oblaedere.</text:p>
      <text:p text:style-name="P199">In exemplis singulis praesentis fermonis mentionem<text:line-break/>facit, quapropter et nunc in exemplo, quod de ulcere<text:line-break/>facit, idem est executus. Nam perpetuo idem significat,<text:line-break/>quod ubique et femper.</text:p>
      <text:h text:style-name="Heading_20_2" text:outline-level="2">LIll.</text:h>
      <text:p text:style-name="P5"><text:span text:style-name="T3">Multiplex </text:span><text:span text:style-name="T9">itaque in ventre est laesio, st ex multa vasto-<text:line-break/>rum vacuatione repente quid plus justo</text:span><text:span text:style-name="T3"> exhibeatur.<text:line-break/></text:span><text:span text:style-name="T9">Quin et reliquum corpus st cx multa quiete subito ad<text:line-break/>majorem laborem devenerit, multo magis laedetur<text:line-break/>quam st ex multo cibo ad vastorum vacuationem com-<text:line-break/>mutetur. Corpus sane his quiescere oportet, etiamsi ex<text:line-break/>multo labore derepente ad otium ac ignaviam excides<text:line-break/>rit. Oportet autem et his ventrem a ciborum copia</text:span></text:p>
      <text:p text:style-name="P4"><text:span text:style-name="T9">quiescere;, stn minus, corpori laborem excitabit et to-<text:line-break/>tius corporis gravitatem.</text:span></text:p>
      <text:p text:style-name="P2"><text:span text:style-name="T3">Quod primum omnium demonstrare decreverat, id<text:line-break/>ipsum de repentinis lu ventre mutationibus fuit. Deinde<text:line-break/>ah hoc ad generalius, quod et universalius dicunt, </text:span><text:span text:style-name="T9">trans-<text:line-break/>iens,</text:span><text:span text:style-name="T3"> de repentina omni consuetudinis mutatione huc<text:line-break/>usque percurrit. Nam quum specialiora in generalioribus<text:line-break/>et particularia in universalibus contineantur, ventris quo-<text:line-break/>que permutatio' cum repentina omnium mutatione demon-<text:line-break/>strata esu Sed nunc rursum ad ventrem reversus, muta-<text:line-break/>tionum quae in eo fiunt differentias- edocet, aitque longe<text:line-break/>graviorem in victus mutatione esse laesionem, quum ex<text:line-break/>multa inedia repente plus moderato ingeritur, quam si ex<text:line-break/>multo cibo ad inediam commutatio fuerit. Simile huic<text:line-break/>fieri in toto corpore deprehenditur. Nam minus laedun-<text:line-break/>tur qui ex motu ad quietem fubito transeunt quam qui</text:span></text:p>
      <text:p text:style-name="P4"><text:span text:style-name="T3">ex quiete ad motum demigrant. Rursum autem et hoc<text:line-break/>lu loco permutationis intempestivae emendationes, quem-<text:line-break/>admodum et </text:span><text:span text:style-name="T9">in praemissis, adscripsit. Verum</text:span><text:span text:style-name="T3"> id praesenti<text:line-break/>speculationi necessarium non est. Quae autem ascripsit,<text:line-break/>haec funt. , Qui ex motu quidem actioneque 'in ocium<text:line-break/>segnitiemque transeunt, eos otiari, hoc est, toto quiefcere<text:line-break/>corpore praecipit. Haec eadem illi sententiae existit,<text:line-break/></text:span><text:span text:style-name="T9">ubi sumes, laborandum non eji.</text:span><text:span text:style-name="T3"> Verum qui ex multo<text:line-break/>labore ad quietem </text:span><text:span text:style-name="T9">transeunt,</text:span><text:span text:style-name="T3"> eos pauciora ingerere </text:span><text:span text:style-name="T9">jubet,<text:line-break/></text:span><text:span text:style-name="T3">quod est et ventriculum, quiefcere. Quoniam fi quis toto<text:line-break/>corpore non laborans consueta ingereret, is multitudinem<text:line-break/>subalet, proinde totum corpus gravabitur laborabitque, la-<text:line-break/>bor autem nunc Hippocrati laesionem indicat, multis spe-<text:line-break/>cialibus laesionibus genus existens.</text:span></text:p>
      <text:h text:style-name="Heading_20_2" text:outline-level="2">LlV.</text:h>
      <text:p text:style-name="P5"><text:span text:style-name="T9">Plurimus itaque mihi surrna habitus est de dictus rationis<text:line-break/>in haec vel illa immutatione, quod haec nojse valde stt</text:span></text:p>
      <text:p text:style-name="P3"><text:span text:style-name="T9">utile, cum ad omnia tum etiam ad id, de quo erat<text:line-break/>oratio, quod in morbis acutis ex pusorum inanitione,<text:line-break/>ad sorbitiones mutationem saduni. Iljutatio namque, ut<text:line-break/>ego jam jubeo, facienda est, deinde sorbitionibus non<text:line-break/>utendum, priusquam morbus maturuerit, aut signum ali-<text:line-break/>quod aliud apparuerit, vel in intestinis vacuatorium vel<text:line-break/>proritatorium,</text:span><text:span text:style-name="T3"> vel in </text:span><text:span text:style-name="T9">hypochondriis qualia scribentur<text:line-break/>stS</text:span><text:span text:style-name="T16">na</text:span><text:span text:style-name="T9">-</text:span></text:p>
      <text:p text:style-name="P199">Rursus ipsc sermonem totum in summam nuam coegit,<text:line-break/>in similiter quidem scse habentibus victus rationem<text:line-break/>non permutare praecipiens, verum qui ex sanitate, ad<text:line-break/>morbum transeunt, eos permutare quidem, non tamen ut<text:line-break/>ceteri permutant. Deinde compendio quodam victus sco-<text:line-break/>pum in acutis morbis declaravit. Nain si morbus matu-<text:line-break/>ruerit,. transire ad cremoris ptisanae exhibitionem praece-<text:line-break/>pit, at si incoctus fuerit, non transue, nisi forsan sym-<text:line-break/>ptoma aliquod vires prosternens apparuerit, aut vacuatio-<text:line-break/>nis alvi copiosioris, aut alterius cujusdam proritationis</text:p>
      <text:p text:style-name="P4"><text:span text:style-name="T3">obortae. Communi autem proritaticnis nomine compre-<text:line-break/>hendit omnia, quae quovis modo vires ad infirmitatem<text:line-break/>agunt, in quibus est et morius, quem acris humor sive<text:line-break/>in intestinis, sive in ventriculo et praesertim ipsius ore pa-<text:line-break/>rit et vigilia et • ira et moeror et lumbrici qui ah inte-<text:line-break/>stinis ad ventriculum usque ascendunt et cutis univerfae,<text:line-break/>aut etiam quarundam partium, qni nocte impetit pruris<text:line-break/>tus, ita ut vires non solum ob irritationem, verum etiam<text:line-break/>ob vigilias exolvat. Praeterea inquit: </text:span><text:span text:style-name="T9">vel in</text:span><text:span text:style-name="T3"> hypochon-<text:line-break/></text:span><text:span text:style-name="T9">driis, qualia scribentur signa ,</text:span><text:span text:style-name="T3"> ipsa quoque dandum, vel<text:line-break/>non dandum alimentum commonstrabunt. Utrumque enim<text:line-break/>potest intelligi, ‘sed alterum magis pro sermonum intelli-<text:line-break/>gential Nam praecipiens a ptisana abstinendum, ante-<text:line-break/>quam morbus maturuerit, quum scilicet aeger sufficere<text:line-break/>possit, adjecit: Nisi </text:span><text:span text:style-name="T9">signum aliquod apparuerit,‘vel in irt—<text:line-break/>testinis vacuatortum aut prcritator.ium , vel in hypochon-<text:line-break/>driis qitalia scribentur,</text:span><text:span text:style-name="T3"> tanquarn et haec interdum cremo-<text:line-break/>ris exhibitionem, antequam morbus maturuerit, admoneant.</text:span></text:p>
      <text:p text:style-name="P139"><text:span text:style-name="T3">Fortassis autem hypochondria dicit, quae vehementer exa-<text:line-break/>ruerunt et squallida admodum existunt. Talia namque<text:line-break/>contingunt et mortiferae faciei, de qua in prognostico<text:line-break/>dixit: </text:span><text:span text:style-name="T9">Nares acutae, oculi concavi, collapsa tempora.<text:line-break/></text:span><text:span text:style-name="T3">Nam is signorum concursus hypochondrium habet ita con-<text:line-break/>tractum, ut aliquem ex inexercitatis fallat, tanquarn re-<text:line-break/>vulsum videatur. Verum 'contrahi vehementer ob siccita-<text:line-break/>tem et propter plrlegmonem revelli idem non sunt,<text:line-break/>siquidem exuperans corporis siccitas tensionem septo trane-<text:line-break/>verso et hypochondrio pariat majorem. Sed maxime ani-<text:line-break/>madvertas distinguasque a siccitate phlegmonen, quod sa-<text:line-break/>natio diversa sit, oportet. Nam qui hoc ipsum ob phle-<text:line-break/>gmonen habent, tenuissimo egent victu, qui vero ob sicci-<text:line-break/>tatem, contrario, ubi saepiuscule pauculum exhibemus<text:line-break/>ptisanae cremorem.<text:tab/></text:span><text:span text:style-name="T23">x</text:span></text:p>
      <text:h text:style-name="P188" text:outline-level="2">LV.</text:h>
      <text:p text:style-name="P265">Vehemens vigilia potiis cibosque tum crudos tum inco-<text:line-break/>ctiores efficit, ac rursus quae in contraria stt mutatio<text:line-break/>corpus disuolvit et excoctionem ac capitis gravitatem<text:line-break/>inducit.</text:p>
      <text:p text:style-name="P2"><text:span text:style-name="T3">Saepius existimari hunc librum in typis repertum<text:line-break/>post Hippocratis mortem esse publicatum. Nam sermo-<text:line-break/>num confusio non aliter quam sic facta esse videtur.<text:line-break/>Enimvero quae ab ipso , Hippocrate inveniebantur exem-<text:line-break/>pla , haec in libro ad fidem universalem ab eo scripta<text:line-break/>sunt, alia quidem in facie, alia vero in tergo, fed qui<text:line-break/>exscripsit, unicuique rei minime suum assignare ordinem<text:line-break/>potuit. Ergo quod ab ipso in praefenti textu dicitur, id<text:line-break/>manifestissime ordinem non habet. Non enim nunc </text:span><text:span text:style-name="T9">ascri-<text:line-break/>bendae rei</text:span><text:span text:style-name="T3"> hujus occasio fuit, fed paulo ante, quum de<text:line-break/>ea quae praeter consuetudinem ad contrarium fit, muta-<text:line-break/>tione exempla scripsit. Nam illis adscribi debuit, quae</text:span></text:p>
      <text:p text:style-name="P197">certe ad vigiliam insueta fit mutatio, incoctiores tum cibos tum<text:line-break/>potus efficit, ad somnum vero multum eumque insuetum,<text:line-break/>segnitiem corporis et capitis gravitatem. Quam enim di-<text:line-break/>xit excoctionem et dissolutionem et capitis gravitatem,<text:line-break/>verbo uno'conjunctam comprehensamque manifestat robo-<text:line-break/>ris exolutionem. Commonstrat autem et nomeu excocti-<text:line-break/>onis, quae ob calidum humorem fit, non ob siccitatem,<text:line-break/>quum vigilia discutere quidem et siccare, uou quae in<text:line-break/>imo sunt, coquere consueverit, somnus vero humectare<text:line-break/>spiritumque et effiuvla cohibere. Ratione igitur lu eorum,<text:line-break/>qui . plurimum praeter consuetudinem dormiunt, corpore<text:line-break/>halituosa redundant excrementa proptereaque tota ipsorum<text:line-break/>constitutio excoctis similiter exoluta redditur.</text:p>
      <text:h text:style-name="P185" text:outline-level="1"><text:bookmark-start text:name="bookmark20"/>H<text:span text:style-name="T45">I</text:span>PPOCRATIS DE ACUTORUM<text:line-break/>MORBORUM VICTU LIBER ET<text:line-break/>GALENI COMMENTARIUS III.<text:bookmark-end text:name="bookmark20"/></text:h>
      <text:h text:style-name="Heading_20_2" text:outline-level="2">I.</text:h>
      <text:p text:style-name="P5"><text:span text:style-name="T43">At </text:span><text:span text:style-name="T3">vinum dulce et </text:span><text:span text:style-name="T9">vinosum et album et nigrum et aquam<text:line-break/>mulsum et aquam et acetum mulsum his notis in rnor-<text:line-break/>bis acutis distinguere oportet.</text:span></text:p>
      <text:p text:style-name="P199">Non folum inordinate, verum etiam non integre vi-<text:line-break/>norum enumerationem ferit. Est enim una quidem ipsu-</text:p>
      <text:p text:style-name="P4"><text:span text:style-name="T3">rum differentia-in-colore, -altera vero in gustu qualitas,<text:line-break/>tertia in consistentia, quarta in odore et quinta in facul-<text:line-break/>tater.' Quae drgo ip colore est, ea in album, nigrum,<text:line-break/>fulvum et flavum''efrubrum dividitur, quum et aliae lu-'<text:line-break/>termedlae sint differentiae, fed ut in dolore, sic in facul-<text:line-break/>tate permixtae. Vinorum auteni e-x gustu differentia, in<text:line-break/>dulce et austerum dividitur et omnino utriusque medium,<text:line-break/>quod nullam manifestam habet qualitatem, ac praeterea<text:line-break/>quod ex utraque' constat qualitate, ac denique in id quod<text:line-break/>acre-appellatur. Verum quae in consistentia sit vinorum<text:line-break/>differentia, lu aquusuin fecatur et tenue et in valde eraf-<text:line-break/>sum et omuino etiam iu horum medium, atque in </text:span><text:span text:style-name="T9">ea,<text:line-break/></text:span><text:span text:style-name="T3">quae medium hoe • et extrema interjacent. Atque ’ex‘'<text:line-break/>odore vinorum differentia, in quantum alia quidem boni<text:line-break/>rdoris sunt, alia vero non boni odoris, imo ferientem<text:line-break/>quondam et insuavem fortita sunt qualitatern,ialia nullum<text:line-break/>piorsus odorem habent, sed sunt aquae' instar rnedora.</text:span></text:p>
      <text:p text:style-name="P198">Vinorum autem; lu facultate disserentia est, ob quam aliud ‘</text:p>
      <text:p text:style-name="P4"><text:span text:style-name="T3">quidem robustum , aliud vero imbecillum, aliud medium<text:line-break/>atque aliud, quod medium hoc et extrema interjacet.<text:line-break/>Robustum vehementer celeriterque corpus calefacit caput-<text:line-break/>que replet, imbecillum vero contrarium est,' quae vergq<text:line-break/>medium, obtinent, nota evadunt, si,ab. extremis distinguan-<text:line-break/>tur. . Robustum quidem vinosum appellatur, imbecillum<text:line-break/>vero aquosum. Nam in quo vinum aquam magis evincit,<text:line-break/>id quum in aliquo vehementissimum esse videbimus, jure<text:line-break/>vinosum:'appellabimus, quemadmodum et contrarium aquo-<text:line-break/>sunnquod aquae maxime in omnibus simile existat, tenuitate<text:line-break/>scilicet et colore et odoris vacuitate, et , non manifesta ealefa-<text:line-break/>ctione. Hae igitur in vinis fecundum propriam naturam furi<text:line-break/>differentiae. Nonnulli his: adjiciunt eam quae ex tempore de-<text:line-break/>sumitur differentiam, qua vetusta quaedam sint admodum, alia<text:line-break/>recentia et alia in medio , horum consistant. , Sed quod<text:line-break/>hujusmodi differentiae externorum sint accidentium, palam-<text:line-break/>est. Nam quatenus tempore acriora et calidiora fiunt<text:line-break/></text:span><text:span text:style-name="T9">vina, atque</text:span><text:span text:style-name="T3"> una cum his tum colorem tum consistentiamr</text:span></text:p>
      <text:p text:style-name="P3"><text:span text:style-name="T3">tum odorem mutant, eatenus differentiam aliquam in vinis<text:line-break/>tempus facere videtur. Quod si nihil quoque horum im-<text:line-break/>mutetur, neque ab aliquo vinum vetus dicetur, neque<text:line-break/>recens, imo neque nunc ita dicunt; fanquam'vini ipsisti<text:line-break/>annis' opus prima ratione habentes, sed tanqiam simul<text:line-break/>cuiu annis facultatem demonstrantes. Non enim ob tem-<text:line-break/>pus vina vel juvant 'vel laedunt, fed ex propriarum dif-<text:line-break/>ferentiarum mutatione id habent. Ergo in vinorum diffe-<text:line-break/>rentiis temporis mentionem facimus per accidens et non<text:line-break/>proprie, neque primum. At et inter proprias vinorum<text:line-break/>differentias quaedam tum ad auxilium quidem tum ad<text:line-break/>noxam propria ratione referuntur, aliae vero non </text:span><text:span text:style-name="T21">per.su..<text:line-break/></text:span><text:span text:style-name="T3">proprieque, fed per: accidens. Dulcedo quidem et- ausieri-<text:line-break/>tas propria ratione, sic tum robur, tum imbecillitas, tum<text:line-break/>tenuitas; tum crassitias.- </text:span><text:span text:style-name="T13">r</text:span><text:span text:style-name="T3"> Sed quae differentiae tum .colo-<text:line-break/>re tum odore </text:span><text:span text:style-name="T9">desumuntur,</text:span><text:span text:style-name="T3"> non primum,’ fed per accidens,<text:line-break/>quoniam vinorum haec quidem et aquosa funt: et alba et<text:line-break/>. fulva et nigra, alia aquosa et inodorant-‘aqua, vel instar</text:span></text:p>
      <text:p text:style-name="P4"><text:span text:style-name="T3">aromatis unguentique bene olentia. Si igitur vinorum<text:line-break/>hae sint differentiae , quae secundum propriam facultatem<text:line-break/>et per accidens numerentur, .jam tibi constat de eo tum<text:line-break/>ordinis, tum numeri, qui in praefenti dictione sit, de-<text:line-break/>fectu. At si in sequentibus omnium utilium differentia-<text:line-break/>rum meminisse Hippocrates videatur , veniam ejus in in-<text:line-break/>terpretatione defectui dabimus.</text:span></text:p>
      <text:h text:style-name="Heading_20_2" text:outline-level="2">II.</text:h>
      <text:p text:style-name="P1"><text:span text:style-name="T9">Dulce quidem vinosa minus caput gravat et minus men-<text:line-break/>tem ferit, magisque fane.quarn alterum, intestinorum<text:line-break/></text:span><text:span text:style-name="T3">m</text:span><text:span text:style-name="T9">dejectiones movet,.. viscera vero magna lienem.jecurque<text:line-break/>sucit, non igitur' amara bile scatentibus idoneum, Hisce<text:line-break/>etenim sttiserurn est, quin etiam superiori intestino sta-<text:line-break/>tum excitat,, non, ,tamen inferiori intestino pro status<text:line-break/>datione est inimicum, ' etsi non admodum penetrat, quif a</text:span></text:p>
      <text:p text:style-name="P269">dulci vino est status, jed diutius circa hypochondria<text:line-break/>moratur. .</text:p>
      <text:p text:style-name="Standard">Vinum dulce fecundum gustandi, qualitatem nomina-<text:line-break/>tur, qua et austerum , et acre, ut aquosum praeterlui tta-<text:line-break/>mus, quod non omnino ab astringendo excidit; etiamsi<text:line-break/>penitus 'exoletam habeat astringendi qualitatem. .Nam si<text:line-break/>ipsum aquae’ comparaveris, percipies manifeste ex ea com-<text:line-break/>paratione gustum hujusmodi vinorum eorum esse quae<text:line-break/>modicam sortita , sunt astrictionem. Aquosum autem vi-<text:line-break/>num appellant homines, quod aquae tum colore tum-.con-<text:line-break/>fistentia simile est, perspicuum siquidem, ut aqua; splendi-<text:line-break/>dum et purum et consistentia tenue videtur. Protinus<text:line-break/>autem id et facultate aquae simile existit, neque imbecil-<text:line-break/>lum'caput feriens, neque insumos nervos, quod neque ma-<text:line-break/>nifeste calefaciat. Sed de vino hoc rursum tractabitur.<text:line-break/>Dulce igitur vinum sic ab ea quae in gustu existit qua-<text:line-break/>litate nominatum .est, fed multis numeris ab. aqua'et co-</text:p>
      <text:p text:style-name="P197">lore et consistentia recessit. Neque enim tenuerexquisile<text:line-break/>neque album videbis aliquando vinum dulce, sed plus<text:line-break/>minus a dictis recedit, at neutrum horum'habet. Dulcia<text:line-break/>autem vina maxime sunt Theraeum et Scybelites et utra-<text:line-break/>que crassa et nigra. Dulcia vero sunt et ea quae in<text:line-break/>Maeonia gignuntur, Therinum et Caryinum, tanto dictis<text:line-break/>et crassitle et nigritie superiora, quanto dulcedine infe-<text:line-break/>riora. Praeterea quod vocatur defrutum et.sapa, excocto<text:line-break/>musio conficitur, quo dulcius vino perficitur, eo et colore<text:line-break/>nigrius et consistentia crassius apparet. Quarto autem de<text:line-break/>simplicium medicamentorum facultatibus, dulcem omnem<text:line-break/>saporem a caliditate, quae non immoderata et vehemens<text:line-break/>sit, fleri demonstravimus, quemadmodum acrem in vehe-<text:line-break/>menter calefacientibus, acrimonia siquidem horum est in-<text:line-break/>separabilis. Verum in usu vinum dulce mediocriter cale-<text:line-break/>facere videtur sitimque. facit propter tum caliditatem tum<text:line-break/>crassitiem. Ha sane et mustum quo diutius in igne ver-</text:p>
      <text:p text:style-name="P197">satm, eo tum crassius tum nigrius tum dulcius evadit,<text:line-break/>quanquam supra modum coctum amaritudinem contrahat,<text:line-break/>quo modo et mel, quanquam omnium dulcissimum , tamen<text:line-break/>plurima coctione amarum redditur.' Sed ut jam retuli;<text:line-break/>de qualitatibus omnibus gustabilihus in uno libro quarto<text:line-break/>de simplicium medicamentorum facultatibus est tractatum,<text:line-break/>atque hoc in loco, ut in aliis librorum Hippocratis expli-<text:line-break/>cationibus, non demonstrationes, fed ipsarum conclusiones<text:line-break/>tantummodo recenseo. Quum igitur vinum dulce viscus<text:line-break/>calefaciat, sitque, ut dictum est, consistentia crassum, par-<text:line-break/>ticulares ipsius facultates, quas epotum demonstrat, secun-<text:line-break/>das qualitates consequuntur, color siquidem sua ratione<text:line-break/>nullam habet juvandi aut laedendi facultatem. Ergo vi-<text:line-break/>num hujusmodi quo gradu consistentia crassus est, eo<text:line-break/>tarde meat, quapropter tantum abest, ut ex obstructis<text:line-break/>partibus aliquid adimat, ut etiam obstructiones adaugeat.<text:line-break/>Atque, ob id hepati affecto maximum affert detrimentum,<text:line-break/>praescrtimque ubi vel phlegmone quaedam vel scirrhus</text:p>
      <text:p text:style-name="P4"><text:span text:style-name="T3">ipsum occupaverit- Sed moderatiorem laesionem efficit,<text:line-break/>quum' a crassis.fhumoribus viscus, obstruitur, aut propter<text:line-break/>imbecillitatem: afficitur, uti in proprie hepaticis appellatis<text:line-break/>affectibus; Pest hepar llen a vinis crassis laeditur, non<text:line-break/>tamen pulmo, qutim in,bronchiis crassum habet humorem, ’<text:line-break/>Nam in hepatiii ex amplis portae veste ad angusta vaso-<text:line-break/>rum tum gibbae, tum simae partis , proceditur extrema,<text:line-break/>per quae'eorum omnium, quae in corpus totum distribu-<text:line-break/>untur, transmeati© fit,. at in puimime: contrarium overiitr<text:line-break/>Nam "'per- venas multas distributum confectumque in ipsis<text:line-break/>iu amplam bronchiorum et priorem minorum irruit capa-<text:line-break/>citatem, atque ab his ad majora excipitur,fecum et erasi-<text:line-break/>fos tollens humores, quibus non calidius folum, verum *<text:line-break/>etiam tenuius existit; scis autem pulmonem ipsum ab<text:line-break/>humoribus crsssis lentisque per tusses expurgari; nam.qui<text:line-break/>aquosi funt et exquisite tenues , fpiritum qui tussiendo<text:line-break/>extra mittitur; circumfluunt. Is etenim tanquam manus</text:span></text:p>
      <text:p text:style-name="P4"><text:span text:style-name="T3">quaedam existit, .quae sursum 'crassas humores secnin fe-<text:line-break/>rat’, fed or assiti </text:span><text:span text:style-name="T9">e</text:span><text:span text:style-name="T3"> m</text:span><text:span text:style-name="T23">:</text:span><text:span text:style-name="T3"> videlicet humorum; talem esse.- oportet,<text:line-break/>ut a Jspiritu surfum ferri possit et non, ut; lutum; bron-<text:line-break/>chiis esse: infarctam, Ob id sane,-glutinosus humores tus-<text:line-break/>scs non </text:span><text:span text:style-name="T23">:</text:span><text:span text:style-name="T3"> expurgant, remorantur renim </text:span><text:span text:style-name="T9">ac</text:span><text:span text:style-name="T3"> in bronchiis<text:line-break/>visci instar retineo tur-;s Ergo , quae ad eductionem, eorUm<text:line-break/>qui’ in pulmone,.cuutinentur - crassorum: humorum-futura<text:line-break/>sunt idonea medicamenta, moderatam humiditatem habere<text:line-break/>debent. Quod si hi viscosi humores fuerint, non. lui mi-<text:line-break/>ditate solum, est opus, verum etiam ea quae ab acidis fiat<text:line-break/>succis: detersione. Ob idque aqua mulsa quidem ad cras-<text:line-break/>sorum humorum expuitionem est convenientissima; oxymel<text:line-break/>vero ad visisosurum. Post melicratum ptisana est, atque<text:line-break/>ab ea vinum dulce, fi coctis jam tum peripneumonia tum<text:line-break/>pleuritide. propinetur , amplius.non vexatis inflammatione<text:line-break/>corporibus. Quod' si vinum hujusmodi epotum sitim fa-<text:line-break/>ciat, ad expuitionem minus idoneum redditur. Verum ut<text:line-break/>surnmatim absolvam, vinum dulce in acuto morbo ad ex-</text:span></text:p>
      <text:p text:style-name="P4"><text:span text:style-name="T3">puitionem, tum propter dictas ipsius actiones, tum propter<text:line-break/>communem vinorum Omnium rationem', qua vices robo-<text:line-break/>rant, idoneum existit, maxime vero iis qui quaecunque<text:line-break/>humida tum in thorace; tum in pulmone continentur;<text:line-break/>expuunt (didicisti enim </text:span><text:span text:style-name="T9">humida</text:span><text:span text:style-name="T3"> illa vatia tum fubstansi<text:line-break/>tiis, tum qualitatibus, tum facultatibus esse , in progno-<text:line-break/>suco libro, ubi sputorum exposuit differentias). Nullum<text:line-break/>sane bonum aliud vinum hujusmodi habet febrientibus<text:line-break/>propinatum, minus tamen vinoso p qtied vehementer cale-<text:line-break/>facit, laedere poterit.' Commodum-praeterea aliud nihil<text:line-break/></text:span><text:span text:style-name="T9">habet</text:span><text:span text:style-name="T3"> praeter antedicta, nisi quod alvinarum dejectionum<text:line-break/>penmeationem modice juvet. Ob id igitur Hippocrates,<text:line-break/>ubi a minus laedentibus, quae multa sunt, doctrinae esa<text:line-break/>ordium fecit, ad juvamenta ipsorum, quae pauca funt,<text:line-break/>circa finem sermonis transit. Percurramus igitur </text:span><text:span text:style-name="T13">:</text:span><text:span text:style-name="T3"> quae<text:line-break/>recenset, dictiones ipsius persequendo. Vinum dulce mi-<text:line-break/>nus quam robusta mentem ferire ait, hoc est minus de-<text:line-break/>liria ’ efficere. Robusta siquidem vehementer calefacientia</text:span></text:p>
      <text:p text:style-name="P4"><text:span text:style-name="T3">caput humoribus, vaporibus, et calore replent. Igitur dul-<text:line-break/>cia quo magis a vehementi calore.absunt, eo minus cum<text:line-break/>caput gravant, tum mentum laedunt. Sed magis quam<text:line-break/>alia dejectiones movere ait et .viscera- magna facere, hoc<text:line-break/>est viscerum- tumores,augere.,--.. Sed-de his a me paulo<text:line-break/>ante dictum esu -Praeterea dulce - vinum non idoneum<text:line-break/>esse ait picrocholis., hoc est amaram bilem accumulanti-<text:line-break/>bus. Nam medici bilem simpliciter pallidam et flavam<text:line-break/>dicere consueverunt; atram</text:span><text:span text:style-name="T23">;</text:span><text:span text:style-name="T3"> vero bilem hoc toto appellare<text:line-break/>et non bilem simpliciter, • sed haec quidem acida est,<text:line-break/>amara autem quae flava. Propterea picrocholos appellat<text:line-break/>Hippocrates, qui redundantem habent hujusmodi bilem.<text:line-break/>Permixta autem aquosis ichoribus et, liquidissima et pal-<text:line-break/>lida videtur, sola vero quum existit et crassa et flava esu<text:line-break/>Quae autem hujusmodi bilem procreant, sunt calida et<text:line-break/>sicca temperamenta, ad cujus generationem idonei sunt<text:line-break/>et dulces omnes humores. Proindeque omnium, horum</text:span></text:p>
      <text:p text:style-name="P4"><text:span text:style-name="T3">maxime mel bilefcit, quod dulcissimum sit, deinde et dnl-<text:line-break/>cia vina. Non solum autem, quod; calor multus tales<text:line-break/>humores amaros reddat, propterea dulce tinum febrien-<text:line-break/>tibus, praesertim ubi calidi etficcitemperamento fuerint,<text:line-break/>idoneum non est, verum </text:span><text:span text:style-name="T9">etiam quod quum crassa</text:span><text:span text:style-name="T3"> sint </text:span><text:span text:style-name="T9">hujus-<text:line-break/>modi vina, neque</text:span><text:span text:style-name="T3"> per .urinas celeriter descendant, neque<text:line-break/>cito transpirent; quo rfit ut biliofos humores nequer<text:line-break/>fecum agant neque excernant. Solis ergo his unum inest<text:line-break/>bonum, quod ventrem' emolliant, quod si id' non fecerint,<text:line-break/>omnino nocent. Praeterea enim et siticulosa sunt; hanc<text:line-break/>rem, quod facile bilescant, commonstrantia. ' Dicit autem<text:line-break/></text:span><text:span text:style-name="T9">vinum</text:span><text:span text:style-name="T3"> hujusmodi esse quoque flatulentum. Nam incale-<text:line-break/>scentes crassi humores spiritum’ sibi similem generant, tum<text:line-break/>vapidum, tum crassum, tale autem inflationes pariti Quae'<text:line-break/>propter' ex' tenuibus vinis - non procreatur flatus, atque<text:line-break/>si interdum quispiam generetur, tenuium est partium </text:span><text:span text:style-name="T9">ei<text:line-break/></text:span><text:span text:style-name="T3">aereus, non nebulosus vapidusque. At dulce vinum infe-<text:line-break/>rioribus intestinis </text:span><text:span text:style-name="T17">ήόη </text:span><text:span text:style-name="T3">esse inimicum alt, quanquam tarde</text:span></text:p>
      <text:p text:style-name="P140"><text:span text:style-name="T3">meet qui ab ipso 'est flatus moreturque oirca hypochoh-’<text:line-break/>drium,- Ea autem occasio est ,• ob quam non admodum<text:line-break/>turbet inferiora intestina, quod circa hypochondrium mo-<text:line-break/>retur, donec perfecte coctum et tenuatum fuerit.- Quod<text:line-break/>si semel coctum fuerit, commeabiliorem tenuiorumque<text:line-break/>partium habebit naturam. Qua igitur ratione a supernis<text:line-break/>ad infernas- expellitur paries, eadem ab infernis extra<text:line-break/>mittitur.</text:span></text:p>
      <text:h text:style-name="Heading_20_2" text:outline-level="2">III.</text:h>
      <text:p text:style-name="P265">Etenim sane hoc minus quam vinosum album urinat<text:line-break/>omnino monet.</text:p>
      <text:p text:style-name="P199">Quodnam vocavit vinosum albumalonsideremus. Nam<text:line-break/>antea vinosum vinum' tum esse tum appellari diximus,<text:line-break/>quod jure aquulo opponitur. Vehementer igitur ipsum et<text:line-break/>calefacere et caput replere et deliria procreare et calorem<text:line-break/>febrilem augere operae' pretium est. Sed vinum hujus-</text:p>
      <text:p text:style-name="P4"><text:span text:style-name="T3">modi album non .est, neque quum novum existit, neque<text:line-break/>cum vetus, quod ne quidem aliud quoddam vetustorum<text:line-break/>vinorum album permaneat, etiamsi quam maxime per<text:line-break/>initia tale fuerit,, imo semper fulvius redditur, ac tandem<text:line-break/>flavum. Visus est ergo Hippocrates dixisse vinclum al-<text:line-break/>bum, austerum, - quod neque urinas movet, fed si tale cras-<text:line-break/>sum fuerit, circa hypochondrium moratur, si vero non<text:line-break/>crassum, neque multum moratur, ut nigrum, neque, albis<text:line-break/>simul et mediocriter austeris similiter ad urinas descendit.<text:line-break/>Haec enim </text:span><text:span text:style-name="T9">vina</text:span><text:span text:style-name="T3"> urinas cient, quod utramque tarde </text:span><text:span text:style-name="T9">per<text:line-break/></text:span><text:span text:style-name="T3">urinas descendendi effugerunt proprietatem, tum eam<text:line-break/>quae aquosi vini est, quam ob frigiditatem sortitum est,<text:line-break/>tum eam quam vinum nigrum propter crassitiem habet. '<text:line-break/>Vinum enim album austerum minime calidum luter vina .<text:line-break/>existit, atque ob. id ventris fluxionibus idoneum. Non<text:line-break/>tamen abunde ciet urinas hoc vinum. At fortassis </text:span><text:span text:style-name="T9">vino<text:line-break/></text:span><text:span text:style-name="T3">huic nigrum comparans, minus ciere urina.? ipsum nit.</text:span></text:p>
      <text:h text:style-name="P188" text:outline-level="2">IV.</text:h>
      <text:p text:style-name="P262">Sputum vero altero potentius educit, quod dulce esa</text:p>
      <text:p text:style-name="P2"><text:span text:style-name="T3">Quod alterum dicit? utrurnne praesens, ad quod com-<text:line-break/>parans' dulce, dixit, urinas siquidem hoc minus quam vi-<text:line-break/>nosum album, omnino movet? an non hoc solum, sed<text:line-break/>simpliciter id omne quod dulce non est? Quum autem<text:line-break/></text:span><text:span text:style-name="T9">Hippocrates,</text:span><text:span text:style-name="T3"> quantum ad dictionem hanc attinet, obfcu-<text:line-break/>rus fit, credibiliusque sit ipsum nunc de vinoso albo<text:line-break/>- sermonem intelligere, rursum et alia oboritur obscuritas,<text:line-break/>quod non valde manifestum fit, quid sit vinosum album,<text:line-break/>utrum quod vehementer calefacit, an quod valde estringit,<text:line-break/>quod struphnum, i. </text:span><text:span text:style-name="T9">e.</text:span><text:span text:style-name="T3"> acerbum, Graeci appellitant, quod<text:line-break/>autem moderatius, austerum. Quo igitur pacto habeat<text:line-break/>quod in dictione est,, ego propositi textus veritatem expo-<text:line-break/>nam. Sputum maxime omnium vinorum dulce educit,<text:line-break/>ubi. non admodum crassum fuerit, ut et quoties non<text:line-break/>ulque adeo ad fulvum secesserit, ut exulula in eo sint tum</text:span></text:p>
      <text:p text:style-name="P4"><text:span text:style-name="T3">ejus crassities tum dulcedo." • Pravum autem febri auxi-<text:line-break/>lium est vinum fulvum, quod- vehementer' calidum siti<text:line-break/>Verum post vinum dulce non fumrne crassum, ad eorum<text:line-break/>quae in pulmone funt, educticnem idoneum est aquosum<text:line-break/>vinum, vires roborans et humores tum humectans tum<text:line-break/>incidens mediocriter. Id autem et eaeteris vinis omni-<text:line-break/>bus securius febrientibus exhibetur.</text:span></text:p>
      <text:h text:style-name="Heading_20_2" text:outline-level="2">V.</text:h>
      <text:p text:style-name="P5"><text:span text:style-name="T3">Et quibus epotum </text:span><text:span text:style-name="T9">quidem sitim facit, his minus quam<text:line-break/>alterum vinum educit, quibas vero siticulosum non- est,<text:line-break/>his magis quam alterum educit..</text:span></text:p>
      <text:p text:style-name="P2"><text:span text:style-name="T3">Vinum aIterurn nunc dixit quod omnino siticulosum<text:line-break/>non esu Quare autem vinum siticulosum minus sputa<text:line-break/>educat, facile, si praedictorum memineris, comperies. Si-<text:line-break/>tis enim his perleverat qui dulce vinum bibunt-, </text:span><text:span text:style-name="T13">;</text:span><text:span text:style-name="T3">quod<text:line-break/>febrilis calor lu ipsis malignior existat. • Qui si taIis fu-</text:span></text:p>
      <text:p text:style-name="P4"><text:span text:style-name="T3">erit, siporum siccat crassiusqne et viscosius reddit. Quod<text:line-break/>autem </text:span><text:span text:style-name="T9">sputum</text:span><text:span text:style-name="T3"> hujusmodi difficulter educatur; verbis non<text:line-break/>est opus.</text:span></text:p>
      <text:h text:style-name="Heading_20_2" text:outline-level="2">VI.</text:h>
      <text:p text:style-name="P265">At vero vinum album vinosum jam plurimum ac maxima<text:line-break/>ex parte laudatum quidem et vituperatum est in vini<text:line-break/>dulcis enarratione. Ad 'vesicam autem altero magis pe-<text:line-break/>netrat et quum urinas provocet ac semper perrumpat,<text:line-break/>multum kis morbis contulerit. Idam etst ad alia altero<text:line-break/>minus est idoneum, quae tamen in vestca ab eo stt pur-<text:line-break/>gatio, liberat, st quale'' oportet impellatur. Sonae hae<text:line-break/>conpecturae sunt de vini utilitate ac noxa, quas -me<text:line-break/>suniores non didicerunt.</text:p>
      <text:p text:style-name="P256">•<text:tab/>e</text:p>
      <text:p text:style-name="P2"><text:span text:style-name="T3">De*hoc vino in dulcis vini oratione a me dictum<text:line-break/>est, quum ipsorum facultates comparavit perquisivitque.</text:span></text:p>
      <text:p text:style-name="P197">Dixi ergo non parvam esse quaestionem, si album simul<text:line-break/>et austerum vinum album vinosum dixerit vel quod ve-<text:line-break/>hernenter inter vina alba calefaciat, quod ex vinis albis<text:line-break/>nullum vehementer calefacere possit. Quod enim vinum<text:line-break/>summe calidum est, id statim et flavum existit, quemad-<text:line-break/>modum et quod ab ipso est, fulvum, mox , ab his rubrum,<text:line-break/>ac deinde dulce. Album autem minus quidem his omni-<text:line-break/>bus calefacit, fed-differentias particulares aliaque omnino<text:line-break/>pro pluris minorisque ratione habet intervalla. Quod<text:line-break/>autem vinum hujusmodi dulci facilius ad vesicam pene-<text:line-break/>tret, dictum antea; sed ad alia dulci ineptius esse aiti<text:line-break/>Haec autem sunt ventris subductio et eductio sputorum.<text:line-break/>Has autem bonas alt conjecturas esse, id est notas, facul-<text:line-break/>tatis vinorum.</text:p>
      <text:h text:style-name="Heading_20_2" text:outline-level="2">VII.</text:h>
      <text:p text:style-name="P264">Fulvo autem vino et nigro austero in his morbis ad haec</text:p>
      <text:p text:style-name="P269">uteris, st capitis gravitas non ajsuerlt, neque mentis<text:line-break/>perculsu, neque sputum ab ascensu prohibeatur, neque<text:line-break/>urina supprimatur, sed dejectiones hurneniiores et ra-<text:line-break/>mentosiores suerint. ' In his sane ex albo mutationem<text:line-break/>facere decuerit et quaecunque his similia existunt.</text:p>
      <text:p text:style-name="P199">Dulce quidem vinum statim et nigrum existit, non<text:line-break/>tamen nigrum omne quamprimum et dulce. Imo ex his<text:line-break/>quaedam austera sunt, qualia apud nos in Asia prope<text:line-break/>Pergamum etin Perperine et Aegis. Quod autem in Cilicia<text:line-break/>estAnabates et austerum simul et dulce existit, qualitatibus<text:line-break/>constans contrariis, idcirco et pravum est, neque distribuitur<text:line-break/>neque descendit, scd diutius in ventre superiore permanet,<text:line-break/>atque rpiunr inflat. At quod citra dulcedinem nigrum<text:line-break/>austerum est, id ventri utile existit, quando vel plura<text:line-break/>justo per ipsum subeunt vel ramentofa, tunc enim ido-<text:line-break/>neum est, sicuti et vinum-album austerum et quaecunque</text:p>
      <text:p text:style-name="P4"><text:span text:style-name="T3">alia medicamenta astringentia. His autem et fulvum vi-<text:line-break/>num congruere ait, non omne simpliciter fulvum affir-<text:line-break/>mans, fed fulvum austerum. Nam de. utrisque te intelli-<text:line-break/>gere oportet, quod in principio dictionis existit, qua ita<text:line-break/>dicitur: falvo autem </text:span><text:span text:style-name="T9">vino et nigro austeris in his morbis<text:line-break/>nd haec uteris.</text:span><text:span text:style-name="T3"> Duplex enim fulvum, ut et nigrum:<text:line-break/>aliud quidem dulce, aliud vero austerum. Atque quum<text:line-break/>tertium praeter utrumque existat, ' ex utriusque qua-<text:line-break/>litatis permixtione conflens, attamen quod una est prae-,<text:line-break/>ditum qualitate, id colore utroque duplex existit. Caput<text:line-break/>autem et mentem fulvum magis ferit., quod et calidius<text:line-break/>nigro existat. Febres quoque ratione eadem auget, his<text:line-break/>enim idonea sula vina funt quae aquula sunt. Merito<text:line-break/>igitur vinis austeris utendum’ prohibuit, sive ea colore<text:line-break/>fulva, sive nigra fuerint, in capitis gravitatibus et mentis<text:line-break/>laesione, ubi nimirum febris ipsam percusserit, atque<text:line-break/>amplius in thoracis pulmonisque morbis, in quibus spu-<text:line-break/>tum retinetur, vina hujusmodi non idonea esse ait, atque</text:span></text:p>
      <text:p text:style-name="P4"><text:span text:style-name="T3">quum vrinae supprimuntur, propter crassitiem videlicet et<text:line-break/>astrictionem.</text:span></text:p>
      <text:h text:style-name="Heading_20_2" text:outline-level="2">VIII.</text:h>
      <text:p text:style-name="P5"><text:span text:style-name="T3">At </text:span><text:span text:style-name="T9">insuper nosce oportet, st dilutius vinum suerit, supe-<text:line-break/>riores quidem partes et quae circa vesicam sunt, minus<text:line-break/>laedere; st vero meracius, iis quae circa intestina sunt,<text:line-break/>magis prodeste.</text:span></text:p>
      <text:p text:style-name="P2"><text:span text:style-name="T3">Vinum meracius, ut dixit, intestinis magis convenit.<text:line-break/>Merito igitur ipfa juvat astrictionis ratione, ob quam<text:line-break/>omnino juvandi facultatem habet. Verum hancce estri-<text:line-break/>ctiouem excivit, aqua temperatum, atque eam ob rem<text:line-break/>ipsa minus juvat. Quo autem modo haec juvat magis<text:line-break/>astrictionis ratione quum meracius fuerit, sic thoracem<text:line-break/>caputque magis laedit; haec autem funt, quae manifesta-<text:line-break/>vit inquiens: </text:span><text:span text:style-name="T9">superiores quidem omnes partes laedit.<text:line-break/></text:span><text:span text:style-name="T3">Laedit quoque et corpora, quae per urinas expurgari de-<text:line-break/>bent. - Nam austerum vinum exeretiones omnes cohibet.</text:span></text:p>
      <text:p text:style-name="P197">De vinis haec loquutus Hippocrates continuo ad aquam<text:line-break/>mulsam transit, caeleris quidem prope omnibus de vino<text:line-break/>demonstratis, fed praetermisso uno, quod non absolvit et<text:line-break/>ego obiter percurri, quod vinum febrientibus maxime<text:line-break/>idoneum'aquosum sit. Est autem hoc album colore, con-<text:line-break/>sistentia tenue, nullam earum, quae caeteris vinis insunt;<text:line-break/>habens, qualitatem neque austeritatem neque acerbitatem<text:line-break/>neque dulcedinem neque acrimoniam nequer odorem.<text:line-break/>Huic enim vino omnium vinorum soli, ut tum aquae tum<text:line-break/>vini mala effugeret, datum. Prodeunt autem talia in<text:line-break/>unaquaque gente aliqua. In Italia imbecillum Sabinum,<text:line-break/>quod febrientibus exhibent. In Asia et Titacazenum<text:line-break/>et Tibinum. Sed vini hujus notas ubi intellexeris, talia<text:line-break/>facile in qualibet gente vina reperies, lu quibus regioni-<text:line-break/>bns et valde tenuia et aquosa vina producuntur. Ego<text:line-break/>vero reperi talia vina iu Cilicia, Phoenicia, Palaestina,<text:line-break/>Scyro et Creta. Imo, ut retuli, in 'regionibus vidi omni-</text:p>
      <text:p text:style-name="P4"><text:span text:style-name="T3">bus et, quod mirum magis sit, iu Aegypto. Crassa siqui-<text:line-break/>dem vina et odore praedita et vehementissima in fervidis<text:line-break/>progignuntur regionibus. In Italia vero et Bithynia et<text:line-break/>Asia mulla produci aquosa nihil mirnm esu Sed quaeret<text:line-break/>aliquis, quare Hippocrates lu antecedente dictione pecu-<text:line-break/>liarem de his vinis praetermisit sermonem, quum febrien-<text:line-break/>tibus quam caetera omnia sint, minus noxia. Neque<text:line-break/>enim est dicendum quod tale vinum ignoraret. Is enim<text:line-break/>paulo post in melicrati narratione haec scribit. Caeterum<text:line-break/>vino albo tenui, paucifero et inodoro quodam modo ro-<text:line-break/>bnstius est et quodam modo imbecillius. Haec ait Hip-<text:line-break/>pocrates, vino </text:span><text:span text:style-name="T9">albo,</text:span><text:span text:style-name="T3"> tenui et paucifero, id est parum<text:line-break/>aquae ferenti et inodoro, melicratum comparans. „ Vini<text:line-break/>igitur vinosi notas tum conspicue tum accurate ubi </text:span><text:span text:style-name="T9">re-<text:line-break/></text:span><text:span text:style-name="T3">censuisset, quonam pacto tum caput tum mentem feriat,<text:line-break/>de aquoso ipsi contrario disciplinam sufficientem esse exi-<text:line-break/>stimavit, quum contraria ipsi inesse ratiocinari possimus.</text:span></text:p>
      <text:h text:style-name="P188" text:outline-level="2">IX.</text:h>
      <text:p text:style-name="P265">At quae potui datur mulsa per totum morbum in acutis<text:line-break/>morbis, tum amara bile redundantibus prorsus tum<text:line-break/>quibus tument viscera minus quam non talibus est<text:line-break/>idonea.</text:p>
      <text:p text:style-name="P2"><text:span text:style-name="T3">Oratio haec, </text:span><text:span text:style-name="T9">per totum morbum,</text:span><text:span text:style-name="T3"> ostendit ipfum de<text:line-break/>iis lutelligere morbis, in quibus cremore nutrire idoneum<text:line-break/>non esse demonstravit, priusquam ad morbi perventum<text:line-break/>sit vigorem. Nam si aeger acuta febre laboret, neque tum<text:line-break/>in thorace tum in pulmone fuerit morbus viresque valu-<text:line-break/>erint et morbus quintum ultra diem fefe propagaturus<text:line-break/>non sit, aqua mulsa epota abunde aegro sufficere potest.<text:line-break/>Caeleris quidem omnibus in morbis hujusmodi est con-<text:line-break/>venrentissima aqua mulsa, scd picrocholis minus conferti<text:line-break/>Nam in ipsis .bilefcit, nisi prius vel intestina vel vesicam<text:line-break/>pei transierit, quae si pertransierit, non folum nihil lae-</text:span></text:p>
      <text:p text:style-name="P4"><text:span text:style-name="T3">dit, verum et maxime juvat, nam fecum biliosa deducit<text:line-break/>excrementa. Hac sane etiam ratione temperamentum<text:line-break/>quoque ipsius demonstravit. Nam in hujusmodi naturis<text:line-break/>dilutior exhibita mulsa confert, neque enim hoc pacto<text:line-break/>siticulosa existit, neque bilem generat. Ut autem picro-<text:line-break/>cholis, ita megalosplanchnis hanc haudquaquam idoneam<text:line-break/>esse alt, Megalosplancbnos nunc dixit non eos, quibus<text:line-break/>magna per naturam ipsam funt viscera, sed quibus 'ea ex<text:line-break/>affectu aliquo intumuerunt in scirrhurn aut phlegmonem<text:line-break/>aut oedema. Prava siquidem in his, quod cito pertransire<text:line-break/></text:span><text:span text:style-name="T9">viscera</text:span><text:span text:style-name="T3"> ipsa non possit et facile bilefcat praeiertiiuque in<text:line-break/>phlegmonis* propter caloris magnitudinem, in caeleris<text:line-break/>autem, qui praeter naturam sunt tumoribus minus detri-<text:line-break/>menti affert.</text:span></text:p>
      <text:h text:style-name="Heading_20_2" text:outline-level="2">X.</text:h>
      <text:p text:style-name="P265">Sitim tamen minus quam dulce vinum infert. . Etenim<text:line-break/>pulmonem emollit et sputum mediocriter educit tufstrn-</text:p>
      <text:p text:style-name="P269">que lenit. Habet namque detergens quodstam, quod<text:line-break/>plus quam par stt sputum visuidum reddit.</text:p>
      <text:p text:style-name="P2"><text:span text:style-name="T3">Cur </text:span><text:span text:style-name="T9">aqua mulsa</text:span><text:span text:style-name="T3"> minus quam vinum dulce sitiscra<text:line-break/>sit, dixi antea, quum utraque quatenus dulcia funt, eate-<text:line-break/>nus facile bilescere demonstrarem. Verum quod tenuior<text:line-break/>sit magisque penetret, ut omnia subeat, mulsa, ea ratione<text:line-break/>minus vino dulci est siticulosa. Quare si aliquando<text:line-break/>plusculo tempore in ventre manserit, tunc vino dulci non<text:line-break/>minus siticulusa redditur, quod raro contingit. Aqua vero<text:line-break/>mulsa vino dulci citius ventrem intestinaque omnia pe-<text:line-break/>netrat, nec fecus hepar adusque tum renes tum vesicam<text:line-break/>non raro quidem,' sed perpetuo. Ob haec igitur vino<text:line-break/>dulci minus siticulosa existit. Hippocrates' idem, quan-<text:line-break/>quam non ita, sed modo alio, dixit, mulsae facultatem<text:line-break/>ex iis quae in pulmone facit', demonstrans. Nam quod<text:line-break/>haee non efficeret, nisi vias ipsius penetraret abstergeret-<text:line-break/>que, manifestum esu At mulsam sputum educere non sim-</text:span></text:p>
      <text:p text:style-name="P4"><text:span text:style-name="T3">pIiciter dixit, sed </text:span><text:span text:style-name="T9">mediocriter</text:span><text:span text:style-name="T3"> adfcripsit, neque enim </text:span><text:span text:style-name="T9">va-<text:line-break/>lenter</text:span><text:span text:style-name="T3"> educit, ut oxymel, lenit sane, quo oxymel priva-<text:line-break/>tur. Nam oxymel tusses excitat, tum irritans, tum aspe-<text:line-break/>rans, quatenus vehementer detergit; mulsa vero et prae-<text:line-break/>fertim . aquosa minima detergenti participat facultate.<text:line-break/>Vocatur autem hujusmodi </text:span><text:span text:style-name="T9">sucultas</text:span><text:span text:style-name="T3"> etiam extergens, </text:span><text:span text:style-name="T9">a</text:span><text:span text:style-name="T3"> qua<text:line-break/>et nunc Hippocrates nomen fecit </text:span><text:span text:style-name="T17">σμηγματῶδες, </text:span><text:span text:style-name="T3">de mulsa<text:line-break/>ita scribens, </text:span><text:span text:style-name="T9">habet etenim vim quamdam extergendi.</text:span><text:span text:style-name="T3"> Me-<text:line-break/>diocri autem participare ipsam facultate hujusmodi osten-<text:line-break/>dit, adjiciens vocabulo huic </text:span><text:span text:style-name="T17">σμηγματῶδες </text:span><text:span text:style-name="T3">vocabulum hoc<text:line-break/></text:span><text:span text:style-name="T17">τὶ, </text:span><text:span text:style-name="T3">nempe, quibus adjiclatur, paucitatem indicat; Ergo,-<text:line-break/>pauca mulsae abstergendi vis, non quia abstergendi vis<text:line-break/>est, ob id simplex, fed quia pauca esu Ad glutinosum<text:line-break/>siquidem sputum medicamentum' vehementer abstergens<text:line-break/>esse oportet, quod glutinosum eum, qui bronchiis pulnro-<text:line-break/>nis inhaeret, detergere possit humorem. Quod si quis<text:line-break/>ejusmodi in thoracis pulmonisque medio acervatus fuerit,<text:line-break/>jam et major, ut probe spuatur, tum incidentis tum de-</text:span></text:p>
      <text:p text:style-name="P4"><text:span text:style-name="T3">tergentis facultatis est necessitas, quae id </text:span><text:span text:style-name="T9">a</text:span><text:span text:style-name="T3"> succingente<text:line-break/>detergat, incidat et tenuet; nam fieri non potest nt talis<text:line-break/>humor aliter per membranam vsseus ambientem ad pul-<text:line-break/>monis bronchia transferatur- Non igitur bene est usus<text:line-break/>dictione </text:span><text:span text:style-name="T9">Hippocrates, </text:span><text:span text:style-name="T3">quum huic orationi, </text:span><text:span text:style-name="T9">habet enim<text:line-break/>detergens quiddam,</text:span><text:span text:style-name="T3"> quod subsequitur dictum adjecit/ </text:span><text:span text:style-name="T9">quod<text:line-break/>plus quam par stt viscosum reddit sputum.</text:span><text:span text:style-name="T3"> Nam melius<text:line-break/>erat dicere, habet enim detergens quiddam idque paucum<text:line-break/>mulsti, quod saepenumero immoderatius viscosum fieri<text:line-break/>sputum sinit. Non enim ob mulsam glutinnsum fieri spu-<text:line-break/>tum contingit, fed id quidem sputo hujusmodi proprium<text:line-break/>inest, mulsa vero nil juvat, sed excrementi naturam talem<text:line-break/>permanere sinit, quapropter melius dixisset, nihil glutluo-<text:line-break/>sinn sputum juvari et non tale a mulsa fieri. Nam hoc i<text:line-break/>verbum </text:span><text:span text:style-name="T17">καταγλισχραινειν</text:span><text:span text:style-name="T3">, quod ab Hippocrate dicitur,<text:line-break/>sputum a mulsa tale fieri, cum demonstratione significat.</text:span></text:p>
      <text:h text:style-name="P188" text:outline-level="2">XI.</text:h>
      <text:p text:style-name="P265">Urtnai quoque mulsa vehementer ciet, st qua viscerum affe-<text:line-break/>ctio non prohibeat.</text:p>
      <text:p text:style-name="P2"><text:span text:style-name="T3">Mulsam ante, quod vias omnes quae ventrem renee-<text:line-break/>que interjacent, facile penetret, ciere urinas a me dictum<text:line-break/>est, imo demonstratum quoque est, ubi jecur male affici-<text:line-break/>tur, ipsam potui non convenire. Lienem </text:span><text:span text:style-name="T9">praeterea</text:span><text:span text:style-name="T3"> phle-<text:line-break/>gmone obsessum laedit, atque’ multo magis intestina ac<text:line-break/>ventrem, nam cito ignefcens ob phlegmones calorem in<text:line-break/>bilem convertitur. Quam primum enim ob dulcedinem<text:line-break/>melle delectantur viscera, quemadmodum et venter, pro-<text:line-break/>indeque tum citius trim cumulatius eliciunt. Mel quo-<text:line-break/>que et dulcia alia idem habere quis dixerit, atque ut ad<text:line-break/>ventrem, ita ad viscera se habere. Venter autem his<text:line-break/>oblectari videtur. Etenim ubi ea deglutivit, manifeste<text:line-break/>quodammodo ab assumptis delectatur, veluti e contrario</text:span></text:p>
      <text:p text:style-name="P4"><text:span text:style-name="T3">ab asperantibus amarisque. offenditur ,meque folum, quum<text:line-break/>assumuntur, verum et ubi assumpta sunt, ad aliquod us-<text:line-break/>que tempus. Unde nemo ea, nisi interdum vice medica-<text:line-break/>menti , oh humores praeter naturam collectos in ventre<text:line-break/>ingerit. Ubi enim secundum naturam habuerit, injucunda<text:line-break/>ipsi talia omnia sunt, jucunda autem sola, quae dulcia<text:line-break/>existunt. Sane in appellata gula maxima ex devoratis<text:line-break/>dulcibus exoritur voluptas, corpore loci illius peculiare<text:line-break/>quiddam cum succo hujusmodi habente. Id autem cor-<text:line-break/>pus ipsum est ventriculi interna tunica,, ut et ea, quae<text:line-break/>linguam ambit; verum in lingua eflicacissimum habet dul-<text:line-break/>cedinis sensum, in gula autem voluptatis. Sensus vero<text:line-break/>manifestus continuo efficitur et in ventris ore, quod dul- ,<text:line-break/>cibus assumptis delectatur,' quum animal fecundum natu-<text:line-break/>ram existit. Sic igitur viscera dulci gaudere succo, plu-<text:line-break/>rimumque ipsius celeriter attrahentia, , quamdiu valent,<text:line-break/>frui alique, quum vero febriunt et phlegmone obsidentur, i</text:span></text:p>
      <text:p text:style-name="P197">in id quod biliosum est, dulcem succum convertere par<text:line-break/>est. Videntur igitur quae ficata ex carycarum esu ap-<text:line-break/>pellantur tum inaxima tum suavissima esse, jecore jpso,<text:line-break/>ut liquet, ex dulcium esu alimentum uberius accipiente,<text:line-break/>verum in phlegmonis febrlbusque rerum hujusmodi inge-<text:line-break/>stio non in probam alimoniam, sed in bilis generationem<text:line-break/>demigrat, febrilis siquidem calor exuperat, nativus autem<text:line-break/>deficit, qui bene temperatus erat.</text:p>
      <text:h text:style-name="Heading_20_2" text:outline-level="2">X<text:span text:style-name="T58">II</text:span>.</text:h>
      <text:p text:style-name="P5"><text:span text:style-name="T9">'Sed et biliosa excrementa magis subducit, interdum qui-<text:line-break/>dem bona, interdum vero magis quam deceat colore<text:line-break/>saturata ac fpumantiora, idque biliosis magis et mega-<text:line-break/>losplanchnis contingit.</text:span></text:p>
      <text:p text:style-name="P2"><text:span text:style-name="T3">Revocemus in. memoriam praenunciatam dictionem,<text:line-break/>in qua mulsam vino dulci comparans dicebat, at </text:span><text:span text:style-name="T9">sune<text:line-break/>siticulosa minus quamdulce vinum existit.</text:span><text:span text:style-name="T3"> Nunc quoque.</text:span></text:p>
      <text:p text:style-name="P4"><text:span text:style-name="T3">mulsam ad vinum dulce comparans, </text:span><text:span text:style-name="T9">biliosa</text:span><text:span text:style-name="T3"> alvi excre-<text:line-break/>menta dejicere magis pronunciavit. Nam, et biliosa deji-<text:line-break/>cere vinum dulce potest, verum mulsa biliosa quidem<text:line-break/>bona interdum subducit, interdum vero prava, quae fin-<text:line-break/>cere admodum biliosa existunt, bilem igneam vel flavam<text:line-break/>habentia crassamque. Ipsa igitur spumam accipit, saepe<text:line-break/>quidem ea ratione, qua lu rebus vehementer igne cale-<text:line-break/>scentibus spuma efflorescit, saepe vero ut in iis, quae a<text:line-break/>flatu agitantur, humi dis. Horum quae protuli primum<text:line-break/>quidem caloris exuperantis nota est, secundum vero angu-<text:line-break/>stiae instrumentorum et agitationis flatulenti spiritus inter-<text:line-break/>clusi exitnmque minime liberum habentis. Biliosa autem<text:line-break/>hujusmodi omnino subducuntur in febribus syntecticis, qui-<text:line-break/>bus prope omnium adversissima nocentissirnaque est mullae<text:line-break/>potio, quemadmodum et contra potio aquae frigidae com-<text:line-break/>modissima. Alvinum hujusmodi excrementum ait a mulsa<text:line-break/>magis generari, natura quidem biliosis, id est, immoderate<text:line-break/>calidis, sed in </text:span><text:span text:style-name="T9">iis</text:span><text:span text:style-name="T3"> morbis, quibus viscus aliquod phlegmone</text:span></text:p>
      <text:p text:style-name="P141"><text:span text:style-name="T3">infestatur. Commune siquidem hoc nomen peculiare<text:line-break/>nunc factum est eorum quae inflammantur; non enim<text:line-break/>propter scirrhum aut oedema febris incenditur. Ergo<text:line-break/>quod in acutis morbis, de quibus ipsi sermo est, quum<text:line-break/>tumor in visceribus genitus fuerit, phlegmones symptoma<text:line-break/>sit, non oedematis aut scirrhi, constat. Hos et nunc me-<text:line-break/>galosplanchnos appellavit.<text:tab/></text:span><text:span text:style-name="T9">t</text:span></text:p>
      <text:h text:style-name="Heading_20_2" text:outline-level="2">Xll<text:span text:style-name="T58">I</text:span>.</text:h>
      <text:p text:style-name="P5"><text:span text:style-name="T3">At </text:span><text:span text:style-name="T9">sputi quidem eductionem</text:span><text:span text:style-name="T3"> ac </text:span><text:span text:style-name="T9">pulmonis mollitionem di-<text:line-break/>lutior mulsa magis efficit, spumosus vero dejectiones et<text:line-break/>biliosus magis quam deceat coloratas magisque calidas,<text:line-break/>meraca mulsa quam aquea magis ducit.</text:span></text:p>
      <text:p text:style-name="P2"><text:span text:style-name="T3">Mel in acutis morbis bilefcere, atque oh id nos </text:span><text:span text:style-name="T9">lae-<text:line-break/>dere</text:span><text:span text:style-name="T3"> antea dictum est; aquam praeterea tarde penetrare,<text:line-break/>atque in hypochondriis diutius-morari, atque ob eas res</text:span></text:p>
      <text:p text:style-name="P197">fugiendam. At quod ex utrisque mixtum est, idoneum<text:line-break/>redditur, quando ea constet temperatura, qua aquae pluri-<text:line-break/>mae tantum mellis permixtum suerit, ut viam aquae pa-<text:line-break/>ret et ad distributionem eam agat; his namque ita tempe-<text:line-break/>ratis urinae facilius penetrabunt celeriusque sputum edu-<text:line-break/>cetur. Quod fi mellis plurimum admixtum fuerit, et<text:line-break/>fitim facit et viscosum reddit sputum, ac proplerea aquo-<text:line-break/>sior mulsa tum ad sputi eductionem, tum ad urinarum<text:line-break/>transitum idonea magis existit, meracior vero ad, ventris<text:line-break/>dejectiones, nam quanto magis proritabit,. tanto magis et<text:line-break/>velocius fuhduceti Clysteribus ergo infusa, quo meracior,<text:line-break/>eo magis excretoria redditur. Caufaque existit dejectio-<text:line-break/>num tum abunde, hoc est valde biliosarum, tum spumo-<text:line-break/>sarum; talia siquidem trahere magis potest, quia intestina<text:line-break/>tum mordet tum deterget. Adde quod et in bilem fla-<text:line-break/>vam transiens ea occasione biliosorum excrementorum<text:line-break/>copiam simul adauget, unde ipsius usum non laudat</text:p>
      <text:p text:style-name="P4"><text:span text:style-name="T9">Hippocrates.</text:span><text:span text:style-name="T3"> Dederat autem ex his adjectis et magis<text:line-break/>quam deceat sincere biliosas. Nam </text:span><text:span text:style-name="T17">μᾶλλον </text:span><text:span text:style-name="T19">τοϋ χαιοοΰ<text:line-break/></text:span><text:span text:style-name="T3">dicere ipsi consuetum est pro plus quam conveniat.<text:line-break/>Spumosas item dejectiones et in prognostico damnavit. ’<text:line-break/>Et </text:span><text:span text:style-name="T17">κατακορεώς, </text:span><text:span text:style-name="T3">id est sincere, biliosa'; prava sunt, neqne<text:line-break/>enim sincere, neque mere, sed mediocriter ipsa talia esse<text:line-break/>oportet. Horum igitur tu memor, quum vel ex mulsa,<text:line-break/>epota, vel etiam absque ipsa quisfpumosa simul et sin-<text:line-break/>cere biliosa dejecerit, febrem sciveris este syntecticam,<text:line-break/>atque ob id ab usu-mulsae abstineto , atque in.ptifanae,<text:line-break/>cremorem devenito, observans nt aliquod signum, .licet<text:line-break/>exiguum, coctionis morbi ex.urinis xideas. Nam si tunc<text:line-break/>frigidam aquam dederis, maximo eris praesidio.</text:span></text:p>
      <text:h text:style-name="Heading_20_2" text:outline-level="2">XIV.</text:h>
      <text:p text:style-name="P5"><text:span text:style-name="T9">Talis autem dejectio habet quidem alia quoque magna -<text:line-break/>nocumenta.</text:span><text:span text:style-name="T3"> Neque </text:span><text:span text:style-name="T9">enim hypochondriorum . ardorem</text:span></text:p>
      <text:p text:style-name="P263">extinguit, sed concitat, gravem molestamque membro-<text:line-break/>rum jactationem facit, verum intestina ac sudem exul-<text:line-break/>cerat, sed horum auxilia scribentur.</text:p>
      <text:p text:style-name="P2"><text:span text:style-name="T3">Ipsi consuetum est laesiones nocumenta dicere, ut et<text:line-break/>in libris de fracturis et articulis demonstratum est, nam<text:line-break/></text:span><text:span text:style-name="T17">σίνειν </text:span><text:span text:style-name="T9">nocere</text:span><text:span text:style-name="T3"> lones dicunt pro </text:span><text:span text:style-name="T9">laedere,</text:span><text:span text:style-name="T3"> imo </text:span><text:span text:style-name="T9">et noxia<text:line-break/></text:span><text:span text:style-name="T19">σίνύμορα</text:span><text:span text:style-name="T17"> </text:span><text:span text:style-name="T3">saepeuumero appellavit. Magnas igitur laesiones<text:line-break/>habent, inquit, praedictae dejectiones, id est purae bilio-<text:line-break/>sae simul et spumosae. Consuevit autem saepe Hippo-<text:line-break/>crates inter signa, vocibus uti tum causarum tum quae<text:line-break/>laeduntur corporum. Dejectiones ecgo hujusmodi signi-<text:line-break/>ficare commodius dixisset, sed habere dixit, quanquam<text:line-break/>corpora affecta laesiones habent, causae faciunt et signa<text:line-break/>indicant. Sed quaenam sint quae a dictis proveniunt<text:line-break/>dejectionibus noxiae, ab Hippocrate audi dicente. Neque<text:line-break/></text:span><text:span text:style-name="T9">enim hypochondriorum extinguunt ardorem, sed concitant.</text:span></text:p>
      <text:p text:style-name="P288">ί</text:p>
      <text:p text:style-name="P1"><text:span text:style-name="T3">Hoc autem ideo dixit, quoniam saepius biliosorum deje-<text:line-break/>ctio hypochondriorum fervorem protinus extinguit. Quare<text:line-break/>in malignis biliosis adjecit, quod talia excernentibus ipsis<text:line-break/>non extinguantur, fed omnino vice versa augeantur. Ne-,<text:line-break/>que ardor hypochondriorum fedatur, quin potius vehe-<text:line-break/>mentior redditur; ac jactantur, hoc est jactationem gra-<text:line-break/>vemque molestiam patiuntur, dejectiones siquidem hujus-<text:line-break/>modi inflammantis in hypochondriis affectionis sympto-<text:line-break/>mata existunt. Atque in intestinorum transitu ramento-<text:line-break/>sam parit ipsorum acrimonia affectionem. Sane affectio-<text:line-break/>nis hujus mere biliosa causae existunt, ejus' vero, quae iu<text:line-break/>hypochondriis existit, signa. Verum Hippocrates,* ut dixi,<text:line-break/>vocabulis causas indicantibus inter signa uti consuevit.<text:line-break/></text:span><text:span text:style-name="T9">Sed horum auxilia scribentur.</text:span><text:span text:style-name="T3"> Quod morborum singulo-<text:line-break/>rum remedia se scripturum dixerit, tum antea exposuit,<text:line-break/>tum et nunc non minus. Verum' si quae libro huic post<text:line-break/>Termonem de balneis adjecta sunt, digira Hippocrate exi-</text:span></text:p>
      <text:p text:style-name="P197">stant et quae in libris de morbis vel de affectionibus<text:line-break/>fcripta sunt, ea inter exponendum considerabimus.</text:p>
      <text:h text:style-name="Heading_20_2" text:outline-level="2">XV.</text:h>
      <text:p text:style-name="P5"><text:span text:style-name="T9">Si igitur hisce in morbis absque sorbitionibus aqua mulsa<text:line-break/>pro alio potu utaris, multa feliciter consequeris, neque<text:line-break/>in multis succestsu frustraberis. • suerim quibus danda<text:line-break/>stt et quibas non danda et quas ob causas non danda,<text:line-break/>maxima ex parte dictum est.</text:span></text:p>
      <text:p text:style-name="P199">Declaravit et nunc manifestissime, donec morbus ju-<text:line-break/>dicatus fuerit, sola uti mulsa consulens. Nam in folis<text:line-break/>fyn lecticis morbis, vel in quibus hominum vires ad morbi<text:line-break/>usque judicationem sufficere non possint, ad ptisanae cre-<text:line-break/>morem perveniemus. In aliis vero sola cibare mulsa<text:line-break/>melius esu</text:p>
      <text:h text:style-name="P188" text:outline-level="2">XVI.</text:h>
      <text:p text:style-name="P5"><text:span text:style-name="T9">Damnata vero est ab hominibus aqua mulsa, quod ipsum<text:line-break/></text:span><text:span text:style-name="T3">bibentes deartuet, ac propterea mortem </text:span><text:span text:style-name="T9">accelerare exi-<text:line-break/>stimata esu Verum id ob inedia tabescentes dictum<text:line-break/>stt. Nonnulli enim sola mulsu in potu utuntur, tan-<text:line-break/>quam nimirum talis existat.</text:span></text:p>
      <text:p text:style-name="P2"><text:span text:style-name="T3">Dicere summe debilitari a mulsa et mulsam nullo<text:line-break/>pacto nutrire aut exigue, idem non est, imo vero tria<text:line-break/>haec inter se disserunt. Nam quae vires imminuunt, ut<text:line-break/>sanguinis eruptio, dejectio copiosa, sudor immoderatus et<text:line-break/>per accidens inedia, jure debilitare dicuntur. At quae<text:line-break/>nullo modo nutriunt, ut aqua, ea vires neque fumme de-<text:line-break/>bilitare, neque roborare quispiam vere dixerit, nisi inter-<text:line-break/>dum per accidens. • Aqua siquidem non ut alimentum<text:line-break/>aegrotantium ' vires recreat, </text:span><text:span text:style-name="T9">fed</text:span><text:span text:style-name="T3"> ut medicamentum, ad<text:line-break/>temperamenti symmetriam quae propter ipsius imrnodera-</text:span></text:p>
      <text:p text:style-name="P197">tionem imbecilla sunt, reducens. Tertio deinceps loco<text:line-break/>sunt, quae exigue, nutriunt, quibus qni tantummodo uti-<text:line-break/>tur, etiamsi interire possit, non tamen tanquarn vires ini-<text:line-break/>minuentibus, sed tanquarn eas non quod satis sit roboran-<text:line-break/>tibus. Ex his igitur est et mulsa. Nam si quis diebus<text:line-break/>quatuor oibo privatus interire deberet, is mulsa usus non<text:line-break/>ad quintum modo, verum quoque ad fextum'pervenire<text:line-break/>posset. Hic autem sermo et de melle intelligitur. Nam<text:line-break/>mellis natura et mulsam ipfam inter modice nutrientia<text:line-break/>facit. Nam humiditatem non solus Hippocrates, verum<text:line-break/>quoque et medicorum probatissimi fere omnes cibi vehr-<text:line-break/>culum, nou cibum consuerunt. Haec sane eadem quae<text:line-break/>nurrc dicuntur, de mulsa et melle scripsit non obscure<text:line-break/>Hippocrates in sequentibus.</text:p>
      <text:h text:style-name="Heading_20_2" text:outline-level="2">XVII.</text:h>
      <text:p text:style-name="P264">Verum non prorsus ita se res habet, fed st mulsu sala bi-</text:p>
      <text:p text:style-name="P269">baturaqua quidem multo valentior existit, nist alvum<text:line-break/>exturbarit.</text:p>
      <text:p text:style-name="P2"><text:span text:style-name="T3">Non enim omnino verum est inedia confectos pro-<text:line-break/>pter mulsam mortem obice, moriuntur etenim, si quoque<text:line-break/>aquam solam biberint, sed quod exiguam corpori praestet<text:line-break/>alimoniam, ob id sola vitam fervare non sufficit, quem-<text:line-break/>admodum etiam accidit, si quis ptisanae cremorem solum<text:line-break/>perpetuo !orbeat. </text:span><text:span text:style-name="T9">Sed st mulsu bibatur sala, aqua multo<text:line-break/>pdtentior est, nist alvum exturbet.</text:span><text:span text:style-name="T16">1</text:span><text:span text:style-name="T9"> </text:span><text:span text:style-name="T3">Indicare ridetur per<text:line-break/>hanc vocem, </text:span><text:span text:style-name="T9">potentior,</text:span><text:span text:style-name="T3"> quod et'aqua aliquam nutriendi<text:line-break/>vim habeat. Evenit autem eo quod corporis ventriculi<text:line-break/>ariditas irrigatur, ut diu qui aquam bibunt magis durent<text:line-break/>quam qui nihil assumunt. Secure autem, </text:span><text:span text:style-name="T9">nist alvum per-<text:line-break/>turbet, addidit,</text:span><text:span text:style-name="T3"> de mulsa Iermonem faciens; illos enim<text:line-break/>jure pejus habere facit propter evacuationem, quibus al-<text:line-break/>vum perturbat, simulque verbum id, </text:span><text:span text:style-name="T9">perturbat,</text:span><text:span text:style-name="T3"> immodera-<text:line-break/>tarn significat excretionem et non mediocrem. Scire qui-</text:span></text:p>
      <text:p text:style-name="P197">dem oportet, mulsam crudam alvum magis solvere, co-<text:line-break/>ctam autem magis nutrire. Hoc autem obiter a te fit<text:line-break/>cognitum. Videamus autem quae deinceps scribit vino<text:line-break/>mullam comparans.</text:p>
      <text:h text:style-name="Heading_20_2" text:outline-level="2">XVIII.</text:h>
      <text:p text:style-name="P265">Sed et vino albo, tenui, paucifero et inodoro quodammodo<text:line-break/>validior est et quodammodo imbecillior.</text:p>
      <text:p text:style-name="P2"><text:span text:style-name="T3">Quidam citra est dictionem ita scribunt: </text:span><text:span text:style-name="T9">Sed et<text:line-break/>vino' albo, tenui, pauci suro et inodoro quodam modo va-<text:line-break/>lidior et quodam modo imbecillior.</text:span><text:span text:style-name="T3"> Nonnulli pro quodam<text:line-break/>modo legunt; interdum, hoc modo,- </text:span><text:span text:style-name="T9">fed et vino albo, te-<text:line-break/>nui, paucifero et inodoro interdum quidem validior, in-<text:line-break/>terdum. autem et imbecillior.</text:span><text:span text:style-name="T3"> Sed certe ex omnibus vis<text:line-break/>eadem atque idem intellectus declaratur, quum mulsam<text:line-break/>vino hujusmodi quadantenus validiorem et quadantenus<text:line-break/>imbecilliorem dicat. Ego quidem memini vini hujus in</text:span></text:p>
      <text:p text:style-name="P4"><text:span text:style-name="T3">de vinis tractatione. Ipsum autem tanquarn nesciens<text:line-break/>Hippocrates fubticuit, sed nunc quidem manifeste docuit,<text:line-break/>tum substantiam, memorans hoc verbo, tenui, tum facul-<text:line-break/>tatis imbecillitatem.,, cum adjecit: </text:span><text:span text:style-name="T9">et paucifero.</text:span><text:span text:style-name="T3"> Vocatur<text:line-break/>siquidem pauciferum, quod ut bibatur minima eget aquae ,<text:line-break/>mixtione. Contrario namque modo multiferum appella-<text:line-break/>tur, quod ut probe temperetur multam exigit aquam,<text:line-break/>aequivalenter dixeris, quod aquae multum ferre debet ad<text:line-break/>probe temperatam mixtionem. Quod vero pauciferum<text:line-break/>vinum appellatur, tum exoletum tum imbecillum et ad<text:line-break/>potum inutile..redditur, si multa dilueris aqua. Atqui<text:line-break/>quae in hoc vino est carentia odoris, ea imbecillitatis<text:line-break/>frigiditatisque efficacissinra existit nota, atque in hoc aquae<text:line-break/>est assimile, quemadmodum vehementem habentium odo-<text:line-break/>rem efficacissiinum id roboris signum. Vinum siquidem<text:line-break/>aquosum levissimam in ligno vitis habuit transmutationem,<text:line-break/>levissimam quoque et elementi terrei permixtionem, ita<text:line-break/>ut aqua sic, quae tum paulum terreae calidaeque substan-</text:span></text:p>
      <text:p text:style-name="P197">tiae assumpserit, participesve fuerit,.tum levissima in ho-<text:line-break/>rum conjunctionem, indiguerit confectione. Contrarium<text:line-break/>autem, tum vinosum, tum multiferum, neque a levi con-<text:line-break/>fectione tale efficitur, ut quod ab aqua longissimo recedat<text:line-break/>intervallo. Qua de causa insignem tum calorem tum<text:line-break/>odorem conscquutum est.</text:p>
      <text:h text:style-name="Heading_20_2" text:outline-level="2">XIX.</text:h>
      <text:p text:style-name="P265">Multum tamen distert tum vini tum mellis meracitas ad<text:line-break/>utrtusque robur. Nam etiamst duplam vini meraci men-<text:line-break/>suram quis biberit, auz tantum mellis delinxerit, tamen<text:line-break/>a folo melle multo validior fuerit, nist alvum turbave-<text:line-break/>rit. Nam et multo plus stercoris ipst prodierit.</text:p>
      <text:p text:style-name="P199">Si mulsae et', non mellis dixisset, manifestior esset<text:line-break/>oratio. Nam de mulsa hucusque ipse disseruit eamque<text:line-break/>vino nimirum aqua diluto comparavit, neque ipsam per</text:p>
      <text:p text:style-name="P197">se, sed ut jusse fieret comparatio, ob id sermonem suum-<text:line-break/>ad mel vinumque revocavit. Nonnulli autem in hujus-<text:line-break/>modi comparationibus non alios modo volentes, sed se<text:line-break/>ipsos quoque inviti falsis rationibus decipiunt. Quidam<text:line-break/>vero meraciora purioraque experti, non puris folis, sed<text:line-break/>quovis modo temperatis illorum 'vires adaptant. Quem-<text:line-break/>admodum alii rursum aquosiora experti, ex illis de ornni-<text:line-break/>bus quoquo modo temperatis sententiam ferunt. Non<text:line-break/>ita tamen de rebus judicium ferendum est. At si justam<text:line-break/>facturus sic de ipsis comparationem, mulsam ad eorum<text:line-break/>quae bibuntur vinorum temperaturam in aquae permix-<text:line-break/>tione, ita ex proportione existimabis, ut vinum non me-<text:line-break/>racius et mulsa aquosior fuerit.. Sed quoniam in mixtione<text:line-break/>proportionem exacte servare difficile est, ob id ad ea quae<text:line-break/>vere immixta et proprie pura vocantur, transtulit sermo-<text:line-break/>nem Hippocrates, vino nullo, modo diluto melip sum com-<text:line-break/>parans. " Aitque duplum vini epotum minus alere quam</text:p>
      <text:p text:style-name="P4"><text:span text:style-name="T3">mellis simplum. Verum quoniam plura vinorum genera<text:line-break/>existunt, non quae vehementia sunt caputque ferire ac<text:line-break/>deliria creare possunt, in hoc exprompsit sermone, sed<text:line-break/></text:span><text:span text:style-name="T9">vinum</text:span><text:span text:style-name="T3"> imbecillum aquofumque melque huic comparans,<text:line-break/>plus alere enunciavit. At quum vini duplo vasi mellis<text:line-break/>dimidium comparare voluerit, non quod solum utrumque<text:line-break/>per se et citra aquae mixtionem aeger . sumere debeat<text:line-break/>asseruit, sed si post utrumque dimensum pro arbitrio in-<text:line-break/>gerat, non minus differt. Potest siquidem, si res tulerit,<text:line-break/>mellis cyathum unum vel per se accipere, vel aquae<text:line-break/>quantum volet mixtum ingerere, atque id, quotidie bibere,<text:line-break/>vel denuo vini cyathos duos diebus singulis, ut volet,<text:line-break/>aqua temperans assumere. Tali siquidem experimento,<text:line-break/>tum in plurimis similiter in caeteris habentibus homini- .<text:line-break/>bus, tum etiam in uno magis non eodem tempore, cogno-<text:line-break/>scetur exquisita utriusque facultas, sii enim meI non ex<text:line-break/>aliqua naturae proprietate ventrem turbat, qui melle</text:span></text:p>
      <text:p text:style-name="P4"><text:span text:style-name="T3">utuntur, diebus. pluribus abunde sufficient. Si ergo res<text:line-break/>ita habet, cur. in principio'orationis dixit: </text:span><text:span text:style-name="T9">at vino albo,<text:line-break/>tenui, paucifero et inodoro interdum Jortior et interdum<text:line-break/>imbecillior est mulsu?</text:span><text:span text:style-name="T3"> Non enim interdum fortior et<text:line-break/>interdum imbecillior, sed semper fortior secundum nuper<text:line-break/>dicta videtur. . Quoniam priusquam - de comparatione justa<text:line-break/>distinxisset docuissetque , citra distinctionem absoluto scr-<text:line-break/>mone, probe et sccure dixit, invenietur mulsa vino qua-<text:line-break/>dantenus sortior et quadantenus imbecillior. Si enim<text:line-break/>temperamenti utriusqne analogiam quis </text:span><text:span text:style-name="T17">ηοή </text:span><text:span text:style-name="T3">distinxerit,<text:line-break/>interdum quidem imbecillius vinum, interdum et mulsa<text:line-break/>esse videbitur. Verum-si haec distinxeris, ut est dictum,<text:line-break/>atque eam quam mel in ventre facit turbationem contem-<text:line-break/>platus sueris, mulsam ad nutriendum validiorem semper<text:line-break/>deprehendes quam vinum eadem proportione dilutum.<text:line-break/>Quod si et stercus, quod ex mulsa ita-moderatum excer-<text:line-break/>nitur, ut vires non exolvat, adnotaveris, tibi etiam magis</text:span></text:p>
      <text:p text:style-name="P197">ex mulsa copiosior videbitur nutritio quam ex vino.<text:line-break/>Etenim fi multiplex exeat ssercus, laborans tamen pluri-<text:line-break/>bus diebus ex mulsa sufficiat, certe ad nutritionem mel<text:line-break/>vino validius videtur.</text:p>
      <text:h text:style-name="Heading_20_2" text:outline-level="2">XX.</text:h>
      <text:p text:style-name="P5"><text:span text:style-name="T3">Si </text:span><text:span text:style-name="T9">tamen prq sorbitione ptisuna utatur, aquam vero mul-<text:line-break/>sum superbibat, hunc vehementer replebit, ac status con-<text:line-break/>eitaliit et hypochondriorum visceribus erit noxia. At<text:line-break/>st ante surbitiones mulsu bibatur, non ut superepota<text:line-break/>laedit, imo etiam aliquo modo opitulatur.</text:span></text:p>
      <text:p text:style-name="P2"><text:span text:style-name="T3">De. ordine ipsi fermo est, quem </text:span><text:span text:style-name="T9">in</text:span><text:span text:style-name="T3"> usu et mulsae et<text:line-break/>ptisanae quisque optime servare debeat. Verum uno tum<text:line-break/>jussae tum ptisanae exemplo edoctus universalem hunc<text:line-break/>accipe fermonem. Nam perpetuo prius assumenda sunt,<text:line-break/>quae et facilius corrumpuntur et magis subducuntur, poste-<text:line-break/>rius vero' contraria. Ptisana autem quod mulsa difficilius</text:span></text:p>
      <text:p text:style-name="P197">corrumpatur et descendit tardius. Si ergo mulsa primo<text:line-break/>sumpta fuerit, ex ea quaedam ptifanae ad dejectionem fit<text:line-break/>provocatio, verum si ptisana primum sumpta fuerit, sub-<text:line-break/>duci mulsa prohibita inflabit hypochondria, ’ atque tandem<text:line-break/>in bilem cctnverfa ptisanae detrimentum asseret.</text:p>
      <text:h text:style-name="Heading_20_2" text:outline-level="2">XXI.</text:h>
      <text:p text:style-name="P5"><text:span text:style-name="T3">Cocta </text:span><text:span text:style-name="T9">autem aqua mulsu aspectu, quidam quam cruda<text:line-break/>longe praestnntior est. Splendida, namque et tenuis,<text:line-break/>alba et pellucida existit.</text:span><text:span text:style-name="T3"> &lt;Sed </text:span><text:span text:style-name="T9">quam ipst virtutem attri-<text:line-break/>buam, qua crudam antecellat, non habeo. ' Neque enim<text:line-break/>cruda est suavior, st rnel probum este contigerit, cruda<text:line-break/>tamen est imbeeilHor, ac minus -ducit stercoris, quorum<text:line-break/>neutro ad praesidium mulsu indiget. Praecipue vero<text:line-break/>ejusmodi cocta utendum, st mei pravum</text:span><text:span text:style-name="T3"> fuerit et </text:span><text:span text:style-name="T9">impu~<text:line-break/>rurn et nigrum, neque boni odoris. Coctura namque<text:line-break/>majorem- pravitatum ipstus foeditatem tollit.</text:span></text:p>
      <text:p text:style-name="P200">Toto textu coctae crndaeque mulsae differentias do-<text:line-break/>cet. Sed haec nullam desiderat expositionem oratio.</text:p>
      <text:h text:style-name="Heading_20_2" text:outline-level="2">XXII.</text:h>
      <text:p text:style-name="P5"><text:span text:style-name="T3">At </text:span><text:span text:style-name="T9">vero acetum vocatum mulsum epotum saepenumero<text:line-break/>his in morbis este perutile cornperies. Etenim sputum<text:line-break/>sursum educit et facilem respirationem facit. Hasue<text:line-break/>vero habet utendi opportunitates.</text:span></text:p>
      <text:p text:style-name="P2"><text:span text:style-name="T3">Quod vocatur et vocari atque 'his similia ipsum adji-<text:line-break/>cere </text:span><text:span text:style-name="T17">ηθη </text:span><text:span text:style-name="T3">ignoras, interdum quidem quod haec appellatio<text:line-break/>Graecis omnibus nullo pacto usitata sit, interdum vero<text:line-break/>quod improprie dicatur, atque interdum quod* artificiofum<text:line-break/>quiddam demonstret, ut in temporalibus et mesticatoriis .<text:line-break/>musculis declaravimus. Sed quod artificiosum nihil indi-<text:line-break/>cet oxyrnelitis .appellatio constat omnibus. </text:span><text:span text:style-name="T9">Appellationem<text:line-break/></text:span><text:span text:style-name="T3">igitur ex adjectione </text:span><text:span text:style-name="T9">vocati</text:span><text:span text:style-name="T3"> vel damnavit, vel tanquarn<text:line-break/>inusitatam indicavit. Potest autem utrumque fecisse, </text:span><text:span text:style-name="T9">Nam</text:span></text:p>
      <text:p text:style-name="P4"><text:span text:style-name="T3">forsan tunc primum in communem coepit usum venire.<text:line-break/>Fortassis et vocem damnat, tanquarn ex solis aceto et<text:line-break/>melle constarej medicamentum declarantem, vel tanquarn<text:line-break/>mellis differentiam indicantem, quasi ita quispiam diceret,<text:line-break/>mel autem acidum tali praeditum est facultate. Ergo<text:line-break/>de </text:span><text:span text:style-name="T9">vocati</text:span><text:span text:style-name="T3"> adjectione patet. Quapropter ad utile descen-<text:line-break/>damus. Non enim ex aceti mellisque mixtione tantum<text:line-break/>oxymelitis est compositib, verum ex mulsa paulum aceti<text:line-break/>accipiente. Sed praestat ipsam concoqui, nam aceti sa-<text:line-break/>cultas coctione ita imminuitur, ut mussa quidem ab eo,<text:line-break/>cui miscetur, auxilium sumat, laesionem autem non ha-<text:line-break/>beat, Auxilium autem in orationis exordio enuuciavit,<text:line-break/>atque ab bis enunciabit, laesiones vero ad dictionis totius<text:line-break/>calcem adjiciet. Dictum est igitur in exordio, </text:span><text:span text:style-name="T9">fputum<text:line-break/>stquidem educit et sucilem reddit spirationem.</text:span><text:span text:style-name="T3"> Quae sa-<text:line-break/>tem deinceps sunt dictiones secuti ab eo discemus.<text:line-break/></text:span><text:span text:style-name="T9">Hoste vero habet utendi opportunitates.</text:span><text:span text:style-name="T3"> Opportunitates<text:line-break/>dicit vel tempora, quibus ex ' consuetudine utendum sit.</text:span></text:p>
      <text:p text:style-name="P4"><text:span text:style-name="T3">vel quibus jurare soleat. Quoniam et in hoc significatu<text:line-break/>temporis appellatione interdum uti </text:span><text:span text:style-name="T9">Hippocratem</text:span><text:span text:style-name="T3"> ostendi.</text:span></text:p>
      <text:h text:style-name="Heading_20_2" text:outline-level="2">XXlll.</text:h>
      <text:p text:style-name="P5"><text:span text:style-name="T9">Quod sane valde acidum est, nihil validius ad sputa non<text:line-break/>sactle prodeuntia effecerit. Nsm st exasperantia edu-<text:line-break/>ceret, ac meatum lubricum induceret et velati gutturis<text:line-break/>alas explicaret, pulmonem utique</text:span><text:span text:style-name="T3"> leniret; nam </text:span><text:span text:style-name="T9">ipsuin<text:line-break/>emolliret. Quod sane st haec contingerent, magnam id<text:line-break/>utilitatem praestaret. Interdum pero valde acidum<text:line-break/>sputi eductionern non sortitur, Imo et magis glutinosum<text:line-break/>reddit et oblaedit.</text:span></text:p>
      <text:p text:style-name="P2"><text:span text:style-name="T3">In quibus acidi oxymelitis usus est,, in his fieri ali-<text:line-break/>quando *ex eo laesionem docet. Nam in quibus nemo pror-<text:line-break/>sus tali acido medicamento uteretur, tales recensere lae-<text:line-break/>siones superfluum esu Neque enim simpliciter de acilo<text:line-break/>oxymelite sermonem fecit, fed et </text:span><text:span text:style-name="T9">valde</text:span><text:span text:style-name="T3"> adjecit, quod</text:span></text:p>
      <text:p text:style-name="P4"><text:span text:style-name="T9">admodum vekementerque</text:span><text:span text:style-name="T3"> significat. Tale igitur oxymel<text:line-break/>nihil mediocriter in crassis glutinosisque pulmonis fputis<text:line-break/>efficere consuevit, in quibus eo solo quispiam utatur, fed<text:line-break/>ea vel incidit, detergit educitque, vel facere id non va-<text:line-break/>lens exiccat. Ut enim hujusmodi medicamentum inci-<text:line-break/>dendi facultatem habet, ita et exiccandr. Utimur autem<text:line-break/>eo in crassis pulmonis fputis, non- tanquarn exiccante, sic<text:line-break/>enim oblaederet, sed tanquarn incidente et detergente.<text:line-break/>Quum igitur haec facere non valeat, utilitatem quidem<text:line-break/>nullam adfert, imo maximam laesionem invehit. Sed<text:line-break/>quando neque incidit, neque detergit, in lequentibus ipse<text:line-break/>docuit, iseinc autem volo de ea, quae in' multis repen-<text:line-break/>tur libris, scriptura agere. Non enim’ per </text:span><text:span text:style-name="T19">σ</text:span><text:span text:style-name="T17"> </text:span><text:span text:style-name="T3">secundam<text:line-break/>hujus nominis </text:span><text:span text:style-name="T17">μέσον </text:span><text:span text:style-name="T3">syllabam, sed per </text:span><text:span text:style-name="T17">ζ </text:span><text:span text:style-name="T3">scriptam inveni-<text:line-break/>mus, ut dictio tota talis sit, quod valde acidum existit,<text:line-break/>nihil </text:span><text:span text:style-name="T17">μέζον </text:span><text:span text:style-name="T3">insigne efficiet. Sed id falsum est.- Is enlur<text:line-break/>inferens magnum aliquando fieri ab eo juvamentum’ osten-<text:line-break/>dit, interdum et laesionem. Quare perpetuo insigne quid-</text:span></text:p>
      <text:p text:style-name="P4"><text:span text:style-name="T3">dam facit et nullo modo parvnm. De quo autem est </text:span><text:span text:style-name="T9">ve-<text:line-break/>rum</text:span><text:span text:style-name="T3"> dicere, quod perpetuo magnum vel malum ves bo-<text:line-break/>num facit, de illo melius, nihil mediocriter ab eo fieri<text:line-break/>quispiam dixerit.</text:span></text:p>
      <text:h text:style-name="Heading_20_2" text:outline-level="2">XXIV.</text:h>
      <text:p text:style-name="P265">Id autem maxime perpetiuntur etiam alias,, qui perniciose<text:line-break/>habentes neque tustire, neque quae intus retinentur ex-<text:line-break/>creare poscunt.</text:p>
      <text:p text:style-name="P199">Sputa crassa vehementer glutinari, nihilque ab exhi-<text:line-break/>bito acido oxymelite juvari, ait iis contingere, qui ma-<text:line-break/>xime perniciale afficiuntur, id est quibus crudus supra<text:line-break/>modum existit morbus , hi namque nihil expuunt.</text:p>
      <text:h text:style-name="Heading_20_2" text:outline-level="2">XXV.</text:h>
      <text:p text:style-name="P5"><text:span text:style-name="T3">Ad hoc </text:span><text:span text:style-name="T9">igitur aegrotantis hominis robur conjicere opor*<text:line-break/>tet,</text:span><text:span text:style-name="T3"> et </text:span><text:span text:style-name="T9">st de eo spem habeas, exhibere..</text:span></text:p>
      <text:p text:style-name="P3"><text:span text:style-name="T3">Postquam etiam perniciosissime aegrotantes ab acido<text:line-break/>oxymelite nihil juvari praedixit, paueique ex ipsis adjuti<text:line-break/>liberantur, ob id et ipsius perrarum mon tacuit auxilium.<text:line-break/>Fit autem </text:span><text:span text:style-name="T9">auxilium</text:span><text:span text:style-name="T3"> hujusmodi ab acido supra modum<text:line-break/>oxymelite, quum aegri vires valent. Alias enim nequa-<text:line-break/>quam juvat tale oxymel. Duorum siquidem alterum<text:line-break/>efficit, vel prorius non incidit, sed quod glutinosum est,<text:line-break/>glutinosius reddit, vel incidit abstergitque, verum repen-<text:line-break/>tinam tum eductionem, tum vacuationem, quam molitur,<text:line-break/>non ferente natura, continget strangulari hominem.</text:span></text:p>
      <text:h text:style-name="Heading_20_2" text:outline-level="2">XXVI.</text:h>
      <text:p text:style-name="P5"><text:span text:style-name="T3">.Exhibere autem oportet, si dederis, </text:span><text:span text:style-name="T9">summe tepidum, id-<text:line-break/>que paulatim neque affatim,</text:span></text:p>
      <text:p text:style-name="P282"><text:tab/><text:tab/></text:p>
      <text:p text:style-name="P199">Si aeger ob sputorum tum crassitlem tum vifcosita-<text:line-break/>tem nihil expuerit viresque validae fuerint, oxymel dari<text:line-break/>jubet valde acidum et paulatim ac pertepidum, quod est</text:p>
      <text:p text:style-name="P4"><text:span text:style-name="T3">perquam tepidum (summe vero tepidum est, quod calidi<text:line-break/>frigidique exacte sit medium). Quum enim vehementem<text:line-break/>habeat facultatem, copiofe ipsum uno haustu offerre </text:span><text:span text:style-name="T9">vere-<text:line-break/>tur,</text:span><text:span text:style-name="T3"> Pari modo et aestate frigidum porrigere, ut antra<text:line-break/>praecepit, ideo timet, quia tum pleuritides, tum peripneu-<text:line-break/>moniae, in quibus nihil expuitur, incoctae sunt. Coefi-<text:line-break/>oni autem perpetuo calidum confert, frigidum vero ad-<text:line-break/>versatur. Cur ergo calidum etiam oxymel devitat? Au<text:line-break/>ob morbi malignitatem ne videlicet protinus ex tali<text:line-break/>exhibitione ejusmodi potionis cruda eadem permaneat<text:line-break/>affectio hominemque, a calido oxymelite siticulosiorem<text:line-break/>fieri contingat? At quod Iymptoma hoc vifcosum reddat<text:line-break/>sputum, exposuit. Tutius ergo mediocriter lepidum esse'<text:line-break/>oxymel ipse arbitratur, ut qui calidi eam, quae succedere<text:line-break/>possit frigidique de necessitate successuram, fugiat lae-<text:line-break/>sionem,</text:span></text:p>
      <text:h text:style-name="P188" text:outline-level="2">XXVII.</text:h>
      <text:p text:style-name="P264">Subacidum vero oxymel os quidem et suuces humectat,<text:line-break/>sputum educit et sttim sudat , hypochondriis ac visceri-<text:line-break/>bus ibi locatis placidum est et prodeuntes ex melle no-<text:line-break/>xias prohibet, quod enim in melle biliosum est, emendat.</text:p>
      <text:p text:style-name="P199">Absoluto de admodum acido oxymelite sermone, ad<text:line-break/>mediocriter acidum transiit, qui ipsum humectare os fau-<text:line-break/>cesque et sputum educere et sitim sedare, in textura ora-<text:line-break/>tionis asserit. Nam quum omnia, quibus tales juvari<text:line-break/>moriri consueverunt, habeat, eorum quae laedunt, ob tem-<text:line-break/>peramenti virtutem nihil habet. Quoniam mullae tantum<text:line-break/>aceti admixtum est, quantum satis est, ut quod in ipsa<text:line-break/>bilicium sit, queat emendare, hoc est, evertere et depri-<text:line-break/>rnere. Nam in quarto de simplicium medicamentorum fa-<text:line-break/>cultatibus dulcem succum acido maxime facultatibus ad-<text:line-break/>verfari monstravimus. Quum itaque mulsae facultas cae-</text:p>
      <text:p text:style-name="P197">tera quidem omnia, quibus morbi hujusmodi opus habent,<text:line-break/>contineat, in uno autem duntaxat ipsis contraria fit, quod<text:line-break/>fupercalefacta ipfa bilescat, mutationem sane hujusmodi<text:line-break/>permixtio aceti cohibens, optimum efficit medicamentum,<text:line-break/>nam minime siticulosum erit, atque ob id sputa non<text:line-break/>omnino crassa glutinosaque facile educet; haec autem ipsa<text:line-break/>duo opera consequitur partium oris fauciumque humecta-<text:line-break/>tio. Qua vero ratione hoc facit, ea tum lieni, tum he-<text:line-break/>pati maximam affert utilitatem, viscera innoxie expur-<text:line-break/>gans.</text:p>
      <text:h text:style-name="Heading_20_2" text:outline-level="2">XXVIIl.</text:h>
      <text:p text:style-name="P1"><text:span text:style-name="T3">(hiiit </text:span><text:span text:style-name="T9">et status discutit urinasque promonet.</text:span></text:p>
      <text:p text:style-name="P199">De mediocriter acido oxymelite adhuc disserens haec<text:line-break/>protulit. Verum in pulmonis thoracisque affectionibus<text:line-break/>plurimo est usui, maximeque insigne habet subsidium ob</text:p>
      <text:p text:style-name="P289">1</text:p>
      <text:p text:style-name="P142"><text:span text:style-name="T3">metricam illam aquae acetique et mellis permixtionem.<text:line-break/>Tale siquidem oxymel spiritum crassum flatulentumque in •<text:line-break/>hypochondrio incidit flatusque abrumpens </text:span><text:span text:style-name="T9">vias</text:span><text:span text:style-name="T3"> omnes<text:line-break/>expurgat, atque ad urinas tum serosa tum biliosa agit<text:line-break/>excrementa,<text:tab/></text:span><text:span text:style-name="T13">1</text:span><text:span text:style-name="T3"><text:tab/>,</text:span></text:p>
      <text:h text:style-name="Heading_20_2" text:outline-level="2">XXIX.</text:h>
      <text:p text:style-name="P265">Intestini tamen inferiorem partem humentiorem reddit et<text:line-break/>ramenta inducit.</text:p>
      <text:p text:style-name="P2"><text:span text:style-name="T3">Eam quae supra id quod secundum naturam est rn-<text:line-break/>nafcitur partibus humiditatem </text:span><text:span text:style-name="T17">πλάδον </text:span><text:span text:style-name="T3">Hippocratem no-<text:line-break/>minare nobis notum est; hoc igitur efficere ait oxymel.<text:line-break/>Et quicquid crassi glutinosique humoris superius </text:span><text:span text:style-name="T9">infarci-<text:line-break/>tur,</text:span><text:span text:style-name="T3"> id abradit inciditque atque ad excretionem subducit;<text:line-break/>faciles item et hac facultate a jecore facit excrementorum<text:line-break/>eductiones, ita ut collectis fuperiorlbus cunctis humidita-<text:line-break/>tibus in intestinis, et potissimum infernis, ob multitudinem</text:span></text:p>
      <text:p text:style-name="P4"><text:span text:style-name="T3">quidem innascatur ea quae supra naturam est humiditas,<text:line-break/>ob qualitatem vero intestini abrasio. Etenim et oxymel<text:line-break/>detergente praeditum facultate tandem abradet intesti-<text:line-break/>num. Ejusdem quoque est facultatis quod cum oxyme-<text:line-break/>lite descendit biliosum excrementum, quapropter et sine<text:line-break/>oxymelite, si aliquando exuperaverit, intestinum abradit.</text:span></text:p>
      <text:h text:style-name="Heading_20_2" text:outline-level="2">XXX.</text:h>
      <text:p text:style-name="P5"><text:span text:style-name="T9">Interdum autem et in acutis morbis hoc pravum est, ma-<text:line-break/>xime quidem, quod status suras prodire prohibeat, imo<text:line-break/>remeare faciat. Praeterea vero etiam debilitat et<text:line-break/>extrema refrigerat. Atque hance e laesionem splam ex<text:line-break/>aceto mulsa oboriri novi, quae descriptione quoque<text:line-break/>digna esu</text:span></text:p>
      <text:p text:style-name="P199">lu acutis interdum morbis abradi intestinum bonum<text:line-break/>non est. Ulceratio enim quaedam superficiaria est, ramen-<text:line-break/>tusa affectio. Quae quiitn talis exisset, ab irrumpentibus</text:p>
      <text:p text:style-name="P4"><text:span text:style-name="T3">et praesertim mordacitatem aliquam habentibus laeditur<text:line-break/></text:span><text:span text:style-name="T9">intestinum.</text:span><text:span text:style-name="T3"> Laesum vero intestinum nisi protinus mor-<text:line-break/>dentium excretionem fecerit, ad regionem superiorem ea<text:line-break/>quae irrumpunt remittit. Quo fit ut ea ratione flatus<text:line-break/>-etiam ejus sursum recurrere contingat. Naturalem siqui-<text:line-break/>dem functionem peristalficam sertita sunt intestina, ut in<text:line-break/>commentariis de facultatibus naturalibus demonstratum<text:line-break/>est, sed quae irrumpunt, a partibus illis quibus continen-<text:line-break/>lur; protrudi velocitatis est opus. Quum igitur superne<text:line-break/>motus exordium habeat, quae continentur, deorsum ha-<text:line-break/>beut excretionem. Verum si motio inferne caplat exor-<text:line-break/>dia, sursum feruntur. Atque id in his qui secundum na-<text:line-break/>turam se habent, manifeste conspicitur, cum scilicet uni-<text:line-break/>versim raptimque subeunte ad inferna intestina bile cou-<text:line-break/>tinemus excretionem, aut propter quoddam obortum ne-<text:line-break/>gotium, quod interpellari non possit, aut quod non prope<text:line-break/>sit ad ventrem exonerandum secessus. ' Tunc enim recur-<text:line-break/>rere bilem sita percipimus ut non adhuc excerni possit.</text:span></text:p>
      <text:p text:style-name="P4"><text:span text:style-name="T3">Sunt- quibus ex hujusmodi bilis recursu stomachus male<text:line-break/>habet, aliis caput repletur et ob morsum dolet, alii<text:line-break/>utrumque patiuntur. </text:span><text:span text:style-name="T9">Sic</text:span><text:span text:style-name="T3"> igitur ramentosa in intestinis<text:line-break/>affectio deorsum interdum excernit celeriter, aegrorum<text:line-break/>molestiam nequaquam sustinens, interdum autem a parti-<text:line-break/>bus inferioribus ad superiores, ubi quae irrumpunt, non<text:line-break/>protinus ad sedem prodierint, sed is qui sedem circulari-<text:line-break/>ter ambit musculus tum contractus tum recti intestini<text:line-break/>extremum ipsum obstringendo complexus principium rno-<text:line-break/>tionis peristalticae ex infernis partibus ad superiores fe-<text:line-break/>cerit. Ob eam igitur causam non flatus modo, verum et<text:line-break/>excrementum in hujusmodi affectionibus recurrit. Con-<text:line-break/>tingit autem et vices laedi ob sequentem in transitu mor-<text:line-break/>sum. Nam quae abraduntur, etiamsi quod pertransit hre-<text:line-break/>vissimum habeat morsum, vehementer tamen infestantur.<text:line-break/>Scimus autem dolorem omnem vires exolvere, atque ob<text:line-break/>id partes extremas perfrigerare. </text:span><text:span text:style-name="T9">Atque hancce sulam<text:line-break/>laesionem ex aceto mulsu oboriri novi, quae commentario</text:span></text:p>
      <text:p text:style-name="P4"><text:span text:style-name="T9">quoque digna stt.</text:span><text:span text:style-name="T3"> Oxymel mediocriter temperatum no-<text:line-break/>xas omnes, quae ex mulsa, vino et aqua emergunt, essu-<text:line-break/>gisse paulo ante demonstratum esu Si quando igitur lae-<text:line-break/>dat, solum laedit, quod abradat intestinum; id vero facit<text:line-break/>interdum in iis, qui imbecillius habent natura et pati<text:line-break/>idoneum intestinum/</text:span></text:p>
      <text:h text:style-name="Heading_20_2" text:outline-level="2">XXXI.</text:h>
      <text:p text:style-name="P143"><text:span text:style-name="T9">Exiguum autem ejusmodi potum nocte quidem et jejuno<text:line-break/>ante sorbitionem propinare convenit, sed et quum a<text:line-break/>surbitione multum intersit temporis, bibere nihil pro-<text:line-break/>hibet. •<text:tab/>•<text:tab/>.<text:tab/>•<text:tab/>-<text:tab/>. •</text:span></text:p>
      <text:h text:style-name="Heading_20_2" text:outline-level="2">i.</text:h>
      <text:p text:style-name="P2"><text:span text:style-name="T3">Facultate quam habet enarrata, ad rationem tempo-<text:line-break/>ris, quo maxime ipsum quis porrigere debeat, nunc acce-<text:line-break/>dit, quando potissimum oxymelite uti-debeat is, qui sor-<text:line-break/>bitionibus alatur, deinde quamvis non sorbitionibus, sed<text:line-break/>potione aliquis sola nutriatur, tempus iu illis etiam do-</text:span></text:p>
      <text:p text:style-name="P197">eet. Ait ergo in sorbitione utentibus, illud duntaxat<text:line-break/>observandum tempus,' quo sorbitio ingeri debet, ptisanae<text:line-break/>autem scilicet cremor sorbitio est, qui ut corpus alat<text:line-break/>viresque roboret assumitur. Ad quae confert, si nutri-<text:line-break/>tionis tempore folus in ventre contineatur. Nam. antea<text:line-break/>didicisti, cibos multiplices et praesertim facultate dissimi-<text:line-break/>les in ventre turbationem concitare. Ob eam igitur cau-<text:line-break/>sam non porrigendum oxymel, 'nisi cremor concoctus fu-<text:line-break/>erit.' Qui si coctus fuerit, licet tum nocte tum sequenti<text:line-break/>die ante sorbitionem sumere. Tempus autem inter sorbi-<text:line-break/>tionem oxymelque medium satisfacit, si ptisanae cremor<text:line-break/>vacuum simul et purum ex ea, quae ab oxymelite facta<text:line-break/>est, abstersione ventriculum ingrediatur.</text:p>
      <text:h text:style-name="Heading_20_2" text:outline-level="2">XXXII.</text:h>
      <text:p text:style-name="P265">Solo vero potu citra sorbitiones pro victu utentibus pro-<text:line-break/>pterea hoc uti semper et perpetua non idoneum est.</text:p>
      <text:p text:style-name="P3"><text:span text:style-name="T9">maxime quidem propter intestini abrasionem aut exa-<text:line-break/>sperationem, Quum enim stercore vacuum stt, magis<text:line-break/>haec induxerit, quum vastorum adsit vacuatio, postea<text:line-break/>autem et aqua mulsu vires prostraverit.</text:span></text:p>
      <text:p text:style-name="P199">Victus rationem citra ptifanam ex potn.sulo sibi in-<text:line-break/>stituentibus, non per totum morbum idoneum est oxyme!<text:line-break/>epotum, tum quod vehementius intestinum nudum abra-<text:line-break/>dat. Nam a ptisana quodam modo inungitur, quum eam<text:line-break/>sorbuerint et quum corpus nihil a mulsa auxilii accepe-<text:line-break/>rit. Mulsae autem auxilium, quod corporibus afferat, in<text:line-break/>oratione de mulsa praedixit.</text:p>
      <text:h text:style-name="Heading_20_2" text:outline-level="2">XXXIII.</text:h>
      <text:p text:style-name="P265">Si tamen opitulari apparuerit ad totum morbum co-<text:line-break/>piosus hujus potionis usus, paucum aceti, quoad folum<text:line-break/>agnoscatur, tejsundendum esu Ita enim tum quae lae-</text:p>
      <text:p text:style-name="P263">dere solet, ea minime laeserit, pum quibus prodeste opus<text:line-break/>est, his proderit.</text:p>
      <text:p text:style-name="P199">Cum sitim; quidem mulsa inferat, sputa autem in<text:line-break/>bronchiis pulmonis contineantur vel glutinosa, vel admo-<text:line-break/>dum crassa,, tunc folo est utendum oxymelite. Neque<text:line-break/>memoria excidat, dicta haec fuisse de iis, qui folo potu<text:line-break/>sineforbitione utuntur. Si igitur, ut dixi, utendum sit<text:line-break/>oxymelite, pauoum aceti mulsae affundere convenit, iit<text:line-break/>aceti usu ad auxilium fruatur et fugiat quod ab eo est<text:line-break/>detrimentum. Sed acetum mulsae commixtum excoquere<text:line-break/>convenit, nam ita ad nocendum imbecillius esu</text:p>
      <text:h text:style-name="Heading_20_2" text:outline-level="2">XXXIV.</text:h>
      <text:p text:style-name="P265">Ut autem in summa dicatur, orti ab aceto acores pioro-<text:line-break/>cholis' magis, quam melancholicis conserunt. Amara<text:line-break/>namque dijsalvuiitur et in pituitam abeunt, dum ab ipsa</text:p>
      <text:p text:style-name="P4"><text:span text:style-name="T9">attolluntur. Nigra vero fermentantur, in sublime attol-<text:line-break/>luntur ac multiplicantur, sursum enim</text:span><text:span text:style-name="T3"> nigra educit<text:line-break/>...... i. .7 . i . . r.sil </text:span><text:span text:style-name="T9">e- . mr. ..r<text:line-break/>acetum.</text:span></text:p>
      <text:p text:style-name="P257">e'Z<text:tab/>Inui</text:p>
      <text:p text:style-name="P2"><text:span text:style-name="T3">Picrocholas naturas appellat </text:span><text:span text:style-name="T9">Hippocrates,</text:span><text:span text:style-name="T3"> quae </text:span><text:span text:style-name="T9">ama-<text:line-break/>rum</text:span><text:span text:style-name="T3"> humorem- procreant, qui est bilis flava, - quibus ido-<text:line-break/>neum esse ais acetum, quod melancholicis maxime contra-<text:line-break/>rinm existit. Nam et bilem nigrum acidam esse contin-<text:line-break/>git, quum qaur praeter-naturam affecto, corpore., exupera-<text:line-break/>verit, ut-qunm.recte valet,-pius: quidem praedictae habet<text:line-break/>qualitatis, </text:span><text:span text:style-name="T9">.noti,</text:span><text:span text:style-name="T3"> tamen exquilrlam ipsam. Caetera contex-<text:line-break/>tus manifesta sunt. Docet siquidem in eo, quo pacto<text:line-break/>acetum picrocholis,</text:span><text:span text:style-name="T9">r</text:span><text:span text:style-name="T3"> qui iu. temperamento calido </text:span><text:span text:style-name="T9">qaeteros<text:line-break/></text:span><text:span text:style-name="T3">vincunt, prosit, quum ipsum frigidum fit.</text:span></text:p>
      <text:h text:style-name="Heading_20_2" text:outline-level="2">XXXV.</text:h>
      <text:p text:style-name="P5"><text:span text:style-name="T9">fldulieribui autem longe magis quam</text:span><text:span text:style-name="T3"> viris </text:span><text:span text:style-name="T9">adversatur<text:line-break/>acetum, nam uterum dolore aspicit.</text:span></text:p>
      <text:p text:style-name="P3"><text:span text:style-name="T3">Quod acetum nervos laedere consueverit tum 'testa-<text:line-break/>tur experientia tum ratio—demonstrat. Nam exangues<text:line-break/>funt et' quila frigidipropterea facile</text:span><text:span text:style-name="T13">1</text:span><text:span text:style-name="T3"> a 'refrigerantibus<text:line-break/>tenues 'habentibus partes, afficiuntur medicamentis. Lae-<text:line-break/>duntur praeterea. et'</text:span><text:span text:style-name="T13">c</text:span><text:span text:style-name="T3">a eSeteris refrigerantilufs omnibus,<text:line-break/>verum substantiae aceti tenuitas in eorum</text:span><text:span text:style-name="T13">1</text:span><text:span text:style-name="T3"> mergitur pro-<text:line-break/>fundum, atque in omnes ita penetrat partes; ut ne mini-<text:line-break/>mam quidem ex eis illaesam sinat. Sic 'certe acetum<text:line-break/>nervosas laedit partes. Uterum autem anatomici' fere<text:line-break/>omnes nervosum esse dicunt. Atque absque eorum pro-<text:line-break/>batione, quam ex anatomica infpeetione fecerunt, poteris<text:line-break/>et tu de eo ratiocinatione colligere. Nam ad maximam<text:line-break/>laxatur molem et ad minimam contrahitur; quantus ete-<text:line-break/>nim foetus fuerit, ipsum perpetuo circulariter ambit, im-<text:line-break/>pleturque spatium omne ab eo, etiamsi parvus suerit, ve-<text:line-break/>luti venter a cibis. Sed ventris non magna est ad con-<text:line-break/>traria permutatio, uteri autem"'maximae; plurimum autem</text:span></text:p>
      <text:p text:style-name="P144"><text:span text:style-name="T3">dilatari, nervosorum proprium est corporum, non camo-<text:line-break/>sorum. ’<text:tab/>— ••</text:span></text:p>
      <text:h text:style-name="Heading_20_2" text:outline-level="2">XXXVI.</text:h>
      <text:p text:style-name="P1"><text:span text:style-name="T9">At vero aquae potui acutis in morbis, aliud sune nullum<text:line-break/>munus habeo, quod ascribam. Aeque enim in pleuri-<text:line-break/>ticis ac peripneumonicis tusam lenit, neque sputum edu-<text:line-break/>cit, imo caeteris minus, st quis perpetuo aqua patui<text:line-break/>utatur. Verum st. inter acetum mulsum et aquam mul-<text:line-break/>sum aquae pauculum sorbeatur, sputum educit propter<text:line-break/>qualitatis potuum transmutationem, quandarn enim in-<text:line-break/>tus inundationem advehit. Alias lieque sttim sudat, sud<text:line-break/>exacerbat, biliosae enim naturae biliosa est et hypo-<text:line-break/>chondriis mala, imo pejsima ac bilioststirna viresque maxi-<text:line-break/>me labefaciat, ubi in vacuitatem venerit. Lienem quo-<text:line-break/>que et hepar auget, quum ihstanrmata suerint,stuctuat~<text:line-break/>que ac innatat. Tarde</text:span><text:span text:style-name="T3"> si quidem </text:span><text:span text:style-name="T9">permeat, quod sub-<text:line-break/>[rigida stt et coctionis expers ,• neque alvum dejicit ne-<text:line-break/></text:span><text:span text:style-name="T3">' /</text:span></text:p>
      <text:p text:style-name="P145"><text:span text:style-name="T9">que </text:span><text:span text:style-name="T19">, </text:span><text:span text:style-name="T9">urinas movet. Nonnihil etiam insuper , oblaedit,<text:line-break/>quod natura faecis stt expers., Quod st sune pedibus<text:line-break/>etiamnum frigentibus aliquando epota fuerit, has omnes<text:line-break/>noxas multo graviores advehet, ad quancunque tandem<text:line-break/>inclinaverit.<text:tab/>i</text:span></text:p>
      <text:p text:style-name="P199">Neque incidendi vim aliquam habet aqua, ut acetum,<text:line-break/>imo neque calida est, ut mel (quod fane non calefacit<text:line-break/>modo, sed detergit, inciditque). Tarde igitur jure per-<text:line-break/>meat aqua omnis, difficulter concoquitur atque aegre<text:line-break/>subducitur, quanquam alias et optima.fit et noxia vacet.<text:line-break/>Nam quae limosa aut male olens ant salsa aut i alterius<text:line-break/>cujusdam. medicamentosae qualitatis particeps, existit, ea<text:line-break/>non firnpliciter est aqua,, Ied cum tali quadam perinix-<text:line-break/>tione medicamenti. Ut si mel pravum vel ptisanam vel<text:line-break/>acetum vel vinum vel aliquidl tale designaveris; non<text:line-break/>enim ex illo, genus, totum, culpabis, fed id solum, ad quod<text:line-break/>convertis mentem. Quum igitur super singulis, de qui-</text:p>
      <text:p text:style-name="P4"><text:span text:style-name="T3">bus enunciat </text:span><text:span text:style-name="T9">Hippocrates, </text:span><text:span text:style-name="T3">sermo de optimis sit, ita et<text:line-break/>nunc intellige, singula quae dicuntur ad optimam rese-<text:line-break/>rens aquam, ea autem purissima est et omni aliena qua-<text:line-break/>litate destituta. Haec igitur quanquam optima sit, multo<text:line-break/>tempore in ventriculo manet fluctuationesque ipsi pluri-<text:line-break/>mum parit, quo fit ut quum biliosus ille </text:span><text:span text:style-name="T9">ventriculus</text:span><text:span text:style-name="T3"> fue-<text:line-break/>rit, corrumpatur et illa. Praeterea et quum ex ventri-<text:line-break/>culo ad jejunum intestinum aegre perveniat, non facile<text:line-break/>distribuitur neque in hepar, nequa multo magis in renes,<text:line-break/>thoracem i et pulmonem. Quare neque urinas movere<text:line-break/>potest, neque sputum educere. Imo neque per totum<text:line-break/>corpus molitur transpirationes, id namque tenuis substan-<text:line-break/>tiae opus est calidaeque, non frigidae et crassae. Neque<text:line-break/>praeterea sitim sedat, quod in amplis tum ventris tum<text:line-break/>intestinorum animalis instrumentis plurimo maneat tem-<text:line-break/>pore, neque prorsus imas ipsorum penetret partes, neque<text:line-break/>ariditatem humectet. Quod autem non alat antea dictum<text:line-break/>est, proindeque neque facultatem vitalem roborare potest.</text:span></text:p>
      <text:p text:style-name="P4"><text:span text:style-name="T3">Atque eae sunt caufae, quibus Hippocrates ad aquam mul-<text:line-break/>fam, acetum mulsum et. vinum se .contulit in aegris; ah<text:line-break/>aqua abstinens. Igitur ob eas causas nunquam ea quis<text:line-break/>utatur. Utuntur tamen et alii medici, atque etiam Hip-<text:line-break/>pocrates, sed hic minus, caeteri magis. Nam quod </text:span><text:span text:style-name="T9">cae-<text:line-break/></text:span><text:span text:style-name="T3">teris male utantur, decepti, ad aquam ipsam refugiunt,<text:line-break/>quae noxam non insignem habet, ut nec facultatem. Siic<text:line-break/>enim Erasistratus dicebat: </text:span><text:span text:style-name="T9">validae tum ciborum tum po-<text:line-break/>tuum sacultates, tempestive quidem astsumptae maximum<text:line-break/>auxilium, intempestive vera maximam laesionem adsurunt.<text:line-break/></text:span><text:span text:style-name="T3">Quem autem vitiosum esse dico tum oxymelitis, tum<text:line-break/>mulsae, tum vini usum, 'is quidem oritur et ob repenti--<text:line-break/>nas mutationes, ut ipfe ostendit., gignitur et plerumque<text:line-break/>ob sinceram, quae a medicis fit, permixtionem. Quum<text:line-break/>igitur seni cuidam aegrotanti quotidie vinum aquo-<text:line-break/>sum exhiberem, quidam ex hujusmodi medicis praesens,<text:line-break/>me vini minimum aquae ipsi instillantem contemplatus,<text:line-break/>risit aegrumque vinum non bibere, sed duntaxat cernere</text:span></text:p>
      <text:p text:style-name="P197">dixit, non sane-.intelligens mixtionis vini, quod gratia<text:line-break/>voluptatis datur,, ad aquam aliam esse .symmetriam et<text:line-break/>aliam ejus, quod, ad utilitatem', ministratur. Nam vini<text:line-break/>omnino minimum tanquarn vehiculum quoddam, quod<text:line-break/>ad distributionem aquam trahat, permiscendum est, quo<text:line-break/>duntaxat aquae tollamus sinceritatem, non autem aquam<text:line-break/>vinum faciamus. Sanorum autem plerique vinum aqua<text:line-break/>dilutum liihunt, lu his autem aquam gustu ipso evincere<text:line-break/>non oportet, sed vinum, in aegrotantibus vero adhuc.ma-<text:line-break/>gis, ita ut paucum sit vini indicium. Sic. et de oxyme-<text:line-break/>lite paulo ante dicebat,- aquosum laudans, tutius item<text:line-break/>quispiam aquofa mulsa uteretur. Nam sincera nisi ven-<text:line-break/>trem subducere anticipaverit, magis nocebit et potissimum<text:line-break/>in picrocholis et magnis visceribus praeditis, in quibus et<text:line-break/>aqua noxia est, quum diutius in hypochondriis morata<text:line-break/>bilefcat, •’ Nam praeter haec omnia, quae habet mala,<text:line-break/>faecis adhuc expers existens, nullam alvi molitur subdu-</text:p>
      <text:p text:style-name="P4"><text:span text:style-name="T3">ctionem. Aquam autem lu principiis accessionum potam<text:line-break/>laedere (quod declaravit his vernis.: </text:span><text:span text:style-name="T9">quod st pedibus,sci-<text:line-break/>gentibus quis, aliquando biberit ea. his omnibus musco<text:line-break/>magis nocebit')</text:span><text:span text:style-name="T3"> eorum est, quae omnibus et nota et eon-<text:line-break/>cessa funt. Quando igitur bibi idonea est aqua? Quum<text:line-break/>potu solo aeger usus fuerit, nondum accepto ptisanae.cre-<text:line-break/>more,-tunc enim in potionum aliarum medio aquam tem-<text:line-break/>pesti ve quis assumpserit, ac praesertim quum siticulosus<text:line-break/>aeger fuerit, inundationem enim quandam, hoc </text:span><text:span text:style-name="T21">est.hu-<text:line-break/></text:span><text:span text:style-name="T3">midi cujusdam copiam, eam facere ait. Ideo inter mul-<text:line-break/>sam oxymelque parum </text:span><text:span text:style-name="T9">aquae</text:span><text:span text:style-name="T3"> exhibet, quod iis quae ex-<text:line-break/>pui debent, conferat ad humectationem; Imo et-quurn<text:line-break/>vinum graviter nocet, tum aquam propinat. • Quo vero<text:line-break/>pacto id enunciaturus sit Hippocrates audiamus.</text:span></text:p>
      <text:h text:style-name="Heading_20_2" text:outline-level="2">XXXVII.</text:h>
      <text:p text:style-name="P5"><text:span text:style-name="T9">Quum vero in ejusmodi morbis vehementem capitis gravita-<text:line-break/>tem aut mentis laesionem suspicatus sueris, </text:span><text:span text:style-name="T19">α </text:span><text:span text:style-name="T9">vino pe-</text:span></text:p>
      <text:p text:style-name="P269">nitus abstinendum est, quo in statu aqua utendum, aut<text:line-break/>vinum aquosum omnino stavutnque.exhihendum, uc pror-<text:line-break/>sus inodorum, atque post ipstus potum aquae exiguum<text:line-break/>superbibendum. Ita enim vini vehementia caput ac<text:line-break/>mentem minus suriet.</text:p>
      <text:p text:style-name="P199">Mens tum laedi dicitur, cum aeger febre correptus<text:line-break/>deliraverit, ac nunc ergo mentis laesionem delirium dicit,<text:line-break/>in quo vino abstinendum imperat. Eodem modo et in<text:line-break/>vehementibus capitis doloribus. De utroque antea di-<text:line-break/>ctum est. Sed nunc ubi in praedictis symptomatis a<text:line-break/>vino omnino abstinendum praedixit, consequenter aquo-<text:line-break/>surn flavumque omnino et quod odore careat, dandum<text:line-break/>ait. Aquosum quidem et inodorum dare belle dicitur,<text:line-break/>sed flavum non admodum recipio, nam ad ea aquosum<text:line-break/>album melius existit. Etiam vero in eam gratiam,, quum<text:line-break/>vinum talibus datum est, superbibendam confestim aquam<text:line-break/>tutius praecipit. Ninus enim, inquit, vini robur, quod</text:p>
      <text:p text:style-name="P3"><text:span text:style-name="T3">vehemens est, caput mentemque feriet; </text:span><text:span text:style-name="T17">ἄπτοιτο </text:span><text:span text:style-name="T3">quidem<text:line-break/>verbo usus sibi ipsi usitato consuetoque, quo </text:span><text:span text:style-name="T17">ἄψιν </text:span><text:span text:style-name="T9">mentis &lt;<text:line-break/>laesionem,</text:span><text:span text:style-name="T3"> ab hujusmodi verbo, quod </text:span><text:span text:style-name="T19">αψίος</text:span><text:span text:style-name="T17"> </text:span><text:span text:style-name="T3">.nomine homi-<text:line-break/>nibus usitatius est, scfe fecisse ostendit. Caput autem<text:line-break/>mentemque vino laedi ait, quod propter calorem celeri-<text:line-break/>ter ad caput feratur ferveutesque in corpore fecum ferat<text:line-break/>humores. Quia vero caput male afficit, propterea et<text:line-break/>mentem, nam in capite sapere ipsum situm est et</text:span><text:span text:style-name="T23">z</text:span><text:span text:style-name="T3">ea ani-<text:line-break/>mae pars quae ratiocinatur.</text:span></text:p>
      <text:p text:style-name="P198">♦ • - '</text:p>
      <text:h text:style-name="Heading_20_2" text:outline-level="2">XXXVIII.</text:h>
      <text:p text:style-name="P5"><text:span text:style-name="T3">At </text:span><text:span text:style-name="T9">quibus in morbis aqua potui maxime utendum stt. et<text:line-break/>quando copiostjsima et quando moderata, quando fri-<text:line-break/>gida et quando calida, partirn quidem antea dictum<text:line-break/>est, partirn vero suo tempore dicetur.</text:span></text:p>
      <text:p text:style-name="P199">Erasistratus quidem in libris de febribus malitiose</text:p>
      <text:p text:style-name="P3"><text:span text:style-name="T3">fatis criminatur Hippocratem, discipulos ipsius prope ac-<text:line-break/>cusalis Apollonium et Dexippum, quos ait cereos cya- •<text:line-break/>thos duodecim in scxlantali cotulae cyatho effinxisse, at-<text:line-break/>que unum ex illis vel duos febrientibus admetiri. </text:span><text:span text:style-name="T9">Ve-<text:line-break/>ram</text:span><text:span text:style-name="T3"> Hippocrates non' hic solum, sed et in antedictis, po-<text:line-break/>tionibus omnibus copiosis manifeste uti visus esu Atque<text:line-break/>nunc in dictione liquido ostendit, inquiens: in quibus au-<text:line-break/>tem </text:span><text:span text:style-name="T9">maxime aqua utendum stt et quando aopioststima.<text:line-break/></text:span><text:span text:style-name="T3">Nam valde multa et copiosissima significat. Sed sane satis<text:line-break/>erat dicere copiofam aliquando dari aquam, sine adjectione<text:line-break/></text:span><text:span text:style-name="T17">κάρτἀ, </text:span><text:span text:style-name="T3">in proditionem malitiae Erafistrati, qui de Apol-<text:line-break/>lonio et Dexippo mentionem facit, neo ullum horum<text:line-break/>libtum ostendere potest , nec Hippocratem ipsum intelligit,<text:line-break/>aperte dicentem: et </text:span><text:span text:style-name="T9">quandoque copiosa aqua utendum.<text:line-break/></text:span><text:span text:style-name="T3">Quin etiam et superiore oratione cum oxymelite aquam<text:line-break/>porrigens, utilem esse ait, quod inundationem quandam<text:line-break/>pariat, hoc est humiditatis copiam. Scripsit et antea de<text:line-break/>mulsa et oxymelite aquosis, quod os hnmectaut et urinas</text:span></text:p>
      <text:p text:style-name="P3"><text:span text:style-name="T3">cient, non utique cyathum horum porrigens, sed quanti-<text:line-break/>tatem insignem, qua et os humectari et urinae cieri et<text:line-break/>quae pulmonem insessent expui possint. Praeterea et de<text:line-break/>oxymelite ita. scripsit: </text:span><text:span text:style-name="T9">Quod st potum hoc at quidem mul-<text:line-break/>tum per totum morbum prcsuturum existimaveris,</text:span><text:span text:style-name="T3"> adji-<text:line-break/>ciens hic, multum. De malitia itaque Erasistrati adversus<text:line-break/>Hippocratem dicta haec sufficiant. Caeterum recordemur<text:line-break/>Hippocratem, quo modo ante, ita et nunc polliceri se in<text:line-break/>morbis singulis propriam facturum doctrinam, quum hoc<text:line-break/>in libro victus instituendi' artem non sufficienter conficiat,<text:line-break/>sed universalia sola in exemplo morbi unius, scilicet pleu-<text:line-break/>riLidis, prosequatur.</text:span></text:p>
      <text:p text:style-name="P146"><text:span text:style-name="T9"><text:tab/>— )'</text:span></text:p>
      <text:h text:style-name="Heading_20_2" text:outline-level="2">XXXIX.</text:h>
      <text:p text:style-name="P5"><text:span text:style-name="T9">At de caeteru potibus, qualis est hordeaceus et qui ex<text:line-break/>herba virente, uva pasta, vinaceis, tritico, cnico, myr-<text:line-break/>tis, malo punico et ex aliis parantur, quum horum 'ali-</text:span></text:p>
      <text:p text:style-name="P147"><text:span text:style-name="T9">quo uti , tempestivum suerit,</text:span><text:span text:style-name="T3"> ,.in </text:span><text:span text:style-name="T9">morbo ipsa scribetur,<text:line-break/>ubi et de compositis agetur medicamentis.<text:tab/>,,</text:span></text:p>
      <text:p text:style-name="P2"><text:span text:style-name="T3">Atque haec oratio habet doctrinae alterius, quae de<text:line-break/>morbis singulis sit, pollicitationem. Verum liquido,.con-<text:line-break/>stat aut libros qui de singulorum acutorum morborum<text:line-break/>curatione ab ..Hippocrate scripti: sunt non extare,: aut<text:line-break/>prorsus, non scriptos. Hi siquidem, qui nunc eircmnferun-<text:line-break/>tur, praestantiae Hippocratis non sunt, habent tamen multa,<text:line-break/>quae mentem ipsius oleant; veluti et quae huic libro ad-<text:line-break/>jacent ab eo, </text:span><text:span text:style-name="T21">qui.de </text:span><text:span text:style-name="T3">balneis est, sermone. Sed ut dixi,<text:line-break/>de singulis in horum explicatione commodius disseremus.</text:span></text:p>
      <text:p text:style-name="P1"><text:span text:style-name="T17">ϋΕ. </text:span><text:span text:style-name="T3">•• al - » • • o v . • • -<text:line-break/></text:span><text:span text:style-name="T9">Balneum vero plerfsque morbis eo utentibus contulerit, ,<text:line-break/>his quidem astidue, his vero minime. Interdum autem<text:line-break/>eo minus utendum, ob hominum inapparationem, in<text:line-break/>paucis enim domibus instrumenta parata sunt ac mini-</text:span></text:p>
      <text:p text:style-name="P3"><text:span text:style-name="T9">stti, qui ut oportet curent. At'uistqdis'perbel!ela-<text:line-break/>vetur, </text:span><text:span text:style-name="T3">non mediocrem incurret </text:span><text:span text:style-name="T9">noxam. ^"‘Tdcto etenim<text:line-break/>citra furnum opus est et aapiosu aqua et frequenti bal-<text:line-break/>neo ,sud non immoderatius affusu, nist rei ita postula-<text:line-break/>dariti </text:span><text:span text:style-name="T16">!;</text:span><text:span text:style-name="T9">i<text:line-break/></text:span><text:span text:style-name="T3">f.</text:span></text:p>
      <text:p text:style-name="P2"><text:span text:style-name="T3">Balnea hujusmodi temporibus Hippocratis nondum<text:line-break/>parari videbantur. Nam dicere paucis in domibus pars-<text:line-break/>ri instrumenta necessaria et reperiri qui rim’probe cu-'<text:line-break/>rent opusque praeterea tecto esse nrorf firmofo, copiosa^<text:line-break/>aqua et quaecunque deinceps dixit, quod-item in' domi-<text:line-break/>bus calefiat adhuc intra lebetes aqua,’ labrisque insunda-<text:line-break/>tur, argumentum habet. Quod autem in fine dictionis<text:line-break/>ait, </text:span><text:span text:style-name="T9">crebro opus ejste balneo, eoque non admodum immo-<text:line-break/>derata, nist res' ita postulaverit,-</text:span><text:span text:style-name="T3"> si utique memoria non<text:line-break/>excidat, in sequenti doctrina observabimus. .Nam ipse<text:line-break/>dicet quinam sint, qui luimediocri aliquando egent bal-<text:line-break/>ueo, id autem est, quum aeger multa, dum lavatur, per-</text:span></text:p>
      <text:p text:style-name="P3"><text:span text:style-name="T3">sunditur aqua. Si namque dicere.ipfe non videatur, nos.<text:line-break/>ipsi non simpliciter quidem, neqne ut inciderit, sed cum<text:line-break/>eorum-, quae , .ab</text:span><text:span text:style-name="T23">;</text:span><text:span text:style-name="T3"> ipfo fcribuntur, consequentiae observa-<text:line-break/>tione percunctabimnf. ,ur ,</text:span></text:p>
      <text:p text:style-name="P148"><text:span text:style-name="T8">- •• .ei.. &lt;no-:<text:tab/><text:tab/>_</text:span></text:p>
      <text:h text:style-name="Heading_20_2" text:outline-level="2">i.<text:span text:style-name="T8">r-iip . ,XLL ......<text:tab/>,</text:span></text:h>
      <text:p text:style-name="P5"><text:span text:style-name="T9">Et magis quidem minime detergendum esa At st deter-<text:line-break/>gendum stt, calido ipsa ac multo copiosiore quam</text:span><text:span text:style-name="T3"> sieri<text:line-break/></text:span><text:span text:style-name="T9">suleat detersurio medicamento utendum, ajfsundendaque<text:line-break/>aqua non pauca et</text:span><text:span text:style-name="T3"> celeriter. </text:span><text:span text:style-name="T9">post perfundenda.-</text:span></text:p>
      <text:p text:style-name="P2"><text:span text:style-name="T3">Nullus aeger, quum, lavatur, detergendus est, nisi sordeat<text:line-break/>ae pruritu vexetur, -i 'Nam aegroti aqua citra laborem<text:line-break/>omnem laesionemque prolui debent. Detersio autem pur-<text:line-break/>gameutis' fit tum mordentibus, tum siccantibus, ac proinde<text:line-break/>tum viribus tum usui balneorum maxime haec contra-<text:line-break/>ria esu Si vero neger detergi debeat, vel propter surdes<text:line-break/>vel propter pruritum, vim medicamenti detergentis ube-</text:span></text:p>
      <text:p text:style-name="P200">rioris aquae temperatione, injecto quoque oleo, obtundere<text:line-break/>oportet.- Quocirca inquit Hippocrates; ac multo copio-<text:line-break/>siore quam fieri soleat, id est, quam sanis, consuetum sit,<text:line-break/>utendum detersurio. Non enim substantiam medicamenti<text:line-break/>detergentis in aegris multiplicem accipiendam praecipit,<text:line-break/>quum non detergendum esse- magis quam leviter purgan-<text:line-break/>dum velit; sed detersorii quantitatem in aegris multipli-<text:line-break/>cem fieri jubet per aquae adauctionem. • • Ea siquidem<text:line-break/>ratio detergentia quoque vitare praecipit, non excitante<text:line-break/>vel forditie vel pruritu acrlbusque ipsis et sinceris non<text:line-break/>utendum. Ut autem multitudine aquae admixtae exol-<text:line-break/>vit detergentis medicamenti acrimoniam, ..eodem modo<text:line-break/>totius detersorii vim exolvit superinfundens’ statim mul-<text:line-break/>tam aquam calidam puramque atque deinceps aliam.</text:p>
      <text:h text:style-name="P188" text:outline-level="2">XLII.</text:h>
      <text:p text:style-name="P265">Atque via brevi ad salium opus est, tum ad sucilem de-<text:line-break/>scensum tum ascensum»</text:p>
      <text:p text:style-name="P2"><text:span text:style-name="T3">Commune id est, sive in baIneo hominem laveris,<text:line-break/>sive in domo aliqua extruxeris pyram et labrum aqua<text:line-break/>impleveris, quod et nunc in castris fit saepius, quum la-<text:line-break/>vari aliquem deficiente balnei loco oportet- </text:span><text:span text:style-name="T9">Tum ad fa-<text:line-break/>cilem descensum tum ascensum.</text:span><text:span text:style-name="T3"> Prorsus enim citra Ia-,<text:line-break/>borem aegrum servare jubet , atque ob id solium facilem<text:line-break/>tum ingressum tum egressum habere voluit. Id procul-<text:line-break/>dubio fiet, si paries, qui aquam continet, neque sublimis,<text:line-break/>neque angustus fuerit. Maxime autem laudabile et a la-<text:line-break/>bore omni alienum est, quod in aquarum sponte nascen-<text:line-break/>tium conficitur lavacris, ubi fic folia humilia depressaque<text:line-break/>prope omnes conficiunt, ut nihil soli pavimento, quod<text:line-break/>prope est, emineant.</text:span></text:p>
      <text:h text:style-name="P188" text:outline-level="2">XLIII.</text:h>
      <text:p text:style-name="P5"><text:span text:style-name="T3">Qui </text:span><text:span text:style-name="T9">lavatur, eum modestum ac tacitum ejste oportet ipsum-<text:line-break/>que nihil agere, sud caeteros tum persundere tam<text:line-break/>detergere.</text:span></text:p>
      <text:p text:style-name="P199">Haec quoque praedictis similiter, ut aeger non labo-<text:line-break/>ret, conferunt. Jam vero et aegrotantis quies/nt corpus<text:line-break/>in balneo tum magis laxetur tum emolliatur est idonea.<text:line-break/>Nam in motionibus musculi tenduntur, qui minus tum<text:line-break/>molliuntur tum laxantur.</text:p>
      <text:h text:style-name="Heading_20_2" text:outline-level="2">XLIV.</text:h>
      <text:p text:style-name="P2"><text:span text:style-name="T3">lllitlta </text:span><text:span text:style-name="T9">quoque aquae contemperatio paranda est.</text:span></text:p>
      <text:p text:style-name="P2"><text:span text:style-name="T3">Datum est ipsi unico legi verbo, metacerafma i. e. </text:span><text:span text:style-name="T9">tem-<text:line-break/>peratio;</text:span><text:span text:style-name="T3"> potest et intelligi haec'praepositio </text:span><text:span text:style-name="T9">ptiu</text:span><text:span text:style-name="T3"> per fe et<text:line-break/>sedrsum </text:span><text:span text:style-name="T17">κέρασμα. </text:span><text:span text:style-name="T3">Etenim Hippocrates tum in hoc libro</text:span></text:p>
      <text:p text:style-name="P3"><text:span text:style-name="T3">tum in alis Ionum more per defectum uti praepositione<text:line-break/></text:span><text:span text:style-name="T17">μετὰ </text:span><text:span text:style-name="T3">videtir. Potest vero integre ita legi: mulla </text:span><text:span text:style-name="T9">quoque<text:line-break/>post haec aquae temperatio paranda.</text:span><text:span text:style-name="T3"> Sive autem quis<text:line-break/>uno inteligat verbo </text:span><text:span text:style-name="T19">μίταν.ίςαομα</text:span><text:span text:style-name="T9">, </text:span><text:span text:style-name="T3">sive distinguat,- pro<text:line-break/></text:span><text:span text:style-name="T17">μετὰ ταΰα </text:span><text:span text:style-name="T9">r.scuopa,</text:span><text:span text:style-name="T3"> communis est dictionis utrlusque<text:line-break/>intelligertla. Vult siquidem temperationem parari, eum<text:line-break/>qui in libro lotus est perfusurus, quod medici hujus tem-<text:line-break/>poris oanes efficere consueverunt, quum aegrum lave-<text:line-break/>riut. N&gt;n enim in solium frigidum ingredi' permittunt,<text:line-break/>fed pro eo tepida perfundunt aqua. Nonnulli labra tota<text:line-break/>aqua lujusrnodi replent. Nam nt corpus tum laxius tum<text:line-break/>rarius jalida lavatione est redditum; ita rursum quiete<text:line-break/>paulatisque contrahere ipsum et dbgere desiderat. Id<text:line-break/>enim si virium robur confert, ut non facile liomo lae-<text:line-break/>datur,si qua subita in ambiente aere fiat ad frigidum per-<text:line-break/>mutato. Ob id igitur sanitate fruentes a balneo calide<text:line-break/>fefe i frigidam aquam projiciunt. Sed qui aegrotant,</text:span></text:p>
      <text:p text:style-name="P3"><text:span text:style-name="T3">contactum frigidae non sustinent citra laesionem, quapro-<text:line-break/>pter frigiditatem calidae mixtione frangimus. Mixtionis<text:line-break/>autem quantitas invenitur , in primis quidem sinos cor-</text:span><text:span text:style-name="T23">z<text:line-break/></text:span><text:span text:style-name="T3">poris affectionem inspexerimus, deinde et propram labo-<text:line-break/>rantis naturam aetatemque et auni tempestatem et </text:span><text:span text:style-name="T9">regio-<text:line-break/>nem et</text:span><text:span text:style-name="T3"> praesentem ambientis statum. Melius artem fa-<text:line-break/>cient qui .a calido baIneo tepidas non minus tritm gene-<text:line-break/>rum aquas inter fe differentes parabunt, ut prinn quidem<text:line-break/>admodum tepida fit, fecunda vero priore minus tpida et<text:line-break/>tertia adhuc quae magis ad frigidum declinet. ale au-<text:line-break/>tem quidpiarn velle visus est Hippocrates, quum imperat<text:line-break/>multam temperationem </text:span><text:span text:style-name="T9">parari.</text:span><text:span text:style-name="T3"> Non enim quod aratur,<text:line-break/>id firnpliciter modo multum, verum et </text:span><text:span text:style-name="T9">multiforme isse est .<text:line-break/></text:span><text:span text:style-name="T3">melius, ut paulatim a. calido ad frigidum procedatur cum<text:line-break/>subitam ad contrarium mutationem aeger non fera</text:span></text:p>
      <text:h text:style-name="P196" text:outline-level="2">XLV.</text:h>
      <text:p text:style-name="P290">Celeresqae persustones faciendae.</text:p>
      <text:p text:style-name="P2"><text:span text:style-name="T9">Celeres</text:span><text:span text:style-name="T3"> referre oportet non ad eam solum quae in<text:line-break/>perfusione fit actionem, verum et ad illud quod actiones<text:line-break/>interjacet spatium, ut primam inter perfusionem fecundam-<text:line-break/>que, parum sit intervalli. Quod si quis proprie nomina-<text:line-break/>verit, non </text:span><text:span text:style-name="T9">celeres,</text:span><text:span text:style-name="T3"> scd </text:span><text:span text:style-name="T9">frequentes</text:span><text:span text:style-name="T3"> faciendas esse perfusio-<text:line-break/>nes dixerit. Quanquam apud veteres usus horum nomi-<text:line-break/>num </text:span><text:span text:style-name="T9">frequentis ac celeris</text:span><text:span text:style-name="T3"> confundatur, nam aliquando fre-<text:line-break/>quentes actiones celeres vocant.</text:span></text:p>
      <text:h text:style-name="Heading_20_2" text:outline-level="2">XLVI.</text:h>
      <text:p text:style-name="P2"><text:span text:style-name="T3">Ac </text:span><text:span text:style-name="T9">spongiis pro strigili utendum esa</text:span></text:p>
      <text:p text:style-name="P2"><text:span text:style-name="T3">Neque strigilibus in aegris , neque sane spongia me-<text:line-break/>dici hujufce temporis' utuntur, sed a balneo eos linteo<text:line-break/>contegunt, alii vestibus, ac potissimum interpolis, ut plu-</text:span></text:p>
      <text:p text:style-name="P3"><text:span text:style-name="T3">rimum Indent, obvolvunt. Sed non semper aegrum a bal-<text:line-break/>neo copiuse sudare convenit. Nam saepe laborantem ad<text:line-break/>balneum non vacuandi corporis gratia ducimus, sed pror-<text:line-break/>sus contrariam ob rationem, ut, scilicet humectetur totum<text:line-break/>rnadescatque, quod immoderatius exaruit. In talibus igi-<text:line-break/>tur neque intus in balneo sunt expectandi sudores multi,<text:line-break/>fed quam citissime, labri aquam ingredi et postea balneo<text:line-break/>egressos detergere expedit.</text:span></text:p>
      <text:h text:style-name="Heading_20_2" text:outline-level="2">XLV<text:span text:style-name="T52">II</text:span>.</text:h>
      <text:p text:style-name="P262">isieque valde stccum corpus inungendum.</text:p>
      <text:p text:style-name="P2"><text:span text:style-name="T3">Oratio haec succedit quidem huic: Ac </text:span><text:span text:style-name="T9">spongiis pra<text:line-break/>strigili utendum.</text:span><text:span text:style-name="T3"> Sed qui sermonis proprietatem contem-<text:line-break/>piatus fuerit, is de unctionis in balneo usu intelliget,<text:line-break/>ne quid eorum quae de necessitate dicenda sunt praeler-<text:line-break/>rnissum esse videatur. Nam ubi post balneum fpongia</text:span></text:p>
      <text:p text:style-name="P3"><text:span text:style-name="T3">aquam detersit Hippocrates, non constat quidem si corpus<text:line-break/>unxerit, sed liquet aegri corpus, quum humidum existit,<text:line-break/></text:span><text:span text:style-name="T9">non</text:span><text:span text:style-name="T3"> perungendum esse, misi quis dixerit quod hoc ipsum<text:line-break/>oleum, quod cum aqua est, detergeat. Est igitur utile ut<text:line-break/>de unctionis in balneo usu discutiatur, sed necessaria ma-<text:line-break/>gis est super unctionis in balneo tempore, discussio, fi<text:line-break/>oleum perfundere conveniat, ubi qui lavatur fudaverit;<text:line-break/>vel quum siccus adhuc est, consestim ubi seie exuerit et<text:line-break/>priusquam sudaverit, vel horum neutrum fuerit,, sed ubi<text:line-break/>humescere coeperit. Sane quicunque eorum meminit,<text:line-break/>quae de olei facultate in simplicium medicamentorum<text:line-break/>tractatione dicuntur, is exacte novit optimum esse olei<text:line-break/>usus in iis qui lavantur tempus, quod tertio dicitur<text:line-break/>loco, novitque quod calefactum corpori exhibere conve-<text:line-break/>niat. Nam id corpus mollius reddit laxiusque, quum<text:line-break/>frigidum fuo contactu non folum horum neutrum efficere<text:line-break/>natum sit, sed et eos qui lavantur, horrentes reddat;</text:span></text:p>
      <text:h text:style-name="P188" text:outline-level="2">XLV<text:span text:style-name="T52">II</text:span>I.</text:h>
      <text:p text:style-name="P265">Caput spongia detersum, quoad, maxime fieri poterit, re-<text:line-break/>stccari oportet.</text:p>
      <text:p text:style-name="P149"><text:span text:style-name="T3">Quod in balneo caput accurate resiccandum sit, nt<text:line-break/>ne minimum quidem supersit humiditatis, manifestum est,<text:line-break/>nam quicquid relinquitur,' refrigerare consuevit. Non<text:line-break/>tamen a spongia id ut fiat effici potest, nisi statim ab<text:line-break/>luitio post temperationis usum. Capitis autem aquam lin-<text:line-break/>teo resiccare est melius.<text:tab/>.</text:span></text:p>
      <text:h text:style-name="Heading_20_2" text:outline-level="2">XLIX.</text:h>
      <text:p text:style-name="P265">Neque caput, neque extrema, neque reliquum corpus refri-<text:line-break/>gerari.</text:p>
      <text:p text:style-name="P199">Id dixisse per, fe vel leorfum param esse mihi vide-<text:line-break/>tur; quod enim pars nulla omnino nuda esse debeat, cum</text:p>
      <text:p text:style-name="P200">a balneo aquam -eorum qui lavantur resiccan.t, constat<text:line-break/>omnibus, nam quae ita denudantur partes., cito eas re-<text:line-break/>frigerari omnes sciunt.</text:p>
      <text:h text:style-name="Heading_20_2" text:outline-level="2">L.</text:h>
      <text:p text:style-name="P150"><text:span text:style-name="T3">Ac </text:span><text:span text:style-name="T9">neque eum qui recens sorbitionem accepit, neque eum<text:line-break/>qui recens potum sumpsit, lavare oportet,<text:tab/></text:span><text:span text:style-name="T24">y</text:span></text:p>
      <text:p text:style-name="P2"><text:span text:style-name="T3">Non in aegris-modo; verum etiam sanis, nullus sta-<text:line-break/>tim a cibi vel potus sumptione lavandus est. Nam qui<text:line-break/>biberunt, his caput repletur, qui vero cibum sumpserunt,<text:line-break/>his </text:span><text:span text:style-name="T9">non</text:span><text:span text:style-name="T3"> solum caput,., verum et corpus totum, alimentum<text:line-break/>ad sc priusquam concoctum suerit, trahens. *</text:span></text:p>
      <text:p text:style-name="P1"><text:span text:style-name="T3">-altus </text:span><text:span text:style-name="T13">;</text:span></text:p>
      <text:p text:style-name="P151"><text:span text:style-name="T9">Neque statim a balneo sorbere, neque bibere.<text:line-break/>• _ ) • <text:tab/> &gt;</text:span></text:p>
      <text:p text:style-name="P199">Sedata quae, ex balneo, est. turbatione tum edere</text:p>
      <text:p text:style-name="P197">tum bibere melius est, quemadmodum et sedata ea, quae<text:line-break/>ab exercitatione oritur.' Nam cibum protinus vel potum<text:line-break/>sumere caput replet devoratumqne interdum superflnitare<text:line-break/>facit.</text:p>
      <text:h text:style-name="Heading_20_2" text:outline-level="2">LII.</text:h>
      <text:p text:style-name="P5"><text:span text:style-name="T9">Enimvero magna pars aegrotanti tribuenda est, st is quum<text:line-break/>sanitate spueretur, balneo valde oblectatus suerit et la-<text:line-break/>nari consueverit. Etenim tales</text:span><text:span text:style-name="T3"> magas </text:span><text:span text:style-name="T9">' appetunt lotique<text:line-break/>suvtintur iUotique laeduntur.</text:span></text:p>
      <text:p text:style-name="P199">Haec per totum fere horum commentariorum fecun-<text:line-break/>dum demonstrata sunt, ubi dictiones exposuimus, in qui-<text:line-break/>bus plurimum confuetudluum facultates enarravit,</text:p>
      <text:h text:style-name="Heading_20_2" text:outline-level="2">LI<text:span text:style-name="T55">II.</text:span></text:h>
      <text:p text:style-name="P265">In totum autem perlpneurnoniis magis quam febribus ar-<text:line-break/>dentibus idoneum esu Etenim lateris, pectoris as</text:p>
      <text:p text:style-name="P4"><text:span text:style-name="T3">dorsi </text:span><text:span text:style-name="T9">dolorem balneum lenit, sputum maturat, ac educit, ftvn<text:line-break/></text:span><text:span text:style-name="T3">i </text:span><text:span text:style-name="T9">cilem spirationem: reddit, </text:span><text:span text:style-name="T22">lnfsttuditf.es </text:span><text:span text:style-name="T9">tollit, quum arti-,<text:line-break/>custos: et&lt; cutis superstciern emolliat, sid et urinas ciet,<text:line-break/>• capitis gravitatem foldit et nares hurnectatr p jTot igitur.</text:span></text:p>
      <text:p text:style-name="P152"><text:span text:style-name="T9">balneo adsunt bona,: quibus amnibus opus est; stn vero<text:line-break/>apparatus penuria 'aliqua in uno - vel pluribus suerit,<text:line-break/>gericalum esu ne "magis’ laedat balneum quam prosa.<text:line-break/>Eahtm penim unumquodque nist a ministris prout opor~<text:line-break/>i teat'apparatum rsuerit,. magnam laesionem advehit, -r in<text:line-break/></text:span><text:span text:style-name="T3"><text:tab/><text:tab/><text:tab/> <text:tab/> nil ‘<text:tab/>•<text:tab/>'-b</text:span></text:p>
      <text:p text:style-name="P2"><text:span text:style-name="T3">Quare peripneumonias magis quam febres ardentes<text:line-break/>juvet balneum ipfe his verbis declarat: </text:span><text:span text:style-name="T9">Etenim balneum<text:line-break/>lateris, pectoris ac dorsi dolorem lenit, sputum maturat<text:line-break/>educitque et spiritum facilem reddit.</text:span><text:span text:style-name="T3"> Ob haec enim<text:line-break/>omnia peripneutnonicis maximo est praesidio. Sanantur<text:line-break/>siquidem' qui contenta in pulmonibus sputa expuunt.<text:line-break/>Pleuritici quoque oh' dolorum mitigationem magnopere</text:span></text:p>
      <text:p text:style-name="P3"><text:span text:style-name="T3">juvantur. Quapropter duorum alterum,, aut ita scriben-<text:line-break/>duni j </text:span><text:span text:style-name="T9">Peripneumoniae autem et pleuritidi magis quam<text:line-break/>ardenti febri conscrt,</text:span><text:span text:style-name="T3"> vel in peripneumonla pleuritidem<text:line-break/>(obaudire oportet. , Namque pleuritis dolorem in latere<text:line-break/>habet, tperipneumonia inon habet. Quum .autem peri-<text:line-break/>pneumoniis magis quam ardentibus febribus conferre bal-<text:line-break/>neum inquit, docet quoque causo laborantibus quibusdam<text:line-break/>auxilio esse. Verum oratio haec distinctionem expostulat,<text:line-break/>quam nondum efficere possumus, quia: tempus quo lavari<text:line-break/>aegrotantes velit, - non definierit. Ubi autem sequenti<text:line-break/>dictione enarrantem Hippocratem. quosnam baudquaquam<text:line-break/>lavare velit intellexerimus, , ad balnei tempus ita perve-<text:line-break/>niemus,</text:span></text:p>
      <text:h text:style-name="Heading_20_2" text:outline-level="2">LIV.</text:h>
      <text:p text:style-name="P265">At quibus alvus in morbis plus aequo liquidior est, eis<text:line-break/>balneum minime opportunum est, imo neque iis quibus<text:line-break/>magis quam deceat astricta est, neque prius soluta. Sed</text:p>
      <text:p text:style-name="P3"><text:span text:style-name="T9">neque</text:span><text:span text:style-name="T3"> viribus </text:span><text:span text:style-name="T9">oblaefos lavare oportet, neque ciborum<text:line-break/>fastidio aut vomitu jactatos, neque biliosa eructantes,<text:line-break/>neque quibus sanguis e naribus prostuit, nist parcius<text:line-break/>quam occasio postulet stuxerit (occasiones autem nosti"),<text:line-break/>st vero parcius quam pro occasione stuat, lavare conve-<text:line-break/>nit, stve universum corpus in caeteris, stve caput salum<text:line-break/>juverit. Si igitur apparatus idonei fuerint aegerque<text:line-break/>feliciter balneum suscepturus stt, quotidie lavare</text:span><text:span text:style-name="T3"> oportet.</text:span></text:p>
      <text:p text:style-name="P199">Quibus uberiora per ventrem subducuntur, ea bal-<text:line-break/>neum sistit, ad corpus universum revellens, atque liac<text:line-break/>occasione laedit. Quod autem qui nullo modo dejecerunt,<text:line-break/>eos vetustam faecem evacuasse melius sit nemo ignorat,<text:line-break/>quemadmodum neque quod infirmos, hoc est viribus re-<text:line-break/>solutos, balneum amplius evertat. Sed et cibum fastidi-<text:line-break/>entes et vomiturientes non lavandos esse pronunciat.<text:line-break/>Hos enim viribus ita defici metus, est, ut succedat ea quae<text:line-break/>stomachica appellatur fyncope. Succedunt his, quibus os</text:p>
      <text:p text:style-name="P3"><text:span text:style-name="T3">ventriculi bile redundat, quos nota indicavit, inquiens:<text:line-break/></text:span><text:span text:style-name="T9">neque biliosu eructantes.</text:span><text:span text:style-name="T3"> Pari modo neque eos lavare con-<text:line-break/>venit, quibus profluit abunde e naribus fanguis, nam si<text:line-break/>minus fluxerit, ipsos lavare consentaneum est. Hi autem<text:line-break/>funt qui etiam largo indigent balneo, ob sanguinis'qui<text:line-break/>in capite est vehementiorem motum. Consimiliter lava-<text:line-break/>bimus, si sanguis nullo pacto erumpat et erumpere de-<text:line-break/>beat. Ex adjectione autem sermonis, sive </text:span><text:span text:style-name="T9">universum cor-<text:line-break/>pus in caeteris, stve caput salum juverit,</text:span><text:span text:style-name="T3"> clarius adhuc<text:line-break/>significavit, quod saepe in domo calefacta aegram absque<text:line-break/>labro collocent et caput duntaxat citra reliquas corporis<text:line-break/>partes calida perfundant aqua.</text:span></text:p>
      <text:h text:style-name="Heading_20_2" text:outline-level="2">LV.</text:h>
      <text:p text:style-name="P5"><text:span text:style-name="T9">Quos autem balneum oblectat, eos etiamsi bis die laveris,<text:line-break/>nihil aberraveris.</text:span></text:p>
      <text:p text:style-name="P199">Qui Victori Romano principi librum de nictus ratione</text:p>
      <text:p text:style-name="P153"><text:span text:style-name="T3">Hippocratis tradidit medicus, is tum hanc dictionem tum<text:line-break/>alias quasdam mutilatas in libro scripsit, sicuti et illam<text:line-break/>in qua dicit: non </text:span><text:span text:style-name="T9">destituentur sorbitione primi dies.<text:line-break/></text:span><text:span text:style-name="T3">Praeterea: </text:span><text:span text:style-name="T9">at bis die cibum sumere ajsuetis bis dare opor-<text:line-break/>• tet.</text:span><text:span text:style-name="T3"> Verum utriusqne harum dictionum dimidiam partem<text:line-break/>subtraxit, sed praesentis quidem nihil detraxit, tempus<text:line-break/>vero non adjecit. Ubi quos balneum oblectat, eos intel-<text:line-break/>ligif, qui cum sani sunt, lavari gaudent, atque ob </text:span><text:span text:style-name="T9">id</text:span><text:span text:style-name="T3"> sae-<text:line-break/>pius</text:span><text:span text:style-name="T13">:</text:span><text:span text:style-name="T3"> lavantur. Hi enim quum lavantur, eum accipiunt,<text:line-break/>qui ex consuetudine est, scopum. In sequentibus autem<text:line-break/>ab Hippocrate tempus, quo aegros lavari imperat, au-<text:line-break/>diamus.<text:tab/>'</text:span></text:p>
      <text:h text:style-name="Heading_20_2" text:outline-level="2">LVI.</text:h>
      <text:p text:style-name="P265">Tata vero ptisana utentibus multo magis uti balnea licet,<text:line-break/>quam salo cremore utentibus, licet autem et his inter-<text:line-break/>dum, minime vero salo potu utentibus.</text:p>
      <text:p text:style-name="P3"><text:span text:style-name="T3">Tempus, quo lavandum sit, hac in oratione patefe-<text:line-break/>cit, quod si ab initio pronunciasset, multa sane, quae<text:line-break/>loco medio dicta sunt,, non obscura esseut. Ptisanam<text:line-break/>sane totam porrigit iis qui,' probe habent, solum vero<text:line-break/>cremorem iis, qui deterius degunt. Verumfis, qui peri-<text:line-break/>culosius aut acutius laborant, potus folos. Quod autem<text:line-break/>toto in hoc commentario de thoracis pulmonisque assecti-<text:line-break/>bus egerit, plurima quidem exempli vice in his morbo-<text:line-break/>rum partibus et praefertim pleuritidis universalia prae-<text:line-break/>cipiens, saepius est demonstratum. Expositum quoque est<text:line-break/>quod coctis morbis ptisana uti velit.. Ego igitur tempore<text:line-break/>etiam balneum sine periculo conciliatur, ut quod ad spu- .<text:line-break/>torum, quae in thorace et pulmone continentur, expurga-<text:line-break/>tionem maxime conferat. Qui igitur ita habent, quum et<text:line-break/>ea quae ex consuetudine est, accesserit indicatio, bis la-<text:line-break/>vationem duplicare nihil prohibet. Ait praeterea bal-<text:line-break/>neum minimum juvare eos, qui sulo utuntur potu, ubi</text:span></text:p>
      <text:p text:style-name="P4"><text:span text:style-name="T17">ῆκιστα </text:span><text:span text:style-name="T9">minimum</text:span><text:span text:style-name="T3"> significat et non, ut quidam ajunt, </text:span><text:span text:style-name="T9">nullo<text:line-break/>pacto.</text:span><text:span text:style-name="T3"> Nam inferens inquiri'•</text:span></text:p>
      <text:h text:style-name="Heading_20_2" text:outline-level="2">LVII.</text:h>
      <text:p text:style-name="P5"><text:span text:style-name="T9">Sunt autem 'et ex iis,</text:span><text:span text:style-name="T3"> quibus </text:span><text:span text:style-name="T9">uti licet. Ex praescriptis<text:line-break/>vera conjiciendum est, tum. quibus in singulis victus mo-<text:line-break/>dis profuturum stt balneum, tum quibus minime. Qui-<text:line-break/>bus namque aliquid eorum maxime' decst, quae balneum<text:line-break/>bonum ejstciunt et balneo conferunt, lavare non oportet.<text:line-break/>Quibus vero nihil horum deest et adsunt ipsts signa in<text:line-break/>quibus lavari conducit, lavare oportet.</text:span></text:p>
      <text:p text:style-name="P199">Non adjecit autem, quando ii balneo uti possint.<text:line-break/>Sed nos qui sententiam ipsius sequimur dicemus. Potu<text:line-break/>sclo ait Hippocrates acute laborantes, quum eorum vires<text:line-break/>ad morbi usque vigorem, qui interdum cum ipsa coctione<text:line-break/>existit, velnti lu morbis thoracis pulmonisque, suffecturas</text:p>
      <text:p text:style-name="P4"><text:span text:style-name="T3">speraverit. Coctis si quidem qui affectum procreant hn-<text:line-break/>moribus, confestim excreabunt. Quod si qualia oportet<text:line-break/>expuere coeperint, in neutro adhuc modorum, neque in<text:line-break/>affectu neque in symptomatis, morbus augebitur. Nam<text:line-break/>saepius affectio ipsa qua laborant mitior quidem existit,<text:line-break/>sed symptomata augentur, quemadmodum in phlegmone<text:line-break/>obsessis partibus, ut ipse inquit: </text:span><text:span text:style-name="T9">circa puris generationem<text:line-break/>magis qaarn a generatione dolores et febres oboriuntur.<text:line-break/></text:span><text:span text:style-name="T3">Saepius autem mutuis exultant incrementis decrementis-<text:line-break/>que symptomatum magnitudines et ea quae affectionis esu<text:line-break/>fitque id in iis phlegmonis, in quibus procreatum pus<text:line-break/>effluxum habet, ut in vulneribus quibusdam fieri consue-<text:line-break/>vit et iu peripneurnoniis et pleuritidlbns. Possunt ergo<text:line-break/>in his morbis et aegroti solis potibus pro victu utentes,<text:line-break/>non inutiliter balneis uti, quandoquidem dolorem ipso-<text:line-break/>rum balneum mitigare ait et sputa maturare. Sed sane<text:line-break/>vacuato prius corpore id factitandum. Sciverisque in</text:span></text:p>
      <text:p text:style-name="P4"><text:span text:style-name="T3">universum de balneorum facultatibus, quod si non antea<text:line-break/>vacuato corpore admoveantur, partibus affectis fluxionem<text:line-break/>pariant. Vacuatu autem, si adhibeantur, coctionem ju-<text:line-break/>veut, nimirum'corpore toto ante vacuato adhibita, adva-<text:line-break/>cnatoriam obtinent facultatem. Quo fit ut ex febre ar-<text:line-break/>dente laborantibus iis tantum opitulentur; qui sine tu-<text:line-break/>more phlegmonode vel eryfipelatode laborant, fervente<text:line-break/>in</text:span><text:span text:style-name="T13">1</text:span><text:span text:style-name="T3"> ipsis per totum corpus bile. Quod si coctionis signa<text:line-break/>habuerint, his multo magis conferent. Verum si ardens<text:line-break/>febris ob fassam pituitam putrescentem oriatur, maxime<text:line-break/>contrarium illis este balneum scire oportet. Neque enim<text:line-break/>pituitosus humor, 'ut biliusus, per cutim evacuatur, pro-<text:line-break/>pterea quod tum crassus tum glutinusus est, neque ex-<text:line-break/>tinguitur, longa egens concoctione.</text:span></text:p>
      <text:p text:style-name="P2"><text:span text:style-name="T3">Memini Hippocratis per initia explicationis hujus<text:line-break/>libri Cnrdios medicos alloquentis: </text:span><text:span text:style-name="T9">quae autem medicum<text:line-break/>ante animadvertisse, aegro non reserente, oportet, plurima</text:span></text:p>
      <text:p text:style-name="P4"><text:span text:style-name="T9">horum dimijsu sunt.</text:span><text:span text:style-name="T3"> Haec siquidem qui Hippocratem<text:line-break/>dogmaticum esse pulant, locos affectos esse dixerunt et<text:line-break/>affectiones ipsorum et causas. Sed qui empiricum esse existi-<text:line-break/>mani, anni tempora esse, regiones, aetates, consuetudines et<text:line-break/>ambientis nos aeris conditiones affirmaverunt. Ego vero et<text:line-break/>baec quidem omnia, tum quae a medicis dogmaticis, tum quae<text:line-break/>ab empiricis dicuntur, utilia esse non ignoro. Vernm fcopos<text:line-break/>mullos hoc in libro recensens Hippocrates, ad quos quis<text:line-break/>respiciens victus formam invenire possit, nullius eorum,<text:line-break/>quae dicta sunt, praeterquam consuetudinis, mentionem<text:line-break/>feciti Sed sane nonnulla, quae reminiscentiam exigunt,<text:line-break/>propusuit. Atque propterea sermonem sum remoratus, nt<text:line-break/>hac concisa interpretatione eas, qui totum legerunt li-<text:line-break/>brum, habeam sermonis hujus per intelligentiarn assecta-<text:line-break/>tores. Unus satie, et praecipuus sciipns, tanquarn in<text:line-break/>exemplo morbi pleuritidis, talis in dictione enarratur.<text:line-break/></text:span><text:span text:style-name="T9">St quidem stcctor suerit moibus, quam ut quispiam puta-<text:line-break/>verit,</text:span><text:span text:style-name="T3"> non' </text:span><text:span text:style-name="T9">multum dare oportet, sed ante sorbitionem</text:span><text:span text:style-name="T3"> vel</text:span></text:p>
      <text:p text:style-name="P4"><text:span text:style-name="T9">mulsum vel vinum, utrum magis auxiliaturum putaverit,<text:line-break/>propinare convenit.</text:span><text:span text:style-name="T3"> Post haec -deinceps ait : </text:span><text:span text:style-name="T9">at st os ma-<text:line-break/>descat et quae a pulmone expuuntur, talia stnt, qualia<text:line-break/>estsu oportet, sorbitionis quantitatem, ut dicam surnmatim,<text:line-break/>augere convenit.</text:span><text:span text:style-name="T3"> Verum tum haec tum quae serie coii--<text:line-break/>tinuata dicuntur, inon sunt a Cnidiis medicis definita.<text:line-break/>Sed et post haec morbi coctionem animadvertendam esse<text:line-break/>ait. Atque hic: scopus totius propemodum est Hippocrati<text:line-break/>speciei vietus rationis et earum quae in ea particulariter<text:line-break/>fiunt permntationnm. Sed et alias deinceps apponit<text:line-break/>ejusmodi definitiones. </text:span><text:span text:style-name="T9">Quibus enim cibus inclusus est, st<text:line-break/>quis non vacuato eo sorbitionem dederit, dolorem, st </text:span><text:span text:style-name="T24">a</text:span><text:span text:style-name="T9">d-<text:line-break/>est, adaugebit, et st non adest, protinus inducet.</text:span><text:span text:style-name="T3"> Et rur-<text:line-break/>sus deinceps; Praeterea si </text:span><text:span text:style-name="T9">lateris dolor afstduas stt cali-<text:line-break/>disque sumentis uon remittatur sputumque non procedat,<text:line-break/>sed incoctile agglutinetur, nist quis dolorem vel alci sub,,<text:line-break/>ductione, vel sueta vena pro utriusuis stgnistcatione solve-<text:line-break/>rit, ptisanam autem ita affectis dederit, praecipitem eos</text:span></text:p>
      <text:p text:style-name="P4"><text:span text:style-name="T9">aget in mortem.</text:span><text:span text:style-name="T3"> -Post haec rursus et definiens ait: si<text:line-break/></text:span><text:span text:style-name="T9">nuper pasto cuipiam et alvo nondum exonerata sobrii vel<text:line-break/>cum dolore vel stne dolore inceperit, a sorbitione tantis-<text:line-break/>per est temperandum, donec cibum ad imam intestini par~<text:line-break/>tem desuendiste conjectum stt.</text:span><text:span text:style-name="T3"> Tum: rursus r si </text:span><text:span text:style-name="T9">nuper ci-<text:line-break/>bato cibus prior non descenderit viresque</text:span><text:span text:style-name="T3"> validae </text:span><text:span text:style-name="T9">fuerint<text:line-break/>et storuerit aetas, subluere oportet, si vero imbecillior fue-<text:line-break/>rit, balneo est utendum, nist alvus sua sponte probe deje-<text:line-break/>cerit.</text:span><text:span text:style-name="T3"> Adjecit ergo in liac dictione eum, qui a viribus<text:line-break/>est scopunt, quemadmodum in sequentibus, saepenumero et<text:line-break/>id considerari praecipiens, quae causa et affectio sit, quae<text:line-break/>vires prosternat, ubi et-haec a medicis ignorari adjecit.<text:line-break/>Praeterea </text:span><text:span text:style-name="T9">adjecit,</text:span><text:span text:style-name="T3"> iis qui dolorem ad hypochondrium pro-<text:line-break/>repentem habent, per talia medicamenta auxilio esse pur-<text:line-break/>gationem, caeleris autem, quibus dolor vel . gravitas ad<text:line-break/>brachium vel pectus extenditur, venae sectionem. Haec<text:line-break/>igitur et caetera hujusmodi, quaeque de consuetudine di-</text:span></text:p>
      <text:p text:style-name="P4"><text:span text:style-name="T3">cta sunt, a Cnidiis medicis omnino sunt praetermissa<text:line-break/>mtiltoqne magis naturae et corporum temperamenta; de<text:line-break/>quibus, saepenumero in hoc libro egit, hos picrocholos<text:line-break/>appellans, alios melancholicos. His vero fcopis inhae-<text:line-break/>rens, tum de ea quae in sanis fit vietus mutatione </text:span><text:span text:style-name="T9">do-<text:line-break/>cuit,</text:span><text:span text:style-name="T3"> quomodo emendanda fit, tum de ea quae in aegris.<text:line-break/>Praeterea et in eo quem de vino, aqua mulsa, oxymelite<text:line-break/>et aqua facit sermone scopos recensuit eosdem. Meminit<text:line-break/>quoque et coctionis morbi saepius, non parvum scopum,<text:line-break/>universae victus rationis earumque quae in ipsa fiunt<text:line-break/>mutationum hunc faciens. Pari modo et de morbi vigore<text:line-break/>quiddam dixit et ad hunc respiciens, non tanquarn ad<text:line-break/>abjectissinmm in nictus ratione scopum alimoniam mini-<text:line-break/>strati Cuncta haec et ejusmodi caetera a Cnidiis medicis<text:line-break/>praetermissa sunt, quae medicum ante animadvertisse, non<text:line-break/>dicente aegro, oportet.</text:span></text:p>
      <text:h text:style-name="P185" text:outline-level="1"><text:bookmark-start text:name="bookmark24"/>HIPPOCRATIS DE ACUTORUM<text:line-break/>MORBORUM VICTU LIBER ET<text:line-break/>GALENI COMMENTARIUS IV.<text:bookmark-end text:name="bookmark24"/></text:h>
      <text:h text:style-name="P187" text:outline-level="2">Prooemium.</text:h>
      <text:p text:style-name="P258">Quae in libro de victus ratione<text:line-break/>post eum, qui de balneis, sermonem enarrata sunt, jure<text:line-break/>optimo non pauci medicorum Hippocratis non esse con-<text:line-break/>jecerunt. Etenim a superioribus et vi interpretationis et<text:line-break/>theorematum integritate longe discedunt. Neque tamen<text:line-break/>praeter rationem impulsi sunt, qui et Hippocratis haec<text:line-break/>esse existimarunt. Nam eorum quae scripta sunt fenten-</text:p>
      <text:p text:style-name="P197">tia institutum illius adeo redolet , ut discipulum ejus ali-<text:line-break/>quem scripsisse suspicio sit. Imo et ex his multa dictio-<text:line-break/>nem cum sententia ita inculpasam habent, ut rursum ea<text:line-break/>ab ipso Hippocrate scripta esse suspicandum sit, qui li-<text:line-break/>brum componere meditabatur, in quo singulorum acuto-<text:line-break/>rum morborum curationem doceret, ut in libro de victus<text:line-break/>ratione in morbis acutis promiserat. Praeterea et alias<text:line-break/>in praesenti libro reperies dictiones, quae Hippocrate ita<text:line-break/>indignae sunt, ut legitimis ascriptas esse suspicari te opor-<text:line-break/>teat. Quemadmodum et in-aphorismis nonnulli hujusce-<text:line-break/>modi visi sunt partibus libri ultimis adjecti. Qui enim<text:line-break/>interserunt, quia multis in memoria sunt primae libro-<text:line-break/>rum partes, ultimis ascribunt. Id sane ipsum et in libro<text:line-break/>de capitis vulneribus factum esse ridetur et in secundo<text:line-break/>de morbis epidemicis. Sed et eodem modo in eo qui<text:line-break/>nunc nobis proponitur libro repetimus, quae interserun-<text:line-break/>tur, atque adhuc magis partibus ultimis. Quum igitur<text:line-break/>quatuor, ut quispiam dixerit, lu eo,reperiantur species,</text:p>
      <text:p text:style-name="P4"><text:span text:style-name="T3">una quidem, quae tum dictione tum sententia Hippocrate<text:line-break/>digna fit, altera autem quae alterutro solum, vel dictione<text:line-break/>vel sententia,’ nonnullae vero quae horum neutro, in sin-<text:line-break/>gulis earum, quae ad expositionem nobis expromentur,<text:line-break/>dictionibus id ipfurn decIarabimus.</text:span></text:p>
      <text:h text:style-name="Heading_20_2" text:outline-level="2">I.</text:h>
      <text:p text:style-name="P5"><text:span text:style-name="T3">At </text:span><text:span text:style-name="T9">febris ardens sit, quum restccatae venulae tempore<text:line-break/>aestivo acres et biliosas icboras ad se attraxerint.</text:span></text:p>
      <text:p text:style-name="P199">Aestivum tempus dixit calidum et siccum, sive in<text:line-break/>fine veris fuerit sive principio, aestatis sive medio vel<text:line-break/>extremo sive per autumni exordia sit. Quod autem<text:line-break/>aeris nos ambientis temperamentutn affectionem corporis<text:line-break/>fecum commutet, siccum quidem ad sicciorem, humidum<text:line-break/>vero ad humidiorem, in .commentariis Epidemiorum de-<text:line-break/>monstratum esu Demonstratum est quoque quod commo-</text:p>
      <text:p text:style-name="P4"><text:span text:style-name="T3">deratum anni tempus naturale conservet temperamentum,<text:line-break/>caeteris nimirum quae in universa vietus lege agunt ho-<text:line-break/>mines eodem modo se habentibus. Demonstratum prae-<text:line-break/>terea et corpus a naturali commoderatoque statu decef-<text:line-break/>sum, quatenus id decessit ac commutatum est, eatenus' pe-<text:line-break/>culiari egere auxilio, ut arefactum humectatione, hume-<text:line-break/>ctatum exiccatione,. calefactum refrigeratione et refrige-<text:line-break/>ratum calefactione. Quum igitur ob aliquam rerum, qua-<text:line-break/>rum exempla adducit ipse, circumstantiam, venulas ali-<text:line-break/>quas qualibet in parte corporis exiccari contigerit, a<text:line-break/>ricinis partibus hae trahunt humiditates. Si ergo quae<text:line-break/>ad arefactas venas feruntur humiditates, - nt consistentia<text:line-break/>humidam naturam, ita et facullatem humectantem habue-<text:line-break/>rint; pars quod fecundum naturam est temperamentum<text:line-break/>recipit. Verum si humiditas qualitate acris fuerit et fa-<text:line-break/>cultate siccaloria, corpus incenditur j ut si quis nostrum<text:line-break/>siticulosus effectus copiosi» biberit aut vinum aqua ma-</text:span></text:p>
      <text:p text:style-name="P4"><text:span text:style-name="T3">rina dilutum purum vel aquam salsam.Scio equidem<text:line-break/>me aliquando ex aestivo itinere siticulosum redditum bi-<text:line-break/>bisse vini- veteris paulo meracioris calicem unum, atque<text:line-break/>ex eo sitim magis auxisse, non placasse. Ut igitur nos,<text:line-break/>quanquam ratione quae appetitum moderetur praediti, luti<text:line-break/>terdum quidem negligentius, interdum vero et inconti-<text:line-break/>neutius , atque etiam quum in promptu melius nou sit,<text:line-break/>ad potum aliquem falsum et acrem pervenire cogimur,<text:line-break/>sic et venarum facultas attractrix perpetuo vicinis e par-<text:line-break/>tibus humiditatem attrahit, substantiam ipsius; qualis sit,<text:line-break/>minime discernens. Rationem etenim non habet, qua<text:line-break/>quid ex meliori scrutari possit, sed ut pueri ac pecora ad<text:line-break/>casu oblatum humidum cum sitiunt irruunt, hoc pacto et<text:line-break/>illa. Si ergo iu una quadam corporis parte affectio ea<text:line-break/>fiat, in ea folum erysipelatedes affectus aliquis erit. Ve-<text:line-break/>rum si venae tutius corporis supra modum exiccatae cali- '<text:line-break/>das carnosis e partibus humiditates attraxerint, lu toto</text:span></text:p>
      <text:p text:style-name="P4"><text:span text:style-name="T3">corpore fiet eausodes affectus. Causus vero proprie voca-<text:line-break/>tus non tantum caliditatis, quae per totum fit corpus,<text:line-break/>praestat 'vehementia, verum etiam </text:span><text:span text:style-name="T9">et</text:span><text:span text:style-name="T3"> sili. Nam sitis in<text:line-break/>eo vehemens est et inexplebilis. Deest ergo praesenti<text:line-break/>dictioni de eansi- generatione sermo de partibus, quem<text:line-break/>nos nuper adjecimus. Nam in una 'corporis parte, quae-<text:line-break/>cunque illa fit, interdum causus gignitur, interdum et toto<text:line-break/>in corpore. Verum quum in toto fit corpore, sitim omnino pa-<text:line-break/>rit; quum vero in una parte, nou de necessitate, nisi pars ipsa<text:line-break/>sitim pariati Omnium autem primum et maxime id<text:line-break/></text:span><text:span text:style-name="T9">facit</text:span><text:span text:style-name="T3"> os ventriculi, deinde ventriculus, atque ab eo sto-<text:line-break/>machus-, post pulmo, ac deinceps' jejunum intestinum.<text:line-break/>Utrum igitur ita tantummodo fit causus; ut dixit, quum<text:line-break/>acres et biliofos icboras ad fe traxerint venulae? An et<text:line-break/>caime id ipsum patiente erit causus, sive in parte una,<text:line-break/>stve toto in' corpore pati eam contigerit? Osteiidimns'<text:line-break/>etenim, eani facultatem habere eorum quibus indiget at-<text:line-break/>tractricem. Praeterea et fieri potest, ut modo altero sinti-</text:span></text:p>
      <text:p text:style-name="P197">lis affectio fiat. Modum alterum dico,, quum ex validio-<text:line-break/>ribus partibus ad imbecilliorem aliquam mittantur excre-<text:line-break/>menta. . Nam ut partibus singulis attractrix inest facultas,<text:line-break/>sic et expultricem inesse declaratum esu • Fieri ergo po-'<text:line-break/>test, interdum quidem, ex parte una, interdum vero et e<text:line-break/>pluribus, acres et biliofos ichores expulsos ad dictas fundi<text:line-break/>partes, quae scilicet imbecilliores sunt. Quod autem<text:line-break/>pehcras tenues humiditates appellet liquido conflat.</text:p>
      <text:h text:style-name="Heading_20_2" text:outline-level="2">II.</text:h>
      <text:p text:style-name="P5"><text:span text:style-name="T9">Ac s</text:span><text:span text:style-name="T40">e</text:span><text:span text:style-name="T9">bris multa detinet, .corpusque quemadmodum ab offe-<text:line-break/>aria laststtudine offectum laborat dosetque.</text:span></text:p>
      <text:p text:style-name="P154"><text:span text:style-name="T3">Febris ergo multa detinet propter naturam’ ichorum,<text:line-break/>quos • acres et biliosos ait Nam his superveniunt febres<text:line-break/>vehementissimae, hoc est quae multam et acerrimam ha-<text:line-break/>bent caliditatem, quemadmodum quae minorem et minus</text:span></text:p>
      <text:p text:style-name="P197">acrem habent pituitosos sequuntur humores. Laborat<text:line-break/>autem corpus fotum lassitudine ulcerofa propter ichorum<text:line-break/>acrimoniam. Sed de lassitudinum omnium differentiis ab-<text:line-break/>solute in libris de tuenda sanitate tractatum esu</text:p>
      <text:h text:style-name="Heading_20_2" text:outline-level="2"><text:span text:style-name="T30">III</text:span><text:span text:style-name="T3">.</text:span></text:h>
      <text:p text:style-name="P265">Fit plerumque tum ex longo itinere, sum longa siti, quum<text:line-break/>arefactae venulae acres calidasque stuxiones ad fe attra-<text:line-break/>xerint.</text:p>
      <text:p text:style-name="P2"><text:span text:style-name="T3">Tum in principio dictum est, tunc ruifum nunc ad-<text:line-break/>jecit, </text:span><text:span text:style-name="T9">arefactae,</text:span><text:span text:style-name="T3"> procatarcticas appellatas causas tanquarn<text:line-break/>exemplo manifestatis. Enimvero calidae omnes et siccae<text:line-break/>causus procreare possunt. Scio equidem nonnullos ob<text:line-break/>liberalem vini aqua marina diluti potionem, causu fuisse<text:line-break/>correptos, 'veluti et alios ob salsamentorum salsarumque<text:line-break/>carnium, atque aliorum quorundam salsorum esum immo-<text:line-break/>deratum. Alius ex ambulatione et aestu veniens primum</text:span></text:p>
      <text:p text:style-name="P4"><text:span text:style-name="T3">quidem lavit fe, deinde domum perductus vini mixti plus<text:line-break/>bibit coepitqiie protinus affici causu. Alius autem ob </text:span><text:span text:style-name="T9">ve-<text:line-break/>hementem</text:span><text:span text:style-name="T3"> excandescentiam et alius ob vigilias </text:span><text:span text:style-name="T9">causum<text:line-break/>incurrerunt.</text:span></text:p>
      <text:h text:style-name="Heading_20_2" text:outline-level="2">IV.</text:h>
      <text:p text:style-name="P5"><text:span text:style-name="T9">Fit vero lingua aspera et</text:span><text:span text:style-name="T3"> sicca </text:span><text:span text:style-name="T9">valdeque nigra partium-<text:line-break/>que ventris morsu</text:span><text:span text:style-name="T3"> dolet, </text:span><text:span text:style-name="T9">dejectiones tum liquidae tum<text:line-break/>pallidae suunt, suis adest vehemens et vigiliae, atque in-<text:line-break/></text:span><text:span text:style-name="T3">terdum mentis </text:span><text:span text:style-name="T9">alienationes.</text:span></text:p>
      <text:p text:style-name="P199">Quae ardentes febres comitantur, hac oratione per-<text:line-break/>currit, quae et assidentia vocant. Sunt autem haec lin-<text:line-break/>gua sicca, aspera et nigra, ventris morius, dejectiones pal-<text:line-break/>lidae, vehemens sitis et vigiliae, interdum vero et deli-<text:line-break/>rium. Lingua sane fit arida, quod tota corporis affectio<text:line-break/>sicca sit et calida febrisque ipsa talis. Partium autem<text:line-break/>ventris morsus propter ichorum illuc confluentium acri-</text:p>
      <text:p text:style-name="P4"><text:span text:style-name="T3">moniam oritur. . Dejectiones autem pro humoris</text:span><text:span text:style-name="T13">7</text:span><text:span text:style-name="T3"> redun-<text:line-break/>dantia. At liquidas ipsas,dixit, nullo </text:span><text:span text:style-name="T9">pacto</text:span><text:span text:style-name="T3"> concoctas ex—<text:line-break/>primens, coctio enim omnia cogit incrassatque. Ita vero,<text:line-break/>affectis, vigilare ob siccitatem accidit. Nam humiditatem<text:line-break/>immoderatam 'catapboras., multam vero siccitatem vigilias,<text:line-break/>procreare demonstratum est. Acce.dil quoque et ab aliis<text:line-break/>symptomatis fatigatio, quae causa est vigiliarum. Delirium<text:line-break/>autem fieri scivimus ob eam quae ad. caput recurrit hi-,<text:line-break/>leni et . oh temperamenti, caliditatem siccitatemque. Quod<text:line-break/>autem, quum quis bilem simpliciter dixerit, amara signi-<text:line-break/>ficetur antea enunciatnm; est, quod item bilem eandem et<text:line-break/>pallidam et flavam appellenti Ut ergo nihil ad causum<text:line-break/>biliosum spectantium praetermissum est;nisi quod non fo-<text:line-break/>l.um fiat per attractionem, sed et. per effluvium ichorum,<text:line-break/>stc. . inordinate scripta .quaedam sunt. Nam ex iis quae<text:line-break/>dicta .sunt , quaedam sunt symptomata; pathcgnomonica<text:line-break/>causum indicantia, alia vero assidentia. Verum quae ,cau-<text:line-break/></text:span><text:span text:style-name="T9">sus</text:span><text:span text:style-name="T3"> ipsos procreant, alia quidem antecedentia, alia vero</text:span></text:p>
      <text:p text:style-name="P4"><text:span text:style-name="T3">primitiva a medicis appellantur. Omnium autem, quae’<text:line-break/>dixi, antecedentium symptomatum potes tibi, ut lubet;<text:line-break/>catalogum facere. Sed qui librum 'hunc scripsit, ab ante-<text:line-break/>cedentibus sccit exordium (venulas etenim exiccare ante--<text:line-break/>cedens causia est). Deinceps </text:span><text:span text:style-name="T9">antetn,</text:span><text:span text:style-name="T3"> quum' evidentia, ut<text:line-break/>ambulationem longam et sitim dicere debuit, non ea ni-<text:line-break/>xit, fed ex pathognomonicis aliquod, ut febrem vehemen-<text:line-break/>tem. -• Debuit et hic sitim vehementem adjicere, quam</text:span><text:span text:style-name="T13">5<text:line-break/></text:span><text:span text:style-name="T3">postea simul cum aliis assidentibus vocatis symptomatis<text:line-break/>dixit, quorum quaedam aliquando, alia perpetuo febribus<text:line-break/>ardentibus 'insunt. • Id vero et ’ ipse ostendit, inquiens;<text:line-break/></text:span><text:span text:style-name="T9">interdum erutamet mentis alienatio.</text:span><text:span text:style-name="T3"> Nam </text:span><text:span text:style-name="T9">interdum per-<text:line-break/>petuo</text:span><text:span text:style-name="T3"> opponitur. Ego autem dico et ventrem morderi et<text:line-break/>biliosa dejicere, non" esse ex iis qwae perpetuo febribus<text:line-break/>ardentibus insunt. Nam ob morbi' magnitudinem et acri-<text:line-break/>um ichorum ad interna impetum,' propterea haec in ven-<text:line-break/>tre ac hepate caiisi veluti sedem habentibus accidunt.<text:line-break/>Verum in pulmone </text:span><text:span text:style-name="T9">caust Aedem habentibus</text:span><text:span text:style-name="T3"> haec non ad-</text:span></text:p>
      <text:p text:style-name="P182"><text:span text:style-name="T1">modum contingunt, sed quae de lingua dicuntur ac deli-<text:line-break/>riib' .magisr t Sed 'et difficulter hicfpiraut ea’ quaefidenfo<text:line-break/>et magno spiritu est spirandi difficultate,, efflantque conti-,<text:line-break/>neuter os aperlentes igneique spiritus effusione:'levantur.<text:line-break/>Veruni totanr spirandi difficultatem praetermisit </text:span><text:span text:style-name="T2">g</text:span><text:span text:style-name="T1"> quam, in<text:line-break/>prognostico dictam: ostendimuscraiAiiijnordinatesymptomata<text:line-break/>linguae, refeenfuitj Nam debuit primum siccam 'dixisse;<text:line-break/>deinde afperam- r Nam ob immoderatam siccitatem lin-<text:line-break/>guam asperam fieri/conflugit, ut st aspera esttsiomnino det<text:line-break/>siece existat; - Quod autem ob- caliditatem immoderatam<text:line-break/>nigrescat, ut 'iis quibus cutis sole usta sit, jam trntfetdniir<text:line-break/>cimus.</text:span></text:p>
      <text:h text:style-name="Heading_20_2" text:outline-level="2">V.</text:h>
      <text:p text:style-name="P5"><text:span text:style-name="T9">Huic tum aquam tum mulsum coctam aquosumquantum<text:line-break/>desideret; potui da</text:span><text:span text:style-name="T40">to.</text:span></text:p>
      <text:p text:style-name="P3"><text:span text:style-name="T3">Liber hic., etsi- Hippocratis opus non est,, antiquus;<text:line-break/>tamen est, ut qui .legitimo </text:span><text:span text:style-name="T9">operi jam</text:span><text:span text:style-name="T3"> Erasistrati tempori-)<text:line-break/>bus adjectus fuerit, a Quapropter mirandum, quomodo Era-,<text:line-break/>sistratus calices cereos iu </text:span><text:span text:style-name="T21">Apollo.nium.let </text:span><text:span text:style-name="T3">llexippum retorV<text:line-break/>sisse ausus sit. Nam qui haec scripsit, mentem Hippocra-<text:line-break/>tis -Erasistrato melius intelligens, causo laborantibus, quan-<text:line-break/>tum-placet, bibere concedit,-demonstravique et lu legitima<text:line-break/>voluminis hujus parte ita, sentire Hippocratem. </text:span><text:span text:style-name="T21">Sed .de<text:line-break/></text:span><text:span text:style-name="T3">Erasistrati malitia satis haec sint. Sed jam'scrutemur quae<text:line-break/>in oratione dicuntur. Praecipit siquidem ' neque aquam<text:line-break/>solam, neque mulsam solam iis pro victu propinandam,<text:line-break/>qui causo laborant. Scis etenim aquam, quod natura </text:span><text:span text:style-name="T9">fri-<text:line-break/>gida</text:span><text:span text:style-name="T3"> sit, tarde permeare et quam plurimo tempore in hy-<text:line-break/>pochondriis manentem corrumpi in acutis, febribus, mel<text:line-break/>autem facile bilescere, . Ob id mulsam aquosam dari ju-<text:line-break/>bet, ut aqua, nulla in superiore ventre facta mora, a<text:line-break/>mixto melle ad distributionem trahatur ; ob eas causas et</text:span></text:p>
      <text:p text:style-name="P155"><text:span text:style-name="T3">coctam ipsam exhibet, nam haec quam cruda sitim magis<text:line-break/>aregt et flatu magis vacat urinasque magis ciet, ut quae<text:line-break/>cruda est, dejectionem. Minus enim acris, quae cocta<text:line-break/>est, non folum quod in coctura conficiatur, verum et<text:line-break/>qjrodispumosum ipfius .omne tollaturv quoniam quod acre<text:line-break/>et flatuosum existit, lu mellis est substantia,; cocta autemt<text:line-break/>tum' morsii caret tum,, flatu vacat distribuxturqne melius<text:line-break/>quam per intestina descendat., quo, fit ut </text:span><text:span text:style-name="T9">eam</text:span><text:span text:style-name="T3"> .ob' causam<text:line-break/>magis alat quam cruda. Caelorum qui ita laborant, ci-<text:line-break/>tra ptisanae cremorem mulla nutriendi sunt. Sed quod<text:line-break/>in . acutissimis morbis .solos exhibere potus oporteat, iri<text:line-break/>libri hujus non spuria parte est praedictum. Haecque<text:line-break/>omnia quae ad praesentis orationis expositionem pertinent<text:line-break/>iistiqniat, ante legerunt et meminerunt eas, quae in illis<text:line-break/>lactaefunt, expositiones, ad hunc’ modum et dicta, funt<text:line-break/>et dicentitr; J- •. </text:span><text:span text:style-name="T17">χ </text:span><text:span text:style-name="T3">i,.<text:tab/>।</text:span></text:p>
      <text:h text:style-name="P188" text:outline-level="2">VI.</text:h>
      <text:p text:style-name="P156"><text:span text:style-name="T9">Quod st os. amarum suerit, • vomere consept et alvurn sub-<text:line-break/>luerer<text:tab/>•&gt;</text:span></text:p>
      <text:p text:style-name="P2"><text:span text:style-name="T3">nBilis amaror amarum os' reddit. Nam vommstijisp<text:line-break/>unaqne est tunica -tum quae alvinlutierna est ttunindninisc<text:line-break/>quam os sublinit. Ratione ergo’ libri 'auctor' bilem: tum:<text:line-break/>per vomitumnum per. clysterem/ evacuatalll .i -oq </text:span><text:span text:style-name="T13">!</text:span><text:span text:style-name="T3">ms.;p</text:span></text:p>
      <text:h text:style-name="Heading_20_2" text:outline-level="2">VII.</text:h>
      <text:p text:style-name="P1"><text:span text:style-name="T3">Ferum si </text:span><text:span text:style-name="T9">ad kaac non folvaiur, cocto asinino lacte purgata,</text:span></text:p>
      <text:p text:style-name="P1"><text:span text:style-name="T3">iu Quod omnino qnitlem eam, quae in • alvo est, bilem<text:line-break/>vacuare imperet, timeat autem purgantia medicamenta,<text:line-break/>quod et acria et calida prorsus existant, ob id i ad lac.<text:line-break/>asinae divertit, ut qnod nullam, ut non aliud ullum;;ha-,<text:line-break/>beat acrimoniam, sed prae omnibus unum humiditate<text:line-break/>exuperet, atque ob id solum ventrem subeat. Praecoquit-</text:span></text:p>
      <text:p text:style-name="P4"><text:span text:style-name="T3">autem ipsum ob flatus. Sed sane solo uti sero poteris<text:line-break/>per oxymel .ipsum, ubi lac ante coxeris,’ separans.,..vas<text:line-break/>aeneum frigida plenum aqua continenter in lac demit-<text:line-break/>t0ns, nam </text:span><text:span text:style-name="T9">ei</text:span><text:span text:style-name="T3"> haec si probe stat demissio, ferum a caseo<text:line-break/></text:span><text:span text:style-name="T7">separat.</text:span></text:p>
      <text:h text:style-name="Heading_20_2" text:outline-level="2">Vlll.</text:h>
      <text:p text:style-name="P180"><text:span text:style-name="T9">Salsum a</text:span><text:span text:style-name="T40">u</text:span><text:span text:style-name="T9">tain mihil, 'neqita-acre-exhibenduin, non epirui<text:line-break/></text:span><text:span text:style-name="T3">aeger </text:span><text:span text:style-name="T9">sus</text:span><text:span text:style-name="T12">seret.</text:span></text:p>
      <text:p text:style-name="P157"><text:span text:style-name="T3">Salsus supcqs qualis sit ex, . </text:span><text:span text:style-name="T9">fate apparet.</text:span><text:span text:style-name="T3"> De acris<text:line-break/>autem tum substantia tum facultate dictum est in quaito<text:line-break/>simplicium medicamentorum. Piper siquidem, sinapi, py-<text:line-break/>rethrum, </text:span><text:span text:style-name="T9">ef</text:span><text:span text:style-name="T3"> quaecunque sunt facultatibus calida, acria gu-<text:line-break/>stantibus apparent.; Quo fit ut tum acria tum falsa tan-<text:line-break/>quam caufum augentia vitare jubeat. Haec autem </text:span><text:span text:style-name="T9">acri-<text:line-break/>bus</text:span><text:span text:style-name="T3"> magis siccant, quanquam illis non similiter, fed minus<text:line-break/>calefaciunt.</text:span></text:p>
      <text:h text:style-name="P188" text:outline-level="2">IX.</text:h>
      <text:p text:style-name="P1"><text:span text:style-name="T3">Sorbitionem </text:span><text:span text:style-name="T9">vero, quoad extra crisus</text:span><text:span text:style-name="T3"> fuerit, ne dato.</text:span></text:p>
      <text:p text:style-name="P2"><text:span text:style-name="T3">Sermonem,' quod robustas esse vires subaudiendum<text:line-break/>fit, iutellige. Nam ita .ipfei Hippocrates doctrinam facit,<text:line-break/>quae singulis in fcopis praecipiuntur fcribens, atque ita de-<text:line-break/>ihceps semel: dicens; comparare inter se-, quae deinon-<text:line-break/>strata funt, consideratis ipsorum viribus, oportere. Quod<text:line-break/>vero sorbitio ante' crisin danda non fit, si vires sufficiant,<text:line-break/>lu prima hujus libri legitima parte demonstratum es</text:span><text:span text:style-name="T7">t.</text:span></text:p>
      <text:h text:style-name="Heading_20_2" text:outline-level="2">X.</text:h>
      <text:p text:style-name="P5"><text:span text:style-name="T40">E</text:span><text:span text:style-name="T9">t </text:span><text:span text:style-name="T12">si</text:span><text:span text:style-name="T9"> fanguis e naribus stuxerit, sulvitur agscctio, atque<text:line-break/>st sudores supervenerint judicatorii legitimi cum urinis-<text:line-break/>albis crafstsque et laevibus sedimentis.</text:span></text:p>
      <text:p text:style-name="P199">In acutis febribus, quod ex sanguine fervet, ad ca-</text:p>
      <text:p text:style-name="P4"><text:span text:style-name="T3">put fertur. Quum igitur ruptis venis natura </text:span><text:span text:style-name="T9">id ipsum<text:line-break/></text:span><text:span text:style-name="T3">una cum acervatis vaporibus effuderit, caeteris promptius<text:line-break/>dominatur. Eadem ratione et quum per sudores ichoras<text:line-break/>ferventes expulerit,- morbum </text:span><text:span text:style-name="T9">fanat,</text:span><text:span text:style-name="T3"> quum morbo jam<text:line-break/>cocto 'supervenerint.t Nam de re hujusmodi jam saepius<text:line-break/>in aliis quibusdam explicantibus commentariis dictum est,<text:line-break/>atque in libris de judicationibus. Ut igitur in prima li-<text:line-break/>bri hujus parte, quam omnes legitimam fatentur, eum qui<text:line-break/>a morbi coctione est, Inopum, ut ad victus rationem com-<text:line-break/>modissimum accepit, sic' et nunc ad praedictionem. Non<text:line-break/>scripsit quidem ipsum coctionis nomen, fed certissimum<text:line-break/>ipsius signum in urinis scripsit. Optima igitur urina est<text:line-break/>quae tum album tum laeve sedimentum habet, ut in pro-<text:line-break/>gnostico demonstratum est. Non tamen ad spem salutis<text:line-break/>semper apparere expostulabis, sed satis tibi faepenumero<text:line-break/>fuerit, si enaeorema naturali tum colore tum consistentia<text:line-break/>commodam videris. Etiam his ita habentibus in inter-<text:line-break/>pretatione exuberavit dictio, nam oh dictas urinas con-</text:span></text:p>
      <text:p text:style-name="P158"><text:span text:style-name="T3">stat et sudores criticos esse, quapropter et frustra adje-<text:line-break/>ctum. </text:span><text:span text:style-name="T9">Legitimi</text:span><text:span text:style-name="T3"> praeterea non proprie in ipsis dicitur.<text:line-break/>Nam fecundum, morborum ideas talem inferre consueve-<text:line-break/>runt appellationem cum alii medicorum probatissimi, tum<text:line-break/>Hippocrates ipse.</text:span></text:p>
      <text:h text:style-name="Heading_20_2" text:outline-level="2">XI.</text:h>
      <text:p text:style-name="P1"><text:span text:style-name="T3">Ac si. </text:span><text:span text:style-name="T9">abscestsus aliquis obortus suerit.</text:span></text:p>
      <text:p text:style-name="P199">Rarissimum est, per abfcessum judicari causum, atque<text:line-break/>adhuc magis, si citra partis corporis adjectionem .expli-<text:line-break/>cationem quis fecerit. Nam parotidibus causus quosdam<text:line-break/>Icio judicatos, fed non legitimos. Id autem panlo post<text:line-break/>condisces- post expositionem.</text:p>
      <text:h text:style-name="Heading_20_2" text:outline-level="2">XII.</text:h>
      <text:p text:style-name="P1"><text:span text:style-name="T9">Sin vero absque</text:span><text:span text:style-name="T3"> bis </text:span><text:span text:style-name="T9">solutus fuerit causus, reversio morbi</text:span></text:p>
      <text:p text:style-name="P4"><text:span text:style-name="T9">rursum erit, aut coxae aut -crurum dolor accidet expuet-<text:line-break/>que</text:span><text:span text:style-name="T3"> crassia, si </text:span><text:span text:style-name="T9">sanus suturus stt.</text:span></text:p>
      <text:p text:style-name="P2"><text:span text:style-name="T3">Ubi de sanguinis eruptione sudoreque egit, fi absque<text:line-break/>his causus desierit. Inspectam ait.dsse foliitionem, nam<text:line-break/>paulo post revertetur. .Erit siquidem, ait, </text:span><text:span text:style-name="T9">in recidiva<text:line-break/>crurum dolor vel coxae spuetque• crastsu.</text:span><text:span text:style-name="T3"> Nam quod.jtr-<text:line-break/>dicandus sanguinis eruptione vel sudore vel abscessu opus<text:line-break/>habeat, potest quis arbitrari recte dictnm esse,; si dictis<text:line-break/>adjecerit, quae curationi intendens ipse scripsit, vomere<text:line-break/>scilicet praeripiens atque alvum subducere potumque<text:line-break/>aquam et mulsam aquosam coctam comministrans. Quare<text:line-break/>si cum his quidem et sanguinis eruptionem et sudores et<text:line-break/>abscessum, inausum solvere quis dixerit, alias autem sclxi<text:line-break/>non posse, sermonem fortasse consentaneum dicere vide-<text:line-break/>hitur. Consentaneum autem dico, quasi mediocriter vera<text:line-break/>loquentem, atque priore magis, non tamen inculpatum<text:line-break/>prorsus. , Non enim verus est formo. Nam quod in apho-</text:span></text:p>
      <text:p text:style-name="P4"><text:span text:style-name="T3">rismis dicitur, </text:span><text:span text:style-name="T9">causa laboranti'st riger succejserit, obori-<text:line-break/>tur folutio,</text:span><text:span text:style-name="T3"> verissimum existit. Rigorem autem hunc de<text:line-break/>necessitate sequitur interdum quidem sudor solus, inter-<text:line-break/>dum vero et biliciorum vomitus solus, atque interdum<text:line-break/>dejectio sula, sed plerunque ex dictis tribus .duo fiunt et<text:line-break/>rursum quandoque tria. Nam horum duorum necesse est<text:line-break/>alterum in causo- fieri, si perfecte solvi debeat. Nam bi-<text:line-break/>Iiofi humores vel perfecti vacuabuntur vel extingueutur.<text:line-break/>Praetermissa itaque videbitur praecipua causorum sanatio,<text:line-break/>frigidae potus, quo causus nos perpetuo curavimus, nullo<text:line-break/>ex his moriente, cui frigidam propinavimus in tempore<text:line-break/>opportuno, cujus expositionem priore quidem libri hujus<text:line-break/>parte paucis percurrimus, at iit caeleris tum commenta-<text:line-break/>riis tum operibus fusius. Sed forte quispiam me asse-<text:line-break/>rere putabit, nullum ex iis qui causu laborant moritu-<text:line-break/>rum, 'qui aquam tempestive biberit, quanquam- id ipfe<text:line-break/>non asserui,- sed quod omnibus quibus propinavi, quum<text:line-break/>adeo multi extiterilrt, ut numeri non meminerim, succef-<text:line-break/>is</text:span></text:p>
      <text:p text:style-name="P4"><text:span text:style-name="T3">sit auxilium et salus. Hoc autem idem non -est, ut si<text:line-break/>diceres, causo laborantes omnino, si frigidam aquam bi-<text:line-break/>herint, servandos. Nam qui perniciose ac mortifere affi-<text:line-break/>ciuntur, eos neque per aliud quippiam, neque per aquam<text:line-break/>servari est possibile, quibus neque ministrare sum conatus.<text:line-break/>Quod autem in fine dictionis narratur: </text:span><text:span text:style-name="T9">expuetque erafsu,<text:line-break/>st sanus est suturus,</text:span><text:span text:style-name="T3"> in his tantum causis observare de-<text:line-break/>bes, qui affecto pulmone oriuntur.</text:span></text:p>
      <text:h text:style-name="Heading_20_2" text:outline-level="2">XllI.</text:h>
      <text:p text:style-name="P5"><text:span text:style-name="T3">Causi genus aliud. </text:span><text:span text:style-name="T9">Alvus subducitur,</text:span><text:span text:style-name="T3"> siti </text:span><text:span text:style-name="T9">scatet, lingua<text:line-break/>aspera, sicca, sulsu.</text:span></text:p>
      <text:p text:style-name="P2"><text:span text:style-name="T3">Veteres Graecos ieperio nomen generis interdum in-<text:line-break/>ter aequi voce dicta usurpare, quae unum quidem habent<text:line-break/>significatum, fed ex ipsius divisione ad plures deducuntur<text:line-break/>differentias. Iu quo saepe dicere consuevimus genericas<text:line-break/>rei hujus differentias esse vel duas vel tres vel quatuor</text:span></text:p>
      <text:p text:style-name="P4"><text:span text:style-name="T3">vel quotquot esse possunt. Sed quum et homonyma du-<text:line-break/></text:span><text:span text:style-name="T17">ρ</text:span><text:span text:style-name="T3">licia sint, aliqua quidem nequaquam inter fe communi-<text:line-break/>cantia, ut quum canem dicimus tum terrestrem tum ma-<text:line-break/>rinum, alia vero, quae cum univocis aliquatenus commu-<text:line-break/>nia existant, quum ab uno factam appellationem habue-<text:line-break/>rint,- quo tandem reserantur considerandum, ut dictum<text:line-break/>est, duo causorum genera, r Id vero exacte cognoscetur,<text:line-break/>si (obstantiae utriusque ratio, quae in appellatione.'est;<text:line-break/>ostensa fuerit. Sed quoniam a mentis conceptu ratio ju-<text:line-break/>dicium accipit, perscrutandum, si mentis conceptum ar-<text:line-break/>dentis febris ita consonum habeamus, ut’ hominis,‘bovis<text:line-break/>et equi. At quum oratio commentario prolixior sutura<text:line-break/>sit, ipsam, ut et caeferas, ad brevem contrahere summam<text:line-break/>conabimur, hoc, exorsi modo. Febrem ardentem medicos<text:line-break/>reperio appellare, quum calor hominem exurat sitisque<text:line-break/>inexplebilis detineat. Quod si ita se habeat, causum eum,<text:line-break/>in quo corpus uon uritur, filisque levis est, causum qui-<text:line-break/>dem simpliciter, exquisitum autem legitimumque non di-</text:span></text:p>
      <text:p text:style-name="P4"><text:span text:style-name="T3">cemus; pro dimidia autem parte quum talis sit, concisae .<text:line-break/>doctrinae gratia causum nothum appellare non deterius<text:line-break/>fuerit, quemadmodum tertianis lu febribus appellatione<text:line-break/>hujusmodi uti consuevimus. Ita duo cauforum febrium<text:line-break/>genera esse,, intelligemus, ut si tertianarum genera duo<text:line-break/>esse quispiam dixerit, unum exquisitum legitimumque, al-<text:line-break/>terum vero nothum, cui videlicet ex legitimi quidem fym-<text:line-break/>-ptomatis nonnulla insunt, aliqua vero non. Quod autem<text:line-break/>fecundus causus., de quo nunc docere instituimus, tan-<text:line-break/>quam diminutus quidam sit, atque non exacte absolutus,<text:line-break/>certior fies, si .mentem ad ea symptomata quae ab auctore<text:line-break/>ipso in eo fieri dicuntur, converteris.. Nam principio </text:span><text:span text:style-name="T9">ait',<text:line-break/>alvus subducta, siti scatens, lingua aspera, sicca, sulsu,<text:line-break/></text:span><text:span text:style-name="T3">non eo adjecto, quod in priore adjecit.. Nothus si qui-<text:line-break/>dem canius ex legitimi symptomatis, alterum quidem ha-<text:line-break/>bet, alterum non habet. Deinceps autem linguam aspe-<text:line-break/>ram esse inquiens et siccam, non adjecit nigram, ut lu<text:line-break/>priore, scd pro hoc symptomate salsam dixit. Nam</text:span></text:p>
      <text:p text:style-name="P4"><text:span text:style-name="T3">quemadmodum .quum lingua amarulenta redditur, flavam<text:line-break/>redundare bilem ostendit, ita quum salsa, salsum salfugi-<text:line-break/>nosumque appellatum humorem, qui unum quoddam exi-<text:line-break/>stit ex tribus pituitae generibus, ut tibi innpluit, acido,<text:line-break/>dulci et salso. Ut igitur prior causus ex amara bile con-<text:line-break/>stans pallidas geminam ob causam parit. excretiones, tum<text:line-break/>quod tenuis suerit, tum quod febris urens augeatur, prae-<text:line-break/>nata in eo flava bile,' sic pituitosus humor neque facile'<text:line-break/>excernitur, neque febres' auget, neque sitim ardentem ha-<text:line-break/>bet, neque flatus movet, atque ob id de eo dixit, </text:span><text:span text:style-name="T9">alvus<text:line-break/>subducta,</text:span><text:span text:style-name="T3"> excernere ipsam solum ostendens, quod ipsi non<text:line-break/></text:span><text:span text:style-name="T9">jcxCernere</text:span><text:span text:style-name="T3"> adversatur. Sribitsi quidem siis venter, non<text:line-break/>tamen secundum humoris cujusdam ideam, sed iis-quae<text:line-break/>lu alimentum ministrata funt corruptis. Non enim hi<text:line-break/>potu victitant, ut quamplurimi eorum qui- priore inle-<text:line-break/>stantur causuequandoquidem ii citam habent excretionem;<text:line-break/>ex tenui et ferventi humore constituti, feram vero hi ob</text:span></text:p>
      <text:p text:style-name="P4"><text:span text:style-name="T3">frigidam, glutinosam et crassam pituitae substantiam. Fi-'<text:line-break/>eri ergo nequit ut qui ita laborant folo utantur potu.<text:line-break/>Id siquidem didicimus in iis morbis qui in quinto aut<text:line-break/>septimo die, valida nimirum existente facultate, coctionem<text:line-break/>sunt recepturi. Verum si morbus ad nonum vel deci-<text:line-break/>mumquartum vel vigesimum illapsurus sit, in eo per ini-<text:line-break/>tia ptisanae cremore utimur.</text:span></text:p>
      <text:h text:style-name="Heading_20_2" text:outline-level="2">XIV.</text:h>
      <text:p text:style-name="P1"><text:span text:style-name="T3">Urinae </text:span><text:span text:style-name="T9">supprefsto, vigilia, extrema refrigerata.</text:span></text:p>
      <text:p text:style-name="P2"><text:span text:style-name="T9">Urinarum supprefsto.</text:span><text:span text:style-name="T3"> Dici id ab ipso consuevit,<text:line-break/>aut quum non effatu digna aut nequaquam prorsus emit-<text:line-break/>titur urina. Id autem accidit propter humoris crassitiem,<text:line-break/>proposito hac in oratione causo. </text:span><text:span text:style-name="T9">Vigilia.</text:span><text:span text:style-name="T3"> Causo utriqne<text:line-break/>hoc commune est, atque ob id in priore mentionem hu-<text:line-break/>jus fecit; fit siquidem in illo magis, quod caput accenda-<text:line-break/>tur magis. .Refugeram excrema. Symptoma hoc fecundi</text:span></text:p>
      <text:p text:style-name="P197">est causu Verum fermonem non simpliciter efferre coii-<text:line-break/>venit, sed cum definitione aliqua. Non enim perpetuo<text:line-break/>talis existit, al quum, malignus fuerit. Nam in biliosis<text:line-break/>urentibusque febribus calorem ad extrema usque corporis<text:line-break/>extendit, etsi non malignus causus fuerit,, at in pituitosis<text:line-break/>fumosa esi caloris substantia, quum vel in ventris regio-<text:line-break/>nibus vel hepate vel pulmone falsus liumbr putruerit, ob<text:line-break/>quam quidem calor igneus redditur. Verum quum ma-<text:line-break/>lignus evaferit morbus, refrigerantur extrema ob virium<text:line-break/>imbecillitatem phlegmonesque totum ad fe sanguinem tra-<text:line-break/>hentis magnitudinem; nam absque his nunquam lethalis<text:line-break/>efficitur morbus.</text:p>
      <text:h text:style-name="Heading_20_2" text:outline-level="2">XV.</text:h>
      <text:p text:style-name="P5"><text:span text:style-name="T9">Causus hic, nist sanguis e naribus stuxerit aut. circa col-<text:line-break/>lum abftejsus aut crurum dolor oboriatur et</text:span><text:span text:style-name="T3"> aeger<text:line-break/></text:span><text:span text:style-name="T9">sputa erasa expuerit (soacc autem supprejsu Avo con- *</text:span></text:p>
      <text:p text:style-name="P4"><text:span text:style-name="T9">tingunt') aut coxarum dolor aut pudendi livor, non ju-<text:line-break/>dicatur. Testiculus quoque intensus judicatorius exisut.</text:span></text:p>
      <text:p text:style-name="P199">Quod solvantur per abscessus magis quam per excre-<text:line-break/>tiones quae ex pituita putrescente oriuntur febres, saepius<text:line-break/>demonstratum esu At in praesenti causo non .abscessus<text:line-break/>modo commemoravit, verum etiam sanguinis profluvium<text:line-break/>adjecit, quod magis in iis fit causis, quorum affectionis<text:line-break/>fedes in pulmone existit. Nam lu hujusmodi affectioni-<text:line-break/>bus caput incalescens sanguine repletur effunditque quod<text:line-break/>ex eo redundat, tum ruptis tum adapertis venis. Ob<text:line-break/>eandem cansam circa cervicem abfcessus fiunt et paroti-<text:line-break/>des, iis qui ita afficiuntur. Verum quibus affectionis se-<text:line-break/>des in partibus quae secundum jejunum aut hepar funt,<text:line-break/>existit, deorsum magis, his accidunt abscessus, quare et<text:line-break/>coxarum dolor et pudendi livor et testiculi dissentio iis<text:line-break/>ita affectis accidit magis. Fit autem testis distentio', in-<text:line-break/>terdum quidem ab' ea quae in eo sit inflammatione ,• in-</text:p>
      <text:p text:style-name="P4"><text:span text:style-name="T3">terdtun vero ab aliquo eorum quae fuperius inflamman-<text:line-break/>tur attracti. Quod autem quidam eorum crassa sputa<text:line-break/>expuant, hoc dictum est de iis, qui affectum in pulmone<text:line-break/>habent, concoctione jam facta. Ex eo igitur liquet dc&lt;<text:line-break/>ctrinam confusam esse, inordinatam et indefinitam, qucd<text:line-break/>eam quae librorum gratia fit, descriptionem decet, libro<text:line-break/>tamen nequaquam proprium esu Nam quum in multis<text:line-break/>partibus asseclis tales fiant febres, deinceps symptomatum<text:line-break/>catalogum fciipsisse -oportebat et non inordinate indefi-<text:line-break/>niteque,.. fed secundum proprium et propositum morbum<text:line-break/>efficere.. Et fane in hunc dictum est modum, </text:span><text:span text:style-name="T9">alvus sub-<text:line-break/>ducto,</text:span><text:span text:style-name="T3"> non quod caufis symptoma hoc perpetuo insit, sed<text:line-break/>ut interdum. Nam qui in ventre didam habent affecti- •<text:line-break/>onem, iis corrupto cibo dejectiones liquidae exissent. Qui<text:line-break/>vero, in pulmone habent,'ventre hatniqnaquam affecto, ils<text:line-break/>dejectiones hujusmodi de necessitate non fiunt, interdum<text:line-break/>enim, contrarium ita affectis accidit, ut dura sit alvus di!-.</text:span></text:p>
      <text:p text:style-name="P4"><text:span text:style-name="T3">ficuIterque excernat. Praeterea et quibus in jecore causi<text:line-break/>fubest radix et ob jecur causo laborantibus, excretio qui-<text:line-break/>dem interdum liquida est, interdum vero siccae eorum<text:line-break/>dejectiones excernuntur, veluti quae- caprinae pilulae<text:line-break/>appellantur, exustis nimirum a vifceris phlegmone scyba-<text:line-break/>lis. - Quum igitur </text:span><text:span text:style-name="T9">viscus hujusmodi</text:span><text:span text:style-name="T3"> solum phlegmone obsi-_<text:line-break/>detur, id efficit, verum si cum phlegmone fuerit et irnbe-<text:line-break/>cillitas, liquida dejiciuntur, viscere alimentum ad se tra-<text:line-break/>here nequeunte. Sed dejectiones hujusmodi ab iis quae<text:line-break/>ventre affecto fiunt, chylositate distinguuntur.</text:span></text:p>
      <text:h text:style-name="Heading_20_2" text:outline-level="2">XVI.</text:h>
      <text:p text:style-name="P159"><text:span text:style-name="T9">Sorbitiones dato attractorias.<text:tab/>- - .</text:span></text:p>
      <text:p text:style-name="P2"><text:span text:style-name="T3">Quod multoties dicere consuevimus, quod obfeura<text:line-break/>lectio nihil doceat 'et id nunc dicam,. Nam pituitae vitio<text:line-break/>. laborantibus pro potu quidem , acetum mulsum utilissimum</text:span></text:p>
      <text:p text:style-name="P200">est, pro alimento vero ptisanae cremor. Ego attamen,<text:line-break/>quanquam haec noscam, nec opns habeam ut ab alio di-<text:line-break/>scam , divinare noti possum, quasnam dicat attractorias<text:line-break/>sorbitiones., Oxymel siquidem et incidens et fecernens<text:line-break/>ac detergens dici-potest, attrahens tamen nullo pacto,<text:line-break/>quia sane quod ab ipfe attrahatur demonstrare non possu-'<text:line-break/>mus. Sic neque ptisanae cremorem attractorium esse<text:line-break/>asseremus. Sed forte aliquis dicet velle ipsum ventrem<text:line-break/>subducere attracturus, hoc est crassum humorem attra-<text:line-break/>hentihus, cujusmodi est quod pituitam trahit. At vere<text:line-break/>sorbitiones non dixisset. Nam hoc munus medicamentorum<text:line-break/>est, non sorbitionum, sicuti neque potuum. Innotuit ergo<text:line-break/>quo pacto in obscuris dictionibus nihil certi habeamus,<text:line-break/>quapropter neque dictionem hanc defendere conabimur,<text:line-break/>quod nihil in ea certum finitumque reperiatur. Caeterum<text:line-break/>non mihi constat quomodo homines, ut in aliis multis<text:line-break/>manifeste errent, sic et in leo quod iis quae obscure di-<text:line-break/>cuntur, gaudeant, quanquam omnes uno quasi ore perfpi-</text:p>
      <text:p text:style-name="P4"><text:span text:style-name="T3">cui</text:span><text:span text:style-name="T9">ta</text:span><text:span text:style-name="T3">tem orationis virtutem esse, obscuritatem vero vitium<text:line-break/>proclamant.</text:span></text:p>
      <text:h text:style-name="Heading_20_2" text:outline-level="2">XV<text:span text:style-name="T53">II</text:span>.</text:h>
      <text:p text:style-name="P265">In acutis autem morbis venam secabis, st morbus vehe-<text:line-break/>mens appareat et qui aegrotant in aetatis vigore fue-<text:line-break/>rint et virium robur ipsa adsuerit.</text:p>
      <text:p text:style-name="P199">Hic sermo Hippocrate dignus esu Miror autem quo-<text:line-break/>modo inter aphorismos eum non scripserit. In paucis<text:line-break/>enim verbis vis est magna, quemadmodum in aphorismis.<text:line-break/>De his ergo qui venae sectione indigent frequens apud<text:line-break/>medicos fuit sermo, quorum quae de phlebotomia maxime<text:line-break/>probabilia videntur, duobus a me scriptis secure sunt<text:line-break/>enarrata libris. At eorum alter de phlebotomia inscri-<text:line-break/>bitur, in quo utilia omnia docentur. Alter scriptus est,<text:line-break/>ut- dixi, medicis tum empiricis- tum dogmaticis. Verum<text:line-break/>citra methodum Thessalici-, uti et caetera sine demonstra-</text:p>
      <text:p text:style-name="P4"><text:span text:style-name="T3">tione simpliciter dicunt, sic et venae sectionem laxato-<text:line-break/>rinm censent esse remedium, chalasticum vero ipsum di-<text:line-break/>verse explicant, ut a me per commentarios nostros, cum<text:line-break/>de methodioa </text:span><text:span text:style-name="T9">fecia</text:span><text:span text:style-name="T3"> ageremus, demonstratum esu Qui au-<text:line-break/>tem omnem de venae sectione historiam intelligere volo-<text:line-break/>erit, legere tum nostros tum reliquorum medicorum libros<text:line-break/>potest. Nunc vero summam ipsius in paucos tandem<text:line-break/>relatam scopos audi. Venam enim primum secabis, si<text:line-break/>magnus tibi videatur morbus. Manifesse a perspecta<text:line-break/>quantitate, tali utitur 'remedio propter vehementes affe-<text:line-break/>ctus, neque reseri si vel vehementem vel magnum mor-<text:line-break/>bum dixeris. Secundus phlebotomiae scopus est, si aeger<text:line-break/>aetate vigeat. Neque enim puer, neque senex phleboto-<text:line-break/>miam ferunt, etiamsi magno morbo laborent. Tertius<text:line-break/>sane scopus a libri hujus auctore prolatus est, facultatis<text:line-break/>vitalis robur, neque enim in aetate vigentium- morbis<text:line-break/>perpetuo robur apparet. Fortassis ergo aliquis duo haec</text:span></text:p>
      <text:p text:style-name="P3"><text:span text:style-name="T3">fola pro scopis phlebotomiae satis esse autumabit, magni-<text:line-break/>tudinem morbi et virium robur. Non enim sene^ quod<text:line-break/>ipse annosus fit per </text:span><text:span text:style-name="T9">fe,</text:span><text:span text:style-name="T3"> sed propter virium imbecillitatem<text:line-break/>non fert sanguinis detractionem. At certe pueri quan-<text:line-break/>quam vitali facultate valent, tamen neque hi pbleboto-<text:line-break/>mlam sustinent, prompte enim eorum substantis tuin<text:line-break/>propter hnmiditatem,. tum propter temperamenti calidita-<text:line-break/>tem discutitur.' Phlebotomia igitur non egent, qui infi-<text:line-break/>tam habent a temperamento vacuationem. Ob haec pro-<text:line-break/>seclo morbi magnitudinem et virium robur phlebotomiae<text:line-break/>scopos esse non satis est, sed praestat et vigentium aeta-<text:line-break/>tem’ adjicere. Quod autem initio dictionis dictum est:<text:line-break/>in </text:span><text:span text:style-name="T9">acutis morbis sanguinem</text:span><text:span text:style-name="T3"> detrahes, id ut consideretur<text:line-break/>dignum esu Quomodo diuturniorum morborum non me-<text:line-break/>minit? Quoniam de acutis nunc ipsi doctrina est, atque<text:line-break/>ob id scios, eos memoravit, nam et ex diuturnis multi.<text:line-break/>sanguinis egent detractione, quum et hi dictis tribus sub-<text:line-break/>jaceant scopis.' Caeterurn quum omnia haec recte dicta</text:span></text:p>
      <text:p text:style-name="P197">sint, quosdam tamen non recte judicasse putandum est,<text:line-break/>quorum est Menodotus empiricus, in sola plethorica appel-<text:line-break/>lata syndrome sanguinis missionem observari asseverans.<text:line-break/>Nos autem et ea non existente venam secamus, quum<text:line-break/>dolor vehemens hominem statim prehenderit vel pars<text:line-break/>aliqua, fracta fuerit vel os ex articulo luxatum sit vel<text:line-break/>alius quidam articulus reductus sit. At licet,.plethorica<text:line-break/>facta sit syndrome, non tamen semper venam secamus,<text:line-break/>sed et frictione et baIneis multis et abstinentia, quae tri-<text:line-break/>bus vel quatuor diebus fiat,- ad statum naturalem revo-<text:line-break/>camus. Verum de his abunde tum in libro de plenitu-<text:line-break/>dine, tum in libro -de venae sectione pronunciatum est,<text:line-break/>praeterea et in libro methodi medendi. Adpraesens ergo<text:line-break/>haec de sanguinis detractione, veluti in commentario,<text:line-break/>dicta sufficiant. Verum ut nihil desit, adjiciam et eum<text:line-break/>qui ab ambiente nos aere desumitur scopum, quum fue-<text:line-break/>rit abunde calidus et siccus, ita ut cito ab eo corpus dis-<text:line-break/>cutiatur. Nam tunc a sanguinis missione abstinemus, •.</text:p>
      <text:p text:style-name="P197">etiamsi morbus magnus fuerit vigensque aetate homo. Id,<text:line-break/>ergo libri auctor solum praetermisit, reliquis scriptis, at-<text:line-break/>que etiam patientis ipsius corporis habitum. Verum pro-<text:line-break/>cedente oratione et mentionem habitus fecit, qui et aeta-<text:line-break/>tis differentias in se comprehendere potest, ut ostendam.</text:p>
      <text:h text:style-name="Heading_20_2" text:outline-level="2">XVIII.</text:h>
      <text:p text:style-name="P283">At enim st angina aut st quis alius ex pleuriticis morbus<text:line-break/>.suerit, linctibus repurgator At st imbecilliores appa-<text:line-break/>reant, ac st plus sanguinis detraxeris, clyfmo alvino<text:line-break/>tertio 'quoque, die utendum, donec 'in tuto aeger suerit,<text:line-break/>aut etiam fame opus habeat.,<text:tab/>'</text:p>
      <text:p text:style-name="P199">Angina partium qtiae in faucibus sitae sunt phle-<text:line-break/>gmone est, quae post venae sectionem eclegmatis repur-<text:line-break/>gari potest, hoc est, quae in partibus phlegmone obsessis<text:line-break/>continentur, per sputa evacuari possunt. Nam corpus</text:p>
      <text:p text:style-name="P4"><text:span text:style-name="T3">impurum excrementofumque, quod vacuatur, jure optimo<text:line-break/>expurgari aliquis pronuntiabit. Caeleris autem acutis<text:line-break/>morbis omissis, de pleuritide mentionem facit, quemadrno-<text:line-break/>dum et in prima libri parte fecit. </text:span><text:span text:style-name="T9">Si vero imbecilliores,<text:line-break/></text:span><text:span text:style-name="T3">inquit, </text:span><text:span text:style-name="T9">tibi este videbuntur vel. propter sanguinis per ve-<text:line-break/>nae sectionem ablati copiam vel etiam alias, purgationis<text:line-break/>vice clysterem tertio quoque infunde die.</text:span><text:span text:style-name="T3"> Nam laxato per<text:line-break/>sanguinis missionem corpore, quod ex mortificis humori-<text:line-break/>bus qualitate vitiosum superfluit, per clysteres id evacuari<text:line-break/>jubet. Quod autem fcopus illi sit, non solum alimenti<text:line-break/>excrementa subducere, verum et affectum locum expur-<text:line-break/>gare, palam esu Quod vero ad finem orationis additur:<text:line-break/></text:span><text:span text:style-name="T9">et fame indigeat,</text:span><text:span text:style-name="T3"> iis qui iu primo libro a nobis detnon-<text:line-break/>strata meminerunt, etiam manifestum evadit.</text:span></text:p>
      <text:h text:style-name="Heading_20_2" text:outline-level="2">XIX.</text:h>
      <text:p text:style-name="P265">Tumentia hypochondria non spirituum interceptione, septi<text:line-break/>transversi contenstones aut fpirituurn protensiones, qui-</text:p>
      <text:p text:style-name="P269">bus orthopnoea stcca vexatis pus non subest, sed a spi-<text:line-break/>rituum interceptione hae affectiones succedunt. Potifst-<text:line-break/>rnurn vero et vehementes jecoris dolores et lienis gra-<text:line-break/>vitates atque aliae instarnmationes et supra septum<text:line-break/>transuersum dolores morborumque collectiones salvi ne-<text:line-break/>queunt, st quis , prius medicamentis purgare aggrestsus su-<text:line-break/>erit, verum in his venae sectio princeps remedium est,<text:line-break/>deinde vero clysteres, nist vehemens et magnus fuerit<text:line-break/>morbus, stn minus, etiam postea medicamento purgante<text:line-break/>opus est. . Sed et post venae sectionem purgans medi-<text:line-break/>camentum securitate ac moderationi indiget.</text:p>
      <text:p text:style-name="P160"><text:span text:style-name="T3">Catalogus est morborum prius quidem venae sectione,<text:line-break/>deinde ipsa purgatione indigentium, quorum omnium pri-<text:line-break/>mus scriptus est, </text:span><text:span text:style-name="T9">inturnentia hypochondria.</text:span><text:span text:style-name="T3"> Vocem </text:span><text:span text:style-name="T17">φλεγ-<text:line-break/>μαίνοντα </text:span><text:span text:style-name="T3">ex Hippocratis consuetudine non audias, etenim<text:line-break/>inflammati morbi omnes et calicli </text:span><text:span text:style-name="T9">hac voce</text:span><text:span text:style-name="T3"> significantur,<text:line-break/>erysipelata, herpetes, carbunculi et quae proprie pllleg-<text:line-break/></text:span><text:span text:style-name="T8">GALENUS TOM. XV.<text:tab/>C C C</text:span></text:p>
      <text:p text:style-name="P4"><text:span text:style-name="T3">monae appellantur. Verum recentiores medici omnes in<text:line-break/>una- fpecie inflammatorum oorporum' vetus omnibus </text:span><text:span text:style-name="T9">com-<text:line-break/>mune</text:span><text:span text:style-name="T3"> nomen inducunt vocantque ita folum eum tumorem,<text:line-break/>qui renitens dolorem infert cum multo </text:span><text:span text:style-name="T13">5</text:span><text:span text:style-name="T3">calore. Verum<text:line-break/>quum et alii praeter -naturam exissent tumores, utfcirr-<text:line-break/>hus et qui a recenti oribus medicis oedema appellatur<text:line-break/>(fuit siquidem et id quondam commune nomen tumorum<text:line-break/>omnium praeter naturam atque• ipsius inflationis), dixi-<text:line-break/>mus quidem alibi libro uno de tumoribus praeter naturam.<text:line-break/>Verum in praefenti libro ut caetera ita et hoc fummatim<text:line-break/>dicatur. Scirrhus ' quidem renitens tumor est et doloris<text:line-break/>expers. Verum inflatio bifariam fit, nimirum collecto<text:line-break/>quibusdam in cavitatibus aut fuh fensum cadentibus aut<text:line-break/>ratione- comprehensibilibus flatulento spiritu.' Nonnulli<text:line-break/>silue aliquando 'tumores praeter naturam in musculis se-<text:line-break/>cuerrint,- tanqnam pus in imo reperturi, sed nihil aliud<text:line-break/>praeterquam spiritum totam per carnem minusatim disse-<text:line-break/>minatum invenerunt. Praeterea et thrombos interdum so-</text:span></text:p>
      <text:p text:style-name="P3"><text:span text:style-name="T3">los’, qui ita secant aut viscosam hurniditatern aut mucosam<text:line-break/>reperere. Verum ia talibus tumor vel ex thrombo, vel<text:line-break/>muco erat, ,carne ad hunc affici modum apparente; spi-<text:line-break/>ritus autem in ea per minuta est disseminatus. Non igr-<text:line-break/>tnr </text:span><text:span text:style-name="T23">;</text:span><text:span text:style-name="T3"> in . praesenti sententiae hujus dictione </text:span><text:span text:style-name="T17">φλεγμαινοντα<text:line-break/></text:span><text:span text:style-name="T3">hypochondria secundum assuetum - Hippocrati significatum<text:line-break/>dicta esse videntur. Quam enim mentem habebit quod<text:line-break/>&gt; 'ipsi adjicitur, non </text:span><text:span text:style-name="T9">statuum interceptione,</text:span><text:span text:style-name="T3"> quum inflamma-<text:line-break/>torius calor in hypochondriis, sive cum flatu suerit, sive<text:line-break/>non, eandem habeat indicationem? Neque sane ita dicere<text:line-break/>est visus, ut conjunetim tum phlogosiu, tum spirituum in-<text:line-break/>terceptionem fieri dicatur, quum id falsum sit. Nunquam<text:line-break/>enim spiritus interceptio inflammatoriam hypochondrio<text:line-break/>infert affectionem. Qui ergo haec scripsit, phlegmae-<text:line-break/>nonta hypochondria dicere est visus, quae in tumorem<text:line-break/>sublata lunt. Post haec autem mentionem de septi trans-<text:line-break/>vevsi intensione fecit, deinde et protensione spiritus.<text:line-break/>Septi transversi intensio manifesta est, fed spiritus pro-</text:span></text:p>
      <text:p text:style-name="P4"><text:span text:style-name="T3">tensos dicere visus est, veluti interruptos, de quibus iu<text:line-break/>prima libri hujus parte scriptum est; </text:span><text:span text:style-name="T9">Spiritui offendens<text:line-break/>in ea, quae .extra stt, delatione,</text:span><text:span text:style-name="T3"> ac de eo in dictionis il-<text:line-break/>lius explicatione enarratum esu Siccam autem ortho-<text:line-break/>pnoeam dixit eam spirandi difficultatem quae citra sputa<text:line-break/>aut citra tussim adeo vehemens est, ut </text:span><text:span text:style-name="T9">aegrotus</text:span><text:span text:style-name="T3"> decubi-<text:line-break/>tum non ferat, fed suffocetur, quam fieri non ignoras ah<text:line-break/>angustia pulmonis capacitatum spiritus, quae id patiunlui<text:line-break/>jacentibus magis, minus autem flantibus et profecto recte<text:line-break/>collocatis omnibus, quae in thorace existunt partibus;<text:line-break/>ideoque orthopnoea, vocatur. Sed quum ea interdum fiat<text:line-break/>ob visceris phlegmonem, ut in peripneumoniis, interdum<text:line-break/>oppletis bronchiis, sanguinis missione ait egere ortho-<text:line-break/>pnoea affectos, quibus pus collectum non sit. Nam, hos<text:line-break/>puris vacuatione egere constati Qui autem a spiritus in-<text:line-break/>terceptione (quod in angustiam acto pulmone contingit)<text:line-break/>haec patiuntur, iis tibi vena secanda esu Pari modo et<text:line-break/>jecinoris vehementes dolores splenisque atque caeteras omnes</text:span></text:p>
      <text:p text:style-name="P197">inflammationes venae sectio juvat, atque universas morbo-<text:line-break/>rum collectiones. Quod autem morborum collectiones<text:line-break/>dixerit eas quae ab intumescentibus fiunt partibus par<text:line-break/>esu Audio siquidem et nunc multos in Asia nostra tu- .<text:line-break/>mores praeter naturam omnes ita nuncupare. ln his<text:line-break/>enim priusquam vena secetur, purgationem interdicere<text:line-break/>oportet, quanquam hanc quoque ratiocinationem deinceps<text:line-break/>ipse dicet in eo qui sequitur textu.</text:p>
      <text:p text:style-name="P161"><text:span text:style-name="T3">• <text:tab/><text:tab/></text:span></text:p>
      <text:h text:style-name="Heading_20_2" text:outline-level="2">XX.</text:h>
      <text:p text:style-name="P5"><text:span text:style-name="T9">Quicunque vero statim per initia morborum inflammatio-<text:line-break/>nes purgante medicamento sulvere conantur, ii de con-<text:line-break/>tensu quidem ac inflammata parte nihil detrahunt,<text:line-break/>quum nihil cedat quae adhuc cruda est affectio , verum<text:line-break/>quae morbo reluctantur et</text:span><text:span text:style-name="T3"> fana </text:span><text:span text:style-name="T9">sunt contabefaciunt.<text:line-break/>At debili evadente corpore morbus praevalescit. Quum<text:line-break/>autem morbus corpori praevaluerit, id citra curationem<text:line-break/>affectum est.</text:span></text:p>
      <text:p text:style-name="P3"><text:span text:style-name="T3">Hunc exposuimus .aphorismum, lu eo ita incipiente:<text:line-break/></text:span><text:span text:style-name="T9">cocta medicari ac' movere..</text:span><text:span text:style-name="T3"> Atque in eisdem quibus et<text:line-break/>nunc symptomatis recte ad venae sectionem'prius venire<text:line-break/>praecipit, quum vitiosi aliqui humores tum in partem<text:line-break/>aliquam confluant tum lu ea acerventur, quod sane, ut<text:line-break/>dixi, colligi in ea parte dicitur. Quod autem lu fine<text:line-break/>praescriptae dictionis, quidam dignotioni inaccessum pravi<text:line-break/>scriptores ad finem dicti auctoris efficiunt nomen </text:span><text:span text:style-name="T17">φαρμἀ-<text:line-break/>κεόας, </text:span><text:span text:style-name="T9">securitate quidem et mediocritate indigere sanguinis<text:line-break/>mifstonem post medicamentum,</text:span><text:span text:style-name="T3"> accusativum casum dictum,<text:line-break/>pro genitivo efficientes. Verum in tuta dictione prius '<text:line-break/>ad (anguinis missionem veniendum, deinde ad medicamen-<text:line-break/>tum praecipitur,- non autem e contrario, ut </text:span><text:span text:style-name="T9">ii</text:span><text:span text:style-name="T3"> scribunt,<text:line-break/>assumendum prius medicamentum, deinde ad sanguinis<text:line-break/>detractionem deveniendum. Caetera dictionis dilucida iis<text:line-break/>sunt, qui exacte dicta ejus animadverterunt.</text:span></text:p>
      <text:h text:style-name="P188" text:outline-level="2">XXI.</text:h>
      <text:p text:style-name="P5"><text:span text:style-name="T9">Ut autem quis derepente</text:span><text:span text:style-name="T3"> voce </text:span><text:span text:style-name="T9">captus sua, venarum inter-<text:line-break/>ceptiones faciunt, st bene valenti citra occasionem aut<text:line-break/>vehementem aliam causum id contigerit.</text:span></text:p>
      <text:p text:style-name="P2"><text:span text:style-name="T3">Venarum interceptiones appellat venarum oppletio-<text:line-break/>nes a plenitudine obortas. Quum igitur ipsae .supra mo-<text:line-break/>durn oppletae fuerint, tum vires gravari necesse est,<text:line-break/>tum in extinctionis agi periculum nativum calorem, qui<text:line-break/>ob plenitudinem suffocationi quiddam simile patitur.<text:line-break/>Quandoquidem hinc epilepsiae et-apoplexiae et syncopae<text:line-break/>cardiacae oriuntur. Nam uno communi aphoniae fyrnpto-<text:line-break/>mate symptomata hujusmodi significavit. Adjecit autem<text:line-break/>orationi:. &lt;Si </text:span><text:span text:style-name="T9">bene valenti citra occasionem aut vehemen-<text:line-break/>tem altam causum</text:span><text:span text:style-name="T3"> id contigerit, occasionem quidem cau-<text:line-break/>Iam manifestam vocans, ut si quis in lucta vel pancratio<text:line-break/>ex brachiorum accommodatione ad periculum suffocationis<text:line-break/>circumductus fuerit. Caulam vero aliam vehementem di-</text:span></text:p>
      <text:p text:style-name="P4"><text:span text:style-name="T9">cit,</text:span><text:span text:style-name="T3"> qualis vel timore. vel maximo animi moerore pereul-<text:line-break/>sis accidit. In aegris autem aphonia hujusmodi fieri po-<text:line-break/>test, interdum laesis duntaxat vocalibus instrumentis aut<text:line-break/>etiam spirabilibus. Potest quoque contingere ob recen-<text:line-break/>tem quandam exolutionem et virium jacturam. Ut autem<text:line-break/>ab hujusmodi apboniis eam distinguat, quae orationi ap-<text:line-break/>posita est, adjecit: </text:span><text:span text:style-name="T9">st bene valenti contigerit.</text:span></text:p>
      <text:h text:style-name="Heading_20_2" text:outline-level="2">XXII.</text:h>
      <text:p text:style-name="P265">Vena igitur brachii dextri interna sucanda est, ac sut-<text:line-break/>guis detrahendus, inita fecundam habitum ac aetatem<text:line-break/>pluris minorisque ratione.</text:p>
      <text:p text:style-name="P2"><text:span text:style-name="T3">Celerrime ac plurimum ex principibus partibus' vena<text:line-break/>ipfa corpus vacuat, atque ob id </text:span><text:span text:style-name="T9">in</text:span><text:span text:style-name="T3"> acutissimis morbis ad<text:line-break/>eam </text:span><text:span text:style-name="T9">fe</text:span><text:span text:style-name="T3"> confert. Ac </text:span><text:span text:style-name="T9">sanguis detrahendus, inita secun-<text:line-break/>dum habitum ac aetatem pluris minorisque 'ratione.</text:span><text:span text:style-name="T3"> Su- .<text:line-break/>pefius quum de scopis phlebotomiae dissereret, ’ corporis</text:span></text:p>
      <text:p text:style-name="P4"><text:span text:style-name="T3">habitum quidem omisit, sed nunc virium non meminit.<text:line-break/>Verum habitus nomen pro virium nomine nictum esse<text:line-break/>opinantur nonnulli, una ex re duo dici non recte exi-<text:line-break/>stimantes. Nam habitum quidem ad corporis constitutio-<text:line-break/>nem deferentes dicimus, quum quis aut mollis aut durus<text:line-break/>fuerit, robur vero virium functionum vehementiae attri-<text:line-break/>buimus. Quare duo hi funt scopi, communem quidem<text:line-break/>vacuandi indicationem, quod communes sint, habentes, fed<text:line-break/>inter fe differentes, veluti et ab aetate. Verum aetatem<text:line-break/>ad corporis habitum referre est melius, non ad vires.<text:line-break/>Etenim pueri propter habitus mollitiem facile exhauriun-<text:line-break/>tur, senes vero difficile propter siccitatem et frigiditatem<text:line-break/>resolvuntur. Satisque esse tres hos phlebotomiae scopos<text:line-break/>quispiam dicere potest, indicationem </text:span><text:span text:style-name="T9">evacuandi</text:span><text:span text:style-name="T3"> accipien-<text:line-break/>tibus nobis et . a morbi qui curatur magnitudine et habitu<text:line-break/>et viribus. Cujusnam autem ambiens nos aer sit tempe-<text:line-break/>rarnenti inspiciendum esse est supra dictum.</text:span></text:p>
      <text:h text:style-name="P188" text:outline-level="2">XXlll.</text:h>
      <text:p text:style-name="P5"><text:span text:style-name="T9">Eorum autem quam plurimis haec accidunt, suciei rubo-<text:line-break/>res, oculorum constantiae, manuum, distentiones, dentium<text:line-break/>stridores, pulsationes, maxillarum contractio, extremo-<text:line-break/>rum refrigeratio et spirituum</text:span><text:span text:style-name="T3"> in </text:span><text:span text:style-name="T9">venis interceptiones.</text:span></text:p>
      <text:p text:style-name="P2"><text:span text:style-name="T3">Inter haec quae deinceps accidunt, saniei solius prius<text:line-break/>scripti rubores sanguinis copiam indicant. ' </text:span><text:span text:style-name="T9">Succedit</text:span><text:span text:style-name="T3"> oou-<text:line-break/>lorurn statio, id est immobilitas et manuum dejectiones,<text:line-break/>atque eas quidem laedi ob nervorum principium contin-<text:line-break/>git, sed alio modo quam, sit oculorum statio. Nam ea<text:line-break/>veIuti torporem quendam functionum in nervorum exor-<text:line-break/>dio indicat, manuum vero distentiones et dentium strido-<text:line-break/>res neque oh quietem, neque ob principii immobilitatem,,<text:line-break/>fed ob vitiatam motionem exoriuntur. Quid autem pul-<text:line-break/>sus indicent non omnino constat. Quandoquidem vete-<text:line-break/>res in motionibus dolorem iu partibus inflammatis exci-</text:span></text:p>
      <text:p text:style-name="P3"><text:span text:style-name="T3">tantibus hoc proferunt nomen, in palpitationibus quo-<text:line-break/>que et praeterea in vehementi arteriarum motione. Ma-<text:line-break/>xillarum vero contractio convulsionis est symptoma ma-<text:line-break/>nuumque distentiones et stridores dentium. Extremorum<text:line-break/>vero refrigeratio in hujusmodi affectionibus calore na-<text:line-break/>’ tivurn ab humorum multitudine gravari ostendit. Quod<text:line-break/>autem 'in fine dictionis enunciatur: </text:span><text:span text:style-name="T9">spirituum in venis<text:line-break/>interceptiones,</text:span><text:span text:style-name="T3"> id ut de asphyxia dicatur probabile est,<text:line-break/>nam veteres arterias venas appellabant. Spirituum sane<text:line-break/>interceptiones quali decubitus et quietes dici possunt,<text:line-break/>Nonnulli sequentis- dictionis alleram habentis sententiam<text:line-break/>principium constituunt dictionem hanc, cui quae dein-<text:line-break/>ceps scripta est copulant.</text:span></text:p>
      <text:h text:style-name="Heading_20_2" text:outline-level="2">XXIV.</text:h>
      <text:p text:style-name="P265">Quum dolores praccejscruit, atrae bilis acrhtmque humo-<text:line-break/>rum ajstuxus stunt. Dolent autem internae dum mor-<text:line-break/>dentur partes, demorsae vero atque admodum aresu-</text:p>
      <text:p text:style-name="P4"><text:span text:style-name="T9">ctae venae tum intenduntur tum inflammatae afstuen-<text:line-break/>tia attrahunt. Unde corrupto sanguine ac spiritibus<text:line-break/>vias, quae in ipsa secundum naturam</text:span><text:span text:style-name="T3"> sint, </text:span><text:span text:style-name="T9">permeare<text:line-break/>nequeuntibus, perfrigerationes stunt ob stationem, verti-<text:line-break/>gines, aphoniae, capitis gravitas et convulsiones, st jam<text:line-break/>ad cor aut hepar aut ad venam pervenerint. Hinc<text:line-break/>epilepsiae et paraplexiae st in ambientes locos fluxiones<text:line-break/>inciderint, atque spiritibus exire nequeuntibus exarue-<text:line-break/>rint.</text:span></text:p>
      <text:p text:style-name="P2"><text:span text:style-name="T3">Ejusdem cum praedictis generis est sermo qui nunc<text:line-break/>effertur, quem etiam illis nonnulli copulant. Atque pro-<text:line-break/>pterea duplex hujus verbi </text:span><text:span text:style-name="T17">προγένηται </text:span><text:span text:style-name="T3">L e; </text:span><text:span text:style-name="T9">praecejsurint,<text:line-break/></text:span><text:span text:style-name="T3">descriptio reperitur. Sunt enim qui praesentem scrmo-<text:line-break/>nem cum praedictis conjungant, scribentes </text:span><text:span text:style-name="T17">προς </text:span><text:span text:style-name="T3">syllabam<text:line-break/>cum </text:span><text:span text:style-name="T17">σ </text:span><text:span text:style-name="T3">elemento, alii vero non conjungunt scribuntque<text:line-break/></text:span><text:span text:style-name="T17">προ </text:span><text:span text:style-name="T3">sine </text:span><text:span text:style-name="T17">σ. </text:span><text:span text:style-name="T3">, Verum quod dicitur hujusmodi est. Dolo-<text:line-break/>rurn motio affiuxum. humorum ad eam, quae dolore vexa-</text:span></text:p>
      <text:p text:style-name="P4"><text:span text:style-name="T3">tur, partem excitare consuevit. Quum igitur vitiosis hu-<text:line-break/>moribus corpus scateat, tum bilis atrae, tum caeteroruin<text:line-break/>acrium humorum affiuxiories oriuntur, ob quas et dolet<text:line-break/>aeger magis et mordentur internae partes discruciantur-<text:line-break/>que demoriae a dictis humoribus quae in affecta parte<text:line-break/>sunt venae, idque ipsum rei alterius causa redditur con-<text:line-break/>traria. Nam repleta a fluxionibus hujusmodi affecta<text:line-break/>parte corrumpitur . quidem in primis sanguis ipse, vasa<text:line-break/>vero opplentur, quod in eo cunctos spirituum deciirsus<text:line-break/>prohibet. Nam aperte, et id . ipfe declaravit inquiens:<text:line-break/></text:span><text:span text:style-name="T9">nequeuntibus spiritibus naturales in ipsa vias permeare,<text:line-break/></text:span><text:span text:style-name="T3">quod sane spirituum interceptionem paulo ante vocavit.<text:line-break/>Quum autem sanguis steterit, atque cum eo omnino spiri-<text:line-break/>tus, refrigerationes fiunt, vertigines, aphoniae, capitis<text:line-break/>gravitates et convulsiones. His autem fuccedunt. et, para-<text:line-break/>plexiae et epilepsiae, quum, in locos oppletas venas couti-<text:line-break/>nentes irruerint .fluxiones. Locos dixit, corporis nimi-<text:line-break/>rurn partes, quas ipsi? ascripsit, cor, hepar et venam, quae</text:span></text:p>
      <text:p text:style-name="P4"><text:span text:style-name="T3">praedicta scilicet conjungit viscera, postea a medicis </text:span><text:span text:style-name="T9">ca-<text:line-break/>vam</text:span><text:span text:style-name="T3"> appellatam, quod venarum corporis animalis amplis-<text:line-break/>sima sit. Jure igitur sanguis, his in locis propter </text:span><text:span text:style-name="T9">vena-<text:line-break/>rum</text:span><text:span text:style-name="T3"> repletionem spiritum pervadere.'non permittit, sed<text:line-break/>tanquarn in mortuo corpore concrescit. Id vero et au-<text:line-break/>etur ipse ostendit f </text:span><text:span text:style-name="T9">atque ' spiritibus exire nequeuntibus<text:line-break/>exaruerint.</text:span><text:span text:style-name="T3"> At proprie magis dixisset </text:span><text:span text:style-name="T9">concreverint.</text:span><text:span text:style-name="T3"> Con-<text:line-break/>crescunt siquidem et quae siccantur et quae ‘refrigerantur.<text:line-break/>Nunc autem non propten exiccationem concrescit sanguis<text:line-break/>et qui in ipsum assiliunt vitiosi humores. -Nam prodeun-.<text:line-break/>tibus ipsis tum incorruptus tum fusus secundum naturam<text:line-break/>affectus, universus efficitur sanguis. Verum quum stant<text:line-break/>uotivumque calorem destruunt exfinguuntque, concretio<text:line-break/>sanguinis tanquarn in mortuo corpore siti Quum ergo ita<text:line-break/>affectis vena secta est, sanguis frigidus crassusque et vix<text:line-break/>e venis effluens conspicitur, propter hujusmodi refrigera-<text:line-break/>tionem. Interdum autem et 'toto corpore convulsiones</text:span></text:p>
      <text:p text:style-name="P4"><text:span text:style-name="T3">fiunt interdumque salubriter et conferunt. Nam corpus<text:line-break/>totum concutientes universas calefaciunt partes, adeo ut<text:line-break/>plenitudo partirn per cutim discutiatur, partirn ad aliquam *<text:line-break/>ignobiliorem partem amandetur, ubi quum indissolubilis<text:line-break/>impacta fuerit, paraplexiam efficit.» Nam quod eas quae<text:line-break/>ex apoplexia aut epilepsia ad aliquam'ignobilium partium<text:line-break/>irruunt, paralyses Hippocrates ita appellet; demonstratum<text:line-break/>esu Interdum et facta-absque convussione apoplexia, non-’<text:line-break/>nullis affectus in partis 'resolutionem finivit, qui paraple-<text:line-break/>xia appellatur. Caetera dictionis sunt- manifesta.</text:span></text:p>
      <text:h text:style-name="Heading_20_2" text:outline-level="2">XXV.</text:h>
      <text:p text:style-name="P5"><text:span text:style-name="T10">At </text:span><text:span text:style-name="T9">his sune, prius adhibitis fomentis , statim per initia<text:line-break/>venam secare oportet, quum adhuc attoliuntur, qui ob-<text:line-break/>laedunt omnes tum spiritus, tum stitxiones, facilius ete-<text:line-break/>nim remediis patent.</text:span></text:p>
      <text:p text:style-name="P162"><text:span text:style-name="T3">Qui ita afficiuntur, his ante adhibere sutus oportet,<text:line-break/>quoniam concrevit lu ipsis sanguis difficulterque effluit.^<text:line-break/>Sed quum et in fotu ipso frictio aliqua fiat, facere'quod<text:line-break/>nos scripsimus perpetuo est melius, statim secare internam<text:line-break/>cubiti venam. Non enim semper ita concretus sanguis<text:line-break/>reperitur ut effluere non possit. Fricandae igitur; in eo<text:line-break/>tempore multis ab hominibus cunctae corporis partes, et<text:line-break/>si mediocriter </text:span><text:span text:style-name="T9">sanguis</text:span><text:span text:style-name="T3"> fluat, rursus fricandae superque<text:line-break/>auferendus </text:span><text:span text:style-name="T9">sanguis.</text:span><text:span text:style-name="T3"> Si vero non </text:span><text:span text:style-name="T9">stuxerit,</text:span><text:span text:style-name="T3"> fricandae qui-<text:line-break/>dem et. fovendae, donec fluxerit. Ubi vero in paraple-<text:line-break/>xiam desierit affectio, brevi fricare expedit tempore et<text:line-break/>fovere, ac rursum' fricare et fovere donec citissime haec<text:line-break/>desierint,, quum- adhuc attolluntur moventurque spiritus<text:line-break/>nec evacuationi sunt contumaces. '<text:tab/>•</text:span></text:p>
      <text:h text:style-name="Heading_20_2" text:outline-level="2">XXVI.</text:h>
      <text:p text:style-name="P265">Et recreatis viribus et prospectis judicationibus, st non<text:line-break/>levetur, venter superior medicamento purgandus est.</text:p>
      <text:p text:style-name="P4"><text:span text:style-name="T9">inferior, autem , alvus, nist clystere subducatur, lacte asi-<text:line-break/>nino, quod coctum exhibeto, neque minus quam heminas<text:line-break/>duodecim bibat; atque st virium</text:span><text:span text:style-name="T3"> robur ipsi </text:span><text:span text:style-name="T9">adsit, plus<text:line-break/>quam suxdecim.</text:span></text:p>
      <text:p text:style-name="P199">Ab ea quae venae sectione fit vacuatione refici -ho-<text:line-break/>minem roborarique praecipit, ut fi nihil levatus videatur,<text:line-break/>ad eam quae per superiores partes, quod est per vomi-<text:line-break/>tum, fit purgationem agatur'. Verum purgans medicamen-<text:line-break/>tum neque nominarim perstrinxit, neque ipsius fecit de-<text:line-break/>lectum. Nam quod ad morbi magnitudinem viriumque<text:line-break/>robur respicientes, vel album veratrum vel ex aliis vo-<text:line-break/>rniturn cientibus quicquam exhlbeamus, apertum esu 'Quae<text:line-break/>autem de alvo inferiore dicta sunt, declarantur. Neque<text:line-break/>vero mireris lactis copiam, ita namque antiquis omnibus<text:line-break/>consuetum erat. Quod autem lac asinae propter humidi-<text:line-break/>talem - exhibeat supra dictum est, atque amplius quod</text:p>
      <text:p text:style-name="P197">non coaguletur epotum, quemadmodum crassa. At ipsi<text:line-break/>tum mel tum sal miscere convenit</text:p>
      <text:h text:style-name="Heading_20_2" text:outline-level="2">XXVII.</text:h>
      <text:p text:style-name="P5"><text:span text:style-name="T9">Angina stt, quum sub hiemem aut vernum tempus muttu<text:line-break/>ac glutinosa stuxio e capite ad jugulares venas destu-<text:line-break/>xerit, eaeque propter amplitudinem copiosiorem stuxio-<text:line-break/>nem attraxerint. Quum dutem quod et scigida et glu-<text:line-break/>tinofa stt, obstruat, tum spiritus tum sanguinis uias ob-<text:line-break/>struens, vicinas sanguini partes condensat ipsumque im-<text:line-break/>mobilem ac statarium efficit, quum frigidus natura stt<text:line-break/>et obstruendi vi praeditus. Ob id suffocantur, livente<text:line-break/>lingua et rotunda evadente, ac restexn propter venas<text:line-break/>linguae subjacentes. Nam subsecta uvula, quam non—<text:line-break/>nulli columellam vocant, vena utrinque erasa apparet.<text:line-break/>Quum igitur hne oppletue suerint, linguae, quae ob<text:line-break/></text:span><text:span text:style-name="T3">siccitatem er </text:span><text:span text:style-name="T9">nara et spongiosa existit, innituntur. La<text:line-break/>vero prne violentia ex venis humorem accipiens, ex</text:span></text:p>
      <text:p text:style-name="P163"><text:span text:style-name="T17">;<text:tab/>\ι<text:tab/></text:span><text:span text:style-name="T3">.</text:span></text:p>
      <text:p text:style-name="P2"><text:span text:style-name="T9">lata rotunda efficitur, ex bene colorata livens, ex molli<text:line-break/>dura, atque ex factle stexibili inflexibilis, itaut cito<text:line-break/>suffocet, nist quis cito auxilietur, tum facta ex brachiis<text:line-break/>oenarum sectione, tum suctis quae sub lingua sunt venis<text:line-break/>et medicamentis linctu rnedentibus et calidis oris collu-<text:line-break/>tionibus. Abraso quoque capite ceratum tum collo,<text:line-break/>tum capiti admovendum et obvolutis lanis mollibusque<text:line-break/>spongiis ex aqua calida exprestls fotus adhibendi, Aqua<text:line-break/>etiam et mulsu non frigida bibenda ejt. Cremor deni-<text:line-break/>que ajsumensms, quum jam ex judicatione in tuto<text:line-break/>suerit.</text:span></text:p>
      <text:p text:style-name="P2"><text:span text:style-name="T3">Sive synanchon dicere volueris, sive cynanchon, vel<text:line-break/>alterum quidem horum synanchen, alterum vero cynan-<text:line-break/>chen, sive utrumque synanchen vocaveris, sciendum est,<text:line-break/>duas cynanches esse rationes. Nam ad curationem nomi-<text:line-break/>Uibus nobis opus non est. Consuevit siquidem eam do-<text:line-break/>cere - longe melius quam qui in numinibus monstrosa</text:span></text:p>
      <text:p text:style-name="P4"><text:span text:style-name="T3">emrnciant. Subscribam autem tibi, compendiose talis do-<text:line-break/>ctrinae ideam, ducto ita exordio. Fluxionum, quae ex<text:line-break/>capite deferuntur, quaedam consistentia tenues existunt,<text:line-break/>quaedam ex crassis vifcosisque humoribus </text:span><text:span text:style-name="T9">constant.</text:span><text:span text:style-name="T3"> . Quae<text:line-break/>igitur tenues sunt, hae .latis penetratis venis in angustio-<text:line-break/>ribus detinentur. Tales autem sunt quae, lu gutture funt.<text:line-break/>Contrarium autem in crassis contingit, quod non ingre-<text:line-break/>diantur universas venas admodum angustas, hae prius in<text:line-break/>capacioribus' detentae- Quum igitur, in' faucium veniis<text:line-break/>tales impacti fuerint humores, pars in tumorem attollitur,<text:line-break/>quemadmodum guttur ex aliis, tanquarn gutturis quam<text:line-break/>faucium angustiores mullo existant venae. Corpus autem<text:line-break/>totum vacare excrementis debet </text:span><text:span text:style-name="T9">et</text:span><text:span text:style-name="T3"> non plelhoricum esse<text:line-break/>geminam oh causam : tum oh eam quae a vacuatione est<text:line-break/>revulfionm, tum quod vacuato </text:span><text:span text:style-name="T9">corpore,</text:span><text:span text:style-name="T3"> quum a locis afle-<text:line-break/>ctis quod influit expellimus, id facilius fufcipiet, nihil-<text:line-break/>que, si calido fotu discutere voluerimus , parti calefactae<text:line-break/>conseret. Corpus igitur totum vena Iecta vacuari oportet</text:span></text:p>
      <text:p text:style-name="P197">et purgatione et clysteribus. Verum affectas partes tum<text:line-break/>medicamentis astringentibus, quae profluentes repellant<text:line-break/>humores, atque ex consistentibus eos qui non admodum<text:line-break/>infarcti sunt et-maxime glutinosi et crassi, tum calidis et<text:line-break/>acribus, quae contentos in affectis partibus humores dis-<text:line-break/>cutiant. At fine medicamentis, venae quae sub lingua<text:line-break/>sunt sectae, eam quae in saucibus est, plllegmonem eva-<text:line-break/>cuant. Sed quoniam humorum nonnulli crassi glutinosi-<text:line-break/>que sunt, acrioribus multo propterea indigent rnedicamen-<text:line-break/>tis, quae scilicet et secare et in tenuia dividere et tum<text:line-break/>glutinosa tum crassa incidere possint. Praeterea et ad<text:line-break/>exteriorem superficiem humores revellere oportet, admotis<text:line-break/>collo quae attrahendi polleant facultate medicamentis.<text:line-break/>Nam cutaneas colli partes quam imas affici melius est,<text:line-break/>quod spiritus quidem in inspirationibus ad fauces guttur-<text:line-break/>que irruat et in. expirationibus per ea. foras deseratur.<text:line-break/>Saepius vero quae ad partes praedictas procedunt fluxio-<text:line-break/>nes, eae ad partes quasdam alias exprimente natura</text:p>
      <text:p text:style-name="P4"><text:span text:style-name="T3">transmutantur, atque interdum per initia ita deferuntur,<text:line-break/>ut rursum aliae oriantur tum faucium tum gutturis flu-<text:line-break/>xionum differentiae. Quod autem quae ad cutem recesse-<text:line-break/>runt iis quae in profundum decubuerunt multo salubri-<text:line-break/>ora existant conflet omnibus. Commune tamen in utris-<text:line-break/>que tum colli tum capitis, a quo fluxiones irruunt, auxilium<text:line-break/>tibi sit. Sermo hic et synancbarum species et caulas et<text:line-break/>affectos locos et curationes docuit , neque si vel synan-<text:line-break/>chen vel cynanchen , </text:span><text:span text:style-name="T9">ut</text:span><text:span text:style-name="T3"> neque fynanchon vel cyuanchon<text:line-break/>appellaret, fuit folicitus. Qui igitur librum hunc scripsit,<text:line-break/>neglectis nominibus omnes qui tum in faucibus tum<text:line-break/>gutture consistunt arctantque respirationem, affectus synan-<text:line-break/>chos appellitans, duas horum fpecies esse ait: alteram<text:line-break/>quidem quae a glutinosa frigidaque fluxione facta sit;<text:line-break/>quam pituitosam vocare possis, alteram vero a calida<text:line-break/>acrique, quam si picrocholam biliofamque simpliciter ap-<text:line-break/>pellaveris, non peccaveris. Priorem autem fluxionem in</text:span></text:p>
      <text:p text:style-name="P197">latiores decumbere venas ait, biliosam etiam in tenuiores<text:line-break/>pervenire ostendens. Caetera dictionis sunt manifesta.<text:line-break/>Ad ea autem quae retuli convertas animum oportet, et<text:line-break/>si prima vice non intellexeris, bis et ter lege et intelli-<text:line-break/>ges. Ego autem ad secundam synanchi speciem trans-<text:line-break/>ibo.</text:p>
      <text:h text:style-name="Heading_20_2" text:outline-level="2">XXVIII.</text:h>
      <text:p text:style-name="P5"><text:span text:style-name="T9">Quum vero aestiva vel autumnali tempestate ex capite<text:line-break/>calida</text:span><text:span text:style-name="T3"> et </text:span><text:span text:style-name="T9">nitrosa stuxia defluxerit, ut quae ab anni<text:line-break/>tempestate tum acris tum calida obtigerit, quumque<text:line-break/>hujusmodi suerit, mordet, ulcerat et spiritu implet,<text:line-break/>orthopnoea oboritur stccitasque multa, quae sub conspe-<text:line-break/>ctum cadunt, gracilia comperiuntur. Poste,iores quo-<text:line-break/>que cervicis tendones contenduntur, ac tanquarn in te-<text:line-break/>tano intendi videntur. Vox quoque abrupta est ac<text:line-break/>spiritus panus. Spiritusque retractio deusu ac vio-<text:line-break/>lenta oboritur; Ilis arteria ulceratur, pulmo incendi-</text:span></text:p>
      <text:p text:style-name="P4"><text:span text:style-name="T9">fur, neque externum aerem introducere queunt. At his<text:line-break/></text:span><text:span text:style-name="T3">affectio nisi </text:span><text:span text:style-name="T9">ad exteriores cervicis partes ultronea dese-<text:line-break/>ratur, gravior ac inevitabilior est, tum propter anni<text:line-break/>tempus, tum quod a calidis acribusque</text:span><text:span text:style-name="T3"> fit humoribus.</text:span></text:p>
      <text:p text:style-name="P2"><text:span text:style-name="T3">Quomodo et quare </text:span><text:span text:style-name="T9">haec stuntl</text:span><text:span text:style-name="T3"> quoniam a calidis et<text:line-break/>acribus. Priorem siquidem fluxionem, quae pituitosa est,<text:line-break/>hieme et vere decumbere ait, hanc vero secundam au-<text:line-break/>tumnali veI aestiva tempestate, in aliis vero anni tempo-<text:line-break/>ribus ex proportione, ut antea dictum esu Orthopnoeam<text:line-break/>autem huic supervenire anginae generi ait, quae ortho-<text:line-break/>pnoea insignis nota est angustiae, partem ex iis quae<text:line-break/>refpirationi subserviunt aliquam vexantis, ut supra de-<text:line-break/>monstravimus. Quod si hos amplissimum os aperire impe-<text:line-break/>raveris lingnamque represseris, ut quae in faucibus funt<text:line-break/>inspectare queas, nullum sane praeter naturam tumorem<text:line-break/>ut in ante dictis invenies. Id vero scriptor explanavit<text:line-break/>his verbis: Ac </text:span><text:span text:style-name="T9">quae sub conspectum cadunt, gracilia com-</text:span></text:p>
      <text:p text:style-name="P4"><text:span text:style-name="T9">periuntur.</text:span><text:span text:style-name="T3"> Nam quod in faucium meatu inflammatum<text:line-break/>est, non cernitur. Quod autem ex apertis cernitur ,• id<text:line-break/>omne et' citra inflammationem existit et partes ipsae sunt<text:line-break/>graciles, nam gracile ad partium praeter naturam tumen-<text:line-break/>tiurn oppositionem interdum dicitur. Quam vocis hujus<text:line-break/></text:span><text:span text:style-name="T9">graciles</text:span><text:span text:style-name="T3"> nunc- dictam significationem ignorantes nonnulli<text:line-break/>dictionem - ridicule exponunt. Alii autem etiam permu-<text:line-break/>tant, ut et qui ita scribunt*- </text:span><text:span text:style-name="T9">ac quae sub conspectum ca-<text:line-break/>dunt, decolorata cernuntur..</text:span><text:span text:style-name="T3"> Caeterum ita affectis fit in-<text:line-break/>terdum ut et fluxionis partem recipiant laryngi vicini,<text:line-break/>atque a tergo ordine positi musculi, ubi et stomachus, qui<text:line-break/>saepius et ipse una afficitur. Post hoc sane in praesenti<text:line-break/>dictione id quoque scriptum esu </text:span><text:span text:style-name="T9">Posteriores quoque ccr-"<text:line-break/>vicis teudones contenduntur, ac tanquarn. tu tetano intendi<text:line-break/>videntur.</text:span><text:span text:style-name="T3"> Quod autem deinceps dictum est, magis </text:span><text:span text:style-name="T9">etiam-<text:line-break/>num</text:span><text:span text:style-name="T3"> guttur affici ostendit. Nam vocis generationem in<text:line-break/>ea animalis absoIvi parte demonstratum- est. Quapropter<text:line-break/>inquit i </text:span><text:span text:style-name="T9">vox quoque abrupta est et spiritus parvus.</text:span><text:span text:style-name="T3"> Ete-<text:line-break/>nim vox omnino abrupta - est, hoc. est destruitur; affecto</text:span></text:p>
      <text:p text:style-name="P4"><text:span text:style-name="T3">ut dictum est gutture. Respiratio autem parva redditur<text:line-break/>propter meatus angustiam. Recensetur autem in commen- .<text:line-break/>tariis de difficultate spirandi, quod longior tempore sit et<text:line-break/>intervallis frequeutior. Id vero ipsum scriptor ita eiiun-<text:line-break/>ciavit: </text:span><text:span text:style-name="T9">fpiritusque retractio densu ac violenta obori-<text:line-break/>tur.</text:span><text:span text:style-name="T3"> Spiritum et eam quae inspirationi succedit exspi-<text:line-break/>rationem et eam quae exspirationi succedit, inspirationem<text:line-break/>dixit. Ex utroque enim densus redditur spiritus. Ete-<text:line-break/>nitn ita astectis quae inspirationi succedit quies breve<text:line-break/>tempus habet, similiter et quae exspirationi succedit ante<text:line-break/>inspirationem. Demonstrationes horum in libris de spi-<text:line-break/>randi difficultate enarratae sunt. </text:span><text:span text:style-name="T9">His arteria ulceratur,<text:line-break/>pulmo incenditur' neque externum aerem inducere queunt.<text:line-break/>At his affectio nist ad exteriores cervicis partes ultronea<text:line-break/>deferatur, gravior ac inevitabilior est, tum propter anni<text:line-break/>tempus, tum quod a calidis acribusque stt humoribus.</text:span><text:span text:style-name="T3"> Ve-<text:line-break/>rum et arteriam ita affectis ulcerari dictum est, nimirum<text:line-break/>propter humoris acrimoniam, sed pulmonem incendi ex-</text:span></text:p>
      <text:p text:style-name="P197">haustum ait, vero dogmati sermonem copulans. Nam in<text:line-break/>commentario de usu respirationis demonstratum est ani-<text:line-break/>mal in refpirationis privatione non ob fubstantiae penu-<text:line-break/>riam perire, sed quod calor nativus tum refrigerio tum<text:line-break/>ventilatione destituatur. Quapropter merito qui immode-<text:line-break/>ratior existit pulmonem accendit. Hanc igitur anginae<text:line-break/>speciem tum graviorem tum inevitabiliorem esse priore<text:line-break/>ait, tum propter ante dicta, tum quod aestivum autn-<text:line-break/>mnaleque sit anni tempus et quod ex acrioribus exoriatur<text:line-break/>humoribus. Melior itaque est quae cum conjunctitme et<text:line-break/>est dictio, quam quae sine conjunctione et esu Significat<text:line-break/>autem ab iis quae ante dicta sunt et propter anui tem-<text:line-break/>pus, in quo fit, et propter humorem, a quo oritur, majo-<text:line-break/>ris esse periculi fecundam anginae speciem. Non est ergo<text:line-break/>simpliciter scribendum, quod tum gravior, tum vitatu dif-<text:line-break/>ficilior sit propter anni tempus. Quod si et absque con-<text:line-break/>junctione scriptionem servare quis voluerit, eam ita sub-<text:line-break/>audire oportebit; ut si in dictione esset. Multa siquidem</text:p>
      <text:p text:style-name="P198">S</text:p>
      <text:p text:style-name="P164"><text:span text:style-name="T3">atque alia- apud antiquos defectivo modo scripta repe-,<text:line-break/>riuntur.<text:tab/>‘<text:tab/>•</text:span></text:p>
      <text:h text:style-name="Heading_20_2" text:outline-level="2">XXIX.</text:h>
      <text:p text:style-name="P5"><text:span text:style-name="T9">Si febris prehenderit, veteri stercore non subeunteaut<text:line-break/>recenti cibo accepto</text:span><text:span text:style-name="T3">,, sive </text:span><text:span text:style-name="T9">cum lateris dolore, stve non,-<text:line-break/>aurn quietem agere oportet, donec cibi primum nd imum<text:line-break/>ventrem descenderint.</text:span></text:p>
      <text:p text:style-name="P165"><text:span text:style-name="T3">Dictiones quoque hujusmodi, ea quae libro de victu<text:line-break/>in acutis morbis adjecta sunt, Hippocratis scripta non<text:line-break/>esse ostendunt. Non enim qui perfecte de pleuritide in<text:line-break/>legitima libri hujus parte tractaverat, eum rursus hic<text:line-break/>pauca apponere oportebat.<text:tab/>,</text:span></text:p>
      <text:h text:style-name="Heading_20_2" text:outline-level="2">XXX.</text:h>
      <text:p text:style-name="P5"><text:span text:style-name="T9">Potu autem uti aceto mulsa.</text:span><text:span text:style-name="T3"> . At </text:span><text:span text:style-name="T9">quum gravitas ad lum-<text:line-break/>bos devenerit, inferiorem alvum clystmo subluere aut</text:span></text:p>
      <text:p text:style-name="P6"><text:span text:style-name="T19">. . </text:span><text:span text:style-name="T9">medicamento purgare</text:span><text:span text:style-name="T3"> oportet. </text:span><text:span text:style-name="T9">Quum vero purgatus<text:line-break/>suerit, pro victu sorbitionem primum et .aquam mulsam,<text:line-break/>deinde cibaria et elixos pisces praescribere, vinumque<text:line-break/>aquosum paucum ad noctem, interdum vero dilutam<text:line-break/>mulsum. Quum vero status ita graveolentes suerint,<text:line-break/>aut balano aut clysuno</text:span><text:span text:style-name="T3"> utendum. </text:span><text:span text:style-name="T9">Sin minus, in aceti<text:line-break/>mulsi potu continere oportet , donec cibi ad inseri orem<text:line-break/>alvum descenderint, deinde stc clystnate subducere.</text:span></text:p>
      <text:p text:style-name="P2"><text:span text:style-name="T9">Potu autem uti aceto mulsa.</text:span><text:span text:style-name="T3"> Indistincte dictum est,<text:line-break/>quanquam quod hic scriptum est, lu legitima libri hujus<text:line-break/>parte distinctum sit et quae post id, usquequo piscium<text:line-break/>meminit Hippocrates, quoniam adhuc de aegrotantibus in<text:line-break/>libro ipse agebat et non, iis qui ex morbo convalescunt.<text:line-break/>Caetera dictionis manifesta.</text:span></text:p>
      <text:h text:style-name="Heading_20_2" text:outline-level="2">XXXI.</text:h>
      <text:p text:style-name="P1"><text:span text:style-name="T3">At si </text:span><text:span text:style-name="T9">vacuam alvum habenti febris ardens oboriatur, st</text:span></text:p>
      <text:p text:style-name="P269">purgare tibi idoneum estfe' videatur, intra tres dies ne<text:line-break/>purgaveris, sed vel quarto.</text:p>
      <text:p text:style-name="P2"><text:span text:style-name="T3">Quod intempestive quidem </text:span><text:span text:style-name="T9">hic</text:span><text:span text:style-name="T3"> febris ardentis memi-<text:line-break/>nerit, praedictis in principio tum ejus differentiis tum<text:line-break/>curationibust.apertum esu' Etenim hae dictiones ex mente<text:line-break/>sunt aphorismi illinas </text:span><text:span text:style-name="T9">cocta medicari et movere, non cru-<text:line-break/>da, neque in principio, nist.turgeant, plurima nero non<text:line-break/>turgent.</text:span><text:span text:style-name="T3"> . Quidam aliter fcribunt, qausus ab initio medi-<text:line-break/>cari</text:span><text:span text:style-name="T13">1</text:span><text:span text:style-name="T3"> volentes, ut dictio talis sit, intra tertium diem pur-<text:line-break/>gandum. . Consentaneum est' igitur non omnino a tertio<text:line-break/></text:span><text:span text:style-name="T9">medicari</text:span><text:span text:style-name="T3"> die, fed ut hic aphorismus est:, in </text:span><text:span text:style-name="T9">acutis morbis<text:line-break/>paucies et in principiis medicamento purgante utj.</text:span><text:span text:style-name="T3"> Rem<text:line-break/>ergo fecundum aphorismorum mentem definire- scrutarique.<text:line-break/>oportet, quum </text:span><text:span text:style-name="T9">in</text:span><text:span text:style-name="T3"> principiis purgatione utendum sit» et<text:line-break/>qmim morbi coctio expectanda sit. Si quis vero vel per<text:line-break/>initia simpliciter dixerit, vel neutrum definierit, fallitur.</text:span></text:p>
      <text:h text:style-name="P188" text:outline-level="2">XXXII.</text:h>
      <text:p text:style-name="P5"><text:span text:style-name="T9">Quum autem purgaveris, sorbitionibus utere, observatis fe-<text:line-break/>brium accejstonibus., ut nequaquam quum adsunt neque<text:line-break/>quum suturae sunt exhibeas, sed quum desuant, v</text:span><text:span text:style-name="T24">e</text:span><text:span text:style-name="T9">l qui-<text:line-break/>eocrunt et quam longisistme a</text:span><text:span text:style-name="T3"> principio ..recesserunt.<text:line-break/></text:span><text:span text:style-name="T9">F'rigentibus autem pedibus neque .potum neque sorbi-<text:line-break/>tionem neque aliud quiccjuam hujusmodi dabis. surum<text:line-break/>maximum este ducito, st expectnveris, quousque valde<text:line-break/>incaluerint, deinde' sitar quod conferat , exhibe. ' Frigus<text:line-break/>enim pedum plerumque subris accefsarae signum est, at<text:line-break/>eo tempore si quid exhibueris, maxime per omnia pecca-<text:line-break/>veris, morbum namque non parum auxeris. At quum<text:line-break/>febris definit, vice versu pedes reliquo corpore calidiores<text:line-break/>evadunt; quum enim pedes refrigerat, augetur et ex<text:line-break/>thorace accensu flammam ad caput remittit. At fervi-<text:line-break/>do</text:span><text:span text:style-name="T3"> calore </text:span><text:span text:style-name="T9">universa sursum concurrente atque </text:span><text:span text:style-name="T24">a</text:span><text:span text:style-name="T9">d caput<text:line-break/>exhalante, merito pedes frigescunt, quum natura excar-</text:span></text:p>
      <text:p text:style-name="P3"><text:span text:style-name="T9">nes et nervosi sau. Praeterea et a calidiststmis locis<text:line-break/>multum distantes refrigerantur, suse colligente ad tho-<text:line-break/>racem calore. Ac sursum eudem</text:span><text:span text:style-name="T3"> ratione </text:span><text:span text:style-name="T9">quum sobrii<text:line-break/>spluitur et in minutas partes distribuitur, ad pedes ca-<text:line-break/>lor descendit. - Hoc igitur tempore caput et thorax<text:line-break/>refrigerantur, eas ob rrss sorbitio-, exhibenda. Quod<text:line-break/>quum pedes frigidi suerint, caUdurn ventriculum este<text:line-break/>neeelsc est multoque fastidio plenum, intendi hypochon-<text:line-break/>drium et corporis jactationem propter internam turba-<text:line-break/>tionem, mentis abalienationem et dolores,</text:span><text:span text:style-name="T3"> aeger velli-<text:line-break/>catur, </text:span><text:span text:style-name="T9">vomere affectat, </text:span><text:span text:style-name="T24">e</text:span><text:span text:style-name="T9">t si prava vomuerit, dolet. At<text:line-break/>quum calor ad pedes descenderit, urinaque prodierit,<text:line-break/>etuimst non sudaverit, cmnin cescant. Eo igitur tem-<text:line-break/>pore sorbitio exhibenda est, alias perniciosa existit. &gt;-</text:span></text:p>
      <text:p text:style-name="P2"><text:span text:style-name="T3">De particulari cibi ministrandi' tempore dictum qui-<text:line-break/>dem est paucis </text:span><text:span text:style-name="T9">in legitima</text:span><text:span text:style-name="T3"> libri parte, sed aeque et nunc<text:line-break/>prolixius maniscstiusque dicitur, quasi sermo praesens sit</text:span></text:p>
      <text:p text:style-name="P4"><text:span text:style-name="T3">illius explanatio</text:span><text:span text:style-name="T17">, </text:span><text:span text:style-name="T3">servata Hippocratis mente, quam tum<text:line-break/>in caeteris dixit, tum in eo quod febrem ex thorace, hoc.<text:line-break/>est ex corde., accendi atque in . caput flammam remit-<text:line-break/>tere ait.</text:span></text:p>
      <text:h text:style-name="Heading_20_2" text:outline-level="2">XXXllI.</text:h>
      <text:p text:style-name="P265">Quibus autem alvus per febres perpetuo liquida est, his<text:line-break/>ubi pedes eximie calefeceris, ceratis contexeris susciisque<text:line-break/>obvolveris, animum attende, ut ne stnt reliquo corpore<text:line-break/>frigidiores. Quod st caleant, calefactorium nullum ad-<text:line-break/>move, fed cave ne frigescant. Potu est utendum quam<text:line-break/>paucifstmo, aqua frigida aut mulsa</text:p>
      <text:p text:style-name="P2"><text:span text:style-name="T3">Id </text:span><text:span text:style-name="T9">perpetuo</text:span><text:span text:style-name="T3"> idem ac per omne tempus significat. At<text:line-break/>quum multi exissent affectus, in quibus per totum mor-<text:line-break/>bum alvum liquidam esse contingit, fierique nequeat, ut<text:line-break/>curationem habeant unam, ut saepius demonstratum est.</text:span></text:p>
      <text:p text:style-name="P197">tantum abest ut ex dictione quicquam utiliter discatur,<text:line-break/>ut etiam jacturam facturus sit, qui scriptum curationis<text:line-break/>modum in affectibus multis juvare crediderit. Nam nt<text:line-break/>caetera omittam, quum alvus liquida esse possit tum pro-<text:line-break/>pter ventris phlegmonem , tum propter collimiantem sc-<text:line-break/>brem, frigidae potus maxime contrarius est phlegmonae,<text:line-break/>colliquantibus vero febribus convenientissimus, eo quod<text:line-break/>didicisti tempore exhibitus.</text:p>
      <text:h text:style-name="Heading_20_2" text:outline-level="2">XXXIV.</text:h>
      <text:p text:style-name="P1"><text:span text:style-name="T3">At </text:span><text:span text:style-name="T9">quibus per febres alvus liquida est et mens perturbatu</text:span></text:p>
      <text:p text:style-name="P2"><text:span text:style-name="T9">et horum multi stoccos vellunt naresque fodiunt et pa-<text:line-break/>rum quidem ad interrogata respondent, ipst vero per<text:line-break/>sc nihil</text:span><text:span text:style-name="T3"> compositum </text:span><text:span text:style-name="T9">dicunt, sune talia mihi melancho-<text:line-break/>lica esae videntur. itis autem ita se habentibus, st al-<text:line-break/>vus liquida suerit et colliquescens, sorbitionem frigidiore</text:span></text:p>
      <text:p text:style-name="P269">et epastiores exhibendae mihi videntur et quae potiones<text:line-break/>alvum sistant ivinostoresque, vel etiam astringentiores.</text:p>
      <text:p text:style-name="P183"><text:span text:style-name="T1">Caetera sane phreniticorum sunt symptomata. Sed<text:line-break/>alni liquidae symptoma interdum quidem in phrenitide<text:line-break/>fit, non tamen proprium ipsi est, quapropter alvum liqui-<text:line-break/>dam ex distinctionibus curare convenit, phrenitidem vero<text:line-break/>alia peculiari persequi curatione. Quam autem ipse scri-<text:line-break/>psit'! curationem, nullo modo animi intentionem ad phreni-<text:line-break/>tidem dirigit, sed curare eum magis velle arbitror </text:span><text:span text:style-name="T2">affer<text:line-break/></text:span><text:span text:style-name="T1">ctionern quandam ex ventris quidem parte aliqua prode-<text:line-break/>uusem, sed qaput ad sympathiam trahentem , ut ex </text:span><text:span text:style-name="T2">ven-<text:line-break/>tris</text:span><text:span text:style-name="T1"> affectu deliret. Talia autem non recte melancholica<text:line-break/>esse dictum est, magis enim ea </text:span><text:span text:style-name="T2">a</text:span><text:span text:style-name="T1"> flava proficiscuntur bile,<text:line-break/>alvo suppressa.</text:span></text:p>
      <text:h text:style-name="Heading_20_2" text:outline-level="2">XXXV.</text:h>
      <text:p text:style-name="P1"><text:span text:style-name="T9">Quibus autem per subrcs ab initio tum vertigines tum</text:span></text:p>
      <text:p text:style-name="P269">capitis pulsus stunt, ac urina tenuis, in his ad crises<text:line-break/>febrem exacerbari concedendum est, neque st delirarent,<text:line-break/>mirarer.</text:p>
      <text:p text:style-name="P2"><text:span text:style-name="T3">Quum capnt circumagi videtur, vertigo vocatur affe-<text:line-break/>ctio; quum autem et tenebricosa simul suerit visio, tene-,<text:line-break/>bricosa vertigo appellitatur. Eit autem ob inordinatam<text:line-break/>fpiritus flatulenti motionem, qui aut in capite localem<text:line-break/>habet generationem, aut sursum ex iusernis fertur par-<text:line-break/>tibus. Omnes autem hujusmodi spirituum generationes<text:line-break/>perturbationem indicant, ob quas et cum symptomatis<text:line-break/>tumultuosis judicationes fiunt. Scire etenim oportet </text:span><text:span text:style-name="T9">af-<text:line-break/>fectiones</text:span><text:span text:style-name="T3"> hujusmodi medium quodammodo obtinere tum<text:line-break/>earum quae periculo vacant tum perniciosarum. Conatur<text:line-break/>siquidem calor nativus corporis humores tum dissolvere<text:line-break/>tum fundere, fed ipsos plane tenuare, ac abdita sensui<text:line-break/>discussione excernere non potest. Qunm autem irnbecil-<text:line-break/>limus est, principio solutioni non incumbit, atque ob id</text:span></text:p>
      <text:p text:style-name="P4"><text:span text:style-name="T3">spiritus flatulentus non summe imbecillo facto nativo ca-<text:line-break/>lore procreatur. Imbecillitate igitur assicixperi culo fissi-<text:line-break/>mum non est, natura siquidem morbum evincit Verum<text:line-break/>summa imbecillitate ' prosterni lethaIe est, </text:span><text:span text:style-name="T9">natura</text:span><text:span text:style-name="T3"> enim<text:line-break/>non parum ’a morbo vincitur. Quum autem non vinci-<text:line-break/>tur, praedicta fiunt symptomata, atque posteaquam aegro-<text:line-break/>taverit, judicationes abfolvuntur, aliae ad salutem, aliae<text:line-break/>ad mortem. Pulsus autem qui in capite fiunt, hoc est<text:line-break/>sensibiles arteriarum motiones, caloris multi symptomata<text:line-break/>existunt, a quibus saepenumero deliria fiunt. Sic itaque<text:line-break/>his quae dicta sunt universim se habentibus, quum ubi<text:line-break/>quis debilitari coeperit, ab urinarum quidem tenuitate<text:line-break/>crudus morbus prodatur, caput autem flatulento impletum<text:line-break/>esse spiritu significent vertigines cum pulsibus; scire opor-<text:line-break/>tet naturam non quiescere, sed interdum 'contentos in<text:line-break/>corpore pravos humores ita aggredi, ut a bonis eos secer-<text:line-break/>nat, atque quovis modo excernat, aut ad ignobilem par-<text:line-break/>tem amandet. Praedictus igitur sermo ad ante dictorum</text:span></text:p>
      <text:p text:style-name="P197">praenotionem maxime confert. Nam interdum ab initio<text:line-break/>morbj febres quidem moderatae fiunt; fed symptomata<text:line-break/>hujusmodi caput obsident propter exustionem aut exhala-<text:line-break/>tionem humorum in ventriculi corpore contentorum.<text:line-break/>Sane capite folo alias quocunque modo calore, affecto,<text:line-break/>tali capitis affectui balneum proderit ptisanaeque cremor<text:line-break/>pro sorbitione satis erit. Verum quum, spiritus calidus<text:line-break/>flatulentus ob humorum pravitatem ad caput,fertur, hos<text:line-break/>lavare non confert. Tuto igitur singula haec facienda<text:line-break/>funt. Distinctio autem affectionum una sola, est, tum ex<text:line-break/>urinarum cruditate, tum concoctione, quorum auctor recte<text:line-break/>meminit, inquiens: urina tenuis, quam saepius cruditatis<text:line-break/>signum esse pronunciatum est. Quare nullus medicus in,<text:line-break/>morbis hujusmodi urinarum inspectionem negligit.</text:p>
      <text:h text:style-name="Heading_20_2" text:outline-level="2">XXXVI.</text:h>
      <text:p text:style-name="P1"><text:span text:style-name="T3">At quibus </text:span><text:span text:style-name="T9">principio urinae nebulosae aut etiam cpajsee</text:span></text:p>
      <text:p text:style-name="P269">existunt, hos st caetera quoque conferant, subpurgare<text:line-break/>oportet. Quibus vero urinae inter initia tenues, eos non<text:line-break/>purgato, sed st videatur, alvum sublue. Hos ita curare<text:line-break/>confert.</text:p>
      <text:p text:style-name="P2"><text:span text:style-name="T3">Sive- iis quae lu praecedenti oratione relata sunt<text:line-break/>haec conjungat, sive quoque non, quod ex ipsis utile quis<text:line-break/>habere commune potest, quod corporis purgationem pror-<text:line-break/>sus vitare oporteat, quum in humoribus adest cruditas,<text:line-break/>id manifestavit inquiens: </text:span><text:span text:style-name="T9">urinae tenues,</text:span><text:span text:style-name="T3"> tanquarn crassae<text:line-break/>coctionis notas habeant. Jam hoc ipsum consistentiam<text:line-break/></text:span><text:span text:style-name="T9">indicat et</text:span><text:span text:style-name="T3"> verbum hoc </text:span><text:span text:style-name="T9">nebulosae</text:span><text:span text:style-name="T3"> urinas significat nebulas<text:line-break/>habentes. Nam nigras adjecisset, si nos eas audire volu-<text:line-break/>isset. Mulla siquidem . nomina/communia citra distinctio-<text:line-break/>nem dicere consueverunt, quum id quod in significatis<text:line-break/>rerum melius est declarare voluerint. Sic sane quum ju-<text:line-break/>dicationes ad salutem suerint, simpliciter dicunt, judica-<text:line-break/>tus est; defuncto vero judicato, non simpliciter efferunt,.</text:span></text:p>
      <text:p text:style-name="P4"><text:span text:style-name="T3">sed hoc • totum, judicatus obiit. Praeterea quum quis<text:line-break/>excretam bilem simpliciter dixerit, pallidam, non ni-<text:line-break/>gram intelligimus. Sic certe et nunc urinas nebulosas<text:line-break/>audire oportet eas, quae albas habent nebulas, quae co-<text:line-break/>ctionis notae existunt. Quoniam igitur cocta purgat, ob<text:line-break/>id et nunc ita fcripsit libri hujus auctor: tales autem </text:span><text:span text:style-name="T9">ita<text:line-break/>curare confert.</text:span><text:span text:style-name="T3"> Nihil autem de sanguinis missione loquu-<text:line-break/>tus,- </text:span><text:span text:style-name="T9">ea</text:span><text:span text:style-name="T3"> particulatim enarrat ex ordine omnia, non tpiod<text:line-break/>interdum ita habentibus sanguinis missione opus non sit,<text:line-break/>sed quod nunc sola alia docere-velit; nam de sanguinis<text:line-break/>missione abunde supra dictum esu Sic curandum.</text:span></text:p>
      <text:h text:style-name="Heading_20_2" text:outline-level="2">XXXVll.</text:h>
      <text:p text:style-name="P265">Corpus quieti conciliare, ungere et aequaliter contegere<text:line-break/>oportet, at pro potu mulsu aquosu uti et in surbitione<text:line-break/>cremore hordei ad vesperam; alvum ab initio clystere<text:line-break/>subducito, sud bis purgantia medicamenta minime exhi-<text:line-break/>beto. Si quid enim circa ventrem commoveris, urina</text:p>
      <text:p text:style-name="P269">non concoquitur,. sed febris citra tum sudorem tum ju-<text:line-break/>dicationem ad diuturnum tempus producetur.</text:p>
      <text:p text:style-name="P2"><text:span text:style-name="T3">Sermonem, quoque hunc, percurrit, scopum iu eo ha-<text:line-break/>bens cum moderata calefactione quietem. Cremorem au-<text:line-break/>tem ptisanae ab initio dat, quod mulsa tum ad vigorem<text:line-break/>usque tum . judicationem sufficere non possit. Morbus<text:line-break/>siquidem crudus est et longe absunt concoctiones. Prae-<text:line-break/>terea mulsam aquosam exhibet, quod aquam ipfam per se<text:line-break/>solam nihil boni habere demonstratum sit. Vesperi autem<text:line-break/>ptisanam mavult exhiberi, quam mulsam. Quum antea<text:line-break/>in legitima libri hujus parte didicerimus, ptisanam mussa<text:line-break/>posterius exhibendam, melius fuit et nunc ita dicere,<text:line-break/>mulsam quidem prius, posteriorem vero ptisanae cremo-<text:line-break/>rem exhibe. At vero, quum </text:span><text:span text:style-name="T9">vesperi</text:span><text:span text:style-name="T3"> pro </text:span><text:span text:style-name="T9">posterius</text:span><text:span text:style-name="T3"> dixerit,<text:line-break/>magis particularem efficit doctrinam et non universalio-<text:line-break/>rem. Cur autem eos purgare haud velit, lu quibus sum-</text:span></text:p>
      <text:p text:style-name="P197">ma inest cruditas, causam ipse recensuit, epilogisticam ma-<text:line-break/>gis quam analogisticam, quam recensere ad eum spectat,<text:line-break/>qui quod fit, sola citra, logicam .indicationem experientia<text:line-break/>novit. Dogmatici autem viri erat docere, cur purganti-<text:line-break/>bus nobis ita habentes, non coquatur urina febrisque sine<text:line-break/>sudore et judicatione. perseveret.• Perscctius quidem alibi<text:line-break/>haec omnia fumus contemplati, scd hunc quod praefenti<text:line-break/>enarrationi prodesse possit fummatim dicemus. Tu ergo<text:line-break/>animum ad me converte. Quum facultates, ut scis, qua-<text:line-break/>tuor sint, atque inter eas non minima vi polleat altura-:<text:line-break/>trix, per quam distributis ab ea corporibus natura ali-<text:line-break/>mentum assimilat, ipsa coctio nuncupatur, nutriturae sub-<text:line-break/>stantiae permutatio fecundum qualitatem existens. Na-<text:line-break/>tura igitur absorpto in ventrem alimento, a- caeleris qui-;<text:line-break/>dem motionibus cessare debet, ut soli quod coquendis de-<text:line-break/>putatum sit operi vacet, sed auxilio externo aliquo rndi-<text:line-break/>get, quum aliquando imbecillior reddita- suerit, quo modo<text:line-break/>et in ea humorum, quae in venis sit, concoctione centin-</text:p>
      <text:p text:style-name="P4"><text:span text:style-name="T9">git,</text:span><text:span text:style-name="T3"> quiete quidem indiget sequentem ante caliditatem,<text:line-break/>quod calefactum frigesactumque veI. exiccaturn et hume-<text:line-break/>datum sit, singulis horum alio nimirum et alio tempore<text:line-break/>factis. Ob id igitur qui haec scripsit, quietem inducens<text:line-break/>corpori, hominem curari voluit unctum et aequaliter ve-<text:line-break/>sii mentis obvolutum. Nam adversus vim febris hurnidita-<text:line-break/>tem eam quae unctionibus comparatur remedium par esse<text:line-break/>putavit, praeterquam 'quod neque vehementer calefaciat,<text:line-break/>neque refrigeret, sed leniat, quibus maxime indigent quae<text:line-break/>coquuntur. Quod si haec coctioni humorum conferant,<text:line-break/>purgationes contrariae existunt, nam. corpus vehementer<text:line-break/>moventes frangunt; tali siquidem facultate praedita funt<text:line-break/>omnia quae purgant medicamenta. Haec est ergo causa,<text:line-break/>cur purgationes coctionibus adversentur.. Ad eam autem<text:line-break/>quae sermoni huic continuatur seriem pergamus.</text:span></text:p>
      <text:h text:style-name="Heading_20_2" text:outline-level="2">XXXVlll.</text:h>
      <text:p text:style-name="P264">Sorbitiones autem, quum prope judicationes suerit, ne de-</text:p>
      <text:p text:style-name="P166"><text:span text:style-name="T9">deris, st perturbetur,' fed quum</text:span><text:span text:style-name="T3"> perturbatio remiferit<text:line-break/></text:span><text:span text:style-name="T9">resque in melius, procejsterit. Omnium autem subrium<text:line-break/>judicationes observandae sunt, atque eo tempore sorbiti-<text:line-break/>ones detrahendae.<text:tab/>,</text:span></text:p>
      <text:p text:style-name="P199">Mentem Hippocratis hoc in loco fervat qui librum,<text:line-break/>hunc scripsit. In principio quidem mulsam et ptisanae<text:line-break/>cremorem pro nictu exhibet et cum prope est judicatio,<text:line-break/>cremorem tollit..</text:p>
      <text:h text:style-name="Heading_20_2" text:outline-level="2">XXXIX.</text:h>
      <text:p text:style-name="P265">Hae vera febres longae fieri consueverunt et absuestsus<text:line-break/>habere circa aures et cervicem, st quidem infernae par-<text:line-break/>tes frigidae fuerint. Quod st frigidae non fuerint, alias<text:line-break/>habent mutationes. Fluit autem sanguis e naribus et<text:line-break/>his alui exturbantur.</text:p>
      <text:p text:style-name="P200">Quibus urina oh humorum cruditatem tenuis est, jure<text:line-break/>optimo protrahuntur febres, quae ante coctionem solvi<text:line-break/>nequeunt. Quod autem tales per abscessus judicentur<text:line-break/>saepius jam dictum esu Rarius autem et per excretionem<text:line-break/>solutiones horum fiunt. Utrum autem in superiore cor-<text:line-break/>poris parte, aut inferiore abscessus generabitur, quae hic<text:line-break/>dicuntur iis quae in prognostico scripta funt astipulantur.</text:p>
      <text:h text:style-name="Heading_20_2" text:outline-level="2">XL.</text:h>
      <text:p text:style-name="P5"><text:span text:style-name="T3">(Zuibuscunque </text:span><text:span text:style-name="T9">vero febrer sectatrices sunt et hypochondria<text:line-break/>contendunt, quique decumbentes eodem in loco stare ne-<text:line-break/>queunt et extremis omnibus perfrigerantur, hi tum ma-<text:line-break/>ximam diligentiam tum custodiam requiruntf eos autem<text:line-break/>ita degere oportet, ut niliil aliud quam acetum mulsum<text:line-break/>acutum exhibeas, neque sorbitionem ostsuras, donec ipsts<text:line-break/></text:span><text:span text:style-name="T3">febris, desierit et </text:span><text:span text:style-name="T9">urina concocta fuerit.</text:span></text:p>
      <text:p text:style-name="P199">Jactantes febres appellat in quibus aegri jactantur</text:p>
      <text:p text:style-name="P4"><text:span text:style-name="T3">et graviter afficiuntur. Haec untem gravis tolerantia se-<text:line-break/>quitur interdum quidem febrem stabilem et ardentem,<text:line-break/>saepius autem et stomachi vitium, os autem ventriculi ita<text:line-break/>me dicentem nunc audi. Incipit ergo a febribus ipsis,<text:line-break/>jactantes ipsas vocans et hypochondria contendentes, de-<text:line-break/>inde ad febricitantes pertransiit. Nam quod decumbentes<text:line-break/>fefe continere non possint, de febricitantibus dictum est,<text:line-break/>ut et quod extrema refrigerentur. Jacentes autem fiese<text:line-break/>eodem in loco non continere, jactatorum ac difficulter<text:line-break/>ferentium nota est. Extrema autem frigere, magnae vi-<text:line-break/>scerum phlegmones, quae ex crassis humoribus orta sit,<text:line-break/>ut antea demonstravimus , . quum de secunda causi specie<text:line-break/>ageremus. Quod si’ vehemens frigus fuerit, quod vires<text:line-break/>valde infirmae sint, jam tibi conjectura est. Merito igi-<text:line-break/>tur ita aegrotantes' plurima tum custodia tum diligentia<text:line-break/>indigere ait.- Sed,et merito ipsis acetum mulsum dat, ut,<text:line-break/>qui a crassis et viscosis humoribus vexantur. Adjecit au-<text:line-break/>tem sermoni </text:span><text:span text:style-name="T9">aquosuin</text:span><text:span text:style-name="T3">, tanquarn contrarium illi quod his</text:span></text:p>
      <text:p text:style-name="P4"><text:span text:style-name="T3">datur, in quorum pulmonibus tales continentur humores.<text:line-break/>Nam acidius longe in illis esse convenit, quod propter<text:line-break/>longam in distributione ad affectam partem delationem<text:line-break/>vires exoIvi necessarium sit, his vero tale hypochondrio<text:line-break/>incursat, quale epotum esu Nullo autem pacto sorbitio-<text:line-break/>nem ita habentibus dare, priusquam morbus coctus suerit,<text:line-break/>indistincte est pronunciatum, servantibus nobis quod edo-<text:line-break/>cnit Hippocrates. Adjiciendum est fermoni, si aeger suf-<text:line-break/>fecerit, quod tanquarn manifestum forte praetermisit.</text:span></text:p>
      <text:h text:style-name="Heading_20_2" text:outline-level="2">XL<text:span text:style-name="T59">I</text:span>.</text:h>
      <text:p text:style-name="P167"><text:span text:style-name="T9">Decumbere autem in conclavi obscuro</text:span><text:span text:style-name="T3"> debent, </text:span><text:span text:style-name="T9">et in stra-<text:line-break/>tis quam mollifstrnis reclinati, longo tempore eundem<text:line-break/>decubitum perferre et quam minime' seje jactare. Id<text:line-break/>enim eos maxime juvat.<text:tab/>....</text:span></text:p>
      <text:p text:style-name="P199">Nunc decubitum obscura in domouon tanquarn coctivum</text:p>
      <text:p text:style-name="P168"><text:span text:style-name="T3">auxilium, sed 'tanquarn jactationis ob gravem molestiam<text:line-break/>factae emendatorium, voluit, cujus gratia et lecti mollis<text:line-break/>meminit. Tentare autem scipsum non projicere, scd con-<text:line-break/>quiescere, laboranti modo utroque commodat, tanquarn et<text:line-break/>morbi totius concoctionem juvans et tanquarn vires,con-<text:line-break/>servans.<text:tab/>'.<text:tab/>,</text:span></text:p>
      <text:h text:style-name="Heading_20_2" text:outline-level="2">XLll.</text:h>
      <text:p text:style-name="P5"><text:span text:style-name="T9">Supra vero hypochondrium lini femen</text:span><text:span text:style-name="T3"> linteo </text:span><text:span text:style-name="T9">illitum ad-<text:line-break/>move, cavendo ne inhorrescat</text:span><text:span text:style-name="T3"> aeger, </text:span><text:span text:style-name="T9">quum apponitur;<text:line-break/>stt autem summe tepidum, ex aqua et oleo coctum.</text:span></text:p>
      <text:p text:style-name="P199">Emollit lini semen, nec manifeste calefacit, quae ma-<text:line-break/>xime expostulat omnis phlegmone. Et sane tactu tale<text:line-break/>ipium comparat, quale et secundum facultatem est, summe<text:line-break/>tepidum ipsum admovere praecipiens. Caetermn aquae<text:line-break/>et olei mixtura tepidum generat calorem mollitque et mi-<text:line-break/>tigat moderate, habens facultatem, cujus potissimum esse</text:p>
      <text:p text:style-name="P197">debent, ut demonstravimus, quae tum concoquunt tum<text:line-break/>discutiunt.</text:p>
      <text:h text:style-name="Heading_20_2" text:outline-level="2">XLIII.</text:h>
      <text:p text:style-name="P265">Conjectare vero oportet ex urinis quid futurum stt. - Si<text:line-break/>namque crafstores pallidioresque suerint, meliores, st vero<text:line-break/>tenuiores et nigriores, deteriores.</text:p>
      <text:p text:style-name="P2"><text:span text:style-name="T3">Non quicquid futurum sit ex urinis docet, fed vel<text:line-break/>salutem vel mortem. Salutem enim indicant crassiores<text:line-break/>et pallidiores. Crassiores autem perspicue dixit, tenuibus<text:line-break/>et non naturalibus comparans, ut et paulo ante intelligere,<text:line-break/>volui, neque enim crassas urinas, neque tenues, quae </text:span><text:span text:style-name="T9">fe-<text:line-break/>cundum</text:span><text:span text:style-name="T3"> naturam sunt, dixeris, si recte volueris interpre-<text:line-break/>tari. Sane tenues et nigrae deterrimae sunt. A tenui-<text:line-break/>bus siquidem solis morbus crudus indicatur. Nam quod<text:line-break/>exacte tenue est, id aquosum est, quapropter et album.</text:span></text:p>
      <text:p text:style-name="P197">Sed praenotiones ex urinis in commentariis prognostici<text:line-break/>dictae siint.</text:p>
      <text:h text:style-name="Heading_20_2" text:outline-level="2">XLIV.</text:h>
      <text:p text:style-name="P5"><text:span text:style-name="T9">St autem mutationes habeant, temporis diuturnitatem in-<text:line-break/>dicant morbusque necestsurio tum ad deterius, tum ad<text:line-break/>melius commutat inaequalitatem. su</text:span></text:p>
      <text:p text:style-name="P199">Nam si id et in aegrotantibus observaveris, verum<text:line-break/>comperies, hominem ex urinarum vqrietate in longius de-<text:line-break/>cidere tempus, atque medias incurrere permutationes.<text:line-break/>Plures namque significantur affectiones, quae non eadem'<text:line-break/>egent curatione, neque aequalem habent solutionis pra'efi-.<text:line-break/>nitionem.</text:p>
      <text:h text:style-name="Heading_20_2" text:outline-level="2">XLV.</text:h>
      <text:p text:style-name="P264">Inconstantes vero sebres, donec constent, stnere oportet.</text:p>
      <text:p text:style-name="P269">Quum autem constiterint, victu et curatione convenienti<text:line-break/>occurrere, facta fecundum naturam speculatione.</text:p>
      <text:p text:style-name="P264">er' '</text:p>
      <text:p text:style-name="P2"><text:span text:style-name="T3">Febres inconstantes dixit, in quibus nihil conflens<text:line-break/>existit; quod significat stabile. Sunt autem stabilia quae<text:line-break/>in perrodis et urinis et exquisitis febrium ideis apparent.<text:line-break/>Periodi itaque principium non ostendunt primis diebus.<text:line-break/>Urinae vero superveniunt alias aliae et saepenumero ter<text:line-break/>quaterque interdiu et noctu mejere contingit dissimilesque<text:line-break/>inter fe apparent urinae. Ideam ergo talis febris incon-<text:line-break/>stantem esse ait, quod idem significatione est ac quae plane<text:line-break/>ideam unam non servat. Exposui tibi exquisitas febrium<text:line-break/>ideas et in commentariis de febrium differentiis et in fe-<text:line-break/>cundo de crisibus. In hujusmodi itaque febribus non in<text:line-break/>principio victu uti praecipit, fed sinere, donec qualis sit<text:line-break/>febris cognoscamus et tunc nictus formam praefinire.</text:span></text:p>
      <text:h text:style-name="P188" text:outline-level="2">XLVI.</text:h>
      <text:p text:style-name="P264">Sunt autem facies aegrotantium multae.</text:p>
      <text:p text:style-name="P2"><text:span text:style-name="T9">Facies</text:span><text:span text:style-name="T3"> dixit quasi differentias vel modos vel spe-<text:line-break/>cres, aegrotantium vero, pro iis, qui aegrotantibus oriun-<text:line-break/>tur, morbis. Jam enim saepius .demonstratum est eam<text:line-break/>esse antiquis omnibus consuetudinem, ut ab affectibus ad<text:line-break/>affectos et ab allectis ad affectus transferant appellatio-<text:line-break/>nes, quasi febrium vel ..febrientium differentias dicere<text:line-break/>nihil referat, sic et pleuriticorum vel angina laborantium,<text:line-break/>aut pleuritidis vel anginae. Facies ergo dixit laborantium,<text:line-break/>quoniam eos oculis contemplantes repetimus differentias.</text:span></text:p>
      <text:h text:style-name="Heading_20_2" text:outline-level="2">XLVII.</text:h>
      <text:p text:style-name="P5"><text:span text:style-name="T9">Quare</text:span><text:span text:style-name="T3"> medenti </text:span><text:span text:style-name="T9">animadvertendum est, ne aliqua ipsum ma-<text:line-break/>nifesta causu lateat.</text:span></text:p>
      <text:p text:style-name="P200">Quod manifestas causas occasiones appellet didicimus,<text:line-break/>fed et nunc eam de his appellationem ferre constat. In-<text:line-break/>fert igitur:</text:p>
      <text:h text:style-name="Heading_20_2" text:outline-level="2">XLVll<text:span text:style-name="T59">I</text:span>.</text:h>
      <text:p text:style-name="P5"><text:span text:style-name="T3">Neque </text:span><text:span text:style-name="T9">earum quae ratiocinatione cognoscuntur, neque<text:line-break/>earum quas die pari aui impari apparere oportet.</text:span></text:p>
      <text:p text:style-name="P199">Quasi causarum alias quidem manifestas absque ratio-<text:line-break/>cinatione artificiosa cognoscant omnes, alias vero soli qui<text:line-break/>ratiocinatione artificiosa utuntur. His quoque et atten-<text:line-break/>dendum, ait, quas in numerum parem vel imparem appa-<text:line-break/>rere oportet.</text:p>
      <text:h text:style-name="Heading_20_2" text:outline-level="2">XL<text:span text:style-name="T53">I</text:span>X.</text:h>
      <text:p text:style-name="P265">Maxime igitur numerus impar verendus esu Quod hi diei<text:line-break/>in alterutram partem aegrotos procumbere -faciant.</text:p>
      <text:p text:style-name="P3"><text:span text:style-name="T3">Dies impares multa pollere virtute, non simpliciter,<text:line-break/>sed in acutis morbis est intelligendum, quod insignes in<text:line-break/>utramque, tum salutem, tum mortem mutationes efficiant;<text:line-break/>id enim significat in alterutram partem procumbentes,<text:line-break/>ln acutis quidem hi fani, tertius, quintus, septimus, no-<text:line-break/>nus, undecimus, decimusquartus et decimus septimus. In<text:line-break/>longis sexagesimus et octogesimus. Medii horum sunt<text:line-break/>vigesimus, trigesimusquartus et quadragesimus. Impares<text:line-break/>autem et hi.</text:span></text:p>
      <text:p text:style-name="P199">/ --</text:p>
      <text:h text:style-name="Heading_20_2" text:outline-level="2">L.</text:h>
      <text:p text:style-name="P5"><text:span text:style-name="T9">Observare itaque, oportet primum diem, quo aeger, de-<text:line-break/>bilis este coepit, cognito unde et quando principio, id<text:line-break/>enim nostsc praecipuum existimatur, Quum autem ipsum<text:line-break/></text:span><text:span text:style-name="T3">aegrum </text:span><text:span text:style-name="T9">interrogaveris, etiam omnia consideraveris, in<text:line-break/>primis quidem, quomodo caput habeat, an dolore va-<text:line-break/>cet, neque gravitatem in fe habeat, deinde an hypo-<text:line-break/>chondria lateraque dolore careant. Si videlicet hypo-</text:span></text:p>
      <text:p text:style-name="P3"><text:span text:style-name="T9">chondrium doleat aut attollatur, aut obliquitatem ali-<text:line-break/>quam habeat aut satietatem, aut lateris dolor affuerit,<text:line-break/>stmulque cum dolore aut tusticula aut tormina aut ven-<text:line-break/>tris dolor, quum autem horum quicquam hypochondrio<text:line-break/>adsuerit, alvum potijstmum clyfmis salvere oportet. Bi-<text:line-break/>bat autem mulsum calidam coctam. At et perdiscen-<text:line-break/>dum, an in exurrectionibus desuctu animi corripiatur<text:line-break/>et an spiritus</text:span><text:span text:style-name="T3"> ducendi </text:span><text:span text:style-name="T9">facilitas ipsum habeat. Infpici~<text:line-break/>enda vero quoque dejectio, num vehementer atro colare<text:line-break/>prodierit, vei stncera, quales sunt sanorum dejectiones,<text:line-break/>et an tertio die exacerbetur febrit. Ubi autem hujus-<text:line-break/>modi tertianos •circuitus in. his morbis probe admodum<text:line-break/>inspexeris, praeterea jam et alia consideranda sunt, et<text:line-break/>si quartus dies tertio quicquam his in ipsts simile hor-<text:line-break/>buerit, aeger in periculo versaturi Ex stguit autem<text:line-break/>nigra dejectio mortem significat, quae vero suni deje-<text:line-break/>ctioni stmilis est, ubi per omnes dies apparuerit, salti-<text:line-break/>taris.</text:span></text:p>
      <text:p text:style-name="P264">rsi</text:p>
      <text:p text:style-name="P199">Observandum in primis ait primum esse diem, in quo</text:p>
      <text:p text:style-name="P4"><text:span text:style-name="T3">morbi caufam cognosci jubet, nam </text:span><text:span text:style-name="T9">unde et quando</text:span><text:span text:style-name="T3"> quis-<text:line-break/>nam sit morbus indicat. Interrogari autem praecipit in<text:line-break/>primis quidem quo modo habeat caput., mox hypochon-<text:line-break/>dria et latera. Hypochondrium quidem , si quis dolor sit,<text:line-break/>aut tollatur, aut quandam habeat obliquitatem, hoc est<text:line-break/>inaequalitatem, quod in prognostico bis verbis, scripsit:<text:line-break/></text:span><text:span text:style-name="T9">si inaequaliter affecta dextra ac sinistra parte. Vel st<text:line-break/>sutietatem habeant,</text:span><text:span text:style-name="T3"> inquit, quod ciborum repletionem esse<text:line-break/>arbitror. Interrogari quoque et alia, quae in dictione<text:line-break/>sequenti habentur, jubet. Deinde hypochondriis ita affe-<text:line-break/>ctis, folvere hlvum clysteribus imperat mulsamque bibere<text:line-break/>calidam et coctam. Sed indistincte haec Ioquutus dein-<text:line-break/>ceps fcribit: </text:span><text:span text:style-name="T9">Sed et perdiscendum, st quum exurgit, de-<text:line-break/>fectu animi corripiatur, et st,</text:span><text:span text:style-name="T3"> inquit, </text:span><text:span text:style-name="T9">ipfe facilem spiritum<text:line-break/>ducat,</text:span><text:span text:style-name="T3"> quod defectu animi correpto opponitur, lnspicien-<text:line-break/>dam praeterea jubet dejectionem, utrum nigra sit, aut sin-<text:line-break/>cera et inculpata, qualis sanorum est, quemadmodum et<text:line-break/>si febris tertio exacerbetur die. His ita fe habentibus, fi</text:span></text:p>
      <text:p text:style-name="P4"><text:span text:style-name="T3">quartus dies tertio quicquam simile in accessione habuerit,<text:line-break/>periculosium eum esse asseverat, nam quartum diem, qui<text:line-break/>septimi index est, rem novam edere ex periculosis est<text:line-break/>signis. Rei autem novae editio manifesta. Nam si primo<text:line-break/>die et tertio accessio fiat et secundo factu haudquaquam<text:line-break/>fuerit, quod quintus accessionem habiturus sit par est et<text:line-break/>non quartus, quapropter si quartus habuerit, mali cujus-<text:line-break/>piam alterius generationem demonstrat. Si autem et<text:line-break/>nigra dejecerit, mortem indicat fore. Tu autem multa<text:line-break/>ex dictis praetermittens memoriam rei hujus habe. Nam<text:line-break/>si primo et tertio die confentanearn attulerit accessionem<text:line-break/>febris, recentius quidem si et quartus paroxysmum fece-<text:line-break/>rit, sed si et </text:span><text:span text:style-name="T9">aeger</text:span><text:span text:style-name="T3"> nigra dejecerit, signum est lethiferum.<text:line-break/>Quod si rursum diebus omnibus'sanis similia dejecerit,<text:line-break/>salutem aegro futuram spera.</text:span></text:p>
      <text:h text:style-name="Heading_20_2" text:outline-level="2">LI.</text:h>
      <text:p text:style-name="P1"><text:span text:style-name="T3">Quum autem </text:span><text:span text:style-name="T9">alvus glandi subditae non cesuerit et facilis</text:span></text:p>
      <text:p text:style-name="P3"><text:span text:style-name="T9">spiratio affuerit surgensque</text:span><text:span text:style-name="T3"> aeger </text:span><text:span text:style-name="T9">ad Jedem aut in<text:line-break/>ipsius lecto animi desectu corripiatur, quum haec aegro<text:line-break/>aut aegrae inter initia ajsaerint, delirium ajsare ex-<text:line-break/>pectrt.</text:span></text:p>
      <text:p text:style-name="P199">Confusa est hujus textus intelligentia. Nam ubi glans<text:line-break/>nihil profecerit videaturque aeger facile ferre,, si utique<text:line-break/>et quum exurgit, defectu animi corripiatur, delirium<text:line-break/>expectandum, male dictum esse milii videtur, quum rei<text:line-break/>huic neque experientia, neque ratio patrocinentur, quam-<text:line-break/>quam tale quicquam aliquando fiat. Praenotiones tamen<text:line-break/>non eorum funt, quae raro accidunt, sed eorum, quae<text:line-break/>semper aut magna ex parte.</text:p>
      <text:h text:style-name="Heading_20_2" text:outline-level="2">L<text:span text:style-name="T45">II</text:span>.</text:h>
      <text:p text:style-name="P265">Mens vero manibus quoque adhibenda est. Nam st tre-<text:line-break/>mulae fuerint, huic sanguinis e naribus destillationem<text:line-break/>suturam expecta.</text:p>
      <text:p text:style-name="P200">Hic quoque sermo neque quod continuum sit, neque<text:line-break/>quod plerumque, sed quod ruro accidat, docet.</text:p>
      <text:h text:style-name="Heading_20_2" text:outline-level="2">LIll.</text:h>
      <text:p text:style-name="P5"><text:span text:style-name="T9">Inspicere vero tpsua quoque nares oportet, an per atras~<text:line-break/>que spiritus aequaliter trahatur, at st multus e naribus<text:line-break/>feratur,</text:span><text:span text:style-name="T3"> convulsio </text:span><text:span text:style-name="T9">steri afsulet, st vero</text:span><text:span text:style-name="T3"> convulsio sint,<text:line-break/>huic </text:span><text:span text:style-name="T9">mors expectanda est, quam praedicere pulchrum<text:line-break/>suerit.</text:span></text:p>
      <text:p text:style-name="P199">Quum tremulae sunt manus, nam ita dicere consen-<text:line-break/>taneurn est, si spiritus multus per utrasque nares feratur,<text:line-break/>convulsionem supervenire ait. Consirevit autem ita appel-<text:line-break/>lare convulsivam affectionem, quae in musculis naris pin-<text:line-break/>nas moventibus fit.</text:p>
      <text:h text:style-name="Heading_20_2" text:outline-level="2">L<text:span text:style-name="T45">I</text:span>V.</text:h>
      <text:p text:style-name="P1"><text:span text:style-name="T3">At si iu </text:span><text:span text:style-name="T9">febre hiberna lingua aspera stat adstntqae animi</text:span></text:p>
      <text:p text:style-name="P4"><text:span text:style-name="T9">deliquia, huic remijfio febris contingere. consuevit. Ue~<text:line-break/>rumtamen eum summa inedia curare oportet et aquae<text:line-break/>ac mulsue potione pttsunaeque cremore. Neque febris<text:line-break/>remifstont sidendum est, quod hujusmodi signa habentes<text:line-break/>in mortis periculis versentur. Quum autem haec cogno-<text:line-break/>veris optimeque contemplatus sueris , ita fore, st lubeat<text:line-break/>tibi, praedicendum. ,</text:span></text:p>
      <text:p text:style-name="P2"><text:span text:style-name="T3">Nonnulli febrem hibernam simpliciter intelligunt<text:line-break/>eam qnae hieme fit, alii eam quae hiemi peculiaris sit..<text:line-break/>Ea autem ex pituita est, veluti aestiva ex ipsa bile. Si<text:line-break/>ergo, inquit, in hujusmodi febre lingua aspera fuerit,<text:line-break/>atque animi defectus, eam periculosam esse est fatendum,<text:line-break/>ob idque febrium remissioni fidendum non est, si cum<text:line-break/>pravis fiant tum symptomatis tum signis, veluti nunc<text:line-break/>cum animi defectu et linguae asperitate. Non negligen-<text:line-break/>ter itaque ait regendos aegros, aquamque et mulsam et</text:span></text:p>
      <text:p text:style-name="P4"><text:span text:style-name="T3">ptisanae cremorem exhibendum. Sed sane haec pugnare<text:line-break/>videntur adversus id quod summa inedia eos macerandos<text:line-break/>esse dixerit,' Nam summa inedia maxime quidem absti-<text:line-break/>nentiam integram significat, aut si non, saltem eam quae,<text:line-break/>in potibus solis fit, nictus rationem. Sic sane et mulsam<text:line-break/>et ptisanae cremorem dare .permisit. Videtur ergo mihi<text:line-break/>eos ob id fame integra macerandos dicere, quod qui re-<text:line-break/>missiones hujusmodi quietissimas habent, longo ita tempore<text:line-break/>in his morentur protrahantque, ut falsi circumventique<text:line-break/>nonnulli validiorem ministraverint alimoniam et potissi-<text:line-break/>mum ob animi defectionem. Quo fit ut ad hunc victum,<text:line-break/>qui per mulsam atque ptisanae cremorem multis fit die-<text:line-break/>bus, is recte dictus sit liinoctonia, </text:span><text:span text:style-name="T9">quod integra inedia esa</text:span></text:p>
      <text:h text:style-name="Heading_20_2" text:outline-level="2">LV.</text:h>
      <text:p text:style-name="P265">Quum autem in febribus quinto die quid tdrristcum con-<text:line-break/>tigerit, aut alvus repente liquida dejecerit - et animi<text:line-break/>defectus inciderit, aut vocis supprestio prehenderit, aut-<text:line-break/>convulsto vel singultus contigerit, ex his jactari aeger</text:p>
      <text:p text:style-name="P263">consuevit ~et sudores sub nasa et circa frontem ac cer-<text:line-break/>vicem posteriore capitis pane suboriri. At qui his af~*.<text:line-break/>stciuntur, suspiriosi 'non multo post intereunt.</text:p>
      <text:p text:style-name="P199">Ex iis quae per observationem empirice a medicis<text:line-break/>Pcriple sunt, quaedam talia existunt, ut ex semel aut bis<text:line-break/>conspectis modi universalis annotationein habeant, tan-<text:line-break/>quam saepenurnero in eisdem et similiter considerari pof-<text:line-break/>sint. Tale autem quippiam et id est, quod nunc dicitur.<text:line-break/>Nam contemplatus haec dixit aegrum quinto quodam die<text:line-break/>liquida quaedam dejecisse atque animi defectu prehensum<text:line-break/>voceque captum, alium vero convulsum et pestea vel<text:line-break/>ambos vel alterum fastidio jactatum partesque tum faciei<text:line-break/>tum colli fudasse, deinde obiisse, scripsit, quod signorum<text:line-break/>Empiricorum concursum existimaret. Sed sane haec pos-<text:line-break/>sunt et stomachicam praecedere fyncopen, fierique valent et<text:line-break/>propter copiam, oppressa facultate, vel alio debilitata<text:line-break/>modo. Unumquodque siquidem eorum quae dicta sunt</text:p>
      <text:p text:style-name="P197">per, sc malum est, nedum si omnia •convenerint. Nam ex<text:line-break/>repentinis dejectionibus deficere animum periculosum est,<text:line-break/>ut et mutum fieri et •fastidiis-jactatum esse, partibus vero<text:line-break/>tum faciei tum capitis duntaxat sudare non bonum.<text:line-break/>Quo igitur modo haec tutu multa tum prava symptomata<text:line-break/>existunt, -sic et-alia quae in prognostico scripta funt.<text:line-break/>Potestque aliquis haec inter se connectens, videri novum<text:line-break/>quid docere. Quod si et dictionem obscuram veluti<text:line-break/>aenigma sennoni miscuerit, jam plebejis et ex ea sapien-<text:line-break/>tior esse ridebitur. Admirantur siquidem, quae non in-<text:line-break/>telliguntr Viro autem qui supervenientia symptomata a<text:line-break/>pathognomonicorum concursu distinguere novit, sermo is<text:line-break/>varius quidem deprehendetur, fed inutilis, nam pathogno-<text:line-break/>monica syndrome morbi speciem demonstrat, supervenientia<text:line-break/>vero symptomata, mansuetudinem ipsius et malignitatem.<text:line-break/>Eumque qui’ singulorum horum symptomatum vires didi-<text:line-break/>cit, quae apparent, tum aestimare tum inter se compa-</text:p>
      <text:p text:style-name="P4"><text:span text:style-name="T3">rare Joportet. Atque sane si mala tum validiora tum<text:line-break/>plura rideantur quam bona, hominem in periculo versari<text:line-break/>fciendum. Verum sithona malis et fortiora et plura fue-<text:line-break/>rint, de aegro liene sperandum. Id autem te facere jubet<text:line-break/>et ipse Hippocrates. Nam in prognostico singulorum tum<text:line-break/>fymptomalum tum signorum- vires particulatim docuit,<text:line-break/>atque circa libri finem ita ait: </text:span><text:span text:style-name="T9">oportet autem eum qui<text:line-break/>recte stt tum convalituros tum morituros praedicturus,<text:line-break/>praeterea et in quibus morbus pluribus diebus et in quibus<text:line-break/>paucioribus permansurus stt, stgna omnia perdiscere,<text:line-break/>atque aestimatis eorum inter fe viribus, ut scriptum est,<text:line-break/>ferre sententiam.</text:span><text:span text:style-name="T3"> Signorum autem vires aestimari prae—<text:line-break/>cipit, atque ex ipsis praenoficere quidnam futurum sit.<text:line-break/>Ubi ergo bona malis permixta fuerint, viribus quodam<text:line-break/>modo paria, .exercitato est opus viro, qui in operibus ea<text:line-break/>faepenumero fuerit contemplatus. Ubi vero omnia vel<text:line-break/>mala, ut nunc, fuerint, vel bona, cuivis patet quod sutu- -<text:line-break/>rum sit. Quum enim dejiciente alvo deficere animum,</text:span></text:p>
      <text:p text:style-name="P4"><text:span text:style-name="T3">signum per se malum fit, pari modo et malum vocis pri-<text:line-break/>vatio; si praeterea aeger convulsione aut singultu aut<text:line-break/>jactatione vexetur, manifestius indicabit periculum. Si<text:line-break/>praeter haec et aliud quoddam malum supervenerit signum,<text:line-break/>ut circa faciem cervicemque sudores, atque adhuc magis,<text:line-break/>quae nunc' </text:span><text:span text:style-name="T9">a</text:span><text:span text:style-name="T3"> scriptore hujus libri dicuntur, nullo quod<text:line-break/>bonum sit, malis permixto signo, quod talis de necessitate<text:line-break/>ex signorum malorum acervatione morietur, notum, eva-<text:line-break/>dit. , Adjectum autem in sine hujus dictionis </text:span><text:span text:style-name="T17">πνευματω-<text:line-break/>θἡσεται </text:span><text:span text:style-name="T3">tanquarn aenigma, ceu quippiam eorum quae de<text:line-break/>necessitate fore conceduntur, quicquid significet, sive spi-<text:line-break/>rituum copiam quibus venter luflari possit, sive magnam<text:line-break/>et frequentem respirationem, quam fune iis quas comita-<text:line-break/>tur affectionibus haudquaquanr bonam esse didicimus, vel-<text:line-break/>uti et eam quae ventris esu Quapropter investiganda<text:line-break/>alia signa non sunt, his de n</text:span><text:span text:style-name="T13">ece</text:span><text:span text:style-name="T3">ssitate antecedentibus.</text:span></text:p>
      <text:p text:style-name="P197">Neque enim amplius ex his, veluti ex nonnullis quae<text:line-break/>casu eveniunt, futurorum firma quaedam fit praenotio.</text:p>
      <text:h text:style-name="Heading_20_2" text:outline-level="2">LVI.</text:h>
      <text:p text:style-name="P5"><text:span text:style-name="T9">Quibus autem per febres crura scatent tuberculis, quae<text:line-break/>diu immoranti, febribus etiamnum. perseverantibus<text:line-break/>non maturantur faucibusque irruit suffocatio, macenti-<text:line-break/>bus circa suuces partibus, neque tubercula maturuerint,<text:line-break/>f sd extincta suerint, iis sunguis e naribus fluere con-.<text:line-break/>suevit, qui st copiosus stuxerit, morbi solutionem por-<text:line-break/>tendit, stn minus, longitudinem. Quo vero parcius stu-<text:line-break/>xerit; eo dat-eriui et longitudo. Quod st et caetera fa-<text:line-break/>cillima sucrint, huiie dolores ad pedes expectnndi sunt,<text:line-break/>qui st pedcm attigerint isque</text:span><text:span text:style-name="T3"> dolere </text:span><text:span text:style-name="T9">perseveret, inflam-<text:line-break/>metur et non benetur, dolores paulatim ad cervicem<text:line-break/>pervenient et ad claviculam, ad humerum, ad pectus et<text:line-break/>ad' articulum, huncque tuberculosum steri oportebit. His<text:line-break/>vero extinctis, st munus contrahantur, vel tremulae stant.</text:span></text:p>
      <text:p text:style-name="P3"><text:span text:style-name="T9">eum convulsio prehendit ac delirium, quin etiam in<text:line-break/>superciliis pustulas ferventes et rubores habet et palpe-<text:line-break/>bra altera ad alteram' progerminat, dura decumbit<text:line-break/>phlegmone, tumet vehementer oculus et delirum valde<text:line-break/>-increscit. At noctes magis quam dies delirii stgnisi-<text:line-break/>cationern praebent. Multa vero flgna ad numerum<text:line-break/>imparem magis quam parem contingunt. Utro tamen<text:line-break/>horum numerorum contingant', lethales</text:span><text:span text:style-name="T3"> morbi </text:span><text:span text:style-name="T9">succe-<text:line-break/>dunt.</text:span></text:p>
      <text:p text:style-name="P2"><text:span text:style-name="T3">Qui librum hunc confecit, is haec omnia quae </text:span><text:span text:style-name="T9">jam<text:line-break/></text:span><text:span text:style-name="T3">dicta sunt deinceps inter fe contemplatus, universalem<text:line-break/>quendam particulari ex observatione sermonem temere<text:line-break/>fecisse mihi videtur. Melius siquidem, ut Hippocrates<text:line-break/>lu epidemiis scribere consuevit, ita quoque fecisset, prae-<text:line-break/>satus quidem ab initio affecti nomen, ac deinde dies in<text:line-break/>quibus singula facta sint, narratione </text:span><text:span text:style-name="T9">affequutus,</text:span><text:span text:style-name="T3"> ut et<text:line-break/>in ipsis quae nunc- dicta sunt symptomatis facere potuit.</text:span></text:p>
      <text:p text:style-name="P4"><text:span text:style-name="T3">Nam in cujusdam cruribus orta sint, tubercula, eaque non<text:line-break/>maturuerint, febriculosus quoque, is esse subjiciatur et<text:line-break/>suffocatione affectus liberetur </text:span><text:span text:style-name="T9">tuberculis,</text:span><text:span text:style-name="T3"> existimabit pro-<text:line-break/>fecto quis sursum factam humorum crus obsidentium<text:line-break/>translationem, quae, in transitu suffocationem homini pe-<text:line-break/>periti Si ergo talis (ut Hippocrates dixitI evasurus sit,<text:line-break/>profluere per nares sanguis poterit,' qur si .multus fuerit;<text:line-break/>morbum solvet, si non, diuturnus evadet morbus. Atque<text:line-break/>si caetera bene fiant, rursum ad pedes decumbere huic<text:line-break/>dolores poterunt. Id vero et ita factum esse statuatur,<text:line-break/>veluti ex bis hominem igne flagrantem factum, esse, quod<text:line-break/>vel calorem multum circa pedem manifestare' consuevit,<text:line-break/>vel febrem multam ac igneam. Et si post haec soluta<text:line-break/>non fuerint symptomata, reversa iterum ad superiores<text:line-break/>partes humorum copis, dolores pariet in cervice, clavicu-<text:line-break/>lis, humero et pectore. Ut autem huic omnia haec alis-<text:line-break/>que ratione contigerunt (nam id </text:span><text:span text:style-name="T9">extincta esae</text:span><text:span text:style-name="T3"> fuit) ita<text:line-break/>manus tremula^ factas esse statuatur, deind e convulsio</text:span></text:p>
      <text:p text:style-name="P4"><text:span text:style-name="T3">nem, quod ad nervosas partes decubuerit humorum copia,<text:line-break/>principiumque ipsorum prehenderit, unde certe deliria,<text:line-break/>subsequutam esse. &lt; Contemplatus igitur auctor quendam,<text:line-break/>ita aegrotantium phlyctaenas lu superciliis habentem (id<text:line-break/>enim significat phlyzacia) omnibus ita habentibus fnturum<text:line-break/>hoc, symptoma temere pronnnciavit, Idemque de iis<text:line-break/>quae deinceps scripta sunt sermo existit. Nam quod<text:line-break/>uni ita affectorum vel duobus factum est, id ad omnes<text:line-break/>extendens, ait et ipsus rubores habere et ex palpebris<text:line-break/>alteram ad alteram germinare, duram quoque fieri phle-<text:line-break/>gmonem et vehementer tumere oculos. Quorum caetera<text:line-break/>quidem cuivis patent, sed ex palpebris alteram germinare<text:line-break/>est ambiguum, utrum significare voluerit qnandam ex<text:line-break/>parte earum exurgentem conscrtionern, vel carnosum quen-<text:line-break/>dam surculum, ab altera quidem enascentem, fed ad alte-<text:line-break/>ram fese extendentem. At rei hujus inventio si quid utile<text:line-break/>afferret, de ea amplior scret scrutatio.</text:span></text:p>
      <text:h text:style-name="P188" text:outline-level="2">LVIl.</text:h>
      <text:p text:style-name="P5"><text:span text:style-name="T9">Hos vero st per initia quidem medicamentis purgare vo-<text:line-break/>lueris,</text:span><text:span text:style-name="T3"> id ante </text:span><text:span text:style-name="T9">quintum</text:span><text:span text:style-name="T3"> facito, </text:span><text:span text:style-name="T9">st venter murmurave-<text:line-break/>rit, st non, impurgatos sinito. Verum st murmuraverit<text:line-break/>alvique dejectiones biUosae suerint, scammonio'mode-<text:line-break/>rate sobpurgato. In reliqua vero curatione potus ac<text:line-break/>sorbitiones parcistime exhibeto, quo meUtis aeger babeat,<text:line-break/>nisi remijstone sucta decimum quartum transgrejsus<text:line-break/>fuerit.</text:span></text:p>
      <text:p text:style-name="P199">Curationem praedicti concurins fcribit; eam vero sic<text:line-break/>nominare sane mihi, ut dixi, non placet, curatio namque<text:line-break/>nihil commune habet praeter ea quae f upenumero ante<text:line-break/>enarrata sunt. Ait siquidem considerandam alvum, quam<text:line-break/>murmurillis cognitam purgandam, esse praecipit, at si et<text:line-break/>biliosa deorsum repant, scammonium medicamentum biliofa<text:line-break/>purgans exhibet. In reliqua vero curatione sorbitiones</text:p>
      <text:p text:style-name="P197">perquam exiguas ministrari praecipit quousque decimum<text:line-break/>quartum remissione facta diem pertransierint, qua oratione<text:line-break/>morbum ante decimumquartum diem coctum esse non<text:line-break/>posse significatur?</text:p>
      <text:h text:style-name="Heading_20_2" text:outline-level="2">LV<text:span text:style-name="T45">III.</text:span></text:h>
      <text:p text:style-name="P265">Quum febricitanti decimoquartd die vocis interceptio ac-<text:line-break/>cesterit, non cita morbi si eri solutio, neque liberatio<text:line-break/>folet, fed tali temporis diuturnitatem indicat. Quum<text:line-break/>itaque hoc die apparuerit, diuturnior morbus con-<text:line-break/>stigit.</text:p>
      <text:p text:style-name="P2"><text:span text:style-name="T3">Haec oratio supervacanea est his qui prava fympto-<text:line-break/>mata majori praedita esse facultate didicerunt, quum in<text:line-break/>diebus judicatoriis apparent. Nam qui librum hunc scri-<text:line-break/>psit, nunc in re una, quae decimoquarto diei particularis<text:line-break/>est, hoc ustus est universali. Ut enim diebus caeleris </text:span><text:span text:style-name="T9">ju-<text:line-break/>dicatoriis, sic </text:span><text:span text:style-name="T3">et hoc </text:span><text:span text:style-name="T9">decimoquarto,</text:span><text:span text:style-name="T3"> si malum aliquod<text:line-break/>symptoma apparuerit, id majores habet vires. Annotare</text:span></text:p>
      <text:p text:style-name="P197">autem oportct quod futurum est, neque simpliciter, neque<text:line-break/>ut res tulerit, sed cum distinctione. Nam si ex signis'<text:line-break/>.bonis quae majores habent vires, laboranti quaedam assu-<text:line-break/>erint, longiori tempore salvari aeger poterit. At si nul-<text:line-break/>lum tale fuerit, morietur, nequeuntibus rnbrbi concoctioni<text:line-break/>satisfacere viribus. Qui , igitur haec scripsit, longiorem<text:line-break/>omnino fore morbum male pronunciavit. Nam et is cito<text:line-break/>mori potest, cui vox decimo quarto die interrupta est, si<text:line-break/>cum saevis aliis notis factum fuerit hoc symptoma.</text:p>
      <text:h text:style-name="Heading_20_2" text:outline-level="2">LIX.</text:h>
      <text:p text:style-name="P265">Quum febricitanti lingua quarto die obturbata sermoci-<text:line-break/>natur et alvus biliosa liquida dejicit, is delirare con-<text:line-break/>suevit. Sed ex eventis quid consequatur, observandum.</text:p>
      <text:p text:style-name="P2"><text:span text:style-name="T3">Sed id quoque in aliu quodam die </text:span><text:span text:style-name="T9">apparet.</text:span><text:span text:style-name="T3"> Verum</text:span></text:p>
      <text:p text:style-name="P4"><text:span text:style-name="T3">si quarto apparuerit, in primis periculosiorem septimum<text:line-break/>fore demonstrat, hoc est quae illo die futura funt.</text:span></text:p>
      <text:h text:style-name="Heading_20_2" text:outline-level="2">LX.</text:h>
      <text:p text:style-name="P5"><text:span text:style-name="T9">Aestiva ac autumnali tempestate in acutis repentina san-<text:line-break/>guinis destillatio, venarum contentionem multumquefer-<text:line-break/>vorem significat, ac postero die tenuium urinarum su-<text:line-break/>des. £t st</text:span><text:span text:style-name="T3"> aeger </text:span><text:span text:style-name="T9">aetate viguerit sueritquc corpore ob<text:line-break/>exercibationes</text:span><text:span text:style-name="T3"> bene </text:span><text:span text:style-name="T9">carnosa aut melancholico, vel ex<text:line-break/>potatione manus tremulae suerint, delirium aut convul-<text:line-break/>stonem praedicere decet.</text:span></text:p>
      <text:p text:style-name="P199">Hic quoque textus symptomatum multorum non in<text:line-break/>omni aegrotante homine simul existentiurn implicationem<text:line-break/>habet, proindeque inutilia sunt quae ita scribuntur, quum<text:line-break/>utilis doctrina ab universalibus oboriatur, qualem Hippo-<text:line-break/>crates astruere consuevit. Dictum autem est universalia,<text:line-break/>quae quidem perpetua funt, primam habere tum faculta-</text:p>
      <text:p text:style-name="P4"><text:span text:style-name="T3">tem, tum usum, quae vero ut plerunque, secundam. Quod<text:line-break/>si quid anceps aut rarum sit, id ad doctrinam inutile..<text:line-break/>Quae igitur recensuit, particulatim contemplemur, atque<text:line-break/>primum quod primo dictum esu </text:span><text:span text:style-name="T9">In acutis aestiva ac<text:line-break/>autumnali tempestate repentina sunguinis desullatio con-<text:line-break/>tentionem ac multum in venis survorem</text:span><text:span text:style-name="T3"> prodit, </text:span><text:span text:style-name="T9">ac postero .<text:line-break/>die tenuium urinarum facies. Quod st aeger aetate flo-<text:line-break/>ruerit sueritque corpore ob exercitationem corpulento aut<text:line-break/>melancholico, aut ex potatione manus tremulae hutc fue-<text:line-break/>rint, delirium aut convulsionem decet praedicere.</text:span><text:span text:style-name="T3"> Melius<text:line-break/>siquidem erat prouunciare, quod contentio venas curatione<text:line-break/>egere indicaret. Novimus enim, quod ait, sanguinis e<text:line-break/>naribus stillationes quoddam malum semper esse, quod -<text:line-break/>natura quidem velit, quod superfluum est, excernere, sed<text:line-break/>ob propriam imbecillitatem nequeat, vel ob sanguinis<text:line-break/>crassitiem aut partium densitatem aut quaedam ex his,<text:line-break/>aut propter omnium concursum. Quum autem malum<text:line-break/>semper hoc signum sit magisque quod primis tum aesta-</text:span></text:p>
      <text:p text:style-name="P4"><text:span text:style-name="T3">tis, tum autumni temporibus vires ipsius intendi contin-<text:line-break/>gat; his enim diebus flava redundat bilis ambiensque nos<text:line-break/>aer calidus est, quare sanguinem utranque ob causam bene<text:line-break/>fluentem . eife oportebat, causae igitur magnitudo indica-<text:line-break/>tur, ob quam fluere prohibetur, quam contentionem esse<text:line-break/>ait, forte densitatem ita appellans. Quod porro ita affe-<text:line-break/>cti venarum curatione egeant nondum docet, priusquam<text:line-break/>astruat, quam dicat curationem, nec tamen dixit. Prae-<text:line-break/>dictionem autem folam primam scripsit, postero die uri-<text:line-break/>nas tenues apparituras, non solo eo </text:span><text:span text:style-name="T9">die</text:span><text:span text:style-name="T3"> de necessitate in-<text:line-break/>coctis illis apparentibus, verum etiam aliis praecedenti-<text:line-break/>bus. Convulsionem quoque et delirium fore ait, si labo-<text:line-break/>rans sic aetate viguerit. Praeterea et exercitati et bonae<text:line-break/>ipsius corpulentiae meminit et temperamenti (nam me-<text:line-break/>lancholicus nomen est temperamenti) huc adde quod ex<text:line-break/>potatione- eum manus habere tremulas ait. Haec ergo<text:line-break/>symptomata possunt inter se complicari, non tamen de</text:span></text:p>
      <text:p text:style-name="P4"><text:span text:style-name="T3">necessitate aut plerumque his fuccedent delirium et con-<text:line-break/>vulsio.</text:span></text:p>
      <text:h text:style-name="Heading_20_2" text:outline-level="2">LXI.</text:h>
      <text:p text:style-name="P5"><text:span text:style-name="T9">Et st paribus quidern</text:span><text:span text:style-name="T3"> diebus </text:span><text:span text:style-name="T9">supervenerint, melius, judica-<text:line-break/>toriis vero, perniciosum, nist copiosus cumulate concitet:- -<text:line-break/>tus sanguis redundantiae vias fecerit per nares aut: per<text:line-break/>sudem puris excretiones aut absaegsus aut humorum<text:line-break/>translationes aut hypochondriorum dolores aut- ad ter,<text:line-break/>stes aut ad crura. His autem concoctis - viae patent-<text:line-break/>sputis urinisque crajsts, laevibus, albis.</text:span></text:p>
      <text:p text:style-name="P2"><text:span text:style-name="T3">Duae sunt hujus dictionis </text:span><text:span text:style-name="T17">ἐπιγινεσθαι </text:span><text:span text:style-name="T3">scripturae,<text:line-break/>una quidem, (cripta per </text:span><text:span text:style-name="T17">τ </text:span><text:span text:style-name="T3">elementum tertia syllaba, altera<text:line-break/>vero per y. Verum - sive, per priorem scripturam aegros<text:line-break/>diebus paribus </text:span><text:span text:style-name="T17">ἐπιτείνεσθαι </text:span><text:span text:style-name="T3">intendi dixerit, sive sectin-<text:line-break/>duin posteriorem, praedicta symptomata diebus paribus<text:line-break/></text:span><text:span text:style-name="T17">ἐπιγἰνεσθαι </text:span><text:span text:style-name="T9">supervenire</text:span><text:span text:style-name="T3"> affirmaverit, non continuo existit</text:span></text:p>
      <text:p text:style-name="P4"><text:span text:style-name="T3">et melius (id autem ipse dixit); neque enim si pares<text:line-break/>fuerint, intueri oportet, sed si et judicatorii. Quartum<text:line-break/>igitur diem, qui par est .et ipse ex ordine paulo ante ma-<text:line-break/>ximanr habere facultatem asseruit. Caeterum quod dein-<text:line-break/>ceps dicitur verum existit. N</text:span><text:span text:style-name="T23">am</text:span><text:span text:style-name="T3"> si stinguis copiosus quo-<text:line-break/>vis modo excretus fuerit, salutis spem habet. Praeterea<text:line-break/>et per abscessum ipsos et per translationem servari alt,<text:line-break/>abscessum quidem sere fua peculiari appellatione decla-<text:line-break/>rans;fed translationem, quum ait; </text:span><text:span text:style-name="T9">hypochondriorum do-<text:line-break/>lores aut ad testes aut ad crura.</text:span><text:span text:style-name="T3"> Differunt autem inter<text:line-break/>se, quod abscessus judicationem inferat aegrumque a mo-<text:line-break/>lestiis omnibus liberet,, translatio vero humorum aliarum<text:line-break/>habeat principium tum accessionum tum laborum, ut alio<text:line-break/>rurium egeat tempore'ad coctionem corporis locus, ad<text:line-break/>quem infestantium humorum laeta sit translatio. Ideoque<text:line-break/>adjecit: his autem coctis, </text:span><text:span text:style-name="T9">exitus stunt sputorum aut crast-<text:line-break/>sururn urinarum, laevium m albarum,</text:span><text:span text:style-name="T3"> signa coctae trans-<text:line-break/>lationis edocens ex coctis, tum sputis tum urinis.</text:span></text:p>
      <text:h text:style-name="P188" text:outline-level="2">LXII.</text:h>
      <text:p text:style-name="P5"><text:span text:style-name="T9">Febri stngultuofae laseris succum, acetum mulsum, daucum<text:line-break/>tritum potui data , galbanumque ex melle et cuminum<text:line-break/>in eclegmate, posteaque ptisanae cremorem sorbendum.<text:line-break/>Is autem evadere non potest, nist judicatorii sudores et<text:line-break/>somni aequales accegsurint urinaeque crajsue et acres<text:line-break/>decurrerint, aut in abscejsurn</text:span><text:span text:style-name="T3"> morbus </text:span><text:span text:style-name="T9">decubuerit.</text:span></text:p>
      <text:p text:style-name="P2"><text:span text:style-name="T19">Λύγγαζ</text:span><text:span text:style-name="T17"> </text:span><text:span text:style-name="T3">et </text:span><text:span text:style-name="T17">λυγμοὺς </text:span><text:span text:style-name="T3">singultus appellare consueverunt.<text:line-break/>Sunt autem motus quidam stomachi convnlsivi. Hos qui-<text:line-break/>dem fieri ajunt propter immoderatam inanitionem vel<text:line-break/>repletionem. Qui si propter inanitionem sicnt, fere sana-<text:line-break/>tionem non recipiunt, si,vero ob repletionem fuerint, ab<text:line-break/>incidentibus ac detergentibus praesidiis infarcta curantur,<text:line-break/>talia vero sunt quae nunc scripta funt. Videtur autem<text:line-break/>nunc morius is fieri et propter acrimoniam stomachum<text:line-break/>mordentem, ut quum quis piperis plus vel quid simile<text:line-break/>devoraverit. Et sane febricitantium nonnulli, singultien-</text:span></text:p>
      <text:p text:style-name="P197">tes erodentem acerrimurnque humorem vomuerunt, a quo<text:line-break/>tandem symptomate sunt liberati. Verum febris hujus-<text:line-break/>modi nequaquam singultuosa appellatur, nam ut singulo<text:line-break/>tuosa vocitetur, permanere amplius debet singultus, vel<text:line-break/>etiam per totum morbum simul cum febre exacerbari.<text:line-break/>Febrem hanc .per sudores judicatorios somnesque aequa-<text:line-break/>les vacuatasque urinas tum crasses tum acres sanari ait,<text:line-break/>talibus quidem vel excretis vel in abscessum firmatis.</text:p>
      <text:h text:style-name="Heading_20_2" text:outline-level="2">LXIl<text:span text:style-name="T59">I</text:span>.</text:h>
      <text:p text:style-name="P5"><text:span text:style-name="T9">Nux pinea et myrrha in eclegmate</text:span><text:span text:style-name="T3"> exhibeantur; </text:span><text:span text:style-name="T9">his vero<text:line-break/>acetum mulsum quam paucijstmum potui</text:span><text:span text:style-name="T3"> dato. </text:span><text:span text:style-name="T9">Sed st<text:line-break/>vehementer siticulosi fuerint, aquam hordei.</text:span></text:p>
      <text:p text:style-name="P199">Id inordinate scriptum est. Satius enim erat eum<text:line-break/>paulo ante in ea orationis parte, qua eos curavit quibus i<text:line-break/>lum thorax tum pulmo per sputa expurgari debent, id<text:line-break/>praescripsisse,- non iebri singultuosae. Verum quod dici-</text:p>
      <text:p text:style-name="P4"><text:span text:style-name="T3">tur, id obscurum est. Nam coccalus ali ipso dictus, non<text:line-break/>ita, sed conus magis ab antiquis Graecis appellitatur, </text:span><text:span text:style-name="T9">ve-<text:line-break/>lati</text:span><text:span text:style-name="T3"> a recentioribus medicis propemodum omnibus strobi-<text:line-break/>lus. Consuevit autem ex eo eclegma conficere, quum<text:line-break/>maxime pinguis fuerit, id est ubi multam circumfusam<text:line-break/>habuerit peculiarem resinam. Coquunt autem fructum<text:line-break/>hunc in aqua cum marrubio recentem, mox decocto mel-<text:line-break/>lis exiguum miscent coquuntque iterum adusque mellis<text:line-break/>crassitudinem, quo ad hunc modum confecto medicamento<text:line-break/>utimur ad thoracis pulmonisque expuitiones. Ut autem<text:line-break/>et alia quaedam medicamento huic saepius immittimus,<text:line-break/>ita et auctorem libri hujus myrrham immittere verisimile<text:line-break/>est, quod postea velut compendio manifestavit, inquiens:<text:line-break/></text:span><text:span text:style-name="T9">coccalus et myrrha in eclegrnate exhibeantur.</text:span><text:span text:style-name="T3"> Potest au-<text:line-break/>tem et ipsos, qui eduntur, conos cum myrrha exhibere,<text:line-break/>atque hic fortassis nos mel non male medicamento rnssceri<text:line-break/>intellexerimus. Quidam sane hanc ipsam dictionem ab<text:line-break/>ante scripta superant seorsumque scribunt, nonnulli veror -</text:span></text:p>
      <text:p text:style-name="P4"><text:span text:style-name="T3">finem ante scriptae principium hujus efficiunt hoc pacto.<text:line-break/></text:span><text:span text:style-name="T9">Si autem absuejsus strrnenlur, coccalus et myrrlta in ecleg-<text:line-break/>mate exhibeantur,</text:span><text:span text:style-name="T3"> ut morbis in abscessum sumatis id me-<text:line-break/>dicamentum esse intelligamus. Id autem a ratione alie- '<text:line-break/>num, maxime propter id quod ita infertur, in quo dicit:<text:line-break/>his </text:span><text:span text:style-name="T9">vero acetum mulsum quam paucijstmum potui dato.<text:line-break/></text:span><text:span text:style-name="T3">Nam in singultuosa febre formidandum acetum praecipit<text:line-break/>ratio, in iis vero quae in abscessum sumantur, nequaquam.<text:line-break/>Eam ob causam quidem alii dictionem hanc quadantenus<text:line-break/>quidem antea scriptae copulant, quadantenus vero sepa-<text:line-break/>rant, atque adjecta conjunctione </text:span><text:span text:style-name="T9">autem</text:span><text:span text:style-name="T3"> ita scribunti- </text:span><text:span text:style-name="T9">Si<text:line-break/>autem in abscestsum strmetur.</text:span><text:span text:style-name="T3"> De singultuosa ante dicla<text:line-break/>febre id dictum sit, volente libri auctore, si in absces-<text:line-break/>sum aliquando firmari contigerit singultuosam febrem,<text:line-break/>coccalum cum myrrha exhibere et copiosam aceti mulsi<text:line-break/>vitare potionem. Syllaba autem ultima'verbi hujus </text:span><text:span text:style-name="T17">στη-<text:line-break/>ρίζη, </text:span><text:span text:style-name="T3">sive per </text:span><text:span text:style-name="T17">ζ </text:span><text:span text:style-name="T3">literam scribatur, sive per </text:span><text:span text:style-name="T17">ξ, </text:span><text:span text:style-name="T3">nullam in-</text:span></text:p>
      <text:p text:style-name="P4"><text:span text:style-name="T3">signem facit sermonis mutationem. </text:span><text:span text:style-name="T9">Sed st vehementer<text:line-break/></text:span><text:span text:style-name="T3">siticulosi </text:span><text:span text:style-name="T9">suerint aquam hordei.</text:span><text:span text:style-name="T3"> Quod potum hunc tan-<text:line-break/>quam sitim adimentem exhibeat manifestum est. Sed<text:line-break/>melius fecisset, si quo pacto parere hordeum oporteat,<text:line-break/>enuneiasset, utrumne simpliciter madefacere, vel ex eo<text:line-break/>zythum, ut hujus temporis homines, conficere, vel quo-<text:line-break/>vis parare alio modo,</text:span></text:p>
      <text:h text:style-name="Heading_20_2" text:outline-level="2">LX<text:span text:style-name="T45">I</text:span>V.</text:h>
      <text:p text:style-name="P169"><text:span text:style-name="T9">Peripneurnonicos et pleuriticos affectus ita considerare<text:line-break/>oportet, an febris acuta stt et dolores lateris alterius<text:line-break/>aut utrtusque, et quum sursum fertur spiritus, num labo-,<text:line-break/>r.et, tustes adsint et sputa educantur riasu aut livida<text:line-break/>aut etiam tenuia et spumosa et storida. et st quid aliud<text:line-break/>diversum habeant ab ds quae didicimus. J Ita degere<text:line-break/>oportet.<text:tab/>,<text:tab/>•<text:tab/>,•</text:span></text:p>
      <text:p text:style-name="P2"><text:span text:style-name="T3">Pleuritidis peripneuinoni</text:span><text:span text:style-name="T23">ae</text:span><text:span text:style-name="T3">q</text:span><text:span text:style-name="T23">ue</text:span><text:span text:style-name="T3"> tum magna tum effatu'</text:span></text:p>
      <text:p text:style-name="P4"><text:span text:style-name="T3">digna quidem, omnia in legitima libri hujus parte distin-<text:line-break/>cta funt, sed quae a medicis omnibus cognoscuntur, prae-<text:line-break/>termissa sunt. Talia autem sunt quae nunc hic scribit.<text:line-break/>Et primum quidem a veteribus empiricis appellatam iyn-<text:line-break/>dromen, veteres autem affectibus assidentia haec sympto-<text:line-break/>mata appellabant. Febris igitur acuta, dolor lateris alte-<text:line-break/>rius vel utriusque, potissimum qui in expluatione fit (nam<text:line-break/>id est et </text:span><text:span text:style-name="T9">quum sursum fertur spiritus, num laboret)</text:span><text:span text:style-name="T3"> tusses<text:line-break/>et sputa rusa vel livida et tenuia et spumosa et florida,<text:line-break/>et quovis aliter modo praeter solitum evariantia (hoc<text:line-break/>enim significat inquiens; et si </text:span><text:span text:style-name="T9">quid aliud diversum habe-<text:line-break/>ant ab iis quae didicimus). </text:span><text:span text:style-name="T3">Haec omnia tum in pleuri-<text:line-break/>ticis tum peripneumonicis apparere ait, si contingant.<text:line-break/>Sed hos ita, degere ac curare oportet.</text:span></text:p>
      <text:p text:style-name="P170"><text:span text:style-name="T3">. ".<text:tab/>** • ' </text:span><text:span text:style-name="T13">r</text:span><text:span text:style-name="T3"> - “ </text:span><text:span text:style-name="T13">1</text:span></text:p>
      <text:h text:style-name="Heading_20_2" text:outline-level="2">LXV.</text:h>
      <text:p text:style-name="P264">'Si dolor quidem sursum ad claviculam aut circa marn-</text:p>
      <text:p text:style-name="P263">mam et brachium feratur, internam brachii venam se-,<text:line-break/>care oportet utracunque suerit parte, ea in ipsa.</text:p>
      <text:p text:style-name="P2"><text:span text:style-name="T3">, Rursus et in praesenti loco partis legitimae senten-<text:line-break/>tiam elaborat, quoniam in ea praetermissum est quod<text:line-break/>simul cum dictis intelligitur, adjicitque illud, venam secan-<text:line-break/>dam e directo lateris affecti, quod exposuit inquiens: Ue-<text:line-break/>nam </text:span><text:span text:style-name="T9">brachii internam secare oportet utracunque dolor asu<text:line-break/>stcit parte.</text:span><text:span text:style-name="T3"> Sed manifesta usus brevitate orationem ne-<text:line-break/>gligentius percurrit, nam venam cubiti dicere debuit, quum<text:line-break/>venam brachii dixit.</text:span></text:p>
      <text:h text:style-name="Heading_20_2" text:outline-level="2">LXVI.</text:h>
      <text:p text:style-name="P171"><text:span text:style-name="T9">Sanguinem detrahere pro corporis habitu, anni tempestate,<text:line-break/>aetate et colore copiosius et vero audacter, st dolor<text:line-break/>acutus suerit, ad animi usque deliquium ducere,. , . Po-<text:line-break/>stea clystere alvum subducere.<text:tab/>•-</text:span></text:p>
      <text:p text:style-name="P3"><text:span text:style-name="T3">Rursum hic plus quam mediocriter scopos detractio-<text:line-break/>nis sanguinis omnes recensere conatus, quosdam tamen<text:line-break/>silentio praeteriit. Neque enim virium meminit, neque<text:line-break/>sanguinis mutationis, imo neque regionis ant constitutio-<text:line-break/>nis. Plus autem detrahere atque ad animae usque de-<text:line-break/>fectionem id audacter agere praecipiens, deliquit in dicti-<text:line-break/>one, quum adjecit quam ob causam audere conveniat.<text:line-break/>Nam quod dolor acutus fit, plus quidem sanguinis vacua-<text:line-break/>mus, sed fluere finimus, non quia acutus sit, fed ob alia,<text:line-break/>si vires robustae fuerint,' riguerit aetas, sanguis abunda-<text:line-break/>verit et laborantis natura tum densior, tum durior, alque<text:line-break/>aegre magis perspicabilis et sanguinis copiosi fuerit, anni<text:line-break/>etiam tempus et constitutio bene temperata, sic sane-et<text:line-break/>regio. Nempe quod ad animae usque defectionem san-<text:line-break/>guinem auferre non vereamur, nobis ex his accidit. </text:span><text:span text:style-name="T9">Cly-<text:line-break/>stere postea alvum subducere.</text:span><text:span text:style-name="T3"> A fanguinis missione cly-<text:line-break/>stere alvum proluere jubet. Sed melius erat Hippocra-<text:line-break/>ticam distinctionem adjecisse, si non sponte probe deje-<text:line-break/>cerit alvus.</text:span></text:p>
      <text:h text:style-name="P188" text:outline-level="2">LXV<text:span text:style-name="T45">I</text:span>I.</text:h>
      <text:p text:style-name="P1"><text:span text:style-name="T9">Si vero deorsum sub thorace dolor suerit valdeque urgeat,<text:line-break/>pleuritico alvum subpurgato, at medio purgationis tem-<text:line-break/>pore nihil dato, post purgationem autem acetum</text:span><text:span text:style-name="T3"> mub-<text:line-break/>um. </text:span><text:span text:style-name="T9">At quarto die purgandum, verum per tres Ab initio<text:line-break/>dies alvus subluenda , quod st ita non levetur, suipur-<text:line-break/>gato. Custodia vero imperetur adusaue febris decesulo-<text:line-break/>nem ac septimum diem. Deinde st in tuto este videa-<text:line-break/>tur, in primis exiguum ac tenuem cremorem admisto<text:line-break/>melle dato. Quod st sucile sputum educatur, sucile<text:line-break/>spiret et laterum dolore careat, paulo crafstorem et co-<text:line-break/>piosiorem,</text:span><text:span text:style-name="T3"> ac </text:span><text:span text:style-name="T9">bis die dato.</text:span></text:p>
      <text:p text:style-name="P199">Pleuriticum nominavit, quod ab Hippocrate in legi-<text:line-break/>tinia libri hujus parte dictum est, ubi ita affectos pleuri-<text:line-break/>ticos purgat. Id autem facit duobus modis. Quarto vero<text:line-break/>die purgandum, indistincte etiam hoc ipsum pronuncia-<text:line-break/>viti Nullum enim per initia hujusmodi remediorum aegro</text:p>
      <text:p text:style-name="P4"><text:span text:style-name="T3">admovendum est, desumpto </text:span><text:span text:style-name="T9">a</text:span><text:span text:style-name="T3"> numero dierum scopo. Ve-<text:line-break/>rum quod Hippocrates recensuit; vel statim in priuciplo,<text:line-break/>priusquam in partem aliquam decubuerint humores, me-<text:line-break/>dicamento purgandum esse impera, vel postea, quum con- '<text:line-break/>cocti fuerint. Quare et primo interdum die et secundo<text:line-break/>et quarto et interdum quinto, medicamento purgavimus<text:line-break/>et non in quarto solum, quemadmodum ipse scripsit.</text:span></text:p>
      <text:h text:style-name="Heading_20_2" text:outline-level="2">LXV<text:span text:style-name="T45">III.</text:span></text:h>
      <text:p text:style-name="P5"><text:span text:style-name="T9">Quod st non facile. Uberetur, pauciorem potionem, mo-<text:line-break/>dicam sorbitionem, cremorem tenuem et semel</text:span><text:span text:style-name="T3"> exhibeto,<text:line-break/>eo </text:span><text:span text:style-name="T9">quo melius degit tempore, quod ex urinis deprehen-<text:line-break/>des. Sorbitionem autem</text:span><text:span text:style-name="T3"> his in morbis </text:span><text:span text:style-name="T9">prius afferre<text:line-break/>non oportet, quam coctas urinas aut sputa matura fa-<text:line-break/>cta videris. Quod st medicamento purgatus multum-<text:line-break/>dejecerit, dare nece sue est, verum pauciorem ac tenuia-</text:span></text:p>
      <text:p text:style-name="P5"><text:span text:style-name="T3">’. rem. </text:span><text:span text:style-name="T9">Non enim poterit prae vasurum vacuatione dor-<text:line-break/>mire neque concoquere seniliter neque judicationes sustt-</text:span></text:p>
      <text:p text:style-name="P269">nere, . verum ubi crudorum colliquationes factae suerint<text:line-break/>et quae renituntur rejecerit, nihil obstabit.</text:p>
      <text:p text:style-name="P199">De particulari cibi exhibendi occasione agens Hippo-<text:line-break/>crates et- libri hujus auctor in iis quae superius scripta<text:line-break/>sunt, eum qui tum in thorace tum iu pedibus est calo-<text:line-break/>rem animadvertendum esse voluerunt. Nam urinarum<text:line-break/>consideratio ad universalem victum, non ad particularem,<text:line-break/>utilis esse videtur. Quare non recte dieit hic, cremorem<text:line-break/>tenuem semel exhibendum eo" quo melius degit tempore,<text:line-break/>idque deprehendendum ex urinis. Nam etiamsi brevissi-<text:line-break/>mam in particularibus accessionibus ad melius inclinatio-<text:line-break/>nem urinae habuerint, illud tamen tempus non usque-<text:line-break/>adeo protrahitur, ut has recondamus expectemusqne dum<text:line-break/>nebulas vel sublimes vel sublidentes habuerint, haec siquidem<text:line-break/>multo fiunt tempore. Atqui in acutis morbis interdum<text:line-break/>aegri in declinationis principio de necessitate funt alendi.</text:p>
      <text:h text:style-name="P188" text:outline-level="2">LXIX.</text:h>
      <text:p text:style-name="P5"><text:span text:style-name="T3">Concocta autem </text:span><text:span text:style-name="T9">sputa quidem sunt, quum puri similia ex-<text:line-break/>titerint. Urinae vero, ubi sedimenta subrubra habue-<text:line-break/>rint, quale ervum cst. Caeteris autem laterum dolori-<text:line-break/>bus tepef actoria ac cerata admovere nihil prohibet, crura<text:line-break/>et lumbos</text:span><text:span text:style-name="T3"> oleo calido </text:span><text:span text:style-name="T9">inungere et pinguedine illinere,<text:line-break/>hypochondriis autem adujque mammas ex lini semine<text:line-break/>cataplasma imponere. Quum autem peripneurnonia ad<text:line-break/>statum pervenerit, nist repurgetur, auxilium non admit- '<text:line-break/>tit, ac prava est st aeger difstctle spiraverit, urinae tenues<text:line-break/>et acres stnt sudoresque circa cervicem et caput obori-<text:line-break/>antur. Hi. enim sudores pravi sunt, prae suffocatione,<text:line-break/>impetu et violentia morbis superantibus, nist urinae</text:span><text:span text:style-name="T3"> co-<text:line-break/></text:span><text:span text:style-name="T9">piosue ac crastsue procurrerint et sputa cocta prodierint.<text:line-break/>Horum autem quodcunque sua sponte evenerit, mor-<text:line-break/>bum sulvit.</text:span></text:p>
      <text:p text:style-name="P2"><text:span text:style-name="T3">Neque sui ipsius est memor, qui </text:span><text:span text:style-name="T9">non</text:span><text:span text:style-name="T3"> ita de coctis<text:line-break/>urinis supra scripserit, neque Hippocratis, qui aliter dixe-</text:span></text:p>
      <text:p text:style-name="P4"><text:span text:style-name="T3">rit: </text:span><text:span text:style-name="T9">Urinam optimam este, quum sedimentum est tum al-<text:line-break/>bum, tum laeve, tum aequale.</text:span><text:span text:style-name="T3"> Quae caetera de pleuriti-<text:line-break/>cis ac peripneumonicis lu textu narrantur, etiam citra meam<text:line-break/>explicationem conspicua sunt, tum ubi libri hujus auctor<text:line-break/>ab Hippocratis recedit sententia, tum ubi maxime vel<text:line-break/>prorsus veI aliqua ex parte huic astipulatur.</text:span></text:p>
      <text:h text:style-name="Heading_20_2" text:outline-level="2">LXX.</text:h>
      <text:p text:style-name="P5"><text:span text:style-name="T9">Peripncumoniae eclegma, Galbanum et nucleum pineum<text:line-break/>ex melle Attico</text:span><text:span text:style-name="T3"> dabis, </text:span><text:span text:style-name="T9">abrotonum ex aceto mulsu. Pu.<text:line-break/>per et veratrum nigrum fervefacta pleuritico etiam per<text:line-break/>initia perdolenti bibenda dato. Consert etiam panacem<text:line-break/>ex aceto mulsa fervesactum percolatumque propinare<text:line-break/>tum hepaticis, tum septi transverst dolore plurimum usu<text:line-break/>fectis. JEt quaecunque ad alvum aut ad mictionem<text:line-break/>impellenda sunt, haec'ex vino et melle</text:span><text:span text:style-name="T3"> dabis. </text:span><text:span text:style-name="T9">Quae<text:line-break/>ad alvum, illa cum mulsu aquasu copiosiore propinato.</text:span></text:p>
      <text:p text:style-name="P289">/ -</text:p>
      <text:p text:style-name="P199">Medicamentorum primum et secundum sputa edu-<text:line-break/>cunt. Sed quod ex elleboro nigro conficitur, alvum sub-<text:line-break/>ducit. Quod vero ex panace est, quibusnam utile sit<text:line-break/>ipse recensuit.</text:p>
      <text:h text:style-name="Heading_20_2" text:outline-level="2">LXXI.</text:h>
      <text:p text:style-name="P2"><text:span text:style-name="T9">Dysenteria sudata abscejsum aut tumorem aliquem faciet,,<text:line-break/>nist</text:span><text:span text:style-name="T3"> desierit aut in </text:span><text:span text:style-name="T9">febres aut sudores aut urinas craf-<text:line-break/>sus et abbas valde perspicuas, aut in tertianas aut in<text:line-break/>varices aut in testiculum</text:span><text:span text:style-name="T3"> , aut in </text:span><text:span text:style-name="T9">crura</text:span><text:span text:style-name="T3"> aut in coxam<text:line-break/></text:span><text:span text:style-name="T9">dolor decubuerit.</text:span></text:p>
      <text:p text:style-name="P199">Hic quoque sermo sine distinctione est, quod neque<text:line-break/>qualem dicat dysenteriam auctor demonstraverit, et quod<text:line-break/>neque omnis quae cessaverit haec iuferat.<text:line-break/>a</text:p>
      <text:h text:style-name="Heading_20_2" text:outline-level="2">LXX<text:span text:style-name="T54">II</text:span>.</text:h>
      <text:p text:style-name="P2"><text:span text:style-name="T3">In </text:span><text:span text:style-name="T9">biliosu febre morbus regius ante septimum diem cum</text:span></text:p>
      <text:p text:style-name="P3"><text:span text:style-name="T9">rigore succedens febrem sulvit, citra rigorem vero in-<text:line-break/>tempestive , obortus lethale.</text:span></text:p>
      <text:p text:style-name="P199">Neque sane lente septimum diem cum. rigore succe-<text:line-break/>,. dens morbus regius febrem solvit, neque post septimum.<text:line-break/>Sed ita distinguere oportet. Febricitantibus morbus regius<text:line-break/>supervenit, interdum quidem tanquarn affectionis hepatis<text:line-break/>symptoma, interdum quoque natura bilem per cutim ex-<text:line-break/>cernere contendente, sed id nequeunto, velut in abscessi- '<text:line-break/>bus omnibus fieri consuevit. «Verum in aphorismis de<text:line-break/>liujusmodi morbis regiis enunciatum est.</text:p>
      <text:h text:style-name="Heading_20_2" text:outline-level="2">LXX<text:span text:style-name="T45">I</text:span>II.</text:h>
      <text:p text:style-name="P284">Lumborum tetanus atque in melancholicis per venas spi-<text:line-break/>rituum interceptiones quum fuerint, venae sectione sub-<text:line-break/>vunlur. -<text:tab/>,,<text:tab/>-</text:p>
      <text:p text:style-name="P199">Quum, inquit, ob melancholicum sanguinem in venis</text:p>
      <text:p text:style-name="P3"><text:span text:style-name="T3">redundantem spirituum interceptiones fiunt, venae sectio<text:line-break/>haec solvit; si interceptionem dicat spirituum, qui in ar-<text:line-break/>teriis sunt (etenim et arterias antiqui venas appellabant)<text:line-break/>quaenam alia fuerit affectio quam pulsus defectio? si vero<text:line-break/>eorum, qui in pulmone sunt, </text:span><text:span text:style-name="T9">spirituum interceptionem di-<text:line-break/>cat,</text:span><text:span text:style-name="T3"> rursum et appellatam respirationis privationem ob-<text:line-break/>scure significat. Potest quoque sanguinis tum copia tum<text:line-break/>crassitudo non arterias modo inflare, ut permeare non<text:line-break/>possit, verum quoque et proprie appellatas vcnas.</text:span></text:p>
      <text:h text:style-name="Heading_20_2" text:outline-level="2">LXX<text:span text:style-name="T60">I</text:span>V.</text:h>
      <text:p text:style-name="P5"><text:span text:style-name="T3">(luam </text:span><text:span text:style-name="T9">autem a tendonibus vehementer in anteriorem par-<text:line-break/>tem revelluntur sudoresque circa cervicem, et faciem<text:line-break/>oriuntur, dum prae dolore mordentur ac restccantur<text:line-break/>tendines adusque ojsts sucri extremum exporrecti, qui<text:line-break/>quidem crastistimi spinam continent, qua parte maxima<text:line-break/>ligamenta exorta ad pedes usque desinunt. Huic nist<text:line-break/>febris et somnus succejscrit et quae sequuntur coctionem<text:line-break/>habentes urinae f udoresque judicatorii prodierint, vinum</text:span></text:p>
      <text:p text:style-name="P3"><text:span text:style-name="T9">Creticum vinosum bibendum et pultem scu surinam co-<text:line-break/>ctam edendam exhibeto. Cerato quoque perungere<text:line-break/>atque illinere convenit et crura ad pedes usque calida<text:line-break/>in pelvi madefacta, velamentis contingere, ac brachia<text:line-break/></text:span><text:span text:style-name="T3">ad </text:span><text:span text:style-name="T9">digitos usque involucre lumbosque ac spinam a<text:line-break/>cervice ad coxas usque, molli pelle cerato ex axungia<text:line-break/>et cera illita obducere, ita ut anteriora etiam conti-<text:line-break/>neat. Et ex intervallis per utriculos calida 'aqua ajsusu<text:line-break/>foveto - ac linteo obvoluto, ipsum decumbere jubeto.<text:line-break/>Alvum autem ne admodum nist balano salveris, nist<text:line-break/>ex</text:span><text:span text:style-name="T3"> longo </text:span><text:span text:style-name="T9">tempore non dejecerit, et st quid tibi proceffe-.<text:line-break/>rit in melius,</text:span><text:span text:style-name="T3"> fatis; sin </text:span><text:span text:style-name="T9">minus, modi radicem in vino<text:line-break/>odorato tritam et daucum mane jejuno ante calidae<text:line-break/>persustonem propina et post haec cito surinam coctam<text:line-break/>tepidam quam plurtmam edat vinumque quum voluerit<text:line-break/>bene temperatum superbibat, et st r</text:span><text:span text:style-name="T24">e</text:span><text:span text:style-name="T9">s quidem in meUus<text:line-break/>tibi procesterit,</text:span><text:span text:style-name="T3"> bene habet; </text:span><text:span text:style-name="T9">stn minus, praedicere te<text:line-break/></text:span><text:span text:style-name="T3">oportet.</text:span></text:p>
      <text:p text:style-name="P3"><text:span text:style-name="T3">Atque hic sermo indistincte prolatus est, praeter id<text:line-break/>quod et nomina quaedam improprie scripta sint. Nam<text:line-break/>ole labores morderi tendones, improprie dictum est, verbo<text:line-break/>hoc </text:span><text:span text:style-name="T9">mordere</text:span><text:span text:style-name="T3"> acribus humoribus et non doloribus qua-<text:line-break/>drante. Praeterea et quod in principio dictionis dicitur:<text:line-break/></text:span><text:span text:style-name="T9">Jsuhernenter in anteriorem partem revelluntur.</text:span><text:span text:style-name="T3"> Delude<text:line-break/>ait: </text:span><text:span text:style-name="T9">dum restccantur tendones ad oststs sacri extremum ex-<text:line-break/>perrecti , qui crafstores spinam continent, </text:span><text:span text:style-name="T3">eos qui usque<text:line-break/>ad extremum protenduntur, ita vocans. Appellant autem<text:line-break/></text:span><text:span text:style-name="T17">ούραῖον </text:span><text:span text:style-name="T3">ossis extremum. Quod si partem utramque tendi<text:line-break/>manifestare velit, atque tum in anteriora tum in posteri-<text:line-break/>ora, tetanus intendi sane potest, quomodo paulo ante di-<text:line-break/>xit: </text:span><text:span text:style-name="T9">Tetani lumborum.</text:span><text:span text:style-name="T3"> Non tuto autem morbi facilita-<text:line-break/>tem ex urinarum concoctione praenoscit. Nam morbi<text:line-break/>febrem excitantis cruditates, per urinas manifeste decla-<text:line-break/>rantur, morborum autem musculis insidentium secura non<text:line-break/>est per urinas significatio, sed hoc quidem exiguum. Vi-<text:line-break/>num autem his exhibere, distinctione non facta utrumne</text:span></text:p>
      <text:p text:style-name="P197">ob frigiditatem passus aeger fuerit, an aliam ob causam,<text:line-break/>non exiguum est delictum, imo faue praeceps. Citra quo-<text:line-break/>que rationem dictum est, ventrem solvendum non esse,<text:line-break/>nisi balano. Nam in hujusmodi morbis commode inter-<text:line-break/>dum solvitur. Caetera textus manifesta sunt.</text:p>
      <text:h text:style-name="Heading_20_2" text:outline-level="2">LXXV.</text:h>
      <text:p text:style-name="P5"><text:span text:style-name="T9">At morbi omnes solvuntur aut per os, aut per alvum, aut<text:line-break/>per vesicam aut alterum quendam ejusmodi articulum.<text:line-break/>Sudoris autem species morbis omnibus communis</text:span><text:span text:style-name="T3"> est.</text:span></text:p>
      <text:p text:style-name="P199">Non est sermo universalis, neque omnibus communis;<text:line-break/>non enim per haec folum, verum' etiam per uterum et<text:line-break/>per obortam sanguinis e naribus eruptionem fiunt morbo-<text:line-break/>rum solutiones.</text:p>
      <text:h text:style-name="P188" text:outline-level="2">LXXVI.</text:h>
      <text:p text:style-name="P262">Quibus a capite fluxio fertur, his veratrum dure oportet.</text:p>
      <text:p text:style-name="P199">Non, est necessarium, quibus a capite fluxio fertur,<text:line-break/>omnibus veratrum exhibere, imo interdum capiti loti pro-<text:line-break/>videre consuevimus.</text:p>
      <text:h text:style-name="Heading_20_2" text:outline-level="2">LXXVll.</text:h>
      <text:p text:style-name="P5"><text:span text:style-name="T9">Quicunque vero ex abscespbus aut venae ruptura, aut ob<text:line-break/>intemperantiam aut ob aliam vehementem quaridam<text:line-break/>causum suppurati fiunt, bns ne elleborum dederis, nihil<text:line-break/>enim proderit et st quid</text:span><text:span text:style-name="T3"> patiatur aeger, in . </text:span><text:span text:style-name="T9">causu ejse<text:line-break/>videbitur elleborus. Si vero, corpus dijsolvatur, aut do-<text:line-break/>lor in capite stt, aut oppletae aures aut nares aut fpu~<text:line-break/>tatia aut genuum gravitas aut corporis praeter con-<text:line-break/>suetudinem tumor, quodcunque</text:span><text:span text:style-name="T3"> horum </text:span><text:span text:style-name="T9">contigerit,</text:span><text:span text:style-name="T3"> dabis,<text:line-break/></text:span><text:span text:style-name="T9">si haec neque a potibus stant, neque a rebus venereis,<text:line-break/>neque a moerore, neque </text:span><text:span text:style-name="T24">a</text:span><text:span text:style-name="T9"> euris, neque a vigiliis obo-</text:span></text:p>
      <text:p text:style-name="P269">riantur. Et st quid sane horum causum fecerit, ad id<text:line-break/>curationem instituere oportet.</text:p>
      <text:p text:style-name="P2"><text:span text:style-name="T3">Phleborrhagiam venarum ruptionem dicit,. Quod au-<text:line-break/>tem neque iis. qui ex hujusmodi causa, neque iis qui ex<text:line-break/>abscessibus, neque iis qui ex causa alia suppurati facti<text:line-break/>sunt, dare elleborum oporteat, perfpicunm esu Sed qui<text:line-break/>ob intemperantiam suppurati funt, male in hoc catalogo<text:line-break/>recensentur, intemperantia ipsa per fe intemperantes lae-<text:line-break/>dente, ut redundantia, cruditate, crapula, venere multa,<text:line-break/>vigjliis et quibusdam-similibus. At ubi praedixit, quibus '<text:line-break/>elleborum exhibere non oporteat, inquit: </text:span><text:span text:style-name="T9">Si vero corpus<text:line-break/>dijsasuatur, hoc</text:span><text:span text:style-name="T3"> est, si viribus fractum admodum reddatur,<text:line-break/>citra manifestam causam nimirum, aut </text:span><text:span text:style-name="T9">dotor in capite<text:line-break/></text:span><text:span text:style-name="T3">diuturnus et solutu difficilis fuerit (nam et id te subau-<text:line-break/>dire oportet in capitis dolore, ac deinceps in iis quae<text:line-break/>serie continuata dicuntur omnibus, oppletis auribus, na-<text:line-break/>ribus et fputatione), Adjicit et genuum gravitatem, do-<text:line-break/>lorem et corporis praeter constretudinem tumorem, In</text:span></text:p>
      <text:p text:style-name="P3"><text:span text:style-name="T3">his enim omnibus quae sine manifesta causa facta sunt,<text:line-break/>vult elleborum exhibere. Ac divertens hunc sermonem<text:line-break/>universalem ad particularia, inquit: </text:span><text:span text:style-name="T9">Modo neque a Vene-<text:line-break/>reis,, neque</text:span><text:span text:style-name="T3"> a moerore, </text:span><text:span text:style-name="T9">neque</text:span><text:span text:style-name="T3"> a curis, neque </text:span><text:span text:style-name="T9">a vigiliis,<text:line-break/>dicta facta stnt.</text:span><text:span text:style-name="T3"> Si enim ex horum aliquo facta sint,<text:line-break/>adversus efficientem causam idonea praescribere jubet.<text:line-break/>Quae vero ex omnibus his quae recensuit vere diligenter<text:line-break/>dicta sint et quae non, didicistis tum in Hippocratis libris<text:line-break/>tum in commentariis nostris.</text:span></text:p>
      <text:h text:style-name="Heading_20_2" text:outline-level="2">LXXVIII.</text:h>
      <text:p text:style-name="P5"><text:span text:style-name="T9">Dolores nutem laterum,</text:span><text:span text:style-name="T3"> dorsi, </text:span><text:span text:style-name="T9">lumborum, coxarum, qui ex<text:line-break/>itinere 'contingunt et quaecunque inter spirandum ex<text:line-break/>causu manifesta dolent. Saepius enim'dolores ex cra-<text:line-break/>pulis cibisque statulentis ad lumbos et coxas venire<text:line-break/>consueverunt. Quibus vero ipsarum talia suerint, bis<text:line-break/>urinae difficultas accedit. Horum autem iter causu est<text:line-break/>gravedinis quoque et raucedinis.</text:span></text:p>
      <text:p text:style-name="P3"><text:span text:style-name="T3">Non ordine haec interpretatus esu Nam praedicens<text:line-break/>dolores ex itinere, laterum, dorsi, lumborum et coxarum,<text:line-break/>rei inanis exhibitionem fecit, perinde atque quonam modo<text:line-break/>haec curentur esset dicturus. Deinde facto ita addita-<text:line-break/>mento: </text:span><text:span text:style-name="T9">Saepius enim ex 'crapulis cibisque instantibus ve-<text:line-break/>ntre folent,</text:span><text:span text:style-name="T3"> postea intulit, quibus talla fuerint, urinae<text:line-break/>difficultas accedit. Post haec rursum inquit: </text:span><text:span text:style-name="T9">Horum itet<text:line-break/>causa est, coryzae item, ac raucedinis;</text:span><text:span text:style-name="T3"> acephalum, ut<text:line-break/>quispiam dixerit, rei faciens sermonem.</text:span></text:p>
      <text:h text:style-name="Heading_20_2" text:outline-level="2">LXXIX.</text:h>
      <text:p text:style-name="P5"><text:span text:style-name="T9">Quaecunque ex victus ratione contingunt, multa quidem<text:line-break/>unusquisque, prout praeter consuetudinem victu usus su-<text:line-break/>erit, maxime observat. Etenim qui prandere non con-<text:line-break/>sueverunt, st pranst fuerint, his ingens ventris tumor<text:line-break/></text:span><text:span text:style-name="T3">oboritur, </text:span><text:span text:style-name="T9">tum dormitatio, tum plenitudo. Si vero su-<text:line-break/>percoenaverint, alvus exturbatur. His a balneo dor-<text:line-break/>mire confert et a somno lenta deambulatione multos</text:span></text:p>
      <text:p text:style-name="P3"><text:span text:style-name="T3">consicere circuitus. </text:span><text:span text:style-name="T9">Quod st quidem alvus evacuata<text:line-break/>suerit, coenare et paucum vinum, sed meracius bibere.<text:line-break/>Si vero alvum non exorneraverint, corpus oleo calido<text:line-break/>illinere. Et </text:span><text:span text:style-name="T19">β </text:span><text:span text:style-name="T9">sttts urgeat, epoto vino aquosa albo<text:line-break/>aut dulci quiescere, st vero non dormierint, amplius<text:line-break/>quiescere. In reliquis his stmilis victus ratio, qualis<text:line-break/>crapula gravatis,, instituatur. Ex potionibus autem quae<text:line-break/>quidem aquosiores sunt, tardioris sunt transitus, ac ve-<text:line-break/>llit in orbem actae circum hypochondria -fluitant et ad<text:line-break/>mictionem non decurrunt. His vero potionibus reple-<text:line-break/>tus nullum celeriter ex iis absolvet opus, quae conten-<text:line-break/>denti corpori vi et celeritate elaborare accidit. Quam<text:line-break/>maxime autem quiescat, donec cum cibis concoctae sue-<text:line-break/>rint. Quaecunque vero potiones meraciores et auste-<text:line-break/>riores sunt, palpitationem in corpore atque in capite<text:line-break/>pulsationem efficiunt. His belle fuerit, st fuperdcr-<text:line-break/>miant et calidum quid ex iis quae potijsimum suaoijst-<text:line-break/>ma tpsts sunt forbeant. At vero jejunium ad capitis<text:line-break/>dolorem et crapulam malum est. Qui scmel</text:span><text:span text:style-name="T3"> tantum</text:span></text:p>
      <text:p text:style-name="P172"><text:span text:style-name="T9">die cibum afsumunt, hi et imbecilli .sunt et calidum<text:line-break/>mejunt, praater consuetum vasis vacuatis, os ipsis tum<text:line-break/>salsum</text:span><text:span text:style-name="T3"> tum </text:span><text:span text:style-name="T9">amarum efficitur, in omni opere tremunt,<text:line-break/>tempora distenduntur coenamque perinde ac st pranst<text:line-break/>suiscent, concoquere nequeunt. Hos autem minus bibere<text:line-break/>oportet quam consueverunt liquidioremoue mazam pro<text:line-break/>pane</text:span><text:span text:style-name="T3"> assumere, </text:span><text:span text:style-name="T9">atque ex oleribus rumicem aut malvam<text:line-break/>aut ptisanam ei betas. At vinum in cibis, quantum li-<text:line-break/>ceat moderatum ac dilutius bibendum est, atque a coena<text:line-break/>paululum deambulandam, donec excurrat urina minxc-<text:line-break/>ruitque. Piscibus etiam coctis utantur. Edulia vero<text:line-break/>de su patijstmum praebent indicia.<text:tab/>/</text:span></text:p>
      <text:p text:style-name="P2"><text:span text:style-name="T3">Totum hunc sermonem in legitimaiibri hujus parte<text:line-break/>abunde elaboratum esse scimus. Ex illis igitur quae di-<text:line-break/>cuntur modo simili, potireris et haec tum discernere tum<text:line-break/>judicare. Neque mihi diutius morari in bis necesse esu<text:line-break/></text:span><text:span text:style-name="T9">Edulia vero de sc poiijstnium praebent indicia.</text:span><text:span text:style-name="T3"> Edulio-</text:span></text:p>
      <text:p text:style-name="P3"><text:span text:style-name="T3">rum facultates no,n ex ratione aliqua, fed experientia ju-<text:line-break/>dicari' convenit. Neque hic refert cibos vel edulia dicere.<text:line-break/>Caeterum, qui haec scripsit; tale quiddam ostendit per </text:span><text:span text:style-name="T9">de<text:line-break/>fe indicia praebere.</text:span><text:span text:style-name="T3"> Nam indicium corpori fit, inquit,<text:line-break/>secundum uuamquanque, quae ex cibis valentibus fit, unu-<text:line-break/>tationem. Consequenter autem ea 'enumerat.</text:span></text:p>
      <text:h text:style-name="Heading_20_2" text:outline-level="2">LXXX.</text:h>
      <text:p text:style-name="P5"><text:span text:style-name="T9">Allium statum et calorem circa 'thoracem, capitis gravita-<text:line-break/>tem et jactationem et st quis alius</text:span><text:span text:style-name="T3"> dolor </text:span><text:span text:style-name="T9">antea steri con-<text:line-break/>sueverit, eum exacerbaverit. Urinat autem ciet, idque<text:line-break/>habet bonum. At ipsum edere aut ad compotationem<text:line-break/>profecturo, aut inebriato optimum est,</text:span></text:p>
      <text:p text:style-name="P199">’ Si unumquodque eduliorum experientia judicandum<text:line-break/>sit, non recte dictum esse videtur stalulentum esse allium,<text:line-break/>neque caloris majoris sensum quam caepam comedentibus<text:line-break/>inferre, neque in ulla alia corporis parte, neque etiam</text:p>
      <text:p text:style-name="P3"><text:span text:style-name="T3">in thorace , neque simili modo jactationem et potissimum<text:line-break/>ubi quis ipsum parum ante fervefactum assumpferit. Edu-<text:line-break/>liorum autem multa, quum corpus plethoricum suerit,<text:line-break/>calefaciunt, quum vero ante vacuatum fuerit, siccant<text:line-break/>abunde. Peccavit igitur libri hujus auctor, qui citra<text:line-break/>distinctionem enunclationem fecit, nam melius erat<text:line-break/>ut dictum est definire. Nunc autem simpliciter de allio<text:line-break/>censuit, fed melius fecisset, si et exiccare et calefacere<text:line-break/>ipfum dixisset et non statulentum esse. Nam adversus<text:line-break/>rem indistinctam ferre fententiam consuetudo non est.<text:line-break/>Subaudire autem oportet, ubi tempestive datum fuerit,<text:line-break/>quod parato ante corpore manifestat. Ante autem para-<text:line-break/>tur, si neque plethoricum, neque cacochymum fueris.<text:line-break/>Non recte -igitur capitis gravitatem ab eo fieri ait, nam<text:line-break/>si praevacuato corpore allium obtuleris, capitis gravitatem<text:line-break/>sanabis partisqne alterius omnis. Demiror autem quo-<text:line-break/>nam pacto quae hucusque percurrit, de eo praefatus, dein-<text:line-break/>ceps dixerit: </text:span><text:span text:style-name="T9">At ipsum edere, aut ad compotationem pro-<text:line-break/>fecturo aut inebriato optimum est.</text:span><text:span text:style-name="T3"> Videtur autem ex his</text:span></text:p>
      <text:p text:style-name="P4"><text:span text:style-name="T3">neque crapulam neque ebrietatem efficere, sed ab his ita<text:line-break/>praeservare, ut et gravitatem expellere possit et flatus sa-<text:line-break/>nare. Vera quidem haec dixit, atque adhuc ex cientibus<text:line-break/>urinas medicamentis unum esse allium. Sed alia falso<text:line-break/>adjecit simulque et pugnantia, si dicantur.</text:span></text:p>
      <text:h text:style-name="Heading_20_2" text:outline-level="2">LXXXI.</text:h>
      <text:p text:style-name="P5"><text:span text:style-name="T9">Caseus suitum et adstrictianem et ciborum incendium su- .<text:line-break/>cit, crudum et incoctum</text:span><text:span text:style-name="T3"> edulium. </text:span><text:span text:style-name="T9">Repletos autem in<text:line-break/>potu edere deterrimum ejt.</text:span></text:p>
      <text:p text:style-name="P2"><text:span text:style-name="T3">Cascus recens et mollis duro ac sicco magis flatulen-<text:line-break/>tus existit minusqne sicco adstringit, hoc est ventrem sistit.<text:line-break/>Siccus etenim flatulentus minus est, fed ventrem magis<text:line-break/>sistit, praeterea et siticulosus magis existit, quod ostendit<text:line-break/>quum inquit: </text:span><text:span text:style-name="T9">ciborum incendium facit. Crudum autem<text:line-break/>et incoctum,</text:span><text:span text:style-name="T3"> in dictionis jacet medio, quod exacta enun-:</text:span></text:p>
      <text:p text:style-name="P4"><text:span text:style-name="T3">ciatione caret. Ostendit autem quod crudum omne inco-<text:line-break/>ctumque in corporis humoribus sistens ex hujusmodi edu-<text:line-break/>liis fieri consuevit, cujusmodi est cascus, crudum et iu-<text:line-break/>coctum edulium, quasi ita diceret, cascus flatum parit,<text:line-break/>atque adstrictionern ventris, aestuosusque est, praeterea<text:line-break/>crudum et incoctile est edulium, talesque fuccos generati<text:line-break/>Ait praeterea et deterrimum esse iis qui se potu reple-<text:line-break/>verunt, quod et idiotis ipsis patet. Neque siquidem alias<text:line-break/>bonum est edulium caseus, ut qui crassum humorem et<text:line-break/>coctu difficilem pariet. Si vero inter bibendum eo quis<text:line-break/>utatur repletus, deterrimum omnium eduliorum redditur,<text:line-break/>gravat siquidem os ventriculi primusque ipse corrumpitur<text:line-break/>et alia deinceps fecum corrumpit,</text:span></text:p>
      <text:p text:style-name="P259">-<text:tab/>.<text:tab/></text:p>
      <text:h text:style-name="Heading_20_2" text:outline-level="2">LXXXII.</text:h>
      <text:p text:style-name="P265">Legumina omnia statulenta sunt et cruda et elixa et frixa,<text:line-break/>minime vero vel macerata vel viridia. fjts autem nist</text:p>
      <text:p text:style-name="P285">cum cibariis utendum non esa Sed horum singula suum<text:line-break/>vitium habent.<text:tab/>'</text:p>
      <text:p text:style-name="P2"><text:span text:style-name="T3">Ventrem implent legumina omnia, praeterea coctu<text:line-break/>difficillima sunt cruda. Frixa, flaluufa minus, sed conco-<text:line-break/>ctioni 'non minus renituntur. Quae autem plurimum<text:line-break/>elixa sunt, ea existunt moderatiora. Quod autem scqui-<text:line-break/>tur, in exemplaribus nonnullis fcriptum est ita et </text:span><text:span text:style-name="T9">mace-<text:line-break/>rata et viridia, ut </text:span><text:span text:style-name="T3">et talia praefatis vitiis sint praedita.<text:line-break/>In quamplurimis vero non ita scriptum repetitur, fed<text:line-break/>principio allero iu hunc modum: </text:span><text:span text:style-name="T9">Minime autem mace-<text:line-break/>rata vel viridia.</text:span><text:span text:style-name="T3"> Viridia dicuntur quae neque sicca sunt,<text:line-break/>neque exquisite jam perfecta, macerata vero, quae in aqua<text:line-break/>fuerint madefacta. Caeterum leguminibus haudquaquam<text:line-break/>sine cibariis utendum esse praecipit, cibaria nimirum ma-<text:line-break/>xime quidem eos, qui ex tritico panes sunt, affirmans,<text:line-break/>vel simpliciter omnia., quae quovis modo parantur, sursi-<text:line-break/>tam vero et alia omnia, ex quibus panes conficiuntur^</text:span></text:p>
      <text:p text:style-name="P197">zeam, tipham et hordeum, rustici autem et ex milio panet<text:line-break/>conficiunt.</text:p>
      <text:h text:style-name="Heading_20_2" text:outline-level="2">LXXXI<text:span text:style-name="T54">II</text:span>.</text:h>
      <text:p text:style-name="P265">Cicer quidem statum tum crudum tum saxum et labo-.<text:line-break/>rem inducit.</text:p>
      <text:p text:style-name="P199">Quidam cicer scribunt ob id flatulentunr esse quod<text:line-break/>pudenda intendat. Quod autem in fine dictionis laborem<text:line-break/>dixerit, id ad eum referre oportet qui propter inflatio-<text:line-break/>nem fit dolorem.</text:p>
      <text:h text:style-name="Heading_20_2" text:outline-level="2">LXXXIV.</text:h>
      <text:p text:style-name="P264">Lens astringit, ac turbationem inducit, st cum cortice stt.</text:p>
      <text:p text:style-name="P2"><text:span text:style-name="T3">Hanc vocem </text:span><text:span text:style-name="T17">ἄραδον </text:span><text:span text:style-name="T3">turbationem quandarn ac veluti<text:line-break/>pugnam in ventre ex discrepantibus facultate cibariis con-</text:span></text:p>
      <text:p text:style-name="P260">citatam, significare dixi, quo modo et nunc si cum cor-<text:line-break/>tice assumatur, ipsius carne longe coctu difficilior ex-<text:line-break/>isti ti<text:tab/><text:tab/><text:tab/></text:p>
      <text:h text:style-name="Heading_20_2" text:outline-level="2">LXXXV.</text:h>
      <text:p text:style-name="P264">Lupinus autem horum malorum habet minima.</text:p>
      <text:p text:style-name="P2"><text:span text:style-name="T3">Vocabulum minime huic </text:span><text:span text:style-name="T9">maxime</text:span><text:span text:style-name="T3"> omnino contra-<text:line-break/>rium indicat, Lupinum autem minime praedictorum alt<text:line-break/>habere mala.</text:span></text:p>
      <text:h text:style-name="Heading_20_2" text:outline-level="2">LXXXVI.</text:h>
      <text:p text:style-name="P173"><text:span text:style-name="T9">Laferpitii tum caulis tum succus nonnullis quidem ma-<text:line-break/>xima, inexpertis vero per alvum non descendit. Verum<text:line-break/>arida cholera</text:span><text:span text:style-name="T3"> hoc malum </text:span><text:span text:style-name="T9">vocatur, sit autem maxime,<text:line-break/>st cum multo caseo aut bubularum carnium edulio mix-<text:line-break/>tus suerit.<text:tab/><text:tab/></text:span></text:p>
      <text:p text:style-name="P199">Laserpitii radicem homines aequivoce cum tota herba<text:line-break/>vocare consueverunt, hanc et praeterea herbae succum.</text:p>
      <text:p text:style-name="P4"><text:span text:style-name="T3">inexpertis, i. e. inassuetis, siccam generare choleram ait.<text:line-break/>Sed quaenam ea, sic, post panloripfe docebit ita scribens:<text:line-break/></text:span><text:span text:style-name="T9">Ab arida cholera venter inflatur et strepitus insunt.</text:span><text:span text:style-name="T3"> Pa-<text:line-break/>tet ergo spiritum flatuosum ex laserpitii ingestione colligi<text:line-break/>in ventre, est enim acre et aestuosum. Quid autem signi-<text:line-break/>ficet vocabulum hoc, </text:span><text:span text:style-name="T9">nonnullis,</text:span><text:span text:style-name="T3"> nihil ex dictione est ma-<text:line-break/>nifestum, atque ob. id explanaturus quispiam horum sin-<text:line-break/>gula, quod maxime probabile sibi videbitur, dicet. Nam<text:line-break/>in talibus dicere quod ex ratione est, difficile existit.<text:line-break/></text:span><text:span text:style-name="T9">Fit autem maxime, st cum multo caseo aut bubularum<text:line-break/>carnium edulia mixtus suerit.</text:span><text:span text:style-name="T3"> Siccam ab eo vocatam<text:line-break/>choleram ait maxime iis fieri, qui laserpitium simul cum<text:line-break/>caseo, copiosius assumpserunt, aut cum carne bubula. Nam<text:line-break/>qui flatus ex laserpitio oritur-, cum ernplasticis et tarde<text:line-break/>penetrantibus eduliis mixtus, in alvo non percurrens mo-<text:line-break/>ratur</text:span></text:p>
      <text:h text:style-name="P188" text:outline-level="2">LXXXV<text:span text:style-name="T54">II</text:span>.</text:h>
      <text:p text:style-name="P5"><text:span text:style-name="T3">Nam et </text:span><text:span text:style-name="T9">melancholicae affectiones bubularum carnium esu<text:line-break/>ingravescunt, quod earum natura minime superarim<text:line-break/>quatit, neque omnis eas ventriculus concoquere. At<text:line-break/>optime liberabuntur qui perelixis et perquam vetustis<text:line-break/>utenturr</text:span></text:p>
      <text:p text:style-name="P2"><text:span text:style-name="T3">Erat quidem ipsi de laserpitii facultatibus sermo, fed<text:line-break/>bubularum carnium esum cum eis fupermifcuit, ac postea<text:line-break/>deinceps facto ad eas trausitu pathemata melancholica<text:line-break/>ab ipsis proritari ait. Deinde geminas referens causas,<text:line-break/>hoc ait: </text:span><text:span text:style-name="T9">Nam harum natura insuperabilis esa</text:span><text:span text:style-name="T3"> Usus est<text:line-break/>igitur hac conjunctione nam eorum modo, qui dictorum<text:line-break/>caufas referunt. Non tamen cur a bubulis melancholica<text:line-break/>roritentur pathemata causam dixit; quanquam aliam<text:line-break/>quandam communiorem dixerit, qua natura agre conficia-<text:line-break/>tur et valida sit; natura enim ea insuperabilis est, quam<text:line-break/>nullus fuperaverit. At </text:span><text:span text:style-name="T9">optime liberabuntur qui perelixis</text:span></text:p>
      <text:p text:style-name="P4"><text:span text:style-name="T9">et perquam vetustis utentur.</text:span><text:span text:style-name="T3"> Id quoque universaliorem<text:line-break/>habet admonitionem, non in melancholicis. Nam bubulis<text:line-break/>carnibus et perelixis et vetustis uti praestat, quemadmo-<text:line-break/>dum et aliis omnibus quae difficulter copcoquuntur. At<text:line-break/>improprie voce hac </text:span><text:span text:style-name="T9">optime</text:span><text:span text:style-name="T3"> est usus. Neque enim me- '<text:line-break/>lancholico laborantes morbo, neque homo alius quispiam<text:line-break/>vel fanus' vel aeger optime liberatur, bubulas carnes'et<text:line-break/>perelixas et vetustas ingerens. Nam inter omnia quae<text:line-break/>eduntur, hae non bonam praestant alimoniam, alia tamen<text:line-break/>ingerentes caeleris minus laeduntur. Si ergo pro voce<text:line-break/>hac </text:span><text:span text:style-name="T9">optime</text:span><text:span text:style-name="T3"> dixeris maxime, sermonem reddes integrum.</text:span></text:p>
      <text:h text:style-name="Heading_20_2" text:outline-level="2">LXXXV<text:span text:style-name="T56">III</text:span></text:h>
      <text:p text:style-name="P5"><text:span text:style-name="T9">At caprinae carnes, quae bubulis insunt vitia, habent<text:line-break/>omnia et cruditatem statusque et ructus magis movent<text:line-break/>et choleram generant. Verum quae odoratistimae, so-<text:line-break/>lidae et suaviststmae sunt, hae optimae sunt -tum .percit- </text:span><text:span text:style-name="T16">1<text:line-break/></text:span><text:span text:style-name="T3">xae </text:span><text:span text:style-name="T9">tum scigidae, quae vero insuavijstmae, grnveolen-</text:span></text:p>
      <text:p text:style-name="P3"><text:span text:style-name="T9">tes et durae, hae deterrimae, imo etiam quae recentes.<text:line-break/>Optimae autem sunt aestate, </text:span><text:span text:style-name="T3">autumno vero </text:span><text:span text:style-name="T9">pefstmae.</text:span></text:p>
      <text:p text:style-name="P1"><text:span text:style-name="T3">Cur caprinae cernes bubulis vitiosiores sint causam<text:line-break/>» hic rursus dixit.. Nam quum caprinae coctu difficiles<text:line-break/>bubularum modo existant, statuosiores etiam sunt et sae-<text:line-break/>pius movent ructus, pravam habentes qualitatem. Quum<text:line-break/>igitur bubulis et acriores et calidiores sint, si incoctae<text:line-break/>fuerint, etiam choleram pariunt. Proptereaque ipfae fri-<text:line-break/>gidae magis quam calidae sunt comedendae. </text:span><text:span text:style-name="T9">Optimae<text:line-break/>autem aestate, autumno vero pesumae.</text:span><text:span text:style-name="T3"> Optimas este ait<text:line-break/>caprinas carues, inter sc quidem, non cum caeleris earni-<text:line-break/>bus ‘ecmparatas ; oportebat igitur pro anni tempestate tem-<text:line-break/>peramento vitiosissimas esse. Contingit autem </text:span><text:span text:style-name="T9">capris<text:line-break/></text:span><text:span text:style-name="T3">aestate meliorem esse alimoniam, 'quomodo prava sunt quae<text:line-break/>herbas vorant animalia, quod viridem herbam non habe-<text:line-break/>ant. Capris autem maxime idoneam praebent alimoniam<text:line-break/>arborum germina caulesque, quos asine veris aestas largi-</text:span></text:p>
      <text:p text:style-name="P261">ter habet. Quod autem alimonia ad carnium bonitatem<text:line-break/>plurimum possit potes- ex vulpibus certior fleri, quae au-<text:line-break/>tumno probatissimam ob uvas habent carnem. Sic passer<text:line-break/>et ficedula maxime laudabilem carnem obtinent. Au-<text:line-break/>tumno igitur caprae nutrimento idoneo destitutae tum<text:line-break/>deterrimam tum perquam tenuem habent carnem. Hie-<text:line-break/>rne autem meliorem corporis consequuntur habitum, na-<text:line-break/>turalem intemperiem a temperamento’ temporis emen-<text:line-break/>dantes.<text:tab/>.</text:p>
      <text:h text:style-name="Heading_20_2" text:outline-level="2">LXXXIX.</text:h>
      <text:p text:style-name="P174"><text:span text:style-name="T9">Porcelli</text:span><text:span text:style-name="T3"> carnes pravae,, </text:span><text:span text:style-name="T9">quum crudiusculae et ambustae<text:line-break/>suerint. Magis autem tum choleram tum turbationern<text:line-break/>efficiunt. Suillae autem carnium omnium optimae sunt,<text:line-break/>praestanti/sirnae tero quae neque vehementer pingues, '<text:line-break/>neque contra vehementer graciles sunt, neque veteris<text:line-break/>victimae aetatem afsuquiitae. Edendae vero sunt citra<text:line-break/>pellem ac frigidiusculae,<text:tab/>......</text:span></text:p>
      <text:p text:style-name="P3"><text:span text:style-name="T9">Xdsoov</text:span><text:span text:style-name="T3"> potissimum appellabant veteres qrorcum valde<text:line-break/>parvum, ut apud poetam reperitur:</text:span></text:p>
      <text:p text:style-name="P2"><text:span text:style-name="T9">Nunc epulare hospes, sunt porcelli esca ministris.<text:line-break/>Porcos namque sues epulatur turba procorum.</text:span></text:p>
      <text:p text:style-name="P2"><text:span text:style-name="T3">Non sane video quo pacto ederent syalos proci (eos enim<text:line-break/></text:span><text:span text:style-name="T9">veteres</text:span><text:span text:style-name="T3"> ita appellabant sues persectis majores) quum pro-<text:line-break/>ci omnium maxime essent hebetes ad eduliorum tum<text:line-break/>coctu facilium tum simul suavium dignotionem, quemad-<text:line-break/>modum. quum ventres caprarum sanguine ac pinguedine<text:line-break/>impletos esitarent, 'quo sane quod difficilius concoquatur,<text:line-break/>edulium reperies ni ullum. Caro autem . optima tum ad<text:line-break/>...suavitatem, tum ad concoctionem eorum est, qui mediam<text:line-break/>aetatem sunt assequuti; haec etiam sanguinem bonum<text:line-break/>'• gignit, at deterrima,est </text:span><text:span text:style-name="T9">porci</text:span><text:span text:style-name="T3"> vetustissimi, atque ejus, qui<text:line-break/>confestim a partu voratur </text:span><text:span text:style-name="T9">porcelli.</text:span><text:span text:style-name="T3"> Nam hi terrestrium<text:line-break/>fere omnium, quae vorant homines, animalium maxime<text:line-break/>humidam obtinent carnem, atque ob eam rem, quum nu-<text:line-break/>per genitorum caro supra' modum humida sit, plurimam<text:line-break/>generat pituitam, quod si subcrudior suerit, multo magis.</text:span></text:p>
      <text:p text:style-name="P4"><text:span text:style-name="T3">Hac autem qnoque ratione pinguissimam futim carnem ea,<text:line-break/>quam-medii et bene carnosi habent, deteriorem existimat,<text:line-break/>suspicionem humiditatis habens, ob quam pinguedo omnis<text:line-break/>carne Ini generis deterior tum ad concoctionem tum nu-<text:line-break/>tritionem existit. Quae autem ob assationem ambustae<text:line-break/>sunt, tum ad succi bonitatem tum ad concoctionem sunt<text:line-break/>ineptae, choleramque pariunt propter eam quae his acce-<text:line-break/>dit acrimoniam, nam ea choleraceorum eduliorum coni-<text:line-break/>munis est malitia, quum et humida et acria fuerint. Ta-<text:line-break/>lia siquidem similiter corrumpuntur suaqite acrimonia va-<text:line-break/>forum, quae ad ventrem decumbunt, ora remordent, at- .<text:line-break/>que humorum a toto corpore in eum confluentium cau-<text:line-break/>sae efficiuntur. Quod autem porcelli absque pelle, hoc<text:line-break/>est absque cute, edendi sint manifestum , non enim cutis<text:line-break/>animalis carni similiter concoqui nata est, quod frigidior<text:line-break/>existat. Frigidiusculos autem et hos manifeste edendos<text:line-break/>praecipit, calidas omnes carnes veritus, ac fortasse calidas<text:line-break/>frigidiusculis tum aestuosiores tum magis flatulentas </text:span><text:span text:style-name="T9">elle</text:span></text:p>
      <text:p text:style-name="P197">existimans. Ego vero in caprinis carnibus et quaecunque<text:line-break/>calidae funt natura sermonem admitto, in moderatis au-<text:line-break/>tem tum caliditate tum frigiditate, cujusmodi suillae car-<text:line-break/>nes sunt, simpliciter indistincte ita dici non admitto, nam<text:line-break/>ei qui distinxerit, calidae frigis idoneae magis erunt.</text:p>
      <text:h text:style-name="Heading_20_2" text:outline-level="2">XC.</text:h>
      <text:p text:style-name="P2"><text:span text:style-name="T9">Ab arida cholera venter instatur, strepitus insunt et do-<text:line-break/>lor tum laterum tum lumborum, nihilque alvus dejicit,<text:line-break/></text:span><text:span text:style-name="T41">s</text:span><text:span text:style-name="T9">ed adstricta es</text:span><text:span text:style-name="T41">t.</text:span></text:p>
      <text:p text:style-name="P199">Choleram ab hominibus simpliciter appellatam ab<text:line-break/>arida per humiditatem distinguit. In utraque autem no-<text:line-break/>mine communi est usus, generationis modum, qui commu-<text:line-break/>nis est, respiciens. Ut enim cholera humida ex acribus<text:line-break/>oritur humoribus, ex eduliorum corruptione procreatis,<text:line-break/>sic arida ex spiritu flatuoso' acri. Quo fit ut quae prope</text:p>
      <text:p text:style-name="P197">ventrem sint nervosa corpora mordeantur intendanturque<text:line-break/>et dolorem pariant. At quum -spiritus possint interdum<text:line-break/>quidem retineri, interdum vero exire, aridam propter re-<text:line-break/>tentos fpiritus generari choleram asserere non possum,<text:line-break/>nam probabilius fuerit ita appellare eos qui permeant,</text:p>
      <text:h text:style-name="Heading_20_2" text:outline-level="2">XCI.</text:h>
      <text:p text:style-name="P5"><text:span text:style-name="T9">Ita aseectum ne vomat servato, verum, alvus subducatur.<text:line-break/>Clysterem itaque 'calidum ac plnguistimum celeriter in-<text:line-break/>jice perunctumque in aquam calidam et quam pluri-<text:line-break/>mam, in solio collocatum et calida sunstm affusu de-<text:line-break/>mittito, ac .st calefacto ipst alvus subducatur, morbus<text:line-break/>sulutus- esa Huic etiam dormire confert ac dmum<text:line-break/>tenue et vetus et meracius bibere. Oleum quoque dato,<text:line-break/>ut quiescat et alvus subducatur et salvatur</text:span><text:span text:style-name="T3"> morbus. </text:span><text:span text:style-name="T9">A cibis<text:line-break/>autem atque caeteris abstineat, verum st dolor non remiserit,<text:line-break/>lac asininum bibendum, donec purgatus suerit, exhibeto.</text:span></text:p>
      <text:p text:style-name="P3"><text:span text:style-name="T3">Quam citissime clysterem injicere et vomitum prohi-<text:line-break/>bere .praecepta sunt communia omnium, quae in ventre<text:line-break/>praeter naturam continentur, quae ut deorsum excernan-<text:line-break/>tur vehementer contendimus. Simili modo et calidum,<text:line-break/>exhibere clysterem; provocat siquidem calidum, ut frigi-<text:line-break/>dum reprimit. Clyfrna autem pingue aridam proprie sa-<text:line-break/>nat, quoniam et facultate contrarium est, siccitatem hume-<text:line-break/>clans morsusque leniens. Eundem habes scopum, si in<text:line-break/>scapha fovendo tum aqua tum oleo et calefacias et miti-<text:line-break/>ges. </text:span><text:span text:style-name="T9">Huic etiam dormire confert.</text:span><text:span text:style-name="T3"> An eum, , dum in<text:line-break/>scapha fovetur, dormire jubeat, an sine illa, non constati<text:line-break/>Quod autem ipfutn </text:span><text:span text:style-name="T9">dormire</text:span><text:span text:style-name="T3"> per se,cruditatibus omnibus<text:line-break/>maximo remedio sit, consideranti maxime palet. </text:span><text:span text:style-name="T9">Ac vi-<text:line-break/>num' tenue, vetus et meracius bibere.</text:span><text:span text:style-name="T3"> Vinum quidem<text:line-break/>exhibet, ut concoctioni conducat, sed tenue, ut in ventre<text:line-break/>non moretur, vetus vero et meracius, ut calefaciat ma-<text:line-break/>gis. Vinum siquidem omne habitum calefacit magisque<text:line-break/>quod vetus esu </text:span><text:span text:style-name="T9">Oleum quoque dato, ut quiescat et alvus</text:span></text:p>
      <text:p text:style-name="P4"><text:span text:style-name="T9">subducatur et salvatur morbus.</text:span><text:span text:style-name="T3"> Oleum quae acria sunt<text:line-break/>lenit et siccitatem emendat ventremque moderate subdo-<text:line-break/>cit, quibus omnibus ei, qui curatur, opus esu </text:span><text:span text:style-name="T9">, A</text:span><text:span text:style-name="T3"> cibis<text:line-break/></text:span><text:span text:style-name="T9">autem atque caeteris abstineat.</text:span><text:span text:style-name="T3"> Si corpori nihil desit'<text:line-break/>nullaque apponendi quippiam premat necessitas et cruda<text:line-break/>quaedam concoctionis indiga contineantur, his requie est<text:line-break/>opus et non cibariis, priusquam contenta medioeriter con-<text:line-break/>coquantnr. herum </text:span><text:span text:style-name="T9">st dolor non remiserit, lac astuinum<text:line-break/>bibendum, donec purgatus suerit, exhibeto.</text:span><text:span text:style-name="T3"> Si feceris<text:line-break/>quod dictum est et dolor non solvatur, laedentis causae<text:line-break/>majorem esse acrimoniam existimandum, atque ob id cor-<text:line-break/>pus purgare oportet. Lacte asinae utendum praecipit,<text:line-break/>quod purgantia inter medicamenta omnia mitius tran-<text:line-break/>quilliusque existat; id quoque et lacte omni humidius est<text:line-break/>et ventrem magis subducit.</text:span></text:p>
      <text:h text:style-name="Heading_20_2" text:outline-level="2">XC<text:span text:style-name="T45">I</text:span>I.</text:h>
      <text:p text:style-name="P1"><text:span text:style-name="T3">At si </text:span><text:span text:style-name="T9">alvus liquida suerit, ac bilis dejiciatur vexentque</text:span></text:p>
      <text:p text:style-name="P269">tormina, vomitui et sujsucatro'nes, quiescere his est optir,<text:line-break/>mum, musarn - bibere et vomere.</text:p>
      <text:p text:style-name="P2"><text:span text:style-name="T3">An de arida adhuc cholera sit sermo, an per se haec<text:line-break/>intelligenda sint, non constat. Sed utrocunque modo se<text:line-break/>res habuerit, contineri in ventre videtur bilis, quae acris ,<text:line-break/>et elui contumax sit. </text:span><text:span text:style-name="T9">. Ventrem</text:span><text:span text:style-name="T3"> autem ipsum moderate<text:line-break/>subducere, atque ea, quae in ventre continentur, conco-<text:line-break/>quere molitur.- Subducetur autem mediocriter aqua mulsa<text:line-break/>et quiete concoctio fiet. Qui autem in'affectionibus hu-<text:line-break/>jusmodi saepius valenter auxiliatur, is cacochymiam ve-<text:line-break/>hementi medicamento affatim expurgat, vires aegri et lia-<text:line-break/>bitum contemplatus, anni tempus, aetatem et constitutio-<text:line-break/>nem. Quod autem in fine dictionis dicitur, </text:span><text:span text:style-name="T9">mulsum, bi-<text:line-break/>bere et vomere,</text:span><text:span text:style-name="T3"> quasi superiorem ventrem expurgari<text:line-break/>auctor voluerit, melius cum adverbio </text:span><text:span text:style-name="T9">non</text:span><text:span text:style-name="T3"> dicetur.. Nam<text:line-break/>mulsa detergendi pollens facultate, quae corrupta sunt, in</text:span></text:p>
      <text:p text:style-name="P197">naturalem praeverrit viam, citra cris ventriculi tum laesi-<text:line-break/>onem tum-periculum, quae per vomitus oboriuntur.</text:p>
      <text:h text:style-name="Heading_20_2" text:outline-level="2">XCIll.</text:h>
      <text:p text:style-name="P5"><text:span text:style-name="T9">Hydropum duae naturae sunt, quorum alter quidem hy-<text:line-break/>posurcidius, qui procreari, incipiens vitari non potest,<text:line-break/>alter vero cam statibus, miiltum prosperam curationem<text:line-break/>expostulat, maxime autem laboribus, fotu et ' temperan-<text:line-break/>tia. Siccn autem et acria edat, stc enim maxime tum<text:line-break/>iirinarn excreverit tum viribus praepolluerit. Si vero<text:line-break/>difficulter spiraverit sueritque aestiva armi tempestas,<text:line-break/>aetas viguerit et virium robur adstt, sanguinem e bra-<text:line-break/>chio detrahere oportet, deinde calidos panes vino nigro—<text:line-break/></text:span><text:span text:style-name="T3">et- oleo intinctos </text:span><text:span text:style-name="T9">edat et quam paudjstmum bibat et<text:line-break/>quam plurimum laboret, suillasque carnes carnosus ex<text:line-break/>aceto coctas edat, ut adversus acclives ambulationes<text:line-break/>obnitatur.</text:span></text:p>
      <text:p text:style-name="P200">Quidam non hyposarcidium, sed episarcidium fcri-<text:line-break/>biint. Non tamen et anasarca et catasarca alicubi scri-<text:line-break/>ptum reperi, quanquam recenticres ita nominent. Quum<text:line-break/>autem hydropmn naturas duas esse statuerit, atque<text:line-break/>de posteriore flatus citra quodvis aliud additum sym-<text:line-break/>ptoma scripserit, de priore autem , nihil omnino protule-<text:line-break/>rit, manifestum est aliqua ex parte confusum ipsum esse<text:line-break/>ac salli in hydropum differentia. Quidam ergo ex medi-<text:line-break/>cis quatuor hydropum differentias esse dicunt, a jusse re-<text:line-break/>cedentes, sed nunc eos arguere tempestivum non esu Ve-<text:line-break/>rum qui haec scripsit, manifeste defecit. Nam hydropum<text:line-break/>unus quidem humidi consistentia tenuis coplam, in tota<text:line-break/>inferiore thoracis regione acervat, quam aliquando per-<text:line-break/>pungentes, humidum evacuamus. AIter vero locum hunc<text:line-break/>non aqna sed spiritu flatulento plenum habet et fere su-<text:line-break/>periora omnis tumentia; hunc tympaniam appellant.<text:line-break/>Alius autem habitum totum pituitae plenum habet, 'etim<text:line-break/>hyposarcidium nonnulli appellant. Quare cum desectu</text:p>
      <text:p text:style-name="P4"><text:span text:style-name="T3">duas hydropum 'esse naturas dixit.; Neque etiam vecte<text:line-break/>protulit, </text:span><text:span text:style-name="T9">qui 'gfoineart incipiens,</text:span><text:span text:style-name="T3"> ilam verius dixisset ita<text:line-break/>scribens, interficit autem protinus byderus, postquam pro-<text:line-break/>creatus suerit. Scripta est autem ita dictio, male scripta<text:line-break/>ab eo qui primum scripsit. Alterius sane hydropum,<text:line-break/>quem ex flatu' constare ait, curationem scribit, quae pro-<text:line-break/>fecto hydropum' omnium aliquid commune habet, ut iu<text:line-break/>principio scripsit, labores, fotum et temperantiam; calida<text:line-break/>et sicca edere considens, aliquid vero solius anasarca,<text:line-break/>quem ut insanabilem praetermisit. Nam hic soliis, quum<text:line-break/>'incipit, eget interdum sanguinis detractione, quum scilicet,<text:line-break/>ex retentione vel haemorrhoidum vel muliebrium men-<text:line-break/>struorum vel ex aliqua, quae ita plethorica sit, caula in-<text:line-break/>ceperit. Tympanium vero et afciteni nullus per 'sangni-<text:line-break/>tiis missionem .curare ausus esu In eo igitur qui venae<text:line-break/>scctione opus habet, fiat subsequens curatio, quae calefa-<text:line-break/>cit et siccat. Sane qui haec fcripfit, ad id quod expedit,<text:line-break/>intentionem direxisse videtur. Non tamen recte auctor</text:span></text:p>
      <text:p text:style-name="P4"><text:span text:style-name="T3">libri dixit: </text:span><text:span text:style-name="T9">Si difficile spiraverit aeger, eget phleboto-<text:line-break/>mia,</text:span><text:span text:style-name="T3"> non re vera ob plet horam vehementem in hyderum<text:line-break/>incidit, periclitante scilicet extinctionem innato calore,<text:line-break/>ut igni contingit. Nam ut ignis prope extinguitur, in-<text:line-break/>jeclis in eum lignis tum lmmidis, tum multis, nisi quis<text:line-break/>multitudinem sustulerit, sic et in frigidiore ob copiam<text:line-break/>sanguine, ubi calor nativus prope extinguitur; maximum<text:line-break/>est remedium phlebotomia, quo tempore periculum ita<text:line-break/>prehenderit. Prave quoque orationi apponitur: </text:span><text:span text:style-name="T9">Fuerit-<text:line-break/>que anni tempus a esocum.</text:span><text:span text:style-name="T3"> Nam uberius aut parcius san-<text:line-break/>guinis detrahendi, alia quaedam scopi esse dicta sunt,<text:line-break/>sicuti et anni tempus, auxilii vero hujus affectionis na-<text:line-break/>tura scopus est Nonnulli vero quemadmodum Dloscori-<text:line-break/>des non aestivum anni tempus scripserunt, sed vernum,<text:line-break/>virium exolutionem aestate assuturam suspicati, . hieme<text:line-break/>vero affectionis refrigerationem. Rustice autem ac inepte<text:line-break/>admodum panes calidos ex vino nigro et oleo ei cui<text:line-break/>sanguis est detractus, exhibet, scopum quidem verum vi-</text:span></text:p>
      <text:p text:style-name="P197">rium roborandarum habens, ut magnis exercitationum<text:line-break/>laboribus sufficere possit. Sed materiam scopo dignam<text:line-break/>non invenit; vinum etenim nigrum sanguinem plurimum<text:line-break/>generat, fed tantum, ut et supervacaneus et melaneholi-.<text:line-break/>cus fiat. Verum huic melius est vinum dare fulvum,<text:line-break/>tenue quidem consistentia, ut urinas moveat, fed non<text:line-break/>aetate novum, quo modo lane multis contingit. Vinorum<text:line-break/>etenim novorum nullum est fulvum, fed vel album vel<text:line-break/>rubrum vel nigrum, vetustate autem fiunt et fulva et<text:line-break/>flava. Atqui quamminimum bibere, quamplurimum labo-<text:line-break/>rare, rectissime dictum est,, nam talis nivendi modus cala<text:line-break/>facit et siccati Suillae carnes, si quo dictum est modo<text:line-break/>edantur,' vigentibus aetate et validis non male dari pos-<text:line-break/>iunt, caeterorurn autem nullus utique eas probe coquere<text:line-break/>potest, ut qui jam prope est, ut caloris nativi patiatur-<text:line-break/>exlinctionem. Melius ergo ita affectis dure quae probe<text:line-break/>coquent.</text:p>
      <text:h text:style-name="P188" text:outline-level="2">XCIV.</text:h>
      <text:p text:style-name="P5"><text:span text:style-name="T9">Quicunque ventres inferiores calidos habent, ipsis et acres<text:line-break/>et inaequales dejectiones a colliquatione prodeunt. Qui-<text:line-break/>bus quidem st vires validae fuerint, ' revelles elleboro<text:line-break/>albo, stn minus, tritici cremor sitanii crastsus et frigidus<text:line-break/>exhibendus et lenticulae pulmentum panesque subcinericii<text:line-break/>ac pisces, febricitanti quidem elixi, non febricitanti vero<text:line-break/>afst. Vtnum etiam non febricitanti nigrum, stn minus,<text:line-break/>aqua ex mespilis aut myrti baccis</text:span><text:span text:style-name="T3"> aut </text:span><text:span text:style-name="T9">malis aut sorbis<text:line-break/>aut palmulis aut vitium penanthe.</text:span></text:p>
      <text:p text:style-name="P2"><text:span text:style-name="T3">Dejectiones his ob combustionem, non oh colliqua-<text:line-break/>tionem deorsum prodire proprie magis dixisset. Nam<text:line-break/>colliquatio in eo fit, liquata oli febrem malignam pin-<text:line-break/>guedine aut molli carne. Combustio vero in ventre </text:span><text:span text:style-name="T9">ori-<text:line-break/>tur</text:span><text:span text:style-name="T3"> propter acrem eorum quae ingesta sunt calorem, quo<text:line-break/>et febrire contingit. Elleborum ergo huic album exhi-<text:line-break/>beri imperat, id enim indicavit per hoc verbum </text:span><text:span text:style-name="T9">revellere.</text:span></text:p>
      <text:p text:style-name="P4"><text:span text:style-name="T3">quia per ventrem superiorem. Si vero aeger quavis ex<text:line-break/>causa non possit elleborum assumere viceritque acrimonia,<text:line-break/>edulia dare jubet et pocula tum astringentia tum refrige-<text:line-break/>rantia. Adjicit autem eduliis et </text:span><text:span text:style-name="T9">quae siccare poscunt,</text:span><text:span text:style-name="T3"> ve-<text:line-break/>luti panes fubcinericios atque assos pisces. His ita optima<text:line-break/>ratione enunciatis, quem ventrem superiorem dicat, con-<text:line-break/>templandum. Veteres enim thoracem interdum ventrem<text:line-break/>superiorem appellantes, alimenti receptaculum omne, quod<text:line-break/>post fepttrm transversum est, ventrem inferiorem nomi-<text:line-break/>nant. Interdum autem ventrem superiorem appellantes,<text:line-break/>in quem cibos devoramus, interdum quae post eum funt<text:line-break/>omnia ventrem inferiorem vocitant, interdum quoque et<text:line-break/>sola quae crassiora sunt intestina. Sunt qui colon solum<text:line-break/>ventrem inferiorem vocant, forsan igitur quaesivissemus,<text:line-break/>quam vel quas ex praedictis partibus probabilius inprae-<text:line-break/>fentia inteiligere deberemus, si quid effatu dignum per-<text:line-break/>cepturi suissemus. Sed quoniam horum inventio nihil<text:line-break/>nos admonet magis quam ea quae ipsi et scimus et dis-</text:span></text:p>
      <text:p text:style-name="P175"><text:span text:style-name="T3">cernimus, quod nonnulla quidem recte dicta sunt, non-<text:line-break/>nulla vero, iwn, cognitionisque curiositatem magis quam<text:line-break/>commoditatem habent, melius est cito relinquere et po-<text:line-break/>tissimum quum hujusmodi liber Hippocratis .legitimus<text:line-break/>non </text:span><text:span text:style-name="T31">f</text:span><text:span text:style-name="T3">it.</text:span></text:p>
      <text:h text:style-name="Heading_20_2" text:outline-level="2">XCV.</text:h>
      <text:p text:style-name="P176"><text:span text:style-name="T9">Si pero subsis</text:span><text:span text:style-name="T3"> non </text:span><text:span text:style-name="T9">detineat adstntque tormina, lac astninum<text:line-break/>calidum, modicum primum, deinde senstm progrefsu fa-<text:line-break/>cto amplius bibat et lini femen et triticeam polentam<text:line-break/>et fabas Aegyptias, detracto gortjce amaro jnf 'pergens,<text:line-break/>potui exhibeto. Aut, ova semiqoncreta - edat asta</text:span><text:span text:style-name="T3"> et.<text:line-break/></text:span><text:span text:style-name="T9">stmilam et milium et alicam, ex lacte coctam. Haec<text:line-break/>cocta frigida edenda Jtisque similia tum pocula tum<text:line-break/>edulia astsamenda.</text:span></text:p>
      <text:p text:style-name="P199">Plurimi interpretes melius haec praedictis contexunt;<text:line-break/>praesentem sermonem, adhuc de iis,, qui calidum habent<text:line-break/>ventrem inferiorem, fieri existimantes. Quidam vero, se-</text:p>
      <text:p text:style-name="P177"><text:span text:style-name="T3">parant </text:span><text:span text:style-name="T9">et</text:span><text:span text:style-name="T3"> seorsum exponunt, scopnsque • his</text:span><text:span text:style-name="T13">:</text:span><text:span text:style-name="T3"> est partirn<text:line-break/>quidem cacechymiam expurgare, part-im-Veio contemper<text:line-break/>rare partumque resicoare et partirn refrigerare. Lac ergo<text:line-break/>asininum expurgare potest et contemperare. Lini semen<text:line-break/>tum siccare tum refrigerare. Quae autem ex triticio con- •<text:line-break/>ficiuntur polentae contemperant, quibus probe remlscen-<text:line-break/>tur' hordeaceae, ut</text:span><text:span text:style-name="T13">:</text:span><text:span text:style-name="T3"> quae, ef siccant et Vefrigerant. Fabae<text:line-break/>Aegyptiae mediocriter refrigerare, possunt.--Oia-autem et<text:line-break/>simila et chondrus crassi sunt succi etlioni-ethumorum<text:line-break/>acrimoniam infrenant.Siccat autem in edulio milium,<text:line-break/>quemadmodum et'refregerat;'- Haec autem omnia frigida<text:line-break/>exhibet, propter humormn* affectum procreantium tum<text:line-break/>acrimoniam tum caliditatem; - '<text:tab/>'</text:span></text:p>
      <text:h text:style-name="Heading_20_2" text:outline-level="2">XCVI.</text:h>
      <text:p text:style-name="P5"><text:span text:style-name="T9">Dinetetiaes maximum ast fibrium tum intehttanes, ‘ tum<text:line-break/>remisuonei ut in acutis, stc-'et longis 'mdrbis obser-vare,<text:line-break/>ac cavere ut tempora quibus cibi ojserendt non sunt.</text:span></text:p>
      <text:p text:style-name="P3"><text:span text:style-name="T9">ferves et quando tuto ojscrcndi stnt cognoscas, atque<text:line-break/>etiam quando plurimum ab intentione ab suerint</text:span></text:p>
      <text:p text:style-name="P2"><text:span text:style-name="T3">Artis diaeteticae maximum esse ait, particulare cibi<text:line-break/>exhibendi opportunum tempus nosse. Ipse igitur .scopum<text:line-break/>unum ait, tempus illud, quo cibus exhiberi debet, quam-<text:line-break/>plurimum ah intentione febris abeste, quam intentionem<text:line-break/>esse dicit accessionis principium. Id autem non in diu-<text:line-break/>turnis folum, fed et in acutis verum esse ridetur. Sed<text:line-break/>quare longis in morbis adjecit? Quod in bis magis et<text:line-break/>forsan solis evidens sit scopus. In acutis enim </text:span><text:span text:style-name="T9">morbis<text:line-break/></text:span><text:span text:style-name="T3">deprehensus in pedibus calor cibi tempestive offerendi<text:line-break/>signum sufficiens fuit,, non tamen in longis ita nutrire<text:line-break/>oportet,' fed melior remissionis pars est expectanda , quod<text:line-break/>in acutis haudquaquam expectari potest, timore cito sutu-<text:line-break/>rae intentionis. Nonnulli dictionem hanc ita scribunt:</text:span></text:p>
      <text:p text:style-name="P4"><text:span text:style-name="T9">Diaetetices maximum est ut in acutis, ita et in longis,<text:line-break/>observare et suire quando cibum dare oporteat.. Alii<text:line-break/></text:span><text:span text:style-name="T3">finem dictionis ita fcribunt-: </text:span><text:span text:style-name="T9">Atque adhuc, quum pluri-<text:line-break/>mum a febris intentione aberunt, scire oportet,</text:span><text:span text:style-name="T3"> nt praeter<text:line-break/>caetera, quae nos iu aegro contemplari voluit et id ad-<text:line-break/>moneat. Quod fi quis perquirat 'et non particulari tem-<text:line-break/>pestive cibandi inventioni copulet, id importunum esse de<text:line-break/>alimonia praeceptum atque re nulla dignum videtur.</text:span></text:p>
      <text:h text:style-name="Heading_20_2" text:outline-level="2">XCV<text:span text:style-name="T45">II.</text:span></text:h>
      <text:p text:style-name="P5"><text:span text:style-name="T3">At </text:span><text:span text:style-name="T9">noffe eos oportet, quibus caput dolet, ob exercitationes,<text:line-break/>aut cursus aut itinera aut venationem aut quemvis alium<text:line-break/>intempestivum laborem aut res venereas, decolores etiam,<text:line-break/>raacedinosus, lienosas, exangues, difficile spirantes, stcca<text:line-break/>tujst.subarantes, siticulosus, statulentos et venarum inter-<text:line-break/>ceptiones et eos quibus intenta sunt tum hypochondria,<text:line-break/>tum latera,' tum dorsum, ac. corpore detentos et ob-.</text:span></text:p>
      <text:p text:style-name="P3"><text:span text:style-name="T9">Jcure videntes ei eos quibus aurium tinnitus incidunt et<text:line-break/>qui urinas non continent, morbo regio laborantes,&lt; quo-<text:line-break/>rum alvi cruda dejiciunt, quibus sanguis e naribus aut<text:line-break/>sude vehementer erumpit aut inflationibus obscstsos, st his<text:line-break/>vehemens dolor incurset, neque superiores existant. Ho-<text:line-break/>rum nullus medicamento purgandus est. Etenim peri-<text:line-break/>culum invehes nihilque juvabis spontaneasque tum- libe-<text:line-break/>rationes, tum judicationes adimes.</text:span></text:p>
      <text:p text:style-name="P199">Quod inordinate et praeparationis ad commentatio-<text:line-break/>nem modo’ omnia hoc in libro scripta sint cuivis patere<text:line-break/>arbitror. Multa'sane; ut dixi, in hoc probe dicta sunt,<text:line-break/>ob quae et iis, quae dicta suntnon recte, nonnulli fidem<text:line-break/>adhibuerunt magisque qui sibi conscii fuerunt, ut critica<text:line-break/>scriptorum' scientia non praediti; Quae ergo hoc in textu<text:line-break/>dicuntur, catalogum’habent eorum, qui ut purgentur ido-<text:line-break/>nei non sunt.' At purgati et medicari in idem concidunt,<text:line-break/>ut et medicamentum dare et purgare. Videamus • ergo</text:p>
      <text:p text:style-name="P4"><text:span text:style-name="T3">quos ab initio purgare prohibet. Capite dolentes recen-<text:line-break/>set , ob exercitationes , aut alium quemvis intempestivum<text:line-break/>laborem, sumtnatim eos intelligens qui e-x intempestivis<text:line-break/>laboribus capite dolent, minime purgandos. Labores au-<text:line-break/>tem intempestivi omnino sunt, quos praesens hoc tempore<text:line-break/>corporis affectio ferre non, potest. Admonebo autem te<text:line-break/>nunc rei ad multa utilis, cujus semper te memorem esse<text:line-break/>velim. Corpore nostro praeparationem ad </text:span><text:span text:style-name="T9">morbum</text:span><text:span text:style-name="T3"> lue-<text:line-break/>unte eamque integram prope subeunto, externum quid<text:line-break/>obveniens, ipsius affectionem manifestavit , febrem accen-<text:line-break/>dens vel capitis dolorem vel catarrhum vel tussim exci-<text:line-break/>tans vel aliud ejusmodi. Deinde ex eo continenter ad<text:line-break/>morbosae affectionis praeparationem periculose aegrotant,<text:line-break/>neque, cursu morbum generante aut vehementi omnino<text:line-break/>motione, ut neque intemperantia aut refrigeratione aut<text:line-break/>alia quadam simili eausa. NiIril etenim eorum suaple<text:line-break/>natura vehementem morbum generare potest. Nam, fi<text:line-break/>febris ab horum aliquo fiat, haec ex diariarum nomina-</text:span></text:p>
      <text:p text:style-name="P4"><text:span text:style-name="T3">tarum genere, erit;, aut-fi fytnptorna aliquod aliud genere-<text:line-break/>tur;rid saepius pauco’durabit intervallo. Et.id fane sae-<text:line-break/>pins, ut retuli, propter corporis dispositionem runam-<text:line-break/>quodque horum non morbi eausa, fed occasio redditur.<text:line-break/>Nam hujusmodi causas proprie quis appellaverit </text:span><text:span text:style-name="T17">-προφά-<text:line-break/>σεις, </text:span><text:span text:style-name="T3">non simpliciter evidentes, ut hi saepe vocare con-<text:line-break/>sueverunt, quum ab aliqua manifestarum causarum noxa<text:line-break/>lu.-corpore evidens fuerit. ;Si’ enim ..trulla alia corporis<text:line-break/>dispofitie morbosa, affuerit, neque morbus effatu dignus<text:line-break/>subsequetur, </text:span><text:span text:style-name="T9">ac,</text:span><text:span text:style-name="T3"> ejus quae in corpore fit laesionis,. quod<text:line-break/>ipsam fecit, causa esu Sciveris itaque: hoc in loco prae-<text:line-break/>fentem sermonem .de his fieri causis; quae non. sua ratione<text:line-break/>corpus laedunt. Summa autem, horum est una quidem<text:line-break/>et prirna labores varii particulares,-curins, luctae,' pan-<text:line-break/>cratia, venerea, i frictiones, aestuatio, frigus, vigilia, ira,<text:line-break/>moeror, timor. Venereorum quidem • meminit, verum<text:line-break/>caetera fubticuit, quanquam facultate eadem praedita fo-<text:line-break/>rent. Nam quae, ut, dictum est, spiritum perturbant, ea</text:span></text:p>
      <text:p text:style-name="P4"><text:span text:style-name="T3">purgatione non egent, quod morbus, hujusmodi a caeocby-<text:line-break/>mia contractus non sit. Ab his autem' digressus indiciis<text:line-break/>quos prius dixit declaravit. Proprie autem decolores<text:line-break/>exangues vocant eosque praeterea qui propter aliam </text:span><text:span text:style-name="T9">af-<text:line-break/>fectionem</text:span><text:span text:style-name="T3"> corpus non secundum naturam affectum habent<text:line-break/>pravo colore infectos appellanti • Hi ergo decolores cale-<text:line-break/>fieri expostulant tum exercitationibus tum vini facultate<text:line-break/>calidi potu et cibis facultate similibus. Sed et raucedi-<text:line-break/>nusos enunclaf. Etenim et horum humilitatem et frigi-<text:line-break/>ditatem ob delapsum ad guttur rheuma fanare convenit,<text:line-break/>exiccatis scilicet topicorum auxiliorum usu tum capite<text:line-break/>tum caeteris quae affectae sunt partibus. Praeterea et<text:line-break/>lienosus purgatione haudquaquarn egere inquit, quod non<text:line-break/>recte dictum arbitror. Nam his, si aliis quibusdam, ni-<text:line-break/>gra purganda sunt. Post lienosos meminit exanguium,<text:line-break/>hoc est eorum qui sanguinis inopiam habent, etsi nondum<text:line-break/>aperte suerint decolores. Delude mentionem de difficile<text:line-break/>lpirantibus facit, sicce tussientibus et. suiculosis, obscure</text:span></text:p>
      <text:p text:style-name="P4"><text:span text:style-name="T3">ita loquutus, ut non constet utrumne singuli horum ieor-<text:line-break/>sumfntelligendi veniant, an hi tres una comprehendendi.<text:line-break/>Neque adhuc in singulis horum seorsum intellectis per-<text:line-break/>spicuus est ferino, ut et antea jam ehunciatum esu Nam<text:line-break/>spirituosos saepius eos duntaxat nominant, qui in infpira-<text:line-break/>tlune aeris indigent, interdum </text:span><text:span text:style-name="T9">varo et</text:span><text:span text:style-name="T3"> inflatos. Verum<text:line-break/>eorum utrique multas habent causas, quas omnes si per-<text:line-break/>currero, prolixior surrno futurus est, praeter id quod<text:line-break/>eorum quidam venae sectionem exigere videntur, alii pur-<text:line-break/>gationem et remedium aliud alii. Sic autem et sicce<text:line-break/>tussientes non affectione una fiunt, neque inter eos siti-<text:line-break/>culosi. Sic neque etiam nunc certiores fieri possumus<text:line-break/>anne de febricitantibus siticulosis ferino sit, an de non<text:line-break/>febricitantibus </text:span><text:span text:style-name="T9">stticulosts, </text:span><text:span text:style-name="T3">an de utrisque. Si etenim<text:line-break/>unius-horum, quae iu aphorismis recensantur, memineri-<text:line-break/>mus, quod universale est tolletur. Dictum autem ita lu<text:line-break/>aphorismis: </text:span><text:span text:style-name="T9">Non febricitanti cibi fastidium, oris ventriculi<text:line-break/>morsus, tenebricosa vertigo et oris amaror, purgatione per</text:span></text:p>
      <text:p text:style-name="P4"><text:span text:style-name="T9">supOnora opu'i' ejsu </text:span><text:span text:style-name="T22">‘figuistcantAir.su.</text:span><text:span text:style-name="T21"> </text:span><text:span text:style-name="T3">.autem os amarescat;<text:line-break/>siticulosi' sunt., r lta verc et statuosi: primum quinam ab<text:line-break/>ipso stieautursignero,. an cum venarum interceptione fla-<text:line-break/>toosi effectiantelligendi. sict, quum ,nqnn.ullf per se legant;<text:line-break/>Atque adeo si sirignla.dietion.is hftjus possem, transmutare,<text:line-break/>possem omnia quae, cognoscere utile sit, citra librorum<text:line-break/>multitudinem docere,..tyeluti .et de iis;; qnae-deinceps,dis<text:line-break/>cnutnr. Ait- enimr. </text:span><text:span text:style-name="T9">Et eos quibus extentasunt tumdtypo-,<text:line-break/>ckondria, tum dorsum, tum latera, obscure videntes ,; eos<text:line-break/>quibus aurium tinnitus sunt et qui urinas non continent. '<text:line-break/></text:span><text:span text:style-name="T3">Natu,in singulis his pathematis et causae et affectiones<text:line-break/>funt tuultae, variisque egentes curationibus, quarum pro-<text:line-break/>fecto nonnullae eam quae per bilis eductorium medica-<text:line-break/>inentum liat, purgationem expostulabunt. De bis ergo<text:line-break/>omnibus atque, adhuerde/iis quae deinceps- dicuntur, Uou<text:line-break/>enunciationes indistinctas, fed distinctiones doctrinasque<text:line-break/>tum claras tum longo rerum ufu probatas habes </text:span><text:span text:style-name="T21">lu.no-<text:line-break/></text:span><text:span text:style-name="T3">stris tractationibus, quas, si legeris, omnia quae ab auctore</text:span></text:p>
      <text:p text:style-name="P4"><text:span text:style-name="T3">hoc recitantur, discernere valebis, si simul partis memi-<text:line-break/>neris, quam et legitimam et commodae doctrinae plenam<text:line-break/>fassi fumas. In ea siquidem parte cum demonstratione et<text:line-break/>perfpicnitate congruentibusque distinctionibus scripta 'fiunt<text:line-break/>cmnia. Sed quae ita disseminata sunt, ut' praesens oratio,<text:line-break/>nihil juvare possunt. Nam si quis nunc singula horum<text:line-break/>simpliciter et indistincte audierit, is multa in arte per-<text:line-break/>peram molietur.; Quod si singula ut,mpoptet distinxerit,<text:line-break/>primum quidem nihil inde ad eorum inventionem juvari<text:line-break/>se deprehendet, deinde ad eam,,' quae de praefentibiis sit,<text:line-break/>contemplationem multis </text:span><text:span text:style-name="T9">egere</text:span><text:span text:style-name="T3"> libris. Enimvero pleris-<text:line-break/>que hominum suaderi non potest, ut aggrediantur quidem<text:line-break/>iola ea scripta, quae' manifesta sunt, quae vero talia uon<text:line-break/>funt, iis qui ea scripserunt relinquant. Etenim ss nul-<text:line-break/>lam illi curam habuere, ut nos ea, quae scripserunt, in-<text:line-break/>telligeremus et nos haudquaquam diligenter adhaereamus,<text:line-break/>ea quae dicuntur tum quaerentes tum divinantes, par est.</text:span></text:p>
      <text:h text:style-name="P188" text:outline-level="2">XCVIII.</text:h>
      <text:p text:style-name="P1"><text:span text:style-name="T3">At si cui </text:span><text:span text:style-name="T9">fanguinem detrahere conserat, sumam prius ui-<text:line-break/>\vum</text:span><text:span text:style-name="T3"> facere </text:span><text:span text:style-name="T9">oportet, atque ita</text:span><text:span text:style-name="T3"> detrahere </text:span><text:span text:style-name="T9">et aegrum ine-<text:line-break/>dia macerare, eique vinum demere, postea congruenti<text:line-break/>victu et fatibus humidis reliquam cur asionem peragere.</text:span></text:p>
      <text:p text:style-name="P2"><text:span text:style-name="T3">Fluente alvo sanguinem non. detrahes, , Nam fi post<text:line-break/>detractionem perfeveret fluor, vires prosternit. Inedia<text:line-break/>autem eos macerare, quibus detractus fuerit sanguis et<text:line-break/>vino abstinere, recte nictum est, ut et congruenti uti /&gt;<text:line-break/>victu.Sed fotibus humidis curare, si de omnibus qui-<text:line-break/>dem, quibus detractus fuerit sanguis, dicatur, id falsum<text:line-break/>est; si vero de aliquibus, dicere oportuit. .</text:span></text:p>
      <text:h text:style-name="P188" text:outline-level="2">XC<text:span text:style-name="T45">I</text:span>X.</text:h>
      <text:p text:style-name="P5"><text:span text:style-name="T3">At si </text:span><text:span text:style-name="T9">constricta alvus este tibi videatur, eam molli clystere<text:line-break/>sublue.</text:span></text:p>
      <text:p text:style-name="P199">Dignum conscriptione, quod omnibus pateat; hffc<text:line-break/>non esu</text:p>
      <text:h text:style-name="Heading_20_2" text:outline-level="2">C.</text:h>
      <text:p text:style-name="P265">Si vero purgandum este visum suerit, tuto per veratrum<text:line-break/>fur sum purga, deorsum vero talium neminem.</text:p>
      <text:p text:style-name="P199">Tanquarn affectum praedixerit, in quo haec fieri ju-<text:line-break/>bet, sermonem facit , etiamsi nihil praedixerit. Vel ergo<text:line-break/>exempta est, quaedam oratio, in qua ostendebatur affectus.</text:p>
      <text:p text:style-name="P6"><text:span text:style-name="T3">vel oblivioIus fuit, qui haec scripsit, vel talis qualis nunc<text:line-break/>a multis sublimis appellatur.' </text:span><text:span text:style-name="T13">x</text:span><text:span text:style-name="T3">'</text:span></text:p>
      <text:h text:style-name="Heading_20_2" text:outline-level="2">CI.</text:h>
      <text:p text:style-name="P5"><text:span text:style-name="T9">Optimum autem est, ad urinas, ad. sudores et ad deam-<text:line-break/>bulationes adducere et leni frictione uti, ut ne habitum<text:line-break/>densum ejstcias. Si vero in lecto decumbat, aln e</text:span><text:span text:style-name="T24">u</text:span><text:span text:style-name="T9">m<text:line-break/>spicent.</text:span></text:p>
      <text:p text:style-name="P199">Scripsit quoque-et haec ita, tanquarn affectum prae-<text:line-break/>nunciaturn scripserit.</text:p>
      <text:h text:style-name="P193" text:outline-level="2">CII.</text:h>
      <text:p text:style-name="P5"><text:span text:style-name="T9">Et s</text:span><text:span text:style-name="T42">i</text:span><text:span text:style-name="T9"> in thorace quidem supra septum transuersum offe-<text:line-break/>ctus laeserit, eum ut plurimum desidere convenit et</text:span></text:p>
      <text:p text:style-name="P4"><text:span text:style-name="T9">quam minimum reclinari, dum vires valeant sedantcm-<text:line-break/>que longo tempore oleo multo calido perfricari, . Hi<text:line-break/>vero in inferiore alvo sub septo trnnsuersu dolores asist-<text:line-break/>ciant, decumbere confert nulloque motu moveri, prae-<text:line-break/>terquam strictione, tali corpori'conducit.</text:span></text:p>
      <text:p text:style-name="P2"><text:span text:style-name="T3">Ex hac oratione quis conjecerit tum haec, tum quae<text:line-break/>praecedunt omnia de doloribus scripta esse. Praetermissa<text:line-break/>igitur in principio dictionis sunt haec, aberrante primo<text:line-break/>libri hujus scriptore'er manente postea errore. Quam-<text:line-break/>obrem' fieri non potest iit aliquis in his veritatem per-<text:line-break/>vestiget, ne cui plus temporis temere lu hujusmodi con-<text:line-break/>tenere videamur.</text:span></text:p>
      <text:h text:style-name="P193" text:outline-level="2">CIII.</text:h>
      <text:p text:style-name="P5"><text:span text:style-name="T9">Qui vero ex insuriore .alvo sulvuntur</text:span><text:span text:style-name="T3"> dolores, per urinas<text:line-break/>et </text:span><text:span text:style-name="T9">sudores, st moderate delabantur qui parvi sunt sua</text:span></text:p>
      <text:p text:style-name="P286">sponte solvuntur. Vehementes autem pravi sunt, bis<text:line-break/>enim aspecti aut intereunt aut altorum malorum exper-<text:line-break/>tes sunt non evadunt; verum qui 'ejusmodi sunt, decum-<text:line-break/>bunt.</text:p>
      <text:p text:style-name="P199">Per talem quoque dictionem conjicere licet, de do-<text:line-break/>lorum curatione omnia ab ipsu praescripta dicta esse.</text:p>
      <text:h text:style-name="Heading_20_2" text:outline-level="2">CIV.</text:h>
      <text:p text:style-name="P5"><text:span text:style-name="T9">Potio hydropi idonea. Cantharidas tres ablatis cujus-,<text:line-break/>que capite, pedibus et alis, earum nimirum corpora</text:span><text:span text:style-name="T3"> in,<text:line-break/>tribus </text:span><text:span text:style-name="T9">aquae cyathis trita</text:span><text:span text:style-name="T3"> exhibe, </text:span><text:span text:style-name="T9">atque quum exepoto .<text:line-break/>medicamento laboraverit, calida perfundatur, ungatur<text:line-break/>prius, jejunus bibat et ex oleo panes calidos edat.</text:span></text:p>
      <text:p text:style-name="P3"><text:span text:style-name="T3">Quum quidam hunc textum legisset audax medicus,<text:line-break/>praedictas partes cantharidum amputavit deditque hydero<text:line-break/>laboranti, qui postridie quendam abscessum in sura con-'<text:line-break/>sequutus, post tres alios dies ab eo sectus </text:span><text:span text:style-name="T9">est</text:span><text:span text:style-name="T3"> essufaqne<text:line-break/>copiosa aqua curatus esse visus est, quod pars tumoris<text:line-break/>praeter naturam plurima statim ad moderationem redacta<text:line-break/>sit, verumtamennon multis post diebus obiit. Quam ob<text:line-break/>causam medico 'quidam, crimen, ingessit , prave data esse<text:line-break/>cantharidum corpora inquiens, nam' propinanda ablatis<text:line-break/>corporibus, tum caput, tum pestes, tum alas, idque esse<text:line-break/>quod in libro enunclaretur. Quare non cunctatus audax<text:line-break/>ille medicus hydropi alteri ita propinavit moxque facto<text:line-break/>similiter in femore abscessu eoque secto atque fluente<text:line-break/>statim similiter humore multis post diebus hominem mori<text:line-break/>contigit. Quanquam diuretico medicamento ex cantha-<text:line-break/>ridibus consecto quidam citra bibentium laesionem usi<text:line-break/>sunt.</text:span></text:p>
      <text:h text:style-name="P188" text:outline-level="2">CV.</text:h>
      <text:p text:style-name="P5"><text:span text:style-name="T9">Sanguinem ststens medicamentum. Fici succum lana ex-<text:line-break/>ceptum intus ad venam appone. Aut coagulum invo-<text:line-break/>lutum in nares immitte. Aut chalcitidern digito prius<text:line-break/>esuarmatam apprime et cartilagines utrinque foris com-<text:line-break/>prime alvumque lacte astnae cocto salve et caput rade<text:line-break/>et re frigerantia,.st anni i tempestas calida fuerit, admove.<text:line-break/>Sesamoidei sursum purgat, scfquidrachrnae pondere. ex<text:line-break/>aceto mulsu tritum et potui datum, commiscetur autem<text:line-break/></text:span><text:span text:style-name="T3">et veratris </text:span><text:span text:style-name="T9">tertia potionis pars, ac minus suffocat. Ad<text:line-break/>Trichiastn. Subjectum ubi aeui foramen habenti silum<text:line-break/>in summa superioris palpebrae margine deorsum ver-<text:line-break/>sus sucta perpunctiona tranfrniferis aliudque sub hoc in-<text:line-break/>ferne trajeceris, extensu</text:span><text:span text:style-name="T3"> sila </text:span><text:span text:style-name="T9">consue., ac colliga, quoad<text:line-break/>deciderit. Et st sutis' quidem habuerit,</text:span><text:span text:style-name="T3"> bene cedat, sin<text:line-break/></text:span><text:span text:style-name="T9">minus, st quid desudat, rursus eadem facienda. Hae-<text:line-break/>morrhoidas quoque eodem modo impulsa per acum<text:line-break/>crafstststmo et quam maximo lanae succidae silo deliga-</text:span></text:p>
      <text:p text:style-name="P4"><text:span text:style-name="T9">bis, (securior enim evadit haec curatio)</text:span><text:span text:style-name="T16">1</text:span><text:span text:style-name="T9">'deinde iis com-<text:line-break/></text:span><text:span text:style-name="T3">pr</text:span><text:span text:style-name="T9">estis septico medicamento utere, neque priusquam<text:line-break/>dediderit persunde unamque perpetuo relinque et -postea<text:line-break/>refectis viribus, elleboro purgandum, deinde exerceatur<text:line-break/>at exudet, et ante exercitationem mane frictio multa<text:line-break/>fiat, cursu abstineat, ebrietate etsucribus -, excepto ori-<text:line-break/>gano. Vomat septem diebus aut ter in mensu Sic<text:line-break/>enim optime corpus habuerit. Vinum fulvum bibat,<text:line-break/>austerum et aquosum et paucum. Purulentis difsuctos<text:line-break/>suillae orbiculos exaqua coquito,</text:span><text:span text:style-name="T3"> aquamque </text:span><text:span text:style-name="T9">valde fer-<text:line-break/>vefactam esciinde, alia effusu coquito, quoad tactui per-<text:line-break/>cocti et molles apparuerint. Deinde laeviter tritis cu-<text:line-break/>minum suixiirn commisce, alba susurna et amygdalas<text:line-break/>recentes tritas atque ex his melle exceptis eclegma fa-<text:line-break/>cito datoque et postea vinum bibat dulcer Sorbitiones<text:line-break/>autem, papaveris subtriti parvum acetabulum, aqua<text:line-break/>loturae farinae sitaniae maceratum melleque- affusu<text:line-break/>coctum, tepidum surbeat stcque diem transigat , deinde</text:span></text:p>
      <text:p text:style-name="P3"><text:span text:style-name="T9">quae contingunt expendens ratione comam dato. Ad<text:line-break/>dysenteriam. Fabarum purarum quadrantem</text:span><text:span text:style-name="T3"> accipe<text:line-break/></text:span><text:span text:style-name="T9">surculosque rubiae duodecim tritos commisceto et co-<text:line-break/>quito, ac opime delingenda haec porrigito. Ad ocu-<text:line-break/></text:span><text:span text:style-name="T3">r ios.- </text:span><text:span text:style-name="T9">Spodium lotum , tanquarn surinae masiam probe<text:line-break/>subaptum, non Uquidutn, laeviter teras, acerbo uvae<text:line-break/>immaturae et amarae succo humectatum et in /sale<text:line-break/>restccalum, ut illini queat humectato. Quum autem<text:line-break/>siccum evaserit, laeviter tritum stccum oculis illine eo-<text:line-break/>nimque angulis infperge. Ad eosdem humidos. Ebeni<text:line-break/>drachmam, aeris usti obolos novem, in cote terito croci<text:line-break/>obolos tres, his laeviter tritis, _ vini dulcis heminam<text:line-break/>Atticam ajsunditoi deinde sali .exponito et contegito,<text:line-break/>atque ubi cocta exaruerint, his utere. Ad vehementes<text:line-break/>eorum dolores. Chalcitidis drachmam, uvae exprestsee<text:line-break/>reUquas partes duas, rnyrrharn crocumque terito, musto<text:line-break/>admixto, in sule coquito et eo vehementer dolentes</text:span><text:span text:style-name="T3"> ocu-<text:line-break/>los </text:span><text:span text:style-name="T9">illinito</text:span><text:span text:style-name="T3">, sit </text:span><text:span text:style-name="T9">autem in vasu aeneo. Earum quae ab</text:span></text:p>
      <text:p text:style-name="P4"><text:span text:style-name="T9">utero suffocantur cognitio. ' Digitis duobus comprime,<text:line-break/>quod st senserit, uteri strangulatio est, st non, convulsio.<text:line-break/>Ad -hydropicos. ' Meconii seu peplii rotundi acetabu-<text:line-break/>lum</text:span><text:span text:style-name="T3"> parvum </text:span><text:span text:style-name="T9">diticum rotundum potui dato.</text:span><text:span text:style-name="T3"> Catapotia.<text:line-break/></text:span><text:span text:style-name="T9">Squamae aeris specilla tria latitudine aurn farina suta-<text:line-break/>nia agglutinentur,</text:span><text:span text:style-name="T3"> haec </text:span><text:span text:style-name="T9">laemteuitrita in catapotia con-<text:line-break/>volvantur</text:span><text:span text:style-name="T3"> denturque, </text:span><text:span text:style-name="T9">deorsum aquam purgant et ex altxo<text:line-break/>stercus deturbant.</text:span><text:span text:style-name="T3"> Aliud. </text:span><text:span text:style-name="T9">In Caricas singulas succi<text:line-break/>tithymaUi guttas feptem instiUd, deinde in vas novum<text:line-break/>camposttas reconde, atque ante cibum exhibe. Hydropi-<text:line-break/>cis cicutam tritam, aqua affusu, dato edendam et<text:line-break/>superbtbendum.</text:span><text:span text:style-name="T3"> Aliud </text:span><text:span text:style-name="T9">stdeconium peplum terito, aqua<text:line-break/>ajsusu percolato et farina subactum in placentam co-<text:line-break/>que, mel coctum affundens-, hydropicis edendam exhibe,<text:line-break/>ac superbtbendum</text:span><text:span text:style-name="T3"> vinum </text:span><text:span text:style-name="T9">dulce aquosum, vel dilutam<text:line-break/>mulsum porngerQuod autem ab excrementis rneconium<text:line-break/>colligis, asterva et cura.</text:span></text:p>
      <text:p text:style-name="P3"><text:span text:style-name="T3">Hic liber ex his plane ostenditur commentarius esse<text:line-break/>commixtorum theorematum, quod lu eo inordinate ab<text:line-break/>aliis in alia fiat trausitus, quomodo et hic lu ea, • quae<text:line-break/>per nares fit, sanguinis profusione, scripta funt auxilia.<text:line-break/>Nam alia quidem parti ipsi sanguinem profundenti confe-<text:line-break/>rentia, alia vero revellentia, ut alvi solutio, alia denique,<text:line-break/>quae caput addensant astringuntque ut refrigerantia. Quae<text:line-break/>deinceps sunt omnia, medicamentorum scriptiones habent<text:line-break/>et quaedam commixta auxilia. De appellato igitur sesa-<text:line-break/>mo sermonem in primis facit. Mox pilurum in palpe-<text:line-break/>bris manualem operationem scribit, quam illaqueationem<text:line-break/>vocant. Postea quoque rursum peri modo liaemorrboidum<text:line-break/>alteriusque sanationis meminit. Postea purulentorum,<text:line-break/>tum medicamenta tum sorbitiones </text:span><text:span text:style-name="T9">fcripstt,</text:span><text:span text:style-name="T3"> Atque ab his<text:line-break/>compositiones eorum, .quae ad oculos depurata, funt, me-<text:line-break/>dicamentorum. Praeterea de suffocationis. uteri dignotione ,<text:line-break/>egit, mox et de meconio, postea de aquae eductorio me-<text:line-break/>dicamento et fubinde faecis. Et demum hedricis et hyde-<text:line-break/>ricis ex meconio et itriis exhibet. Sunt autem eorum.</text:span></text:p>
      <text:p text:style-name="P4"><text:span text:style-name="T3">quae serie continuata dicta funt, plurima quidem mani-<text:line-break/>festa, alia obscura sunt, de</text:span><text:span text:style-name="T13">l</text:span><text:span text:style-name="T3"> quibus deinceps faciam ser-<text:line-break/>mon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15</dc:title>
    <meta:initial-creator>Galien</meta:initial-creator>
    <meta:generator>LibreOffice/7.2.1.2$Linux_X86_64 LibreOffice_project/20$Build-2</meta:generator>
    <dc:date>2021-10-31T17:48:19.869254365</dc:date>
    <meta:editing-duration>PT20M22S</meta:editing-duration>
    <meta:editing-cycles>5</meta:editing-cycles>
    <meta:document-statistic meta:table-count="0" meta:image-count="0" meta:object-count="0" meta:page-count="919" meta:paragraph-count="2248" meta:word-count="118325" meta:character-count="807115" meta:non-whitespace-character-count="691007"/>
  </office:meta>
</office:document-meta>
</file>